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6.79mm" svg:height="163.36mm" svg:x="181.72mm" svg:y="10.09mm">
            <draw:object draw:notify-on-update-of-ranges="Hoja1.A3:Hoja1.A501 Hoja1.B3:Hoja1.B501 Hoja1.A3:Hoja1.A501 Hoja1.C3:Hoja1.C501 Hoja1.A3:Hoja1.A501 Hoja1.D3:Hoja1.D501 Hoja1.A3:Hoja1.A501 Hoja1.E3:Hoja1.E501 Hoja1.A3:Hoja1.A501 Hoja1.F3:Hoja1.F501 Hoja1.A3:Hoja1.A501 Hoja1.G3:Hoja1.G501 Hoja1.A3:Hoja1.A501 Hoja1.H3:Hoja1.H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cuencial</text:p>
          </table:table-cell>
          <table:table-cell/>
          <table:table-cell office:value-type="string" calcext:value-type="string">
            <text:p>2 núcleos</text:p>
          </table:table-cell>
          <table:table-cell/>
          <table:table-cell office:value-type="string" calcext:value-type="string">
            <text:p>4 núcleos</text:p>
          </table:table-cell>
          <table:table-cell/>
          <table:table-cell office:value-type="string" calcext:value-type="string">
            <text:p>8 núcleos</text:p>
          </table:table-cell>
          <table:table-cell/>
        </table:table-row>
        <table:table-row table:style-name="ro1"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maño 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164" calcext:value-type="float">
            <text:p>170164</text:p>
          </table:table-cell>
          <table:table-cell office:value-type="float" office:value="500" calcext:value-type="float">
            <text:p>500</text:p>
          </table:table-cell>
          <table:table-cell office:value-type="float" office:value="371944" calcext:value-type="float">
            <text:p>371944</text:p>
          </table:table-cell>
          <table:table-cell office:value-type="float" office:value="500" calcext:value-type="float">
            <text:p>500</text:p>
          </table:table-cell>
          <table:table-cell office:value-type="float" office:value="403431" calcext:value-type="float">
            <text:p>403431</text:p>
          </table:table-cell>
          <table:table-cell office:value-type="float" office:value="500" calcext:value-type="float">
            <text:p>500</text:p>
          </table:table-cell>
          <table:table-cell office:value-type="float" office:value="3046422" calcext:value-type="float">
            <text:p>30464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9998" calcext:value-type="float">
            <text:p>339998</text:p>
          </table:table-cell>
          <table:table-cell office:value-type="float" office:value="1000" calcext:value-type="float">
            <text:p>1000</text:p>
          </table:table-cell>
          <table:table-cell office:value-type="float" office:value="310243" calcext:value-type="float">
            <text:p>310243</text:p>
          </table:table-cell>
          <table:table-cell office:value-type="float" office:value="1000" calcext:value-type="float">
            <text:p>1000</text:p>
          </table:table-cell>
          <table:table-cell office:value-type="float" office:value="176279" calcext:value-type="float">
            <text:p>176279</text:p>
          </table:table-cell>
          <table:table-cell office:value-type="float" office:value="1000" calcext:value-type="float">
            <text:p>1000</text:p>
          </table:table-cell>
          <table:table-cell office:value-type="float" office:value="55685" calcext:value-type="float">
            <text:p>556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42872" calcext:value-type="float">
            <text:p>542872</text:p>
          </table:table-cell>
          <table:table-cell office:value-type="float" office:value="1500" calcext:value-type="float">
            <text:p>1500</text:p>
          </table:table-cell>
          <table:table-cell office:value-type="float" office:value="465118" calcext:value-type="float">
            <text:p>465118</text:p>
          </table:table-cell>
          <table:table-cell office:value-type="float" office:value="1500" calcext:value-type="float">
            <text:p>1500</text:p>
          </table:table-cell>
          <table:table-cell office:value-type="float" office:value="268665" calcext:value-type="float">
            <text:p>268665</text:p>
          </table:table-cell>
          <table:table-cell office:value-type="float" office:value="1500" calcext:value-type="float">
            <text:p>1500</text:p>
          </table:table-cell>
          <table:table-cell office:value-type="float" office:value="66272" calcext:value-type="float">
            <text:p>662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2376" calcext:value-type="float">
            <text:p>702376</text:p>
          </table:table-cell>
          <table:table-cell office:value-type="float" office:value="2000" calcext:value-type="float">
            <text:p>2000</text:p>
          </table:table-cell>
          <table:table-cell office:value-type="float" office:value="482957" calcext:value-type="float">
            <text:p>482957</text:p>
          </table:table-cell>
          <table:table-cell office:value-type="float" office:value="2000" calcext:value-type="float">
            <text:p>2000</text:p>
          </table:table-cell>
          <table:table-cell office:value-type="float" office:value="401148" calcext:value-type="float">
            <text:p>401148</text:p>
          </table:table-cell>
          <table:table-cell office:value-type="float" office:value="2000" calcext:value-type="float">
            <text:p>2000</text:p>
          </table:table-cell>
          <table:table-cell office:value-type="float" office:value="80761" calcext:value-type="float">
            <text:p>807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21971" calcext:value-type="float">
            <text:p>921971</text:p>
          </table:table-cell>
          <table:table-cell office:value-type="float" office:value="2500" calcext:value-type="float">
            <text:p>2500</text:p>
          </table:table-cell>
          <table:table-cell office:value-type="float" office:value="609051" calcext:value-type="float">
            <text:p>609051</text:p>
          </table:table-cell>
          <table:table-cell office:value-type="float" office:value="2500" calcext:value-type="float">
            <text:p>2500</text:p>
          </table:table-cell>
          <table:table-cell office:value-type="float" office:value="380978" calcext:value-type="float">
            <text:p>380978</text:p>
          </table:table-cell>
          <table:table-cell office:value-type="float" office:value="2500" calcext:value-type="float">
            <text:p>2500</text:p>
          </table:table-cell>
          <table:table-cell office:value-type="float" office:value="105684" calcext:value-type="float">
            <text:p>1056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68920" calcext:value-type="float">
            <text:p>1068920</text:p>
          </table:table-cell>
          <table:table-cell office:value-type="float" office:value="3000" calcext:value-type="float">
            <text:p>3000</text:p>
          </table:table-cell>
          <table:table-cell office:value-type="float" office:value="678416" calcext:value-type="float">
            <text:p>678416</text:p>
          </table:table-cell>
          <table:table-cell office:value-type="float" office:value="3000" calcext:value-type="float">
            <text:p>3000</text:p>
          </table:table-cell>
          <table:table-cell office:value-type="float" office:value="448016" calcext:value-type="float">
            <text:p>448016</text:p>
          </table:table-cell>
          <table:table-cell office:value-type="float" office:value="3000" calcext:value-type="float">
            <text:p>3000</text:p>
          </table:table-cell>
          <table:table-cell office:value-type="float" office:value="108877" calcext:value-type="float">
            <text:p>10887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39343" calcext:value-type="float">
            <text:p>739343</text:p>
          </table:table-cell>
          <table:table-cell office:value-type="float" office:value="3500" calcext:value-type="float">
            <text:p>3500</text:p>
          </table:table-cell>
          <table:table-cell office:value-type="float" office:value="517345" calcext:value-type="float">
            <text:p>517345</text:p>
          </table:table-cell>
          <table:table-cell office:value-type="float" office:value="3500" calcext:value-type="float">
            <text:p>3500</text:p>
          </table:table-cell>
          <table:table-cell office:value-type="float" office:value="439922" calcext:value-type="float">
            <text:p>439922</text:p>
          </table:table-cell>
          <table:table-cell office:value-type="float" office:value="3500" calcext:value-type="float">
            <text:p>3500</text:p>
          </table:table-cell>
          <table:table-cell office:value-type="float" office:value="109156" calcext:value-type="float">
            <text:p>1091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1813" calcext:value-type="float">
            <text:p>271813</text:p>
          </table:table-cell>
          <table:table-cell office:value-type="float" office:value="4000" calcext:value-type="float">
            <text:p>4000</text:p>
          </table:table-cell>
          <table:table-cell office:value-type="float" office:value="200827" calcext:value-type="float">
            <text:p>200827</text:p>
          </table:table-cell>
          <table:table-cell office:value-type="float" office:value="4000" calcext:value-type="float">
            <text:p>4000</text:p>
          </table:table-cell>
          <table:table-cell office:value-type="float" office:value="597749" calcext:value-type="float">
            <text:p>597749</text:p>
          </table:table-cell>
          <table:table-cell office:value-type="float" office:value="4000" calcext:value-type="float">
            <text:p>4000</text:p>
          </table:table-cell>
          <table:table-cell office:value-type="float" office:value="143727" calcext:value-type="float">
            <text:p>14372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15283" calcext:value-type="float">
            <text:p>315283</text:p>
          </table:table-cell>
          <table:table-cell office:value-type="float" office:value="4500" calcext:value-type="float">
            <text:p>4500</text:p>
          </table:table-cell>
          <table:table-cell office:value-type="float" office:value="223440" calcext:value-type="float">
            <text:p>223440</text:p>
          </table:table-cell>
          <table:table-cell office:value-type="float" office:value="4500" calcext:value-type="float">
            <text:p>4500</text:p>
          </table:table-cell>
          <table:table-cell office:value-type="float" office:value="554690" calcext:value-type="float">
            <text:p>554690</text:p>
          </table:table-cell>
          <table:table-cell office:value-type="float" office:value="4500" calcext:value-type="float">
            <text:p>4500</text:p>
          </table:table-cell>
          <table:table-cell office:value-type="float" office:value="160999" calcext:value-type="float">
            <text:p>160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39318" calcext:value-type="float">
            <text:p>339318</text:p>
          </table:table-cell>
          <table:table-cell office:value-type="float" office:value="5000" calcext:value-type="float">
            <text:p>5000</text:p>
          </table:table-cell>
          <table:table-cell office:value-type="float" office:value="237819" calcext:value-type="float">
            <text:p>237819</text:p>
          </table:table-cell>
          <table:table-cell office:value-type="float" office:value="5000" calcext:value-type="float">
            <text:p>5000</text:p>
          </table:table-cell>
          <table:table-cell office:value-type="float" office:value="198677" calcext:value-type="float">
            <text:p>198677</text:p>
          </table:table-cell>
          <table:table-cell office:value-type="float" office:value="5000" calcext:value-type="float">
            <text:p>5000</text:p>
          </table:table-cell>
          <table:table-cell office:value-type="float" office:value="171095" calcext:value-type="float">
            <text:p>17109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75460" calcext:value-type="float">
            <text:p>375460</text:p>
          </table:table-cell>
          <table:table-cell office:value-type="float" office:value="5500" calcext:value-type="float">
            <text:p>5500</text:p>
          </table:table-cell>
          <table:table-cell office:value-type="float" office:value="254311" calcext:value-type="float">
            <text:p>254311</text:p>
          </table:table-cell>
          <table:table-cell office:value-type="float" office:value="5500" calcext:value-type="float">
            <text:p>5500</text:p>
          </table:table-cell>
          <table:table-cell office:value-type="float" office:value="217550" calcext:value-type="float">
            <text:p>217550</text:p>
          </table:table-cell>
          <table:table-cell office:value-type="float" office:value="5500" calcext:value-type="float">
            <text:p>5500</text:p>
          </table:table-cell>
          <table:table-cell office:value-type="float" office:value="172159" calcext:value-type="float">
            <text:p>17215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6444" calcext:value-type="float">
            <text:p>406444</text:p>
          </table:table-cell>
          <table:table-cell office:value-type="float" office:value="6000" calcext:value-type="float">
            <text:p>6000</text:p>
          </table:table-cell>
          <table:table-cell office:value-type="float" office:value="275151" calcext:value-type="float">
            <text:p>275151</text:p>
          </table:table-cell>
          <table:table-cell office:value-type="float" office:value="6000" calcext:value-type="float">
            <text:p>6000</text:p>
          </table:table-cell>
          <table:table-cell office:value-type="float" office:value="239491" calcext:value-type="float">
            <text:p>239491</text:p>
          </table:table-cell>
          <table:table-cell office:value-type="float" office:value="6000" calcext:value-type="float">
            <text:p>6000</text:p>
          </table:table-cell>
          <table:table-cell office:value-type="float" office:value="196445" calcext:value-type="float">
            <text:p>19644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49739" calcext:value-type="float">
            <text:p>449739</text:p>
          </table:table-cell>
          <table:table-cell office:value-type="float" office:value="6500" calcext:value-type="float">
            <text:p>6500</text:p>
          </table:table-cell>
          <table:table-cell office:value-type="float" office:value="302271" calcext:value-type="float">
            <text:p>302271</text:p>
          </table:table-cell>
          <table:table-cell office:value-type="float" office:value="6500" calcext:value-type="float">
            <text:p>6500</text:p>
          </table:table-cell>
          <table:table-cell office:value-type="float" office:value="240706" calcext:value-type="float">
            <text:p>240706</text:p>
          </table:table-cell>
          <table:table-cell office:value-type="float" office:value="6500" calcext:value-type="float">
            <text:p>6500</text:p>
          </table:table-cell>
          <table:table-cell office:value-type="float" office:value="197656" calcext:value-type="float">
            <text:p>1976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89997" calcext:value-type="float">
            <text:p>489997</text:p>
          </table:table-cell>
          <table:table-cell office:value-type="float" office:value="7000" calcext:value-type="float">
            <text:p>7000</text:p>
          </table:table-cell>
          <table:table-cell office:value-type="float" office:value="322509" calcext:value-type="float">
            <text:p>322509</text:p>
          </table:table-cell>
          <table:table-cell office:value-type="float" office:value="7000" calcext:value-type="float">
            <text:p>7000</text:p>
          </table:table-cell>
          <table:table-cell office:value-type="float" office:value="252566" calcext:value-type="float">
            <text:p>252566</text:p>
          </table:table-cell>
          <table:table-cell office:value-type="float" office:value="7000" calcext:value-type="float">
            <text:p>7000</text:p>
          </table:table-cell>
          <table:table-cell office:value-type="float" office:value="195697" calcext:value-type="float">
            <text:p>19569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23956" calcext:value-type="float">
            <text:p>523956</text:p>
          </table:table-cell>
          <table:table-cell office:value-type="float" office:value="7500" calcext:value-type="float">
            <text:p>7500</text:p>
          </table:table-cell>
          <table:table-cell office:value-type="float" office:value="326959" calcext:value-type="float">
            <text:p>326959</text:p>
          </table:table-cell>
          <table:table-cell office:value-type="float" office:value="7500" calcext:value-type="float">
            <text:p>7500</text:p>
          </table:table-cell>
          <table:table-cell office:value-type="float" office:value="259809" calcext:value-type="float">
            <text:p>259809</text:p>
          </table:table-cell>
          <table:table-cell office:value-type="float" office:value="7500" calcext:value-type="float">
            <text:p>7500</text:p>
          </table:table-cell>
          <table:table-cell office:value-type="float" office:value="208274" calcext:value-type="float">
            <text:p>20827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81788" calcext:value-type="float">
            <text:p>581788</text:p>
          </table:table-cell>
          <table:table-cell office:value-type="float" office:value="8000" calcext:value-type="float">
            <text:p>8000</text:p>
          </table:table-cell>
          <table:table-cell office:value-type="float" office:value="405354" calcext:value-type="float">
            <text:p>405354</text:p>
          </table:table-cell>
          <table:table-cell office:value-type="float" office:value="8000" calcext:value-type="float">
            <text:p>8000</text:p>
          </table:table-cell>
          <table:table-cell office:value-type="float" office:value="324113" calcext:value-type="float">
            <text:p>324113</text:p>
          </table:table-cell>
          <table:table-cell office:value-type="float" office:value="8000" calcext:value-type="float">
            <text:p>8000</text:p>
          </table:table-cell>
          <table:table-cell office:value-type="float" office:value="272039" calcext:value-type="float">
            <text:p>27203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83111" calcext:value-type="float">
            <text:p>683111</text:p>
          </table:table-cell>
          <table:table-cell office:value-type="float" office:value="8500" calcext:value-type="float">
            <text:p>8500</text:p>
          </table:table-cell>
          <table:table-cell office:value-type="float" office:value="452861" calcext:value-type="float">
            <text:p>452861</text:p>
          </table:table-cell>
          <table:table-cell office:value-type="float" office:value="8500" calcext:value-type="float">
            <text:p>8500</text:p>
          </table:table-cell>
          <table:table-cell office:value-type="float" office:value="406672" calcext:value-type="float">
            <text:p>406672</text:p>
          </table:table-cell>
          <table:table-cell office:value-type="float" office:value="8500" calcext:value-type="float">
            <text:p>8500</text:p>
          </table:table-cell>
          <table:table-cell office:value-type="float" office:value="273094" calcext:value-type="float">
            <text:p>2730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64257" calcext:value-type="float">
            <text:p>664257</text:p>
          </table:table-cell>
          <table:table-cell office:value-type="float" office:value="9000" calcext:value-type="float">
            <text:p>9000</text:p>
          </table:table-cell>
          <table:table-cell office:value-type="float" office:value="473579" calcext:value-type="float">
            <text:p>473579</text:p>
          </table:table-cell>
          <table:table-cell office:value-type="float" office:value="9000" calcext:value-type="float">
            <text:p>9000</text:p>
          </table:table-cell>
          <table:table-cell office:value-type="float" office:value="346779" calcext:value-type="float">
            <text:p>346779</text:p>
          </table:table-cell>
          <table:table-cell office:value-type="float" office:value="9000" calcext:value-type="float">
            <text:p>9000</text:p>
          </table:table-cell>
          <table:table-cell office:value-type="float" office:value="294845" calcext:value-type="float">
            <text:p>29484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05342" calcext:value-type="float">
            <text:p>705342</text:p>
          </table:table-cell>
          <table:table-cell office:value-type="float" office:value="9500" calcext:value-type="float">
            <text:p>9500</text:p>
          </table:table-cell>
          <table:table-cell office:value-type="float" office:value="474537" calcext:value-type="float">
            <text:p>474537</text:p>
          </table:table-cell>
          <table:table-cell office:value-type="float" office:value="9500" calcext:value-type="float">
            <text:p>9500</text:p>
          </table:table-cell>
          <table:table-cell office:value-type="float" office:value="462515" calcext:value-type="float">
            <text:p>462515</text:p>
          </table:table-cell>
          <table:table-cell office:value-type="float" office:value="9500" calcext:value-type="float">
            <text:p>9500</text:p>
          </table:table-cell>
          <table:table-cell office:value-type="float" office:value="295060" calcext:value-type="float">
            <text:p>29506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39816" calcext:value-type="float">
            <text:p>739816</text:p>
          </table:table-cell>
          <table:table-cell office:value-type="float" office:value="10000" calcext:value-type="float">
            <text:p>10000</text:p>
          </table:table-cell>
          <table:table-cell office:value-type="float" office:value="527383" calcext:value-type="float">
            <text:p>527383</text:p>
          </table:table-cell>
          <table:table-cell office:value-type="float" office:value="10000" calcext:value-type="float">
            <text:p>10000</text:p>
          </table:table-cell>
          <table:table-cell office:value-type="float" office:value="526478" calcext:value-type="float">
            <text:p>526478</text:p>
          </table:table-cell>
          <table:table-cell office:value-type="float" office:value="10000" calcext:value-type="float">
            <text:p>10000</text:p>
          </table:table-cell>
          <table:table-cell office:value-type="float" office:value="325733" calcext:value-type="float">
            <text:p>325733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777919" calcext:value-type="float">
            <text:p>777919</text:p>
          </table:table-cell>
          <table:table-cell office:value-type="float" office:value="10500" calcext:value-type="float">
            <text:p>10500</text:p>
          </table:table-cell>
          <table:table-cell office:value-type="float" office:value="557401" calcext:value-type="float">
            <text:p>557401</text:p>
          </table:table-cell>
          <table:table-cell office:value-type="float" office:value="10500" calcext:value-type="float">
            <text:p>10500</text:p>
          </table:table-cell>
          <table:table-cell office:value-type="float" office:value="546387" calcext:value-type="float">
            <text:p>546387</text:p>
          </table:table-cell>
          <table:table-cell office:value-type="float" office:value="10500" calcext:value-type="float">
            <text:p>10500</text:p>
          </table:table-cell>
          <table:table-cell office:value-type="float" office:value="326540" calcext:value-type="float">
            <text:p>32654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13845" calcext:value-type="float">
            <text:p>813845</text:p>
          </table:table-cell>
          <table:table-cell office:value-type="float" office:value="11000" calcext:value-type="float">
            <text:p>11000</text:p>
          </table:table-cell>
          <table:table-cell office:value-type="float" office:value="643328" calcext:value-type="float">
            <text:p>643328</text:p>
          </table:table-cell>
          <table:table-cell office:value-type="float" office:value="11000" calcext:value-type="float">
            <text:p>11000</text:p>
          </table:table-cell>
          <table:table-cell office:value-type="float" office:value="500942" calcext:value-type="float">
            <text:p>500942</text:p>
          </table:table-cell>
          <table:table-cell office:value-type="float" office:value="11000" calcext:value-type="float">
            <text:p>11000</text:p>
          </table:table-cell>
          <table:table-cell office:value-type="float" office:value="7892186" calcext:value-type="float">
            <text:p>7892186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962193" calcext:value-type="float">
            <text:p>962193</text:p>
          </table:table-cell>
          <table:table-cell office:value-type="float" office:value="11500" calcext:value-type="float">
            <text:p>11500</text:p>
          </table:table-cell>
          <table:table-cell office:value-type="float" office:value="680389" calcext:value-type="float">
            <text:p>680389</text:p>
          </table:table-cell>
          <table:table-cell office:value-type="float" office:value="11500" calcext:value-type="float">
            <text:p>11500</text:p>
          </table:table-cell>
          <table:table-cell office:value-type="float" office:value="478509" calcext:value-type="float">
            <text:p>478509</text:p>
          </table:table-cell>
          <table:table-cell office:value-type="float" office:value="11500" calcext:value-type="float">
            <text:p>11500</text:p>
          </table:table-cell>
          <table:table-cell office:value-type="float" office:value="345878" calcext:value-type="float">
            <text:p>34587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04073" calcext:value-type="float">
            <text:p>1004073</text:p>
          </table:table-cell>
          <table:table-cell office:value-type="float" office:value="12000" calcext:value-type="float">
            <text:p>12000</text:p>
          </table:table-cell>
          <table:table-cell office:value-type="float" office:value="700515" calcext:value-type="float">
            <text:p>700515</text:p>
          </table:table-cell>
          <table:table-cell office:value-type="float" office:value="12000" calcext:value-type="float">
            <text:p>12000</text:p>
          </table:table-cell>
          <table:table-cell office:value-type="float" office:value="501109" calcext:value-type="float">
            <text:p>501109</text:p>
          </table:table-cell>
          <table:table-cell office:value-type="float" office:value="12000" calcext:value-type="float">
            <text:p>12000</text:p>
          </table:table-cell>
          <table:table-cell office:value-type="float" office:value="374693" calcext:value-type="float">
            <text:p>37469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931998" calcext:value-type="float">
            <text:p>931998</text:p>
          </table:table-cell>
          <table:table-cell office:value-type="float" office:value="12500" calcext:value-type="float">
            <text:p>12500</text:p>
          </table:table-cell>
          <table:table-cell office:value-type="float" office:value="626291" calcext:value-type="float">
            <text:p>626291</text:p>
          </table:table-cell>
          <table:table-cell office:value-type="float" office:value="12500" calcext:value-type="float">
            <text:p>12500</text:p>
          </table:table-cell>
          <table:table-cell office:value-type="float" office:value="506096" calcext:value-type="float">
            <text:p>506096</text:p>
          </table:table-cell>
          <table:table-cell office:value-type="float" office:value="12500" calcext:value-type="float">
            <text:p>12500</text:p>
          </table:table-cell>
          <table:table-cell office:value-type="float" office:value="380889" calcext:value-type="float">
            <text:p>38088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998357" calcext:value-type="float">
            <text:p>998357</text:p>
          </table:table-cell>
          <table:table-cell office:value-type="float" office:value="13000" calcext:value-type="float">
            <text:p>13000</text:p>
          </table:table-cell>
          <table:table-cell office:value-type="float" office:value="801315" calcext:value-type="float">
            <text:p>801315</text:p>
          </table:table-cell>
          <table:table-cell office:value-type="float" office:value="13000" calcext:value-type="float">
            <text:p>13000</text:p>
          </table:table-cell>
          <table:table-cell office:value-type="float" office:value="541332" calcext:value-type="float">
            <text:p>541332</text:p>
          </table:table-cell>
          <table:table-cell office:value-type="float" office:value="13000" calcext:value-type="float">
            <text:p>13000</text:p>
          </table:table-cell>
          <table:table-cell office:value-type="float" office:value="403907" calcext:value-type="float">
            <text:p>403907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989023" calcext:value-type="float">
            <text:p>989023</text:p>
          </table:table-cell>
          <table:table-cell office:value-type="float" office:value="13500" calcext:value-type="float">
            <text:p>13500</text:p>
          </table:table-cell>
          <table:table-cell office:value-type="float" office:value="665602" calcext:value-type="float">
            <text:p>665602</text:p>
          </table:table-cell>
          <table:table-cell office:value-type="float" office:value="13500" calcext:value-type="float">
            <text:p>13500</text:p>
          </table:table-cell>
          <table:table-cell office:value-type="float" office:value="555006" calcext:value-type="float">
            <text:p>555006</text:p>
          </table:table-cell>
          <table:table-cell office:value-type="float" office:value="13500" calcext:value-type="float">
            <text:p>13500</text:p>
          </table:table-cell>
          <table:table-cell office:value-type="float" office:value="588918" calcext:value-type="float">
            <text:p>58891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62617" calcext:value-type="float">
            <text:p>1062617</text:p>
          </table:table-cell>
          <table:table-cell office:value-type="float" office:value="14000" calcext:value-type="float">
            <text:p>14000</text:p>
          </table:table-cell>
          <table:table-cell office:value-type="float" office:value="692156" calcext:value-type="float">
            <text:p>692156</text:p>
          </table:table-cell>
          <table:table-cell office:value-type="float" office:value="14000" calcext:value-type="float">
            <text:p>14000</text:p>
          </table:table-cell>
          <table:table-cell office:value-type="float" office:value="572914" calcext:value-type="float">
            <text:p>572914</text:p>
          </table:table-cell>
          <table:table-cell office:value-type="float" office:value="14000" calcext:value-type="float">
            <text:p>14000</text:p>
          </table:table-cell>
          <table:table-cell office:value-type="float" office:value="407738" calcext:value-type="float">
            <text:p>407738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080746" calcext:value-type="float">
            <text:p>1080746</text:p>
          </table:table-cell>
          <table:table-cell office:value-type="float" office:value="14500" calcext:value-type="float">
            <text:p>14500</text:p>
          </table:table-cell>
          <table:table-cell office:value-type="float" office:value="697737" calcext:value-type="float">
            <text:p>697737</text:p>
          </table:table-cell>
          <table:table-cell office:value-type="float" office:value="14500" calcext:value-type="float">
            <text:p>14500</text:p>
          </table:table-cell>
          <table:table-cell office:value-type="float" office:value="650318" calcext:value-type="float">
            <text:p>650318</text:p>
          </table:table-cell>
          <table:table-cell office:value-type="float" office:value="14500" calcext:value-type="float">
            <text:p>14500</text:p>
          </table:table-cell>
          <table:table-cell office:value-type="float" office:value="437929" calcext:value-type="float">
            <text:p>43792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30112" calcext:value-type="float">
            <text:p>1130112</text:p>
          </table:table-cell>
          <table:table-cell office:value-type="float" office:value="15000" calcext:value-type="float">
            <text:p>15000</text:p>
          </table:table-cell>
          <table:table-cell office:value-type="float" office:value="720608" calcext:value-type="float">
            <text:p>720608</text:p>
          </table:table-cell>
          <table:table-cell office:value-type="float" office:value="15000" calcext:value-type="float">
            <text:p>15000</text:p>
          </table:table-cell>
          <table:table-cell office:value-type="float" office:value="601633" calcext:value-type="float">
            <text:p>601633</text:p>
          </table:table-cell>
          <table:table-cell office:value-type="float" office:value="15000" calcext:value-type="float">
            <text:p>15000</text:p>
          </table:table-cell>
          <table:table-cell office:value-type="float" office:value="412268" calcext:value-type="float">
            <text:p>41226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225282" calcext:value-type="float">
            <text:p>1225282</text:p>
          </table:table-cell>
          <table:table-cell office:value-type="float" office:value="15500" calcext:value-type="float">
            <text:p>15500</text:p>
          </table:table-cell>
          <table:table-cell office:value-type="float" office:value="836698" calcext:value-type="float">
            <text:p>836698</text:p>
          </table:table-cell>
          <table:table-cell office:value-type="float" office:value="15500" calcext:value-type="float">
            <text:p>15500</text:p>
          </table:table-cell>
          <table:table-cell office:value-type="float" office:value="693571" calcext:value-type="float">
            <text:p>693571</text:p>
          </table:table-cell>
          <table:table-cell office:value-type="float" office:value="15500" calcext:value-type="float">
            <text:p>15500</text:p>
          </table:table-cell>
          <table:table-cell office:value-type="float" office:value="508241" calcext:value-type="float">
            <text:p>50824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40106" calcext:value-type="float">
            <text:p>1240106</text:p>
          </table:table-cell>
          <table:table-cell office:value-type="float" office:value="16000" calcext:value-type="float">
            <text:p>16000</text:p>
          </table:table-cell>
          <table:table-cell office:value-type="float" office:value="864312" calcext:value-type="float">
            <text:p>864312</text:p>
          </table:table-cell>
          <table:table-cell office:value-type="float" office:value="16000" calcext:value-type="float">
            <text:p>16000</text:p>
          </table:table-cell>
          <table:table-cell office:value-type="float" office:value="705604" calcext:value-type="float">
            <text:p>705604</text:p>
          </table:table-cell>
          <table:table-cell office:value-type="float" office:value="16000" calcext:value-type="float">
            <text:p>16000</text:p>
          </table:table-cell>
          <table:table-cell office:value-type="float" office:value="519734" calcext:value-type="float">
            <text:p>51973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324649" calcext:value-type="float">
            <text:p>1324649</text:p>
          </table:table-cell>
          <table:table-cell office:value-type="float" office:value="16500" calcext:value-type="float">
            <text:p>16500</text:p>
          </table:table-cell>
          <table:table-cell office:value-type="float" office:value="907036" calcext:value-type="float">
            <text:p>907036</text:p>
          </table:table-cell>
          <table:table-cell office:value-type="float" office:value="16500" calcext:value-type="float">
            <text:p>16500</text:p>
          </table:table-cell>
          <table:table-cell office:value-type="float" office:value="778308" calcext:value-type="float">
            <text:p>778308</text:p>
          </table:table-cell>
          <table:table-cell office:value-type="float" office:value="16500" calcext:value-type="float">
            <text:p>16500</text:p>
          </table:table-cell>
          <table:table-cell office:value-type="float" office:value="572568" calcext:value-type="float">
            <text:p>57256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528455" calcext:value-type="float">
            <text:p>1528455</text:p>
          </table:table-cell>
          <table:table-cell office:value-type="float" office:value="17000" calcext:value-type="float">
            <text:p>17000</text:p>
          </table:table-cell>
          <table:table-cell office:value-type="float" office:value="899832" calcext:value-type="float">
            <text:p>899832</text:p>
          </table:table-cell>
          <table:table-cell office:value-type="float" office:value="17000" calcext:value-type="float">
            <text:p>17000</text:p>
          </table:table-cell>
          <table:table-cell office:value-type="float" office:value="732233" calcext:value-type="float">
            <text:p>732233</text:p>
          </table:table-cell>
          <table:table-cell office:value-type="float" office:value="17000" calcext:value-type="float">
            <text:p>17000</text:p>
          </table:table-cell>
          <table:table-cell office:value-type="float" office:value="557626" calcext:value-type="float">
            <text:p>557626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374104" calcext:value-type="float">
            <text:p>1374104</text:p>
          </table:table-cell>
          <table:table-cell office:value-type="float" office:value="17500" calcext:value-type="float">
            <text:p>17500</text:p>
          </table:table-cell>
          <table:table-cell office:value-type="float" office:value="958988" calcext:value-type="float">
            <text:p>958988</text:p>
          </table:table-cell>
          <table:table-cell office:value-type="float" office:value="17500" calcext:value-type="float">
            <text:p>17500</text:p>
          </table:table-cell>
          <table:table-cell office:value-type="float" office:value="731908" calcext:value-type="float">
            <text:p>731908</text:p>
          </table:table-cell>
          <table:table-cell office:value-type="float" office:value="17500" calcext:value-type="float">
            <text:p>17500</text:p>
          </table:table-cell>
          <table:table-cell office:value-type="float" office:value="517907" calcext:value-type="float">
            <text:p>51790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372435" calcext:value-type="float">
            <text:p>1372435</text:p>
          </table:table-cell>
          <table:table-cell office:value-type="float" office:value="18000" calcext:value-type="float">
            <text:p>18000</text:p>
          </table:table-cell>
          <table:table-cell office:value-type="float" office:value="947057" calcext:value-type="float">
            <text:p>947057</text:p>
          </table:table-cell>
          <table:table-cell office:value-type="float" office:value="18000" calcext:value-type="float">
            <text:p>18000</text:p>
          </table:table-cell>
          <table:table-cell office:value-type="float" office:value="755057" calcext:value-type="float">
            <text:p>755057</text:p>
          </table:table-cell>
          <table:table-cell office:value-type="float" office:value="18000" calcext:value-type="float">
            <text:p>18000</text:p>
          </table:table-cell>
          <table:table-cell office:value-type="float" office:value="539979" calcext:value-type="float">
            <text:p>539979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410687" calcext:value-type="float">
            <text:p>1410687</text:p>
          </table:table-cell>
          <table:table-cell office:value-type="float" office:value="18500" calcext:value-type="float">
            <text:p>18500</text:p>
          </table:table-cell>
          <table:table-cell office:value-type="float" office:value="1017378" calcext:value-type="float">
            <text:p>1017378</text:p>
          </table:table-cell>
          <table:table-cell office:value-type="float" office:value="18500" calcext:value-type="float">
            <text:p>18500</text:p>
          </table:table-cell>
          <table:table-cell office:value-type="float" office:value="758046" calcext:value-type="float">
            <text:p>758046</text:p>
          </table:table-cell>
          <table:table-cell office:value-type="float" office:value="18500" calcext:value-type="float">
            <text:p>18500</text:p>
          </table:table-cell>
          <table:table-cell office:value-type="float" office:value="544459" calcext:value-type="float">
            <text:p>54445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486806" calcext:value-type="float">
            <text:p>1486806</text:p>
          </table:table-cell>
          <table:table-cell office:value-type="float" office:value="19000" calcext:value-type="float">
            <text:p>19000</text:p>
          </table:table-cell>
          <table:table-cell office:value-type="float" office:value="987233" calcext:value-type="float">
            <text:p>987233</text:p>
          </table:table-cell>
          <table:table-cell office:value-type="float" office:value="19000" calcext:value-type="float">
            <text:p>19000</text:p>
          </table:table-cell>
          <table:table-cell office:value-type="float" office:value="818932" calcext:value-type="float">
            <text:p>818932</text:p>
          </table:table-cell>
          <table:table-cell office:value-type="float" office:value="19000" calcext:value-type="float">
            <text:p>19000</text:p>
          </table:table-cell>
          <table:table-cell office:value-type="float" office:value="559415" calcext:value-type="float">
            <text:p>55941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522965" calcext:value-type="float">
            <text:p>1522965</text:p>
          </table:table-cell>
          <table:table-cell office:value-type="float" office:value="19500" calcext:value-type="float">
            <text:p>19500</text:p>
          </table:table-cell>
          <table:table-cell office:value-type="float" office:value="1045971" calcext:value-type="float">
            <text:p>1045971</text:p>
          </table:table-cell>
          <table:table-cell office:value-type="float" office:value="19500" calcext:value-type="float">
            <text:p>19500</text:p>
          </table:table-cell>
          <table:table-cell office:value-type="float" office:value="809131" calcext:value-type="float">
            <text:p>809131</text:p>
          </table:table-cell>
          <table:table-cell office:value-type="float" office:value="19500" calcext:value-type="float">
            <text:p>19500</text:p>
          </table:table-cell>
          <table:table-cell office:value-type="float" office:value="596450" calcext:value-type="float">
            <text:p>59645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52089" calcext:value-type="float">
            <text:p>1552089</text:p>
          </table:table-cell>
          <table:table-cell office:value-type="float" office:value="20000" calcext:value-type="float">
            <text:p>20000</text:p>
          </table:table-cell>
          <table:table-cell office:value-type="float" office:value="1020739" calcext:value-type="float">
            <text:p>1020739</text:p>
          </table:table-cell>
          <table:table-cell office:value-type="float" office:value="20000" calcext:value-type="float">
            <text:p>20000</text:p>
          </table:table-cell>
          <table:table-cell office:value-type="float" office:value="857485" calcext:value-type="float">
            <text:p>857485</text:p>
          </table:table-cell>
          <table:table-cell office:value-type="float" office:value="20000" calcext:value-type="float">
            <text:p>20000</text:p>
          </table:table-cell>
          <table:table-cell office:value-type="float" office:value="853281" calcext:value-type="float">
            <text:p>853281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552700" calcext:value-type="float">
            <text:p>1552700</text:p>
          </table:table-cell>
          <table:table-cell office:value-type="float" office:value="20500" calcext:value-type="float">
            <text:p>20500</text:p>
          </table:table-cell>
          <table:table-cell office:value-type="float" office:value="1110230" calcext:value-type="float">
            <text:p>1110230</text:p>
          </table:table-cell>
          <table:table-cell office:value-type="float" office:value="20500" calcext:value-type="float">
            <text:p>20500</text:p>
          </table:table-cell>
          <table:table-cell office:value-type="float" office:value="871659" calcext:value-type="float">
            <text:p>871659</text:p>
          </table:table-cell>
          <table:table-cell office:value-type="float" office:value="20500" calcext:value-type="float">
            <text:p>20500</text:p>
          </table:table-cell>
          <table:table-cell office:value-type="float" office:value="613301" calcext:value-type="float">
            <text:p>61330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632162" calcext:value-type="float">
            <text:p>1632162</text:p>
          </table:table-cell>
          <table:table-cell office:value-type="float" office:value="21000" calcext:value-type="float">
            <text:p>21000</text:p>
          </table:table-cell>
          <table:table-cell office:value-type="float" office:value="1133723" calcext:value-type="float">
            <text:p>1133723</text:p>
          </table:table-cell>
          <table:table-cell office:value-type="float" office:value="21000" calcext:value-type="float">
            <text:p>21000</text:p>
          </table:table-cell>
          <table:table-cell office:value-type="float" office:value="882408" calcext:value-type="float">
            <text:p>882408</text:p>
          </table:table-cell>
          <table:table-cell office:value-type="float" office:value="21000" calcext:value-type="float">
            <text:p>21000</text:p>
          </table:table-cell>
          <table:table-cell office:value-type="float" office:value="590806" calcext:value-type="float">
            <text:p>590806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662298" calcext:value-type="float">
            <text:p>1662298</text:p>
          </table:table-cell>
          <table:table-cell office:value-type="float" office:value="21500" calcext:value-type="float">
            <text:p>21500</text:p>
          </table:table-cell>
          <table:table-cell office:value-type="float" office:value="1070471" calcext:value-type="float">
            <text:p>1070471</text:p>
          </table:table-cell>
          <table:table-cell office:value-type="float" office:value="21500" calcext:value-type="float">
            <text:p>21500</text:p>
          </table:table-cell>
          <table:table-cell office:value-type="float" office:value="937782" calcext:value-type="float">
            <text:p>937782</text:p>
          </table:table-cell>
          <table:table-cell office:value-type="float" office:value="21500" calcext:value-type="float">
            <text:p>21500</text:p>
          </table:table-cell>
          <table:table-cell office:value-type="float" office:value="604587" calcext:value-type="float">
            <text:p>60458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730532" calcext:value-type="float">
            <text:p>1730532</text:p>
          </table:table-cell>
          <table:table-cell office:value-type="float" office:value="22000" calcext:value-type="float">
            <text:p>22000</text:p>
          </table:table-cell>
          <table:table-cell office:value-type="float" office:value="1181456" calcext:value-type="float">
            <text:p>1181456</text:p>
          </table:table-cell>
          <table:table-cell office:value-type="float" office:value="22000" calcext:value-type="float">
            <text:p>22000</text:p>
          </table:table-cell>
          <table:table-cell office:value-type="float" office:value="879437" calcext:value-type="float">
            <text:p>879437</text:p>
          </table:table-cell>
          <table:table-cell office:value-type="float" office:value="22000" calcext:value-type="float">
            <text:p>22000</text:p>
          </table:table-cell>
          <table:table-cell office:value-type="float" office:value="685678" calcext:value-type="float">
            <text:p>685678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749065" calcext:value-type="float">
            <text:p>1749065</text:p>
          </table:table-cell>
          <table:table-cell office:value-type="float" office:value="22500" calcext:value-type="float">
            <text:p>22500</text:p>
          </table:table-cell>
          <table:table-cell office:value-type="float" office:value="1124142" calcext:value-type="float">
            <text:p>1124142</text:p>
          </table:table-cell>
          <table:table-cell office:value-type="float" office:value="22500" calcext:value-type="float">
            <text:p>22500</text:p>
          </table:table-cell>
          <table:table-cell office:value-type="float" office:value="919221" calcext:value-type="float">
            <text:p>919221</text:p>
          </table:table-cell>
          <table:table-cell office:value-type="float" office:value="22500" calcext:value-type="float">
            <text:p>22500</text:p>
          </table:table-cell>
          <table:table-cell office:value-type="float" office:value="662849" calcext:value-type="float">
            <text:p>66284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774249" calcext:value-type="float">
            <text:p>1774249</text:p>
          </table:table-cell>
          <table:table-cell office:value-type="float" office:value="23000" calcext:value-type="float">
            <text:p>23000</text:p>
          </table:table-cell>
          <table:table-cell office:value-type="float" office:value="1178514" calcext:value-type="float">
            <text:p>1178514</text:p>
          </table:table-cell>
          <table:table-cell office:value-type="float" office:value="23000" calcext:value-type="float">
            <text:p>23000</text:p>
          </table:table-cell>
          <table:table-cell office:value-type="float" office:value="926705" calcext:value-type="float">
            <text:p>926705</text:p>
          </table:table-cell>
          <table:table-cell office:value-type="float" office:value="23000" calcext:value-type="float">
            <text:p>23000</text:p>
          </table:table-cell>
          <table:table-cell office:value-type="float" office:value="693030" calcext:value-type="float">
            <text:p>69303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812779" calcext:value-type="float">
            <text:p>1812779</text:p>
          </table:table-cell>
          <table:table-cell office:value-type="float" office:value="23500" calcext:value-type="float">
            <text:p>23500</text:p>
          </table:table-cell>
          <table:table-cell office:value-type="float" office:value="1209718" calcext:value-type="float">
            <text:p>1209718</text:p>
          </table:table-cell>
          <table:table-cell office:value-type="float" office:value="23500" calcext:value-type="float">
            <text:p>23500</text:p>
          </table:table-cell>
          <table:table-cell office:value-type="float" office:value="950842" calcext:value-type="float">
            <text:p>950842</text:p>
          </table:table-cell>
          <table:table-cell office:value-type="float" office:value="23500" calcext:value-type="float">
            <text:p>23500</text:p>
          </table:table-cell>
          <table:table-cell office:value-type="float" office:value="711304" calcext:value-type="float">
            <text:p>71130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898111" calcext:value-type="float">
            <text:p>1898111</text:p>
          </table:table-cell>
          <table:table-cell office:value-type="float" office:value="24000" calcext:value-type="float">
            <text:p>24000</text:p>
          </table:table-cell>
          <table:table-cell office:value-type="float" office:value="1269609" calcext:value-type="float">
            <text:p>1269609</text:p>
          </table:table-cell>
          <table:table-cell office:value-type="float" office:value="24000" calcext:value-type="float">
            <text:p>24000</text:p>
          </table:table-cell>
          <table:table-cell office:value-type="float" office:value="963314" calcext:value-type="float">
            <text:p>963314</text:p>
          </table:table-cell>
          <table:table-cell office:value-type="float" office:value="24000" calcext:value-type="float">
            <text:p>24000</text:p>
          </table:table-cell>
          <table:table-cell office:value-type="float" office:value="846523" calcext:value-type="float">
            <text:p>846523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909898" calcext:value-type="float">
            <text:p>1909898</text:p>
          </table:table-cell>
          <table:table-cell office:value-type="float" office:value="24500" calcext:value-type="float">
            <text:p>24500</text:p>
          </table:table-cell>
          <table:table-cell office:value-type="float" office:value="1295774" calcext:value-type="float">
            <text:p>1295774</text:p>
          </table:table-cell>
          <table:table-cell office:value-type="float" office:value="24500" calcext:value-type="float">
            <text:p>24500</text:p>
          </table:table-cell>
          <table:table-cell office:value-type="float" office:value="971242" calcext:value-type="float">
            <text:p>971242</text:p>
          </table:table-cell>
          <table:table-cell office:value-type="float" office:value="24500" calcext:value-type="float">
            <text:p>24500</text:p>
          </table:table-cell>
          <table:table-cell office:value-type="float" office:value="733447" calcext:value-type="float">
            <text:p>73344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939070" calcext:value-type="float">
            <text:p>1939070</text:p>
          </table:table-cell>
          <table:table-cell office:value-type="float" office:value="25000" calcext:value-type="float">
            <text:p>25000</text:p>
          </table:table-cell>
          <table:table-cell office:value-type="float" office:value="1279486" calcext:value-type="float">
            <text:p>1279486</text:p>
          </table:table-cell>
          <table:table-cell office:value-type="float" office:value="25000" calcext:value-type="float">
            <text:p>25000</text:p>
          </table:table-cell>
          <table:table-cell office:value-type="float" office:value="1026634" calcext:value-type="float">
            <text:p>1026634</text:p>
          </table:table-cell>
          <table:table-cell office:value-type="float" office:value="25000" calcext:value-type="float">
            <text:p>25000</text:p>
          </table:table-cell>
          <table:table-cell office:value-type="float" office:value="722362" calcext:value-type="float">
            <text:p>722362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975722" calcext:value-type="float">
            <text:p>1975722</text:p>
          </table:table-cell>
          <table:table-cell office:value-type="float" office:value="25500" calcext:value-type="float">
            <text:p>25500</text:p>
          </table:table-cell>
          <table:table-cell office:value-type="float" office:value="1275918" calcext:value-type="float">
            <text:p>1275918</text:p>
          </table:table-cell>
          <table:table-cell office:value-type="float" office:value="25500" calcext:value-type="float">
            <text:p>25500</text:p>
          </table:table-cell>
          <table:table-cell office:value-type="float" office:value="1051311" calcext:value-type="float">
            <text:p>1051311</text:p>
          </table:table-cell>
          <table:table-cell office:value-type="float" office:value="25500" calcext:value-type="float">
            <text:p>25500</text:p>
          </table:table-cell>
          <table:table-cell office:value-type="float" office:value="757305" calcext:value-type="float">
            <text:p>7573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016058" calcext:value-type="float">
            <text:p>2016058</text:p>
          </table:table-cell>
          <table:table-cell office:value-type="float" office:value="26000" calcext:value-type="float">
            <text:p>26000</text:p>
          </table:table-cell>
          <table:table-cell office:value-type="float" office:value="1402638" calcext:value-type="float">
            <text:p>1402638</text:p>
          </table:table-cell>
          <table:table-cell office:value-type="float" office:value="26000" calcext:value-type="float">
            <text:p>26000</text:p>
          </table:table-cell>
          <table:table-cell office:value-type="float" office:value="1107914" calcext:value-type="float">
            <text:p>1107914</text:p>
          </table:table-cell>
          <table:table-cell office:value-type="float" office:value="26000" calcext:value-type="float">
            <text:p>26000</text:p>
          </table:table-cell>
          <table:table-cell office:value-type="float" office:value="1036950" calcext:value-type="float">
            <text:p>103695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095998" calcext:value-type="float">
            <text:p>2095998</text:p>
          </table:table-cell>
          <table:table-cell office:value-type="float" office:value="26500" calcext:value-type="float">
            <text:p>26500</text:p>
          </table:table-cell>
          <table:table-cell office:value-type="float" office:value="1346136" calcext:value-type="float">
            <text:p>1346136</text:p>
          </table:table-cell>
          <table:table-cell office:value-type="float" office:value="26500" calcext:value-type="float">
            <text:p>26500</text:p>
          </table:table-cell>
          <table:table-cell office:value-type="float" office:value="1103905" calcext:value-type="float">
            <text:p>1103905</text:p>
          </table:table-cell>
          <table:table-cell office:value-type="float" office:value="26500" calcext:value-type="float">
            <text:p>26500</text:p>
          </table:table-cell>
          <table:table-cell office:value-type="float" office:value="752306" calcext:value-type="float">
            <text:p>7523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097291" calcext:value-type="float">
            <text:p>2097291</text:p>
          </table:table-cell>
          <table:table-cell office:value-type="float" office:value="27000" calcext:value-type="float">
            <text:p>27000</text:p>
          </table:table-cell>
          <table:table-cell office:value-type="float" office:value="1367385" calcext:value-type="float">
            <text:p>1367385</text:p>
          </table:table-cell>
          <table:table-cell office:value-type="float" office:value="27000" calcext:value-type="float">
            <text:p>27000</text:p>
          </table:table-cell>
          <table:table-cell office:value-type="float" office:value="1138536" calcext:value-type="float">
            <text:p>1138536</text:p>
          </table:table-cell>
          <table:table-cell office:value-type="float" office:value="27000" calcext:value-type="float">
            <text:p>27000</text:p>
          </table:table-cell>
          <table:table-cell office:value-type="float" office:value="780133" calcext:value-type="float">
            <text:p>780133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304227" calcext:value-type="float">
            <text:p>2304227</text:p>
          </table:table-cell>
          <table:table-cell office:value-type="float" office:value="27500" calcext:value-type="float">
            <text:p>27500</text:p>
          </table:table-cell>
          <table:table-cell office:value-type="float" office:value="1374368" calcext:value-type="float">
            <text:p>1374368</text:p>
          </table:table-cell>
          <table:table-cell office:value-type="float" office:value="27500" calcext:value-type="float">
            <text:p>27500</text:p>
          </table:table-cell>
          <table:table-cell office:value-type="float" office:value="1137825" calcext:value-type="float">
            <text:p>1137825</text:p>
          </table:table-cell>
          <table:table-cell office:value-type="float" office:value="27500" calcext:value-type="float">
            <text:p>27500</text:p>
          </table:table-cell>
          <table:table-cell office:value-type="float" office:value="788898" calcext:value-type="float">
            <text:p>78889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189169" calcext:value-type="float">
            <text:p>2189169</text:p>
          </table:table-cell>
          <table:table-cell office:value-type="float" office:value="28000" calcext:value-type="float">
            <text:p>28000</text:p>
          </table:table-cell>
          <table:table-cell office:value-type="float" office:value="1445331" calcext:value-type="float">
            <text:p>1445331</text:p>
          </table:table-cell>
          <table:table-cell office:value-type="float" office:value="28000" calcext:value-type="float">
            <text:p>28000</text:p>
          </table:table-cell>
          <table:table-cell office:value-type="float" office:value="1173221" calcext:value-type="float">
            <text:p>1173221</text:p>
          </table:table-cell>
          <table:table-cell office:value-type="float" office:value="28000" calcext:value-type="float">
            <text:p>28000</text:p>
          </table:table-cell>
          <table:table-cell office:value-type="float" office:value="793771" calcext:value-type="float">
            <text:p>793771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235643" calcext:value-type="float">
            <text:p>2235643</text:p>
          </table:table-cell>
          <table:table-cell office:value-type="float" office:value="28500" calcext:value-type="float">
            <text:p>28500</text:p>
          </table:table-cell>
          <table:table-cell office:value-type="float" office:value="1468221" calcext:value-type="float">
            <text:p>1468221</text:p>
          </table:table-cell>
          <table:table-cell office:value-type="float" office:value="28500" calcext:value-type="float">
            <text:p>28500</text:p>
          </table:table-cell>
          <table:table-cell office:value-type="float" office:value="1196871" calcext:value-type="float">
            <text:p>1196871</text:p>
          </table:table-cell>
          <table:table-cell office:value-type="float" office:value="28500" calcext:value-type="float">
            <text:p>28500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383908" calcext:value-type="float">
            <text:p>2383908</text:p>
          </table:table-cell>
          <table:table-cell office:value-type="float" office:value="29000" calcext:value-type="float">
            <text:p>29000</text:p>
          </table:table-cell>
          <table:table-cell office:value-type="float" office:value="1476882" calcext:value-type="float">
            <text:p>1476882</text:p>
          </table:table-cell>
          <table:table-cell office:value-type="float" office:value="29000" calcext:value-type="float">
            <text:p>29000</text:p>
          </table:table-cell>
          <table:table-cell office:value-type="float" office:value="1165234" calcext:value-type="float">
            <text:p>1165234</text:p>
          </table:table-cell>
          <table:table-cell office:value-type="float" office:value="29000" calcext:value-type="float">
            <text:p>29000</text:p>
          </table:table-cell>
          <table:table-cell office:value-type="float" office:value="834774" calcext:value-type="float">
            <text:p>834774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309326" calcext:value-type="float">
            <text:p>2309326</text:p>
          </table:table-cell>
          <table:table-cell office:value-type="float" office:value="29500" calcext:value-type="float">
            <text:p>29500</text:p>
          </table:table-cell>
          <table:table-cell office:value-type="float" office:value="1490891" calcext:value-type="float">
            <text:p>1490891</text:p>
          </table:table-cell>
          <table:table-cell office:value-type="float" office:value="29500" calcext:value-type="float">
            <text:p>29500</text:p>
          </table:table-cell>
          <table:table-cell office:value-type="float" office:value="1218306" calcext:value-type="float">
            <text:p>1218306</text:p>
          </table:table-cell>
          <table:table-cell office:value-type="float" office:value="29500" calcext:value-type="float">
            <text:p>29500</text:p>
          </table:table-cell>
          <table:table-cell office:value-type="float" office:value="1181793" calcext:value-type="float">
            <text:p>11817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377361" calcext:value-type="float">
            <text:p>2377361</text:p>
          </table:table-cell>
          <table:table-cell office:value-type="float" office:value="30000" calcext:value-type="float">
            <text:p>30000</text:p>
          </table:table-cell>
          <table:table-cell office:value-type="float" office:value="1525511" calcext:value-type="float">
            <text:p>1525511</text:p>
          </table:table-cell>
          <table:table-cell office:value-type="float" office:value="30000" calcext:value-type="float">
            <text:p>30000</text:p>
          </table:table-cell>
          <table:table-cell office:value-type="float" office:value="1242291" calcext:value-type="float">
            <text:p>1242291</text:p>
          </table:table-cell>
          <table:table-cell office:value-type="float" office:value="30000" calcext:value-type="float">
            <text:p>30000</text:p>
          </table:table-cell>
          <table:table-cell office:value-type="float" office:value="850229" calcext:value-type="float">
            <text:p>850229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434736" calcext:value-type="float">
            <text:p>2434736</text:p>
          </table:table-cell>
          <table:table-cell office:value-type="float" office:value="30500" calcext:value-type="float">
            <text:p>30500</text:p>
          </table:table-cell>
          <table:table-cell office:value-type="float" office:value="1509403" calcext:value-type="float">
            <text:p>1509403</text:p>
          </table:table-cell>
          <table:table-cell office:value-type="float" office:value="30500" calcext:value-type="float">
            <text:p>30500</text:p>
          </table:table-cell>
          <table:table-cell office:value-type="float" office:value="1239084" calcext:value-type="float">
            <text:p>1239084</text:p>
          </table:table-cell>
          <table:table-cell office:value-type="float" office:value="30500" calcext:value-type="float">
            <text:p>30500</text:p>
          </table:table-cell>
          <table:table-cell office:value-type="float" office:value="866265" calcext:value-type="float">
            <text:p>86626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485707" calcext:value-type="float">
            <text:p>2485707</text:p>
          </table:table-cell>
          <table:table-cell office:value-type="float" office:value="31000" calcext:value-type="float">
            <text:p>31000</text:p>
          </table:table-cell>
          <table:table-cell office:value-type="float" office:value="1805745" calcext:value-type="float">
            <text:p>1805745</text:p>
          </table:table-cell>
          <table:table-cell office:value-type="float" office:value="31000" calcext:value-type="float">
            <text:p>31000</text:p>
          </table:table-cell>
          <table:table-cell office:value-type="float" office:value="1490136" calcext:value-type="float">
            <text:p>1490136</text:p>
          </table:table-cell>
          <table:table-cell office:value-type="float" office:value="31000" calcext:value-type="float">
            <text:p>31000</text:p>
          </table:table-cell>
          <table:table-cell office:value-type="float" office:value="1107869" calcext:value-type="float">
            <text:p>1107869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2512373" calcext:value-type="float">
            <text:p>2512373</text:p>
          </table:table-cell>
          <table:table-cell office:value-type="float" office:value="31500" calcext:value-type="float">
            <text:p>31500</text:p>
          </table:table-cell>
          <table:table-cell office:value-type="float" office:value="1686394" calcext:value-type="float">
            <text:p>1686394</text:p>
          </table:table-cell>
          <table:table-cell office:value-type="float" office:value="31500" calcext:value-type="float">
            <text:p>31500</text:p>
          </table:table-cell>
          <table:table-cell office:value-type="float" office:value="1396793" calcext:value-type="float">
            <text:p>1396793</text:p>
          </table:table-cell>
          <table:table-cell office:value-type="float" office:value="31500" calcext:value-type="float">
            <text:p>31500</text:p>
          </table:table-cell>
          <table:table-cell office:value-type="float" office:value="1018930" calcext:value-type="float">
            <text:p>101893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585211" calcext:value-type="float">
            <text:p>2585211</text:p>
          </table:table-cell>
          <table:table-cell office:value-type="float" office:value="32000" calcext:value-type="float">
            <text:p>32000</text:p>
          </table:table-cell>
          <table:table-cell office:value-type="float" office:value="1818077" calcext:value-type="float">
            <text:p>1818077</text:p>
          </table:table-cell>
          <table:table-cell office:value-type="float" office:value="32000" calcext:value-type="float">
            <text:p>32000</text:p>
          </table:table-cell>
          <table:table-cell office:value-type="float" office:value="1480358" calcext:value-type="float">
            <text:p>1480358</text:p>
          </table:table-cell>
          <table:table-cell office:value-type="float" office:value="32000" calcext:value-type="float">
            <text:p>32000</text:p>
          </table:table-cell>
          <table:table-cell office:value-type="float" office:value="1049703" calcext:value-type="float">
            <text:p>1049703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628241" calcext:value-type="float">
            <text:p>2628241</text:p>
          </table:table-cell>
          <table:table-cell office:value-type="float" office:value="32500" calcext:value-type="float">
            <text:p>32500</text:p>
          </table:table-cell>
          <table:table-cell office:value-type="float" office:value="1863467" calcext:value-type="float">
            <text:p>1863467</text:p>
          </table:table-cell>
          <table:table-cell office:value-type="float" office:value="32500" calcext:value-type="float">
            <text:p>32500</text:p>
          </table:table-cell>
          <table:table-cell office:value-type="float" office:value="1455276" calcext:value-type="float">
            <text:p>1455276</text:p>
          </table:table-cell>
          <table:table-cell office:value-type="float" office:value="32500" calcext:value-type="float">
            <text:p>32500</text:p>
          </table:table-cell>
          <table:table-cell office:value-type="float" office:value="1189345" calcext:value-type="float">
            <text:p>118934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694801" calcext:value-type="float">
            <text:p>2694801</text:p>
          </table:table-cell>
          <table:table-cell office:value-type="float" office:value="33000" calcext:value-type="float">
            <text:p>33000</text:p>
          </table:table-cell>
          <table:table-cell office:value-type="float" office:value="1851799" calcext:value-type="float">
            <text:p>1851799</text:p>
          </table:table-cell>
          <table:table-cell office:value-type="float" office:value="33000" calcext:value-type="float">
            <text:p>33000</text:p>
          </table:table-cell>
          <table:table-cell office:value-type="float" office:value="1512429" calcext:value-type="float">
            <text:p>1512429</text:p>
          </table:table-cell>
          <table:table-cell office:value-type="float" office:value="33000" calcext:value-type="float">
            <text:p>33000</text:p>
          </table:table-cell>
          <table:table-cell office:value-type="float" office:value="1152545" calcext:value-type="float">
            <text:p>115254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2703648" calcext:value-type="float">
            <text:p>2703648</text:p>
          </table:table-cell>
          <table:table-cell office:value-type="float" office:value="33500" calcext:value-type="float">
            <text:p>33500</text:p>
          </table:table-cell>
          <table:table-cell office:value-type="float" office:value="1850146" calcext:value-type="float">
            <text:p>1850146</text:p>
          </table:table-cell>
          <table:table-cell office:value-type="float" office:value="33500" calcext:value-type="float">
            <text:p>33500</text:p>
          </table:table-cell>
          <table:table-cell office:value-type="float" office:value="1388904" calcext:value-type="float">
            <text:p>1388904</text:p>
          </table:table-cell>
          <table:table-cell office:value-type="float" office:value="33500" calcext:value-type="float">
            <text:p>33500</text:p>
          </table:table-cell>
          <table:table-cell office:value-type="float" office:value="1222590" calcext:value-type="float">
            <text:p>122259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775581" calcext:value-type="float">
            <text:p>2775581</text:p>
          </table:table-cell>
          <table:table-cell office:value-type="float" office:value="34000" calcext:value-type="float">
            <text:p>34000</text:p>
          </table:table-cell>
          <table:table-cell office:value-type="float" office:value="1849750" calcext:value-type="float">
            <text:p>1849750</text:p>
          </table:table-cell>
          <table:table-cell office:value-type="float" office:value="34000" calcext:value-type="float">
            <text:p>34000</text:p>
          </table:table-cell>
          <table:table-cell office:value-type="float" office:value="1456515" calcext:value-type="float">
            <text:p>1456515</text:p>
          </table:table-cell>
          <table:table-cell office:value-type="float" office:value="34000" calcext:value-type="float">
            <text:p>34000</text:p>
          </table:table-cell>
          <table:table-cell office:value-type="float" office:value="1072246" calcext:value-type="float">
            <text:p>1072246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2765743" calcext:value-type="float">
            <text:p>2765743</text:p>
          </table:table-cell>
          <table:table-cell office:value-type="float" office:value="34500" calcext:value-type="float">
            <text:p>34500</text:p>
          </table:table-cell>
          <table:table-cell office:value-type="float" office:value="1934531" calcext:value-type="float">
            <text:p>1934531</text:p>
          </table:table-cell>
          <table:table-cell office:value-type="float" office:value="34500" calcext:value-type="float">
            <text:p>34500</text:p>
          </table:table-cell>
          <table:table-cell office:value-type="float" office:value="1093972" calcext:value-type="float">
            <text:p>1093972</text:p>
          </table:table-cell>
          <table:table-cell office:value-type="float" office:value="34500" calcext:value-type="float">
            <text:p>34500</text:p>
          </table:table-cell>
          <table:table-cell office:value-type="float" office:value="1123143" calcext:value-type="float">
            <text:p>112314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835179" calcext:value-type="float">
            <text:p>2835179</text:p>
          </table:table-cell>
          <table:table-cell office:value-type="float" office:value="35000" calcext:value-type="float">
            <text:p>35000</text:p>
          </table:table-cell>
          <table:table-cell office:value-type="float" office:value="1959077" calcext:value-type="float">
            <text:p>1959077</text:p>
          </table:table-cell>
          <table:table-cell office:value-type="float" office:value="35000" calcext:value-type="float">
            <text:p>35000</text:p>
          </table:table-cell>
          <table:table-cell office:value-type="float" office:value="1159556" calcext:value-type="float">
            <text:p>1159556</text:p>
          </table:table-cell>
          <table:table-cell office:value-type="float" office:value="35000" calcext:value-type="float">
            <text:p>35000</text:p>
          </table:table-cell>
          <table:table-cell office:value-type="float" office:value="1039277" calcext:value-type="float">
            <text:p>1039277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2870624" calcext:value-type="float">
            <text:p>2870624</text:p>
          </table:table-cell>
          <table:table-cell office:value-type="float" office:value="35500" calcext:value-type="float">
            <text:p>35500</text:p>
          </table:table-cell>
          <table:table-cell office:value-type="float" office:value="1875389" calcext:value-type="float">
            <text:p>1875389</text:p>
          </table:table-cell>
          <table:table-cell office:value-type="float" office:value="35500" calcext:value-type="float">
            <text:p>35500</text:p>
          </table:table-cell>
          <table:table-cell office:value-type="float" office:value="1148193" calcext:value-type="float">
            <text:p>1148193</text:p>
          </table:table-cell>
          <table:table-cell office:value-type="float" office:value="35500" calcext:value-type="float">
            <text:p>35500</text:p>
          </table:table-cell>
          <table:table-cell office:value-type="float" office:value="1056886" calcext:value-type="float">
            <text:p>105688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999757" calcext:value-type="float">
            <text:p>2999757</text:p>
          </table:table-cell>
          <table:table-cell office:value-type="float" office:value="36000" calcext:value-type="float">
            <text:p>36000</text:p>
          </table:table-cell>
          <table:table-cell office:value-type="float" office:value="1950851" calcext:value-type="float">
            <text:p>1950851</text:p>
          </table:table-cell>
          <table:table-cell office:value-type="float" office:value="36000" calcext:value-type="float">
            <text:p>36000</text:p>
          </table:table-cell>
          <table:table-cell office:value-type="float" office:value="1140958" calcext:value-type="float">
            <text:p>1140958</text:p>
          </table:table-cell>
          <table:table-cell office:value-type="float" office:value="36000" calcext:value-type="float">
            <text:p>36000</text:p>
          </table:table-cell>
          <table:table-cell office:value-type="float" office:value="1071742" calcext:value-type="float">
            <text:p>1071742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2964505" calcext:value-type="float">
            <text:p>2964505</text:p>
          </table:table-cell>
          <table:table-cell office:value-type="float" office:value="36500" calcext:value-type="float">
            <text:p>36500</text:p>
          </table:table-cell>
          <table:table-cell office:value-type="float" office:value="2013421" calcext:value-type="float">
            <text:p>2013421</text:p>
          </table:table-cell>
          <table:table-cell office:value-type="float" office:value="36500" calcext:value-type="float">
            <text:p>36500</text:p>
          </table:table-cell>
          <table:table-cell office:value-type="float" office:value="1154924" calcext:value-type="float">
            <text:p>1154924</text:p>
          </table:table-cell>
          <table:table-cell office:value-type="float" office:value="36500" calcext:value-type="float">
            <text:p>36500</text:p>
          </table:table-cell>
          <table:table-cell office:value-type="float" office:value="1116929" calcext:value-type="float">
            <text:p>1116929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104828" calcext:value-type="float">
            <text:p>3104828</text:p>
          </table:table-cell>
          <table:table-cell office:value-type="float" office:value="37000" calcext:value-type="float">
            <text:p>37000</text:p>
          </table:table-cell>
          <table:table-cell office:value-type="float" office:value="1951992" calcext:value-type="float">
            <text:p>1951992</text:p>
          </table:table-cell>
          <table:table-cell office:value-type="float" office:value="37000" calcext:value-type="float">
            <text:p>37000</text:p>
          </table:table-cell>
          <table:table-cell office:value-type="float" office:value="1242007" calcext:value-type="float">
            <text:p>1242007</text:p>
          </table:table-cell>
          <table:table-cell office:value-type="float" office:value="37000" calcext:value-type="float">
            <text:p>37000</text:p>
          </table:table-cell>
          <table:table-cell office:value-type="float" office:value="1137682" calcext:value-type="float">
            <text:p>1137682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023113" calcext:value-type="float">
            <text:p>3023113</text:p>
          </table:table-cell>
          <table:table-cell office:value-type="float" office:value="37500" calcext:value-type="float">
            <text:p>37500</text:p>
          </table:table-cell>
          <table:table-cell office:value-type="float" office:value="2009379" calcext:value-type="float">
            <text:p>2009379</text:p>
          </table:table-cell>
          <table:table-cell office:value-type="float" office:value="37500" calcext:value-type="float">
            <text:p>37500</text:p>
          </table:table-cell>
          <table:table-cell office:value-type="float" office:value="1286242" calcext:value-type="float">
            <text:p>1286242</text:p>
          </table:table-cell>
          <table:table-cell office:value-type="float" office:value="37500" calcext:value-type="float">
            <text:p>37500</text:p>
          </table:table-cell>
          <table:table-cell office:value-type="float" office:value="1116807" calcext:value-type="float">
            <text:p>111680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015528" calcext:value-type="float">
            <text:p>3015528</text:p>
          </table:table-cell>
          <table:table-cell office:value-type="float" office:value="38000" calcext:value-type="float">
            <text:p>38000</text:p>
          </table:table-cell>
          <table:table-cell office:value-type="float" office:value="2042500" calcext:value-type="float">
            <text:p>2042500</text:p>
          </table:table-cell>
          <table:table-cell office:value-type="float" office:value="38000" calcext:value-type="float">
            <text:p>38000</text:p>
          </table:table-cell>
          <table:table-cell office:value-type="float" office:value="1189196" calcext:value-type="float">
            <text:p>1189196</text:p>
          </table:table-cell>
          <table:table-cell office:value-type="float" office:value="38000" calcext:value-type="float">
            <text:p>38000</text:p>
          </table:table-cell>
          <table:table-cell office:value-type="float" office:value="1126768" calcext:value-type="float">
            <text:p>1126768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130555" calcext:value-type="float">
            <text:p>3130555</text:p>
          </table:table-cell>
          <table:table-cell office:value-type="float" office:value="38500" calcext:value-type="float">
            <text:p>38500</text:p>
          </table:table-cell>
          <table:table-cell office:value-type="float" office:value="2134640" calcext:value-type="float">
            <text:p>2134640</text:p>
          </table:table-cell>
          <table:table-cell office:value-type="float" office:value="38500" calcext:value-type="float">
            <text:p>38500</text:p>
          </table:table-cell>
          <table:table-cell office:value-type="float" office:value="1212556" calcext:value-type="float">
            <text:p>1212556</text:p>
          </table:table-cell>
          <table:table-cell office:value-type="float" office:value="38500" calcext:value-type="float">
            <text:p>38500</text:p>
          </table:table-cell>
          <table:table-cell office:value-type="float" office:value="1297451" calcext:value-type="float">
            <text:p>129745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148023" calcext:value-type="float">
            <text:p>3148023</text:p>
          </table:table-cell>
          <table:table-cell office:value-type="float" office:value="39000" calcext:value-type="float">
            <text:p>39000</text:p>
          </table:table-cell>
          <table:table-cell office:value-type="float" office:value="2190366" calcext:value-type="float">
            <text:p>2190366</text:p>
          </table:table-cell>
          <table:table-cell office:value-type="float" office:value="39000" calcext:value-type="float">
            <text:p>39000</text:p>
          </table:table-cell>
          <table:table-cell office:value-type="float" office:value="1256689" calcext:value-type="float">
            <text:p>1256689</text:p>
          </table:table-cell>
          <table:table-cell office:value-type="float" office:value="39000" calcext:value-type="float">
            <text:p>39000</text:p>
          </table:table-cell>
          <table:table-cell office:value-type="float" office:value="1114177" calcext:value-type="float">
            <text:p>1114177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3224667" calcext:value-type="float">
            <text:p>3224667</text:p>
          </table:table-cell>
          <table:table-cell office:value-type="float" office:value="39500" calcext:value-type="float">
            <text:p>39500</text:p>
          </table:table-cell>
          <table:table-cell office:value-type="float" office:value="2174198" calcext:value-type="float">
            <text:p>2174198</text:p>
          </table:table-cell>
          <table:table-cell office:value-type="float" office:value="39500" calcext:value-type="float">
            <text:p>39500</text:p>
          </table:table-cell>
          <table:table-cell office:value-type="float" office:value="1314670" calcext:value-type="float">
            <text:p>1314670</text:p>
          </table:table-cell>
          <table:table-cell office:value-type="float" office:value="39500" calcext:value-type="float">
            <text:p>39500</text:p>
          </table:table-cell>
          <table:table-cell office:value-type="float" office:value="1156791" calcext:value-type="float">
            <text:p>115679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224264" calcext:value-type="float">
            <text:p>3224264</text:p>
          </table:table-cell>
          <table:table-cell office:value-type="float" office:value="40000" calcext:value-type="float">
            <text:p>40000</text:p>
          </table:table-cell>
          <table:table-cell office:value-type="float" office:value="2123832" calcext:value-type="float">
            <text:p>2123832</text:p>
          </table:table-cell>
          <table:table-cell office:value-type="float" office:value="40000" calcext:value-type="float">
            <text:p>40000</text:p>
          </table:table-cell>
          <table:table-cell office:value-type="float" office:value="1238565" calcext:value-type="float">
            <text:p>1238565</text:p>
          </table:table-cell>
          <table:table-cell office:value-type="float" office:value="40000" calcext:value-type="float">
            <text:p>40000</text:p>
          </table:table-cell>
          <table:table-cell office:value-type="float" office:value="1154456" calcext:value-type="float">
            <text:p>1154456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3281035" calcext:value-type="float">
            <text:p>3281035</text:p>
          </table:table-cell>
          <table:table-cell office:value-type="float" office:value="40500" calcext:value-type="float">
            <text:p>40500</text:p>
          </table:table-cell>
          <table:table-cell office:value-type="float" office:value="2142342" calcext:value-type="float">
            <text:p>2142342</text:p>
          </table:table-cell>
          <table:table-cell office:value-type="float" office:value="40500" calcext:value-type="float">
            <text:p>40500</text:p>
          </table:table-cell>
          <table:table-cell office:value-type="float" office:value="1256864" calcext:value-type="float">
            <text:p>1256864</text:p>
          </table:table-cell>
          <table:table-cell office:value-type="float" office:value="40500" calcext:value-type="float">
            <text:p>40500</text:p>
          </table:table-cell>
          <table:table-cell office:value-type="float" office:value="1128204" calcext:value-type="float">
            <text:p>112820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3239605" calcext:value-type="float">
            <text:p>3239605</text:p>
          </table:table-cell>
          <table:table-cell office:value-type="float" office:value="41000" calcext:value-type="float">
            <text:p>41000</text:p>
          </table:table-cell>
          <table:table-cell office:value-type="float" office:value="2141573" calcext:value-type="float">
            <text:p>2141573</text:p>
          </table:table-cell>
          <table:table-cell office:value-type="float" office:value="41000" calcext:value-type="float">
            <text:p>41000</text:p>
          </table:table-cell>
          <table:table-cell office:value-type="float" office:value="1324689" calcext:value-type="float">
            <text:p>1324689</text:p>
          </table:table-cell>
          <table:table-cell office:value-type="float" office:value="41000" calcext:value-type="float">
            <text:p>41000</text:p>
          </table:table-cell>
          <table:table-cell office:value-type="float" office:value="1177918" calcext:value-type="float">
            <text:p>1177918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3361574" calcext:value-type="float">
            <text:p>3361574</text:p>
          </table:table-cell>
          <table:table-cell office:value-type="float" office:value="41500" calcext:value-type="float">
            <text:p>41500</text:p>
          </table:table-cell>
          <table:table-cell office:value-type="float" office:value="2220783" calcext:value-type="float">
            <text:p>2220783</text:p>
          </table:table-cell>
          <table:table-cell office:value-type="float" office:value="41500" calcext:value-type="float">
            <text:p>41500</text:p>
          </table:table-cell>
          <table:table-cell office:value-type="float" office:value="1397529" calcext:value-type="float">
            <text:p>1397529</text:p>
          </table:table-cell>
          <table:table-cell office:value-type="float" office:value="41500" calcext:value-type="float">
            <text:p>41500</text:p>
          </table:table-cell>
          <table:table-cell office:value-type="float" office:value="1157822" calcext:value-type="float">
            <text:p>115782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402205" calcext:value-type="float">
            <text:p>3402205</text:p>
          </table:table-cell>
          <table:table-cell office:value-type="float" office:value="42000" calcext:value-type="float">
            <text:p>42000</text:p>
          </table:table-cell>
          <table:table-cell office:value-type="float" office:value="2234517" calcext:value-type="float">
            <text:p>2234517</text:p>
          </table:table-cell>
          <table:table-cell office:value-type="float" office:value="42000" calcext:value-type="float">
            <text:p>42000</text:p>
          </table:table-cell>
          <table:table-cell office:value-type="float" office:value="1661137" calcext:value-type="float">
            <text:p>1661137</text:p>
          </table:table-cell>
          <table:table-cell office:value-type="float" office:value="42000" calcext:value-type="float">
            <text:p>42000</text:p>
          </table:table-cell>
          <table:table-cell office:value-type="float" office:value="1172966" calcext:value-type="float">
            <text:p>1172966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3438983" calcext:value-type="float">
            <text:p>3438983</text:p>
          </table:table-cell>
          <table:table-cell office:value-type="float" office:value="42500" calcext:value-type="float">
            <text:p>42500</text:p>
          </table:table-cell>
          <table:table-cell office:value-type="float" office:value="2254866" calcext:value-type="float">
            <text:p>2254866</text:p>
          </table:table-cell>
          <table:table-cell office:value-type="float" office:value="42500" calcext:value-type="float">
            <text:p>42500</text:p>
          </table:table-cell>
          <table:table-cell office:value-type="float" office:value="1715935" calcext:value-type="float">
            <text:p>1715935</text:p>
          </table:table-cell>
          <table:table-cell office:value-type="float" office:value="42500" calcext:value-type="float">
            <text:p>42500</text:p>
          </table:table-cell>
          <table:table-cell office:value-type="float" office:value="1202533" calcext:value-type="float">
            <text:p>120253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3490699" calcext:value-type="float">
            <text:p>3490699</text:p>
          </table:table-cell>
          <table:table-cell office:value-type="float" office:value="43000" calcext:value-type="float">
            <text:p>43000</text:p>
          </table:table-cell>
          <table:table-cell office:value-type="float" office:value="2302086" calcext:value-type="float">
            <text:p>2302086</text:p>
          </table:table-cell>
          <table:table-cell office:value-type="float" office:value="43000" calcext:value-type="float">
            <text:p>43000</text:p>
          </table:table-cell>
          <table:table-cell office:value-type="float" office:value="1670948" calcext:value-type="float">
            <text:p>1670948</text:p>
          </table:table-cell>
          <table:table-cell office:value-type="float" office:value="43000" calcext:value-type="float">
            <text:p>43000</text:p>
          </table:table-cell>
          <table:table-cell office:value-type="float" office:value="1285282" calcext:value-type="float">
            <text:p>1285282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3472207" calcext:value-type="float">
            <text:p>3472207</text:p>
          </table:table-cell>
          <table:table-cell office:value-type="float" office:value="43500" calcext:value-type="float">
            <text:p>43500</text:p>
          </table:table-cell>
          <table:table-cell office:value-type="float" office:value="2295853" calcext:value-type="float">
            <text:p>2295853</text:p>
          </table:table-cell>
          <table:table-cell office:value-type="float" office:value="43500" calcext:value-type="float">
            <text:p>43500</text:p>
          </table:table-cell>
          <table:table-cell office:value-type="float" office:value="1696402" calcext:value-type="float">
            <text:p>1696402</text:p>
          </table:table-cell>
          <table:table-cell office:value-type="float" office:value="43500" calcext:value-type="float">
            <text:p>43500</text:p>
          </table:table-cell>
          <table:table-cell office:value-type="float" office:value="1269277" calcext:value-type="float">
            <text:p>1269277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3551065" calcext:value-type="float">
            <text:p>3551065</text:p>
          </table:table-cell>
          <table:table-cell office:value-type="float" office:value="44000" calcext:value-type="float">
            <text:p>44000</text:p>
          </table:table-cell>
          <table:table-cell office:value-type="float" office:value="2287609" calcext:value-type="float">
            <text:p>2287609</text:p>
          </table:table-cell>
          <table:table-cell office:value-type="float" office:value="44000" calcext:value-type="float">
            <text:p>44000</text:p>
          </table:table-cell>
          <table:table-cell office:value-type="float" office:value="1713621" calcext:value-type="float">
            <text:p>1713621</text:p>
          </table:table-cell>
          <table:table-cell office:value-type="float" office:value="44000" calcext:value-type="float">
            <text:p>44000</text:p>
          </table:table-cell>
          <table:table-cell office:value-type="float" office:value="1227712" calcext:value-type="float">
            <text:p>1227712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3582612" calcext:value-type="float">
            <text:p>3582612</text:p>
          </table:table-cell>
          <table:table-cell office:value-type="float" office:value="44500" calcext:value-type="float">
            <text:p>44500</text:p>
          </table:table-cell>
          <table:table-cell office:value-type="float" office:value="2315959" calcext:value-type="float">
            <text:p>2315959</text:p>
          </table:table-cell>
          <table:table-cell office:value-type="float" office:value="44500" calcext:value-type="float">
            <text:p>44500</text:p>
          </table:table-cell>
          <table:table-cell office:value-type="float" office:value="1742685" calcext:value-type="float">
            <text:p>1742685</text:p>
          </table:table-cell>
          <table:table-cell office:value-type="float" office:value="44500" calcext:value-type="float">
            <text:p>44500</text:p>
          </table:table-cell>
          <table:table-cell office:value-type="float" office:value="1204412" calcext:value-type="float">
            <text:p>120441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635086" calcext:value-type="float">
            <text:p>3635086</text:p>
          </table:table-cell>
          <table:table-cell office:value-type="float" office:value="45000" calcext:value-type="float">
            <text:p>45000</text:p>
          </table:table-cell>
          <table:table-cell office:value-type="float" office:value="2486914" calcext:value-type="float">
            <text:p>2486914</text:p>
          </table:table-cell>
          <table:table-cell office:value-type="float" office:value="45000" calcext:value-type="float">
            <text:p>45000</text:p>
          </table:table-cell>
          <table:table-cell office:value-type="float" office:value="1746058" calcext:value-type="float">
            <text:p>1746058</text:p>
          </table:table-cell>
          <table:table-cell office:value-type="float" office:value="45000" calcext:value-type="float">
            <text:p>45000</text:p>
          </table:table-cell>
          <table:table-cell office:value-type="float" office:value="1270076" calcext:value-type="float">
            <text:p>1270076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3675214" calcext:value-type="float">
            <text:p>3675214</text:p>
          </table:table-cell>
          <table:table-cell office:value-type="float" office:value="45500" calcext:value-type="float">
            <text:p>45500</text:p>
          </table:table-cell>
          <table:table-cell office:value-type="float" office:value="2429386" calcext:value-type="float">
            <text:p>2429386</text:p>
          </table:table-cell>
          <table:table-cell office:value-type="float" office:value="45500" calcext:value-type="float">
            <text:p>45500</text:p>
          </table:table-cell>
          <table:table-cell office:value-type="float" office:value="1811677" calcext:value-type="float">
            <text:p>1811677</text:p>
          </table:table-cell>
          <table:table-cell office:value-type="float" office:value="45500" calcext:value-type="float">
            <text:p>45500</text:p>
          </table:table-cell>
          <table:table-cell office:value-type="float" office:value="1288668" calcext:value-type="float">
            <text:p>128866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758085" calcext:value-type="float">
            <text:p>3758085</text:p>
          </table:table-cell>
          <table:table-cell office:value-type="float" office:value="46000" calcext:value-type="float">
            <text:p>46000</text:p>
          </table:table-cell>
          <table:table-cell office:value-type="float" office:value="2357138" calcext:value-type="float">
            <text:p>2357138</text:p>
          </table:table-cell>
          <table:table-cell office:value-type="float" office:value="46000" calcext:value-type="float">
            <text:p>46000</text:p>
          </table:table-cell>
          <table:table-cell office:value-type="float" office:value="1838306" calcext:value-type="float">
            <text:p>1838306</text:p>
          </table:table-cell>
          <table:table-cell office:value-type="float" office:value="46000" calcext:value-type="float">
            <text:p>46000</text:p>
          </table:table-cell>
          <table:table-cell office:value-type="float" office:value="1466243" calcext:value-type="float">
            <text:p>1466243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3742098" calcext:value-type="float">
            <text:p>3742098</text:p>
          </table:table-cell>
          <table:table-cell office:value-type="float" office:value="46500" calcext:value-type="float">
            <text:p>46500</text:p>
          </table:table-cell>
          <table:table-cell office:value-type="float" office:value="2438165" calcext:value-type="float">
            <text:p>2438165</text:p>
          </table:table-cell>
          <table:table-cell office:value-type="float" office:value="46500" calcext:value-type="float">
            <text:p>46500</text:p>
          </table:table-cell>
          <table:table-cell office:value-type="float" office:value="1893446" calcext:value-type="float">
            <text:p>1893446</text:p>
          </table:table-cell>
          <table:table-cell office:value-type="float" office:value="46500" calcext:value-type="float">
            <text:p>46500</text:p>
          </table:table-cell>
          <table:table-cell office:value-type="float" office:value="1317749" calcext:value-type="float">
            <text:p>1317749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3832105" calcext:value-type="float">
            <text:p>3832105</text:p>
          </table:table-cell>
          <table:table-cell office:value-type="float" office:value="47000" calcext:value-type="float">
            <text:p>47000</text:p>
          </table:table-cell>
          <table:table-cell office:value-type="float" office:value="2517763" calcext:value-type="float">
            <text:p>2517763</text:p>
          </table:table-cell>
          <table:table-cell office:value-type="float" office:value="47000" calcext:value-type="float">
            <text:p>47000</text:p>
          </table:table-cell>
          <table:table-cell office:value-type="float" office:value="1840097" calcext:value-type="float">
            <text:p>1840097</text:p>
          </table:table-cell>
          <table:table-cell office:value-type="float" office:value="47000" calcext:value-type="float">
            <text:p>47000</text:p>
          </table:table-cell>
          <table:table-cell office:value-type="float" office:value="1301684" calcext:value-type="float">
            <text:p>1301684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3861089" calcext:value-type="float">
            <text:p>3861089</text:p>
          </table:table-cell>
          <table:table-cell office:value-type="float" office:value="47500" calcext:value-type="float">
            <text:p>47500</text:p>
          </table:table-cell>
          <table:table-cell office:value-type="float" office:value="2532018" calcext:value-type="float">
            <text:p>2532018</text:p>
          </table:table-cell>
          <table:table-cell office:value-type="float" office:value="47500" calcext:value-type="float">
            <text:p>47500</text:p>
          </table:table-cell>
          <table:table-cell office:value-type="float" office:value="1782037" calcext:value-type="float">
            <text:p>1782037</text:p>
          </table:table-cell>
          <table:table-cell office:value-type="float" office:value="47500" calcext:value-type="float">
            <text:p>47500</text:p>
          </table:table-cell>
          <table:table-cell office:value-type="float" office:value="1358883" calcext:value-type="float">
            <text:p>135888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900781" calcext:value-type="float">
            <text:p>3900781</text:p>
          </table:table-cell>
          <table:table-cell office:value-type="float" office:value="48000" calcext:value-type="float">
            <text:p>48000</text:p>
          </table:table-cell>
          <table:table-cell office:value-type="float" office:value="2565690" calcext:value-type="float">
            <text:p>2565690</text:p>
          </table:table-cell>
          <table:table-cell office:value-type="float" office:value="48000" calcext:value-type="float">
            <text:p>48000</text:p>
          </table:table-cell>
          <table:table-cell office:value-type="float" office:value="1730850" calcext:value-type="float">
            <text:p>1730850</text:p>
          </table:table-cell>
          <table:table-cell office:value-type="float" office:value="48000" calcext:value-type="float">
            <text:p>48000</text:p>
          </table:table-cell>
          <table:table-cell office:value-type="float" office:value="1326616" calcext:value-type="float">
            <text:p>1326616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3924035" calcext:value-type="float">
            <text:p>3924035</text:p>
          </table:table-cell>
          <table:table-cell office:value-type="float" office:value="48500" calcext:value-type="float">
            <text:p>48500</text:p>
          </table:table-cell>
          <table:table-cell office:value-type="float" office:value="2566273" calcext:value-type="float">
            <text:p>2566273</text:p>
          </table:table-cell>
          <table:table-cell office:value-type="float" office:value="48500" calcext:value-type="float">
            <text:p>48500</text:p>
          </table:table-cell>
          <table:table-cell office:value-type="float" office:value="1571689" calcext:value-type="float">
            <text:p>1571689</text:p>
          </table:table-cell>
          <table:table-cell office:value-type="float" office:value="48500" calcext:value-type="float">
            <text:p>48500</text:p>
          </table:table-cell>
          <table:table-cell office:value-type="float" office:value="1320694" calcext:value-type="float">
            <text:p>132069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4086250" calcext:value-type="float">
            <text:p>4086250</text:p>
          </table:table-cell>
          <table:table-cell office:value-type="float" office:value="49000" calcext:value-type="float">
            <text:p>49000</text:p>
          </table:table-cell>
          <table:table-cell office:value-type="float" office:value="2566284" calcext:value-type="float">
            <text:p>2566284</text:p>
          </table:table-cell>
          <table:table-cell office:value-type="float" office:value="49000" calcext:value-type="float">
            <text:p>49000</text:p>
          </table:table-cell>
          <table:table-cell office:value-type="float" office:value="1512385" calcext:value-type="float">
            <text:p>1512385</text:p>
          </table:table-cell>
          <table:table-cell office:value-type="float" office:value="49000" calcext:value-type="float">
            <text:p>49000</text:p>
          </table:table-cell>
          <table:table-cell office:value-type="float" office:value="1324770" calcext:value-type="float">
            <text:p>132477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3986073" calcext:value-type="float">
            <text:p>3986073</text:p>
          </table:table-cell>
          <table:table-cell office:value-type="float" office:value="49500" calcext:value-type="float">
            <text:p>49500</text:p>
          </table:table-cell>
          <table:table-cell office:value-type="float" office:value="2545612" calcext:value-type="float">
            <text:p>2545612</text:p>
          </table:table-cell>
          <table:table-cell office:value-type="float" office:value="49500" calcext:value-type="float">
            <text:p>49500</text:p>
          </table:table-cell>
          <table:table-cell office:value-type="float" office:value="1611295" calcext:value-type="float">
            <text:p>1611295</text:p>
          </table:table-cell>
          <table:table-cell office:value-type="float" office:value="49500" calcext:value-type="float">
            <text:p>49500</text:p>
          </table:table-cell>
          <table:table-cell office:value-type="float" office:value="1400627" calcext:value-type="float">
            <text:p>14006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115009" calcext:value-type="float">
            <text:p>4115009</text:p>
          </table:table-cell>
          <table:table-cell office:value-type="float" office:value="50000" calcext:value-type="float">
            <text:p>50000</text:p>
          </table:table-cell>
          <table:table-cell office:value-type="float" office:value="2618308" calcext:value-type="float">
            <text:p>2618308</text:p>
          </table:table-cell>
          <table:table-cell office:value-type="float" office:value="50000" calcext:value-type="float">
            <text:p>50000</text:p>
          </table:table-cell>
          <table:table-cell office:value-type="float" office:value="1759621" calcext:value-type="float">
            <text:p>1759621</text:p>
          </table:table-cell>
          <table:table-cell office:value-type="float" office:value="50000" calcext:value-type="float">
            <text:p>50000</text:p>
          </table:table-cell>
          <table:table-cell office:value-type="float" office:value="1503752" calcext:value-type="float">
            <text:p>1503752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4076215" calcext:value-type="float">
            <text:p>4076215</text:p>
          </table:table-cell>
          <table:table-cell office:value-type="float" office:value="50500" calcext:value-type="float">
            <text:p>50500</text:p>
          </table:table-cell>
          <table:table-cell office:value-type="float" office:value="2612236" calcext:value-type="float">
            <text:p>2612236</text:p>
          </table:table-cell>
          <table:table-cell office:value-type="float" office:value="50500" calcext:value-type="float">
            <text:p>50500</text:p>
          </table:table-cell>
          <table:table-cell office:value-type="float" office:value="1633936" calcext:value-type="float">
            <text:p>1633936</text:p>
          </table:table-cell>
          <table:table-cell office:value-type="float" office:value="50500" calcext:value-type="float">
            <text:p>50500</text:p>
          </table:table-cell>
          <table:table-cell office:value-type="float" office:value="1427394" calcext:value-type="float">
            <text:p>142739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4149146" calcext:value-type="float">
            <text:p>4149146</text:p>
          </table:table-cell>
          <table:table-cell office:value-type="float" office:value="51000" calcext:value-type="float">
            <text:p>51000</text:p>
          </table:table-cell>
          <table:table-cell office:value-type="float" office:value="2689392" calcext:value-type="float">
            <text:p>2689392</text:p>
          </table:table-cell>
          <table:table-cell office:value-type="float" office:value="51000" calcext:value-type="float">
            <text:p>51000</text:p>
          </table:table-cell>
          <table:table-cell office:value-type="float" office:value="1600032" calcext:value-type="float">
            <text:p>1600032</text:p>
          </table:table-cell>
          <table:table-cell office:value-type="float" office:value="51000" calcext:value-type="float">
            <text:p>51000</text:p>
          </table:table-cell>
          <table:table-cell office:value-type="float" office:value="1799586" calcext:value-type="float">
            <text:p>1799586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4186471" calcext:value-type="float">
            <text:p>4186471</text:p>
          </table:table-cell>
          <table:table-cell office:value-type="float" office:value="51500" calcext:value-type="float">
            <text:p>51500</text:p>
          </table:table-cell>
          <table:table-cell office:value-type="float" office:value="2714066" calcext:value-type="float">
            <text:p>2714066</text:p>
          </table:table-cell>
          <table:table-cell office:value-type="float" office:value="51500" calcext:value-type="float">
            <text:p>51500</text:p>
          </table:table-cell>
          <table:table-cell office:value-type="float" office:value="1692637" calcext:value-type="float">
            <text:p>1692637</text:p>
          </table:table-cell>
          <table:table-cell office:value-type="float" office:value="51500" calcext:value-type="float">
            <text:p>51500</text:p>
          </table:table-cell>
          <table:table-cell office:value-type="float" office:value="1469819" calcext:value-type="float">
            <text:p>146981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4212108" calcext:value-type="float">
            <text:p>4212108</text:p>
          </table:table-cell>
          <table:table-cell office:value-type="float" office:value="52000" calcext:value-type="float">
            <text:p>52000</text:p>
          </table:table-cell>
          <table:table-cell office:value-type="float" office:value="2801422" calcext:value-type="float">
            <text:p>2801422</text:p>
          </table:table-cell>
          <table:table-cell office:value-type="float" office:value="52000" calcext:value-type="float">
            <text:p>52000</text:p>
          </table:table-cell>
          <table:table-cell office:value-type="float" office:value="1621259" calcext:value-type="float">
            <text:p>1621259</text:p>
          </table:table-cell>
          <table:table-cell office:value-type="float" office:value="52000" calcext:value-type="float">
            <text:p>52000</text:p>
          </table:table-cell>
          <table:table-cell office:value-type="float" office:value="1430792" calcext:value-type="float">
            <text:p>1430792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4222304" calcext:value-type="float">
            <text:p>4222304</text:p>
          </table:table-cell>
          <table:table-cell office:value-type="float" office:value="52500" calcext:value-type="float">
            <text:p>52500</text:p>
          </table:table-cell>
          <table:table-cell office:value-type="float" office:value="2746504" calcext:value-type="float">
            <text:p>2746504</text:p>
          </table:table-cell>
          <table:table-cell office:value-type="float" office:value="52500" calcext:value-type="float">
            <text:p>52500</text:p>
          </table:table-cell>
          <table:table-cell office:value-type="float" office:value="1602892" calcext:value-type="float">
            <text:p>1602892</text:p>
          </table:table-cell>
          <table:table-cell office:value-type="float" office:value="52500" calcext:value-type="float">
            <text:p>52500</text:p>
          </table:table-cell>
          <table:table-cell office:value-type="float" office:value="1569008" calcext:value-type="float">
            <text:p>156900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4301717" calcext:value-type="float">
            <text:p>4301717</text:p>
          </table:table-cell>
          <table:table-cell office:value-type="float" office:value="53000" calcext:value-type="float">
            <text:p>53000</text:p>
          </table:table-cell>
          <table:table-cell office:value-type="float" office:value="2721407" calcext:value-type="float">
            <text:p>2721407</text:p>
          </table:table-cell>
          <table:table-cell office:value-type="float" office:value="53000" calcext:value-type="float">
            <text:p>53000</text:p>
          </table:table-cell>
          <table:table-cell office:value-type="float" office:value="1686662" calcext:value-type="float">
            <text:p>1686662</text:p>
          </table:table-cell>
          <table:table-cell office:value-type="float" office:value="53000" calcext:value-type="float">
            <text:p>53000</text:p>
          </table:table-cell>
          <table:table-cell office:value-type="float" office:value="1491190" calcext:value-type="float">
            <text:p>1491190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4335786" calcext:value-type="float">
            <text:p>4335786</text:p>
          </table:table-cell>
          <table:table-cell office:value-type="float" office:value="53500" calcext:value-type="float">
            <text:p>53500</text:p>
          </table:table-cell>
          <table:table-cell office:value-type="float" office:value="2757057" calcext:value-type="float">
            <text:p>2757057</text:p>
          </table:table-cell>
          <table:table-cell office:value-type="float" office:value="53500" calcext:value-type="float">
            <text:p>53500</text:p>
          </table:table-cell>
          <table:table-cell office:value-type="float" office:value="1694056" calcext:value-type="float">
            <text:p>1694056</text:p>
          </table:table-cell>
          <table:table-cell office:value-type="float" office:value="53500" calcext:value-type="float">
            <text:p>53500</text:p>
          </table:table-cell>
          <table:table-cell office:value-type="float" office:value="1439959" calcext:value-type="float">
            <text:p>1439959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4432037" calcext:value-type="float">
            <text:p>4432037</text:p>
          </table:table-cell>
          <table:table-cell office:value-type="float" office:value="54000" calcext:value-type="float">
            <text:p>54000</text:p>
          </table:table-cell>
          <table:table-cell office:value-type="float" office:value="2833904" calcext:value-type="float">
            <text:p>2833904</text:p>
          </table:table-cell>
          <table:table-cell office:value-type="float" office:value="54000" calcext:value-type="float">
            <text:p>54000</text:p>
          </table:table-cell>
          <table:table-cell office:value-type="float" office:value="1801120" calcext:value-type="float">
            <text:p>1801120</text:p>
          </table:table-cell>
          <table:table-cell office:value-type="float" office:value="54000" calcext:value-type="float">
            <text:p>54000</text:p>
          </table:table-cell>
          <table:table-cell office:value-type="float" office:value="1695629" calcext:value-type="float">
            <text:p>1695629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4411419" calcext:value-type="float">
            <text:p>4411419</text:p>
          </table:table-cell>
          <table:table-cell office:value-type="float" office:value="54500" calcext:value-type="float">
            <text:p>54500</text:p>
          </table:table-cell>
          <table:table-cell office:value-type="float" office:value="2859724" calcext:value-type="float">
            <text:p>2859724</text:p>
          </table:table-cell>
          <table:table-cell office:value-type="float" office:value="54500" calcext:value-type="float">
            <text:p>54500</text:p>
          </table:table-cell>
          <table:table-cell office:value-type="float" office:value="1761952" calcext:value-type="float">
            <text:p>1761952</text:p>
          </table:table-cell>
          <table:table-cell office:value-type="float" office:value="54500" calcext:value-type="float">
            <text:p>54500</text:p>
          </table:table-cell>
          <table:table-cell office:value-type="float" office:value="1510433" calcext:value-type="float">
            <text:p>151043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499484" calcext:value-type="float">
            <text:p>4499484</text:p>
          </table:table-cell>
          <table:table-cell office:value-type="float" office:value="55000" calcext:value-type="float">
            <text:p>55000</text:p>
          </table:table-cell>
          <table:table-cell office:value-type="float" office:value="2874417" calcext:value-type="float">
            <text:p>2874417</text:p>
          </table:table-cell>
          <table:table-cell office:value-type="float" office:value="55000" calcext:value-type="float">
            <text:p>55000</text:p>
          </table:table-cell>
          <table:table-cell office:value-type="float" office:value="1712065" calcext:value-type="float">
            <text:p>1712065</text:p>
          </table:table-cell>
          <table:table-cell office:value-type="float" office:value="55000" calcext:value-type="float">
            <text:p>55000</text:p>
          </table:table-cell>
          <table:table-cell office:value-type="float" office:value="3169037" calcext:value-type="float">
            <text:p>3169037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4512828" calcext:value-type="float">
            <text:p>4512828</text:p>
          </table:table-cell>
          <table:table-cell office:value-type="float" office:value="55500" calcext:value-type="float">
            <text:p>55500</text:p>
          </table:table-cell>
          <table:table-cell office:value-type="float" office:value="2869678" calcext:value-type="float">
            <text:p>2869678</text:p>
          </table:table-cell>
          <table:table-cell office:value-type="float" office:value="55500" calcext:value-type="float">
            <text:p>55500</text:p>
          </table:table-cell>
          <table:table-cell office:value-type="float" office:value="1731212" calcext:value-type="float">
            <text:p>1731212</text:p>
          </table:table-cell>
          <table:table-cell office:value-type="float" office:value="55500" calcext:value-type="float">
            <text:p>55500</text:p>
          </table:table-cell>
          <table:table-cell office:value-type="float" office:value="1541586" calcext:value-type="float">
            <text:p>154158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4507485" calcext:value-type="float">
            <text:p>4507485</text:p>
          </table:table-cell>
          <table:table-cell office:value-type="float" office:value="56000" calcext:value-type="float">
            <text:p>56000</text:p>
          </table:table-cell>
          <table:table-cell office:value-type="float" office:value="2951496" calcext:value-type="float">
            <text:p>2951496</text:p>
          </table:table-cell>
          <table:table-cell office:value-type="float" office:value="56000" calcext:value-type="float">
            <text:p>56000</text:p>
          </table:table-cell>
          <table:table-cell office:value-type="float" office:value="1904749" calcext:value-type="float">
            <text:p>1904749</text:p>
          </table:table-cell>
          <table:table-cell office:value-type="float" office:value="56000" calcext:value-type="float">
            <text:p>56000</text:p>
          </table:table-cell>
          <table:table-cell office:value-type="float" office:value="1578413" calcext:value-type="float">
            <text:p>1578413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4550093" calcext:value-type="float">
            <text:p>4550093</text:p>
          </table:table-cell>
          <table:table-cell office:value-type="float" office:value="56500" calcext:value-type="float">
            <text:p>56500</text:p>
          </table:table-cell>
          <table:table-cell office:value-type="float" office:value="2919037" calcext:value-type="float">
            <text:p>2919037</text:p>
          </table:table-cell>
          <table:table-cell office:value-type="float" office:value="56500" calcext:value-type="float">
            <text:p>56500</text:p>
          </table:table-cell>
          <table:table-cell office:value-type="float" office:value="1796103" calcext:value-type="float">
            <text:p>1796103</text:p>
          </table:table-cell>
          <table:table-cell office:value-type="float" office:value="56500" calcext:value-type="float">
            <text:p>56500</text:p>
          </table:table-cell>
          <table:table-cell office:value-type="float" office:value="1622416" calcext:value-type="float">
            <text:p>1622416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4562455" calcext:value-type="float">
            <text:p>4562455</text:p>
          </table:table-cell>
          <table:table-cell office:value-type="float" office:value="57000" calcext:value-type="float">
            <text:p>57000</text:p>
          </table:table-cell>
          <table:table-cell office:value-type="float" office:value="2972795" calcext:value-type="float">
            <text:p>2972795</text:p>
          </table:table-cell>
          <table:table-cell office:value-type="float" office:value="57000" calcext:value-type="float">
            <text:p>57000</text:p>
          </table:table-cell>
          <table:table-cell office:value-type="float" office:value="1814381" calcext:value-type="float">
            <text:p>1814381</text:p>
          </table:table-cell>
          <table:table-cell office:value-type="float" office:value="57000" calcext:value-type="float">
            <text:p>57000</text:p>
          </table:table-cell>
          <table:table-cell office:value-type="float" office:value="1629273" calcext:value-type="float">
            <text:p>1629273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4668948" calcext:value-type="float">
            <text:p>4668948</text:p>
          </table:table-cell>
          <table:table-cell office:value-type="float" office:value="57500" calcext:value-type="float">
            <text:p>57500</text:p>
          </table:table-cell>
          <table:table-cell office:value-type="float" office:value="2992910" calcext:value-type="float">
            <text:p>2992910</text:p>
          </table:table-cell>
          <table:table-cell office:value-type="float" office:value="57500" calcext:value-type="float">
            <text:p>57500</text:p>
          </table:table-cell>
          <table:table-cell office:value-type="float" office:value="1882980" calcext:value-type="float">
            <text:p>1882980</text:p>
          </table:table-cell>
          <table:table-cell office:value-type="float" office:value="57500" calcext:value-type="float">
            <text:p>57500</text:p>
          </table:table-cell>
          <table:table-cell office:value-type="float" office:value="1664239" calcext:value-type="float">
            <text:p>1664239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5906235" calcext:value-type="float">
            <text:p>5906235</text:p>
          </table:table-cell>
          <table:table-cell office:value-type="float" office:value="58000" calcext:value-type="float">
            <text:p>58000</text:p>
          </table:table-cell>
          <table:table-cell office:value-type="float" office:value="3037059" calcext:value-type="float">
            <text:p>3037059</text:p>
          </table:table-cell>
          <table:table-cell office:value-type="float" office:value="58000" calcext:value-type="float">
            <text:p>58000</text:p>
          </table:table-cell>
          <table:table-cell office:value-type="float" office:value="1871507" calcext:value-type="float">
            <text:p>1871507</text:p>
          </table:table-cell>
          <table:table-cell office:value-type="float" office:value="58000" calcext:value-type="float">
            <text:p>58000</text:p>
          </table:table-cell>
          <table:table-cell office:value-type="float" office:value="2518350" calcext:value-type="float">
            <text:p>251835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6111758" calcext:value-type="float">
            <text:p>6111758</text:p>
          </table:table-cell>
          <table:table-cell office:value-type="float" office:value="58500" calcext:value-type="float">
            <text:p>58500</text:p>
          </table:table-cell>
          <table:table-cell office:value-type="float" office:value="3045788" calcext:value-type="float">
            <text:p>3045788</text:p>
          </table:table-cell>
          <table:table-cell office:value-type="float" office:value="58500" calcext:value-type="float">
            <text:p>58500</text:p>
          </table:table-cell>
          <table:table-cell office:value-type="float" office:value="1880812" calcext:value-type="float">
            <text:p>1880812</text:p>
          </table:table-cell>
          <table:table-cell office:value-type="float" office:value="58500" calcext:value-type="float">
            <text:p>58500</text:p>
          </table:table-cell>
          <table:table-cell office:value-type="float" office:value="1668763" calcext:value-type="float">
            <text:p>166876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4963424" calcext:value-type="float">
            <text:p>4963424</text:p>
          </table:table-cell>
          <table:table-cell office:value-type="float" office:value="59000" calcext:value-type="float">
            <text:p>59000</text:p>
          </table:table-cell>
          <table:table-cell office:value-type="float" office:value="3016771" calcext:value-type="float">
            <text:p>3016771</text:p>
          </table:table-cell>
          <table:table-cell office:value-type="float" office:value="59000" calcext:value-type="float">
            <text:p>59000</text:p>
          </table:table-cell>
          <table:table-cell office:value-type="float" office:value="1992920" calcext:value-type="float">
            <text:p>1992920</text:p>
          </table:table-cell>
          <table:table-cell office:value-type="float" office:value="59000" calcext:value-type="float">
            <text:p>59000</text:p>
          </table:table-cell>
          <table:table-cell office:value-type="float" office:value="1613704" calcext:value-type="float">
            <text:p>1613704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4785475" calcext:value-type="float">
            <text:p>4785475</text:p>
          </table:table-cell>
          <table:table-cell office:value-type="float" office:value="59500" calcext:value-type="float">
            <text:p>59500</text:p>
          </table:table-cell>
          <table:table-cell office:value-type="float" office:value="3092343" calcext:value-type="float">
            <text:p>3092343</text:p>
          </table:table-cell>
          <table:table-cell office:value-type="float" office:value="59500" calcext:value-type="float">
            <text:p>59500</text:p>
          </table:table-cell>
          <table:table-cell office:value-type="float" office:value="1902414" calcext:value-type="float">
            <text:p>1902414</text:p>
          </table:table-cell>
          <table:table-cell office:value-type="float" office:value="59500" calcext:value-type="float">
            <text:p>59500</text:p>
          </table:table-cell>
          <table:table-cell office:value-type="float" office:value="1697178" calcext:value-type="float">
            <text:p>169717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830463" calcext:value-type="float">
            <text:p>4830463</text:p>
          </table:table-cell>
          <table:table-cell office:value-type="float" office:value="60000" calcext:value-type="float">
            <text:p>60000</text:p>
          </table:table-cell>
          <table:table-cell office:value-type="float" office:value="3057075" calcext:value-type="float">
            <text:p>3057075</text:p>
          </table:table-cell>
          <table:table-cell office:value-type="float" office:value="60000" calcext:value-type="float">
            <text:p>60000</text:p>
          </table:table-cell>
          <table:table-cell office:value-type="float" office:value="1944949" calcext:value-type="float">
            <text:p>1944949</text:p>
          </table:table-cell>
          <table:table-cell office:value-type="float" office:value="60000" calcext:value-type="float">
            <text:p>60000</text:p>
          </table:table-cell>
          <table:table-cell office:value-type="float" office:value="1666448" calcext:value-type="float">
            <text:p>1666448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5040513" calcext:value-type="float">
            <text:p>5040513</text:p>
          </table:table-cell>
          <table:table-cell office:value-type="float" office:value="60500" calcext:value-type="float">
            <text:p>60500</text:p>
          </table:table-cell>
          <table:table-cell office:value-type="float" office:value="3202306" calcext:value-type="float">
            <text:p>3202306</text:p>
          </table:table-cell>
          <table:table-cell office:value-type="float" office:value="60500" calcext:value-type="float">
            <text:p>60500</text:p>
          </table:table-cell>
          <table:table-cell office:value-type="float" office:value="2063999" calcext:value-type="float">
            <text:p>2063999</text:p>
          </table:table-cell>
          <table:table-cell office:value-type="float" office:value="60500" calcext:value-type="float">
            <text:p>60500</text:p>
          </table:table-cell>
          <table:table-cell office:value-type="float" office:value="1758511" calcext:value-type="float">
            <text:p>1758511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4890193" calcext:value-type="float">
            <text:p>4890193</text:p>
          </table:table-cell>
          <table:table-cell office:value-type="float" office:value="61000" calcext:value-type="float">
            <text:p>61000</text:p>
          </table:table-cell>
          <table:table-cell office:value-type="float" office:value="3102459" calcext:value-type="float">
            <text:p>3102459</text:p>
          </table:table-cell>
          <table:table-cell office:value-type="float" office:value="61000" calcext:value-type="float">
            <text:p>61000</text:p>
          </table:table-cell>
          <table:table-cell office:value-type="float" office:value="1935435" calcext:value-type="float">
            <text:p>1935435</text:p>
          </table:table-cell>
          <table:table-cell office:value-type="float" office:value="61000" calcext:value-type="float">
            <text:p>61000</text:p>
          </table:table-cell>
          <table:table-cell office:value-type="float" office:value="1682633" calcext:value-type="float">
            <text:p>1682633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5143999" calcext:value-type="float">
            <text:p>5143999</text:p>
          </table:table-cell>
          <table:table-cell office:value-type="float" office:value="61500" calcext:value-type="float">
            <text:p>61500</text:p>
          </table:table-cell>
          <table:table-cell office:value-type="float" office:value="3492676" calcext:value-type="float">
            <text:p>3492676</text:p>
          </table:table-cell>
          <table:table-cell office:value-type="float" office:value="61500" calcext:value-type="float">
            <text:p>61500</text:p>
          </table:table-cell>
          <table:table-cell office:value-type="float" office:value="2210151" calcext:value-type="float">
            <text:p>2210151</text:p>
          </table:table-cell>
          <table:table-cell office:value-type="float" office:value="61500" calcext:value-type="float">
            <text:p>61500</text:p>
          </table:table-cell>
          <table:table-cell office:value-type="float" office:value="1885105" calcext:value-type="float">
            <text:p>188510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5226118" calcext:value-type="float">
            <text:p>5226118</text:p>
          </table:table-cell>
          <table:table-cell office:value-type="float" office:value="62000" calcext:value-type="float">
            <text:p>62000</text:p>
          </table:table-cell>
          <table:table-cell office:value-type="float" office:value="3672524" calcext:value-type="float">
            <text:p>3672524</text:p>
          </table:table-cell>
          <table:table-cell office:value-type="float" office:value="62000" calcext:value-type="float">
            <text:p>62000</text:p>
          </table:table-cell>
          <table:table-cell office:value-type="float" office:value="2295734" calcext:value-type="float">
            <text:p>2295734</text:p>
          </table:table-cell>
          <table:table-cell office:value-type="float" office:value="62000" calcext:value-type="float">
            <text:p>62000</text:p>
          </table:table-cell>
          <table:table-cell office:value-type="float" office:value="1869769" calcext:value-type="float">
            <text:p>1869769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5235064" calcext:value-type="float">
            <text:p>5235064</text:p>
          </table:table-cell>
          <table:table-cell office:value-type="float" office:value="62500" calcext:value-type="float">
            <text:p>62500</text:p>
          </table:table-cell>
          <table:table-cell office:value-type="float" office:value="3519339" calcext:value-type="float">
            <text:p>3519339</text:p>
          </table:table-cell>
          <table:table-cell office:value-type="float" office:value="62500" calcext:value-type="float">
            <text:p>62500</text:p>
          </table:table-cell>
          <table:table-cell office:value-type="float" office:value="2272082" calcext:value-type="float">
            <text:p>2272082</text:p>
          </table:table-cell>
          <table:table-cell office:value-type="float" office:value="62500" calcext:value-type="float">
            <text:p>62500</text:p>
          </table:table-cell>
          <table:table-cell office:value-type="float" office:value="1867490" calcext:value-type="float">
            <text:p>186749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5242245" calcext:value-type="float">
            <text:p>5242245</text:p>
          </table:table-cell>
          <table:table-cell office:value-type="float" office:value="63000" calcext:value-type="float">
            <text:p>63000</text:p>
          </table:table-cell>
          <table:table-cell office:value-type="float" office:value="3590563" calcext:value-type="float">
            <text:p>3590563</text:p>
          </table:table-cell>
          <table:table-cell office:value-type="float" office:value="63000" calcext:value-type="float">
            <text:p>63000</text:p>
          </table:table-cell>
          <table:table-cell office:value-type="float" office:value="2281054" calcext:value-type="float">
            <text:p>2281054</text:p>
          </table:table-cell>
          <table:table-cell office:value-type="float" office:value="63000" calcext:value-type="float">
            <text:p>63000</text:p>
          </table:table-cell>
          <table:table-cell office:value-type="float" office:value="2109963" calcext:value-type="float">
            <text:p>2109963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5309080" calcext:value-type="float">
            <text:p>5309080</text:p>
          </table:table-cell>
          <table:table-cell office:value-type="float" office:value="63500" calcext:value-type="float">
            <text:p>63500</text:p>
          </table:table-cell>
          <table:table-cell office:value-type="float" office:value="3520925" calcext:value-type="float">
            <text:p>3520925</text:p>
          </table:table-cell>
          <table:table-cell office:value-type="float" office:value="63500" calcext:value-type="float">
            <text:p>63500</text:p>
          </table:table-cell>
          <table:table-cell office:value-type="float" office:value="2364824" calcext:value-type="float">
            <text:p>2364824</text:p>
          </table:table-cell>
          <table:table-cell office:value-type="float" office:value="63500" calcext:value-type="float">
            <text:p>63500</text:p>
          </table:table-cell>
          <table:table-cell office:value-type="float" office:value="1833378" calcext:value-type="float">
            <text:p>183337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5355514" calcext:value-type="float">
            <text:p>5355514</text:p>
          </table:table-cell>
          <table:table-cell office:value-type="float" office:value="64000" calcext:value-type="float">
            <text:p>64000</text:p>
          </table:table-cell>
          <table:table-cell office:value-type="float" office:value="3586515" calcext:value-type="float">
            <text:p>3586515</text:p>
          </table:table-cell>
          <table:table-cell office:value-type="float" office:value="64000" calcext:value-type="float">
            <text:p>64000</text:p>
          </table:table-cell>
          <table:table-cell office:value-type="float" office:value="2258023" calcext:value-type="float">
            <text:p>2258023</text:p>
          </table:table-cell>
          <table:table-cell office:value-type="float" office:value="64000" calcext:value-type="float">
            <text:p>64000</text:p>
          </table:table-cell>
          <table:table-cell office:value-type="float" office:value="2371875" calcext:value-type="float">
            <text:p>237187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5376427" calcext:value-type="float">
            <text:p>5376427</text:p>
          </table:table-cell>
          <table:table-cell office:value-type="float" office:value="64500" calcext:value-type="float">
            <text:p>64500</text:p>
          </table:table-cell>
          <table:table-cell office:value-type="float" office:value="3528756" calcext:value-type="float">
            <text:p>3528756</text:p>
          </table:table-cell>
          <table:table-cell office:value-type="float" office:value="64500" calcext:value-type="float">
            <text:p>64500</text:p>
          </table:table-cell>
          <table:table-cell office:value-type="float" office:value="2397052" calcext:value-type="float">
            <text:p>2397052</text:p>
          </table:table-cell>
          <table:table-cell office:value-type="float" office:value="64500" calcext:value-type="float">
            <text:p>64500</text:p>
          </table:table-cell>
          <table:table-cell office:value-type="float" office:value="1907102" calcext:value-type="float">
            <text:p>190710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5437328" calcext:value-type="float">
            <text:p>5437328</text:p>
          </table:table-cell>
          <table:table-cell office:value-type="float" office:value="65000" calcext:value-type="float">
            <text:p>65000</text:p>
          </table:table-cell>
          <table:table-cell office:value-type="float" office:value="3711407" calcext:value-type="float">
            <text:p>3711407</text:p>
          </table:table-cell>
          <table:table-cell office:value-type="float" office:value="65000" calcext:value-type="float">
            <text:p>65000</text:p>
          </table:table-cell>
          <table:table-cell office:value-type="float" office:value="2386209" calcext:value-type="float">
            <text:p>2386209</text:p>
          </table:table-cell>
          <table:table-cell office:value-type="float" office:value="65000" calcext:value-type="float">
            <text:p>65000</text:p>
          </table:table-cell>
          <table:table-cell office:value-type="float" office:value="1925731" calcext:value-type="float">
            <text:p>1925731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5550405" calcext:value-type="float">
            <text:p>5550405</text:p>
          </table:table-cell>
          <table:table-cell office:value-type="float" office:value="65500" calcext:value-type="float">
            <text:p>65500</text:p>
          </table:table-cell>
          <table:table-cell office:value-type="float" office:value="3709632" calcext:value-type="float">
            <text:p>3709632</text:p>
          </table:table-cell>
          <table:table-cell office:value-type="float" office:value="65500" calcext:value-type="float">
            <text:p>65500</text:p>
          </table:table-cell>
          <table:table-cell office:value-type="float" office:value="2327222" calcext:value-type="float">
            <text:p>2327222</text:p>
          </table:table-cell>
          <table:table-cell office:value-type="float" office:value="65500" calcext:value-type="float">
            <text:p>65500</text:p>
          </table:table-cell>
          <table:table-cell office:value-type="float" office:value="2490233" calcext:value-type="float">
            <text:p>2490233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5526420" calcext:value-type="float">
            <text:p>5526420</text:p>
          </table:table-cell>
          <table:table-cell office:value-type="float" office:value="66000" calcext:value-type="float">
            <text:p>66000</text:p>
          </table:table-cell>
          <table:table-cell office:value-type="float" office:value="3833420" calcext:value-type="float">
            <text:p>3833420</text:p>
          </table:table-cell>
          <table:table-cell office:value-type="float" office:value="66000" calcext:value-type="float">
            <text:p>66000</text:p>
          </table:table-cell>
          <table:table-cell office:value-type="float" office:value="2560446" calcext:value-type="float">
            <text:p>2560446</text:p>
          </table:table-cell>
          <table:table-cell office:value-type="float" office:value="66000" calcext:value-type="float">
            <text:p>66000</text:p>
          </table:table-cell>
          <table:table-cell office:value-type="float" office:value="2151277" calcext:value-type="float">
            <text:p>2151277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5596452" calcext:value-type="float">
            <text:p>5596452</text:p>
          </table:table-cell>
          <table:table-cell office:value-type="float" office:value="66500" calcext:value-type="float">
            <text:p>66500</text:p>
          </table:table-cell>
          <table:table-cell office:value-type="float" office:value="3569660" calcext:value-type="float">
            <text:p>3569660</text:p>
          </table:table-cell>
          <table:table-cell office:value-type="float" office:value="66500" calcext:value-type="float">
            <text:p>66500</text:p>
          </table:table-cell>
          <table:table-cell office:value-type="float" office:value="2247286" calcext:value-type="float">
            <text:p>2247286</text:p>
          </table:table-cell>
          <table:table-cell office:value-type="float" office:value="66500" calcext:value-type="float">
            <text:p>66500</text:p>
          </table:table-cell>
          <table:table-cell office:value-type="float" office:value="3168854" calcext:value-type="float">
            <text:p>3168854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5649056" calcext:value-type="float">
            <text:p>5649056</text:p>
          </table:table-cell>
          <table:table-cell office:value-type="float" office:value="67000" calcext:value-type="float">
            <text:p>67000</text:p>
          </table:table-cell>
          <table:table-cell office:value-type="float" office:value="3714701" calcext:value-type="float">
            <text:p>3714701</text:p>
          </table:table-cell>
          <table:table-cell office:value-type="float" office:value="67000" calcext:value-type="float">
            <text:p>67000</text:p>
          </table:table-cell>
          <table:table-cell office:value-type="float" office:value="2313097" calcext:value-type="float">
            <text:p>2313097</text:p>
          </table:table-cell>
          <table:table-cell office:value-type="float" office:value="67000" calcext:value-type="float">
            <text:p>67000</text:p>
          </table:table-cell>
          <table:table-cell office:value-type="float" office:value="1998839" calcext:value-type="float">
            <text:p>1998839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5683022" calcext:value-type="float">
            <text:p>5683022</text:p>
          </table:table-cell>
          <table:table-cell office:value-type="float" office:value="67500" calcext:value-type="float">
            <text:p>67500</text:p>
          </table:table-cell>
          <table:table-cell office:value-type="float" office:value="3810793" calcext:value-type="float">
            <text:p>3810793</text:p>
          </table:table-cell>
          <table:table-cell office:value-type="float" office:value="67500" calcext:value-type="float">
            <text:p>67500</text:p>
          </table:table-cell>
          <table:table-cell office:value-type="float" office:value="2176970" calcext:value-type="float">
            <text:p>2176970</text:p>
          </table:table-cell>
          <table:table-cell office:value-type="float" office:value="67500" calcext:value-type="float">
            <text:p>67500</text:p>
          </table:table-cell>
          <table:table-cell office:value-type="float" office:value="2183231" calcext:value-type="float">
            <text:p>218323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5703350" calcext:value-type="float">
            <text:p>5703350</text:p>
          </table:table-cell>
          <table:table-cell office:value-type="float" office:value="68000" calcext:value-type="float">
            <text:p>68000</text:p>
          </table:table-cell>
          <table:table-cell office:value-type="float" office:value="3830747" calcext:value-type="float">
            <text:p>3830747</text:p>
          </table:table-cell>
          <table:table-cell office:value-type="float" office:value="68000" calcext:value-type="float">
            <text:p>68000</text:p>
          </table:table-cell>
          <table:table-cell office:value-type="float" office:value="2261435" calcext:value-type="float">
            <text:p>2261435</text:p>
          </table:table-cell>
          <table:table-cell office:value-type="float" office:value="68000" calcext:value-type="float">
            <text:p>68000</text:p>
          </table:table-cell>
          <table:table-cell office:value-type="float" office:value="1991275" calcext:value-type="float">
            <text:p>199127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5816250" calcext:value-type="float">
            <text:p>5816250</text:p>
          </table:table-cell>
          <table:table-cell office:value-type="float" office:value="68500" calcext:value-type="float">
            <text:p>68500</text:p>
          </table:table-cell>
          <table:table-cell office:value-type="float" office:value="3717916" calcext:value-type="float">
            <text:p>3717916</text:p>
          </table:table-cell>
          <table:table-cell office:value-type="float" office:value="68500" calcext:value-type="float">
            <text:p>68500</text:p>
          </table:table-cell>
          <table:table-cell office:value-type="float" office:value="2209015" calcext:value-type="float">
            <text:p>2209015</text:p>
          </table:table-cell>
          <table:table-cell office:value-type="float" office:value="68500" calcext:value-type="float">
            <text:p>68500</text:p>
          </table:table-cell>
          <table:table-cell office:value-type="float" office:value="1976666" calcext:value-type="float">
            <text:p>197666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5730375" calcext:value-type="float">
            <text:p>5730375</text:p>
          </table:table-cell>
          <table:table-cell office:value-type="float" office:value="69000" calcext:value-type="float">
            <text:p>69000</text:p>
          </table:table-cell>
          <table:table-cell office:value-type="float" office:value="3958473" calcext:value-type="float">
            <text:p>3958473</text:p>
          </table:table-cell>
          <table:table-cell office:value-type="float" office:value="69000" calcext:value-type="float">
            <text:p>69000</text:p>
          </table:table-cell>
          <table:table-cell office:value-type="float" office:value="2376812" calcext:value-type="float">
            <text:p>2376812</text:p>
          </table:table-cell>
          <table:table-cell office:value-type="float" office:value="69000" calcext:value-type="float">
            <text:p>69000</text:p>
          </table:table-cell>
          <table:table-cell office:value-type="float" office:value="2151136" calcext:value-type="float">
            <text:p>2151136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5831908" calcext:value-type="float">
            <text:p>5831908</text:p>
          </table:table-cell>
          <table:table-cell office:value-type="float" office:value="69500" calcext:value-type="float">
            <text:p>69500</text:p>
          </table:table-cell>
          <table:table-cell office:value-type="float" office:value="3923306" calcext:value-type="float">
            <text:p>3923306</text:p>
          </table:table-cell>
          <table:table-cell office:value-type="float" office:value="69500" calcext:value-type="float">
            <text:p>69500</text:p>
          </table:table-cell>
          <table:table-cell office:value-type="float" office:value="2309978" calcext:value-type="float">
            <text:p>2309978</text:p>
          </table:table-cell>
          <table:table-cell office:value-type="float" office:value="69500" calcext:value-type="float">
            <text:p>69500</text:p>
          </table:table-cell>
          <table:table-cell office:value-type="float" office:value="2335637" calcext:value-type="float">
            <text:p>23356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074260" calcext:value-type="float">
            <text:p>6074260</text:p>
          </table:table-cell>
          <table:table-cell office:value-type="float" office:value="70000" calcext:value-type="float">
            <text:p>70000</text:p>
          </table:table-cell>
          <table:table-cell office:value-type="float" office:value="3909923" calcext:value-type="float">
            <text:p>3909923</text:p>
          </table:table-cell>
          <table:table-cell office:value-type="float" office:value="70000" calcext:value-type="float">
            <text:p>70000</text:p>
          </table:table-cell>
          <table:table-cell office:value-type="float" office:value="2218159" calcext:value-type="float">
            <text:p>2218159</text:p>
          </table:table-cell>
          <table:table-cell office:value-type="float" office:value="70000" calcext:value-type="float">
            <text:p>70000</text:p>
          </table:table-cell>
          <table:table-cell office:value-type="float" office:value="2132398" calcext:value-type="float">
            <text:p>2132398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6051352" calcext:value-type="float">
            <text:p>6051352</text:p>
          </table:table-cell>
          <table:table-cell office:value-type="float" office:value="70500" calcext:value-type="float">
            <text:p>70500</text:p>
          </table:table-cell>
          <table:table-cell office:value-type="float" office:value="3927866" calcext:value-type="float">
            <text:p>3927866</text:p>
          </table:table-cell>
          <table:table-cell office:value-type="float" office:value="70500" calcext:value-type="float">
            <text:p>70500</text:p>
          </table:table-cell>
          <table:table-cell office:value-type="float" office:value="2363173" calcext:value-type="float">
            <text:p>2363173</text:p>
          </table:table-cell>
          <table:table-cell office:value-type="float" office:value="70500" calcext:value-type="float">
            <text:p>70500</text:p>
          </table:table-cell>
          <table:table-cell office:value-type="float" office:value="2061571" calcext:value-type="float">
            <text:p>2061571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6076377" calcext:value-type="float">
            <text:p>6076377</text:p>
          </table:table-cell>
          <table:table-cell office:value-type="float" office:value="71000" calcext:value-type="float">
            <text:p>71000</text:p>
          </table:table-cell>
          <table:table-cell office:value-type="float" office:value="3872616" calcext:value-type="float">
            <text:p>3872616</text:p>
          </table:table-cell>
          <table:table-cell office:value-type="float" office:value="71000" calcext:value-type="float">
            <text:p>71000</text:p>
          </table:table-cell>
          <table:table-cell office:value-type="float" office:value="2288196" calcext:value-type="float">
            <text:p>2288196</text:p>
          </table:table-cell>
          <table:table-cell office:value-type="float" office:value="71000" calcext:value-type="float">
            <text:p>71000</text:p>
          </table:table-cell>
          <table:table-cell office:value-type="float" office:value="2044252" calcext:value-type="float">
            <text:p>2044252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5979486" calcext:value-type="float">
            <text:p>5979486</text:p>
          </table:table-cell>
          <table:table-cell office:value-type="float" office:value="71500" calcext:value-type="float">
            <text:p>71500</text:p>
          </table:table-cell>
          <table:table-cell office:value-type="float" office:value="3837894" calcext:value-type="float">
            <text:p>3837894</text:p>
          </table:table-cell>
          <table:table-cell office:value-type="float" office:value="71500" calcext:value-type="float">
            <text:p>71500</text:p>
          </table:table-cell>
          <table:table-cell office:value-type="float" office:value="2302429" calcext:value-type="float">
            <text:p>2302429</text:p>
          </table:table-cell>
          <table:table-cell office:value-type="float" office:value="71500" calcext:value-type="float">
            <text:p>71500</text:p>
          </table:table-cell>
          <table:table-cell office:value-type="float" office:value="2505085" calcext:value-type="float">
            <text:p>250508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951227" calcext:value-type="float">
            <text:p>5951227</text:p>
          </table:table-cell>
          <table:table-cell office:value-type="float" office:value="72000" calcext:value-type="float">
            <text:p>72000</text:p>
          </table:table-cell>
          <table:table-cell office:value-type="float" office:value="3985541" calcext:value-type="float">
            <text:p>3985541</text:p>
          </table:table-cell>
          <table:table-cell office:value-type="float" office:value="72000" calcext:value-type="float">
            <text:p>72000</text:p>
          </table:table-cell>
          <table:table-cell office:value-type="float" office:value="2435878" calcext:value-type="float">
            <text:p>2435878</text:p>
          </table:table-cell>
          <table:table-cell office:value-type="float" office:value="72000" calcext:value-type="float">
            <text:p>72000</text:p>
          </table:table-cell>
          <table:table-cell office:value-type="float" office:value="2353404" calcext:value-type="float">
            <text:p>2353404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6094489" calcext:value-type="float">
            <text:p>6094489</text:p>
          </table:table-cell>
          <table:table-cell office:value-type="float" office:value="72500" calcext:value-type="float">
            <text:p>72500</text:p>
          </table:table-cell>
          <table:table-cell office:value-type="float" office:value="4048854" calcext:value-type="float">
            <text:p>4048854</text:p>
          </table:table-cell>
          <table:table-cell office:value-type="float" office:value="72500" calcext:value-type="float">
            <text:p>72500</text:p>
          </table:table-cell>
          <table:table-cell office:value-type="float" office:value="2353932" calcext:value-type="float">
            <text:p>2353932</text:p>
          </table:table-cell>
          <table:table-cell office:value-type="float" office:value="72500" calcext:value-type="float">
            <text:p>72500</text:p>
          </table:table-cell>
          <table:table-cell office:value-type="float" office:value="2098929" calcext:value-type="float">
            <text:p>2098929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6101535" calcext:value-type="float">
            <text:p>6101535</text:p>
          </table:table-cell>
          <table:table-cell office:value-type="float" office:value="73000" calcext:value-type="float">
            <text:p>73000</text:p>
          </table:table-cell>
          <table:table-cell office:value-type="float" office:value="4128413" calcext:value-type="float">
            <text:p>4128413</text:p>
          </table:table-cell>
          <table:table-cell office:value-type="float" office:value="73000" calcext:value-type="float">
            <text:p>73000</text:p>
          </table:table-cell>
          <table:table-cell office:value-type="float" office:value="2278062" calcext:value-type="float">
            <text:p>2278062</text:p>
          </table:table-cell>
          <table:table-cell office:value-type="float" office:value="73000" calcext:value-type="float">
            <text:p>73000</text:p>
          </table:table-cell>
          <table:table-cell office:value-type="float" office:value="2134569" calcext:value-type="float">
            <text:p>2134569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6231875" calcext:value-type="float">
            <text:p>6231875</text:p>
          </table:table-cell>
          <table:table-cell office:value-type="float" office:value="73500" calcext:value-type="float">
            <text:p>73500</text:p>
          </table:table-cell>
          <table:table-cell office:value-type="float" office:value="4050501" calcext:value-type="float">
            <text:p>4050501</text:p>
          </table:table-cell>
          <table:table-cell office:value-type="float" office:value="73500" calcext:value-type="float">
            <text:p>73500</text:p>
          </table:table-cell>
          <table:table-cell office:value-type="float" office:value="2401624" calcext:value-type="float">
            <text:p>2401624</text:p>
          </table:table-cell>
          <table:table-cell office:value-type="float" office:value="73500" calcext:value-type="float">
            <text:p>73500</text:p>
          </table:table-cell>
          <table:table-cell office:value-type="float" office:value="2093926" calcext:value-type="float">
            <text:p>209392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6231495" calcext:value-type="float">
            <text:p>6231495</text:p>
          </table:table-cell>
          <table:table-cell office:value-type="float" office:value="74000" calcext:value-type="float">
            <text:p>74000</text:p>
          </table:table-cell>
          <table:table-cell office:value-type="float" office:value="4039746" calcext:value-type="float">
            <text:p>4039746</text:p>
          </table:table-cell>
          <table:table-cell office:value-type="float" office:value="74000" calcext:value-type="float">
            <text:p>74000</text:p>
          </table:table-cell>
          <table:table-cell office:value-type="float" office:value="2458227" calcext:value-type="float">
            <text:p>2458227</text:p>
          </table:table-cell>
          <table:table-cell office:value-type="float" office:value="74000" calcext:value-type="float">
            <text:p>74000</text:p>
          </table:table-cell>
          <table:table-cell office:value-type="float" office:value="2652737" calcext:value-type="float">
            <text:p>2652737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6258658" calcext:value-type="float">
            <text:p>6258658</text:p>
          </table:table-cell>
          <table:table-cell office:value-type="float" office:value="74500" calcext:value-type="float">
            <text:p>74500</text:p>
          </table:table-cell>
          <table:table-cell office:value-type="float" office:value="4130420" calcext:value-type="float">
            <text:p>4130420</text:p>
          </table:table-cell>
          <table:table-cell office:value-type="float" office:value="74500" calcext:value-type="float">
            <text:p>74500</text:p>
          </table:table-cell>
          <table:table-cell office:value-type="float" office:value="2410944" calcext:value-type="float">
            <text:p>2410944</text:p>
          </table:table-cell>
          <table:table-cell office:value-type="float" office:value="74500" calcext:value-type="float">
            <text:p>74500</text:p>
          </table:table-cell>
          <table:table-cell office:value-type="float" office:value="2152541" calcext:value-type="float">
            <text:p>215254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6246515" calcext:value-type="float">
            <text:p>6246515</text:p>
          </table:table-cell>
          <table:table-cell office:value-type="float" office:value="75000" calcext:value-type="float">
            <text:p>75000</text:p>
          </table:table-cell>
          <table:table-cell office:value-type="float" office:value="4106044" calcext:value-type="float">
            <text:p>4106044</text:p>
          </table:table-cell>
          <table:table-cell office:value-type="float" office:value="75000" calcext:value-type="float">
            <text:p>75000</text:p>
          </table:table-cell>
          <table:table-cell office:value-type="float" office:value="2429707" calcext:value-type="float">
            <text:p>2429707</text:p>
          </table:table-cell>
          <table:table-cell office:value-type="float" office:value="75000" calcext:value-type="float">
            <text:p>75000</text:p>
          </table:table-cell>
          <table:table-cell office:value-type="float" office:value="2219612" calcext:value-type="float">
            <text:p>2219612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6337039" calcext:value-type="float">
            <text:p>6337039</text:p>
          </table:table-cell>
          <table:table-cell office:value-type="float" office:value="75500" calcext:value-type="float">
            <text:p>75500</text:p>
          </table:table-cell>
          <table:table-cell office:value-type="float" office:value="4082008" calcext:value-type="float">
            <text:p>4082008</text:p>
          </table:table-cell>
          <table:table-cell office:value-type="float" office:value="75500" calcext:value-type="float">
            <text:p>75500</text:p>
          </table:table-cell>
          <table:table-cell office:value-type="float" office:value="2437139" calcext:value-type="float">
            <text:p>2437139</text:p>
          </table:table-cell>
          <table:table-cell office:value-type="float" office:value="75500" calcext:value-type="float">
            <text:p>75500</text:p>
          </table:table-cell>
          <table:table-cell office:value-type="float" office:value="2224953" calcext:value-type="float">
            <text:p>2224953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6369252" calcext:value-type="float">
            <text:p>6369252</text:p>
          </table:table-cell>
          <table:table-cell office:value-type="float" office:value="76000" calcext:value-type="float">
            <text:p>76000</text:p>
          </table:table-cell>
          <table:table-cell office:value-type="float" office:value="4180755" calcext:value-type="float">
            <text:p>4180755</text:p>
          </table:table-cell>
          <table:table-cell office:value-type="float" office:value="76000" calcext:value-type="float">
            <text:p>76000</text:p>
          </table:table-cell>
          <table:table-cell office:value-type="float" office:value="2406405" calcext:value-type="float">
            <text:p>2406405</text:p>
          </table:table-cell>
          <table:table-cell office:value-type="float" office:value="76000" calcext:value-type="float">
            <text:p>76000</text:p>
          </table:table-cell>
          <table:table-cell office:value-type="float" office:value="2220152" calcext:value-type="float">
            <text:p>2220152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6443299" calcext:value-type="float">
            <text:p>6443299</text:p>
          </table:table-cell>
          <table:table-cell office:value-type="float" office:value="76500" calcext:value-type="float">
            <text:p>76500</text:p>
          </table:table-cell>
          <table:table-cell office:value-type="float" office:value="4233222" calcext:value-type="float">
            <text:p>4233222</text:p>
          </table:table-cell>
          <table:table-cell office:value-type="float" office:value="76500" calcext:value-type="float">
            <text:p>76500</text:p>
          </table:table-cell>
          <table:table-cell office:value-type="float" office:value="2527395" calcext:value-type="float">
            <text:p>2527395</text:p>
          </table:table-cell>
          <table:table-cell office:value-type="float" office:value="76500" calcext:value-type="float">
            <text:p>76500</text:p>
          </table:table-cell>
          <table:table-cell office:value-type="float" office:value="2259359" calcext:value-type="float">
            <text:p>2259359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6549594" calcext:value-type="float">
            <text:p>6549594</text:p>
          </table:table-cell>
          <table:table-cell office:value-type="float" office:value="77000" calcext:value-type="float">
            <text:p>77000</text:p>
          </table:table-cell>
          <table:table-cell office:value-type="float" office:value="4082652" calcext:value-type="float">
            <text:p>4082652</text:p>
          </table:table-cell>
          <table:table-cell office:value-type="float" office:value="77000" calcext:value-type="float">
            <text:p>77000</text:p>
          </table:table-cell>
          <table:table-cell office:value-type="float" office:value="2395345" calcext:value-type="float">
            <text:p>2395345</text:p>
          </table:table-cell>
          <table:table-cell office:value-type="float" office:value="77000" calcext:value-type="float">
            <text:p>77000</text:p>
          </table:table-cell>
          <table:table-cell office:value-type="float" office:value="2382770" calcext:value-type="float">
            <text:p>238277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6550606" calcext:value-type="float">
            <text:p>6550606</text:p>
          </table:table-cell>
          <table:table-cell office:value-type="float" office:value="77500" calcext:value-type="float">
            <text:p>77500</text:p>
          </table:table-cell>
          <table:table-cell office:value-type="float" office:value="4311805" calcext:value-type="float">
            <text:p>4311805</text:p>
          </table:table-cell>
          <table:table-cell office:value-type="float" office:value="77500" calcext:value-type="float">
            <text:p>77500</text:p>
          </table:table-cell>
          <table:table-cell office:value-type="float" office:value="2629184" calcext:value-type="float">
            <text:p>2629184</text:p>
          </table:table-cell>
          <table:table-cell office:value-type="float" office:value="77500" calcext:value-type="float">
            <text:p>77500</text:p>
          </table:table-cell>
          <table:table-cell office:value-type="float" office:value="2415154" calcext:value-type="float">
            <text:p>2415154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6425788" calcext:value-type="float">
            <text:p>6425788</text:p>
          </table:table-cell>
          <table:table-cell office:value-type="float" office:value="78000" calcext:value-type="float">
            <text:p>78000</text:p>
          </table:table-cell>
          <table:table-cell office:value-type="float" office:value="4267546" calcext:value-type="float">
            <text:p>4267546</text:p>
          </table:table-cell>
          <table:table-cell office:value-type="float" office:value="78000" calcext:value-type="float">
            <text:p>78000</text:p>
          </table:table-cell>
          <table:table-cell office:value-type="float" office:value="2513804" calcext:value-type="float">
            <text:p>2513804</text:p>
          </table:table-cell>
          <table:table-cell office:value-type="float" office:value="78000" calcext:value-type="float">
            <text:p>78000</text:p>
          </table:table-cell>
          <table:table-cell office:value-type="float" office:value="2266023" calcext:value-type="float">
            <text:p>2266023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6549995" calcext:value-type="float">
            <text:p>6549995</text:p>
          </table:table-cell>
          <table:table-cell office:value-type="float" office:value="78500" calcext:value-type="float">
            <text:p>78500</text:p>
          </table:table-cell>
          <table:table-cell office:value-type="float" office:value="4378837" calcext:value-type="float">
            <text:p>4378837</text:p>
          </table:table-cell>
          <table:table-cell office:value-type="float" office:value="78500" calcext:value-type="float">
            <text:p>78500</text:p>
          </table:table-cell>
          <table:table-cell office:value-type="float" office:value="2473264" calcext:value-type="float">
            <text:p>2473264</text:p>
          </table:table-cell>
          <table:table-cell office:value-type="float" office:value="78500" calcext:value-type="float">
            <text:p>78500</text:p>
          </table:table-cell>
          <table:table-cell office:value-type="float" office:value="2402474" calcext:value-type="float">
            <text:p>240247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6636408" calcext:value-type="float">
            <text:p>6636408</text:p>
          </table:table-cell>
          <table:table-cell office:value-type="float" office:value="79000" calcext:value-type="float">
            <text:p>79000</text:p>
          </table:table-cell>
          <table:table-cell office:value-type="float" office:value="4442339" calcext:value-type="float">
            <text:p>4442339</text:p>
          </table:table-cell>
          <table:table-cell office:value-type="float" office:value="79000" calcext:value-type="float">
            <text:p>79000</text:p>
          </table:table-cell>
          <table:table-cell office:value-type="float" office:value="2501308" calcext:value-type="float">
            <text:p>2501308</text:p>
          </table:table-cell>
          <table:table-cell office:value-type="float" office:value="79000" calcext:value-type="float">
            <text:p>79000</text:p>
          </table:table-cell>
          <table:table-cell office:value-type="float" office:value="3517658" calcext:value-type="float">
            <text:p>3517658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6735940" calcext:value-type="float">
            <text:p>6735940</text:p>
          </table:table-cell>
          <table:table-cell office:value-type="float" office:value="79500" calcext:value-type="float">
            <text:p>79500</text:p>
          </table:table-cell>
          <table:table-cell office:value-type="float" office:value="4225847" calcext:value-type="float">
            <text:p>4225847</text:p>
          </table:table-cell>
          <table:table-cell office:value-type="float" office:value="79500" calcext:value-type="float">
            <text:p>79500</text:p>
          </table:table-cell>
          <table:table-cell office:value-type="float" office:value="3548936" calcext:value-type="float">
            <text:p>3548936</text:p>
          </table:table-cell>
          <table:table-cell office:value-type="float" office:value="79500" calcext:value-type="float">
            <text:p>79500</text:p>
          </table:table-cell>
          <table:table-cell office:value-type="float" office:value="2778297" calcext:value-type="float">
            <text:p>277829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770246" calcext:value-type="float">
            <text:p>6770246</text:p>
          </table:table-cell>
          <table:table-cell office:value-type="float" office:value="80000" calcext:value-type="float">
            <text:p>80000</text:p>
          </table:table-cell>
          <table:table-cell office:value-type="float" office:value="4374518" calcext:value-type="float">
            <text:p>4374518</text:p>
          </table:table-cell>
          <table:table-cell office:value-type="float" office:value="80000" calcext:value-type="float">
            <text:p>80000</text:p>
          </table:table-cell>
          <table:table-cell office:value-type="float" office:value="3556027" calcext:value-type="float">
            <text:p>3556027</text:p>
          </table:table-cell>
          <table:table-cell office:value-type="float" office:value="80000" calcext:value-type="float">
            <text:p>80000</text:p>
          </table:table-cell>
          <table:table-cell office:value-type="float" office:value="2257502" calcext:value-type="float">
            <text:p>2257502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6731642" calcext:value-type="float">
            <text:p>6731642</text:p>
          </table:table-cell>
          <table:table-cell office:value-type="float" office:value="80500" calcext:value-type="float">
            <text:p>80500</text:p>
          </table:table-cell>
          <table:table-cell office:value-type="float" office:value="4358080" calcext:value-type="float">
            <text:p>4358080</text:p>
          </table:table-cell>
          <table:table-cell office:value-type="float" office:value="80500" calcext:value-type="float">
            <text:p>80500</text:p>
          </table:table-cell>
          <table:table-cell office:value-type="float" office:value="3536866" calcext:value-type="float">
            <text:p>3536866</text:p>
          </table:table-cell>
          <table:table-cell office:value-type="float" office:value="80500" calcext:value-type="float">
            <text:p>80500</text:p>
          </table:table-cell>
          <table:table-cell office:value-type="float" office:value="2303486" calcext:value-type="float">
            <text:p>2303486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6831344" calcext:value-type="float">
            <text:p>6831344</text:p>
          </table:table-cell>
          <table:table-cell office:value-type="float" office:value="81000" calcext:value-type="float">
            <text:p>81000</text:p>
          </table:table-cell>
          <table:table-cell office:value-type="float" office:value="4387746" calcext:value-type="float">
            <text:p>4387746</text:p>
          </table:table-cell>
          <table:table-cell office:value-type="float" office:value="81000" calcext:value-type="float">
            <text:p>81000</text:p>
          </table:table-cell>
          <table:table-cell office:value-type="float" office:value="3564701" calcext:value-type="float">
            <text:p>3564701</text:p>
          </table:table-cell>
          <table:table-cell office:value-type="float" office:value="81000" calcext:value-type="float">
            <text:p>81000</text:p>
          </table:table-cell>
          <table:table-cell office:value-type="float" office:value="2330510" calcext:value-type="float">
            <text:p>233051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6839679" calcext:value-type="float">
            <text:p>6839679</text:p>
          </table:table-cell>
          <table:table-cell office:value-type="float" office:value="81500" calcext:value-type="float">
            <text:p>81500</text:p>
          </table:table-cell>
          <table:table-cell office:value-type="float" office:value="4409924" calcext:value-type="float">
            <text:p>4409924</text:p>
          </table:table-cell>
          <table:table-cell office:value-type="float" office:value="81500" calcext:value-type="float">
            <text:p>81500</text:p>
          </table:table-cell>
          <table:table-cell office:value-type="float" office:value="3529491" calcext:value-type="float">
            <text:p>3529491</text:p>
          </table:table-cell>
          <table:table-cell office:value-type="float" office:value="81500" calcext:value-type="float">
            <text:p>81500</text:p>
          </table:table-cell>
          <table:table-cell office:value-type="float" office:value="2598719" calcext:value-type="float">
            <text:p>2598719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6874838" calcext:value-type="float">
            <text:p>6874838</text:p>
          </table:table-cell>
          <table:table-cell office:value-type="float" office:value="82000" calcext:value-type="float">
            <text:p>82000</text:p>
          </table:table-cell>
          <table:table-cell office:value-type="float" office:value="4350960" calcext:value-type="float">
            <text:p>4350960</text:p>
          </table:table-cell>
          <table:table-cell office:value-type="float" office:value="82000" calcext:value-type="float">
            <text:p>82000</text:p>
          </table:table-cell>
          <table:table-cell office:value-type="float" office:value="3551577" calcext:value-type="float">
            <text:p>3551577</text:p>
          </table:table-cell>
          <table:table-cell office:value-type="float" office:value="82000" calcext:value-type="float">
            <text:p>82000</text:p>
          </table:table-cell>
          <table:table-cell office:value-type="float" office:value="2386541" calcext:value-type="float">
            <text:p>238654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6955432" calcext:value-type="float">
            <text:p>6955432</text:p>
          </table:table-cell>
          <table:table-cell office:value-type="float" office:value="82500" calcext:value-type="float">
            <text:p>82500</text:p>
          </table:table-cell>
          <table:table-cell office:value-type="float" office:value="4459416" calcext:value-type="float">
            <text:p>4459416</text:p>
          </table:table-cell>
          <table:table-cell office:value-type="float" office:value="82500" calcext:value-type="float">
            <text:p>82500</text:p>
          </table:table-cell>
          <table:table-cell office:value-type="float" office:value="3621394" calcext:value-type="float">
            <text:p>3621394</text:p>
          </table:table-cell>
          <table:table-cell office:value-type="float" office:value="82500" calcext:value-type="float">
            <text:p>82500</text:p>
          </table:table-cell>
          <table:table-cell office:value-type="float" office:value="2381979" calcext:value-type="float">
            <text:p>2381979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6962100" calcext:value-type="float">
            <text:p>6962100</text:p>
          </table:table-cell>
          <table:table-cell office:value-type="float" office:value="83000" calcext:value-type="float">
            <text:p>83000</text:p>
          </table:table-cell>
          <table:table-cell office:value-type="float" office:value="4529304" calcext:value-type="float">
            <text:p>4529304</text:p>
          </table:table-cell>
          <table:table-cell office:value-type="float" office:value="83000" calcext:value-type="float">
            <text:p>83000</text:p>
          </table:table-cell>
          <table:table-cell office:value-type="float" office:value="3651117" calcext:value-type="float">
            <text:p>3651117</text:p>
          </table:table-cell>
          <table:table-cell office:value-type="float" office:value="83000" calcext:value-type="float">
            <text:p>83000</text:p>
          </table:table-cell>
          <table:table-cell office:value-type="float" office:value="2327280" calcext:value-type="float">
            <text:p>232728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6986229" calcext:value-type="float">
            <text:p>6986229</text:p>
          </table:table-cell>
          <table:table-cell office:value-type="float" office:value="83500" calcext:value-type="float">
            <text:p>83500</text:p>
          </table:table-cell>
          <table:table-cell office:value-type="float" office:value="4591575" calcext:value-type="float">
            <text:p>4591575</text:p>
          </table:table-cell>
          <table:table-cell office:value-type="float" office:value="83500" calcext:value-type="float">
            <text:p>83500</text:p>
          </table:table-cell>
          <table:table-cell office:value-type="float" office:value="3586887" calcext:value-type="float">
            <text:p>3586887</text:p>
          </table:table-cell>
          <table:table-cell office:value-type="float" office:value="83500" calcext:value-type="float">
            <text:p>83500</text:p>
          </table:table-cell>
          <table:table-cell office:value-type="float" office:value="2454133" calcext:value-type="float">
            <text:p>2454133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7033559" calcext:value-type="float">
            <text:p>7033559</text:p>
          </table:table-cell>
          <table:table-cell office:value-type="float" office:value="84000" calcext:value-type="float">
            <text:p>84000</text:p>
          </table:table-cell>
          <table:table-cell office:value-type="float" office:value="4435832" calcext:value-type="float">
            <text:p>4435832</text:p>
          </table:table-cell>
          <table:table-cell office:value-type="float" office:value="84000" calcext:value-type="float">
            <text:p>84000</text:p>
          </table:table-cell>
          <table:table-cell office:value-type="float" office:value="3374140" calcext:value-type="float">
            <text:p>3374140</text:p>
          </table:table-cell>
          <table:table-cell office:value-type="float" office:value="84000" calcext:value-type="float">
            <text:p>84000</text:p>
          </table:table-cell>
          <table:table-cell office:value-type="float" office:value="2384049" calcext:value-type="float">
            <text:p>2384049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7115581" calcext:value-type="float">
            <text:p>7115581</text:p>
          </table:table-cell>
          <table:table-cell office:value-type="float" office:value="84500" calcext:value-type="float">
            <text:p>84500</text:p>
          </table:table-cell>
          <table:table-cell office:value-type="float" office:value="4871799" calcext:value-type="float">
            <text:p>4871799</text:p>
          </table:table-cell>
          <table:table-cell office:value-type="float" office:value="84500" calcext:value-type="float">
            <text:p>84500</text:p>
          </table:table-cell>
          <table:table-cell office:value-type="float" office:value="2762531" calcext:value-type="float">
            <text:p>2762531</text:p>
          </table:table-cell>
          <table:table-cell office:value-type="float" office:value="84500" calcext:value-type="float">
            <text:p>84500</text:p>
          </table:table-cell>
          <table:table-cell office:value-type="float" office:value="2410178" calcext:value-type="float">
            <text:p>241017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7163016" calcext:value-type="float">
            <text:p>7163016</text:p>
          </table:table-cell>
          <table:table-cell office:value-type="float" office:value="85000" calcext:value-type="float">
            <text:p>85000</text:p>
          </table:table-cell>
          <table:table-cell office:value-type="float" office:value="4484168" calcext:value-type="float">
            <text:p>4484168</text:p>
          </table:table-cell>
          <table:table-cell office:value-type="float" office:value="85000" calcext:value-type="float">
            <text:p>85000</text:p>
          </table:table-cell>
          <table:table-cell office:value-type="float" office:value="2769935" calcext:value-type="float">
            <text:p>2769935</text:p>
          </table:table-cell>
          <table:table-cell office:value-type="float" office:value="85000" calcext:value-type="float">
            <text:p>85000</text:p>
          </table:table-cell>
          <table:table-cell office:value-type="float" office:value="2388083" calcext:value-type="float">
            <text:p>2388083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7048192" calcext:value-type="float">
            <text:p>7048192</text:p>
          </table:table-cell>
          <table:table-cell office:value-type="float" office:value="85500" calcext:value-type="float">
            <text:p>85500</text:p>
          </table:table-cell>
          <table:table-cell office:value-type="float" office:value="4854289" calcext:value-type="float">
            <text:p>4854289</text:p>
          </table:table-cell>
          <table:table-cell office:value-type="float" office:value="85500" calcext:value-type="float">
            <text:p>85500</text:p>
          </table:table-cell>
          <table:table-cell office:value-type="float" office:value="2684785" calcext:value-type="float">
            <text:p>2684785</text:p>
          </table:table-cell>
          <table:table-cell office:value-type="float" office:value="85500" calcext:value-type="float">
            <text:p>85500</text:p>
          </table:table-cell>
          <table:table-cell office:value-type="float" office:value="2465876" calcext:value-type="float">
            <text:p>246587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7079396" calcext:value-type="float">
            <text:p>7079396</text:p>
          </table:table-cell>
          <table:table-cell office:value-type="float" office:value="86000" calcext:value-type="float">
            <text:p>86000</text:p>
          </table:table-cell>
          <table:table-cell office:value-type="float" office:value="5354361" calcext:value-type="float">
            <text:p>5354361</text:p>
          </table:table-cell>
          <table:table-cell office:value-type="float" office:value="86000" calcext:value-type="float">
            <text:p>86000</text:p>
          </table:table-cell>
          <table:table-cell office:value-type="float" office:value="2745692" calcext:value-type="float">
            <text:p>2745692</text:p>
          </table:table-cell>
          <table:table-cell office:value-type="float" office:value="86000" calcext:value-type="float">
            <text:p>86000</text:p>
          </table:table-cell>
          <table:table-cell office:value-type="float" office:value="2404887" calcext:value-type="float">
            <text:p>2404887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7165582" calcext:value-type="float">
            <text:p>7165582</text:p>
          </table:table-cell>
          <table:table-cell office:value-type="float" office:value="86500" calcext:value-type="float">
            <text:p>86500</text:p>
          </table:table-cell>
          <table:table-cell office:value-type="float" office:value="4924278" calcext:value-type="float">
            <text:p>4924278</text:p>
          </table:table-cell>
          <table:table-cell office:value-type="float" office:value="86500" calcext:value-type="float">
            <text:p>86500</text:p>
          </table:table-cell>
          <table:table-cell office:value-type="float" office:value="2664695" calcext:value-type="float">
            <text:p>2664695</text:p>
          </table:table-cell>
          <table:table-cell office:value-type="float" office:value="86500" calcext:value-type="float">
            <text:p>86500</text:p>
          </table:table-cell>
          <table:table-cell office:value-type="float" office:value="2426917" calcext:value-type="float">
            <text:p>242691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7383464" calcext:value-type="float">
            <text:p>7383464</text:p>
          </table:table-cell>
          <table:table-cell office:value-type="float" office:value="87000" calcext:value-type="float">
            <text:p>87000</text:p>
          </table:table-cell>
          <table:table-cell office:value-type="float" office:value="5423972" calcext:value-type="float">
            <text:p>5423972</text:p>
          </table:table-cell>
          <table:table-cell office:value-type="float" office:value="87000" calcext:value-type="float">
            <text:p>87000</text:p>
          </table:table-cell>
          <table:table-cell office:value-type="float" office:value="2775935" calcext:value-type="float">
            <text:p>2775935</text:p>
          </table:table-cell>
          <table:table-cell office:value-type="float" office:value="87000" calcext:value-type="float">
            <text:p>87000</text:p>
          </table:table-cell>
          <table:table-cell office:value-type="float" office:value="2468454" calcext:value-type="float">
            <text:p>2468454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7281475" calcext:value-type="float">
            <text:p>7281475</text:p>
          </table:table-cell>
          <table:table-cell office:value-type="float" office:value="87500" calcext:value-type="float">
            <text:p>87500</text:p>
          </table:table-cell>
          <table:table-cell office:value-type="float" office:value="5949331" calcext:value-type="float">
            <text:p>5949331</text:p>
          </table:table-cell>
          <table:table-cell office:value-type="float" office:value="87500" calcext:value-type="float">
            <text:p>87500</text:p>
          </table:table-cell>
          <table:table-cell office:value-type="float" office:value="2624999" calcext:value-type="float">
            <text:p>2624999</text:p>
          </table:table-cell>
          <table:table-cell office:value-type="float" office:value="87500" calcext:value-type="float">
            <text:p>87500</text:p>
          </table:table-cell>
          <table:table-cell office:value-type="float" office:value="2476508" calcext:value-type="float">
            <text:p>247650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7376290" calcext:value-type="float">
            <text:p>7376290</text:p>
          </table:table-cell>
          <table:table-cell office:value-type="float" office:value="88000" calcext:value-type="float">
            <text:p>88000</text:p>
          </table:table-cell>
          <table:table-cell office:value-type="float" office:value="5392344" calcext:value-type="float">
            <text:p>5392344</text:p>
          </table:table-cell>
          <table:table-cell office:value-type="float" office:value="88000" calcext:value-type="float">
            <text:p>88000</text:p>
          </table:table-cell>
          <table:table-cell office:value-type="float" office:value="2713501" calcext:value-type="float">
            <text:p>2713501</text:p>
          </table:table-cell>
          <table:table-cell office:value-type="float" office:value="88000" calcext:value-type="float">
            <text:p>88000</text:p>
          </table:table-cell>
          <table:table-cell office:value-type="float" office:value="2481247" calcext:value-type="float">
            <text:p>2481247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7384497" calcext:value-type="float">
            <text:p>7384497</text:p>
          </table:table-cell>
          <table:table-cell office:value-type="float" office:value="88500" calcext:value-type="float">
            <text:p>88500</text:p>
          </table:table-cell>
          <table:table-cell office:value-type="float" office:value="6188449" calcext:value-type="float">
            <text:p>6188449</text:p>
          </table:table-cell>
          <table:table-cell office:value-type="float" office:value="88500" calcext:value-type="float">
            <text:p>88500</text:p>
          </table:table-cell>
          <table:table-cell office:value-type="float" office:value="2993173" calcext:value-type="float">
            <text:p>2993173</text:p>
          </table:table-cell>
          <table:table-cell office:value-type="float" office:value="88500" calcext:value-type="float">
            <text:p>88500</text:p>
          </table:table-cell>
          <table:table-cell office:value-type="float" office:value="2455714" calcext:value-type="float">
            <text:p>245571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7547938" calcext:value-type="float">
            <text:p>7547938</text:p>
          </table:table-cell>
          <table:table-cell office:value-type="float" office:value="89000" calcext:value-type="float">
            <text:p>89000</text:p>
          </table:table-cell>
          <table:table-cell office:value-type="float" office:value="5052922" calcext:value-type="float">
            <text:p>5052922</text:p>
          </table:table-cell>
          <table:table-cell office:value-type="float" office:value="89000" calcext:value-type="float">
            <text:p>89000</text:p>
          </table:table-cell>
          <table:table-cell office:value-type="float" office:value="3004547" calcext:value-type="float">
            <text:p>3004547</text:p>
          </table:table-cell>
          <table:table-cell office:value-type="float" office:value="89000" calcext:value-type="float">
            <text:p>89000</text:p>
          </table:table-cell>
          <table:table-cell office:value-type="float" office:value="2683927" calcext:value-type="float">
            <text:p>2683927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7537852" calcext:value-type="float">
            <text:p>7537852</text:p>
          </table:table-cell>
          <table:table-cell office:value-type="float" office:value="89500" calcext:value-type="float">
            <text:p>89500</text:p>
          </table:table-cell>
          <table:table-cell office:value-type="float" office:value="5103554" calcext:value-type="float">
            <text:p>5103554</text:p>
          </table:table-cell>
          <table:table-cell office:value-type="float" office:value="89500" calcext:value-type="float">
            <text:p>89500</text:p>
          </table:table-cell>
          <table:table-cell office:value-type="float" office:value="3705081" calcext:value-type="float">
            <text:p>3705081</text:p>
          </table:table-cell>
          <table:table-cell office:value-type="float" office:value="89500" calcext:value-type="float">
            <text:p>89500</text:p>
          </table:table-cell>
          <table:table-cell office:value-type="float" office:value="2484777" calcext:value-type="float">
            <text:p>248477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7543251" calcext:value-type="float">
            <text:p>7543251</text:p>
          </table:table-cell>
          <table:table-cell office:value-type="float" office:value="90000" calcext:value-type="float">
            <text:p>90000</text:p>
          </table:table-cell>
          <table:table-cell office:value-type="float" office:value="4989294" calcext:value-type="float">
            <text:p>4989294</text:p>
          </table:table-cell>
          <table:table-cell office:value-type="float" office:value="90000" calcext:value-type="float">
            <text:p>90000</text:p>
          </table:table-cell>
          <table:table-cell office:value-type="float" office:value="3473970" calcext:value-type="float">
            <text:p>3473970</text:p>
          </table:table-cell>
          <table:table-cell office:value-type="float" office:value="90000" calcext:value-type="float">
            <text:p>90000</text:p>
          </table:table-cell>
          <table:table-cell office:value-type="float" office:value="2754673" calcext:value-type="float">
            <text:p>2754673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7590788" calcext:value-type="float">
            <text:p>7590788</text:p>
          </table:table-cell>
          <table:table-cell office:value-type="float" office:value="90500" calcext:value-type="float">
            <text:p>90500</text:p>
          </table:table-cell>
          <table:table-cell office:value-type="float" office:value="5159498" calcext:value-type="float">
            <text:p>5159498</text:p>
          </table:table-cell>
          <table:table-cell office:value-type="float" office:value="90500" calcext:value-type="float">
            <text:p>90500</text:p>
          </table:table-cell>
          <table:table-cell office:value-type="float" office:value="3722708" calcext:value-type="float">
            <text:p>3722708</text:p>
          </table:table-cell>
          <table:table-cell office:value-type="float" office:value="90500" calcext:value-type="float">
            <text:p>90500</text:p>
          </table:table-cell>
          <table:table-cell office:value-type="float" office:value="2528361" calcext:value-type="float">
            <text:p>2528361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7622294" calcext:value-type="float">
            <text:p>7622294</text:p>
          </table:table-cell>
          <table:table-cell office:value-type="float" office:value="91000" calcext:value-type="float">
            <text:p>91000</text:p>
          </table:table-cell>
          <table:table-cell office:value-type="float" office:value="4892159" calcext:value-type="float">
            <text:p>4892159</text:p>
          </table:table-cell>
          <table:table-cell office:value-type="float" office:value="91000" calcext:value-type="float">
            <text:p>91000</text:p>
          </table:table-cell>
          <table:table-cell office:value-type="float" office:value="3760400" calcext:value-type="float">
            <text:p>3760400</text:p>
          </table:table-cell>
          <table:table-cell office:value-type="float" office:value="91000" calcext:value-type="float">
            <text:p>91000</text:p>
          </table:table-cell>
          <table:table-cell office:value-type="float" office:value="2554039" calcext:value-type="float">
            <text:p>2554039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7753405" calcext:value-type="float">
            <text:p>7753405</text:p>
          </table:table-cell>
          <table:table-cell office:value-type="float" office:value="91500" calcext:value-type="float">
            <text:p>91500</text:p>
          </table:table-cell>
          <table:table-cell office:value-type="float" office:value="4950681" calcext:value-type="float">
            <text:p>4950681</text:p>
          </table:table-cell>
          <table:table-cell office:value-type="float" office:value="91500" calcext:value-type="float">
            <text:p>91500</text:p>
          </table:table-cell>
          <table:table-cell office:value-type="float" office:value="3839339" calcext:value-type="float">
            <text:p>3839339</text:p>
          </table:table-cell>
          <table:table-cell office:value-type="float" office:value="91500" calcext:value-type="float">
            <text:p>91500</text:p>
          </table:table-cell>
          <table:table-cell office:value-type="float" office:value="2534870" calcext:value-type="float">
            <text:p>253487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7698884" calcext:value-type="float">
            <text:p>7698884</text:p>
          </table:table-cell>
          <table:table-cell office:value-type="float" office:value="92000" calcext:value-type="float">
            <text:p>92000</text:p>
          </table:table-cell>
          <table:table-cell office:value-type="float" office:value="5172416" calcext:value-type="float">
            <text:p>5172416</text:p>
          </table:table-cell>
          <table:table-cell office:value-type="float" office:value="92000" calcext:value-type="float">
            <text:p>92000</text:p>
          </table:table-cell>
          <table:table-cell office:value-type="float" office:value="3734833" calcext:value-type="float">
            <text:p>3734833</text:p>
          </table:table-cell>
          <table:table-cell office:value-type="float" office:value="92000" calcext:value-type="float">
            <text:p>92000</text:p>
          </table:table-cell>
          <table:table-cell office:value-type="float" office:value="3008169" calcext:value-type="float">
            <text:p>3008169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7769952" calcext:value-type="float">
            <text:p>7769952</text:p>
          </table:table-cell>
          <table:table-cell office:value-type="float" office:value="92500" calcext:value-type="float">
            <text:p>92500</text:p>
          </table:table-cell>
          <table:table-cell office:value-type="float" office:value="5037106" calcext:value-type="float">
            <text:p>5037106</text:p>
          </table:table-cell>
          <table:table-cell office:value-type="float" office:value="92500" calcext:value-type="float">
            <text:p>92500</text:p>
          </table:table-cell>
          <table:table-cell office:value-type="float" office:value="4188715" calcext:value-type="float">
            <text:p>4188715</text:p>
          </table:table-cell>
          <table:table-cell office:value-type="float" office:value="92500" calcext:value-type="float">
            <text:p>92500</text:p>
          </table:table-cell>
          <table:table-cell office:value-type="float" office:value="2745566" calcext:value-type="float">
            <text:p>274556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7767532" calcext:value-type="float">
            <text:p>7767532</text:p>
          </table:table-cell>
          <table:table-cell office:value-type="float" office:value="93000" calcext:value-type="float">
            <text:p>93000</text:p>
          </table:table-cell>
          <table:table-cell office:value-type="float" office:value="5268474" calcext:value-type="float">
            <text:p>5268474</text:p>
          </table:table-cell>
          <table:table-cell office:value-type="float" office:value="93000" calcext:value-type="float">
            <text:p>93000</text:p>
          </table:table-cell>
          <table:table-cell office:value-type="float" office:value="4649694" calcext:value-type="float">
            <text:p>4649694</text:p>
          </table:table-cell>
          <table:table-cell office:value-type="float" office:value="93000" calcext:value-type="float">
            <text:p>93000</text:p>
          </table:table-cell>
          <table:table-cell office:value-type="float" office:value="2866657" calcext:value-type="float">
            <text:p>2866657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7785707" calcext:value-type="float">
            <text:p>7785707</text:p>
          </table:table-cell>
          <table:table-cell office:value-type="float" office:value="93500" calcext:value-type="float">
            <text:p>93500</text:p>
          </table:table-cell>
          <table:table-cell office:value-type="float" office:value="5031088" calcext:value-type="float">
            <text:p>5031088</text:p>
          </table:table-cell>
          <table:table-cell office:value-type="float" office:value="93500" calcext:value-type="float">
            <text:p>93500</text:p>
          </table:table-cell>
          <table:table-cell office:value-type="float" office:value="4251661" calcext:value-type="float">
            <text:p>4251661</text:p>
          </table:table-cell>
          <table:table-cell office:value-type="float" office:value="93500" calcext:value-type="float">
            <text:p>93500</text:p>
          </table:table-cell>
          <table:table-cell office:value-type="float" office:value="2520012" calcext:value-type="float">
            <text:p>252001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7995169" calcext:value-type="float">
            <text:p>7995169</text:p>
          </table:table-cell>
          <table:table-cell office:value-type="float" office:value="94000" calcext:value-type="float">
            <text:p>94000</text:p>
          </table:table-cell>
          <table:table-cell office:value-type="float" office:value="5234737" calcext:value-type="float">
            <text:p>5234737</text:p>
          </table:table-cell>
          <table:table-cell office:value-type="float" office:value="94000" calcext:value-type="float">
            <text:p>94000</text:p>
          </table:table-cell>
          <table:table-cell office:value-type="float" office:value="4177836" calcext:value-type="float">
            <text:p>4177836</text:p>
          </table:table-cell>
          <table:table-cell office:value-type="float" office:value="94000" calcext:value-type="float">
            <text:p>94000</text:p>
          </table:table-cell>
          <table:table-cell office:value-type="float" office:value="2648726" calcext:value-type="float">
            <text:p>2648726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7942754" calcext:value-type="float">
            <text:p>7942754</text:p>
          </table:table-cell>
          <table:table-cell office:value-type="float" office:value="94500" calcext:value-type="float">
            <text:p>94500</text:p>
          </table:table-cell>
          <table:table-cell office:value-type="float" office:value="4997539" calcext:value-type="float">
            <text:p>4997539</text:p>
          </table:table-cell>
          <table:table-cell office:value-type="float" office:value="94500" calcext:value-type="float">
            <text:p>94500</text:p>
          </table:table-cell>
          <table:table-cell office:value-type="float" office:value="4541071" calcext:value-type="float">
            <text:p>4541071</text:p>
          </table:table-cell>
          <table:table-cell office:value-type="float" office:value="94500" calcext:value-type="float">
            <text:p>94500</text:p>
          </table:table-cell>
          <table:table-cell office:value-type="float" office:value="2652531" calcext:value-type="float">
            <text:p>265253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7940059" calcext:value-type="float">
            <text:p>7940059</text:p>
          </table:table-cell>
          <table:table-cell office:value-type="float" office:value="95000" calcext:value-type="float">
            <text:p>95000</text:p>
          </table:table-cell>
          <table:table-cell office:value-type="float" office:value="5189484" calcext:value-type="float">
            <text:p>5189484</text:p>
          </table:table-cell>
          <table:table-cell office:value-type="float" office:value="95000" calcext:value-type="float">
            <text:p>95000</text:p>
          </table:table-cell>
          <table:table-cell office:value-type="float" office:value="4425034" calcext:value-type="float">
            <text:p>4425034</text:p>
          </table:table-cell>
          <table:table-cell office:value-type="float" office:value="95000" calcext:value-type="float">
            <text:p>95000</text:p>
          </table:table-cell>
          <table:table-cell office:value-type="float" office:value="2590139" calcext:value-type="float">
            <text:p>2590139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8150763" calcext:value-type="float">
            <text:p>8150763</text:p>
          </table:table-cell>
          <table:table-cell office:value-type="float" office:value="95500" calcext:value-type="float">
            <text:p>95500</text:p>
          </table:table-cell>
          <table:table-cell office:value-type="float" office:value="5253316" calcext:value-type="float">
            <text:p>5253316</text:p>
          </table:table-cell>
          <table:table-cell office:value-type="float" office:value="95500" calcext:value-type="float">
            <text:p>95500</text:p>
          </table:table-cell>
          <table:table-cell office:value-type="float" office:value="4178906" calcext:value-type="float">
            <text:p>4178906</text:p>
          </table:table-cell>
          <table:table-cell office:value-type="float" office:value="95500" calcext:value-type="float">
            <text:p>95500</text:p>
          </table:table-cell>
          <table:table-cell office:value-type="float" office:value="2901328" calcext:value-type="float">
            <text:p>2901328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8130815" calcext:value-type="float">
            <text:p>8130815</text:p>
          </table:table-cell>
          <table:table-cell office:value-type="float" office:value="96000" calcext:value-type="float">
            <text:p>96000</text:p>
          </table:table-cell>
          <table:table-cell office:value-type="float" office:value="5271030" calcext:value-type="float">
            <text:p>5271030</text:p>
          </table:table-cell>
          <table:table-cell office:value-type="float" office:value="96000" calcext:value-type="float">
            <text:p>96000</text:p>
          </table:table-cell>
          <table:table-cell office:value-type="float" office:value="4316910" calcext:value-type="float">
            <text:p>4316910</text:p>
          </table:table-cell>
          <table:table-cell office:value-type="float" office:value="96000" calcext:value-type="float">
            <text:p>96000</text:p>
          </table:table-cell>
          <table:table-cell office:value-type="float" office:value="3107177" calcext:value-type="float">
            <text:p>3107177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8172783" calcext:value-type="float">
            <text:p>8172783</text:p>
          </table:table-cell>
          <table:table-cell office:value-type="float" office:value="96500" calcext:value-type="float">
            <text:p>96500</text:p>
          </table:table-cell>
          <table:table-cell office:value-type="float" office:value="5338849" calcext:value-type="float">
            <text:p>5338849</text:p>
          </table:table-cell>
          <table:table-cell office:value-type="float" office:value="96500" calcext:value-type="float">
            <text:p>96500</text:p>
          </table:table-cell>
          <table:table-cell office:value-type="float" office:value="4064086" calcext:value-type="float">
            <text:p>4064086</text:p>
          </table:table-cell>
          <table:table-cell office:value-type="float" office:value="96500" calcext:value-type="float">
            <text:p>96500</text:p>
          </table:table-cell>
          <table:table-cell office:value-type="float" office:value="2665915" calcext:value-type="float">
            <text:p>266591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8191852" calcext:value-type="float">
            <text:p>8191852</text:p>
          </table:table-cell>
          <table:table-cell office:value-type="float" office:value="97000" calcext:value-type="float">
            <text:p>97000</text:p>
          </table:table-cell>
          <table:table-cell office:value-type="float" office:value="5197326" calcext:value-type="float">
            <text:p>5197326</text:p>
          </table:table-cell>
          <table:table-cell office:value-type="float" office:value="97000" calcext:value-type="float">
            <text:p>97000</text:p>
          </table:table-cell>
          <table:table-cell office:value-type="float" office:value="4385894" calcext:value-type="float">
            <text:p>4385894</text:p>
          </table:table-cell>
          <table:table-cell office:value-type="float" office:value="97000" calcext:value-type="float">
            <text:p>97000</text:p>
          </table:table-cell>
          <table:table-cell office:value-type="float" office:value="2554201" calcext:value-type="float">
            <text:p>2554201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8247886" calcext:value-type="float">
            <text:p>8247886</text:p>
          </table:table-cell>
          <table:table-cell office:value-type="float" office:value="97500" calcext:value-type="float">
            <text:p>97500</text:p>
          </table:table-cell>
          <table:table-cell office:value-type="float" office:value="5056155" calcext:value-type="float">
            <text:p>5056155</text:p>
          </table:table-cell>
          <table:table-cell office:value-type="float" office:value="97500" calcext:value-type="float">
            <text:p>97500</text:p>
          </table:table-cell>
          <table:table-cell office:value-type="float" office:value="4244528" calcext:value-type="float">
            <text:p>4244528</text:p>
          </table:table-cell>
          <table:table-cell office:value-type="float" office:value="97500" calcext:value-type="float">
            <text:p>97500</text:p>
          </table:table-cell>
          <table:table-cell office:value-type="float" office:value="2827572" calcext:value-type="float">
            <text:p>282757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8302981" calcext:value-type="float">
            <text:p>8302981</text:p>
          </table:table-cell>
          <table:table-cell office:value-type="float" office:value="98000" calcext:value-type="float">
            <text:p>98000</text:p>
          </table:table-cell>
          <table:table-cell office:value-type="float" office:value="5414003" calcext:value-type="float">
            <text:p>5414003</text:p>
          </table:table-cell>
          <table:table-cell office:value-type="float" office:value="98000" calcext:value-type="float">
            <text:p>98000</text:p>
          </table:table-cell>
          <table:table-cell office:value-type="float" office:value="4250072" calcext:value-type="float">
            <text:p>4250072</text:p>
          </table:table-cell>
          <table:table-cell office:value-type="float" office:value="98000" calcext:value-type="float">
            <text:p>98000</text:p>
          </table:table-cell>
          <table:table-cell office:value-type="float" office:value="2594909" calcext:value-type="float">
            <text:p>2594909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8371413" calcext:value-type="float">
            <text:p>8371413</text:p>
          </table:table-cell>
          <table:table-cell office:value-type="float" office:value="98500" calcext:value-type="float">
            <text:p>98500</text:p>
          </table:table-cell>
          <table:table-cell office:value-type="float" office:value="5387767" calcext:value-type="float">
            <text:p>5387767</text:p>
          </table:table-cell>
          <table:table-cell office:value-type="float" office:value="98500" calcext:value-type="float">
            <text:p>98500</text:p>
          </table:table-cell>
          <table:table-cell office:value-type="float" office:value="4128652" calcext:value-type="float">
            <text:p>4128652</text:p>
          </table:table-cell>
          <table:table-cell office:value-type="float" office:value="98500" calcext:value-type="float">
            <text:p>98500</text:p>
          </table:table-cell>
          <table:table-cell office:value-type="float" office:value="2870817" calcext:value-type="float">
            <text:p>2870817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8277546" calcext:value-type="float">
            <text:p>8277546</text:p>
          </table:table-cell>
          <table:table-cell office:value-type="float" office:value="99000" calcext:value-type="float">
            <text:p>99000</text:p>
          </table:table-cell>
          <table:table-cell office:value-type="float" office:value="5419881" calcext:value-type="float">
            <text:p>5419881</text:p>
          </table:table-cell>
          <table:table-cell office:value-type="float" office:value="99000" calcext:value-type="float">
            <text:p>99000</text:p>
          </table:table-cell>
          <table:table-cell office:value-type="float" office:value="3809033" calcext:value-type="float">
            <text:p>3809033</text:p>
          </table:table-cell>
          <table:table-cell office:value-type="float" office:value="99000" calcext:value-type="float">
            <text:p>99000</text:p>
          </table:table-cell>
          <table:table-cell office:value-type="float" office:value="10935664" calcext:value-type="float">
            <text:p>10935664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8410910" calcext:value-type="float">
            <text:p>8410910</text:p>
          </table:table-cell>
          <table:table-cell office:value-type="float" office:value="99500" calcext:value-type="float">
            <text:p>99500</text:p>
          </table:table-cell>
          <table:table-cell office:value-type="float" office:value="5436788" calcext:value-type="float">
            <text:p>5436788</text:p>
          </table:table-cell>
          <table:table-cell office:value-type="float" office:value="99500" calcext:value-type="float">
            <text:p>99500</text:p>
          </table:table-cell>
          <table:table-cell office:value-type="float" office:value="3617343" calcext:value-type="float">
            <text:p>3617343</text:p>
          </table:table-cell>
          <table:table-cell office:value-type="float" office:value="99500" calcext:value-type="float">
            <text:p>99500</text:p>
          </table:table-cell>
          <table:table-cell office:value-type="float" office:value="2879601" calcext:value-type="float">
            <text:p>28796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447233" calcext:value-type="float">
            <text:p>84472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38297" calcext:value-type="float">
            <text:p>53382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81514" calcext:value-type="float">
            <text:p>34815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93222" calcext:value-type="float">
            <text:p>4093222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8551790" calcext:value-type="float">
            <text:p>8551790</text:p>
          </table:table-cell>
          <table:table-cell office:value-type="float" office:value="100500" calcext:value-type="float">
            <text:p>100500</text:p>
          </table:table-cell>
          <table:table-cell office:value-type="float" office:value="5459352" calcext:value-type="float">
            <text:p>5459352</text:p>
          </table:table-cell>
          <table:table-cell office:value-type="float" office:value="100500" calcext:value-type="float">
            <text:p>100500</text:p>
          </table:table-cell>
          <table:table-cell office:value-type="float" office:value="3307679" calcext:value-type="float">
            <text:p>3307679</text:p>
          </table:table-cell>
          <table:table-cell office:value-type="float" office:value="100500" calcext:value-type="float">
            <text:p>100500</text:p>
          </table:table-cell>
          <table:table-cell office:value-type="float" office:value="2833139" calcext:value-type="float">
            <text:p>2833139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8447485" calcext:value-type="float">
            <text:p>8447485</text:p>
          </table:table-cell>
          <table:table-cell office:value-type="float" office:value="101000" calcext:value-type="float">
            <text:p>101000</text:p>
          </table:table-cell>
          <table:table-cell office:value-type="float" office:value="5395310" calcext:value-type="float">
            <text:p>5395310</text:p>
          </table:table-cell>
          <table:table-cell office:value-type="float" office:value="101000" calcext:value-type="float">
            <text:p>101000</text:p>
          </table:table-cell>
          <table:table-cell office:value-type="float" office:value="3501891" calcext:value-type="float">
            <text:p>3501891</text:p>
          </table:table-cell>
          <table:table-cell office:value-type="float" office:value="101000" calcext:value-type="float">
            <text:p>101000</text:p>
          </table:table-cell>
          <table:table-cell office:value-type="float" office:value="3080520" calcext:value-type="float">
            <text:p>3080520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8530273" calcext:value-type="float">
            <text:p>8530273</text:p>
          </table:table-cell>
          <table:table-cell office:value-type="float" office:value="101500" calcext:value-type="float">
            <text:p>101500</text:p>
          </table:table-cell>
          <table:table-cell office:value-type="float" office:value="5494279" calcext:value-type="float">
            <text:p>5494279</text:p>
          </table:table-cell>
          <table:table-cell office:value-type="float" office:value="101500" calcext:value-type="float">
            <text:p>101500</text:p>
          </table:table-cell>
          <table:table-cell office:value-type="float" office:value="3540351" calcext:value-type="float">
            <text:p>3540351</text:p>
          </table:table-cell>
          <table:table-cell office:value-type="float" office:value="101500" calcext:value-type="float">
            <text:p>101500</text:p>
          </table:table-cell>
          <table:table-cell office:value-type="float" office:value="3021939" calcext:value-type="float">
            <text:p>3021939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8484889" calcext:value-type="float">
            <text:p>8484889</text:p>
          </table:table-cell>
          <table:table-cell office:value-type="float" office:value="102000" calcext:value-type="float">
            <text:p>102000</text:p>
          </table:table-cell>
          <table:table-cell office:value-type="float" office:value="5316028" calcext:value-type="float">
            <text:p>5316028</text:p>
          </table:table-cell>
          <table:table-cell office:value-type="float" office:value="102000" calcext:value-type="float">
            <text:p>102000</text:p>
          </table:table-cell>
          <table:table-cell office:value-type="float" office:value="3482167" calcext:value-type="float">
            <text:p>3482167</text:p>
          </table:table-cell>
          <table:table-cell office:value-type="float" office:value="102000" calcext:value-type="float">
            <text:p>102000</text:p>
          </table:table-cell>
          <table:table-cell office:value-type="float" office:value="2796826" calcext:value-type="float">
            <text:p>2796826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8682985" calcext:value-type="float">
            <text:p>8682985</text:p>
          </table:table-cell>
          <table:table-cell office:value-type="float" office:value="102500" calcext:value-type="float">
            <text:p>102500</text:p>
          </table:table-cell>
          <table:table-cell office:value-type="float" office:value="5549180" calcext:value-type="float">
            <text:p>5549180</text:p>
          </table:table-cell>
          <table:table-cell office:value-type="float" office:value="102500" calcext:value-type="float">
            <text:p>102500</text:p>
          </table:table-cell>
          <table:table-cell office:value-type="float" office:value="3558687" calcext:value-type="float">
            <text:p>3558687</text:p>
          </table:table-cell>
          <table:table-cell office:value-type="float" office:value="102500" calcext:value-type="float">
            <text:p>102500</text:p>
          </table:table-cell>
          <table:table-cell office:value-type="float" office:value="3152569" calcext:value-type="float">
            <text:p>3152569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8680036" calcext:value-type="float">
            <text:p>8680036</text:p>
          </table:table-cell>
          <table:table-cell office:value-type="float" office:value="103000" calcext:value-type="float">
            <text:p>103000</text:p>
          </table:table-cell>
          <table:table-cell office:value-type="float" office:value="5556209" calcext:value-type="float">
            <text:p>5556209</text:p>
          </table:table-cell>
          <table:table-cell office:value-type="float" office:value="103000" calcext:value-type="float">
            <text:p>103000</text:p>
          </table:table-cell>
          <table:table-cell office:value-type="float" office:value="3518174" calcext:value-type="float">
            <text:p>3518174</text:p>
          </table:table-cell>
          <table:table-cell office:value-type="float" office:value="103000" calcext:value-type="float">
            <text:p>103000</text:p>
          </table:table-cell>
          <table:table-cell office:value-type="float" office:value="9941422" calcext:value-type="float">
            <text:p>9941422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8627103" calcext:value-type="float">
            <text:p>8627103</text:p>
          </table:table-cell>
          <table:table-cell office:value-type="float" office:value="103500" calcext:value-type="float">
            <text:p>103500</text:p>
          </table:table-cell>
          <table:table-cell office:value-type="float" office:value="5521564" calcext:value-type="float">
            <text:p>5521564</text:p>
          </table:table-cell>
          <table:table-cell office:value-type="float" office:value="103500" calcext:value-type="float">
            <text:p>103500</text:p>
          </table:table-cell>
          <table:table-cell office:value-type="float" office:value="3365024" calcext:value-type="float">
            <text:p>3365024</text:p>
          </table:table-cell>
          <table:table-cell office:value-type="float" office:value="103500" calcext:value-type="float">
            <text:p>103500</text:p>
          </table:table-cell>
          <table:table-cell office:value-type="float" office:value="9785627" calcext:value-type="float">
            <text:p>9785627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8812733" calcext:value-type="float">
            <text:p>8812733</text:p>
          </table:table-cell>
          <table:table-cell office:value-type="float" office:value="104000" calcext:value-type="float">
            <text:p>104000</text:p>
          </table:table-cell>
          <table:table-cell office:value-type="float" office:value="5675689" calcext:value-type="float">
            <text:p>5675689</text:p>
          </table:table-cell>
          <table:table-cell office:value-type="float" office:value="104000" calcext:value-type="float">
            <text:p>104000</text:p>
          </table:table-cell>
          <table:table-cell office:value-type="float" office:value="3435590" calcext:value-type="float">
            <text:p>3435590</text:p>
          </table:table-cell>
          <table:table-cell office:value-type="float" office:value="104000" calcext:value-type="float">
            <text:p>104000</text:p>
          </table:table-cell>
          <table:table-cell office:value-type="float" office:value="2961022" calcext:value-type="float">
            <text:p>2961022</text:p>
          </table:table-cell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8834093" calcext:value-type="float">
            <text:p>8834093</text:p>
          </table:table-cell>
          <table:table-cell office:value-type="float" office:value="104500" calcext:value-type="float">
            <text:p>104500</text:p>
          </table:table-cell>
          <table:table-cell office:value-type="float" office:value="5654135" calcext:value-type="float">
            <text:p>5654135</text:p>
          </table:table-cell>
          <table:table-cell office:value-type="float" office:value="104500" calcext:value-type="float">
            <text:p>104500</text:p>
          </table:table-cell>
          <table:table-cell office:value-type="float" office:value="3506483" calcext:value-type="float">
            <text:p>3506483</text:p>
          </table:table-cell>
          <table:table-cell office:value-type="float" office:value="104500" calcext:value-type="float">
            <text:p>104500</text:p>
          </table:table-cell>
          <table:table-cell office:value-type="float" office:value="2962835" calcext:value-type="float">
            <text:p>2962835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8795714" calcext:value-type="float">
            <text:p>8795714</text:p>
          </table:table-cell>
          <table:table-cell office:value-type="float" office:value="105000" calcext:value-type="float">
            <text:p>105000</text:p>
          </table:table-cell>
          <table:table-cell office:value-type="float" office:value="5904515" calcext:value-type="float">
            <text:p>5904515</text:p>
          </table:table-cell>
          <table:table-cell office:value-type="float" office:value="105000" calcext:value-type="float">
            <text:p>105000</text:p>
          </table:table-cell>
          <table:table-cell office:value-type="float" office:value="3721740" calcext:value-type="float">
            <text:p>3721740</text:p>
          </table:table-cell>
          <table:table-cell office:value-type="float" office:value="105000" calcext:value-type="float">
            <text:p>105000</text:p>
          </table:table-cell>
          <table:table-cell office:value-type="float" office:value="3174376" calcext:value-type="float">
            <text:p>3174376</text:p>
          </table:table-cell>
        </table:table-row>
        <table:table-row table:style-name="ro1">
          <table:table-cell office:value-type="float" office:value="105500" calcext:value-type="float">
            <text:p>105500</text:p>
          </table:table-cell>
          <table:table-cell office:value-type="float" office:value="8847860" calcext:value-type="float">
            <text:p>8847860</text:p>
          </table:table-cell>
          <table:table-cell office:value-type="float" office:value="105500" calcext:value-type="float">
            <text:p>105500</text:p>
          </table:table-cell>
          <table:table-cell office:value-type="float" office:value="5652923" calcext:value-type="float">
            <text:p>5652923</text:p>
          </table:table-cell>
          <table:table-cell office:value-type="float" office:value="105500" calcext:value-type="float">
            <text:p>105500</text:p>
          </table:table-cell>
          <table:table-cell office:value-type="float" office:value="3571359" calcext:value-type="float">
            <text:p>3571359</text:p>
          </table:table-cell>
          <table:table-cell office:value-type="float" office:value="105500" calcext:value-type="float">
            <text:p>105500</text:p>
          </table:table-cell>
          <table:table-cell office:value-type="float" office:value="2918967" calcext:value-type="float">
            <text:p>2918967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8882773" calcext:value-type="float">
            <text:p>8882773</text:p>
          </table:table-cell>
          <table:table-cell office:value-type="float" office:value="106000" calcext:value-type="float">
            <text:p>106000</text:p>
          </table:table-cell>
          <table:table-cell office:value-type="float" office:value="5508454" calcext:value-type="float">
            <text:p>5508454</text:p>
          </table:table-cell>
          <table:table-cell office:value-type="float" office:value="106000" calcext:value-type="float">
            <text:p>106000</text:p>
          </table:table-cell>
          <table:table-cell office:value-type="float" office:value="3756550" calcext:value-type="float">
            <text:p>3756550</text:p>
          </table:table-cell>
          <table:table-cell office:value-type="float" office:value="106000" calcext:value-type="float">
            <text:p>106000</text:p>
          </table:table-cell>
          <table:table-cell office:value-type="float" office:value="3081656" calcext:value-type="float">
            <text:p>3081656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8859154" calcext:value-type="float">
            <text:p>8859154</text:p>
          </table:table-cell>
          <table:table-cell office:value-type="float" office:value="106500" calcext:value-type="float">
            <text:p>106500</text:p>
          </table:table-cell>
          <table:table-cell office:value-type="float" office:value="5731275" calcext:value-type="float">
            <text:p>5731275</text:p>
          </table:table-cell>
          <table:table-cell office:value-type="float" office:value="106500" calcext:value-type="float">
            <text:p>106500</text:p>
          </table:table-cell>
          <table:table-cell office:value-type="float" office:value="3717318" calcext:value-type="float">
            <text:p>3717318</text:p>
          </table:table-cell>
          <table:table-cell office:value-type="float" office:value="106500" calcext:value-type="float">
            <text:p>106500</text:p>
          </table:table-cell>
          <table:table-cell office:value-type="float" office:value="3274542" calcext:value-type="float">
            <text:p>3274542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8933249" calcext:value-type="float">
            <text:p>8933249</text:p>
          </table:table-cell>
          <table:table-cell office:value-type="float" office:value="107000" calcext:value-type="float">
            <text:p>107000</text:p>
          </table:table-cell>
          <table:table-cell office:value-type="float" office:value="5773760" calcext:value-type="float">
            <text:p>5773760</text:p>
          </table:table-cell>
          <table:table-cell office:value-type="float" office:value="107000" calcext:value-type="float">
            <text:p>107000</text:p>
          </table:table-cell>
          <table:table-cell office:value-type="float" office:value="3619774" calcext:value-type="float">
            <text:p>3619774</text:p>
          </table:table-cell>
          <table:table-cell office:value-type="float" office:value="107000" calcext:value-type="float">
            <text:p>107000</text:p>
          </table:table-cell>
          <table:table-cell office:value-type="float" office:value="3102546" calcext:value-type="float">
            <text:p>3102546</text:p>
          </table:table-cell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float" office:value="9117846" calcext:value-type="float">
            <text:p>9117846</text:p>
          </table:table-cell>
          <table:table-cell office:value-type="float" office:value="107500" calcext:value-type="float">
            <text:p>107500</text:p>
          </table:table-cell>
          <table:table-cell office:value-type="float" office:value="5793930" calcext:value-type="float">
            <text:p>5793930</text:p>
          </table:table-cell>
          <table:table-cell office:value-type="float" office:value="107500" calcext:value-type="float">
            <text:p>107500</text:p>
          </table:table-cell>
          <table:table-cell office:value-type="float" office:value="3747464" calcext:value-type="float">
            <text:p>3747464</text:p>
          </table:table-cell>
          <table:table-cell office:value-type="float" office:value="107500" calcext:value-type="float">
            <text:p>107500</text:p>
          </table:table-cell>
          <table:table-cell office:value-type="float" office:value="3036738" calcext:value-type="float">
            <text:p>3036738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9130921" calcext:value-type="float">
            <text:p>9130921</text:p>
          </table:table-cell>
          <table:table-cell office:value-type="float" office:value="108000" calcext:value-type="float">
            <text:p>108000</text:p>
          </table:table-cell>
          <table:table-cell office:value-type="float" office:value="5857988" calcext:value-type="float">
            <text:p>5857988</text:p>
          </table:table-cell>
          <table:table-cell office:value-type="float" office:value="108000" calcext:value-type="float">
            <text:p>108000</text:p>
          </table:table-cell>
          <table:table-cell office:value-type="float" office:value="3619955" calcext:value-type="float">
            <text:p>3619955</text:p>
          </table:table-cell>
          <table:table-cell office:value-type="float" office:value="108000" calcext:value-type="float">
            <text:p>108000</text:p>
          </table:table-cell>
          <table:table-cell office:value-type="float" office:value="3321945" calcext:value-type="float">
            <text:p>3321945</text:p>
          </table:table-cell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9080178" calcext:value-type="float">
            <text:p>9080178</text:p>
          </table:table-cell>
          <table:table-cell office:value-type="float" office:value="108500" calcext:value-type="float">
            <text:p>108500</text:p>
          </table:table-cell>
          <table:table-cell office:value-type="float" office:value="5869127" calcext:value-type="float">
            <text:p>5869127</text:p>
          </table:table-cell>
          <table:table-cell office:value-type="float" office:value="108500" calcext:value-type="float">
            <text:p>108500</text:p>
          </table:table-cell>
          <table:table-cell office:value-type="float" office:value="3682693" calcext:value-type="float">
            <text:p>3682693</text:p>
          </table:table-cell>
          <table:table-cell office:value-type="float" office:value="108500" calcext:value-type="float">
            <text:p>108500</text:p>
          </table:table-cell>
          <table:table-cell office:value-type="float" office:value="3038279" calcext:value-type="float">
            <text:p>3038279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9295942" calcext:value-type="float">
            <text:p>9295942</text:p>
          </table:table-cell>
          <table:table-cell office:value-type="float" office:value="109000" calcext:value-type="float">
            <text:p>109000</text:p>
          </table:table-cell>
          <table:table-cell office:value-type="float" office:value="5783337" calcext:value-type="float">
            <text:p>5783337</text:p>
          </table:table-cell>
          <table:table-cell office:value-type="float" office:value="109000" calcext:value-type="float">
            <text:p>109000</text:p>
          </table:table-cell>
          <table:table-cell office:value-type="float" office:value="3855394" calcext:value-type="float">
            <text:p>3855394</text:p>
          </table:table-cell>
          <table:table-cell office:value-type="float" office:value="109000" calcext:value-type="float">
            <text:p>109000</text:p>
          </table:table-cell>
          <table:table-cell office:value-type="float" office:value="3158097" calcext:value-type="float">
            <text:p>3158097</text:p>
          </table:table-cell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9307070" calcext:value-type="float">
            <text:p>9307070</text:p>
          </table:table-cell>
          <table:table-cell office:value-type="float" office:value="109500" calcext:value-type="float">
            <text:p>109500</text:p>
          </table:table-cell>
          <table:table-cell office:value-type="float" office:value="5938486" calcext:value-type="float">
            <text:p>5938486</text:p>
          </table:table-cell>
          <table:table-cell office:value-type="float" office:value="109500" calcext:value-type="float">
            <text:p>109500</text:p>
          </table:table-cell>
          <table:table-cell office:value-type="float" office:value="3762863" calcext:value-type="float">
            <text:p>3762863</text:p>
          </table:table-cell>
          <table:table-cell office:value-type="float" office:value="109500" calcext:value-type="float">
            <text:p>109500</text:p>
          </table:table-cell>
          <table:table-cell office:value-type="float" office:value="3241106" calcext:value-type="float">
            <text:p>324110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9224743" calcext:value-type="float">
            <text:p>9224743</text:p>
          </table:table-cell>
          <table:table-cell office:value-type="float" office:value="110000" calcext:value-type="float">
            <text:p>110000</text:p>
          </table:table-cell>
          <table:table-cell office:value-type="float" office:value="5954346" calcext:value-type="float">
            <text:p>5954346</text:p>
          </table:table-cell>
          <table:table-cell office:value-type="float" office:value="110000" calcext:value-type="float">
            <text:p>110000</text:p>
          </table:table-cell>
          <table:table-cell office:value-type="float" office:value="3549606" calcext:value-type="float">
            <text:p>3549606</text:p>
          </table:table-cell>
          <table:table-cell office:value-type="float" office:value="110000" calcext:value-type="float">
            <text:p>110000</text:p>
          </table:table-cell>
          <table:table-cell office:value-type="float" office:value="3535162" calcext:value-type="float">
            <text:p>3535162</text:p>
          </table:table-cell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9362014" calcext:value-type="float">
            <text:p>9362014</text:p>
          </table:table-cell>
          <table:table-cell office:value-type="float" office:value="110500" calcext:value-type="float">
            <text:p>110500</text:p>
          </table:table-cell>
          <table:table-cell office:value-type="float" office:value="6106532" calcext:value-type="float">
            <text:p>6106532</text:p>
          </table:table-cell>
          <table:table-cell office:value-type="float" office:value="110500" calcext:value-type="float">
            <text:p>110500</text:p>
          </table:table-cell>
          <table:table-cell office:value-type="float" office:value="3636415" calcext:value-type="float">
            <text:p>3636415</text:p>
          </table:table-cell>
          <table:table-cell office:value-type="float" office:value="110500" calcext:value-type="float">
            <text:p>110500</text:p>
          </table:table-cell>
          <table:table-cell office:value-type="float" office:value="3336751" calcext:value-type="float">
            <text:p>3336751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9278298" calcext:value-type="float">
            <text:p>9278298</text:p>
          </table:table-cell>
          <table:table-cell office:value-type="float" office:value="111000" calcext:value-type="float">
            <text:p>111000</text:p>
          </table:table-cell>
          <table:table-cell office:value-type="float" office:value="5997279" calcext:value-type="float">
            <text:p>5997279</text:p>
          </table:table-cell>
          <table:table-cell office:value-type="float" office:value="111000" calcext:value-type="float">
            <text:p>111000</text:p>
          </table:table-cell>
          <table:table-cell office:value-type="float" office:value="3799763" calcext:value-type="float">
            <text:p>3799763</text:p>
          </table:table-cell>
          <table:table-cell office:value-type="float" office:value="111000" calcext:value-type="float">
            <text:p>111000</text:p>
          </table:table-cell>
          <table:table-cell office:value-type="float" office:value="3265347" calcext:value-type="float">
            <text:p>3265347</text:p>
          </table:table-cell>
        </table:table-row>
        <table:table-row table:style-name="ro1">
          <table:table-cell office:value-type="float" office:value="111500" calcext:value-type="float">
            <text:p>111500</text:p>
          </table:table-cell>
          <table:table-cell office:value-type="float" office:value="9415490" calcext:value-type="float">
            <text:p>9415490</text:p>
          </table:table-cell>
          <table:table-cell office:value-type="float" office:value="111500" calcext:value-type="float">
            <text:p>111500</text:p>
          </table:table-cell>
          <table:table-cell office:value-type="float" office:value="5900138" calcext:value-type="float">
            <text:p>5900138</text:p>
          </table:table-cell>
          <table:table-cell office:value-type="float" office:value="111500" calcext:value-type="float">
            <text:p>111500</text:p>
          </table:table-cell>
          <table:table-cell office:value-type="float" office:value="3764107" calcext:value-type="float">
            <text:p>3764107</text:p>
          </table:table-cell>
          <table:table-cell office:value-type="float" office:value="111500" calcext:value-type="float">
            <text:p>111500</text:p>
          </table:table-cell>
          <table:table-cell office:value-type="float" office:value="3243980" calcext:value-type="float">
            <text:p>3243980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9387242" calcext:value-type="float">
            <text:p>9387242</text:p>
          </table:table-cell>
          <table:table-cell office:value-type="float" office:value="112000" calcext:value-type="float">
            <text:p>112000</text:p>
          </table:table-cell>
          <table:table-cell office:value-type="float" office:value="6062194" calcext:value-type="float">
            <text:p>6062194</text:p>
          </table:table-cell>
          <table:table-cell office:value-type="float" office:value="112000" calcext:value-type="float">
            <text:p>112000</text:p>
          </table:table-cell>
          <table:table-cell office:value-type="float" office:value="3876244" calcext:value-type="float">
            <text:p>3876244</text:p>
          </table:table-cell>
          <table:table-cell office:value-type="float" office:value="112000" calcext:value-type="float">
            <text:p>112000</text:p>
          </table:table-cell>
          <table:table-cell office:value-type="float" office:value="3195995" calcext:value-type="float">
            <text:p>3195995</text:p>
          </table:table-cell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9476458" calcext:value-type="float">
            <text:p>9476458</text:p>
          </table:table-cell>
          <table:table-cell office:value-type="float" office:value="112500" calcext:value-type="float">
            <text:p>112500</text:p>
          </table:table-cell>
          <table:table-cell office:value-type="float" office:value="6146266" calcext:value-type="float">
            <text:p>6146266</text:p>
          </table:table-cell>
          <table:table-cell office:value-type="float" office:value="112500" calcext:value-type="float">
            <text:p>112500</text:p>
          </table:table-cell>
          <table:table-cell office:value-type="float" office:value="3812912" calcext:value-type="float">
            <text:p>3812912</text:p>
          </table:table-cell>
          <table:table-cell office:value-type="float" office:value="112500" calcext:value-type="float">
            <text:p>112500</text:p>
          </table:table-cell>
          <table:table-cell office:value-type="float" office:value="3383438" calcext:value-type="float">
            <text:p>3383438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9578146" calcext:value-type="float">
            <text:p>9578146</text:p>
          </table:table-cell>
          <table:table-cell office:value-type="float" office:value="113000" calcext:value-type="float">
            <text:p>113000</text:p>
          </table:table-cell>
          <table:table-cell office:value-type="float" office:value="6052530" calcext:value-type="float">
            <text:p>6052530</text:p>
          </table:table-cell>
          <table:table-cell office:value-type="float" office:value="113000" calcext:value-type="float">
            <text:p>113000</text:p>
          </table:table-cell>
          <table:table-cell office:value-type="float" office:value="3754797" calcext:value-type="float">
            <text:p>3754797</text:p>
          </table:table-cell>
          <table:table-cell office:value-type="float" office:value="113000" calcext:value-type="float">
            <text:p>113000</text:p>
          </table:table-cell>
          <table:table-cell office:value-type="float" office:value="3286706" calcext:value-type="float">
            <text:p>3286706</text:p>
          </table:table-cell>
        </table:table-row>
        <table:table-row table:style-name="ro1">
          <table:table-cell office:value-type="float" office:value="113500" calcext:value-type="float">
            <text:p>113500</text:p>
          </table:table-cell>
          <table:table-cell office:value-type="float" office:value="9467467" calcext:value-type="float">
            <text:p>9467467</text:p>
          </table:table-cell>
          <table:table-cell office:value-type="float" office:value="113500" calcext:value-type="float">
            <text:p>113500</text:p>
          </table:table-cell>
          <table:table-cell office:value-type="float" office:value="6035285" calcext:value-type="float">
            <text:p>6035285</text:p>
          </table:table-cell>
          <table:table-cell office:value-type="float" office:value="113500" calcext:value-type="float">
            <text:p>113500</text:p>
          </table:table-cell>
          <table:table-cell office:value-type="float" office:value="3967987" calcext:value-type="float">
            <text:p>3967987</text:p>
          </table:table-cell>
          <table:table-cell office:value-type="float" office:value="113500" calcext:value-type="float">
            <text:p>113500</text:p>
          </table:table-cell>
          <table:table-cell office:value-type="float" office:value="3187369" calcext:value-type="float">
            <text:p>3187369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9591485" calcext:value-type="float">
            <text:p>9591485</text:p>
          </table:table-cell>
          <table:table-cell office:value-type="float" office:value="114000" calcext:value-type="float">
            <text:p>114000</text:p>
          </table:table-cell>
          <table:table-cell office:value-type="float" office:value="6130508" calcext:value-type="float">
            <text:p>6130508</text:p>
          </table:table-cell>
          <table:table-cell office:value-type="float" office:value="114000" calcext:value-type="float">
            <text:p>114000</text:p>
          </table:table-cell>
          <table:table-cell office:value-type="float" office:value="3922480" calcext:value-type="float">
            <text:p>3922480</text:p>
          </table:table-cell>
          <table:table-cell office:value-type="float" office:value="114000" calcext:value-type="float">
            <text:p>114000</text:p>
          </table:table-cell>
          <table:table-cell office:value-type="float" office:value="3260668" calcext:value-type="float">
            <text:p>3260668</text:p>
          </table:table-cell>
        </table:table-row>
        <table:table-row table:style-name="ro1">
          <table:table-cell office:value-type="float" office:value="114500" calcext:value-type="float">
            <text:p>114500</text:p>
          </table:table-cell>
          <table:table-cell office:value-type="float" office:value="9577048" calcext:value-type="float">
            <text:p>9577048</text:p>
          </table:table-cell>
          <table:table-cell office:value-type="float" office:value="114500" calcext:value-type="float">
            <text:p>114500</text:p>
          </table:table-cell>
          <table:table-cell office:value-type="float" office:value="6219498" calcext:value-type="float">
            <text:p>6219498</text:p>
          </table:table-cell>
          <table:table-cell office:value-type="float" office:value="114500" calcext:value-type="float">
            <text:p>114500</text:p>
          </table:table-cell>
          <table:table-cell office:value-type="float" office:value="4010823" calcext:value-type="float">
            <text:p>4010823</text:p>
          </table:table-cell>
          <table:table-cell office:value-type="float" office:value="114500" calcext:value-type="float">
            <text:p>114500</text:p>
          </table:table-cell>
          <table:table-cell office:value-type="float" office:value="3477367" calcext:value-type="float">
            <text:p>3477367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9687168" calcext:value-type="float">
            <text:p>9687168</text:p>
          </table:table-cell>
          <table:table-cell office:value-type="float" office:value="115000" calcext:value-type="float">
            <text:p>115000</text:p>
          </table:table-cell>
          <table:table-cell office:value-type="float" office:value="6213960" calcext:value-type="float">
            <text:p>6213960</text:p>
          </table:table-cell>
          <table:table-cell office:value-type="float" office:value="115000" calcext:value-type="float">
            <text:p>115000</text:p>
          </table:table-cell>
          <table:table-cell office:value-type="float" office:value="3956183" calcext:value-type="float">
            <text:p>3956183</text:p>
          </table:table-cell>
          <table:table-cell office:value-type="float" office:value="115000" calcext:value-type="float">
            <text:p>115000</text:p>
          </table:table-cell>
          <table:table-cell office:value-type="float" office:value="3265256" calcext:value-type="float">
            <text:p>3265256</text:p>
          </table:table-cell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9635329" calcext:value-type="float">
            <text:p>9635329</text:p>
          </table:table-cell>
          <table:table-cell office:value-type="float" office:value="115500" calcext:value-type="float">
            <text:p>115500</text:p>
          </table:table-cell>
          <table:table-cell office:value-type="float" office:value="6223366" calcext:value-type="float">
            <text:p>6223366</text:p>
          </table:table-cell>
          <table:table-cell office:value-type="float" office:value="115500" calcext:value-type="float">
            <text:p>115500</text:p>
          </table:table-cell>
          <table:table-cell office:value-type="float" office:value="3796976" calcext:value-type="float">
            <text:p>3796976</text:p>
          </table:table-cell>
          <table:table-cell office:value-type="float" office:value="115500" calcext:value-type="float">
            <text:p>115500</text:p>
          </table:table-cell>
          <table:table-cell office:value-type="float" office:value="3228202" calcext:value-type="float">
            <text:p>3228202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9958181" calcext:value-type="float">
            <text:p>9958181</text:p>
          </table:table-cell>
          <table:table-cell office:value-type="float" office:value="116000" calcext:value-type="float">
            <text:p>116000</text:p>
          </table:table-cell>
          <table:table-cell office:value-type="float" office:value="6252643" calcext:value-type="float">
            <text:p>6252643</text:p>
          </table:table-cell>
          <table:table-cell office:value-type="float" office:value="116000" calcext:value-type="float">
            <text:p>116000</text:p>
          </table:table-cell>
          <table:table-cell office:value-type="float" office:value="3878560" calcext:value-type="float">
            <text:p>3878560</text:p>
          </table:table-cell>
          <table:table-cell office:value-type="float" office:value="116000" calcext:value-type="float">
            <text:p>116000</text:p>
          </table:table-cell>
          <table:table-cell office:value-type="float" office:value="3179975" calcext:value-type="float">
            <text:p>3179975</text:p>
          </table:table-cell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9912820" calcext:value-type="float">
            <text:p>9912820</text:p>
          </table:table-cell>
          <table:table-cell office:value-type="float" office:value="116500" calcext:value-type="float">
            <text:p>116500</text:p>
          </table:table-cell>
          <table:table-cell office:value-type="float" office:value="6286629" calcext:value-type="float">
            <text:p>6286629</text:p>
          </table:table-cell>
          <table:table-cell office:value-type="float" office:value="116500" calcext:value-type="float">
            <text:p>116500</text:p>
          </table:table-cell>
          <table:table-cell office:value-type="float" office:value="3857814" calcext:value-type="float">
            <text:p>3857814</text:p>
          </table:table-cell>
          <table:table-cell office:value-type="float" office:value="116500" calcext:value-type="float">
            <text:p>116500</text:p>
          </table:table-cell>
          <table:table-cell office:value-type="float" office:value="3377130" calcext:value-type="float">
            <text:p>3377130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9830390" calcext:value-type="float">
            <text:p>9830390</text:p>
          </table:table-cell>
          <table:table-cell office:value-type="float" office:value="117000" calcext:value-type="float">
            <text:p>117000</text:p>
          </table:table-cell>
          <table:table-cell office:value-type="float" office:value="6440694" calcext:value-type="float">
            <text:p>6440694</text:p>
          </table:table-cell>
          <table:table-cell office:value-type="float" office:value="117000" calcext:value-type="float">
            <text:p>117000</text:p>
          </table:table-cell>
          <table:table-cell office:value-type="float" office:value="3843640" calcext:value-type="float">
            <text:p>3843640</text:p>
          </table:table-cell>
          <table:table-cell office:value-type="float" office:value="117000" calcext:value-type="float">
            <text:p>117000</text:p>
          </table:table-cell>
          <table:table-cell office:value-type="float" office:value="3455378" calcext:value-type="float">
            <text:p>3455378</text:p>
          </table:table-cell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10027230" calcext:value-type="float">
            <text:p>10027230</text:p>
          </table:table-cell>
          <table:table-cell office:value-type="float" office:value="117500" calcext:value-type="float">
            <text:p>117500</text:p>
          </table:table-cell>
          <table:table-cell office:value-type="float" office:value="6452764" calcext:value-type="float">
            <text:p>6452764</text:p>
          </table:table-cell>
          <table:table-cell office:value-type="float" office:value="117500" calcext:value-type="float">
            <text:p>117500</text:p>
          </table:table-cell>
          <table:table-cell office:value-type="float" office:value="4192169" calcext:value-type="float">
            <text:p>4192169</text:p>
          </table:table-cell>
          <table:table-cell office:value-type="float" office:value="117500" calcext:value-type="float">
            <text:p>117500</text:p>
          </table:table-cell>
          <table:table-cell office:value-type="float" office:value="3424473" calcext:value-type="float">
            <text:p>3424473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10241515" calcext:value-type="float">
            <text:p>1024151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203919" calcext:value-type="float">
            <text:p>6203919</text:p>
          </table:table-cell>
          <table:table-cell office:value-type="float" office:value="118000" calcext:value-type="float">
            <text:p>118000</text:p>
          </table:table-cell>
          <table:table-cell office:value-type="float" office:value="4045003" calcext:value-type="float">
            <text:p>4045003</text:p>
          </table:table-cell>
          <table:table-cell office:value-type="float" office:value="118000" calcext:value-type="float">
            <text:p>118000</text:p>
          </table:table-cell>
          <table:table-cell office:value-type="float" office:value="3374359" calcext:value-type="float">
            <text:p>3374359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9996688" calcext:value-type="float">
            <text:p>9996688</text:p>
          </table:table-cell>
          <table:table-cell office:value-type="float" office:value="118500" calcext:value-type="float">
            <text:p>118500</text:p>
          </table:table-cell>
          <table:table-cell office:value-type="float" office:value="6517907" calcext:value-type="float">
            <text:p>6517907</text:p>
          </table:table-cell>
          <table:table-cell office:value-type="float" office:value="118500" calcext:value-type="float">
            <text:p>118500</text:p>
          </table:table-cell>
          <table:table-cell office:value-type="float" office:value="3887586" calcext:value-type="float">
            <text:p>3887586</text:p>
          </table:table-cell>
          <table:table-cell office:value-type="float" office:value="118500" calcext:value-type="float">
            <text:p>118500</text:p>
          </table:table-cell>
          <table:table-cell office:value-type="float" office:value="3460991" calcext:value-type="float">
            <text:p>3460991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10019097" calcext:value-type="float">
            <text:p>10019097</text:p>
          </table:table-cell>
          <table:table-cell office:value-type="float" office:value="119000" calcext:value-type="float">
            <text:p>119000</text:p>
          </table:table-cell>
          <table:table-cell office:value-type="float" office:value="6426501" calcext:value-type="float">
            <text:p>6426501</text:p>
          </table:table-cell>
          <table:table-cell office:value-type="float" office:value="119000" calcext:value-type="float">
            <text:p>119000</text:p>
          </table:table-cell>
          <table:table-cell office:value-type="float" office:value="3967150" calcext:value-type="float">
            <text:p>3967150</text:p>
          </table:table-cell>
          <table:table-cell office:value-type="float" office:value="119000" calcext:value-type="float">
            <text:p>119000</text:p>
          </table:table-cell>
          <table:table-cell office:value-type="float" office:value="3282536" calcext:value-type="float">
            <text:p>3282536</text:p>
          </table:table-cell>
        </table:table-row>
        <table:table-row table:style-name="ro1">
          <table:table-cell office:value-type="float" office:value="119500" calcext:value-type="float">
            <text:p>119500</text:p>
          </table:table-cell>
          <table:table-cell office:value-type="float" office:value="9995833" calcext:value-type="float">
            <text:p>9995833</text:p>
          </table:table-cell>
          <table:table-cell office:value-type="float" office:value="119500" calcext:value-type="float">
            <text:p>119500</text:p>
          </table:table-cell>
          <table:table-cell office:value-type="float" office:value="6325127" calcext:value-type="float">
            <text:p>6325127</text:p>
          </table:table-cell>
          <table:table-cell office:value-type="float" office:value="119500" calcext:value-type="float">
            <text:p>119500</text:p>
          </table:table-cell>
          <table:table-cell office:value-type="float" office:value="4010185" calcext:value-type="float">
            <text:p>4010185</text:p>
          </table:table-cell>
          <table:table-cell office:value-type="float" office:value="119500" calcext:value-type="float">
            <text:p>119500</text:p>
          </table:table-cell>
          <table:table-cell office:value-type="float" office:value="3850843" calcext:value-type="float">
            <text:p>385084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0318299" calcext:value-type="float">
            <text:p>10318299</text:p>
          </table:table-cell>
          <table:table-cell office:value-type="float" office:value="120000" calcext:value-type="float">
            <text:p>120000</text:p>
          </table:table-cell>
          <table:table-cell office:value-type="float" office:value="6462461" calcext:value-type="float">
            <text:p>6462461</text:p>
          </table:table-cell>
          <table:table-cell office:value-type="float" office:value="120000" calcext:value-type="float">
            <text:p>120000</text:p>
          </table:table-cell>
          <table:table-cell office:value-type="float" office:value="4000278" calcext:value-type="float">
            <text:p>4000278</text:p>
          </table:table-cell>
          <table:table-cell office:value-type="float" office:value="120000" calcext:value-type="float">
            <text:p>120000</text:p>
          </table:table-cell>
          <table:table-cell office:value-type="float" office:value="3447821" calcext:value-type="float">
            <text:p>3447821</text:p>
          </table:table-cell>
        </table:table-row>
        <table:table-row table:style-name="ro1">
          <table:table-cell office:value-type="float" office:value="120500" calcext:value-type="float">
            <text:p>120500</text:p>
          </table:table-cell>
          <table:table-cell office:value-type="float" office:value="10270752" calcext:value-type="float">
            <text:p>10270752</text:p>
          </table:table-cell>
          <table:table-cell office:value-type="float" office:value="120500" calcext:value-type="float">
            <text:p>120500</text:p>
          </table:table-cell>
          <table:table-cell office:value-type="float" office:value="6546841" calcext:value-type="float">
            <text:p>6546841</text:p>
          </table:table-cell>
          <table:table-cell office:value-type="float" office:value="120500" calcext:value-type="float">
            <text:p>120500</text:p>
          </table:table-cell>
          <table:table-cell office:value-type="float" office:value="4110858" calcext:value-type="float">
            <text:p>4110858</text:p>
          </table:table-cell>
          <table:table-cell office:value-type="float" office:value="120500" calcext:value-type="float">
            <text:p>120500</text:p>
          </table:table-cell>
          <table:table-cell office:value-type="float" office:value="3414945" calcext:value-type="float">
            <text:p>3414945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10154191" calcext:value-type="float">
            <text:p>10154191</text:p>
          </table:table-cell>
          <table:table-cell office:value-type="float" office:value="121000" calcext:value-type="float">
            <text:p>121000</text:p>
          </table:table-cell>
          <table:table-cell office:value-type="float" office:value="6517043" calcext:value-type="float">
            <text:p>6517043</text:p>
          </table:table-cell>
          <table:table-cell office:value-type="float" office:value="121000" calcext:value-type="float">
            <text:p>121000</text:p>
          </table:table-cell>
          <table:table-cell office:value-type="float" office:value="4079912" calcext:value-type="float">
            <text:p>4079912</text:p>
          </table:table-cell>
          <table:table-cell office:value-type="float" office:value="121000" calcext:value-type="float">
            <text:p>121000</text:p>
          </table:table-cell>
          <table:table-cell office:value-type="float" office:value="3847199" calcext:value-type="float">
            <text:p>3847199</text:p>
          </table:table-cell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10295893" calcext:value-type="float">
            <text:p>10295893</text:p>
          </table:table-cell>
          <table:table-cell office:value-type="float" office:value="121500" calcext:value-type="float">
            <text:p>121500</text:p>
          </table:table-cell>
          <table:table-cell office:value-type="float" office:value="6405068" calcext:value-type="float">
            <text:p>6405068</text:p>
          </table:table-cell>
          <table:table-cell office:value-type="float" office:value="121500" calcext:value-type="float">
            <text:p>121500</text:p>
          </table:table-cell>
          <table:table-cell office:value-type="float" office:value="4151152" calcext:value-type="float">
            <text:p>4151152</text:p>
          </table:table-cell>
          <table:table-cell office:value-type="float" office:value="121500" calcext:value-type="float">
            <text:p>121500</text:p>
          </table:table-cell>
          <table:table-cell office:value-type="float" office:value="3401704" calcext:value-type="float">
            <text:p>3401704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10317875" calcext:value-type="float">
            <text:p>10317875</text:p>
          </table:table-cell>
          <table:table-cell office:value-type="float" office:value="122000" calcext:value-type="float">
            <text:p>122000</text:p>
          </table:table-cell>
          <table:table-cell office:value-type="float" office:value="6423037" calcext:value-type="float">
            <text:p>6423037</text:p>
          </table:table-cell>
          <table:table-cell office:value-type="float" office:value="122000" calcext:value-type="float">
            <text:p>122000</text:p>
          </table:table-cell>
          <table:table-cell office:value-type="float" office:value="4025708" calcext:value-type="float">
            <text:p>4025708</text:p>
          </table:table-cell>
          <table:table-cell office:value-type="float" office:value="122000" calcext:value-type="float">
            <text:p>122000</text:p>
          </table:table-cell>
          <table:table-cell office:value-type="float" office:value="3379394" calcext:value-type="float">
            <text:p>3379394</text:p>
          </table:table-cell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10323505" calcext:value-type="float">
            <text:p>10323505</text:p>
          </table:table-cell>
          <table:table-cell office:value-type="float" office:value="122500" calcext:value-type="float">
            <text:p>122500</text:p>
          </table:table-cell>
          <table:table-cell office:value-type="float" office:value="6719256" calcext:value-type="float">
            <text:p>6719256</text:p>
          </table:table-cell>
          <table:table-cell office:value-type="float" office:value="122500" calcext:value-type="float">
            <text:p>122500</text:p>
          </table:table-cell>
          <table:table-cell office:value-type="float" office:value="4069493" calcext:value-type="float">
            <text:p>4069493</text:p>
          </table:table-cell>
          <table:table-cell office:value-type="float" office:value="122500" calcext:value-type="float">
            <text:p>122500</text:p>
          </table:table-cell>
          <table:table-cell office:value-type="float" office:value="3309719" calcext:value-type="float">
            <text:p>3309719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0899885" calcext:value-type="float">
            <text:p>10899885</text:p>
          </table:table-cell>
          <table:table-cell office:value-type="float" office:value="123000" calcext:value-type="float">
            <text:p>123000</text:p>
          </table:table-cell>
          <table:table-cell office:value-type="float" office:value="7203594" calcext:value-type="float">
            <text:p>7203594</text:p>
          </table:table-cell>
          <table:table-cell office:value-type="float" office:value="123000" calcext:value-type="float">
            <text:p>123000</text:p>
          </table:table-cell>
          <table:table-cell office:value-type="float" office:value="4878604" calcext:value-type="float">
            <text:p>4878604</text:p>
          </table:table-cell>
          <table:table-cell office:value-type="float" office:value="123000" calcext:value-type="float">
            <text:p>123000</text:p>
          </table:table-cell>
          <table:table-cell office:value-type="float" office:value="4177026" calcext:value-type="float">
            <text:p>4177026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11344945" calcext:value-type="float">
            <text:p>11344945</text:p>
          </table:table-cell>
          <table:table-cell office:value-type="float" office:value="123500" calcext:value-type="float">
            <text:p>123500</text:p>
          </table:table-cell>
          <table:table-cell office:value-type="float" office:value="7235806" calcext:value-type="float">
            <text:p>7235806</text:p>
          </table:table-cell>
          <table:table-cell office:value-type="float" office:value="123500" calcext:value-type="float">
            <text:p>123500</text:p>
          </table:table-cell>
          <table:table-cell office:value-type="float" office:value="5176435" calcext:value-type="float">
            <text:p>5176435</text:p>
          </table:table-cell>
          <table:table-cell office:value-type="float" office:value="123500" calcext:value-type="float">
            <text:p>123500</text:p>
          </table:table-cell>
          <table:table-cell office:value-type="float" office:value="3853035" calcext:value-type="float">
            <text:p>3853035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10953260" calcext:value-type="float">
            <text:p>10953260</text:p>
          </table:table-cell>
          <table:table-cell office:value-type="float" office:value="124000" calcext:value-type="float">
            <text:p>124000</text:p>
          </table:table-cell>
          <table:table-cell office:value-type="float" office:value="6943354" calcext:value-type="float">
            <text:p>6943354</text:p>
          </table:table-cell>
          <table:table-cell office:value-type="float" office:value="124000" calcext:value-type="float">
            <text:p>124000</text:p>
          </table:table-cell>
          <table:table-cell office:value-type="float" office:value="5574212" calcext:value-type="float">
            <text:p>5574212</text:p>
          </table:table-cell>
          <table:table-cell office:value-type="float" office:value="124000" calcext:value-type="float">
            <text:p>124000</text:p>
          </table:table-cell>
          <table:table-cell office:value-type="float" office:value="4364887" calcext:value-type="float">
            <text:p>4364887</text:p>
          </table:table-cell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11169502" calcext:value-type="float">
            <text:p>11169502</text:p>
          </table:table-cell>
          <table:table-cell office:value-type="float" office:value="124500" calcext:value-type="float">
            <text:p>124500</text:p>
          </table:table-cell>
          <table:table-cell office:value-type="float" office:value="7512104" calcext:value-type="float">
            <text:p>7512104</text:p>
          </table:table-cell>
          <table:table-cell office:value-type="float" office:value="124500" calcext:value-type="float">
            <text:p>124500</text:p>
          </table:table-cell>
          <table:table-cell office:value-type="float" office:value="4578701" calcext:value-type="float">
            <text:p>4578701</text:p>
          </table:table-cell>
          <table:table-cell office:value-type="float" office:value="124500" calcext:value-type="float">
            <text:p>124500</text:p>
          </table:table-cell>
          <table:table-cell office:value-type="float" office:value="4218583" calcext:value-type="float">
            <text:p>421858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1226831" calcext:value-type="float">
            <text:p>112268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83253" calcext:value-type="float">
            <text:p>7383253</text:p>
          </table:table-cell>
          <table:table-cell office:value-type="float" office:value="125000" calcext:value-type="float">
            <text:p>125000</text:p>
          </table:table-cell>
          <table:table-cell office:value-type="float" office:value="4846187" calcext:value-type="float">
            <text:p>4846187</text:p>
          </table:table-cell>
          <table:table-cell office:value-type="float" office:value="125000" calcext:value-type="float">
            <text:p>125000</text:p>
          </table:table-cell>
          <table:table-cell office:value-type="float" office:value="3940140" calcext:value-type="float">
            <text:p>3940140</text:p>
          </table:table-cell>
        </table:table-row>
        <table:table-row table:style-name="ro1">
          <table:table-cell office:value-type="float" office:value="125500" calcext:value-type="float">
            <text:p>125500</text:p>
          </table:table-cell>
          <table:table-cell office:value-type="float" office:value="11335847" calcext:value-type="float">
            <text:p>11335847</text:p>
          </table:table-cell>
          <table:table-cell office:value-type="float" office:value="125500" calcext:value-type="float">
            <text:p>125500</text:p>
          </table:table-cell>
          <table:table-cell office:value-type="float" office:value="7460902" calcext:value-type="float">
            <text:p>7460902</text:p>
          </table:table-cell>
          <table:table-cell office:value-type="float" office:value="125500" calcext:value-type="float">
            <text:p>125500</text:p>
          </table:table-cell>
          <table:table-cell office:value-type="float" office:value="4753697" calcext:value-type="float">
            <text:p>4753697</text:p>
          </table:table-cell>
          <table:table-cell office:value-type="float" office:value="125500" calcext:value-type="float">
            <text:p>125500</text:p>
          </table:table-cell>
          <table:table-cell office:value-type="float" office:value="3726773" calcext:value-type="float">
            <text:p>3726773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1461056" calcext:value-type="float">
            <text:p>11461056</text:p>
          </table:table-cell>
          <table:table-cell office:value-type="float" office:value="126000" calcext:value-type="float">
            <text:p>126000</text:p>
          </table:table-cell>
          <table:table-cell office:value-type="float" office:value="7415707" calcext:value-type="float">
            <text:p>7415707</text:p>
          </table:table-cell>
          <table:table-cell office:value-type="float" office:value="126000" calcext:value-type="float">
            <text:p>126000</text:p>
          </table:table-cell>
          <table:table-cell office:value-type="float" office:value="4478677" calcext:value-type="float">
            <text:p>4478677</text:p>
          </table:table-cell>
          <table:table-cell office:value-type="float" office:value="126000" calcext:value-type="float">
            <text:p>126000</text:p>
          </table:table-cell>
          <table:table-cell office:value-type="float" office:value="3779141" calcext:value-type="float">
            <text:p>3779141</text:p>
          </table:table-cell>
        </table:table-row>
        <table:table-row table:style-name="ro1">
          <table:table-cell office:value-type="float" office:value="126500" calcext:value-type="float">
            <text:p>126500</text:p>
          </table:table-cell>
          <table:table-cell office:value-type="float" office:value="11248884" calcext:value-type="float">
            <text:p>11248884</text:p>
          </table:table-cell>
          <table:table-cell office:value-type="float" office:value="126500" calcext:value-type="float">
            <text:p>126500</text:p>
          </table:table-cell>
          <table:table-cell office:value-type="float" office:value="7557739" calcext:value-type="float">
            <text:p>7557739</text:p>
          </table:table-cell>
          <table:table-cell office:value-type="float" office:value="126500" calcext:value-type="float">
            <text:p>126500</text:p>
          </table:table-cell>
          <table:table-cell office:value-type="float" office:value="4942070" calcext:value-type="float">
            <text:p>4942070</text:p>
          </table:table-cell>
          <table:table-cell office:value-type="float" office:value="126500" calcext:value-type="float">
            <text:p>126500</text:p>
          </table:table-cell>
          <table:table-cell office:value-type="float" office:value="3893303" calcext:value-type="float">
            <text:p>3893303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11128764" calcext:value-type="float">
            <text:p>11128764</text:p>
          </table:table-cell>
          <table:table-cell office:value-type="float" office:value="127000" calcext:value-type="float">
            <text:p>127000</text:p>
          </table:table-cell>
          <table:table-cell office:value-type="float" office:value="7501376" calcext:value-type="float">
            <text:p>7501376</text:p>
          </table:table-cell>
          <table:table-cell office:value-type="float" office:value="127000" calcext:value-type="float">
            <text:p>127000</text:p>
          </table:table-cell>
          <table:table-cell office:value-type="float" office:value="4874057" calcext:value-type="float">
            <text:p>4874057</text:p>
          </table:table-cell>
          <table:table-cell office:value-type="float" office:value="127000" calcext:value-type="float">
            <text:p>127000</text:p>
          </table:table-cell>
          <table:table-cell office:value-type="float" office:value="4251861" calcext:value-type="float">
            <text:p>4251861</text:p>
          </table:table-cell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11404049" calcext:value-type="float">
            <text:p>11404049</text:p>
          </table:table-cell>
          <table:table-cell office:value-type="float" office:value="127500" calcext:value-type="float">
            <text:p>127500</text:p>
          </table:table-cell>
          <table:table-cell office:value-type="float" office:value="7433265" calcext:value-type="float">
            <text:p>7433265</text:p>
          </table:table-cell>
          <table:table-cell office:value-type="float" office:value="127500" calcext:value-type="float">
            <text:p>127500</text:p>
          </table:table-cell>
          <table:table-cell office:value-type="float" office:value="5286021" calcext:value-type="float">
            <text:p>5286021</text:p>
          </table:table-cell>
          <table:table-cell office:value-type="float" office:value="127500" calcext:value-type="float">
            <text:p>127500</text:p>
          </table:table-cell>
          <table:table-cell office:value-type="float" office:value="6021540" calcext:value-type="float">
            <text:p>6021540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1256366" calcext:value-type="float">
            <text:p>11256366</text:p>
          </table:table-cell>
          <table:table-cell office:value-type="float" office:value="128000" calcext:value-type="float">
            <text:p>128000</text:p>
          </table:table-cell>
          <table:table-cell office:value-type="float" office:value="7615044" calcext:value-type="float">
            <text:p>761504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704440" calcext:value-type="float">
            <text:p>4704440</text:p>
          </table:table-cell>
          <table:table-cell office:value-type="float" office:value="128000" calcext:value-type="float">
            <text:p>128000</text:p>
          </table:table-cell>
          <table:table-cell office:value-type="float" office:value="4310279" calcext:value-type="float">
            <text:p>4310279</text:p>
          </table:table-cell>
        </table:table-row>
        <table:table-row table:style-name="ro1">
          <table:table-cell office:value-type="float" office:value="128500" calcext:value-type="float">
            <text:p>128500</text:p>
          </table:table-cell>
          <table:table-cell office:value-type="float" office:value="11391167" calcext:value-type="float">
            <text:p>11391167</text:p>
          </table:table-cell>
          <table:table-cell office:value-type="float" office:value="128500" calcext:value-type="float">
            <text:p>128500</text:p>
          </table:table-cell>
          <table:table-cell office:value-type="float" office:value="7297040" calcext:value-type="float">
            <text:p>7297040</text:p>
          </table:table-cell>
          <table:table-cell office:value-type="float" office:value="128500" calcext:value-type="float">
            <text:p>128500</text:p>
          </table:table-cell>
          <table:table-cell office:value-type="float" office:value="4937775" calcext:value-type="float">
            <text:p>4937775</text:p>
          </table:table-cell>
          <table:table-cell office:value-type="float" office:value="128500" calcext:value-type="float">
            <text:p>128500</text:p>
          </table:table-cell>
          <table:table-cell office:value-type="float" office:value="3631515" calcext:value-type="float">
            <text:p>3631515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11293065" calcext:value-type="float">
            <text:p>11293065</text:p>
          </table:table-cell>
          <table:table-cell office:value-type="float" office:value="129000" calcext:value-type="float">
            <text:p>129000</text:p>
          </table:table-cell>
          <table:table-cell office:value-type="float" office:value="7648997" calcext:value-type="float">
            <text:p>7648997</text:p>
          </table:table-cell>
          <table:table-cell office:value-type="float" office:value="129000" calcext:value-type="float">
            <text:p>129000</text:p>
          </table:table-cell>
          <table:table-cell office:value-type="float" office:value="4987586" calcext:value-type="float">
            <text:p>4987586</text:p>
          </table:table-cell>
          <table:table-cell office:value-type="float" office:value="129000" calcext:value-type="float">
            <text:p>129000</text:p>
          </table:table-cell>
          <table:table-cell office:value-type="float" office:value="4509860" calcext:value-type="float">
            <text:p>4509860</text:p>
          </table:table-cell>
        </table:table-row>
        <table:table-row table:style-name="ro1">
          <table:table-cell office:value-type="float" office:value="129500" calcext:value-type="float">
            <text:p>129500</text:p>
          </table:table-cell>
          <table:table-cell office:value-type="float" office:value="11398754" calcext:value-type="float">
            <text:p>11398754</text:p>
          </table:table-cell>
          <table:table-cell office:value-type="float" office:value="129500" calcext:value-type="float">
            <text:p>129500</text:p>
          </table:table-cell>
          <table:table-cell office:value-type="float" office:value="7538144" calcext:value-type="float">
            <text:p>7538144</text:p>
          </table:table-cell>
          <table:table-cell office:value-type="float" office:value="129500" calcext:value-type="float">
            <text:p>129500</text:p>
          </table:table-cell>
          <table:table-cell office:value-type="float" office:value="5074597" calcext:value-type="float">
            <text:p>5074597</text:p>
          </table:table-cell>
          <table:table-cell office:value-type="float" office:value="129500" calcext:value-type="float">
            <text:p>129500</text:p>
          </table:table-cell>
          <table:table-cell office:value-type="float" office:value="4057268" calcext:value-type="float">
            <text:p>405726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1977815" calcext:value-type="float">
            <text:p>11977815</text:p>
          </table:table-cell>
          <table:table-cell office:value-type="float" office:value="130000" calcext:value-type="float">
            <text:p>130000</text:p>
          </table:table-cell>
          <table:table-cell office:value-type="float" office:value="7549165" calcext:value-type="float">
            <text:p>7549165</text:p>
          </table:table-cell>
          <table:table-cell office:value-type="float" office:value="130000" calcext:value-type="float">
            <text:p>130000</text:p>
          </table:table-cell>
          <table:table-cell office:value-type="float" office:value="5323984" calcext:value-type="float">
            <text:p>5323984</text:p>
          </table:table-cell>
          <table:table-cell office:value-type="float" office:value="130000" calcext:value-type="float">
            <text:p>130000</text:p>
          </table:table-cell>
          <table:table-cell office:value-type="float" office:value="3998437" calcext:value-type="float">
            <text:p>3998437</text:p>
          </table:table-cell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11651671" calcext:value-type="float">
            <text:p>11651671</text:p>
          </table:table-cell>
          <table:table-cell office:value-type="float" office:value="130500" calcext:value-type="float">
            <text:p>130500</text:p>
          </table:table-cell>
          <table:table-cell office:value-type="float" office:value="7774119" calcext:value-type="float">
            <text:p>7774119</text:p>
          </table:table-cell>
          <table:table-cell office:value-type="float" office:value="130500" calcext:value-type="float">
            <text:p>130500</text:p>
          </table:table-cell>
          <table:table-cell office:value-type="float" office:value="4780273" calcext:value-type="float">
            <text:p>4780273</text:p>
          </table:table-cell>
          <table:table-cell office:value-type="float" office:value="130500" calcext:value-type="float">
            <text:p>130500</text:p>
          </table:table-cell>
          <table:table-cell office:value-type="float" office:value="4430282" calcext:value-type="float">
            <text:p>4430282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11555682" calcext:value-type="float">
            <text:p>11555682</text:p>
          </table:table-cell>
          <table:table-cell office:value-type="float" office:value="131000" calcext:value-type="float">
            <text:p>131000</text:p>
          </table:table-cell>
          <table:table-cell office:value-type="float" office:value="7773447" calcext:value-type="float">
            <text:p>7773447</text:p>
          </table:table-cell>
          <table:table-cell office:value-type="float" office:value="131000" calcext:value-type="float">
            <text:p>131000</text:p>
          </table:table-cell>
          <table:table-cell office:value-type="float" office:value="5145173" calcext:value-type="float">
            <text:p>5145173</text:p>
          </table:table-cell>
          <table:table-cell office:value-type="float" office:value="131000" calcext:value-type="float">
            <text:p>131000</text:p>
          </table:table-cell>
          <table:table-cell office:value-type="float" office:value="4291419" calcext:value-type="float">
            <text:p>4291419</text:p>
          </table:table-cell>
        </table:table-row>
        <table:table-row table:style-name="ro1">
          <table:table-cell office:value-type="float" office:value="131500" calcext:value-type="float">
            <text:p>131500</text:p>
          </table:table-cell>
          <table:table-cell office:value-type="float" office:value="11808302" calcext:value-type="float">
            <text:p>11808302</text:p>
          </table:table-cell>
          <table:table-cell office:value-type="float" office:value="131500" calcext:value-type="float">
            <text:p>131500</text:p>
          </table:table-cell>
          <table:table-cell office:value-type="float" office:value="7746967" calcext:value-type="float">
            <text:p>7746967</text:p>
          </table:table-cell>
          <table:table-cell office:value-type="float" office:value="131500" calcext:value-type="float">
            <text:p>131500</text:p>
          </table:table-cell>
          <table:table-cell office:value-type="float" office:value="4922686" calcext:value-type="float">
            <text:p>4922686</text:p>
          </table:table-cell>
          <table:table-cell office:value-type="float" office:value="131500" calcext:value-type="float">
            <text:p>131500</text:p>
          </table:table-cell>
          <table:table-cell office:value-type="float" office:value="5871026" calcext:value-type="float">
            <text:p>5871026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11869786" calcext:value-type="float">
            <text:p>11869786</text:p>
          </table:table-cell>
          <table:table-cell office:value-type="float" office:value="132000" calcext:value-type="float">
            <text:p>132000</text:p>
          </table:table-cell>
          <table:table-cell office:value-type="float" office:value="7382960" calcext:value-type="float">
            <text:p>7382960</text:p>
          </table:table-cell>
          <table:table-cell office:value-type="float" office:value="132000" calcext:value-type="float">
            <text:p>132000</text:p>
          </table:table-cell>
          <table:table-cell office:value-type="float" office:value="4154371" calcext:value-type="float">
            <text:p>4154371</text:p>
          </table:table-cell>
          <table:table-cell office:value-type="float" office:value="132000" calcext:value-type="float">
            <text:p>132000</text:p>
          </table:table-cell>
          <table:table-cell office:value-type="float" office:value="3865441" calcext:value-type="float">
            <text:p>3865441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11803204" calcext:value-type="float">
            <text:p>11803204</text:p>
          </table:table-cell>
          <table:table-cell office:value-type="float" office:value="132500" calcext:value-type="float">
            <text:p>132500</text:p>
          </table:table-cell>
          <table:table-cell office:value-type="float" office:value="7756076" calcext:value-type="float">
            <text:p>7756076</text:p>
          </table:table-cell>
          <table:table-cell office:value-type="float" office:value="132500" calcext:value-type="float">
            <text:p>132500</text:p>
          </table:table-cell>
          <table:table-cell office:value-type="float" office:value="4582227" calcext:value-type="float">
            <text:p>4582227</text:p>
          </table:table-cell>
          <table:table-cell office:value-type="float" office:value="132500" calcext:value-type="float">
            <text:p>132500</text:p>
          </table:table-cell>
          <table:table-cell office:value-type="float" office:value="5547078" calcext:value-type="float">
            <text:p>5547078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11746090" calcext:value-type="float">
            <text:p>11746090</text:p>
          </table:table-cell>
          <table:table-cell office:value-type="float" office:value="133000" calcext:value-type="float">
            <text:p>133000</text:p>
          </table:table-cell>
          <table:table-cell office:value-type="float" office:value="7475476" calcext:value-type="float">
            <text:p>7475476</text:p>
          </table:table-cell>
          <table:table-cell office:value-type="float" office:value="133000" calcext:value-type="float">
            <text:p>133000</text:p>
          </table:table-cell>
          <table:table-cell office:value-type="float" office:value="4689180" calcext:value-type="float">
            <text:p>4689180</text:p>
          </table:table-cell>
          <table:table-cell office:value-type="float" office:value="133000" calcext:value-type="float">
            <text:p>133000</text:p>
          </table:table-cell>
          <table:table-cell office:value-type="float" office:value="4167005" calcext:value-type="float">
            <text:p>4167005</text:p>
          </table:table-cell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12018806" calcext:value-type="float">
            <text:p>12018806</text:p>
          </table:table-cell>
          <table:table-cell office:value-type="float" office:value="133500" calcext:value-type="float">
            <text:p>133500</text:p>
          </table:table-cell>
          <table:table-cell office:value-type="float" office:value="7520419" calcext:value-type="float">
            <text:p>7520419</text:p>
          </table:table-cell>
          <table:table-cell office:value-type="float" office:value="133500" calcext:value-type="float">
            <text:p>133500</text:p>
          </table:table-cell>
          <table:table-cell office:value-type="float" office:value="4894604" calcext:value-type="float">
            <text:p>4894604</text:p>
          </table:table-cell>
          <table:table-cell office:value-type="float" office:value="133500" calcext:value-type="float">
            <text:p>133500</text:p>
          </table:table-cell>
          <table:table-cell office:value-type="float" office:value="4100579" calcext:value-type="float">
            <text:p>4100579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11900065" calcext:value-type="float">
            <text:p>11900065</text:p>
          </table:table-cell>
          <table:table-cell office:value-type="float" office:value="134000" calcext:value-type="float">
            <text:p>134000</text:p>
          </table:table-cell>
          <table:table-cell office:value-type="float" office:value="7773597" calcext:value-type="float">
            <text:p>7773597</text:p>
          </table:table-cell>
          <table:table-cell office:value-type="float" office:value="134000" calcext:value-type="float">
            <text:p>134000</text:p>
          </table:table-cell>
          <table:table-cell office:value-type="float" office:value="4530052" calcext:value-type="float">
            <text:p>4530052</text:p>
          </table:table-cell>
          <table:table-cell office:value-type="float" office:value="134000" calcext:value-type="float">
            <text:p>134000</text:p>
          </table:table-cell>
          <table:table-cell office:value-type="float" office:value="4182455" calcext:value-type="float">
            <text:p>4182455</text:p>
          </table:table-cell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float" office:value="11921340" calcext:value-type="float">
            <text:p>11921340</text:p>
          </table:table-cell>
          <table:table-cell office:value-type="float" office:value="134500" calcext:value-type="float">
            <text:p>134500</text:p>
          </table:table-cell>
          <table:table-cell office:value-type="float" office:value="7774935" calcext:value-type="float">
            <text:p>7774935</text:p>
          </table:table-cell>
          <table:table-cell office:value-type="float" office:value="134500" calcext:value-type="float">
            <text:p>134500</text:p>
          </table:table-cell>
          <table:table-cell office:value-type="float" office:value="4973533" calcext:value-type="float">
            <text:p>4973533</text:p>
          </table:table-cell>
          <table:table-cell office:value-type="float" office:value="134500" calcext:value-type="float">
            <text:p>134500</text:p>
          </table:table-cell>
          <table:table-cell office:value-type="float" office:value="4246123" calcext:value-type="float">
            <text:p>4246123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2415206" calcext:value-type="float">
            <text:p>12415206</text:p>
          </table:table-cell>
          <table:table-cell office:value-type="float" office:value="135000" calcext:value-type="float">
            <text:p>135000</text:p>
          </table:table-cell>
          <table:table-cell office:value-type="float" office:value="7585597" calcext:value-type="float">
            <text:p>7585597</text:p>
          </table:table-cell>
          <table:table-cell office:value-type="float" office:value="135000" calcext:value-type="float">
            <text:p>135000</text:p>
          </table:table-cell>
          <table:table-cell office:value-type="float" office:value="4548040" calcext:value-type="float">
            <text:p>4548040</text:p>
          </table:table-cell>
          <table:table-cell office:value-type="float" office:value="135000" calcext:value-type="float">
            <text:p>135000</text:p>
          </table:table-cell>
          <table:table-cell office:value-type="float" office:value="4566292" calcext:value-type="float">
            <text:p>4566292</text:p>
          </table:table-cell>
        </table:table-row>
        <table:table-row table:style-name="ro1">
          <table:table-cell office:value-type="float" office:value="135500" calcext:value-type="float">
            <text:p>135500</text:p>
          </table:table-cell>
          <table:table-cell office:value-type="float" office:value="12067673" calcext:value-type="float">
            <text:p>12067673</text:p>
          </table:table-cell>
          <table:table-cell office:value-type="float" office:value="135500" calcext:value-type="float">
            <text:p>135500</text:p>
          </table:table-cell>
          <table:table-cell office:value-type="float" office:value="7745778" calcext:value-type="float">
            <text:p>7745778</text:p>
          </table:table-cell>
          <table:table-cell office:value-type="float" office:value="135500" calcext:value-type="float">
            <text:p>135500</text:p>
          </table:table-cell>
          <table:table-cell office:value-type="float" office:value="5850858" calcext:value-type="float">
            <text:p>5850858</text:p>
          </table:table-cell>
          <table:table-cell office:value-type="float" office:value="135500" calcext:value-type="float">
            <text:p>135500</text:p>
          </table:table-cell>
          <table:table-cell office:value-type="float" office:value="4276017" calcext:value-type="float">
            <text:p>4276017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11971666" calcext:value-type="float">
            <text:p>11971666</text:p>
          </table:table-cell>
          <table:table-cell office:value-type="float" office:value="136000" calcext:value-type="float">
            <text:p>136000</text:p>
          </table:table-cell>
          <table:table-cell office:value-type="float" office:value="7780753" calcext:value-type="float">
            <text:p>7780753</text:p>
          </table:table-cell>
          <table:table-cell office:value-type="float" office:value="136000" calcext:value-type="float">
            <text:p>136000</text:p>
          </table:table-cell>
          <table:table-cell office:value-type="float" office:value="6635945" calcext:value-type="float">
            <text:p>6635945</text:p>
          </table:table-cell>
          <table:table-cell office:value-type="float" office:value="136000" calcext:value-type="float">
            <text:p>136000</text:p>
          </table:table-cell>
          <table:table-cell office:value-type="float" office:value="4818502" calcext:value-type="float">
            <text:p>4818502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12088187" calcext:value-type="float">
            <text:p>12088187</text:p>
          </table:table-cell>
          <table:table-cell office:value-type="float" office:value="136500" calcext:value-type="float">
            <text:p>136500</text:p>
          </table:table-cell>
          <table:table-cell office:value-type="float" office:value="7926442" calcext:value-type="float">
            <text:p>7926442</text:p>
          </table:table-cell>
          <table:table-cell office:value-type="float" office:value="136500" calcext:value-type="float">
            <text:p>136500</text:p>
          </table:table-cell>
          <table:table-cell office:value-type="float" office:value="6734685" calcext:value-type="float">
            <text:p>6734685</text:p>
          </table:table-cell>
          <table:table-cell office:value-type="float" office:value="136500" calcext:value-type="float">
            <text:p>136500</text:p>
          </table:table-cell>
          <table:table-cell office:value-type="float" office:value="4613630" calcext:value-type="float">
            <text:p>4613630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12396388" calcext:value-type="float">
            <text:p>12396388</text:p>
          </table:table-cell>
          <table:table-cell office:value-type="float" office:value="137000" calcext:value-type="float">
            <text:p>137000</text:p>
          </table:table-cell>
          <table:table-cell office:value-type="float" office:value="7719648" calcext:value-type="float">
            <text:p>7719648</text:p>
          </table:table-cell>
          <table:table-cell office:value-type="float" office:value="137000" calcext:value-type="float">
            <text:p>137000</text:p>
          </table:table-cell>
          <table:table-cell office:value-type="float" office:value="6375649" calcext:value-type="float">
            <text:p>6375649</text:p>
          </table:table-cell>
          <table:table-cell office:value-type="float" office:value="137000" calcext:value-type="float">
            <text:p>137000</text:p>
          </table:table-cell>
          <table:table-cell office:value-type="float" office:value="4166000" calcext:value-type="float">
            <text:p>4166000</text:p>
          </table:table-cell>
        </table:table-row>
        <table:table-row table:style-name="ro1">
          <table:table-cell office:value-type="float" office:value="137500" calcext:value-type="float">
            <text:p>137500</text:p>
          </table:table-cell>
          <table:table-cell office:value-type="float" office:value="12180960" calcext:value-type="float">
            <text:p>12180960</text:p>
          </table:table-cell>
          <table:table-cell office:value-type="float" office:value="137500" calcext:value-type="float">
            <text:p>137500</text:p>
          </table:table-cell>
          <table:table-cell office:value-type="float" office:value="8038749" calcext:value-type="float">
            <text:p>8038749</text:p>
          </table:table-cell>
          <table:table-cell office:value-type="float" office:value="137500" calcext:value-type="float">
            <text:p>137500</text:p>
          </table:table-cell>
          <table:table-cell office:value-type="float" office:value="6008923" calcext:value-type="float">
            <text:p>6008923</text:p>
          </table:table-cell>
          <table:table-cell office:value-type="float" office:value="137500" calcext:value-type="float">
            <text:p>137500</text:p>
          </table:table-cell>
          <table:table-cell office:value-type="float" office:value="4260993" calcext:value-type="float">
            <text:p>4260993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12168530" calcext:value-type="float">
            <text:p>12168530</text:p>
          </table:table-cell>
          <table:table-cell office:value-type="float" office:value="138000" calcext:value-type="float">
            <text:p>138000</text:p>
          </table:table-cell>
          <table:table-cell office:value-type="float" office:value="7796105" calcext:value-type="float">
            <text:p>7796105</text:p>
          </table:table-cell>
          <table:table-cell office:value-type="float" office:value="138000" calcext:value-type="float">
            <text:p>138000</text:p>
          </table:table-cell>
          <table:table-cell office:value-type="float" office:value="5500052" calcext:value-type="float">
            <text:p>5500052</text:p>
          </table:table-cell>
          <table:table-cell office:value-type="float" office:value="138000" calcext:value-type="float">
            <text:p>138000</text:p>
          </table:table-cell>
          <table:table-cell office:value-type="float" office:value="4146334" calcext:value-type="float">
            <text:p>4146334</text:p>
          </table:table-cell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float" office:value="12265516" calcext:value-type="float">
            <text:p>12265516</text:p>
          </table:table-cell>
          <table:table-cell office:value-type="float" office:value="138500" calcext:value-type="float">
            <text:p>138500</text:p>
          </table:table-cell>
          <table:table-cell office:value-type="float" office:value="7993466" calcext:value-type="float">
            <text:p>7993466</text:p>
          </table:table-cell>
          <table:table-cell office:value-type="float" office:value="138500" calcext:value-type="float">
            <text:p>138500</text:p>
          </table:table-cell>
          <table:table-cell office:value-type="float" office:value="5904792" calcext:value-type="float">
            <text:p>5904792</text:p>
          </table:table-cell>
          <table:table-cell office:value-type="float" office:value="138500" calcext:value-type="float">
            <text:p>138500</text:p>
          </table:table-cell>
          <table:table-cell office:value-type="float" office:value="4546698" calcext:value-type="float">
            <text:p>4546698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12367420" calcext:value-type="float">
            <text:p>12367420</text:p>
          </table:table-cell>
          <table:table-cell office:value-type="float" office:value="139000" calcext:value-type="float">
            <text:p>139000</text:p>
          </table:table-cell>
          <table:table-cell office:value-type="float" office:value="7839645" calcext:value-type="float">
            <text:p>7839645</text:p>
          </table:table-cell>
          <table:table-cell office:value-type="float" office:value="139000" calcext:value-type="float">
            <text:p>139000</text:p>
          </table:table-cell>
          <table:table-cell office:value-type="float" office:value="5748144" calcext:value-type="float">
            <text:p>5748144</text:p>
          </table:table-cell>
          <table:table-cell office:value-type="float" office:value="139000" calcext:value-type="float">
            <text:p>139000</text:p>
          </table:table-cell>
          <table:table-cell office:value-type="float" office:value="4223908" calcext:value-type="float">
            <text:p>4223908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12387697" calcext:value-type="float">
            <text:p>12387697</text:p>
          </table:table-cell>
          <table:table-cell office:value-type="float" office:value="139500" calcext:value-type="float">
            <text:p>139500</text:p>
          </table:table-cell>
          <table:table-cell office:value-type="float" office:value="8314888" calcext:value-type="float">
            <text:p>8314888</text:p>
          </table:table-cell>
          <table:table-cell office:value-type="float" office:value="139500" calcext:value-type="float">
            <text:p>139500</text:p>
          </table:table-cell>
          <table:table-cell office:value-type="float" office:value="5958816" calcext:value-type="float">
            <text:p>5958816</text:p>
          </table:table-cell>
          <table:table-cell office:value-type="float" office:value="139500" calcext:value-type="float">
            <text:p>139500</text:p>
          </table:table-cell>
          <table:table-cell office:value-type="float" office:value="4537044" calcext:value-type="float">
            <text:p>4537044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2394719" calcext:value-type="float">
            <text:p>12394719</text:p>
          </table:table-cell>
          <table:table-cell office:value-type="float" office:value="140000" calcext:value-type="float">
            <text:p>140000</text:p>
          </table:table-cell>
          <table:table-cell office:value-type="float" office:value="7949731" calcext:value-type="float">
            <text:p>7949731</text:p>
          </table:table-cell>
          <table:table-cell office:value-type="float" office:value="140000" calcext:value-type="float">
            <text:p>140000</text:p>
          </table:table-cell>
          <table:table-cell office:value-type="float" office:value="5655780" calcext:value-type="float">
            <text:p>5655780</text:p>
          </table:table-cell>
          <table:table-cell office:value-type="float" office:value="140000" calcext:value-type="float">
            <text:p>140000</text:p>
          </table:table-cell>
          <table:table-cell office:value-type="float" office:value="4553401" calcext:value-type="float">
            <text:p>4553401</text:p>
          </table:table-cell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12604678" calcext:value-type="float">
            <text:p>12604678</text:p>
          </table:table-cell>
          <table:table-cell office:value-type="float" office:value="140500" calcext:value-type="float">
            <text:p>140500</text:p>
          </table:table-cell>
          <table:table-cell office:value-type="float" office:value="7778026" calcext:value-type="float">
            <text:p>7778026</text:p>
          </table:table-cell>
          <table:table-cell office:value-type="float" office:value="140500" calcext:value-type="float">
            <text:p>140500</text:p>
          </table:table-cell>
          <table:table-cell office:value-type="float" office:value="5862356" calcext:value-type="float">
            <text:p>5862356</text:p>
          </table:table-cell>
          <table:table-cell office:value-type="float" office:value="140500" calcext:value-type="float">
            <text:p>140500</text:p>
          </table:table-cell>
          <table:table-cell office:value-type="float" office:value="4420254" calcext:value-type="float">
            <text:p>4420254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12618409" calcext:value-type="float">
            <text:p>12618409</text:p>
          </table:table-cell>
          <table:table-cell office:value-type="float" office:value="141000" calcext:value-type="float">
            <text:p>141000</text:p>
          </table:table-cell>
          <table:table-cell office:value-type="float" office:value="8224771" calcext:value-type="float">
            <text:p>8224771</text:p>
          </table:table-cell>
          <table:table-cell office:value-type="float" office:value="141000" calcext:value-type="float">
            <text:p>141000</text:p>
          </table:table-cell>
          <table:table-cell office:value-type="float" office:value="5875632" calcext:value-type="float">
            <text:p>5875632</text:p>
          </table:table-cell>
          <table:table-cell office:value-type="float" office:value="141000" calcext:value-type="float">
            <text:p>141000</text:p>
          </table:table-cell>
          <table:table-cell office:value-type="float" office:value="4505829" calcext:value-type="float">
            <text:p>4505829</text:p>
          </table:table-cell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float" office:value="12441812" calcext:value-type="float">
            <text:p>12441812</text:p>
          </table:table-cell>
          <table:table-cell office:value-type="float" office:value="141500" calcext:value-type="float">
            <text:p>141500</text:p>
          </table:table-cell>
          <table:table-cell office:value-type="float" office:value="7866986" calcext:value-type="float">
            <text:p>7866986</text:p>
          </table:table-cell>
          <table:table-cell office:value-type="float" office:value="141500" calcext:value-type="float">
            <text:p>141500</text:p>
          </table:table-cell>
          <table:table-cell office:value-type="float" office:value="6016208" calcext:value-type="float">
            <text:p>6016208</text:p>
          </table:table-cell>
          <table:table-cell office:value-type="float" office:value="141500" calcext:value-type="float">
            <text:p>141500</text:p>
          </table:table-cell>
          <table:table-cell office:value-type="float" office:value="4713863" calcext:value-type="float">
            <text:p>4713863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12771744" calcext:value-type="float">
            <text:p>12771744</text:p>
          </table:table-cell>
          <table:table-cell office:value-type="float" office:value="142000" calcext:value-type="float">
            <text:p>142000</text:p>
          </table:table-cell>
          <table:table-cell office:value-type="float" office:value="8018341" calcext:value-type="float">
            <text:p>8018341</text:p>
          </table:table-cell>
          <table:table-cell office:value-type="float" office:value="142000" calcext:value-type="float">
            <text:p>142000</text:p>
          </table:table-cell>
          <table:table-cell office:value-type="float" office:value="6113752" calcext:value-type="float">
            <text:p>6113752</text:p>
          </table:table-cell>
          <table:table-cell office:value-type="float" office:value="142000" calcext:value-type="float">
            <text:p>142000</text:p>
          </table:table-cell>
          <table:table-cell office:value-type="float" office:value="5726477" calcext:value-type="float">
            <text:p>5726477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12616649" calcext:value-type="float">
            <text:p>12616649</text:p>
          </table:table-cell>
          <table:table-cell office:value-type="float" office:value="142500" calcext:value-type="float">
            <text:p>142500</text:p>
          </table:table-cell>
          <table:table-cell office:value-type="float" office:value="8087198" calcext:value-type="float">
            <text:p>8087198</text:p>
          </table:table-cell>
          <table:table-cell office:value-type="float" office:value="142500" calcext:value-type="float">
            <text:p>142500</text:p>
          </table:table-cell>
          <table:table-cell office:value-type="float" office:value="5719085" calcext:value-type="float">
            <text:p>5719085</text:p>
          </table:table-cell>
          <table:table-cell office:value-type="float" office:value="142500" calcext:value-type="float">
            <text:p>142500</text:p>
          </table:table-cell>
          <table:table-cell office:value-type="float" office:value="4328007" calcext:value-type="float">
            <text:p>4328007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12380220" calcext:value-type="float">
            <text:p>12380220</text:p>
          </table:table-cell>
          <table:table-cell office:value-type="float" office:value="143000" calcext:value-type="float">
            <text:p>143000</text:p>
          </table:table-cell>
          <table:table-cell office:value-type="float" office:value="8175699" calcext:value-type="float">
            <text:p>8175699</text:p>
          </table:table-cell>
          <table:table-cell office:value-type="float" office:value="143000" calcext:value-type="float">
            <text:p>143000</text:p>
          </table:table-cell>
          <table:table-cell office:value-type="float" office:value="6044296" calcext:value-type="float">
            <text:p>6044296</text:p>
          </table:table-cell>
          <table:table-cell office:value-type="float" office:value="143000" calcext:value-type="float">
            <text:p>143000</text:p>
          </table:table-cell>
          <table:table-cell office:value-type="float" office:value="4956118" calcext:value-type="float">
            <text:p>4956118</text:p>
          </table:table-cell>
        </table:table-row>
        <table:table-row table:style-name="ro1">
          <table:table-cell office:value-type="float" office:value="143500" calcext:value-type="float">
            <text:p>143500</text:p>
          </table:table-cell>
          <table:table-cell office:value-type="float" office:value="12856952" calcext:value-type="float">
            <text:p>12856952</text:p>
          </table:table-cell>
          <table:table-cell office:value-type="float" office:value="143500" calcext:value-type="float">
            <text:p>143500</text:p>
          </table:table-cell>
          <table:table-cell office:value-type="float" office:value="8158159" calcext:value-type="float">
            <text:p>8158159</text:p>
          </table:table-cell>
          <table:table-cell office:value-type="float" office:value="143500" calcext:value-type="float">
            <text:p>143500</text:p>
          </table:table-cell>
          <table:table-cell office:value-type="float" office:value="6007513" calcext:value-type="float">
            <text:p>6007513</text:p>
          </table:table-cell>
          <table:table-cell office:value-type="float" office:value="143500" calcext:value-type="float">
            <text:p>143500</text:p>
          </table:table-cell>
          <table:table-cell office:value-type="float" office:value="4335182" calcext:value-type="float">
            <text:p>4335182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12859666" calcext:value-type="float">
            <text:p>12859666</text:p>
          </table:table-cell>
          <table:table-cell office:value-type="float" office:value="144000" calcext:value-type="float">
            <text:p>144000</text:p>
          </table:table-cell>
          <table:table-cell office:value-type="float" office:value="8145571" calcext:value-type="float">
            <text:p>8145571</text:p>
          </table:table-cell>
          <table:table-cell office:value-type="float" office:value="144000" calcext:value-type="float">
            <text:p>144000</text:p>
          </table:table-cell>
          <table:table-cell office:value-type="float" office:value="4688957" calcext:value-type="float">
            <text:p>4688957</text:p>
          </table:table-cell>
          <table:table-cell office:value-type="float" office:value="144000" calcext:value-type="float">
            <text:p>144000</text:p>
          </table:table-cell>
          <table:table-cell office:value-type="float" office:value="4639099" calcext:value-type="float">
            <text:p>4639099</text:p>
          </table:table-cell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12852349" calcext:value-type="float">
            <text:p>12852349</text:p>
          </table:table-cell>
          <table:table-cell office:value-type="float" office:value="144500" calcext:value-type="float">
            <text:p>144500</text:p>
          </table:table-cell>
          <table:table-cell office:value-type="float" office:value="8172476" calcext:value-type="float">
            <text:p>8172476</text:p>
          </table:table-cell>
          <table:table-cell office:value-type="float" office:value="144500" calcext:value-type="float">
            <text:p>144500</text:p>
          </table:table-cell>
          <table:table-cell office:value-type="float" office:value="5532405" calcext:value-type="float">
            <text:p>5532405</text:p>
          </table:table-cell>
          <table:table-cell office:value-type="float" office:value="144500" calcext:value-type="float">
            <text:p>144500</text:p>
          </table:table-cell>
          <table:table-cell office:value-type="float" office:value="4362219" calcext:value-type="float">
            <text:p>4362219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12937542" calcext:value-type="float">
            <text:p>12937542</text:p>
          </table:table-cell>
          <table:table-cell office:value-type="float" office:value="145000" calcext:value-type="float">
            <text:p>145000</text:p>
          </table:table-cell>
          <table:table-cell office:value-type="float" office:value="8171194" calcext:value-type="float">
            <text:p>8171194</text:p>
          </table:table-cell>
          <table:table-cell office:value-type="float" office:value="145000" calcext:value-type="float">
            <text:p>145000</text:p>
          </table:table-cell>
          <table:table-cell office:value-type="float" office:value="4748429" calcext:value-type="float">
            <text:p>4748429</text:p>
          </table:table-cell>
          <table:table-cell office:value-type="float" office:value="145000" calcext:value-type="float">
            <text:p>145000</text:p>
          </table:table-cell>
          <table:table-cell office:value-type="float" office:value="4699867" calcext:value-type="float">
            <text:p>4699867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12964000" calcext:value-type="float">
            <text:p>12964000</text:p>
          </table:table-cell>
          <table:table-cell office:value-type="float" office:value="145500" calcext:value-type="float">
            <text:p>145500</text:p>
          </table:table-cell>
          <table:table-cell office:value-type="float" office:value="8307186" calcext:value-type="float">
            <text:p>8307186</text:p>
          </table:table-cell>
          <table:table-cell office:value-type="float" office:value="145500" calcext:value-type="float">
            <text:p>145500</text:p>
          </table:table-cell>
          <table:table-cell office:value-type="float" office:value="5035709" calcext:value-type="float">
            <text:p>5035709</text:p>
          </table:table-cell>
          <table:table-cell office:value-type="float" office:value="145500" calcext:value-type="float">
            <text:p>145500</text:p>
          </table:table-cell>
          <table:table-cell office:value-type="float" office:value="4691697" calcext:value-type="float">
            <text:p>4691697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13014049" calcext:value-type="float">
            <text:p>13014049</text:p>
          </table:table-cell>
          <table:table-cell office:value-type="float" office:value="146000" calcext:value-type="float">
            <text:p>146000</text:p>
          </table:table-cell>
          <table:table-cell office:value-type="float" office:value="8414652" calcext:value-type="float">
            <text:p>8414652</text:p>
          </table:table-cell>
          <table:table-cell office:value-type="float" office:value="146000" calcext:value-type="float">
            <text:p>146000</text:p>
          </table:table-cell>
          <table:table-cell office:value-type="float" office:value="4728261" calcext:value-type="float">
            <text:p>4728261</text:p>
          </table:table-cell>
          <table:table-cell office:value-type="float" office:value="146000" calcext:value-type="float">
            <text:p>146000</text:p>
          </table:table-cell>
          <table:table-cell office:value-type="float" office:value="4431231" calcext:value-type="float">
            <text:p>4431231</text:p>
          </table:table-cell>
        </table:table-row>
        <table:table-row table:style-name="ro1">
          <table:table-cell office:value-type="float" office:value="146500" calcext:value-type="float">
            <text:p>146500</text:p>
          </table:table-cell>
          <table:table-cell office:value-type="float" office:value="13009044" calcext:value-type="float">
            <text:p>13009044</text:p>
          </table:table-cell>
          <table:table-cell office:value-type="float" office:value="146500" calcext:value-type="float">
            <text:p>146500</text:p>
          </table:table-cell>
          <table:table-cell office:value-type="float" office:value="8499523" calcext:value-type="float">
            <text:p>8499523</text:p>
          </table:table-cell>
          <table:table-cell office:value-type="float" office:value="146500" calcext:value-type="float">
            <text:p>146500</text:p>
          </table:table-cell>
          <table:table-cell office:value-type="float" office:value="4870038" calcext:value-type="float">
            <text:p>4870038</text:p>
          </table:table-cell>
          <table:table-cell office:value-type="float" office:value="146500" calcext:value-type="float">
            <text:p>146500</text:p>
          </table:table-cell>
          <table:table-cell office:value-type="float" office:value="4298830" calcext:value-type="float">
            <text:p>4298830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13030015" calcext:value-type="float">
            <text:p>13030015</text:p>
          </table:table-cell>
          <table:table-cell office:value-type="float" office:value="147000" calcext:value-type="float">
            <text:p>147000</text:p>
          </table:table-cell>
          <table:table-cell office:value-type="float" office:value="8171770" calcext:value-type="float">
            <text:p>8171770</text:p>
          </table:table-cell>
          <table:table-cell office:value-type="float" office:value="147000" calcext:value-type="float">
            <text:p>147000</text:p>
          </table:table-cell>
          <table:table-cell office:value-type="float" office:value="5197093" calcext:value-type="float">
            <text:p>5197093</text:p>
          </table:table-cell>
          <table:table-cell office:value-type="float" office:value="147000" calcext:value-type="float">
            <text:p>147000</text:p>
          </table:table-cell>
          <table:table-cell office:value-type="float" office:value="4513872" calcext:value-type="float">
            <text:p>4513872</text:p>
          </table:table-cell>
        </table:table-row>
        <table:table-row table:style-name="ro1">
          <table:table-cell office:value-type="float" office:value="147500" calcext:value-type="float">
            <text:p>147500</text:p>
          </table:table-cell>
          <table:table-cell office:value-type="float" office:value="13093829" calcext:value-type="float">
            <text:p>13093829</text:p>
          </table:table-cell>
          <table:table-cell office:value-type="float" office:value="147500" calcext:value-type="float">
            <text:p>147500</text:p>
          </table:table-cell>
          <table:table-cell office:value-type="float" office:value="8592144" calcext:value-type="float">
            <text:p>8592144</text:p>
          </table:table-cell>
          <table:table-cell office:value-type="float" office:value="147500" calcext:value-type="float">
            <text:p>147500</text:p>
          </table:table-cell>
          <table:table-cell office:value-type="float" office:value="4754341" calcext:value-type="float">
            <text:p>4754341</text:p>
          </table:table-cell>
          <table:table-cell office:value-type="float" office:value="147500" calcext:value-type="float">
            <text:p>147500</text:p>
          </table:table-cell>
          <table:table-cell office:value-type="float" office:value="6083053" calcext:value-type="float">
            <text:p>6083053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12988779" calcext:value-type="float">
            <text:p>12988779</text:p>
          </table:table-cell>
          <table:table-cell office:value-type="float" office:value="148000" calcext:value-type="float">
            <text:p>148000</text:p>
          </table:table-cell>
          <table:table-cell office:value-type="float" office:value="8350462" calcext:value-type="float">
            <text:p>8350462</text:p>
          </table:table-cell>
          <table:table-cell office:value-type="float" office:value="148000" calcext:value-type="float">
            <text:p>148000</text:p>
          </table:table-cell>
          <table:table-cell office:value-type="float" office:value="5068618" calcext:value-type="float">
            <text:p>5068618</text:p>
          </table:table-cell>
          <table:table-cell office:value-type="float" office:value="148000" calcext:value-type="float">
            <text:p>148000</text:p>
          </table:table-cell>
          <table:table-cell office:value-type="float" office:value="4835012" calcext:value-type="float">
            <text:p>4835012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13181938" calcext:value-type="float">
            <text:p>13181938</text:p>
          </table:table-cell>
          <table:table-cell office:value-type="float" office:value="148500" calcext:value-type="float">
            <text:p>148500</text:p>
          </table:table-cell>
          <table:table-cell office:value-type="float" office:value="8624382" calcext:value-type="float">
            <text:p>8624382</text:p>
          </table:table-cell>
          <table:table-cell office:value-type="float" office:value="148500" calcext:value-type="float">
            <text:p>148500</text:p>
          </table:table-cell>
          <table:table-cell office:value-type="float" office:value="4833680" calcext:value-type="float">
            <text:p>4833680</text:p>
          </table:table-cell>
          <table:table-cell office:value-type="float" office:value="148500" calcext:value-type="float">
            <text:p>148500</text:p>
          </table:table-cell>
          <table:table-cell office:value-type="float" office:value="5623586" calcext:value-type="float">
            <text:p>5623586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13217847" calcext:value-type="float">
            <text:p>13217847</text:p>
          </table:table-cell>
          <table:table-cell office:value-type="float" office:value="149000" calcext:value-type="float">
            <text:p>149000</text:p>
          </table:table-cell>
          <table:table-cell office:value-type="float" office:value="8235992" calcext:value-type="float">
            <text:p>8235992</text:p>
          </table:table-cell>
          <table:table-cell office:value-type="float" office:value="149000" calcext:value-type="float">
            <text:p>149000</text:p>
          </table:table-cell>
          <table:table-cell office:value-type="float" office:value="5213922" calcext:value-type="float">
            <text:p>5213922</text:p>
          </table:table-cell>
          <table:table-cell office:value-type="float" office:value="149000" calcext:value-type="float">
            <text:p>149000</text:p>
          </table:table-cell>
          <table:table-cell office:value-type="float" office:value="6229982" calcext:value-type="float">
            <text:p>6229982</text:p>
          </table:table-cell>
        </table:table-row>
        <table:table-row table:style-name="ro1">
          <table:table-cell office:value-type="float" office:value="149500" calcext:value-type="float">
            <text:p>149500</text:p>
          </table:table-cell>
          <table:table-cell office:value-type="float" office:value="13285216" calcext:value-type="float">
            <text:p>13285216</text:p>
          </table:table-cell>
          <table:table-cell office:value-type="float" office:value="149500" calcext:value-type="float">
            <text:p>149500</text:p>
          </table:table-cell>
          <table:table-cell office:value-type="float" office:value="8445100" calcext:value-type="float">
            <text:p>8445100</text:p>
          </table:table-cell>
          <table:table-cell office:value-type="float" office:value="149500" calcext:value-type="float">
            <text:p>149500</text:p>
          </table:table-cell>
          <table:table-cell office:value-type="float" office:value="4989417" calcext:value-type="float">
            <text:p>4989417</text:p>
          </table:table-cell>
          <table:table-cell office:value-type="float" office:value="149500" calcext:value-type="float">
            <text:p>149500</text:p>
          </table:table-cell>
          <table:table-cell office:value-type="float" office:value="4464016" calcext:value-type="float">
            <text:p>446401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3314236" calcext:value-type="float">
            <text:p>13314236</text:p>
          </table:table-cell>
          <table:table-cell office:value-type="float" office:value="150000" calcext:value-type="float">
            <text:p>150000</text:p>
          </table:table-cell>
          <table:table-cell office:value-type="float" office:value="8843269" calcext:value-type="float">
            <text:p>8843269</text:p>
          </table:table-cell>
          <table:table-cell office:value-type="float" office:value="150000" calcext:value-type="float">
            <text:p>150000</text:p>
          </table:table-cell>
          <table:table-cell office:value-type="float" office:value="5218232" calcext:value-type="float">
            <text:p>5218232</text:p>
          </table:table-cell>
          <table:table-cell office:value-type="float" office:value="150000" calcext:value-type="float">
            <text:p>150000</text:p>
          </table:table-cell>
          <table:table-cell office:value-type="float" office:value="5941900" calcext:value-type="float">
            <text:p>5941900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13322708" calcext:value-type="float">
            <text:p>13322708</text:p>
          </table:table-cell>
          <table:table-cell office:value-type="float" office:value="150500" calcext:value-type="float">
            <text:p>150500</text:p>
          </table:table-cell>
          <table:table-cell office:value-type="float" office:value="8550616" calcext:value-type="float">
            <text:p>8550616</text:p>
          </table:table-cell>
          <table:table-cell office:value-type="float" office:value="150500" calcext:value-type="float">
            <text:p>150500</text:p>
          </table:table-cell>
          <table:table-cell office:value-type="float" office:value="5186847" calcext:value-type="float">
            <text:p>5186847</text:p>
          </table:table-cell>
          <table:table-cell office:value-type="float" office:value="150500" calcext:value-type="float">
            <text:p>150500</text:p>
          </table:table-cell>
          <table:table-cell office:value-type="float" office:value="4441754" calcext:value-type="float">
            <text:p>4441754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13428712" calcext:value-type="float">
            <text:p>13428712</text:p>
          </table:table-cell>
          <table:table-cell office:value-type="float" office:value="151000" calcext:value-type="float">
            <text:p>151000</text:p>
          </table:table-cell>
          <table:table-cell office:value-type="float" office:value="8687512" calcext:value-type="float">
            <text:p>8687512</text:p>
          </table:table-cell>
          <table:table-cell office:value-type="float" office:value="151000" calcext:value-type="float">
            <text:p>151000</text:p>
          </table:table-cell>
          <table:table-cell office:value-type="float" office:value="5291660" calcext:value-type="float">
            <text:p>5291660</text:p>
          </table:table-cell>
          <table:table-cell office:value-type="float" office:value="151000" calcext:value-type="float">
            <text:p>151000</text:p>
          </table:table-cell>
          <table:table-cell office:value-type="float" office:value="4892012" calcext:value-type="float">
            <text:p>4892012</text:p>
          </table:table-cell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13349687" calcext:value-type="float">
            <text:p>13349687</text:p>
          </table:table-cell>
          <table:table-cell office:value-type="float" office:value="151500" calcext:value-type="float">
            <text:p>151500</text:p>
          </table:table-cell>
          <table:table-cell office:value-type="float" office:value="8464015" calcext:value-type="float">
            <text:p>8464015</text:p>
          </table:table-cell>
          <table:table-cell office:value-type="float" office:value="151500" calcext:value-type="float">
            <text:p>151500</text:p>
          </table:table-cell>
          <table:table-cell office:value-type="float" office:value="5012293" calcext:value-type="float">
            <text:p>5012293</text:p>
          </table:table-cell>
          <table:table-cell office:value-type="float" office:value="151500" calcext:value-type="float">
            <text:p>151500</text:p>
          </table:table-cell>
          <table:table-cell office:value-type="float" office:value="5875124" calcext:value-type="float">
            <text:p>5875124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13635065" calcext:value-type="float">
            <text:p>13635065</text:p>
          </table:table-cell>
          <table:table-cell office:value-type="float" office:value="152000" calcext:value-type="float">
            <text:p>152000</text:p>
          </table:table-cell>
          <table:table-cell office:value-type="float" office:value="8757408" calcext:value-type="float">
            <text:p>8757408</text:p>
          </table:table-cell>
          <table:table-cell office:value-type="float" office:value="152000" calcext:value-type="float">
            <text:p>152000</text:p>
          </table:table-cell>
          <table:table-cell office:value-type="float" office:value="5478187" calcext:value-type="float">
            <text:p>5478187</text:p>
          </table:table-cell>
          <table:table-cell office:value-type="float" office:value="152000" calcext:value-type="float">
            <text:p>152000</text:p>
          </table:table-cell>
          <table:table-cell office:value-type="float" office:value="4821221" calcext:value-type="float">
            <text:p>4821221</text:p>
          </table:table-cell>
        </table:table-row>
        <table:table-row table:style-name="ro1">
          <table:table-cell office:value-type="float" office:value="152500" calcext:value-type="float">
            <text:p>152500</text:p>
          </table:table-cell>
          <table:table-cell office:value-type="float" office:value="13594554" calcext:value-type="float">
            <text:p>13594554</text:p>
          </table:table-cell>
          <table:table-cell office:value-type="float" office:value="152500" calcext:value-type="float">
            <text:p>152500</text:p>
          </table:table-cell>
          <table:table-cell office:value-type="float" office:value="8804638" calcext:value-type="float">
            <text:p>8804638</text:p>
          </table:table-cell>
          <table:table-cell office:value-type="float" office:value="152500" calcext:value-type="float">
            <text:p>152500</text:p>
          </table:table-cell>
          <table:table-cell office:value-type="float" office:value="5130235" calcext:value-type="float">
            <text:p>5130235</text:p>
          </table:table-cell>
          <table:table-cell office:value-type="float" office:value="152500" calcext:value-type="float">
            <text:p>152500</text:p>
          </table:table-cell>
          <table:table-cell office:value-type="float" office:value="6134989" calcext:value-type="float">
            <text:p>6134989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13706147" calcext:value-type="float">
            <text:p>13706147</text:p>
          </table:table-cell>
          <table:table-cell office:value-type="float" office:value="153000" calcext:value-type="float">
            <text:p>153000</text:p>
          </table:table-cell>
          <table:table-cell office:value-type="float" office:value="8536593" calcext:value-type="float">
            <text:p>8536593</text:p>
          </table:table-cell>
          <table:table-cell office:value-type="float" office:value="153000" calcext:value-type="float">
            <text:p>153000</text:p>
          </table:table-cell>
          <table:table-cell office:value-type="float" office:value="5155991" calcext:value-type="float">
            <text:p>5155991</text:p>
          </table:table-cell>
          <table:table-cell office:value-type="float" office:value="153000" calcext:value-type="float">
            <text:p>153000</text:p>
          </table:table-cell>
          <table:table-cell office:value-type="float" office:value="4553176" calcext:value-type="float">
            <text:p>4553176</text:p>
          </table:table-cell>
        </table:table-row>
        <table:table-row table:style-name="ro1">
          <table:table-cell office:value-type="float" office:value="153500" calcext:value-type="float">
            <text:p>153500</text:p>
          </table:table-cell>
          <table:table-cell office:value-type="float" office:value="13392929" calcext:value-type="float">
            <text:p>13392929</text:p>
          </table:table-cell>
          <table:table-cell office:value-type="float" office:value="153500" calcext:value-type="float">
            <text:p>153500</text:p>
          </table:table-cell>
          <table:table-cell office:value-type="float" office:value="8860628" calcext:value-type="float">
            <text:p>8860628</text:p>
          </table:table-cell>
          <table:table-cell office:value-type="float" office:value="153500" calcext:value-type="float">
            <text:p>153500</text:p>
          </table:table-cell>
          <table:table-cell office:value-type="float" office:value="4962722" calcext:value-type="float">
            <text:p>4962722</text:p>
          </table:table-cell>
          <table:table-cell office:value-type="float" office:value="153500" calcext:value-type="float">
            <text:p>153500</text:p>
          </table:table-cell>
          <table:table-cell office:value-type="float" office:value="5697350" calcext:value-type="float">
            <text:p>5697350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13491164" calcext:value-type="float">
            <text:p>13491164</text:p>
          </table:table-cell>
          <table:table-cell office:value-type="float" office:value="154000" calcext:value-type="float">
            <text:p>154000</text:p>
          </table:table-cell>
          <table:table-cell office:value-type="float" office:value="8580117" calcext:value-type="float">
            <text:p>8580117</text:p>
          </table:table-cell>
          <table:table-cell office:value-type="float" office:value="154000" calcext:value-type="float">
            <text:p>154000</text:p>
          </table:table-cell>
          <table:table-cell office:value-type="float" office:value="5251375" calcext:value-type="float">
            <text:p>5251375</text:p>
          </table:table-cell>
          <table:table-cell office:value-type="float" office:value="154000" calcext:value-type="float">
            <text:p>154000</text:p>
          </table:table-cell>
          <table:table-cell office:value-type="float" office:value="5021705" calcext:value-type="float">
            <text:p>5021705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13560229" calcext:value-type="float">
            <text:p>13560229</text:p>
          </table:table-cell>
          <table:table-cell office:value-type="float" office:value="154500" calcext:value-type="float">
            <text:p>154500</text:p>
          </table:table-cell>
          <table:table-cell office:value-type="float" office:value="8805499" calcext:value-type="float">
            <text:p>8805499</text:p>
          </table:table-cell>
          <table:table-cell office:value-type="float" office:value="154500" calcext:value-type="float">
            <text:p>154500</text:p>
          </table:table-cell>
          <table:table-cell office:value-type="float" office:value="5610384" calcext:value-type="float">
            <text:p>5610384</text:p>
          </table:table-cell>
          <table:table-cell office:value-type="float" office:value="154500" calcext:value-type="float">
            <text:p>154500</text:p>
          </table:table-cell>
          <table:table-cell office:value-type="float" office:value="5860542" calcext:value-type="float">
            <text:p>5860542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13738875" calcext:value-type="float">
            <text:p>13738875</text:p>
          </table:table-cell>
          <table:table-cell office:value-type="float" office:value="155000" calcext:value-type="float">
            <text:p>155000</text:p>
          </table:table-cell>
          <table:table-cell office:value-type="float" office:value="8651840" calcext:value-type="float">
            <text:p>8651840</text:p>
          </table:table-cell>
          <table:table-cell office:value-type="float" office:value="155000" calcext:value-type="float">
            <text:p>155000</text:p>
          </table:table-cell>
          <table:table-cell office:value-type="float" office:value="5590957" calcext:value-type="float">
            <text:p>5590957</text:p>
          </table:table-cell>
          <table:table-cell office:value-type="float" office:value="155000" calcext:value-type="float">
            <text:p>155000</text:p>
          </table:table-cell>
          <table:table-cell office:value-type="float" office:value="6028467" calcext:value-type="float">
            <text:p>6028467</text:p>
          </table:table-cell>
        </table:table-row>
        <table:table-row table:style-name="ro1">
          <table:table-cell office:value-type="float" office:value="155500" calcext:value-type="float">
            <text:p>155500</text:p>
          </table:table-cell>
          <table:table-cell office:value-type="float" office:value="13484417" calcext:value-type="float">
            <text:p>13484417</text:p>
          </table:table-cell>
          <table:table-cell office:value-type="float" office:value="155500" calcext:value-type="float">
            <text:p>155500</text:p>
          </table:table-cell>
          <table:table-cell office:value-type="float" office:value="9002846" calcext:value-type="float">
            <text:p>9002846</text:p>
          </table:table-cell>
          <table:table-cell office:value-type="float" office:value="155500" calcext:value-type="float">
            <text:p>155500</text:p>
          </table:table-cell>
          <table:table-cell office:value-type="float" office:value="5479321" calcext:value-type="float">
            <text:p>5479321</text:p>
          </table:table-cell>
          <table:table-cell office:value-type="float" office:value="155500" calcext:value-type="float">
            <text:p>155500</text:p>
          </table:table-cell>
          <table:table-cell office:value-type="float" office:value="4916015" calcext:value-type="float">
            <text:p>4916015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13861341" calcext:value-type="float">
            <text:p>13861341</text:p>
          </table:table-cell>
          <table:table-cell office:value-type="float" office:value="156000" calcext:value-type="float">
            <text:p>156000</text:p>
          </table:table-cell>
          <table:table-cell office:value-type="float" office:value="8609013" calcext:value-type="float">
            <text:p>8609013</text:p>
          </table:table-cell>
          <table:table-cell office:value-type="float" office:value="156000" calcext:value-type="float">
            <text:p>156000</text:p>
          </table:table-cell>
          <table:table-cell office:value-type="float" office:value="5551124" calcext:value-type="float">
            <text:p>5551124</text:p>
          </table:table-cell>
          <table:table-cell office:value-type="float" office:value="156000" calcext:value-type="float">
            <text:p>156000</text:p>
          </table:table-cell>
          <table:table-cell office:value-type="float" office:value="5611891" calcext:value-type="float">
            <text:p>5611891</text:p>
          </table:table-cell>
        </table:table-row>
        <table:table-row table:style-name="ro1">
          <table:table-cell office:value-type="float" office:value="156500" calcext:value-type="float">
            <text:p>156500</text:p>
          </table:table-cell>
          <table:table-cell office:value-type="float" office:value="13682690" calcext:value-type="float">
            <text:p>13682690</text:p>
          </table:table-cell>
          <table:table-cell office:value-type="float" office:value="156500" calcext:value-type="float">
            <text:p>156500</text:p>
          </table:table-cell>
          <table:table-cell office:value-type="float" office:value="8948217" calcext:value-type="float">
            <text:p>8948217</text:p>
          </table:table-cell>
          <table:table-cell office:value-type="float" office:value="156500" calcext:value-type="float">
            <text:p>156500</text:p>
          </table:table-cell>
          <table:table-cell office:value-type="float" office:value="5376922" calcext:value-type="float">
            <text:p>5376922</text:p>
          </table:table-cell>
          <table:table-cell office:value-type="float" office:value="156500" calcext:value-type="float">
            <text:p>156500</text:p>
          </table:table-cell>
          <table:table-cell office:value-type="float" office:value="4973877" calcext:value-type="float">
            <text:p>4973877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13605538" calcext:value-type="float">
            <text:p>13605538</text:p>
          </table:table-cell>
          <table:table-cell office:value-type="float" office:value="157000" calcext:value-type="float">
            <text:p>157000</text:p>
          </table:table-cell>
          <table:table-cell office:value-type="float" office:value="9076298" calcext:value-type="float">
            <text:p>9076298</text:p>
          </table:table-cell>
          <table:table-cell office:value-type="float" office:value="157000" calcext:value-type="float">
            <text:p>157000</text:p>
          </table:table-cell>
          <table:table-cell office:value-type="float" office:value="5506357" calcext:value-type="float">
            <text:p>5506357</text:p>
          </table:table-cell>
          <table:table-cell office:value-type="float" office:value="157000" calcext:value-type="float">
            <text:p>157000</text:p>
          </table:table-cell>
          <table:table-cell office:value-type="float" office:value="4972021" calcext:value-type="float">
            <text:p>4972021</text:p>
          </table:table-cell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13943425" calcext:value-type="float">
            <text:p>13943425</text:p>
          </table:table-cell>
          <table:table-cell office:value-type="float" office:value="157500" calcext:value-type="float">
            <text:p>157500</text:p>
          </table:table-cell>
          <table:table-cell office:value-type="float" office:value="8929636" calcext:value-type="float">
            <text:p>8929636</text:p>
          </table:table-cell>
          <table:table-cell office:value-type="float" office:value="157500" calcext:value-type="float">
            <text:p>157500</text:p>
          </table:table-cell>
          <table:table-cell office:value-type="float" office:value="5674398" calcext:value-type="float">
            <text:p>5674398</text:p>
          </table:table-cell>
          <table:table-cell office:value-type="float" office:value="157500" calcext:value-type="float">
            <text:p>157500</text:p>
          </table:table-cell>
          <table:table-cell office:value-type="float" office:value="5276968" calcext:value-type="float">
            <text:p>5276968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14425134" calcext:value-type="float">
            <text:p>14425134</text:p>
          </table:table-cell>
          <table:table-cell office:value-type="float" office:value="158000" calcext:value-type="float">
            <text:p>158000</text:p>
          </table:table-cell>
          <table:table-cell office:value-type="float" office:value="8774909" calcext:value-type="float">
            <text:p>8774909</text:p>
          </table:table-cell>
          <table:table-cell office:value-type="float" office:value="158000" calcext:value-type="float">
            <text:p>158000</text:p>
          </table:table-cell>
          <table:table-cell office:value-type="float" office:value="5834075" calcext:value-type="float">
            <text:p>5834075</text:p>
          </table:table-cell>
          <table:table-cell office:value-type="float" office:value="158000" calcext:value-type="float">
            <text:p>158000</text:p>
          </table:table-cell>
          <table:table-cell office:value-type="float" office:value="4921845" calcext:value-type="float">
            <text:p>4921845</text:p>
          </table:table-cell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14871942" calcext:value-type="float">
            <text:p>14871942</text:p>
          </table:table-cell>
          <table:table-cell office:value-type="float" office:value="158500" calcext:value-type="float">
            <text:p>158500</text:p>
          </table:table-cell>
          <table:table-cell office:value-type="float" office:value="9416177" calcext:value-type="float">
            <text:p>9416177</text:p>
          </table:table-cell>
          <table:table-cell office:value-type="float" office:value="158500" calcext:value-type="float">
            <text:p>158500</text:p>
          </table:table-cell>
          <table:table-cell office:value-type="float" office:value="5484012" calcext:value-type="float">
            <text:p>5484012</text:p>
          </table:table-cell>
          <table:table-cell office:value-type="float" office:value="158500" calcext:value-type="float">
            <text:p>158500</text:p>
          </table:table-cell>
          <table:table-cell office:value-type="float" office:value="4678602" calcext:value-type="float">
            <text:p>4678602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15002731" calcext:value-type="float">
            <text:p>15002731</text:p>
          </table:table-cell>
          <table:table-cell office:value-type="float" office:value="159000" calcext:value-type="float">
            <text:p>159000</text:p>
          </table:table-cell>
          <table:table-cell office:value-type="float" office:value="9120607" calcext:value-type="float">
            <text:p>9120607</text:p>
          </table:table-cell>
          <table:table-cell office:value-type="float" office:value="159000" calcext:value-type="float">
            <text:p>159000</text:p>
          </table:table-cell>
          <table:table-cell office:value-type="float" office:value="5600281" calcext:value-type="float">
            <text:p>5600281</text:p>
          </table:table-cell>
          <table:table-cell office:value-type="float" office:value="159000" calcext:value-type="float">
            <text:p>159000</text:p>
          </table:table-cell>
          <table:table-cell office:value-type="float" office:value="5935831" calcext:value-type="float">
            <text:p>5935831</text:p>
          </table:table-cell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14193706" calcext:value-type="float">
            <text:p>14193706</text:p>
          </table:table-cell>
          <table:table-cell office:value-type="float" office:value="159500" calcext:value-type="float">
            <text:p>159500</text:p>
          </table:table-cell>
          <table:table-cell office:value-type="float" office:value="9052725" calcext:value-type="float">
            <text:p>9052725</text:p>
          </table:table-cell>
          <table:table-cell office:value-type="float" office:value="159500" calcext:value-type="float">
            <text:p>159500</text:p>
          </table:table-cell>
          <table:table-cell office:value-type="float" office:value="5829386" calcext:value-type="float">
            <text:p>5829386</text:p>
          </table:table-cell>
          <table:table-cell office:value-type="float" office:value="159500" calcext:value-type="float">
            <text:p>159500</text:p>
          </table:table-cell>
          <table:table-cell office:value-type="float" office:value="5087787" calcext:value-type="float">
            <text:p>508778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14129339" calcext:value-type="float">
            <text:p>14129339</text:p>
          </table:table-cell>
          <table:table-cell office:value-type="float" office:value="160000" calcext:value-type="float">
            <text:p>160000</text:p>
          </table:table-cell>
          <table:table-cell office:value-type="float" office:value="9025330" calcext:value-type="float">
            <text:p>9025330</text:p>
          </table:table-cell>
          <table:table-cell office:value-type="float" office:value="160000" calcext:value-type="float">
            <text:p>160000</text:p>
          </table:table-cell>
          <table:table-cell office:value-type="float" office:value="6105416" calcext:value-type="float">
            <text:p>61054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4877365" calcext:value-type="float">
            <text:p>4877365</text:p>
          </table:table-cell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14298972" calcext:value-type="float">
            <text:p>14298972</text:p>
          </table:table-cell>
          <table:table-cell office:value-type="float" office:value="160500" calcext:value-type="float">
            <text:p>160500</text:p>
          </table:table-cell>
          <table:table-cell office:value-type="float" office:value="9143889" calcext:value-type="float">
            <text:p>9143889</text:p>
          </table:table-cell>
          <table:table-cell office:value-type="float" office:value="160500" calcext:value-type="float">
            <text:p>160500</text:p>
          </table:table-cell>
          <table:table-cell office:value-type="float" office:value="5734929" calcext:value-type="float">
            <text:p>5734929</text:p>
          </table:table-cell>
          <table:table-cell office:value-type="float" office:value="160500" calcext:value-type="float">
            <text:p>160500</text:p>
          </table:table-cell>
          <table:table-cell office:value-type="float" office:value="4774768" calcext:value-type="float">
            <text:p>4774768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14631319" calcext:value-type="float">
            <text:p>14631319</text:p>
          </table:table-cell>
          <table:table-cell office:value-type="float" office:value="161000" calcext:value-type="float">
            <text:p>161000</text:p>
          </table:table-cell>
          <table:table-cell office:value-type="float" office:value="9031340" calcext:value-type="float">
            <text:p>9031340</text:p>
          </table:table-cell>
          <table:table-cell office:value-type="float" office:value="161000" calcext:value-type="float">
            <text:p>161000</text:p>
          </table:table-cell>
          <table:table-cell office:value-type="float" office:value="5736699" calcext:value-type="float">
            <text:p>5736699</text:p>
          </table:table-cell>
          <table:table-cell office:value-type="float" office:value="161000" calcext:value-type="float">
            <text:p>161000</text:p>
          </table:table-cell>
          <table:table-cell office:value-type="float" office:value="4737125" calcext:value-type="float">
            <text:p>4737125</text:p>
          </table:table-cell>
        </table:table-row>
        <table:table-row table:style-name="ro1">
          <table:table-cell office:value-type="float" office:value="161500" calcext:value-type="float">
            <text:p>161500</text:p>
          </table:table-cell>
          <table:table-cell office:value-type="float" office:value="14379475" calcext:value-type="float">
            <text:p>14379475</text:p>
          </table:table-cell>
          <table:table-cell office:value-type="float" office:value="161500" calcext:value-type="float">
            <text:p>161500</text:p>
          </table:table-cell>
          <table:table-cell office:value-type="float" office:value="9259039" calcext:value-type="float">
            <text:p>9259039</text:p>
          </table:table-cell>
          <table:table-cell office:value-type="float" office:value="161500" calcext:value-type="float">
            <text:p>161500</text:p>
          </table:table-cell>
          <table:table-cell office:value-type="float" office:value="5572220" calcext:value-type="float">
            <text:p>5572220</text:p>
          </table:table-cell>
          <table:table-cell office:value-type="float" office:value="161500" calcext:value-type="float">
            <text:p>161500</text:p>
          </table:table-cell>
          <table:table-cell office:value-type="float" office:value="11035212" calcext:value-type="float">
            <text:p>11035212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14491029" calcext:value-type="float">
            <text:p>14491029</text:p>
          </table:table-cell>
          <table:table-cell office:value-type="float" office:value="162000" calcext:value-type="float">
            <text:p>162000</text:p>
          </table:table-cell>
          <table:table-cell office:value-type="float" office:value="9328986" calcext:value-type="float">
            <text:p>9328986</text:p>
          </table:table-cell>
          <table:table-cell office:value-type="float" office:value="162000" calcext:value-type="float">
            <text:p>162000</text:p>
          </table:table-cell>
          <table:table-cell office:value-type="float" office:value="6180393" calcext:value-type="float">
            <text:p>6180393</text:p>
          </table:table-cell>
          <table:table-cell office:value-type="float" office:value="162000" calcext:value-type="float">
            <text:p>162000</text:p>
          </table:table-cell>
          <table:table-cell office:value-type="float" office:value="5087976" calcext:value-type="float">
            <text:p>5087976</text:p>
          </table:table-cell>
        </table:table-row>
        <table:table-row table:style-name="ro1">
          <table:table-cell office:value-type="float" office:value="162500" calcext:value-type="float">
            <text:p>162500</text:p>
          </table:table-cell>
          <table:table-cell office:value-type="float" office:value="14415468" calcext:value-type="float">
            <text:p>14415468</text:p>
          </table:table-cell>
          <table:table-cell office:value-type="float" office:value="162500" calcext:value-type="float">
            <text:p>162500</text:p>
          </table:table-cell>
          <table:table-cell office:value-type="float" office:value="8989955" calcext:value-type="float">
            <text:p>8989955</text:p>
          </table:table-cell>
          <table:table-cell office:value-type="float" office:value="162500" calcext:value-type="float">
            <text:p>162500</text:p>
          </table:table-cell>
          <table:table-cell office:value-type="float" office:value="5569789" calcext:value-type="float">
            <text:p>5569789</text:p>
          </table:table-cell>
          <table:table-cell office:value-type="float" office:value="162500" calcext:value-type="float">
            <text:p>162500</text:p>
          </table:table-cell>
          <table:table-cell office:value-type="float" office:value="4848384" calcext:value-type="float">
            <text:p>4848384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14579399" calcext:value-type="float">
            <text:p>14579399</text:p>
          </table:table-cell>
          <table:table-cell office:value-type="float" office:value="163000" calcext:value-type="float">
            <text:p>163000</text:p>
          </table:table-cell>
          <table:table-cell office:value-type="float" office:value="9210894" calcext:value-type="float">
            <text:p>9210894</text:p>
          </table:table-cell>
          <table:table-cell office:value-type="float" office:value="163000" calcext:value-type="float">
            <text:p>163000</text:p>
          </table:table-cell>
          <table:table-cell office:value-type="float" office:value="5970314" calcext:value-type="float">
            <text:p>5970314</text:p>
          </table:table-cell>
          <table:table-cell office:value-type="float" office:value="163000" calcext:value-type="float">
            <text:p>163000</text:p>
          </table:table-cell>
          <table:table-cell office:value-type="float" office:value="5065319" calcext:value-type="float">
            <text:p>5065319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14613894" calcext:value-type="float">
            <text:p>14613894</text:p>
          </table:table-cell>
          <table:table-cell office:value-type="float" office:value="163500" calcext:value-type="float">
            <text:p>163500</text:p>
          </table:table-cell>
          <table:table-cell office:value-type="float" office:value="9525029" calcext:value-type="float">
            <text:p>9525029</text:p>
          </table:table-cell>
          <table:table-cell office:value-type="float" office:value="163500" calcext:value-type="float">
            <text:p>163500</text:p>
          </table:table-cell>
          <table:table-cell office:value-type="float" office:value="5830923" calcext:value-type="float">
            <text:p>5830923</text:p>
          </table:table-cell>
          <table:table-cell office:value-type="float" office:value="163500" calcext:value-type="float">
            <text:p>163500</text:p>
          </table:table-cell>
          <table:table-cell office:value-type="float" office:value="6031401" calcext:value-type="float">
            <text:p>6031401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14635456" calcext:value-type="float">
            <text:p>14635456</text:p>
          </table:table-cell>
          <table:table-cell office:value-type="float" office:value="164000" calcext:value-type="float">
            <text:p>164000</text:p>
          </table:table-cell>
          <table:table-cell office:value-type="float" office:value="8974011" calcext:value-type="float">
            <text:p>89740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6368209" calcext:value-type="float">
            <text:p>6368209</text:p>
          </table:table-cell>
          <table:table-cell office:value-type="float" office:value="164000" calcext:value-type="float">
            <text:p>164000</text:p>
          </table:table-cell>
          <table:table-cell office:value-type="float" office:value="5083472" calcext:value-type="float">
            <text:p>5083472</text:p>
          </table:table-cell>
        </table:table-row>
        <table:table-row table:style-name="ro1">
          <table:table-cell office:value-type="float" office:value="164500" calcext:value-type="float">
            <text:p>164500</text:p>
          </table:table-cell>
          <table:table-cell office:value-type="float" office:value="14770269" calcext:value-type="float">
            <text:p>14770269</text:p>
          </table:table-cell>
          <table:table-cell office:value-type="float" office:value="164500" calcext:value-type="float">
            <text:p>164500</text:p>
          </table:table-cell>
          <table:table-cell office:value-type="float" office:value="9399732" calcext:value-type="float">
            <text:p>9399732</text:p>
          </table:table-cell>
          <table:table-cell office:value-type="float" office:value="164500" calcext:value-type="float">
            <text:p>164500</text:p>
          </table:table-cell>
          <table:table-cell office:value-type="float" office:value="5860748" calcext:value-type="float">
            <text:p>5860748</text:p>
          </table:table-cell>
          <table:table-cell office:value-type="float" office:value="164500" calcext:value-type="float">
            <text:p>164500</text:p>
          </table:table-cell>
          <table:table-cell office:value-type="float" office:value="4709700" calcext:value-type="float">
            <text:p>4709700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14730855" calcext:value-type="float">
            <text:p>14730855</text:p>
          </table:table-cell>
          <table:table-cell office:value-type="float" office:value="165000" calcext:value-type="float">
            <text:p>165000</text:p>
          </table:table-cell>
          <table:table-cell office:value-type="float" office:value="9387316" calcext:value-type="float">
            <text:p>9387316</text:p>
          </table:table-cell>
          <table:table-cell office:value-type="float" office:value="165000" calcext:value-type="float">
            <text:p>165000</text:p>
          </table:table-cell>
          <table:table-cell office:value-type="float" office:value="5987998" calcext:value-type="float">
            <text:p>5987998</text:p>
          </table:table-cell>
          <table:table-cell office:value-type="float" office:value="165000" calcext:value-type="float">
            <text:p>165000</text:p>
          </table:table-cell>
          <table:table-cell office:value-type="float" office:value="6150014" calcext:value-type="float">
            <text:p>6150014</text:p>
          </table:table-cell>
        </table:table-row>
        <table:table-row table:style-name="ro1">
          <table:table-cell office:value-type="float" office:value="165500" calcext:value-type="float">
            <text:p>165500</text:p>
          </table:table-cell>
          <table:table-cell office:value-type="float" office:value="14753178" calcext:value-type="float">
            <text:p>14753178</text:p>
          </table:table-cell>
          <table:table-cell office:value-type="float" office:value="165500" calcext:value-type="float">
            <text:p>165500</text:p>
          </table:table-cell>
          <table:table-cell office:value-type="float" office:value="9108818" calcext:value-type="float">
            <text:p>9108818</text:p>
          </table:table-cell>
          <table:table-cell office:value-type="float" office:value="165500" calcext:value-type="float">
            <text:p>165500</text:p>
          </table:table-cell>
          <table:table-cell office:value-type="float" office:value="5927706" calcext:value-type="float">
            <text:p>5927706</text:p>
          </table:table-cell>
          <table:table-cell office:value-type="float" office:value="165500" calcext:value-type="float">
            <text:p>165500</text:p>
          </table:table-cell>
          <table:table-cell office:value-type="float" office:value="4725385" calcext:value-type="float">
            <text:p>4725385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14715317" calcext:value-type="float">
            <text:p>14715317</text:p>
          </table:table-cell>
          <table:table-cell office:value-type="float" office:value="166000" calcext:value-type="float">
            <text:p>166000</text:p>
          </table:table-cell>
          <table:table-cell office:value-type="float" office:value="9290682" calcext:value-type="float">
            <text:p>9290682</text:p>
          </table:table-cell>
          <table:table-cell office:value-type="float" office:value="166000" calcext:value-type="float">
            <text:p>166000</text:p>
          </table:table-cell>
          <table:table-cell office:value-type="float" office:value="6263582" calcext:value-type="float">
            <text:p>6263582</text:p>
          </table:table-cell>
          <table:table-cell office:value-type="float" office:value="166000" calcext:value-type="float">
            <text:p>166000</text:p>
          </table:table-cell>
          <table:table-cell office:value-type="float" office:value="5409885" calcext:value-type="float">
            <text:p>5409885</text:p>
          </table:table-cell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14938339" calcext:value-type="float">
            <text:p>14938339</text:p>
          </table:table-cell>
          <table:table-cell office:value-type="float" office:value="166500" calcext:value-type="float">
            <text:p>166500</text:p>
          </table:table-cell>
          <table:table-cell office:value-type="float" office:value="9409946" calcext:value-type="float">
            <text:p>9409946</text:p>
          </table:table-cell>
          <table:table-cell office:value-type="float" office:value="166500" calcext:value-type="float">
            <text:p>166500</text:p>
          </table:table-cell>
          <table:table-cell office:value-type="float" office:value="6363763" calcext:value-type="float">
            <text:p>6363763</text:p>
          </table:table-cell>
          <table:table-cell office:value-type="float" office:value="166500" calcext:value-type="float">
            <text:p>166500</text:p>
          </table:table-cell>
          <table:table-cell office:value-type="float" office:value="4800903" calcext:value-type="float">
            <text:p>4800903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14973898" calcext:value-type="float">
            <text:p>14973898</text:p>
          </table:table-cell>
          <table:table-cell office:value-type="float" office:value="167000" calcext:value-type="float">
            <text:p>167000</text:p>
          </table:table-cell>
          <table:table-cell office:value-type="float" office:value="9268580" calcext:value-type="float">
            <text:p>9268580</text:p>
          </table:table-cell>
          <table:table-cell office:value-type="float" office:value="167000" calcext:value-type="float">
            <text:p>167000</text:p>
          </table:table-cell>
          <table:table-cell office:value-type="float" office:value="5708868" calcext:value-type="float">
            <text:p>5708868</text:p>
          </table:table-cell>
          <table:table-cell office:value-type="float" office:value="167000" calcext:value-type="float">
            <text:p>167000</text:p>
          </table:table-cell>
          <table:table-cell office:value-type="float" office:value="6414026" calcext:value-type="float">
            <text:p>6414026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14887888" calcext:value-type="float">
            <text:p>14887888</text:p>
          </table:table-cell>
          <table:table-cell office:value-type="float" office:value="167500" calcext:value-type="float">
            <text:p>167500</text:p>
          </table:table-cell>
          <table:table-cell office:value-type="float" office:value="9252935" calcext:value-type="float">
            <text:p>9252935</text:p>
          </table:table-cell>
          <table:table-cell office:value-type="float" office:value="167500" calcext:value-type="float">
            <text:p>167500</text:p>
          </table:table-cell>
          <table:table-cell office:value-type="float" office:value="6420994" calcext:value-type="float">
            <text:p>6420994</text:p>
          </table:table-cell>
          <table:table-cell office:value-type="float" office:value="167500" calcext:value-type="float">
            <text:p>167500</text:p>
          </table:table-cell>
          <table:table-cell office:value-type="float" office:value="4851939" calcext:value-type="float">
            <text:p>4851939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15070855" calcext:value-type="float">
            <text:p>15070855</text:p>
          </table:table-cell>
          <table:table-cell office:value-type="float" office:value="168000" calcext:value-type="float">
            <text:p>168000</text:p>
          </table:table-cell>
          <table:table-cell office:value-type="float" office:value="9189678" calcext:value-type="float">
            <text:p>9189678</text:p>
          </table:table-cell>
          <table:table-cell office:value-type="float" office:value="168000" calcext:value-type="float">
            <text:p>168000</text:p>
          </table:table-cell>
          <table:table-cell office:value-type="float" office:value="6008183" calcext:value-type="float">
            <text:p>6008183</text:p>
          </table:table-cell>
          <table:table-cell office:value-type="float" office:value="168000" calcext:value-type="float">
            <text:p>168000</text:p>
          </table:table-cell>
          <table:table-cell office:value-type="float" office:value="6172623" calcext:value-type="float">
            <text:p>6172623</text:p>
          </table:table-cell>
        </table:table-row>
        <table:table-row table:style-name="ro1">
          <table:table-cell office:value-type="float" office:value="168500" calcext:value-type="float">
            <text:p>168500</text:p>
          </table:table-cell>
          <table:table-cell office:value-type="float" office:value="15064972" calcext:value-type="float">
            <text:p>15064972</text:p>
          </table:table-cell>
          <table:table-cell office:value-type="float" office:value="168500" calcext:value-type="float">
            <text:p>168500</text:p>
          </table:table-cell>
          <table:table-cell office:value-type="float" office:value="9590349" calcext:value-type="float">
            <text:p>9590349</text:p>
          </table:table-cell>
          <table:table-cell office:value-type="float" office:value="168500" calcext:value-type="float">
            <text:p>168500</text:p>
          </table:table-cell>
          <table:table-cell office:value-type="float" office:value="6450555" calcext:value-type="float">
            <text:p>6450555</text:p>
          </table:table-cell>
          <table:table-cell office:value-type="float" office:value="168500" calcext:value-type="float">
            <text:p>168500</text:p>
          </table:table-cell>
          <table:table-cell office:value-type="float" office:value="4866673" calcext:value-type="float">
            <text:p>4866673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14884191" calcext:value-type="float">
            <text:p>14884191</text:p>
          </table:table-cell>
          <table:table-cell office:value-type="float" office:value="169000" calcext:value-type="float">
            <text:p>169000</text:p>
          </table:table-cell>
          <table:table-cell office:value-type="float" office:value="9704682" calcext:value-type="float">
            <text:p>9704682</text:p>
          </table:table-cell>
          <table:table-cell office:value-type="float" office:value="169000" calcext:value-type="float">
            <text:p>169000</text:p>
          </table:table-cell>
          <table:table-cell office:value-type="float" office:value="5751473" calcext:value-type="float">
            <text:p>5751473</text:p>
          </table:table-cell>
          <table:table-cell office:value-type="float" office:value="169000" calcext:value-type="float">
            <text:p>169000</text:p>
          </table:table-cell>
          <table:table-cell office:value-type="float" office:value="4844808" calcext:value-type="float">
            <text:p>4844808</text:p>
          </table:table-cell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14791649" calcext:value-type="float">
            <text:p>14791649</text:p>
          </table:table-cell>
          <table:table-cell office:value-type="float" office:value="169500" calcext:value-type="float">
            <text:p>169500</text:p>
          </table:table-cell>
          <table:table-cell office:value-type="float" office:value="9345484" calcext:value-type="float">
            <text:p>9345484</text:p>
          </table:table-cell>
          <table:table-cell office:value-type="float" office:value="169500" calcext:value-type="float">
            <text:p>169500</text:p>
          </table:table-cell>
          <table:table-cell office:value-type="float" office:value="5796264" calcext:value-type="float">
            <text:p>5796264</text:p>
          </table:table-cell>
          <table:table-cell office:value-type="float" office:value="169500" calcext:value-type="float">
            <text:p>169500</text:p>
          </table:table-cell>
          <table:table-cell office:value-type="float" office:value="5381779" calcext:value-type="float">
            <text:p>538177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15209618" calcext:value-type="float">
            <text:p>15209618</text:p>
          </table:table-cell>
          <table:table-cell office:value-type="float" office:value="170000" calcext:value-type="float">
            <text:p>170000</text:p>
          </table:table-cell>
          <table:table-cell office:value-type="float" office:value="9454753" calcext:value-type="float">
            <text:p>9454753</text:p>
          </table:table-cell>
          <table:table-cell office:value-type="float" office:value="170000" calcext:value-type="float">
            <text:p>170000</text:p>
          </table:table-cell>
          <table:table-cell office:value-type="float" office:value="5785479" calcext:value-type="float">
            <text:p>5785479</text:p>
          </table:table-cell>
          <table:table-cell office:value-type="float" office:value="170000" calcext:value-type="float">
            <text:p>170000</text:p>
          </table:table-cell>
          <table:table-cell office:value-type="float" office:value="4846582" calcext:value-type="float">
            <text:p>4846582</text:p>
          </table:table-cell>
        </table:table-row>
        <table:table-row table:style-name="ro1">
          <table:table-cell office:value-type="float" office:value="170500" calcext:value-type="float">
            <text:p>170500</text:p>
          </table:table-cell>
          <table:table-cell office:value-type="float" office:value="15281051" calcext:value-type="float">
            <text:p>15281051</text:p>
          </table:table-cell>
          <table:table-cell office:value-type="float" office:value="170500" calcext:value-type="float">
            <text:p>170500</text:p>
          </table:table-cell>
          <table:table-cell office:value-type="float" office:value="9862946" calcext:value-type="float">
            <text:p>9862946</text:p>
          </table:table-cell>
          <table:table-cell office:value-type="float" office:value="170500" calcext:value-type="float">
            <text:p>170500</text:p>
          </table:table-cell>
          <table:table-cell office:value-type="float" office:value="6063735" calcext:value-type="float">
            <text:p>6063735</text:p>
          </table:table-cell>
          <table:table-cell office:value-type="float" office:value="170500" calcext:value-type="float">
            <text:p>170500</text:p>
          </table:table-cell>
          <table:table-cell office:value-type="float" office:value="5222941" calcext:value-type="float">
            <text:p>5222941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14918739" calcext:value-type="float">
            <text:p>14918739</text:p>
          </table:table-cell>
          <table:table-cell office:value-type="float" office:value="171000" calcext:value-type="float">
            <text:p>171000</text:p>
          </table:table-cell>
          <table:table-cell office:value-type="float" office:value="9709772" calcext:value-type="float">
            <text:p>9709772</text:p>
          </table:table-cell>
          <table:table-cell office:value-type="float" office:value="171000" calcext:value-type="float">
            <text:p>171000</text:p>
          </table:table-cell>
          <table:table-cell office:value-type="float" office:value="6167760" calcext:value-type="float">
            <text:p>6167760</text:p>
          </table:table-cell>
          <table:table-cell office:value-type="float" office:value="171000" calcext:value-type="float">
            <text:p>171000</text:p>
          </table:table-cell>
          <table:table-cell office:value-type="float" office:value="4931149" calcext:value-type="float">
            <text:p>4931149</text:p>
          </table:table-cell>
        </table:table-row>
        <table:table-row table:style-name="ro1">
          <table:table-cell office:value-type="float" office:value="171500" calcext:value-type="float">
            <text:p>171500</text:p>
          </table:table-cell>
          <table:table-cell office:value-type="float" office:value="15010528" calcext:value-type="float">
            <text:p>15010528</text:p>
          </table:table-cell>
          <table:table-cell office:value-type="float" office:value="171500" calcext:value-type="float">
            <text:p>171500</text:p>
          </table:table-cell>
          <table:table-cell office:value-type="float" office:value="9886296" calcext:value-type="float">
            <text:p>9886296</text:p>
          </table:table-cell>
          <table:table-cell office:value-type="float" office:value="171500" calcext:value-type="float">
            <text:p>171500</text:p>
          </table:table-cell>
          <table:table-cell office:value-type="float" office:value="5743854" calcext:value-type="float">
            <text:p>5743854</text:p>
          </table:table-cell>
          <table:table-cell office:value-type="float" office:value="171500" calcext:value-type="float">
            <text:p>171500</text:p>
          </table:table-cell>
          <table:table-cell office:value-type="float" office:value="5240886" calcext:value-type="float">
            <text:p>5240886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15498085" calcext:value-type="float">
            <text:p>15498085</text:p>
          </table:table-cell>
          <table:table-cell office:value-type="float" office:value="172000" calcext:value-type="float">
            <text:p>172000</text:p>
          </table:table-cell>
          <table:table-cell office:value-type="float" office:value="9462853" calcext:value-type="float">
            <text:p>9462853</text:p>
          </table:table-cell>
          <table:table-cell office:value-type="float" office:value="172000" calcext:value-type="float">
            <text:p>172000</text:p>
          </table:table-cell>
          <table:table-cell office:value-type="float" office:value="7862511" calcext:value-type="float">
            <text:p>7862511</text:p>
          </table:table-cell>
          <table:table-cell office:value-type="float" office:value="172000" calcext:value-type="float">
            <text:p>172000</text:p>
          </table:table-cell>
          <table:table-cell office:value-type="float" office:value="6223576" calcext:value-type="float">
            <text:p>6223576</text:p>
          </table:table-cell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16615471" calcext:value-type="float">
            <text:p>16615471</text:p>
          </table:table-cell>
          <table:table-cell office:value-type="float" office:value="172500" calcext:value-type="float">
            <text:p>172500</text:p>
          </table:table-cell>
          <table:table-cell office:value-type="float" office:value="9768967" calcext:value-type="float">
            <text:p>9768967</text:p>
          </table:table-cell>
          <table:table-cell office:value-type="float" office:value="172500" calcext:value-type="float">
            <text:p>172500</text:p>
          </table:table-cell>
          <table:table-cell office:value-type="float" office:value="7375418" calcext:value-type="float">
            <text:p>7375418</text:p>
          </table:table-cell>
          <table:table-cell office:value-type="float" office:value="172500" calcext:value-type="float">
            <text:p>172500</text:p>
          </table:table-cell>
          <table:table-cell office:value-type="float" office:value="4999472" calcext:value-type="float">
            <text:p>4999472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15530127" calcext:value-type="float">
            <text:p>15530127</text:p>
          </table:table-cell>
          <table:table-cell office:value-type="float" office:value="173000" calcext:value-type="float">
            <text:p>173000</text:p>
          </table:table-cell>
          <table:table-cell office:value-type="float" office:value="9712966" calcext:value-type="float">
            <text:p>9712966</text:p>
          </table:table-cell>
          <table:table-cell office:value-type="float" office:value="173000" calcext:value-type="float">
            <text:p>173000</text:p>
          </table:table-cell>
          <table:table-cell office:value-type="float" office:value="7743200" calcext:value-type="float">
            <text:p>77432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4908572" calcext:value-type="float">
            <text:p>4908572</text:p>
          </table:table-cell>
        </table:table-row>
        <table:table-row table:style-name="ro1">
          <table:table-cell office:value-type="float" office:value="173500" calcext:value-type="float">
            <text:p>173500</text:p>
          </table:table-cell>
          <table:table-cell office:value-type="float" office:value="15669386" calcext:value-type="float">
            <text:p>15669386</text:p>
          </table:table-cell>
          <table:table-cell office:value-type="float" office:value="173500" calcext:value-type="float">
            <text:p>173500</text:p>
          </table:table-cell>
          <table:table-cell office:value-type="float" office:value="10085423" calcext:value-type="float">
            <text:p>10085423</text:p>
          </table:table-cell>
          <table:table-cell office:value-type="float" office:value="173500" calcext:value-type="float">
            <text:p>173500</text:p>
          </table:table-cell>
          <table:table-cell office:value-type="float" office:value="7242284" calcext:value-type="float">
            <text:p>7242284</text:p>
          </table:table-cell>
          <table:table-cell office:value-type="float" office:value="173500" calcext:value-type="float">
            <text:p>173500</text:p>
          </table:table-cell>
          <table:table-cell office:value-type="float" office:value="4919522" calcext:value-type="float">
            <text:p>4919522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15704696" calcext:value-type="float">
            <text:p>15704696</text:p>
          </table:table-cell>
          <table:table-cell office:value-type="float" office:value="174000" calcext:value-type="float">
            <text:p>174000</text:p>
          </table:table-cell>
          <table:table-cell office:value-type="float" office:value="9703096" calcext:value-type="float">
            <text:p>9703096</text:p>
          </table:table-cell>
          <table:table-cell office:value-type="float" office:value="174000" calcext:value-type="float">
            <text:p>174000</text:p>
          </table:table-cell>
          <table:table-cell office:value-type="float" office:value="7729135" calcext:value-type="float">
            <text:p>7729135</text:p>
          </table:table-cell>
          <table:table-cell office:value-type="float" office:value="174000" calcext:value-type="float">
            <text:p>174000</text:p>
          </table:table-cell>
          <table:table-cell office:value-type="float" office:value="5476941" calcext:value-type="float">
            <text:p>5476941</text:p>
          </table:table-cell>
        </table:table-row>
        <table:table-row table:style-name="ro1">
          <table:table-cell office:value-type="float" office:value="174500" calcext:value-type="float">
            <text:p>174500</text:p>
          </table:table-cell>
          <table:table-cell office:value-type="float" office:value="15520968" calcext:value-type="float">
            <text:p>15520968</text:p>
          </table:table-cell>
          <table:table-cell office:value-type="float" office:value="174500" calcext:value-type="float">
            <text:p>174500</text:p>
          </table:table-cell>
          <table:table-cell office:value-type="float" office:value="9851678" calcext:value-type="float">
            <text:p>9851678</text:p>
          </table:table-cell>
          <table:table-cell office:value-type="float" office:value="174500" calcext:value-type="float">
            <text:p>174500</text:p>
          </table:table-cell>
          <table:table-cell office:value-type="float" office:value="7489825" calcext:value-type="float">
            <text:p>7489825</text:p>
          </table:table-cell>
          <table:table-cell office:value-type="float" office:value="174500" calcext:value-type="float">
            <text:p>174500</text:p>
          </table:table-cell>
          <table:table-cell office:value-type="float" office:value="4993470" calcext:value-type="float">
            <text:p>4993470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15558829" calcext:value-type="float">
            <text:p>15558829</text:p>
          </table:table-cell>
          <table:table-cell office:value-type="float" office:value="175000" calcext:value-type="float">
            <text:p>175000</text:p>
          </table:table-cell>
          <table:table-cell office:value-type="float" office:value="9798883" calcext:value-type="float">
            <text:p>9798883</text:p>
          </table:table-cell>
          <table:table-cell office:value-type="float" office:value="175000" calcext:value-type="float">
            <text:p>175000</text:p>
          </table:table-cell>
          <table:table-cell office:value-type="float" office:value="7824239" calcext:value-type="float">
            <text:p>7824239</text:p>
          </table:table-cell>
          <table:table-cell office:value-type="float" office:value="175000" calcext:value-type="float">
            <text:p>175000</text:p>
          </table:table-cell>
          <table:table-cell office:value-type="float" office:value="5452920" calcext:value-type="float">
            <text:p>5452920</text:p>
          </table:table-cell>
        </table:table-row>
        <table:table-row table:style-name="ro1">
          <table:table-cell office:value-type="float" office:value="175500" calcext:value-type="float">
            <text:p>175500</text:p>
          </table:table-cell>
          <table:table-cell office:value-type="float" office:value="15921431" calcext:value-type="float">
            <text:p>15921431</text:p>
          </table:table-cell>
          <table:table-cell office:value-type="float" office:value="175500" calcext:value-type="float">
            <text:p>175500</text:p>
          </table:table-cell>
          <table:table-cell office:value-type="float" office:value="9756934" calcext:value-type="float">
            <text:p>9756934</text:p>
          </table:table-cell>
          <table:table-cell office:value-type="float" office:value="175500" calcext:value-type="float">
            <text:p>175500</text:p>
          </table:table-cell>
          <table:table-cell office:value-type="float" office:value="6671105" calcext:value-type="float">
            <text:p>6671105</text:p>
          </table:table-cell>
          <table:table-cell office:value-type="float" office:value="175500" calcext:value-type="float">
            <text:p>175500</text:p>
          </table:table-cell>
          <table:table-cell office:value-type="float" office:value="5089069" calcext:value-type="float">
            <text:p>5089069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16258356" calcext:value-type="float">
            <text:p>16258356</text:p>
          </table:table-cell>
          <table:table-cell office:value-type="float" office:value="176000" calcext:value-type="float">
            <text:p>176000</text:p>
          </table:table-cell>
          <table:table-cell office:value-type="float" office:value="9982568" calcext:value-type="float">
            <text:p>9982568</text:p>
          </table:table-cell>
          <table:table-cell office:value-type="float" office:value="176000" calcext:value-type="float">
            <text:p>176000</text:p>
          </table:table-cell>
          <table:table-cell office:value-type="float" office:value="6545314" calcext:value-type="float">
            <text:p>6545314</text:p>
          </table:table-cell>
          <table:table-cell office:value-type="float" office:value="176000" calcext:value-type="float">
            <text:p>176000</text:p>
          </table:table-cell>
          <table:table-cell office:value-type="float" office:value="5288891" calcext:value-type="float">
            <text:p>5288891</text:p>
          </table:table-cell>
        </table:table-row>
        <table:table-row table:style-name="ro1">
          <table:table-cell office:value-type="float" office:value="176500" calcext:value-type="float">
            <text:p>176500</text:p>
          </table:table-cell>
          <table:table-cell office:value-type="float" office:value="16203271" calcext:value-type="float">
            <text:p>16203271</text:p>
          </table:table-cell>
          <table:table-cell office:value-type="float" office:value="176500" calcext:value-type="float">
            <text:p>176500</text:p>
          </table:table-cell>
          <table:table-cell office:value-type="float" office:value="9632848" calcext:value-type="float">
            <text:p>9632848</text:p>
          </table:table-cell>
          <table:table-cell office:value-type="float" office:value="176500" calcext:value-type="float">
            <text:p>176500</text:p>
          </table:table-cell>
          <table:table-cell office:value-type="float" office:value="6371911" calcext:value-type="float">
            <text:p>6371911</text:p>
          </table:table-cell>
          <table:table-cell office:value-type="float" office:value="176500" calcext:value-type="float">
            <text:p>176500</text:p>
          </table:table-cell>
          <table:table-cell office:value-type="float" office:value="5255747" calcext:value-type="float">
            <text:p>5255747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16000249" calcext:value-type="float">
            <text:p>16000249</text:p>
          </table:table-cell>
          <table:table-cell office:value-type="float" office:value="177000" calcext:value-type="float">
            <text:p>177000</text:p>
          </table:table-cell>
          <table:table-cell office:value-type="float" office:value="9828543" calcext:value-type="float">
            <text:p>9828543</text:p>
          </table:table-cell>
          <table:table-cell office:value-type="float" office:value="177000" calcext:value-type="float">
            <text:p>177000</text:p>
          </table:table-cell>
          <table:table-cell office:value-type="float" office:value="6429966" calcext:value-type="float">
            <text:p>6429966</text:p>
          </table:table-cell>
          <table:table-cell office:value-type="float" office:value="177000" calcext:value-type="float">
            <text:p>177000</text:p>
          </table:table-cell>
          <table:table-cell office:value-type="float" office:value="5045853" calcext:value-type="float">
            <text:p>5045853</text:p>
          </table:table-cell>
        </table:table-row>
        <table:table-row table:style-name="ro1">
          <table:table-cell office:value-type="float" office:value="177500" calcext:value-type="float">
            <text:p>177500</text:p>
          </table:table-cell>
          <table:table-cell office:value-type="float" office:value="15945536" calcext:value-type="float">
            <text:p>15945536</text:p>
          </table:table-cell>
          <table:table-cell office:value-type="float" office:value="177500" calcext:value-type="float">
            <text:p>177500</text:p>
          </table:table-cell>
          <table:table-cell office:value-type="float" office:value="10112821" calcext:value-type="float">
            <text:p>10112821</text:p>
          </table:table-cell>
          <table:table-cell office:value-type="float" office:value="177500" calcext:value-type="float">
            <text:p>177500</text:p>
          </table:table-cell>
          <table:table-cell office:value-type="float" office:value="6679585" calcext:value-type="float">
            <text:p>6679585</text:p>
          </table:table-cell>
          <table:table-cell office:value-type="float" office:value="177500" calcext:value-type="float">
            <text:p>177500</text:p>
          </table:table-cell>
          <table:table-cell office:value-type="float" office:value="5686429" calcext:value-type="float">
            <text:p>5686429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16147274" calcext:value-type="float">
            <text:p>16147274</text:p>
          </table:table-cell>
          <table:table-cell office:value-type="float" office:value="178000" calcext:value-type="float">
            <text:p>178000</text:p>
          </table:table-cell>
          <table:table-cell office:value-type="float" office:value="9934226" calcext:value-type="float">
            <text:p>9934226</text:p>
          </table:table-cell>
          <table:table-cell office:value-type="float" office:value="178000" calcext:value-type="float">
            <text:p>178000</text:p>
          </table:table-cell>
          <table:table-cell office:value-type="float" office:value="6225318" calcext:value-type="float">
            <text:p>6225318</text:p>
          </table:table-cell>
          <table:table-cell office:value-type="float" office:value="178000" calcext:value-type="float">
            <text:p>178000</text:p>
          </table:table-cell>
          <table:table-cell office:value-type="float" office:value="5053171" calcext:value-type="float">
            <text:p>5053171</text:p>
          </table:table-cell>
        </table:table-row>
        <table:table-row table:style-name="ro1">
          <table:table-cell office:value-type="float" office:value="178500" calcext:value-type="float">
            <text:p>178500</text:p>
          </table:table-cell>
          <table:table-cell office:value-type="float" office:value="16005337" calcext:value-type="float">
            <text:p>16005337</text:p>
          </table:table-cell>
          <table:table-cell office:value-type="float" office:value="178500" calcext:value-type="float">
            <text:p>178500</text:p>
          </table:table-cell>
          <table:table-cell office:value-type="float" office:value="10231990" calcext:value-type="float">
            <text:p>10231990</text:p>
          </table:table-cell>
          <table:table-cell office:value-type="float" office:value="178500" calcext:value-type="float">
            <text:p>178500</text:p>
          </table:table-cell>
          <table:table-cell office:value-type="float" office:value="6845164" calcext:value-type="float">
            <text:p>6845164</text:p>
          </table:table-cell>
          <table:table-cell office:value-type="float" office:value="178500" calcext:value-type="float">
            <text:p>178500</text:p>
          </table:table-cell>
          <table:table-cell office:value-type="float" office:value="5395765" calcext:value-type="float">
            <text:p>5395765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16341790" calcext:value-type="float">
            <text:p>16341790</text:p>
          </table:table-cell>
          <table:table-cell office:value-type="float" office:value="179000" calcext:value-type="float">
            <text:p>179000</text:p>
          </table:table-cell>
          <table:table-cell office:value-type="float" office:value="9973329" calcext:value-type="float">
            <text:p>9973329</text:p>
          </table:table-cell>
          <table:table-cell office:value-type="float" office:value="179000" calcext:value-type="float">
            <text:p>179000</text:p>
          </table:table-cell>
          <table:table-cell office:value-type="float" office:value="6324526" calcext:value-type="float">
            <text:p>6324526</text:p>
          </table:table-cell>
          <table:table-cell office:value-type="float" office:value="179000" calcext:value-type="float">
            <text:p>179000</text:p>
          </table:table-cell>
          <table:table-cell office:value-type="float" office:value="5289133" calcext:value-type="float">
            <text:p>5289133</text:p>
          </table:table-cell>
        </table:table-row>
        <table:table-row table:style-name="ro1">
          <table:table-cell office:value-type="float" office:value="179500" calcext:value-type="float">
            <text:p>179500</text:p>
          </table:table-cell>
          <table:table-cell office:value-type="float" office:value="16230044" calcext:value-type="float">
            <text:p>16230044</text:p>
          </table:table-cell>
          <table:table-cell office:value-type="float" office:value="179500" calcext:value-type="float">
            <text:p>179500</text:p>
          </table:table-cell>
          <table:table-cell office:value-type="float" office:value="10215842" calcext:value-type="float">
            <text:p>10215842</text:p>
          </table:table-cell>
          <table:table-cell office:value-type="float" office:value="179500" calcext:value-type="float">
            <text:p>179500</text:p>
          </table:table-cell>
          <table:table-cell office:value-type="float" office:value="6306756" calcext:value-type="float">
            <text:p>6306756</text:p>
          </table:table-cell>
          <table:table-cell office:value-type="float" office:value="179500" calcext:value-type="float">
            <text:p>179500</text:p>
          </table:table-cell>
          <table:table-cell office:value-type="float" office:value="5698742" calcext:value-type="float">
            <text:p>569874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6143161" calcext:value-type="float">
            <text:p>16143161</text:p>
          </table:table-cell>
          <table:table-cell office:value-type="float" office:value="180000" calcext:value-type="float">
            <text:p>180000</text:p>
          </table:table-cell>
          <table:table-cell office:value-type="float" office:value="9951815" calcext:value-type="float">
            <text:p>99518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6429758" calcext:value-type="float">
            <text:p>6429758</text:p>
          </table:table-cell>
          <table:table-cell office:value-type="float" office:value="180000" calcext:value-type="float">
            <text:p>180000</text:p>
          </table:table-cell>
          <table:table-cell office:value-type="float" office:value="5425208" calcext:value-type="float">
            <text:p>5425208</text:p>
          </table:table-cell>
        </table:table-row>
        <table:table-row table:style-name="ro1">
          <table:table-cell office:value-type="float" office:value="180500" calcext:value-type="float">
            <text:p>180500</text:p>
          </table:table-cell>
          <table:table-cell office:value-type="float" office:value="16193980" calcext:value-type="float">
            <text:p>16193980</text:p>
          </table:table-cell>
          <table:table-cell office:value-type="float" office:value="180500" calcext:value-type="float">
            <text:p>180500</text:p>
          </table:table-cell>
          <table:table-cell office:value-type="float" office:value="10254724" calcext:value-type="float">
            <text:p>10254724</text:p>
          </table:table-cell>
          <table:table-cell office:value-type="float" office:value="180500" calcext:value-type="float">
            <text:p>180500</text:p>
          </table:table-cell>
          <table:table-cell office:value-type="float" office:value="6313762" calcext:value-type="float">
            <text:p>6313762</text:p>
          </table:table-cell>
          <table:table-cell office:value-type="float" office:value="180500" calcext:value-type="float">
            <text:p>180500</text:p>
          </table:table-cell>
          <table:table-cell office:value-type="float" office:value="7022503" calcext:value-type="float">
            <text:p>7022503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16260857" calcext:value-type="float">
            <text:p>16260857</text:p>
          </table:table-cell>
          <table:table-cell office:value-type="float" office:value="181000" calcext:value-type="float">
            <text:p>181000</text:p>
          </table:table-cell>
          <table:table-cell office:value-type="float" office:value="10094154" calcext:value-type="float">
            <text:p>10094154</text:p>
          </table:table-cell>
          <table:table-cell office:value-type="float" office:value="181000" calcext:value-type="float">
            <text:p>181000</text:p>
          </table:table-cell>
          <table:table-cell office:value-type="float" office:value="6574109" calcext:value-type="float">
            <text:p>6574109</text:p>
          </table:table-cell>
          <table:table-cell office:value-type="float" office:value="181000" calcext:value-type="float">
            <text:p>181000</text:p>
          </table:table-cell>
          <table:table-cell office:value-type="float" office:value="5575334" calcext:value-type="float">
            <text:p>5575334</text:p>
          </table:table-cell>
        </table:table-row>
        <table:table-row table:style-name="ro1">
          <table:table-cell office:value-type="float" office:value="181500" calcext:value-type="float">
            <text:p>181500</text:p>
          </table:table-cell>
          <table:table-cell office:value-type="float" office:value="16255686" calcext:value-type="float">
            <text:p>16255686</text:p>
          </table:table-cell>
          <table:table-cell office:value-type="float" office:value="181500" calcext:value-type="float">
            <text:p>181500</text:p>
          </table:table-cell>
          <table:table-cell office:value-type="float" office:value="10404775" calcext:value-type="float">
            <text:p>10404775</text:p>
          </table:table-cell>
          <table:table-cell office:value-type="float" office:value="181500" calcext:value-type="float">
            <text:p>181500</text:p>
          </table:table-cell>
          <table:table-cell office:value-type="float" office:value="6357351" calcext:value-type="float">
            <text:p>6357351</text:p>
          </table:table-cell>
          <table:table-cell office:value-type="float" office:value="181500" calcext:value-type="float">
            <text:p>181500</text:p>
          </table:table-cell>
          <table:table-cell office:value-type="float" office:value="5241496" calcext:value-type="float">
            <text:p>5241496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16287939" calcext:value-type="float">
            <text:p>16287939</text:p>
          </table:table-cell>
          <table:table-cell office:value-type="float" office:value="182000" calcext:value-type="float">
            <text:p>182000</text:p>
          </table:table-cell>
          <table:table-cell office:value-type="float" office:value="10179253" calcext:value-type="float">
            <text:p>10179253</text:p>
          </table:table-cell>
          <table:table-cell office:value-type="float" office:value="182000" calcext:value-type="float">
            <text:p>182000</text:p>
          </table:table-cell>
          <table:table-cell office:value-type="float" office:value="6372266" calcext:value-type="float">
            <text:p>6372266</text:p>
          </table:table-cell>
          <table:table-cell office:value-type="float" office:value="182000" calcext:value-type="float">
            <text:p>182000</text:p>
          </table:table-cell>
          <table:table-cell office:value-type="float" office:value="5280666" calcext:value-type="float">
            <text:p>5280666</text:p>
          </table:table-cell>
        </table:table-row>
        <table:table-row table:style-name="ro1">
          <table:table-cell office:value-type="float" office:value="182500" calcext:value-type="float">
            <text:p>182500</text:p>
          </table:table-cell>
          <table:table-cell office:value-type="float" office:value="16125998" calcext:value-type="float">
            <text:p>16125998</text:p>
          </table:table-cell>
          <table:table-cell office:value-type="float" office:value="182500" calcext:value-type="float">
            <text:p>182500</text:p>
          </table:table-cell>
          <table:table-cell office:value-type="float" office:value="10196395" calcext:value-type="float">
            <text:p>10196395</text:p>
          </table:table-cell>
          <table:table-cell office:value-type="float" office:value="182500" calcext:value-type="float">
            <text:p>182500</text:p>
          </table:table-cell>
          <table:table-cell office:value-type="float" office:value="6210453" calcext:value-type="float">
            <text:p>6210453</text:p>
          </table:table-cell>
          <table:table-cell office:value-type="float" office:value="182500" calcext:value-type="float">
            <text:p>182500</text:p>
          </table:table-cell>
          <table:table-cell office:value-type="float" office:value="5325309" calcext:value-type="float">
            <text:p>5325309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16328904" calcext:value-type="float">
            <text:p>16328904</text:p>
          </table:table-cell>
          <table:table-cell office:value-type="float" office:value="183000" calcext:value-type="float">
            <text:p>183000</text:p>
          </table:table-cell>
          <table:table-cell office:value-type="float" office:value="10231382" calcext:value-type="float">
            <text:p>10231382</text:p>
          </table:table-cell>
          <table:table-cell office:value-type="float" office:value="183000" calcext:value-type="float">
            <text:p>183000</text:p>
          </table:table-cell>
          <table:table-cell office:value-type="float" office:value="6290857" calcext:value-type="float">
            <text:p>6290857</text:p>
          </table:table-cell>
          <table:table-cell office:value-type="float" office:value="183000" calcext:value-type="float">
            <text:p>183000</text:p>
          </table:table-cell>
          <table:table-cell office:value-type="float" office:value="6475500" calcext:value-type="float">
            <text:p>6475500</text:p>
          </table:table-cell>
        </table:table-row>
        <table:table-row table:style-name="ro1">
          <table:table-cell office:value-type="float" office:value="183500" calcext:value-type="float">
            <text:p>183500</text:p>
          </table:table-cell>
          <table:table-cell office:value-type="float" office:value="16202363" calcext:value-type="float">
            <text:p>16202363</text:p>
          </table:table-cell>
          <table:table-cell office:value-type="float" office:value="183500" calcext:value-type="float">
            <text:p>183500</text:p>
          </table:table-cell>
          <table:table-cell office:value-type="float" office:value="10309789" calcext:value-type="float">
            <text:p>10309789</text:p>
          </table:table-cell>
          <table:table-cell office:value-type="float" office:value="183500" calcext:value-type="float">
            <text:p>183500</text:p>
          </table:table-cell>
          <table:table-cell office:value-type="float" office:value="6194525" calcext:value-type="float">
            <text:p>6194525</text:p>
          </table:table-cell>
          <table:table-cell office:value-type="float" office:value="183500" calcext:value-type="float">
            <text:p>183500</text:p>
          </table:table-cell>
          <table:table-cell office:value-type="float" office:value="5204740" calcext:value-type="float">
            <text:p>5204740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16436525" calcext:value-type="float">
            <text:p>16436525</text:p>
          </table:table-cell>
          <table:table-cell office:value-type="float" office:value="184000" calcext:value-type="float">
            <text:p>184000</text:p>
          </table:table-cell>
          <table:table-cell office:value-type="float" office:value="10172165" calcext:value-type="float">
            <text:p>10172165</text:p>
          </table:table-cell>
          <table:table-cell office:value-type="float" office:value="184000" calcext:value-type="float">
            <text:p>184000</text:p>
          </table:table-cell>
          <table:table-cell office:value-type="float" office:value="6250378" calcext:value-type="float">
            <text:p>6250378</text:p>
          </table:table-cell>
          <table:table-cell office:value-type="float" office:value="184000" calcext:value-type="float">
            <text:p>184000</text:p>
          </table:table-cell>
          <table:table-cell office:value-type="float" office:value="5837836" calcext:value-type="float">
            <text:p>5837836</text:p>
          </table:table-cell>
        </table:table-row>
        <table:table-row table:style-name="ro1">
          <table:table-cell office:value-type="float" office:value="184500" calcext:value-type="float">
            <text:p>184500</text:p>
          </table:table-cell>
          <table:table-cell office:value-type="float" office:value="16259886" calcext:value-type="float">
            <text:p>16259886</text:p>
          </table:table-cell>
          <table:table-cell office:value-type="float" office:value="184500" calcext:value-type="float">
            <text:p>184500</text:p>
          </table:table-cell>
          <table:table-cell office:value-type="float" office:value="10623834" calcext:value-type="float">
            <text:p>10623834</text:p>
          </table:table-cell>
          <table:table-cell office:value-type="float" office:value="184500" calcext:value-type="float">
            <text:p>184500</text:p>
          </table:table-cell>
          <table:table-cell office:value-type="float" office:value="6717298" calcext:value-type="float">
            <text:p>6717298</text:p>
          </table:table-cell>
          <table:table-cell office:value-type="float" office:value="184500" calcext:value-type="float">
            <text:p>184500</text:p>
          </table:table-cell>
          <table:table-cell office:value-type="float" office:value="14418303" calcext:value-type="float">
            <text:p>14418303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16377424" calcext:value-type="float">
            <text:p>16377424</text:p>
          </table:table-cell>
          <table:table-cell office:value-type="float" office:value="185000" calcext:value-type="float">
            <text:p>185000</text:p>
          </table:table-cell>
          <table:table-cell office:value-type="float" office:value="10116950" calcext:value-type="float">
            <text:p>10116950</text:p>
          </table:table-cell>
          <table:table-cell office:value-type="float" office:value="185000" calcext:value-type="float">
            <text:p>185000</text:p>
          </table:table-cell>
          <table:table-cell office:value-type="float" office:value="6799232" calcext:value-type="float">
            <text:p>6799232</text:p>
          </table:table-cell>
          <table:table-cell office:value-type="float" office:value="185000" calcext:value-type="float">
            <text:p>185000</text:p>
          </table:table-cell>
          <table:table-cell office:value-type="float" office:value="7621725" calcext:value-type="float">
            <text:p>7621725</text:p>
          </table:table-cell>
        </table:table-row>
        <table:table-row table:style-name="ro1">
          <table:table-cell office:value-type="float" office:value="185500" calcext:value-type="float">
            <text:p>185500</text:p>
          </table:table-cell>
          <table:table-cell office:value-type="float" office:value="16551130" calcext:value-type="float">
            <text:p>16551130</text:p>
          </table:table-cell>
          <table:table-cell office:value-type="float" office:value="185500" calcext:value-type="float">
            <text:p>185500</text:p>
          </table:table-cell>
          <table:table-cell office:value-type="float" office:value="10318491" calcext:value-type="float">
            <text:p>10318491</text:p>
          </table:table-cell>
          <table:table-cell office:value-type="float" office:value="185500" calcext:value-type="float">
            <text:p>185500</text:p>
          </table:table-cell>
          <table:table-cell office:value-type="float" office:value="6269613" calcext:value-type="float">
            <text:p>6269613</text:p>
          </table:table-cell>
          <table:table-cell office:value-type="float" office:value="185500" calcext:value-type="float">
            <text:p>185500</text:p>
          </table:table-cell>
          <table:table-cell office:value-type="float" office:value="40554038" calcext:value-type="float">
            <text:p>4055403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16429277" calcext:value-type="float">
            <text:p>16429277</text:p>
          </table:table-cell>
          <table:table-cell office:value-type="float" office:value="186000" calcext:value-type="float">
            <text:p>186000</text:p>
          </table:table-cell>
          <table:table-cell office:value-type="float" office:value="10649221" calcext:value-type="float">
            <text:p>10649221</text:p>
          </table:table-cell>
          <table:table-cell office:value-type="float" office:value="186000" calcext:value-type="float">
            <text:p>186000</text:p>
          </table:table-cell>
          <table:table-cell office:value-type="float" office:value="6828018" calcext:value-type="float">
            <text:p>6828018</text:p>
          </table:table-cell>
          <table:table-cell office:value-type="float" office:value="186000" calcext:value-type="float">
            <text:p>186000</text:p>
          </table:table-cell>
          <table:table-cell office:value-type="float" office:value="31488306" calcext:value-type="float">
            <text:p>31488306</text:p>
          </table:table-cell>
        </table:table-row>
        <table:table-row table:style-name="ro1">
          <table:table-cell office:value-type="float" office:value="186500" calcext:value-type="float">
            <text:p>186500</text:p>
          </table:table-cell>
          <table:table-cell office:value-type="float" office:value="16610086" calcext:value-type="float">
            <text:p>16610086</text:p>
          </table:table-cell>
          <table:table-cell office:value-type="float" office:value="186500" calcext:value-type="float">
            <text:p>186500</text:p>
          </table:table-cell>
          <table:table-cell office:value-type="float" office:value="10667097" calcext:value-type="float">
            <text:p>10667097</text:p>
          </table:table-cell>
          <table:table-cell office:value-type="float" office:value="186500" calcext:value-type="float">
            <text:p>186500</text:p>
          </table:table-cell>
          <table:table-cell office:value-type="float" office:value="6716989" calcext:value-type="float">
            <text:p>6716989</text:p>
          </table:table-cell>
          <table:table-cell office:value-type="float" office:value="186500" calcext:value-type="float">
            <text:p>186500</text:p>
          </table:table-cell>
          <table:table-cell office:value-type="float" office:value="29619085" calcext:value-type="float">
            <text:p>2961908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16526890" calcext:value-type="float">
            <text:p>1652689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0700140" calcext:value-type="float">
            <text:p>10700140</text:p>
          </table:table-cell>
          <table:table-cell office:value-type="float" office:value="187000" calcext:value-type="float">
            <text:p>187000</text:p>
          </table:table-cell>
          <table:table-cell office:value-type="float" office:value="6721344" calcext:value-type="float">
            <text:p>6721344</text:p>
          </table:table-cell>
          <table:table-cell office:value-type="float" office:value="187000" calcext:value-type="float">
            <text:p>187000</text:p>
          </table:table-cell>
          <table:table-cell office:value-type="float" office:value="29366070" calcext:value-type="float">
            <text:p>29366070</text:p>
          </table:table-cell>
        </table:table-row>
        <table:table-row table:style-name="ro1">
          <table:table-cell office:value-type="float" office:value="187500" calcext:value-type="float">
            <text:p>187500</text:p>
          </table:table-cell>
          <table:table-cell office:value-type="float" office:value="16571862" calcext:value-type="float">
            <text:p>165718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399605" calcext:value-type="float">
            <text:p>10399605</text:p>
          </table:table-cell>
          <table:table-cell office:value-type="float" office:value="187500" calcext:value-type="float">
            <text:p>187500</text:p>
          </table:table-cell>
          <table:table-cell office:value-type="float" office:value="6681199" calcext:value-type="float">
            <text:p>6681199</text:p>
          </table:table-cell>
          <table:table-cell office:value-type="float" office:value="187500" calcext:value-type="float">
            <text:p>187500</text:p>
          </table:table-cell>
          <table:table-cell office:value-type="float" office:value="30543049" calcext:value-type="float">
            <text:p>30543049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16556303" calcext:value-type="float">
            <text:p>16556303</text:p>
          </table:table-cell>
          <table:table-cell office:value-type="float" office:value="188000" calcext:value-type="float">
            <text:p>188000</text:p>
          </table:table-cell>
          <table:table-cell office:value-type="float" office:value="10702311" calcext:value-type="float">
            <text:p>10702311</text:p>
          </table:table-cell>
          <table:table-cell office:value-type="float" office:value="188000" calcext:value-type="float">
            <text:p>188000</text:p>
          </table:table-cell>
          <table:table-cell office:value-type="float" office:value="6373817" calcext:value-type="float">
            <text:p>6373817</text:p>
          </table:table-cell>
          <table:table-cell office:value-type="float" office:value="188000" calcext:value-type="float">
            <text:p>188000</text:p>
          </table:table-cell>
          <table:table-cell office:value-type="float" office:value="29307854" calcext:value-type="float">
            <text:p>29307854</text:p>
          </table:table-cell>
        </table:table-row>
        <table:table-row table:style-name="ro1">
          <table:table-cell office:value-type="float" office:value="188500" calcext:value-type="float">
            <text:p>188500</text:p>
          </table:table-cell>
          <table:table-cell office:value-type="float" office:value="16632376" calcext:value-type="float">
            <text:p>16632376</text:p>
          </table:table-cell>
          <table:table-cell office:value-type="float" office:value="188500" calcext:value-type="float">
            <text:p>188500</text:p>
          </table:table-cell>
          <table:table-cell office:value-type="float" office:value="10484163" calcext:value-type="float">
            <text:p>10484163</text:p>
          </table:table-cell>
          <table:table-cell office:value-type="float" office:value="188500" calcext:value-type="float">
            <text:p>188500</text:p>
          </table:table-cell>
          <table:table-cell office:value-type="float" office:value="6818976" calcext:value-type="float">
            <text:p>6818976</text:p>
          </table:table-cell>
          <table:table-cell office:value-type="float" office:value="188500" calcext:value-type="float">
            <text:p>188500</text:p>
          </table:table-cell>
          <table:table-cell office:value-type="float" office:value="30584834" calcext:value-type="float">
            <text:p>30584834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16926685" calcext:value-type="float">
            <text:p>16926685</text:p>
          </table:table-cell>
          <table:table-cell office:value-type="float" office:value="189000" calcext:value-type="float">
            <text:p>189000</text:p>
          </table:table-cell>
          <table:table-cell office:value-type="float" office:value="11867239" calcext:value-type="float">
            <text:p>11867239</text:p>
          </table:table-cell>
          <table:table-cell office:value-type="float" office:value="189000" calcext:value-type="float">
            <text:p>189000</text:p>
          </table:table-cell>
          <table:table-cell office:value-type="float" office:value="6735017" calcext:value-type="float">
            <text:p>6735017</text:p>
          </table:table-cell>
          <table:table-cell office:value-type="float" office:value="189000" calcext:value-type="float">
            <text:p>189000</text:p>
          </table:table-cell>
          <table:table-cell office:value-type="float" office:value="7822358" calcext:value-type="float">
            <text:p>7822358</text:p>
          </table:table-cell>
        </table:table-row>
        <table:table-row table:style-name="ro1">
          <table:table-cell office:value-type="float" office:value="189500" calcext:value-type="float">
            <text:p>189500</text:p>
          </table:table-cell>
          <table:table-cell office:value-type="float" office:value="16766932" calcext:value-type="float">
            <text:p>16766932</text:p>
          </table:table-cell>
          <table:table-cell office:value-type="float" office:value="189500" calcext:value-type="float">
            <text:p>189500</text:p>
          </table:table-cell>
          <table:table-cell office:value-type="float" office:value="10838457" calcext:value-type="float">
            <text:p>10838457</text:p>
          </table:table-cell>
          <table:table-cell office:value-type="float" office:value="189500" calcext:value-type="float">
            <text:p>189500</text:p>
          </table:table-cell>
          <table:table-cell office:value-type="float" office:value="7085036" calcext:value-type="float">
            <text:p>7085036</text:p>
          </table:table-cell>
          <table:table-cell office:value-type="float" office:value="189500" calcext:value-type="float">
            <text:p>189500</text:p>
          </table:table-cell>
          <table:table-cell office:value-type="float" office:value="6631959" calcext:value-type="float">
            <text:p>6631959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7028084" calcext:value-type="float">
            <text:p>17028084</text:p>
          </table:table-cell>
          <table:table-cell office:value-type="float" office:value="190000" calcext:value-type="float">
            <text:p>190000</text:p>
          </table:table-cell>
          <table:table-cell office:value-type="float" office:value="10497636" calcext:value-type="float">
            <text:p>10497636</text:p>
          </table:table-cell>
          <table:table-cell office:value-type="float" office:value="190000" calcext:value-type="float">
            <text:p>190000</text:p>
          </table:table-cell>
          <table:table-cell office:value-type="float" office:value="6549468" calcext:value-type="float">
            <text:p>6549468</text:p>
          </table:table-cell>
          <table:table-cell office:value-type="float" office:value="190000" calcext:value-type="float">
            <text:p>190000</text:p>
          </table:table-cell>
          <table:table-cell office:value-type="float" office:value="27965566" calcext:value-type="float">
            <text:p>27965566</text:p>
          </table:table-cell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16972428" calcext:value-type="float">
            <text:p>16972428</text:p>
          </table:table-cell>
          <table:table-cell office:value-type="float" office:value="190500" calcext:value-type="float">
            <text:p>190500</text:p>
          </table:table-cell>
          <table:table-cell office:value-type="float" office:value="11001751" calcext:value-type="float">
            <text:p>11001751</text:p>
          </table:table-cell>
          <table:table-cell office:value-type="float" office:value="190500" calcext:value-type="float">
            <text:p>190500</text:p>
          </table:table-cell>
          <table:table-cell office:value-type="float" office:value="6641541" calcext:value-type="float">
            <text:p>6641541</text:p>
          </table:table-cell>
          <table:table-cell office:value-type="float" office:value="190500" calcext:value-type="float">
            <text:p>190500</text:p>
          </table:table-cell>
          <table:table-cell office:value-type="float" office:value="12602247" calcext:value-type="float">
            <text:p>12602247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17014726" calcext:value-type="float">
            <text:p>17014726</text:p>
          </table:table-cell>
          <table:table-cell office:value-type="float" office:value="191000" calcext:value-type="float">
            <text:p>191000</text:p>
          </table:table-cell>
          <table:table-cell office:value-type="float" office:value="11984490" calcext:value-type="float">
            <text:p>11984490</text:p>
          </table:table-cell>
          <table:table-cell office:value-type="float" office:value="191000" calcext:value-type="float">
            <text:p>191000</text:p>
          </table:table-cell>
          <table:table-cell office:value-type="float" office:value="6902019" calcext:value-type="float">
            <text:p>6902019</text:p>
          </table:table-cell>
          <table:table-cell office:value-type="float" office:value="191000" calcext:value-type="float">
            <text:p>191000</text:p>
          </table:table-cell>
          <table:table-cell office:value-type="float" office:value="14577365" calcext:value-type="float">
            <text:p>14577365</text:p>
          </table:table-cell>
        </table:table-row>
        <table:table-row table:style-name="ro1">
          <table:table-cell office:value-type="float" office:value="191500" calcext:value-type="float">
            <text:p>191500</text:p>
          </table:table-cell>
          <table:table-cell office:value-type="float" office:value="16788536" calcext:value-type="float">
            <text:p>16788536</text:p>
          </table:table-cell>
          <table:table-cell office:value-type="float" office:value="191500" calcext:value-type="float">
            <text:p>191500</text:p>
          </table:table-cell>
          <table:table-cell office:value-type="float" office:value="13143518" calcext:value-type="float">
            <text:p>13143518</text:p>
          </table:table-cell>
          <table:table-cell office:value-type="float" office:value="191500" calcext:value-type="float">
            <text:p>191500</text:p>
          </table:table-cell>
          <table:table-cell office:value-type="float" office:value="6778602" calcext:value-type="float">
            <text:p>6778602</text:p>
          </table:table-cell>
          <table:table-cell office:value-type="float" office:value="191500" calcext:value-type="float">
            <text:p>191500</text:p>
          </table:table-cell>
          <table:table-cell office:value-type="float" office:value="5839280" calcext:value-type="float">
            <text:p>5839280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17175011" calcext:value-type="float">
            <text:p>17175011</text:p>
          </table:table-cell>
          <table:table-cell office:value-type="float" office:value="192000" calcext:value-type="float">
            <text:p>192000</text:p>
          </table:table-cell>
          <table:table-cell office:value-type="float" office:value="14123941" calcext:value-type="float">
            <text:p>14123941</text:p>
          </table:table-cell>
          <table:table-cell office:value-type="float" office:value="192000" calcext:value-type="float">
            <text:p>192000</text:p>
          </table:table-cell>
          <table:table-cell office:value-type="float" office:value="6936669" calcext:value-type="float">
            <text:p>6936669</text:p>
          </table:table-cell>
          <table:table-cell office:value-type="float" office:value="192000" calcext:value-type="float">
            <text:p>192000</text:p>
          </table:table-cell>
          <table:table-cell office:value-type="float" office:value="15930484" calcext:value-type="float">
            <text:p>15930484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17488101" calcext:value-type="float">
            <text:p>17488101</text:p>
          </table:table-cell>
          <table:table-cell office:value-type="float" office:value="192500" calcext:value-type="float">
            <text:p>192500</text:p>
          </table:table-cell>
          <table:table-cell office:value-type="float" office:value="13754604" calcext:value-type="float">
            <text:p>13754604</text:p>
          </table:table-cell>
          <table:table-cell office:value-type="float" office:value="192500" calcext:value-type="float">
            <text:p>192500</text:p>
          </table:table-cell>
          <table:table-cell office:value-type="float" office:value="6954306" calcext:value-type="float">
            <text:p>6954306</text:p>
          </table:table-cell>
          <table:table-cell office:value-type="float" office:value="192500" calcext:value-type="float">
            <text:p>192500</text:p>
          </table:table-cell>
          <table:table-cell office:value-type="float" office:value="7963700" calcext:value-type="float">
            <text:p>7963700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18391344" calcext:value-type="float">
            <text:p>18391344</text:p>
          </table:table-cell>
          <table:table-cell office:value-type="float" office:value="193000" calcext:value-type="float">
            <text:p>193000</text:p>
          </table:table-cell>
          <table:table-cell office:value-type="float" office:value="12909740" calcext:value-type="float">
            <text:p>12909740</text:p>
          </table:table-cell>
          <table:table-cell office:value-type="float" office:value="193000" calcext:value-type="float">
            <text:p>193000</text:p>
          </table:table-cell>
          <table:table-cell office:value-type="float" office:value="6910199" calcext:value-type="float">
            <text:p>6910199</text:p>
          </table:table-cell>
          <table:table-cell office:value-type="float" office:value="193000" calcext:value-type="float">
            <text:p>193000</text:p>
          </table:table-cell>
          <table:table-cell office:value-type="float" office:value="15795706" calcext:value-type="float">
            <text:p>15795706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6870474" calcext:value-type="float">
            <text:p>16870474</text:p>
          </table:table-cell>
          <table:table-cell office:value-type="float" office:value="193500" calcext:value-type="float">
            <text:p>193500</text:p>
          </table:table-cell>
          <table:table-cell office:value-type="float" office:value="14360444" calcext:value-type="float">
            <text:p>14360444</text:p>
          </table:table-cell>
          <table:table-cell office:value-type="float" office:value="193500" calcext:value-type="float">
            <text:p>193500</text:p>
          </table:table-cell>
          <table:table-cell office:value-type="float" office:value="6650169" calcext:value-type="float">
            <text:p>6650169</text:p>
          </table:table-cell>
          <table:table-cell office:value-type="float" office:value="193500" calcext:value-type="float">
            <text:p>193500</text:p>
          </table:table-cell>
          <table:table-cell office:value-type="float" office:value="7016489" calcext:value-type="float">
            <text:p>7016489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17315598" calcext:value-type="float">
            <text:p>17315598</text:p>
          </table:table-cell>
          <table:table-cell office:value-type="float" office:value="194000" calcext:value-type="float">
            <text:p>194000</text:p>
          </table:table-cell>
          <table:table-cell office:value-type="float" office:value="12563662" calcext:value-type="float">
            <text:p>12563662</text:p>
          </table:table-cell>
          <table:table-cell office:value-type="float" office:value="194000" calcext:value-type="float">
            <text:p>194000</text:p>
          </table:table-cell>
          <table:table-cell office:value-type="float" office:value="6752580" calcext:value-type="float">
            <text:p>6752580</text:p>
          </table:table-cell>
          <table:table-cell office:value-type="float" office:value="194000" calcext:value-type="float">
            <text:p>194000</text:p>
          </table:table-cell>
          <table:table-cell office:value-type="float" office:value="5677243" calcext:value-type="float">
            <text:p>5677243</text:p>
          </table:table-cell>
        </table:table-row>
        <table:table-row table:style-name="ro1">
          <table:table-cell office:value-type="float" office:value="194500" calcext:value-type="float">
            <text:p>194500</text:p>
          </table:table-cell>
          <table:table-cell office:value-type="float" office:value="17150933" calcext:value-type="float">
            <text:p>17150933</text:p>
          </table:table-cell>
          <table:table-cell office:value-type="float" office:value="194500" calcext:value-type="float">
            <text:p>194500</text:p>
          </table:table-cell>
          <table:table-cell office:value-type="float" office:value="11424718" calcext:value-type="float">
            <text:p>11424718</text:p>
          </table:table-cell>
          <table:table-cell office:value-type="float" office:value="194500" calcext:value-type="float">
            <text:p>194500</text:p>
          </table:table-cell>
          <table:table-cell office:value-type="float" office:value="6929199" calcext:value-type="float">
            <text:p>6929199</text:p>
          </table:table-cell>
          <table:table-cell office:value-type="float" office:value="194500" calcext:value-type="float">
            <text:p>194500</text:p>
          </table:table-cell>
          <table:table-cell office:value-type="float" office:value="6552940" calcext:value-type="float">
            <text:p>6552940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17098944" calcext:value-type="float">
            <text:p>17098944</text:p>
          </table:table-cell>
          <table:table-cell office:value-type="float" office:value="195000" calcext:value-type="float">
            <text:p>195000</text:p>
          </table:table-cell>
          <table:table-cell office:value-type="float" office:value="11035117" calcext:value-type="float">
            <text:p>11035117</text:p>
          </table:table-cell>
          <table:table-cell office:value-type="float" office:value="195000" calcext:value-type="float">
            <text:p>195000</text:p>
          </table:table-cell>
          <table:table-cell office:value-type="float" office:value="7329009" calcext:value-type="float">
            <text:p>7329009</text:p>
          </table:table-cell>
          <table:table-cell office:value-type="float" office:value="195000" calcext:value-type="float">
            <text:p>195000</text:p>
          </table:table-cell>
          <table:table-cell office:value-type="float" office:value="6058047" calcext:value-type="float">
            <text:p>6058047</text:p>
          </table:table-cell>
        </table:table-row>
        <table:table-row table:style-name="ro1">
          <table:table-cell office:value-type="float" office:value="195500" calcext:value-type="float">
            <text:p>195500</text:p>
          </table:table-cell>
          <table:table-cell office:value-type="float" office:value="17014945" calcext:value-type="float">
            <text:p>17014945</text:p>
          </table:table-cell>
          <table:table-cell office:value-type="float" office:value="195500" calcext:value-type="float">
            <text:p>195500</text:p>
          </table:table-cell>
          <table:table-cell office:value-type="float" office:value="11229591" calcext:value-type="float">
            <text:p>11229591</text:p>
          </table:table-cell>
          <table:table-cell office:value-type="float" office:value="195500" calcext:value-type="float">
            <text:p>195500</text:p>
          </table:table-cell>
          <table:table-cell office:value-type="float" office:value="9154510" calcext:value-type="float">
            <text:p>9154510</text:p>
          </table:table-cell>
          <table:table-cell office:value-type="float" office:value="195500" calcext:value-type="float">
            <text:p>195500</text:p>
          </table:table-cell>
          <table:table-cell office:value-type="float" office:value="8271040" calcext:value-type="float">
            <text:p>8271040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17300475" calcext:value-type="float">
            <text:p>17300475</text:p>
          </table:table-cell>
          <table:table-cell office:value-type="float" office:value="196000" calcext:value-type="float">
            <text:p>196000</text:p>
          </table:table-cell>
          <table:table-cell office:value-type="float" office:value="11208743" calcext:value-type="float">
            <text:p>11208743</text:p>
          </table:table-cell>
          <table:table-cell office:value-type="float" office:value="196000" calcext:value-type="float">
            <text:p>196000</text:p>
          </table:table-cell>
          <table:table-cell office:value-type="float" office:value="8709321" calcext:value-type="float">
            <text:p>8709321</text:p>
          </table:table-cell>
          <table:table-cell office:value-type="float" office:value="196000" calcext:value-type="float">
            <text:p>196000</text:p>
          </table:table-cell>
          <table:table-cell office:value-type="float" office:value="10755530" calcext:value-type="float">
            <text:p>10755530</text:p>
          </table:table-cell>
        </table:table-row>
        <table:table-row table:style-name="ro1">
          <table:table-cell office:value-type="float" office:value="196500" calcext:value-type="float">
            <text:p>196500</text:p>
          </table:table-cell>
          <table:table-cell office:value-type="float" office:value="17310892" calcext:value-type="float">
            <text:p>17310892</text:p>
          </table:table-cell>
          <table:table-cell office:value-type="float" office:value="196500" calcext:value-type="float">
            <text:p>196500</text:p>
          </table:table-cell>
          <table:table-cell office:value-type="float" office:value="11115362" calcext:value-type="float">
            <text:p>11115362</text:p>
          </table:table-cell>
          <table:table-cell office:value-type="float" office:value="196500" calcext:value-type="float">
            <text:p>196500</text:p>
          </table:table-cell>
          <table:table-cell office:value-type="float" office:value="6674159" calcext:value-type="float">
            <text:p>6674159</text:p>
          </table:table-cell>
          <table:table-cell office:value-type="float" office:value="196500" calcext:value-type="float">
            <text:p>196500</text:p>
          </table:table-cell>
          <table:table-cell office:value-type="float" office:value="7165426" calcext:value-type="float">
            <text:p>7165426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17387711" calcext:value-type="float">
            <text:p>17387711</text:p>
          </table:table-cell>
          <table:table-cell office:value-type="float" office:value="197000" calcext:value-type="float">
            <text:p>197000</text:p>
          </table:table-cell>
          <table:table-cell office:value-type="float" office:value="11590814" calcext:value-type="float">
            <text:p>11590814</text:p>
          </table:table-cell>
          <table:table-cell office:value-type="float" office:value="197000" calcext:value-type="float">
            <text:p>197000</text:p>
          </table:table-cell>
          <table:table-cell office:value-type="float" office:value="7115306" calcext:value-type="float">
            <text:p>7115306</text:p>
          </table:table-cell>
          <table:table-cell office:value-type="float" office:value="197000" calcext:value-type="float">
            <text:p>197000</text:p>
          </table:table-cell>
          <table:table-cell office:value-type="float" office:value="16278257" calcext:value-type="float">
            <text:p>16278257</text:p>
          </table:table-cell>
        </table:table-row>
        <table:table-row table:style-name="ro1">
          <table:table-cell office:value-type="float" office:value="197500" calcext:value-type="float">
            <text:p>197500</text:p>
          </table:table-cell>
          <table:table-cell office:value-type="float" office:value="17273332" calcext:value-type="float">
            <text:p>17273332</text:p>
          </table:table-cell>
          <table:table-cell office:value-type="float" office:value="197500" calcext:value-type="float">
            <text:p>197500</text:p>
          </table:table-cell>
          <table:table-cell office:value-type="float" office:value="11605858" calcext:value-type="float">
            <text:p>11605858</text:p>
          </table:table-cell>
          <table:table-cell office:value-type="float" office:value="197500" calcext:value-type="float">
            <text:p>197500</text:p>
          </table:table-cell>
          <table:table-cell office:value-type="float" office:value="7119721" calcext:value-type="float">
            <text:p>7119721</text:p>
          </table:table-cell>
          <table:table-cell office:value-type="float" office:value="197500" calcext:value-type="float">
            <text:p>197500</text:p>
          </table:table-cell>
          <table:table-cell office:value-type="float" office:value="6548948" calcext:value-type="float">
            <text:p>6548948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17516992" calcext:value-type="float">
            <text:p>17516992</text:p>
          </table:table-cell>
          <table:table-cell office:value-type="float" office:value="198000" calcext:value-type="float">
            <text:p>198000</text:p>
          </table:table-cell>
          <table:table-cell office:value-type="float" office:value="11522617" calcext:value-type="float">
            <text:p>11522617</text:p>
          </table:table-cell>
          <table:table-cell office:value-type="float" office:value="198000" calcext:value-type="float">
            <text:p>198000</text:p>
          </table:table-cell>
          <table:table-cell office:value-type="float" office:value="7270370" calcext:value-type="float">
            <text:p>7270370</text:p>
          </table:table-cell>
          <table:table-cell office:value-type="float" office:value="198000" calcext:value-type="float">
            <text:p>198000</text:p>
          </table:table-cell>
          <table:table-cell office:value-type="float" office:value="6019773" calcext:value-type="float">
            <text:p>6019773</text:p>
          </table:table-cell>
        </table:table-row>
        <table:table-row table:style-name="ro1">
          <table:table-cell office:value-type="float" office:value="198500" calcext:value-type="float">
            <text:p>198500</text:p>
          </table:table-cell>
          <table:table-cell office:value-type="float" office:value="17464890" calcext:value-type="float">
            <text:p>17464890</text:p>
          </table:table-cell>
          <table:table-cell office:value-type="float" office:value="198500" calcext:value-type="float">
            <text:p>198500</text:p>
          </table:table-cell>
          <table:table-cell office:value-type="float" office:value="11852149" calcext:value-type="float">
            <text:p>11852149</text:p>
          </table:table-cell>
          <table:table-cell office:value-type="float" office:value="198500" calcext:value-type="float">
            <text:p>198500</text:p>
          </table:table-cell>
          <table:table-cell office:value-type="float" office:value="7314683" calcext:value-type="float">
            <text:p>7314683</text:p>
          </table:table-cell>
          <table:table-cell office:value-type="float" office:value="198500" calcext:value-type="float">
            <text:p>198500</text:p>
          </table:table-cell>
          <table:table-cell office:value-type="float" office:value="6664109" calcext:value-type="float">
            <text:p>6664109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17568810" calcext:value-type="float">
            <text:p>17568810</text:p>
          </table:table-cell>
          <table:table-cell office:value-type="float" office:value="199000" calcext:value-type="float">
            <text:p>199000</text:p>
          </table:table-cell>
          <table:table-cell office:value-type="float" office:value="11174795" calcext:value-type="float">
            <text:p>11174795</text:p>
          </table:table-cell>
          <table:table-cell office:value-type="float" office:value="199000" calcext:value-type="float">
            <text:p>199000</text:p>
          </table:table-cell>
          <table:table-cell office:value-type="float" office:value="7211629" calcext:value-type="float">
            <text:p>7211629</text:p>
          </table:table-cell>
          <table:table-cell office:value-type="float" office:value="199000" calcext:value-type="float">
            <text:p>199000</text:p>
          </table:table-cell>
          <table:table-cell office:value-type="float" office:value="7047662" calcext:value-type="float">
            <text:p>7047662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17482102" calcext:value-type="float">
            <text:p>17482102</text:p>
          </table:table-cell>
          <table:table-cell office:value-type="float" office:value="199500" calcext:value-type="float">
            <text:p>199500</text:p>
          </table:table-cell>
          <table:table-cell office:value-type="float" office:value="11104938" calcext:value-type="float">
            <text:p>11104938</text:p>
          </table:table-cell>
          <table:table-cell office:value-type="float" office:value="199500" calcext:value-type="float">
            <text:p>199500</text:p>
          </table:table-cell>
          <table:table-cell office:value-type="float" office:value="7443102" calcext:value-type="float">
            <text:p>7443102</text:p>
          </table:table-cell>
          <table:table-cell office:value-type="float" office:value="199500" calcext:value-type="float">
            <text:p>199500</text:p>
          </table:table-cell>
          <table:table-cell office:value-type="float" office:value="5785178" calcext:value-type="float">
            <text:p>57851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7651543" calcext:value-type="float">
            <text:p>1765154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879666" calcext:value-type="float">
            <text:p>11879666</text:p>
          </table:table-cell>
          <table:table-cell office:value-type="float" office:value="200000" calcext:value-type="float">
            <text:p>200000</text:p>
          </table:table-cell>
          <table:table-cell office:value-type="float" office:value="7109686" calcext:value-type="float">
            <text:p>7109686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50981" calcext:value-type="float">
            <text:p>7050981</text:p>
          </table:table-cell>
        </table:table-row>
        <table:table-row table:style-name="ro1">
          <table:table-cell office:value-type="float" office:value="200500" calcext:value-type="float">
            <text:p>200500</text:p>
          </table:table-cell>
          <table:table-cell office:value-type="float" office:value="17754980" calcext:value-type="float">
            <text:p>17754980</text:p>
          </table:table-cell>
          <table:table-cell office:value-type="float" office:value="200500" calcext:value-type="float">
            <text:p>200500</text:p>
          </table:table-cell>
          <table:table-cell office:value-type="float" office:value="11121233" calcext:value-type="float">
            <text:p>11121233</text:p>
          </table:table-cell>
          <table:table-cell office:value-type="float" office:value="200500" calcext:value-type="float">
            <text:p>200500</text:p>
          </table:table-cell>
          <table:table-cell office:value-type="float" office:value="7472606" calcext:value-type="float">
            <text:p>7472606</text:p>
          </table:table-cell>
          <table:table-cell office:value-type="float" office:value="200500" calcext:value-type="float">
            <text:p>200500</text:p>
          </table:table-cell>
          <table:table-cell office:value-type="float" office:value="14155293" calcext:value-type="float">
            <text:p>14155293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17903942" calcext:value-type="float">
            <text:p>17903942</text:p>
          </table:table-cell>
          <table:table-cell office:value-type="float" office:value="201000" calcext:value-type="float">
            <text:p>201000</text:p>
          </table:table-cell>
          <table:table-cell office:value-type="float" office:value="11939123" calcext:value-type="float">
            <text:p>11939123</text:p>
          </table:table-cell>
          <table:table-cell office:value-type="float" office:value="201000" calcext:value-type="float">
            <text:p>201000</text:p>
          </table:table-cell>
          <table:table-cell office:value-type="float" office:value="7701816" calcext:value-type="float">
            <text:p>7701816</text:p>
          </table:table-cell>
          <table:table-cell office:value-type="float" office:value="201000" calcext:value-type="float">
            <text:p>201000</text:p>
          </table:table-cell>
          <table:table-cell office:value-type="float" office:value="5866696" calcext:value-type="float">
            <text:p>5866696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17913554" calcext:value-type="float">
            <text:p>17913554</text:p>
          </table:table-cell>
          <table:table-cell office:value-type="float" office:value="201500" calcext:value-type="float">
            <text:p>201500</text:p>
          </table:table-cell>
          <table:table-cell office:value-type="float" office:value="11354448" calcext:value-type="float">
            <text:p>11354448</text:p>
          </table:table-cell>
          <table:table-cell office:value-type="float" office:value="201500" calcext:value-type="float">
            <text:p>201500</text:p>
          </table:table-cell>
          <table:table-cell office:value-type="float" office:value="7459725" calcext:value-type="float">
            <text:p>7459725</text:p>
          </table:table-cell>
          <table:table-cell office:value-type="float" office:value="201500" calcext:value-type="float">
            <text:p>201500</text:p>
          </table:table-cell>
          <table:table-cell office:value-type="float" office:value="13257400" calcext:value-type="float">
            <text:p>13257400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17853062" calcext:value-type="float">
            <text:p>17853062</text:p>
          </table:table-cell>
          <table:table-cell office:value-type="float" office:value="202000" calcext:value-type="float">
            <text:p>202000</text:p>
          </table:table-cell>
          <table:table-cell office:value-type="float" office:value="11625508" calcext:value-type="float">
            <text:p>11625508</text:p>
          </table:table-cell>
          <table:table-cell office:value-type="float" office:value="202000" calcext:value-type="float">
            <text:p>202000</text:p>
          </table:table-cell>
          <table:table-cell office:value-type="float" office:value="7211030" calcext:value-type="float">
            <text:p>7211030</text:p>
          </table:table-cell>
          <table:table-cell office:value-type="float" office:value="202000" calcext:value-type="float">
            <text:p>202000</text:p>
          </table:table-cell>
          <table:table-cell office:value-type="float" office:value="6656544" calcext:value-type="float">
            <text:p>6656544</text:p>
          </table:table-cell>
        </table:table-row>
        <table:table-row table:style-name="ro1">
          <table:table-cell office:value-type="float" office:value="202500" calcext:value-type="float">
            <text:p>202500</text:p>
          </table:table-cell>
          <table:table-cell office:value-type="float" office:value="17701522" calcext:value-type="float">
            <text:p>17701522</text:p>
          </table:table-cell>
          <table:table-cell office:value-type="float" office:value="202500" calcext:value-type="float">
            <text:p>202500</text:p>
          </table:table-cell>
          <table:table-cell office:value-type="float" office:value="11897547" calcext:value-type="float">
            <text:p>11897547</text:p>
          </table:table-cell>
          <table:table-cell office:value-type="float" office:value="202500" calcext:value-type="float">
            <text:p>202500</text:p>
          </table:table-cell>
          <table:table-cell office:value-type="float" office:value="7298796" calcext:value-type="float">
            <text:p>7298796</text:p>
          </table:table-cell>
          <table:table-cell office:value-type="float" office:value="202500" calcext:value-type="float">
            <text:p>202500</text:p>
          </table:table-cell>
          <table:table-cell office:value-type="float" office:value="6249959" calcext:value-type="float">
            <text:p>6249959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17819674" calcext:value-type="float">
            <text:p>17819674</text:p>
          </table:table-cell>
          <table:table-cell office:value-type="float" office:value="203000" calcext:value-type="float">
            <text:p>203000</text:p>
          </table:table-cell>
          <table:table-cell office:value-type="float" office:value="11842291" calcext:value-type="float">
            <text:p>11842291</text:p>
          </table:table-cell>
          <table:table-cell office:value-type="float" office:value="203000" calcext:value-type="float">
            <text:p>203000</text:p>
          </table:table-cell>
          <table:table-cell office:value-type="float" office:value="7133320" calcext:value-type="float">
            <text:p>7133320</text:p>
          </table:table-cell>
          <table:table-cell office:value-type="float" office:value="203000" calcext:value-type="float">
            <text:p>203000</text:p>
          </table:table-cell>
          <table:table-cell office:value-type="float" office:value="5990971" calcext:value-type="float">
            <text:p>5990971</text:p>
          </table:table-cell>
        </table:table-row>
        <table:table-row table:style-name="ro1">
          <table:table-cell office:value-type="float" office:value="203500" calcext:value-type="float">
            <text:p>203500</text:p>
          </table:table-cell>
          <table:table-cell office:value-type="float" office:value="17905360" calcext:value-type="float">
            <text:p>17905360</text:p>
          </table:table-cell>
          <table:table-cell office:value-type="float" office:value="203500" calcext:value-type="float">
            <text:p>203500</text:p>
          </table:table-cell>
          <table:table-cell office:value-type="float" office:value="12046267" calcext:value-type="float">
            <text:p>12046267</text:p>
          </table:table-cell>
          <table:table-cell office:value-type="float" office:value="203500" calcext:value-type="float">
            <text:p>203500</text:p>
          </table:table-cell>
          <table:table-cell office:value-type="float" office:value="7335433" calcext:value-type="float">
            <text:p>7335433</text:p>
          </table:table-cell>
          <table:table-cell office:value-type="float" office:value="203500" calcext:value-type="float">
            <text:p>203500</text:p>
          </table:table-cell>
          <table:table-cell office:value-type="float" office:value="6104010" calcext:value-type="float">
            <text:p>6104010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18084324" calcext:value-type="float">
            <text:p>18084324</text:p>
          </table:table-cell>
          <table:table-cell office:value-type="float" office:value="204000" calcext:value-type="float">
            <text:p>204000</text:p>
          </table:table-cell>
          <table:table-cell office:value-type="float" office:value="11571646" calcext:value-type="float">
            <text:p>11571646</text:p>
          </table:table-cell>
          <table:table-cell office:value-type="float" office:value="204000" calcext:value-type="float">
            <text:p>204000</text:p>
          </table:table-cell>
          <table:table-cell office:value-type="float" office:value="7289452" calcext:value-type="float">
            <text:p>7289452</text:p>
          </table:table-cell>
          <table:table-cell office:value-type="float" office:value="204000" calcext:value-type="float">
            <text:p>204000</text:p>
          </table:table-cell>
          <table:table-cell office:value-type="float" office:value="6873621" calcext:value-type="float">
            <text:p>6873621</text:p>
          </table:table-cell>
        </table:table-row>
        <table:table-row table:style-name="ro1">
          <table:table-cell office:value-type="float" office:value="204500" calcext:value-type="float">
            <text:p>204500</text:p>
          </table:table-cell>
          <table:table-cell office:value-type="float" office:value="17880383" calcext:value-type="float">
            <text:p>17880383</text:p>
          </table:table-cell>
          <table:table-cell office:value-type="float" office:value="204500" calcext:value-type="float">
            <text:p>204500</text:p>
          </table:table-cell>
          <table:table-cell office:value-type="float" office:value="11551818" calcext:value-type="float">
            <text:p>11551818</text:p>
          </table:table-cell>
          <table:table-cell office:value-type="float" office:value="204500" calcext:value-type="float">
            <text:p>204500</text:p>
          </table:table-cell>
          <table:table-cell office:value-type="float" office:value="7408024" calcext:value-type="float">
            <text:p>7408024</text:p>
          </table:table-cell>
          <table:table-cell office:value-type="float" office:value="204500" calcext:value-type="float">
            <text:p>204500</text:p>
          </table:table-cell>
          <table:table-cell office:value-type="float" office:value="6969376" calcext:value-type="float">
            <text:p>6969376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18039959" calcext:value-type="float">
            <text:p>18039959</text:p>
          </table:table-cell>
          <table:table-cell office:value-type="float" office:value="205000" calcext:value-type="float">
            <text:p>205000</text:p>
          </table:table-cell>
          <table:table-cell office:value-type="float" office:value="11593747" calcext:value-type="float">
            <text:p>11593747</text:p>
          </table:table-cell>
          <table:table-cell office:value-type="float" office:value="205000" calcext:value-type="float">
            <text:p>205000</text:p>
          </table:table-cell>
          <table:table-cell office:value-type="float" office:value="7581672" calcext:value-type="float">
            <text:p>7581672</text:p>
          </table:table-cell>
          <table:table-cell office:value-type="float" office:value="205000" calcext:value-type="float">
            <text:p>205000</text:p>
          </table:table-cell>
          <table:table-cell office:value-type="float" office:value="10486267" calcext:value-type="float">
            <text:p>10486267</text:p>
          </table:table-cell>
        </table:table-row>
        <table:table-row table:style-name="ro1">
          <table:table-cell office:value-type="float" office:value="205500" calcext:value-type="float">
            <text:p>205500</text:p>
          </table:table-cell>
          <table:table-cell office:value-type="float" office:value="18947891" calcext:value-type="float">
            <text:p>18947891</text:p>
          </table:table-cell>
          <table:table-cell office:value-type="float" office:value="205500" calcext:value-type="float">
            <text:p>205500</text:p>
          </table:table-cell>
          <table:table-cell office:value-type="float" office:value="11588986" calcext:value-type="float">
            <text:p>11588986</text:p>
          </table:table-cell>
          <table:table-cell office:value-type="float" office:value="205500" calcext:value-type="float">
            <text:p>205500</text:p>
          </table:table-cell>
          <table:table-cell office:value-type="float" office:value="8294209" calcext:value-type="float">
            <text:p>8294209</text:p>
          </table:table-cell>
          <table:table-cell office:value-type="float" office:value="205500" calcext:value-type="float">
            <text:p>205500</text:p>
          </table:table-cell>
          <table:table-cell office:value-type="float" office:value="6128724" calcext:value-type="float">
            <text:p>6128724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18334846" calcext:value-type="float">
            <text:p>18334846</text:p>
          </table:table-cell>
          <table:table-cell office:value-type="float" office:value="206000" calcext:value-type="float">
            <text:p>206000</text:p>
          </table:table-cell>
          <table:table-cell office:value-type="float" office:value="11728561" calcext:value-type="float">
            <text:p>11728561</text:p>
          </table:table-cell>
          <table:table-cell office:value-type="float" office:value="206000" calcext:value-type="float">
            <text:p>206000</text:p>
          </table:table-cell>
          <table:table-cell office:value-type="float" office:value="8316006" calcext:value-type="float">
            <text:p>8316006</text:p>
          </table:table-cell>
          <table:table-cell office:value-type="float" office:value="206000" calcext:value-type="float">
            <text:p>206000</text:p>
          </table:table-cell>
          <table:table-cell office:value-type="float" office:value="6500615" calcext:value-type="float">
            <text:p>6500615</text:p>
          </table:table-cell>
        </table:table-row>
        <table:table-row table:style-name="ro1">
          <table:table-cell office:value-type="float" office:value="206500" calcext:value-type="float">
            <text:p>206500</text:p>
          </table:table-cell>
          <table:table-cell office:value-type="float" office:value="18190134" calcext:value-type="float">
            <text:p>18190134</text:p>
          </table:table-cell>
          <table:table-cell office:value-type="float" office:value="206500" calcext:value-type="float">
            <text:p>206500</text:p>
          </table:table-cell>
          <table:table-cell office:value-type="float" office:value="11729967" calcext:value-type="float">
            <text:p>11729967</text:p>
          </table:table-cell>
          <table:table-cell office:value-type="float" office:value="206500" calcext:value-type="float">
            <text:p>206500</text:p>
          </table:table-cell>
          <table:table-cell office:value-type="float" office:value="7548142" calcext:value-type="float">
            <text:p>7548142</text:p>
          </table:table-cell>
          <table:table-cell office:value-type="float" office:value="206500" calcext:value-type="float">
            <text:p>206500</text:p>
          </table:table-cell>
          <table:table-cell office:value-type="float" office:value="6446177" calcext:value-type="float">
            <text:p>6446177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18220399" calcext:value-type="float">
            <text:p>18220399</text:p>
          </table:table-cell>
          <table:table-cell office:value-type="float" office:value="207000" calcext:value-type="float">
            <text:p>207000</text:p>
          </table:table-cell>
          <table:table-cell office:value-type="float" office:value="12221875" calcext:value-type="float">
            <text:p>12221875</text:p>
          </table:table-cell>
          <table:table-cell office:value-type="float" office:value="207000" calcext:value-type="float">
            <text:p>207000</text:p>
          </table:table-cell>
          <table:table-cell office:value-type="float" office:value="7829721" calcext:value-type="float">
            <text:p>7829721</text:p>
          </table:table-cell>
          <table:table-cell office:value-type="float" office:value="207000" calcext:value-type="float">
            <text:p>207000</text:p>
          </table:table-cell>
          <table:table-cell office:value-type="float" office:value="6142650" calcext:value-type="float">
            <text:p>6142650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 office:value-type="float" office:value="18596230" calcext:value-type="float">
            <text:p>18596230</text:p>
          </table:table-cell>
          <table:table-cell office:value-type="float" office:value="207500" calcext:value-type="float">
            <text:p>207500</text:p>
          </table:table-cell>
          <table:table-cell office:value-type="float" office:value="12110485" calcext:value-type="float">
            <text:p>12110485</text:p>
          </table:table-cell>
          <table:table-cell office:value-type="float" office:value="207500" calcext:value-type="float">
            <text:p>207500</text:p>
          </table:table-cell>
          <table:table-cell office:value-type="float" office:value="8008763" calcext:value-type="float">
            <text:p>8008763</text:p>
          </table:table-cell>
          <table:table-cell office:value-type="float" office:value="207500" calcext:value-type="float">
            <text:p>207500</text:p>
          </table:table-cell>
          <table:table-cell office:value-type="float" office:value="6270758" calcext:value-type="float">
            <text:p>6270758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18332123" calcext:value-type="float">
            <text:p>18332123</text:p>
          </table:table-cell>
          <table:table-cell office:value-type="float" office:value="208000" calcext:value-type="float">
            <text:p>208000</text:p>
          </table:table-cell>
          <table:table-cell office:value-type="float" office:value="11406559" calcext:value-type="float">
            <text:p>11406559</text:p>
          </table:table-cell>
          <table:table-cell office:value-type="float" office:value="208000" calcext:value-type="float">
            <text:p>208000</text:p>
          </table:table-cell>
          <table:table-cell office:value-type="float" office:value="7666825" calcext:value-type="float">
            <text:p>7666825</text:p>
          </table:table-cell>
          <table:table-cell office:value-type="float" office:value="208000" calcext:value-type="float">
            <text:p>208000</text:p>
          </table:table-cell>
          <table:table-cell office:value-type="float" office:value="7111687" calcext:value-type="float">
            <text:p>7111687</text:p>
          </table:table-cell>
        </table:table-row>
        <table:table-row table:style-name="ro1">
          <table:table-cell office:value-type="float" office:value="208500" calcext:value-type="float">
            <text:p>208500</text:p>
          </table:table-cell>
          <table:table-cell office:value-type="float" office:value="18561623" calcext:value-type="float">
            <text:p>18561623</text:p>
          </table:table-cell>
          <table:table-cell office:value-type="float" office:value="208500" calcext:value-type="float">
            <text:p>208500</text:p>
          </table:table-cell>
          <table:table-cell office:value-type="float" office:value="11948617" calcext:value-type="float">
            <text:p>11948617</text:p>
          </table:table-cell>
          <table:table-cell office:value-type="float" office:value="208500" calcext:value-type="float">
            <text:p>208500</text:p>
          </table:table-cell>
          <table:table-cell office:value-type="float" office:value="8288394" calcext:value-type="float">
            <text:p>8288394</text:p>
          </table:table-cell>
          <table:table-cell office:value-type="float" office:value="208500" calcext:value-type="float">
            <text:p>208500</text:p>
          </table:table-cell>
          <table:table-cell office:value-type="float" office:value="16971344" calcext:value-type="float">
            <text:p>16971344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18520496" calcext:value-type="float">
            <text:p>18520496</text:p>
          </table:table-cell>
          <table:table-cell office:value-type="float" office:value="209000" calcext:value-type="float">
            <text:p>209000</text:p>
          </table:table-cell>
          <table:table-cell office:value-type="float" office:value="11676883" calcext:value-type="float">
            <text:p>11676883</text:p>
          </table:table-cell>
          <table:table-cell office:value-type="float" office:value="209000" calcext:value-type="float">
            <text:p>209000</text:p>
          </table:table-cell>
          <table:table-cell office:value-type="float" office:value="7580964" calcext:value-type="float">
            <text:p>7580964</text:p>
          </table:table-cell>
          <table:table-cell office:value-type="float" office:value="209000" calcext:value-type="float">
            <text:p>209000</text:p>
          </table:table-cell>
          <table:table-cell office:value-type="float" office:value="15762266" calcext:value-type="float">
            <text:p>15762266</text:p>
          </table:table-cell>
        </table:table-row>
        <table:table-row table:style-name="ro1">
          <table:table-cell office:value-type="float" office:value="209500" calcext:value-type="float">
            <text:p>209500</text:p>
          </table:table-cell>
          <table:table-cell office:value-type="float" office:value="18370781" calcext:value-type="float">
            <text:p>18370781</text:p>
          </table:table-cell>
          <table:table-cell office:value-type="float" office:value="209500" calcext:value-type="float">
            <text:p>209500</text:p>
          </table:table-cell>
          <table:table-cell office:value-type="float" office:value="11884852" calcext:value-type="float">
            <text:p>11884852</text:p>
          </table:table-cell>
          <table:table-cell office:value-type="float" office:value="209500" calcext:value-type="float">
            <text:p>209500</text:p>
          </table:table-cell>
          <table:table-cell office:value-type="float" office:value="7905625" calcext:value-type="float">
            <text:p>7905625</text:p>
          </table:table-cell>
          <table:table-cell office:value-type="float" office:value="209500" calcext:value-type="float">
            <text:p>209500</text:p>
          </table:table-cell>
          <table:table-cell office:value-type="float" office:value="7028923" calcext:value-type="float">
            <text:p>7028923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8629276" calcext:value-type="float">
            <text:p>18629276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803609" calcext:value-type="float">
            <text:p>11803609</text:p>
          </table:table-cell>
          <table:table-cell office:value-type="float" office:value="210000" calcext:value-type="float">
            <text:p>210000</text:p>
          </table:table-cell>
          <table:table-cell office:value-type="float" office:value="7707507" calcext:value-type="float">
            <text:p>7707507</text:p>
          </table:table-cell>
          <table:table-cell office:value-type="float" office:value="210000" calcext:value-type="float">
            <text:p>210000</text:p>
          </table:table-cell>
          <table:table-cell office:value-type="float" office:value="6868445" calcext:value-type="float">
            <text:p>6868445</text:p>
          </table:table-cell>
        </table:table-row>
        <table:table-row table:style-name="ro1">
          <table:table-cell office:value-type="float" office:value="210500" calcext:value-type="float">
            <text:p>210500</text:p>
          </table:table-cell>
          <table:table-cell office:value-type="float" office:value="18582178" calcext:value-type="float">
            <text:p>18582178</text:p>
          </table:table-cell>
          <table:table-cell office:value-type="float" office:value="210500" calcext:value-type="float">
            <text:p>210500</text:p>
          </table:table-cell>
          <table:table-cell office:value-type="float" office:value="11455660" calcext:value-type="float">
            <text:p>11455660</text:p>
          </table:table-cell>
          <table:table-cell office:value-type="float" office:value="210500" calcext:value-type="float">
            <text:p>210500</text:p>
          </table:table-cell>
          <table:table-cell office:value-type="float" office:value="7914169" calcext:value-type="float">
            <text:p>7914169</text:p>
          </table:table-cell>
          <table:table-cell office:value-type="float" office:value="210500" calcext:value-type="float">
            <text:p>210500</text:p>
          </table:table-cell>
          <table:table-cell office:value-type="float" office:value="6477463" calcext:value-type="float">
            <text:p>6477463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18512263" calcext:value-type="float">
            <text:p>18512263</text:p>
          </table:table-cell>
          <table:table-cell office:value-type="float" office:value="211000" calcext:value-type="float">
            <text:p>211000</text:p>
          </table:table-cell>
          <table:table-cell office:value-type="float" office:value="11880279" calcext:value-type="float">
            <text:p>11880279</text:p>
          </table:table-cell>
          <table:table-cell office:value-type="float" office:value="211000" calcext:value-type="float">
            <text:p>211000</text:p>
          </table:table-cell>
          <table:table-cell office:value-type="float" office:value="7822736" calcext:value-type="float">
            <text:p>7822736</text:p>
          </table:table-cell>
          <table:table-cell office:value-type="float" office:value="211000" calcext:value-type="float">
            <text:p>211000</text:p>
          </table:table-cell>
          <table:table-cell office:value-type="float" office:value="6363694" calcext:value-type="float">
            <text:p>6363694</text:p>
          </table:table-cell>
        </table:table-row>
        <table:table-row table:style-name="ro1">
          <table:table-cell office:value-type="float" office:value="211500" calcext:value-type="float">
            <text:p>211500</text:p>
          </table:table-cell>
          <table:table-cell office:value-type="float" office:value="18671468" calcext:value-type="float">
            <text:p>18671468</text:p>
          </table:table-cell>
          <table:table-cell office:value-type="float" office:value="211500" calcext:value-type="float">
            <text:p>211500</text:p>
          </table:table-cell>
          <table:table-cell office:value-type="float" office:value="11944891" calcext:value-type="float">
            <text:p>11944891</text:p>
          </table:table-cell>
          <table:table-cell office:value-type="float" office:value="211500" calcext:value-type="float">
            <text:p>211500</text:p>
          </table:table-cell>
          <table:table-cell office:value-type="float" office:value="7522831" calcext:value-type="float">
            <text:p>7522831</text:p>
          </table:table-cell>
          <table:table-cell office:value-type="float" office:value="211500" calcext:value-type="float">
            <text:p>211500</text:p>
          </table:table-cell>
          <table:table-cell office:value-type="float" office:value="6334993" calcext:value-type="float">
            <text:p>6334993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18780518" calcext:value-type="float">
            <text:p>18780518</text:p>
          </table:table-cell>
          <table:table-cell office:value-type="float" office:value="212000" calcext:value-type="float">
            <text:p>212000</text:p>
          </table:table-cell>
          <table:table-cell office:value-type="float" office:value="11926585" calcext:value-type="float">
            <text:p>11926585</text:p>
          </table:table-cell>
          <table:table-cell office:value-type="float" office:value="212000" calcext:value-type="float">
            <text:p>212000</text:p>
          </table:table-cell>
          <table:table-cell office:value-type="float" office:value="8072749" calcext:value-type="float">
            <text:p>8072749</text:p>
          </table:table-cell>
          <table:table-cell office:value-type="float" office:value="212000" calcext:value-type="float">
            <text:p>212000</text:p>
          </table:table-cell>
          <table:table-cell office:value-type="float" office:value="6629938" calcext:value-type="float">
            <text:p>6629938</text:p>
          </table:table-cell>
        </table:table-row>
        <table:table-row table:style-name="ro1">
          <table:table-cell office:value-type="float" office:value="212500" calcext:value-type="float">
            <text:p>212500</text:p>
          </table:table-cell>
          <table:table-cell office:value-type="float" office:value="18843752" calcext:value-type="float">
            <text:p>18843752</text:p>
          </table:table-cell>
          <table:table-cell office:value-type="float" office:value="212500" calcext:value-type="float">
            <text:p>212500</text:p>
          </table:table-cell>
          <table:table-cell office:value-type="float" office:value="12149178" calcext:value-type="float">
            <text:p>12149178</text:p>
          </table:table-cell>
          <table:table-cell office:value-type="float" office:value="212500" calcext:value-type="float">
            <text:p>212500</text:p>
          </table:table-cell>
          <table:table-cell office:value-type="float" office:value="7844404" calcext:value-type="float">
            <text:p>7844404</text:p>
          </table:table-cell>
          <table:table-cell office:value-type="float" office:value="212500" calcext:value-type="float">
            <text:p>212500</text:p>
          </table:table-cell>
          <table:table-cell office:value-type="float" office:value="6462210" calcext:value-type="float">
            <text:p>6462210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18881806" calcext:value-type="float">
            <text:p>18881806</text:p>
          </table:table-cell>
          <table:table-cell office:value-type="float" office:value="213000" calcext:value-type="float">
            <text:p>213000</text:p>
          </table:table-cell>
          <table:table-cell office:value-type="float" office:value="12355267" calcext:value-type="float">
            <text:p>12355267</text:p>
          </table:table-cell>
          <table:table-cell office:value-type="float" office:value="213000" calcext:value-type="float">
            <text:p>213000</text:p>
          </table:table-cell>
          <table:table-cell office:value-type="float" office:value="7608234" calcext:value-type="float">
            <text:p>7608234</text:p>
          </table:table-cell>
          <table:table-cell office:value-type="float" office:value="213000" calcext:value-type="float">
            <text:p>213000</text:p>
          </table:table-cell>
          <table:table-cell office:value-type="float" office:value="6006000" calcext:value-type="float">
            <text:p>6006000</text:p>
          </table:table-cell>
        </table:table-row>
        <table:table-row table:style-name="ro1">
          <table:table-cell office:value-type="float" office:value="213500" calcext:value-type="float">
            <text:p>213500</text:p>
          </table:table-cell>
          <table:table-cell office:value-type="float" office:value="18745017" calcext:value-type="float">
            <text:p>18745017</text:p>
          </table:table-cell>
          <table:table-cell office:value-type="float" office:value="213500" calcext:value-type="float">
            <text:p>213500</text:p>
          </table:table-cell>
          <table:table-cell office:value-type="float" office:value="12009273" calcext:value-type="float">
            <text:p>12009273</text:p>
          </table:table-cell>
          <table:table-cell office:value-type="float" office:value="213500" calcext:value-type="float">
            <text:p>213500</text:p>
          </table:table-cell>
          <table:table-cell office:value-type="float" office:value="7732327" calcext:value-type="float">
            <text:p>7732327</text:p>
          </table:table-cell>
          <table:table-cell office:value-type="float" office:value="213500" calcext:value-type="float">
            <text:p>213500</text:p>
          </table:table-cell>
          <table:table-cell office:value-type="float" office:value="6638964" calcext:value-type="float">
            <text:p>6638964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18838598" calcext:value-type="float">
            <text:p>18838598</text:p>
          </table:table-cell>
          <table:table-cell office:value-type="float" office:value="214000" calcext:value-type="float">
            <text:p>214000</text:p>
          </table:table-cell>
          <table:table-cell office:value-type="float" office:value="12033827" calcext:value-type="float">
            <text:p>12033827</text:p>
          </table:table-cell>
          <table:table-cell office:value-type="float" office:value="214000" calcext:value-type="float">
            <text:p>214000</text:p>
          </table:table-cell>
          <table:table-cell office:value-type="float" office:value="7870201" calcext:value-type="float">
            <text:p>7870201</text:p>
          </table:table-cell>
          <table:table-cell office:value-type="float" office:value="214000" calcext:value-type="float">
            <text:p>214000</text:p>
          </table:table-cell>
          <table:table-cell office:value-type="float" office:value="7399731" calcext:value-type="float">
            <text:p>7399731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office:value-type="float" office:value="18813335" calcext:value-type="float">
            <text:p>18813335</text:p>
          </table:table-cell>
          <table:table-cell office:value-type="float" office:value="214500" calcext:value-type="float">
            <text:p>214500</text:p>
          </table:table-cell>
          <table:table-cell office:value-type="float" office:value="12239706" calcext:value-type="float">
            <text:p>12239706</text:p>
          </table:table-cell>
          <table:table-cell office:value-type="float" office:value="214500" calcext:value-type="float">
            <text:p>214500</text:p>
          </table:table-cell>
          <table:table-cell office:value-type="float" office:value="7698369" calcext:value-type="float">
            <text:p>7698369</text:p>
          </table:table-cell>
          <table:table-cell office:value-type="float" office:value="214500" calcext:value-type="float">
            <text:p>214500</text:p>
          </table:table-cell>
          <table:table-cell office:value-type="float" office:value="6562452" calcext:value-type="float">
            <text:p>6562452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18939493" calcext:value-type="float">
            <text:p>18939493</text:p>
          </table:table-cell>
          <table:table-cell office:value-type="float" office:value="215000" calcext:value-type="float">
            <text:p>215000</text:p>
          </table:table-cell>
          <table:table-cell office:value-type="float" office:value="12209760" calcext:value-type="float">
            <text:p>12209760</text:p>
          </table:table-cell>
          <table:table-cell office:value-type="float" office:value="215000" calcext:value-type="float">
            <text:p>215000</text:p>
          </table:table-cell>
          <table:table-cell office:value-type="float" office:value="7653921" calcext:value-type="float">
            <text:p>7653921</text:p>
          </table:table-cell>
          <table:table-cell office:value-type="float" office:value="215000" calcext:value-type="float">
            <text:p>215000</text:p>
          </table:table-cell>
          <table:table-cell office:value-type="float" office:value="6723253" calcext:value-type="float">
            <text:p>6723253</text:p>
          </table:table-cell>
        </table:table-row>
        <table:table-row table:style-name="ro1">
          <table:table-cell office:value-type="float" office:value="215500" calcext:value-type="float">
            <text:p>215500</text:p>
          </table:table-cell>
          <table:table-cell office:value-type="float" office:value="19153915" calcext:value-type="float">
            <text:p>19153915</text:p>
          </table:table-cell>
          <table:table-cell office:value-type="float" office:value="215500" calcext:value-type="float">
            <text:p>215500</text:p>
          </table:table-cell>
          <table:table-cell office:value-type="float" office:value="12306673" calcext:value-type="float">
            <text:p>12306673</text:p>
          </table:table-cell>
          <table:table-cell office:value-type="float" office:value="215500" calcext:value-type="float">
            <text:p>215500</text:p>
          </table:table-cell>
          <table:table-cell office:value-type="float" office:value="7972220" calcext:value-type="float">
            <text:p>7972220</text:p>
          </table:table-cell>
          <table:table-cell office:value-type="float" office:value="215500" calcext:value-type="float">
            <text:p>215500</text:p>
          </table:table-cell>
          <table:table-cell office:value-type="float" office:value="6318550" calcext:value-type="float">
            <text:p>6318550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19226206" calcext:value-type="float">
            <text:p>19226206</text:p>
          </table:table-cell>
          <table:table-cell office:value-type="float" office:value="216000" calcext:value-type="float">
            <text:p>216000</text:p>
          </table:table-cell>
          <table:table-cell office:value-type="float" office:value="12355162" calcext:value-type="float">
            <text:p>12355162</text:p>
          </table:table-cell>
          <table:table-cell office:value-type="float" office:value="216000" calcext:value-type="float">
            <text:p>216000</text:p>
          </table:table-cell>
          <table:table-cell office:value-type="float" office:value="7752005" calcext:value-type="float">
            <text:p>7752005</text:p>
          </table:table-cell>
          <table:table-cell office:value-type="float" office:value="216000" calcext:value-type="float">
            <text:p>216000</text:p>
          </table:table-cell>
          <table:table-cell office:value-type="float" office:value="6754091" calcext:value-type="float">
            <text:p>6754091</text:p>
          </table:table-cell>
        </table:table-row>
        <table:table-row table:style-name="ro1">
          <table:table-cell office:value-type="float" office:value="216500" calcext:value-type="float">
            <text:p>216500</text:p>
          </table:table-cell>
          <table:table-cell office:value-type="float" office:value="19427242" calcext:value-type="float">
            <text:p>19427242</text:p>
          </table:table-cell>
          <table:table-cell office:value-type="float" office:value="216500" calcext:value-type="float">
            <text:p>216500</text:p>
          </table:table-cell>
          <table:table-cell office:value-type="float" office:value="12423795" calcext:value-type="float">
            <text:p>12423795</text:p>
          </table:table-cell>
          <table:table-cell office:value-type="float" office:value="216500" calcext:value-type="float">
            <text:p>216500</text:p>
          </table:table-cell>
          <table:table-cell office:value-type="float" office:value="7623573" calcext:value-type="float">
            <text:p>7623573</text:p>
          </table:table-cell>
          <table:table-cell office:value-type="float" office:value="216500" calcext:value-type="float">
            <text:p>216500</text:p>
          </table:table-cell>
          <table:table-cell office:value-type="float" office:value="7821055" calcext:value-type="float">
            <text:p>7821055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19514898" calcext:value-type="float">
            <text:p>19514898</text:p>
          </table:table-cell>
          <table:table-cell office:value-type="float" office:value="217000" calcext:value-type="float">
            <text:p>217000</text:p>
          </table:table-cell>
          <table:table-cell office:value-type="float" office:value="12253282" calcext:value-type="float">
            <text:p>12253282</text:p>
          </table:table-cell>
          <table:table-cell office:value-type="float" office:value="217000" calcext:value-type="float">
            <text:p>217000</text:p>
          </table:table-cell>
          <table:table-cell office:value-type="float" office:value="7816976" calcext:value-type="float">
            <text:p>7816976</text:p>
          </table:table-cell>
          <table:table-cell office:value-type="float" office:value="217000" calcext:value-type="float">
            <text:p>217000</text:p>
          </table:table-cell>
          <table:table-cell office:value-type="float" office:value="6775239" calcext:value-type="float">
            <text:p>6775239</text:p>
          </table:table-cell>
        </table:table-row>
        <table:table-row table:style-name="ro1">
          <table:table-cell office:value-type="float" office:value="217500" calcext:value-type="float">
            <text:p>217500</text:p>
          </table:table-cell>
          <table:table-cell office:value-type="float" office:value="19476728" calcext:value-type="float">
            <text:p>19476728</text:p>
          </table:table-cell>
          <table:table-cell office:value-type="float" office:value="217500" calcext:value-type="float">
            <text:p>217500</text:p>
          </table:table-cell>
          <table:table-cell office:value-type="float" office:value="12408901" calcext:value-type="float">
            <text:p>12408901</text:p>
          </table:table-cell>
          <table:table-cell office:value-type="float" office:value="217500" calcext:value-type="float">
            <text:p>217500</text:p>
          </table:table-cell>
          <table:table-cell office:value-type="float" office:value="12168721" calcext:value-type="float">
            <text:p>12168721</text:p>
          </table:table-cell>
          <table:table-cell office:value-type="float" office:value="217500" calcext:value-type="float">
            <text:p>217500</text:p>
          </table:table-cell>
          <table:table-cell office:value-type="float" office:value="6815362" calcext:value-type="float">
            <text:p>6815362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19451557" calcext:value-type="float">
            <text:p>19451557</text:p>
          </table:table-cell>
          <table:table-cell office:value-type="float" office:value="218000" calcext:value-type="float">
            <text:p>218000</text:p>
          </table:table-cell>
          <table:table-cell office:value-type="float" office:value="12435585" calcext:value-type="float">
            <text:p>12435585</text:p>
          </table:table-cell>
          <table:table-cell office:value-type="float" office:value="218000" calcext:value-type="float">
            <text:p>218000</text:p>
          </table:table-cell>
          <table:table-cell office:value-type="float" office:value="8597902" calcext:value-type="float">
            <text:p>8597902</text:p>
          </table:table-cell>
          <table:table-cell office:value-type="float" office:value="218000" calcext:value-type="float">
            <text:p>218000</text:p>
          </table:table-cell>
          <table:table-cell office:value-type="float" office:value="6699371" calcext:value-type="float">
            <text:p>6699371</text:p>
          </table:table-cell>
        </table:table-row>
        <table:table-row table:style-name="ro1">
          <table:table-cell office:value-type="float" office:value="218500" calcext:value-type="float">
            <text:p>218500</text:p>
          </table:table-cell>
          <table:table-cell office:value-type="float" office:value="19382403" calcext:value-type="float">
            <text:p>19382403</text:p>
          </table:table-cell>
          <table:table-cell office:value-type="float" office:value="218500" calcext:value-type="float">
            <text:p>218500</text:p>
          </table:table-cell>
          <table:table-cell office:value-type="float" office:value="12245937" calcext:value-type="float">
            <text:p>12245937</text:p>
          </table:table-cell>
          <table:table-cell office:value-type="float" office:value="218500" calcext:value-type="float">
            <text:p>218500</text:p>
          </table:table-cell>
          <table:table-cell office:value-type="float" office:value="9973685" calcext:value-type="float">
            <text:p>9973685</text:p>
          </table:table-cell>
          <table:table-cell office:value-type="float" office:value="218500" calcext:value-type="float">
            <text:p>218500</text:p>
          </table:table-cell>
          <table:table-cell office:value-type="float" office:value="22679429" calcext:value-type="float">
            <text:p>22679429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19436491" calcext:value-type="float">
            <text:p>19436491</text:p>
          </table:table-cell>
          <table:table-cell office:value-type="float" office:value="219000" calcext:value-type="float">
            <text:p>219000</text:p>
          </table:table-cell>
          <table:table-cell office:value-type="float" office:value="12458493" calcext:value-type="float">
            <text:p>12458493</text:p>
          </table:table-cell>
          <table:table-cell office:value-type="float" office:value="219000" calcext:value-type="float">
            <text:p>219000</text:p>
          </table:table-cell>
          <table:table-cell office:value-type="float" office:value="7896118" calcext:value-type="float">
            <text:p>7896118</text:p>
          </table:table-cell>
          <table:table-cell office:value-type="float" office:value="219000" calcext:value-type="float">
            <text:p>219000</text:p>
          </table:table-cell>
          <table:table-cell office:value-type="float" office:value="8268399" calcext:value-type="float">
            <text:p>8268399</text:p>
          </table:table-cell>
        </table:table-row>
        <table:table-row table:style-name="ro1">
          <table:table-cell office:value-type="float" office:value="219500" calcext:value-type="float">
            <text:p>219500</text:p>
          </table:table-cell>
          <table:table-cell office:value-type="float" office:value="19311880" calcext:value-type="float">
            <text:p>19311880</text:p>
          </table:table-cell>
          <table:table-cell office:value-type="float" office:value="219500" calcext:value-type="float">
            <text:p>219500</text:p>
          </table:table-cell>
          <table:table-cell office:value-type="float" office:value="12719528" calcext:value-type="float">
            <text:p>12719528</text:p>
          </table:table-cell>
          <table:table-cell office:value-type="float" office:value="219500" calcext:value-type="float">
            <text:p>219500</text:p>
          </table:table-cell>
          <table:table-cell office:value-type="float" office:value="8798732" calcext:value-type="float">
            <text:p>8798732</text:p>
          </table:table-cell>
          <table:table-cell office:value-type="float" office:value="219500" calcext:value-type="float">
            <text:p>219500</text:p>
          </table:table-cell>
          <table:table-cell office:value-type="float" office:value="6672959" calcext:value-type="float">
            <text:p>667295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19417520" calcext:value-type="float">
            <text:p>19417520</text:p>
          </table:table-cell>
          <table:table-cell office:value-type="float" office:value="220000" calcext:value-type="float">
            <text:p>220000</text:p>
          </table:table-cell>
          <table:table-cell office:value-type="float" office:value="12673275" calcext:value-type="float">
            <text:p>12673275</text:p>
          </table:table-cell>
          <table:table-cell office:value-type="float" office:value="220000" calcext:value-type="float">
            <text:p>220000</text:p>
          </table:table-cell>
          <table:table-cell office:value-type="float" office:value="8665805" calcext:value-type="float">
            <text:p>8665805</text:p>
          </table:table-cell>
          <table:table-cell office:value-type="float" office:value="220000" calcext:value-type="float">
            <text:p>220000</text:p>
          </table:table-cell>
          <table:table-cell office:value-type="float" office:value="6685929" calcext:value-type="float">
            <text:p>6685929</text:p>
          </table:table-cell>
        </table:table-row>
        <table:table-row table:style-name="ro1">
          <table:table-cell office:value-type="float" office:value="220500" calcext:value-type="float">
            <text:p>220500</text:p>
          </table:table-cell>
          <table:table-cell office:value-type="float" office:value="19058741" calcext:value-type="float">
            <text:p>19058741</text:p>
          </table:table-cell>
          <table:table-cell office:value-type="float" office:value="220500" calcext:value-type="float">
            <text:p>220500</text:p>
          </table:table-cell>
          <table:table-cell office:value-type="float" office:value="12453582" calcext:value-type="float">
            <text:p>12453582</text:p>
          </table:table-cell>
          <table:table-cell office:value-type="float" office:value="220500" calcext:value-type="float">
            <text:p>220500</text:p>
          </table:table-cell>
          <table:table-cell office:value-type="float" office:value="9206739" calcext:value-type="float">
            <text:p>9206739</text:p>
          </table:table-cell>
          <table:table-cell office:value-type="float" office:value="220500" calcext:value-type="float">
            <text:p>220500</text:p>
          </table:table-cell>
          <table:table-cell office:value-type="float" office:value="6831782" calcext:value-type="float">
            <text:p>6831782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19508246" calcext:value-type="float">
            <text:p>19508246</text:p>
          </table:table-cell>
          <table:table-cell office:value-type="float" office:value="221000" calcext:value-type="float">
            <text:p>221000</text:p>
          </table:table-cell>
          <table:table-cell office:value-type="float" office:value="13318735" calcext:value-type="float">
            <text:p>13318735</text:p>
          </table:table-cell>
          <table:table-cell office:value-type="float" office:value="221000" calcext:value-type="float">
            <text:p>221000</text:p>
          </table:table-cell>
          <table:table-cell office:value-type="float" office:value="8977048" calcext:value-type="float">
            <text:p>8977048</text:p>
          </table:table-cell>
          <table:table-cell office:value-type="float" office:value="221000" calcext:value-type="float">
            <text:p>221000</text:p>
          </table:table-cell>
          <table:table-cell office:value-type="float" office:value="8198667" calcext:value-type="float">
            <text:p>8198667</text:p>
          </table:table-cell>
        </table:table-row>
        <table:table-row table:style-name="ro1">
          <table:table-cell office:value-type="float" office:value="221500" calcext:value-type="float">
            <text:p>221500</text:p>
          </table:table-cell>
          <table:table-cell office:value-type="float" office:value="19484177" calcext:value-type="float">
            <text:p>19484177</text:p>
          </table:table-cell>
          <table:table-cell office:value-type="float" office:value="221500" calcext:value-type="float">
            <text:p>221500</text:p>
          </table:table-cell>
          <table:table-cell office:value-type="float" office:value="12355371" calcext:value-type="float">
            <text:p>12355371</text:p>
          </table:table-cell>
          <table:table-cell office:value-type="float" office:value="221500" calcext:value-type="float">
            <text:p>221500</text:p>
          </table:table-cell>
          <table:table-cell office:value-type="float" office:value="7872303" calcext:value-type="float">
            <text:p>7872303</text:p>
          </table:table-cell>
          <table:table-cell office:value-type="float" office:value="221500" calcext:value-type="float">
            <text:p>221500</text:p>
          </table:table-cell>
          <table:table-cell office:value-type="float" office:value="6650572" calcext:value-type="float">
            <text:p>6650572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19598903" calcext:value-type="float">
            <text:p>19598903</text:p>
          </table:table-cell>
          <table:table-cell office:value-type="float" office:value="222000" calcext:value-type="float">
            <text:p>222000</text:p>
          </table:table-cell>
          <table:table-cell office:value-type="float" office:value="12533276" calcext:value-type="float">
            <text:p>12533276</text:p>
          </table:table-cell>
          <table:table-cell office:value-type="float" office:value="222000" calcext:value-type="float">
            <text:p>222000</text:p>
          </table:table-cell>
          <table:table-cell office:value-type="float" office:value="9013443" calcext:value-type="float">
            <text:p>9013443</text:p>
          </table:table-cell>
          <table:table-cell office:value-type="float" office:value="222000" calcext:value-type="float">
            <text:p>222000</text:p>
          </table:table-cell>
          <table:table-cell office:value-type="float" office:value="6587806" calcext:value-type="float">
            <text:p>6587806</text:p>
          </table:table-cell>
        </table:table-row>
        <table:table-row table:style-name="ro1">
          <table:table-cell office:value-type="float" office:value="222500" calcext:value-type="float">
            <text:p>222500</text:p>
          </table:table-cell>
          <table:table-cell office:value-type="float" office:value="19550540" calcext:value-type="float">
            <text:p>19550540</text:p>
          </table:table-cell>
          <table:table-cell office:value-type="float" office:value="222500" calcext:value-type="float">
            <text:p>222500</text:p>
          </table:table-cell>
          <table:table-cell office:value-type="float" office:value="13026036" calcext:value-type="float">
            <text:p>13026036</text:p>
          </table:table-cell>
          <table:table-cell office:value-type="float" office:value="222500" calcext:value-type="float">
            <text:p>222500</text:p>
          </table:table-cell>
          <table:table-cell office:value-type="float" office:value="9325728" calcext:value-type="float">
            <text:p>9325728</text:p>
          </table:table-cell>
          <table:table-cell office:value-type="float" office:value="222500" calcext:value-type="float">
            <text:p>222500</text:p>
          </table:table-cell>
          <table:table-cell office:value-type="float" office:value="6964636" calcext:value-type="float">
            <text:p>6964636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19658304" calcext:value-type="float">
            <text:p>19658304</text:p>
          </table:table-cell>
          <table:table-cell office:value-type="float" office:value="223000" calcext:value-type="float">
            <text:p>223000</text:p>
          </table:table-cell>
          <table:table-cell office:value-type="float" office:value="13079009" calcext:value-type="float">
            <text:p>13079009</text:p>
          </table:table-cell>
          <table:table-cell office:value-type="float" office:value="223000" calcext:value-type="float">
            <text:p>223000</text:p>
          </table:table-cell>
          <table:table-cell office:value-type="float" office:value="8127128" calcext:value-type="float">
            <text:p>8127128</text:p>
          </table:table-cell>
          <table:table-cell office:value-type="float" office:value="223000" calcext:value-type="float">
            <text:p>223000</text:p>
          </table:table-cell>
          <table:table-cell office:value-type="float" office:value="6605215" calcext:value-type="float">
            <text:p>6605215</text:p>
          </table:table-cell>
        </table:table-row>
        <table:table-row table:style-name="ro1">
          <table:table-cell office:value-type="float" office:value="223500" calcext:value-type="float">
            <text:p>223500</text:p>
          </table:table-cell>
          <table:table-cell office:value-type="float" office:value="19789917" calcext:value-type="float">
            <text:p>19789917</text:p>
          </table:table-cell>
          <table:table-cell office:value-type="float" office:value="223500" calcext:value-type="float">
            <text:p>223500</text:p>
          </table:table-cell>
          <table:table-cell office:value-type="float" office:value="12776289" calcext:value-type="float">
            <text:p>12776289</text:p>
          </table:table-cell>
          <table:table-cell office:value-type="float" office:value="223500" calcext:value-type="float">
            <text:p>223500</text:p>
          </table:table-cell>
          <table:table-cell office:value-type="float" office:value="9603282" calcext:value-type="float">
            <text:p>9603282</text:p>
          </table:table-cell>
          <table:table-cell office:value-type="float" office:value="223500" calcext:value-type="float">
            <text:p>223500</text:p>
          </table:table-cell>
          <table:table-cell office:value-type="float" office:value="6393721" calcext:value-type="float">
            <text:p>6393721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19824660" calcext:value-type="float">
            <text:p>19824660</text:p>
          </table:table-cell>
          <table:table-cell office:value-type="float" office:value="224000" calcext:value-type="float">
            <text:p>224000</text:p>
          </table:table-cell>
          <table:table-cell office:value-type="float" office:value="12954690" calcext:value-type="float">
            <text:p>12954690</text:p>
          </table:table-cell>
          <table:table-cell office:value-type="float" office:value="224000" calcext:value-type="float">
            <text:p>224000</text:p>
          </table:table-cell>
          <table:table-cell office:value-type="float" office:value="9124839" calcext:value-type="float">
            <text:p>9124839</text:p>
          </table:table-cell>
          <table:table-cell office:value-type="float" office:value="224000" calcext:value-type="float">
            <text:p>224000</text:p>
          </table:table-cell>
          <table:table-cell office:value-type="float" office:value="6941687" calcext:value-type="float">
            <text:p>6941687</text:p>
          </table:table-cell>
        </table:table-row>
        <table:table-row table:style-name="ro1">
          <table:table-cell office:value-type="float" office:value="224500" calcext:value-type="float">
            <text:p>224500</text:p>
          </table:table-cell>
          <table:table-cell office:value-type="float" office:value="19905862" calcext:value-type="float">
            <text:p>19905862</text:p>
          </table:table-cell>
          <table:table-cell office:value-type="float" office:value="224500" calcext:value-type="float">
            <text:p>224500</text:p>
          </table:table-cell>
          <table:table-cell office:value-type="float" office:value="12922403" calcext:value-type="float">
            <text:p>12922403</text:p>
          </table:table-cell>
          <table:table-cell office:value-type="float" office:value="224500" calcext:value-type="float">
            <text:p>224500</text:p>
          </table:table-cell>
          <table:table-cell office:value-type="float" office:value="9496420" calcext:value-type="float">
            <text:p>9496420</text:p>
          </table:table-cell>
          <table:table-cell office:value-type="float" office:value="224500" calcext:value-type="float">
            <text:p>224500</text:p>
          </table:table-cell>
          <table:table-cell office:value-type="float" office:value="8022979" calcext:value-type="float">
            <text:p>802297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9879537" calcext:value-type="float">
            <text:p>19879537</text:p>
          </table:table-cell>
          <table:table-cell office:value-type="float" office:value="225000" calcext:value-type="float">
            <text:p>225000</text:p>
          </table:table-cell>
          <table:table-cell office:value-type="float" office:value="13306116" calcext:value-type="float">
            <text:p>13306116</text:p>
          </table:table-cell>
          <table:table-cell office:value-type="float" office:value="225000" calcext:value-type="float">
            <text:p>225000</text:p>
          </table:table-cell>
          <table:table-cell office:value-type="float" office:value="9405690" calcext:value-type="float">
            <text:p>9405690</text:p>
          </table:table-cell>
          <table:table-cell office:value-type="float" office:value="225000" calcext:value-type="float">
            <text:p>225000</text:p>
          </table:table-cell>
          <table:table-cell office:value-type="float" office:value="6381410" calcext:value-type="float">
            <text:p>6381410</text:p>
          </table:table-cell>
        </table:table-row>
        <table:table-row table:style-name="ro1">
          <table:table-cell office:value-type="float" office:value="225500" calcext:value-type="float">
            <text:p>225500</text:p>
          </table:table-cell>
          <table:table-cell office:value-type="float" office:value="19808850" calcext:value-type="float">
            <text:p>19808850</text:p>
          </table:table-cell>
          <table:table-cell office:value-type="float" office:value="225500" calcext:value-type="float">
            <text:p>225500</text:p>
          </table:table-cell>
          <table:table-cell office:value-type="float" office:value="13338077" calcext:value-type="float">
            <text:p>13338077</text:p>
          </table:table-cell>
          <table:table-cell office:value-type="float" office:value="225500" calcext:value-type="float">
            <text:p>225500</text:p>
          </table:table-cell>
          <table:table-cell office:value-type="float" office:value="8119435" calcext:value-type="float">
            <text:p>8119435</text:p>
          </table:table-cell>
          <table:table-cell office:value-type="float" office:value="225500" calcext:value-type="float">
            <text:p>225500</text:p>
          </table:table-cell>
          <table:table-cell office:value-type="float" office:value="6869838" calcext:value-type="float">
            <text:p>6869838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19969966" calcext:value-type="float">
            <text:p>19969966</text:p>
          </table:table-cell>
          <table:table-cell office:value-type="float" office:value="226000" calcext:value-type="float">
            <text:p>226000</text:p>
          </table:table-cell>
          <table:table-cell office:value-type="float" office:value="13429613" calcext:value-type="float">
            <text:p>13429613</text:p>
          </table:table-cell>
          <table:table-cell office:value-type="float" office:value="226000" calcext:value-type="float">
            <text:p>226000</text:p>
          </table:table-cell>
          <table:table-cell office:value-type="float" office:value="9901999" calcext:value-type="float">
            <text:p>9901999</text:p>
          </table:table-cell>
          <table:table-cell office:value-type="float" office:value="226000" calcext:value-type="float">
            <text:p>226000</text:p>
          </table:table-cell>
          <table:table-cell office:value-type="float" office:value="6778535" calcext:value-type="float">
            <text:p>6778535</text:p>
          </table:table-cell>
        </table:table-row>
        <table:table-row table:style-name="ro1">
          <table:table-cell office:value-type="float" office:value="226500" calcext:value-type="float">
            <text:p>226500</text:p>
          </table:table-cell>
          <table:table-cell office:value-type="float" office:value="19960424" calcext:value-type="float">
            <text:p>19960424</text:p>
          </table:table-cell>
          <table:table-cell office:value-type="float" office:value="226500" calcext:value-type="float">
            <text:p>226500</text:p>
          </table:table-cell>
          <table:table-cell office:value-type="float" office:value="14088242" calcext:value-type="float">
            <text:p>14088242</text:p>
          </table:table-cell>
          <table:table-cell office:value-type="float" office:value="226500" calcext:value-type="float">
            <text:p>226500</text:p>
          </table:table-cell>
          <table:table-cell office:value-type="float" office:value="10739516" calcext:value-type="float">
            <text:p>10739516</text:p>
          </table:table-cell>
          <table:table-cell office:value-type="float" office:value="226500" calcext:value-type="float">
            <text:p>226500</text:p>
          </table:table-cell>
          <table:table-cell office:value-type="float" office:value="6715666" calcext:value-type="float">
            <text:p>6715666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19963977" calcext:value-type="float">
            <text:p>19963977</text:p>
          </table:table-cell>
          <table:table-cell office:value-type="float" office:value="227000" calcext:value-type="float">
            <text:p>227000</text:p>
          </table:table-cell>
          <table:table-cell office:value-type="float" office:value="12895446" calcext:value-type="float">
            <text:p>12895446</text:p>
          </table:table-cell>
          <table:table-cell office:value-type="float" office:value="227000" calcext:value-type="float">
            <text:p>227000</text:p>
          </table:table-cell>
          <table:table-cell office:value-type="float" office:value="11313537" calcext:value-type="float">
            <text:p>11313537</text:p>
          </table:table-cell>
          <table:table-cell office:value-type="float" office:value="227000" calcext:value-type="float">
            <text:p>227000</text:p>
          </table:table-cell>
          <table:table-cell office:value-type="float" office:value="6721399" calcext:value-type="float">
            <text:p>6721399</text:p>
          </table:table-cell>
        </table:table-row>
        <table:table-row table:style-name="ro1">
          <table:table-cell office:value-type="float" office:value="227500" calcext:value-type="float">
            <text:p>227500</text:p>
          </table:table-cell>
          <table:table-cell office:value-type="float" office:value="20066542" calcext:value-type="float">
            <text:p>20066542</text:p>
          </table:table-cell>
          <table:table-cell office:value-type="float" office:value="227500" calcext:value-type="float">
            <text:p>227500</text:p>
          </table:table-cell>
          <table:table-cell office:value-type="float" office:value="13229120" calcext:value-type="float">
            <text:p>13229120</text:p>
          </table:table-cell>
          <table:table-cell office:value-type="float" office:value="227500" calcext:value-type="float">
            <text:p>227500</text:p>
          </table:table-cell>
          <table:table-cell office:value-type="float" office:value="10657222" calcext:value-type="float">
            <text:p>10657222</text:p>
          </table:table-cell>
          <table:table-cell office:value-type="float" office:value="227500" calcext:value-type="float">
            <text:p>227500</text:p>
          </table:table-cell>
          <table:table-cell office:value-type="float" office:value="6625301" calcext:value-type="float">
            <text:p>6625301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20105652" calcext:value-type="float">
            <text:p>20105652</text:p>
          </table:table-cell>
          <table:table-cell office:value-type="float" office:value="228000" calcext:value-type="float">
            <text:p>228000</text:p>
          </table:table-cell>
          <table:table-cell office:value-type="float" office:value="13223620" calcext:value-type="float">
            <text:p>13223620</text:p>
          </table:table-cell>
          <table:table-cell office:value-type="float" office:value="228000" calcext:value-type="float">
            <text:p>228000</text:p>
          </table:table-cell>
          <table:table-cell office:value-type="float" office:value="11013278" calcext:value-type="float">
            <text:p>11013278</text:p>
          </table:table-cell>
          <table:table-cell office:value-type="float" office:value="228000" calcext:value-type="float">
            <text:p>228000</text:p>
          </table:table-cell>
          <table:table-cell office:value-type="float" office:value="7120449" calcext:value-type="float">
            <text:p>7120449</text:p>
          </table:table-cell>
        </table:table-row>
        <table:table-row table:style-name="ro1">
          <table:table-cell office:value-type="float" office:value="228500" calcext:value-type="float">
            <text:p>228500</text:p>
          </table:table-cell>
          <table:table-cell office:value-type="float" office:value="20005076" calcext:value-type="float">
            <text:p>20005076</text:p>
          </table:table-cell>
          <table:table-cell office:value-type="float" office:value="228500" calcext:value-type="float">
            <text:p>228500</text:p>
          </table:table-cell>
          <table:table-cell office:value-type="float" office:value="13005785" calcext:value-type="float">
            <text:p>13005785</text:p>
          </table:table-cell>
          <table:table-cell office:value-type="float" office:value="228500" calcext:value-type="float">
            <text:p>228500</text:p>
          </table:table-cell>
          <table:table-cell office:value-type="float" office:value="10701642" calcext:value-type="float">
            <text:p>10701642</text:p>
          </table:table-cell>
          <table:table-cell office:value-type="float" office:value="228500" calcext:value-type="float">
            <text:p>228500</text:p>
          </table:table-cell>
          <table:table-cell office:value-type="float" office:value="6511417" calcext:value-type="float">
            <text:p>6511417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20210134" calcext:value-type="float">
            <text:p>20210134</text:p>
          </table:table-cell>
          <table:table-cell office:value-type="float" office:value="229000" calcext:value-type="float">
            <text:p>229000</text:p>
          </table:table-cell>
          <table:table-cell office:value-type="float" office:value="13077911" calcext:value-type="float">
            <text:p>13077911</text:p>
          </table:table-cell>
          <table:table-cell office:value-type="float" office:value="229000" calcext:value-type="float">
            <text:p>229000</text:p>
          </table:table-cell>
          <table:table-cell office:value-type="float" office:value="10776491" calcext:value-type="float">
            <text:p>10776491</text:p>
          </table:table-cell>
          <table:table-cell office:value-type="float" office:value="229000" calcext:value-type="float">
            <text:p>229000</text:p>
          </table:table-cell>
          <table:table-cell office:value-type="float" office:value="6868689" calcext:value-type="float">
            <text:p>6868689</text:p>
          </table:table-cell>
        </table:table-row>
        <table:table-row table:style-name="ro1">
          <table:table-cell office:value-type="float" office:value="229500" calcext:value-type="float">
            <text:p>229500</text:p>
          </table:table-cell>
          <table:table-cell office:value-type="float" office:value="20106580" calcext:value-type="float">
            <text:p>20106580</text:p>
          </table:table-cell>
          <table:table-cell office:value-type="float" office:value="229500" calcext:value-type="float">
            <text:p>229500</text:p>
          </table:table-cell>
          <table:table-cell office:value-type="float" office:value="12997982" calcext:value-type="float">
            <text:p>12997982</text:p>
          </table:table-cell>
          <table:table-cell office:value-type="float" office:value="229500" calcext:value-type="float">
            <text:p>229500</text:p>
          </table:table-cell>
          <table:table-cell office:value-type="float" office:value="10894546" calcext:value-type="float">
            <text:p>10894546</text:p>
          </table:table-cell>
          <table:table-cell office:value-type="float" office:value="229500" calcext:value-type="float">
            <text:p>229500</text:p>
          </table:table-cell>
          <table:table-cell office:value-type="float" office:value="8111223" calcext:value-type="float">
            <text:p>811122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20245682" calcext:value-type="float">
            <text:p>20245682</text:p>
          </table:table-cell>
          <table:table-cell office:value-type="float" office:value="230000" calcext:value-type="float">
            <text:p>230000</text:p>
          </table:table-cell>
          <table:table-cell office:value-type="float" office:value="13320658" calcext:value-type="float">
            <text:p>13320658</text:p>
          </table:table-cell>
          <table:table-cell office:value-type="float" office:value="230000" calcext:value-type="float">
            <text:p>230000</text:p>
          </table:table-cell>
          <table:table-cell office:value-type="float" office:value="10973951" calcext:value-type="float">
            <text:p>10973951</text:p>
          </table:table-cell>
          <table:table-cell office:value-type="float" office:value="230000" calcext:value-type="float">
            <text:p>230000</text:p>
          </table:table-cell>
          <table:table-cell office:value-type="float" office:value="7112001" calcext:value-type="float">
            <text:p>7112001</text:p>
          </table:table-cell>
        </table:table-row>
        <table:table-row table:style-name="ro1">
          <table:table-cell office:value-type="float" office:value="230500" calcext:value-type="float">
            <text:p>230500</text:p>
          </table:table-cell>
          <table:table-cell office:value-type="float" office:value="20272861" calcext:value-type="float">
            <text:p>20272861</text:p>
          </table:table-cell>
          <table:table-cell office:value-type="float" office:value="230500" calcext:value-type="float">
            <text:p>230500</text:p>
          </table:table-cell>
          <table:table-cell office:value-type="float" office:value="13336358" calcext:value-type="float">
            <text:p>13336358</text:p>
          </table:table-cell>
          <table:table-cell office:value-type="float" office:value="230500" calcext:value-type="float">
            <text:p>230500</text:p>
          </table:table-cell>
          <table:table-cell office:value-type="float" office:value="11113698" calcext:value-type="float">
            <text:p>11113698</text:p>
          </table:table-cell>
          <table:table-cell office:value-type="float" office:value="230500" calcext:value-type="float">
            <text:p>230500</text:p>
          </table:table-cell>
          <table:table-cell office:value-type="float" office:value="10924389" calcext:value-type="float">
            <text:p>10924389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20385624" calcext:value-type="float">
            <text:p>20385624</text:p>
          </table:table-cell>
          <table:table-cell office:value-type="float" office:value="231000" calcext:value-type="float">
            <text:p>231000</text:p>
          </table:table-cell>
          <table:table-cell office:value-type="float" office:value="13210231" calcext:value-type="float">
            <text:p>13210231</text:p>
          </table:table-cell>
          <table:table-cell office:value-type="float" office:value="231000" calcext:value-type="float">
            <text:p>231000</text:p>
          </table:table-cell>
          <table:table-cell office:value-type="float" office:value="11303462" calcext:value-type="float">
            <text:p>11303462</text:p>
          </table:table-cell>
          <table:table-cell office:value-type="float" office:value="231000" calcext:value-type="float">
            <text:p>231000</text:p>
          </table:table-cell>
          <table:table-cell office:value-type="float" office:value="15610017" calcext:value-type="float">
            <text:p>15610017</text:p>
          </table:table-cell>
        </table:table-row>
        <table:table-row table:style-name="ro1">
          <table:table-cell office:value-type="float" office:value="231500" calcext:value-type="float">
            <text:p>231500</text:p>
          </table:table-cell>
          <table:table-cell office:value-type="float" office:value="20362117" calcext:value-type="float">
            <text:p>20362117</text:p>
          </table:table-cell>
          <table:table-cell office:value-type="float" office:value="231500" calcext:value-type="float">
            <text:p>231500</text:p>
          </table:table-cell>
          <table:table-cell office:value-type="float" office:value="12800300" calcext:value-type="float">
            <text:p>12800300</text:p>
          </table:table-cell>
          <table:table-cell office:value-type="float" office:value="231500" calcext:value-type="float">
            <text:p>231500</text:p>
          </table:table-cell>
          <table:table-cell office:value-type="float" office:value="10894802" calcext:value-type="float">
            <text:p>10894802</text:p>
          </table:table-cell>
          <table:table-cell office:value-type="float" office:value="231500" calcext:value-type="float">
            <text:p>231500</text:p>
          </table:table-cell>
          <table:table-cell office:value-type="float" office:value="8821721" calcext:value-type="float">
            <text:p>8821721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20467736" calcext:value-type="float">
            <text:p>20467736</text:p>
          </table:table-cell>
          <table:table-cell office:value-type="float" office:value="232000" calcext:value-type="float">
            <text:p>232000</text:p>
          </table:table-cell>
          <table:table-cell office:value-type="float" office:value="13097910" calcext:value-type="float">
            <text:p>13097910</text:p>
          </table:table-cell>
          <table:table-cell office:value-type="float" office:value="232000" calcext:value-type="float">
            <text:p>232000</text:p>
          </table:table-cell>
          <table:table-cell office:value-type="float" office:value="11065435" calcext:value-type="float">
            <text:p>11065435</text:p>
          </table:table-cell>
          <table:table-cell office:value-type="float" office:value="232000" calcext:value-type="float">
            <text:p>232000</text:p>
          </table:table-cell>
          <table:table-cell office:value-type="float" office:value="16820221" calcext:value-type="float">
            <text:p>16820221</text:p>
          </table:table-cell>
        </table:table-row>
        <table:table-row table:style-name="ro1">
          <table:table-cell office:value-type="float" office:value="232500" calcext:value-type="float">
            <text:p>232500</text:p>
          </table:table-cell>
          <table:table-cell office:value-type="float" office:value="20377144" calcext:value-type="float">
            <text:p>20377144</text:p>
          </table:table-cell>
          <table:table-cell office:value-type="float" office:value="232500" calcext:value-type="float">
            <text:p>232500</text:p>
          </table:table-cell>
          <table:table-cell office:value-type="float" office:value="13238016" calcext:value-type="float">
            <text:p>13238016</text:p>
          </table:table-cell>
          <table:table-cell office:value-type="float" office:value="232500" calcext:value-type="float">
            <text:p>232500</text:p>
          </table:table-cell>
          <table:table-cell office:value-type="float" office:value="11005703" calcext:value-type="float">
            <text:p>11005703</text:p>
          </table:table-cell>
          <table:table-cell office:value-type="float" office:value="232500" calcext:value-type="float">
            <text:p>232500</text:p>
          </table:table-cell>
          <table:table-cell office:value-type="float" office:value="20477925" calcext:value-type="float">
            <text:p>20477925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20524079" calcext:value-type="float">
            <text:p>20524079</text:p>
          </table:table-cell>
          <table:table-cell office:value-type="float" office:value="233000" calcext:value-type="float">
            <text:p>233000</text:p>
          </table:table-cell>
          <table:table-cell office:value-type="float" office:value="13265280" calcext:value-type="float">
            <text:p>13265280</text:p>
          </table:table-cell>
          <table:table-cell office:value-type="float" office:value="233000" calcext:value-type="float">
            <text:p>233000</text:p>
          </table:table-cell>
          <table:table-cell office:value-type="float" office:value="11254295" calcext:value-type="float">
            <text:p>11254295</text:p>
          </table:table-cell>
          <table:table-cell office:value-type="float" office:value="233000" calcext:value-type="float">
            <text:p>233000</text:p>
          </table:table-cell>
          <table:table-cell office:value-type="float" office:value="10621393" calcext:value-type="float">
            <text:p>10621393</text:p>
          </table:table-cell>
        </table:table-row>
        <table:table-row table:style-name="ro1">
          <table:table-cell office:value-type="float" office:value="233500" calcext:value-type="float">
            <text:p>233500</text:p>
          </table:table-cell>
          <table:table-cell office:value-type="float" office:value="20549276" calcext:value-type="float">
            <text:p>20549276</text:p>
          </table:table-cell>
          <table:table-cell office:value-type="float" office:value="233500" calcext:value-type="float">
            <text:p>233500</text:p>
          </table:table-cell>
          <table:table-cell office:value-type="float" office:value="12900498" calcext:value-type="float">
            <text:p>12900498</text:p>
          </table:table-cell>
          <table:table-cell office:value-type="float" office:value="233500" calcext:value-type="float">
            <text:p>233500</text:p>
          </table:table-cell>
          <table:table-cell office:value-type="float" office:value="11000036" calcext:value-type="float">
            <text:p>11000036</text:p>
          </table:table-cell>
          <table:table-cell office:value-type="float" office:value="233500" calcext:value-type="float">
            <text:p>233500</text:p>
          </table:table-cell>
          <table:table-cell office:value-type="float" office:value="8547759" calcext:value-type="float">
            <text:p>8547759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20731324" calcext:value-type="float">
            <text:p>20731324</text:p>
          </table:table-cell>
          <table:table-cell office:value-type="float" office:value="234000" calcext:value-type="float">
            <text:p>234000</text:p>
          </table:table-cell>
          <table:table-cell office:value-type="float" office:value="13576854" calcext:value-type="float">
            <text:p>13576854</text:p>
          </table:table-cell>
          <table:table-cell office:value-type="float" office:value="234000" calcext:value-type="float">
            <text:p>234000</text:p>
          </table:table-cell>
          <table:table-cell office:value-type="float" office:value="10915730" calcext:value-type="float">
            <text:p>10915730</text:p>
          </table:table-cell>
          <table:table-cell office:value-type="float" office:value="234000" calcext:value-type="float">
            <text:p>234000</text:p>
          </table:table-cell>
          <table:table-cell office:value-type="float" office:value="6764969" calcext:value-type="float">
            <text:p>6764969</text:p>
          </table:table-cell>
        </table:table-row>
        <table:table-row table:style-name="ro1">
          <table:table-cell office:value-type="float" office:value="234500" calcext:value-type="float">
            <text:p>234500</text:p>
          </table:table-cell>
          <table:table-cell office:value-type="float" office:value="20675215" calcext:value-type="float">
            <text:p>20675215</text:p>
          </table:table-cell>
          <table:table-cell office:value-type="float" office:value="234500" calcext:value-type="float">
            <text:p>234500</text:p>
          </table:table-cell>
          <table:table-cell office:value-type="float" office:value="17435935" calcext:value-type="float">
            <text:p>17435935</text:p>
          </table:table-cell>
          <table:table-cell office:value-type="float" office:value="234500" calcext:value-type="float">
            <text:p>234500</text:p>
          </table:table-cell>
          <table:table-cell office:value-type="float" office:value="10557489" calcext:value-type="float">
            <text:p>10557489</text:p>
          </table:table-cell>
          <table:table-cell office:value-type="float" office:value="234500" calcext:value-type="float">
            <text:p>234500</text:p>
          </table:table-cell>
          <table:table-cell office:value-type="float" office:value="7793411" calcext:value-type="float">
            <text:p>7793411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20703882" calcext:value-type="float">
            <text:p>20703882</text:p>
          </table:table-cell>
          <table:table-cell office:value-type="float" office:value="235000" calcext:value-type="float">
            <text:p>235000</text:p>
          </table:table-cell>
          <table:table-cell office:value-type="float" office:value="16060375" calcext:value-type="float">
            <text:p>16060375</text:p>
          </table:table-cell>
          <table:table-cell office:value-type="float" office:value="235000" calcext:value-type="float">
            <text:p>235000</text:p>
          </table:table-cell>
          <table:table-cell office:value-type="float" office:value="10338953" calcext:value-type="float">
            <text:p>10338953</text:p>
          </table:table-cell>
          <table:table-cell office:value-type="float" office:value="235000" calcext:value-type="float">
            <text:p>235000</text:p>
          </table:table-cell>
          <table:table-cell office:value-type="float" office:value="6869323" calcext:value-type="float">
            <text:p>6869323</text:p>
          </table:table-cell>
        </table:table-row>
        <table:table-row table:style-name="ro1">
          <table:table-cell office:value-type="float" office:value="235500" calcext:value-type="float">
            <text:p>235500</text:p>
          </table:table-cell>
          <table:table-cell office:value-type="float" office:value="20917753" calcext:value-type="float">
            <text:p>20917753</text:p>
          </table:table-cell>
          <table:table-cell office:value-type="float" office:value="235500" calcext:value-type="float">
            <text:p>235500</text:p>
          </table:table-cell>
          <table:table-cell office:value-type="float" office:value="13360842" calcext:value-type="float">
            <text:p>13360842</text:p>
          </table:table-cell>
          <table:table-cell office:value-type="float" office:value="235500" calcext:value-type="float">
            <text:p>235500</text:p>
          </table:table-cell>
          <table:table-cell office:value-type="float" office:value="10426924" calcext:value-type="float">
            <text:p>10426924</text:p>
          </table:table-cell>
          <table:table-cell office:value-type="float" office:value="235500" calcext:value-type="float">
            <text:p>235500</text:p>
          </table:table-cell>
          <table:table-cell office:value-type="float" office:value="7162203" calcext:value-type="float">
            <text:p>7162203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20902765" calcext:value-type="float">
            <text:p>20902765</text:p>
          </table:table-cell>
          <table:table-cell office:value-type="float" office:value="236000" calcext:value-type="float">
            <text:p>236000</text:p>
          </table:table-cell>
          <table:table-cell office:value-type="float" office:value="13294475" calcext:value-type="float">
            <text:p>13294475</text:p>
          </table:table-cell>
          <table:table-cell office:value-type="float" office:value="236000" calcext:value-type="float">
            <text:p>236000</text:p>
          </table:table-cell>
          <table:table-cell office:value-type="float" office:value="10404161" calcext:value-type="float">
            <text:p>10404161</text:p>
          </table:table-cell>
          <table:table-cell office:value-type="float" office:value="236000" calcext:value-type="float">
            <text:p>236000</text:p>
          </table:table-cell>
          <table:table-cell office:value-type="float" office:value="6808580" calcext:value-type="float">
            <text:p>6808580</text:p>
          </table:table-cell>
        </table:table-row>
        <table:table-row table:style-name="ro1">
          <table:table-cell office:value-type="float" office:value="236500" calcext:value-type="float">
            <text:p>236500</text:p>
          </table:table-cell>
          <table:table-cell office:value-type="float" office:value="20893825" calcext:value-type="float">
            <text:p>20893825</text:p>
          </table:table-cell>
          <table:table-cell office:value-type="float" office:value="236500" calcext:value-type="float">
            <text:p>236500</text:p>
          </table:table-cell>
          <table:table-cell office:value-type="float" office:value="13584907" calcext:value-type="float">
            <text:p>13584907</text:p>
          </table:table-cell>
          <table:table-cell office:value-type="float" office:value="236500" calcext:value-type="float">
            <text:p>236500</text:p>
          </table:table-cell>
          <table:table-cell office:value-type="float" office:value="10163559" calcext:value-type="float">
            <text:p>10163559</text:p>
          </table:table-cell>
          <table:table-cell office:value-type="float" office:value="236500" calcext:value-type="float">
            <text:p>236500</text:p>
          </table:table-cell>
          <table:table-cell office:value-type="float" office:value="7503125" calcext:value-type="float">
            <text:p>7503125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21345567" calcext:value-type="float">
            <text:p>21345567</text:p>
          </table:table-cell>
          <table:table-cell office:value-type="float" office:value="237000" calcext:value-type="float">
            <text:p>237000</text:p>
          </table:table-cell>
          <table:table-cell office:value-type="float" office:value="13432043" calcext:value-type="float">
            <text:p>13432043</text:p>
          </table:table-cell>
          <table:table-cell office:value-type="float" office:value="237000" calcext:value-type="float">
            <text:p>237000</text:p>
          </table:table-cell>
          <table:table-cell office:value-type="float" office:value="11020054" calcext:value-type="float">
            <text:p>11020054</text:p>
          </table:table-cell>
          <table:table-cell office:value-type="float" office:value="237000" calcext:value-type="float">
            <text:p>237000</text:p>
          </table:table-cell>
          <table:table-cell office:value-type="float" office:value="7110991" calcext:value-type="float">
            <text:p>7110991</text:p>
          </table:table-cell>
        </table:table-row>
        <table:table-row table:style-name="ro1">
          <table:table-cell office:value-type="float" office:value="237500" calcext:value-type="float">
            <text:p>237500</text:p>
          </table:table-cell>
          <table:table-cell office:value-type="float" office:value="21220308" calcext:value-type="float">
            <text:p>21220308</text:p>
          </table:table-cell>
          <table:table-cell office:value-type="float" office:value="237500" calcext:value-type="float">
            <text:p>237500</text:p>
          </table:table-cell>
          <table:table-cell office:value-type="float" office:value="13211029" calcext:value-type="float">
            <text:p>13211029</text:p>
          </table:table-cell>
          <table:table-cell office:value-type="float" office:value="237500" calcext:value-type="float">
            <text:p>237500</text:p>
          </table:table-cell>
          <table:table-cell office:value-type="float" office:value="10088523" calcext:value-type="float">
            <text:p>10088523</text:p>
          </table:table-cell>
          <table:table-cell office:value-type="float" office:value="237500" calcext:value-type="float">
            <text:p>237500</text:p>
          </table:table-cell>
          <table:table-cell office:value-type="float" office:value="7502313" calcext:value-type="float">
            <text:p>7502313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21357772" calcext:value-type="float">
            <text:p>21357772</text:p>
          </table:table-cell>
          <table:table-cell office:value-type="float" office:value="238000" calcext:value-type="float">
            <text:p>238000</text:p>
          </table:table-cell>
          <table:table-cell office:value-type="float" office:value="13937610" calcext:value-type="float">
            <text:p>13937610</text:p>
          </table:table-cell>
          <table:table-cell office:value-type="float" office:value="238000" calcext:value-type="float">
            <text:p>238000</text:p>
          </table:table-cell>
          <table:table-cell office:value-type="float" office:value="9275357" calcext:value-type="float">
            <text:p>9275357</text:p>
          </table:table-cell>
          <table:table-cell office:value-type="float" office:value="238000" calcext:value-type="float">
            <text:p>238000</text:p>
          </table:table-cell>
          <table:table-cell office:value-type="float" office:value="7777802" calcext:value-type="float">
            <text:p>7777802</text:p>
          </table:table-cell>
        </table:table-row>
        <table:table-row table:style-name="ro1">
          <table:table-cell office:value-type="float" office:value="238500" calcext:value-type="float">
            <text:p>238500</text:p>
          </table:table-cell>
          <table:table-cell office:value-type="float" office:value="21220805" calcext:value-type="float">
            <text:p>21220805</text:p>
          </table:table-cell>
          <table:table-cell office:value-type="float" office:value="238500" calcext:value-type="float">
            <text:p>238500</text:p>
          </table:table-cell>
          <table:table-cell office:value-type="float" office:value="17967558" calcext:value-type="float">
            <text:p>17967558</text:p>
          </table:table-cell>
          <table:table-cell office:value-type="float" office:value="238500" calcext:value-type="float">
            <text:p>238500</text:p>
          </table:table-cell>
          <table:table-cell office:value-type="float" office:value="10345552" calcext:value-type="float">
            <text:p>10345552</text:p>
          </table:table-cell>
          <table:table-cell office:value-type="float" office:value="238500" calcext:value-type="float">
            <text:p>238500</text:p>
          </table:table-cell>
          <table:table-cell office:value-type="float" office:value="7708394" calcext:value-type="float">
            <text:p>7708394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21083043" calcext:value-type="float">
            <text:p>21083043</text:p>
          </table:table-cell>
          <table:table-cell office:value-type="float" office:value="239000" calcext:value-type="float">
            <text:p>239000</text:p>
          </table:table-cell>
          <table:table-cell office:value-type="float" office:value="14108487" calcext:value-type="float">
            <text:p>14108487</text:p>
          </table:table-cell>
          <table:table-cell office:value-type="float" office:value="239000" calcext:value-type="float">
            <text:p>239000</text:p>
          </table:table-cell>
          <table:table-cell office:value-type="float" office:value="10321342" calcext:value-type="float">
            <text:p>10321342</text:p>
          </table:table-cell>
          <table:table-cell office:value-type="float" office:value="239000" calcext:value-type="float">
            <text:p>239000</text:p>
          </table:table-cell>
          <table:table-cell office:value-type="float" office:value="6999457" calcext:value-type="float">
            <text:p>6999457</text:p>
          </table:table-cell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float" office:value="21278330" calcext:value-type="float">
            <text:p>21278330</text:p>
          </table:table-cell>
          <table:table-cell office:value-type="float" office:value="239500" calcext:value-type="float">
            <text:p>239500</text:p>
          </table:table-cell>
          <table:table-cell office:value-type="float" office:value="14110585" calcext:value-type="float">
            <text:p>14110585</text:p>
          </table:table-cell>
          <table:table-cell office:value-type="float" office:value="239500" calcext:value-type="float">
            <text:p>239500</text:p>
          </table:table-cell>
          <table:table-cell office:value-type="float" office:value="10437171" calcext:value-type="float">
            <text:p>10437171</text:p>
          </table:table-cell>
          <table:table-cell office:value-type="float" office:value="239500" calcext:value-type="float">
            <text:p>239500</text:p>
          </table:table-cell>
          <table:table-cell office:value-type="float" office:value="7487721" calcext:value-type="float">
            <text:p>748772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21399297" calcext:value-type="float">
            <text:p>21399297</text:p>
          </table:table-cell>
          <table:table-cell office:value-type="float" office:value="240000" calcext:value-type="float">
            <text:p>240000</text:p>
          </table:table-cell>
          <table:table-cell office:value-type="float" office:value="13546271" calcext:value-type="float">
            <text:p>13546271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233253" calcext:value-type="float">
            <text:p>10233253</text:p>
          </table:table-cell>
          <table:table-cell office:value-type="float" office:value="240000" calcext:value-type="float">
            <text:p>240000</text:p>
          </table:table-cell>
          <table:table-cell office:value-type="float" office:value="7337608" calcext:value-type="float">
            <text:p>7337608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  <table:table-cell office:value-type="float" office:value="21420128" calcext:value-type="float">
            <text:p>21420128</text:p>
          </table:table-cell>
          <table:table-cell office:value-type="float" office:value="240500" calcext:value-type="float">
            <text:p>240500</text:p>
          </table:table-cell>
          <table:table-cell office:value-type="float" office:value="13719935" calcext:value-type="float">
            <text:p>13719935</text:p>
          </table:table-cell>
          <table:table-cell office:value-type="float" office:value="240500" calcext:value-type="float">
            <text:p>240500</text:p>
          </table:table-cell>
          <table:table-cell office:value-type="float" office:value="9376325" calcext:value-type="float">
            <text:p>9376325</text:p>
          </table:table-cell>
          <table:table-cell office:value-type="float" office:value="240500" calcext:value-type="float">
            <text:p>240500</text:p>
          </table:table-cell>
          <table:table-cell office:value-type="float" office:value="7463181" calcext:value-type="float">
            <text:p>7463181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21485364" calcext:value-type="float">
            <text:p>21485364</text:p>
          </table:table-cell>
          <table:table-cell office:value-type="float" office:value="241000" calcext:value-type="float">
            <text:p>241000</text:p>
          </table:table-cell>
          <table:table-cell office:value-type="float" office:value="14046277" calcext:value-type="float">
            <text:p>14046277</text:p>
          </table:table-cell>
          <table:table-cell office:value-type="float" office:value="241000" calcext:value-type="float">
            <text:p>241000</text:p>
          </table:table-cell>
          <table:table-cell office:value-type="float" office:value="9850165" calcext:value-type="float">
            <text:p>9850165</text:p>
          </table:table-cell>
          <table:table-cell office:value-type="float" office:value="241000" calcext:value-type="float">
            <text:p>241000</text:p>
          </table:table-cell>
          <table:table-cell office:value-type="float" office:value="7408345" calcext:value-type="float">
            <text:p>7408345</text:p>
          </table:table-cell>
        </table:table-row>
        <table:table-row table:style-name="ro1">
          <table:table-cell office:value-type="float" office:value="241500" calcext:value-type="float">
            <text:p>241500</text:p>
          </table:table-cell>
          <table:table-cell office:value-type="float" office:value="21561775" calcext:value-type="float">
            <text:p>21561775</text:p>
          </table:table-cell>
          <table:table-cell office:value-type="float" office:value="241500" calcext:value-type="float">
            <text:p>241500</text:p>
          </table:table-cell>
          <table:table-cell office:value-type="float" office:value="16649195" calcext:value-type="float">
            <text:p>16649195</text:p>
          </table:table-cell>
          <table:table-cell office:value-type="float" office:value="241500" calcext:value-type="float">
            <text:p>241500</text:p>
          </table:table-cell>
          <table:table-cell office:value-type="float" office:value="8896259" calcext:value-type="float">
            <text:p>8896259</text:p>
          </table:table-cell>
          <table:table-cell office:value-type="float" office:value="241500" calcext:value-type="float">
            <text:p>241500</text:p>
          </table:table-cell>
          <table:table-cell office:value-type="float" office:value="7707812" calcext:value-type="float">
            <text:p>7707812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21485242" calcext:value-type="float">
            <text:p>21485242</text:p>
          </table:table-cell>
          <table:table-cell office:value-type="float" office:value="242000" calcext:value-type="float">
            <text:p>242000</text:p>
          </table:table-cell>
          <table:table-cell office:value-type="float" office:value="17097354" calcext:value-type="float">
            <text:p>17097354</text:p>
          </table:table-cell>
          <table:table-cell office:value-type="float" office:value="242000" calcext:value-type="float">
            <text:p>242000</text:p>
          </table:table-cell>
          <table:table-cell office:value-type="float" office:value="9787387" calcext:value-type="float">
            <text:p>9787387</text:p>
          </table:table-cell>
          <table:table-cell office:value-type="float" office:value="242000" calcext:value-type="float">
            <text:p>242000</text:p>
          </table:table-cell>
          <table:table-cell office:value-type="float" office:value="9054119" calcext:value-type="float">
            <text:p>9054119</text:p>
          </table:table-cell>
        </table:table-row>
        <table:table-row table:style-name="ro1">
          <table:table-cell office:value-type="float" office:value="242500" calcext:value-type="float">
            <text:p>242500</text:p>
          </table:table-cell>
          <table:table-cell office:value-type="float" office:value="21788986" calcext:value-type="float">
            <text:p>21788986</text:p>
          </table:table-cell>
          <table:table-cell office:value-type="float" office:value="242500" calcext:value-type="float">
            <text:p>242500</text:p>
          </table:table-cell>
          <table:table-cell office:value-type="float" office:value="17431518" calcext:value-type="float">
            <text:p>17431518</text:p>
          </table:table-cell>
          <table:table-cell office:value-type="float" office:value="242500" calcext:value-type="float">
            <text:p>242500</text:p>
          </table:table-cell>
          <table:table-cell office:value-type="float" office:value="9903164" calcext:value-type="float">
            <text:p>9903164</text:p>
          </table:table-cell>
          <table:table-cell office:value-type="float" office:value="242500" calcext:value-type="float">
            <text:p>242500</text:p>
          </table:table-cell>
          <table:table-cell office:value-type="float" office:value="7769234" calcext:value-type="float">
            <text:p>7769234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21662606" calcext:value-type="float">
            <text:p>21662606</text:p>
          </table:table-cell>
          <table:table-cell office:value-type="float" office:value="243000" calcext:value-type="float">
            <text:p>243000</text:p>
          </table:table-cell>
          <table:table-cell office:value-type="float" office:value="14020186" calcext:value-type="float">
            <text:p>14020186</text:p>
          </table:table-cell>
          <table:table-cell office:value-type="float" office:value="243000" calcext:value-type="float">
            <text:p>243000</text:p>
          </table:table-cell>
          <table:table-cell office:value-type="float" office:value="9694829" calcext:value-type="float">
            <text:p>9694829</text:p>
          </table:table-cell>
          <table:table-cell office:value-type="float" office:value="243000" calcext:value-type="float">
            <text:p>243000</text:p>
          </table:table-cell>
          <table:table-cell office:value-type="float" office:value="7717595" calcext:value-type="float">
            <text:p>7717595</text:p>
          </table:table-cell>
        </table:table-row>
        <table:table-row table:style-name="ro1">
          <table:table-cell office:value-type="float" office:value="243500" calcext:value-type="float">
            <text:p>243500</text:p>
          </table:table-cell>
          <table:table-cell office:value-type="float" office:value="21674485" calcext:value-type="float">
            <text:p>21674485</text:p>
          </table:table-cell>
          <table:table-cell office:value-type="float" office:value="243500" calcext:value-type="float">
            <text:p>243500</text:p>
          </table:table-cell>
          <table:table-cell office:value-type="float" office:value="13570062" calcext:value-type="float">
            <text:p>13570062</text:p>
          </table:table-cell>
          <table:table-cell office:value-type="float" office:value="243500" calcext:value-type="float">
            <text:p>243500</text:p>
          </table:table-cell>
          <table:table-cell office:value-type="float" office:value="10508310" calcext:value-type="float">
            <text:p>10508310</text:p>
          </table:table-cell>
          <table:table-cell office:value-type="float" office:value="243500" calcext:value-type="float">
            <text:p>243500</text:p>
          </table:table-cell>
          <table:table-cell office:value-type="float" office:value="13934200" calcext:value-type="float">
            <text:p>13934200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21856074" calcext:value-type="float">
            <text:p>21856074</text:p>
          </table:table-cell>
          <table:table-cell office:value-type="float" office:value="244000" calcext:value-type="float">
            <text:p>244000</text:p>
          </table:table-cell>
          <table:table-cell office:value-type="float" office:value="13940473" calcext:value-type="float">
            <text:p>13940473</text:p>
          </table:table-cell>
          <table:table-cell office:value-type="float" office:value="244000" calcext:value-type="float">
            <text:p>244000</text:p>
          </table:table-cell>
          <table:table-cell office:value-type="float" office:value="9319645" calcext:value-type="float">
            <text:p>9319645</text:p>
          </table:table-cell>
          <table:table-cell office:value-type="float" office:value="244000" calcext:value-type="float">
            <text:p>244000</text:p>
          </table:table-cell>
          <table:table-cell office:value-type="float" office:value="8557855" calcext:value-type="float">
            <text:p>8557855</text:p>
          </table:table-cell>
        </table:table-row>
        <table:table-row table:style-name="ro1">
          <table:table-cell office:value-type="float" office:value="244500" calcext:value-type="float">
            <text:p>244500</text:p>
          </table:table-cell>
          <table:table-cell office:value-type="float" office:value="21732426" calcext:value-type="float">
            <text:p>21732426</text:p>
          </table:table-cell>
          <table:table-cell office:value-type="float" office:value="244500" calcext:value-type="float">
            <text:p>244500</text:p>
          </table:table-cell>
          <table:table-cell office:value-type="float" office:value="13646955" calcext:value-type="float">
            <text:p>13646955</text:p>
          </table:table-cell>
          <table:table-cell office:value-type="float" office:value="244500" calcext:value-type="float">
            <text:p>244500</text:p>
          </table:table-cell>
          <table:table-cell office:value-type="float" office:value="10125721" calcext:value-type="float">
            <text:p>10125721</text:p>
          </table:table-cell>
          <table:table-cell office:value-type="float" office:value="244500" calcext:value-type="float">
            <text:p>244500</text:p>
          </table:table-cell>
          <table:table-cell office:value-type="float" office:value="7812775" calcext:value-type="float">
            <text:p>7812775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21876908" calcext:value-type="float">
            <text:p>21876908</text:p>
          </table:table-cell>
          <table:table-cell office:value-type="float" office:value="245000" calcext:value-type="float">
            <text:p>245000</text:p>
          </table:table-cell>
          <table:table-cell office:value-type="float" office:value="13950942" calcext:value-type="float">
            <text:p>13950942</text:p>
          </table:table-cell>
          <table:table-cell office:value-type="float" office:value="245000" calcext:value-type="float">
            <text:p>245000</text:p>
          </table:table-cell>
          <table:table-cell office:value-type="float" office:value="8956538" calcext:value-type="float">
            <text:p>8956538</text:p>
          </table:table-cell>
          <table:table-cell office:value-type="float" office:value="245000" calcext:value-type="float">
            <text:p>245000</text:p>
          </table:table-cell>
          <table:table-cell office:value-type="float" office:value="7009890" calcext:value-type="float">
            <text:p>7009890</text:p>
          </table:table-cell>
        </table:table-row>
        <table:table-row table:style-name="ro1">
          <table:table-cell office:value-type="float" office:value="245500" calcext:value-type="float">
            <text:p>245500</text:p>
          </table:table-cell>
          <table:table-cell office:value-type="float" office:value="21884543" calcext:value-type="float">
            <text:p>21884543</text:p>
          </table:table-cell>
          <table:table-cell office:value-type="float" office:value="245500" calcext:value-type="float">
            <text:p>245500</text:p>
          </table:table-cell>
          <table:table-cell office:value-type="float" office:value="13852598" calcext:value-type="float">
            <text:p>13852598</text:p>
          </table:table-cell>
          <table:table-cell office:value-type="float" office:value="245500" calcext:value-type="float">
            <text:p>245500</text:p>
          </table:table-cell>
          <table:table-cell office:value-type="float" office:value="9865611" calcext:value-type="float">
            <text:p>9865611</text:p>
          </table:table-cell>
          <table:table-cell office:value-type="float" office:value="245500" calcext:value-type="float">
            <text:p>245500</text:p>
          </table:table-cell>
          <table:table-cell office:value-type="float" office:value="7177267" calcext:value-type="float">
            <text:p>7177267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22691314" calcext:value-type="float">
            <text:p>22691314</text:p>
          </table:table-cell>
          <table:table-cell office:value-type="float" office:value="246000" calcext:value-type="float">
            <text:p>246000</text:p>
          </table:table-cell>
          <table:table-cell office:value-type="float" office:value="15246654" calcext:value-type="float">
            <text:p>15246654</text:p>
          </table:table-cell>
          <table:table-cell office:value-type="float" office:value="246000" calcext:value-type="float">
            <text:p>246000</text:p>
          </table:table-cell>
          <table:table-cell office:value-type="float" office:value="10533154" calcext:value-type="float">
            <text:p>10533154</text:p>
          </table:table-cell>
          <table:table-cell office:value-type="float" office:value="246000" calcext:value-type="float">
            <text:p>246000</text:p>
          </table:table-cell>
          <table:table-cell office:value-type="float" office:value="8559746" calcext:value-type="float">
            <text:p>8559746</text:p>
          </table:table-cell>
        </table:table-row>
        <table:table-row table:style-name="ro1">
          <table:table-cell office:value-type="float" office:value="246500" calcext:value-type="float">
            <text:p>246500</text:p>
          </table:table-cell>
          <table:table-cell office:value-type="float" office:value="22729643" calcext:value-type="float">
            <text:p>22729643</text:p>
          </table:table-cell>
          <table:table-cell office:value-type="float" office:value="246500" calcext:value-type="float">
            <text:p>246500</text:p>
          </table:table-cell>
          <table:table-cell office:value-type="float" office:value="15196510" calcext:value-type="float">
            <text:p>15196510</text:p>
          </table:table-cell>
          <table:table-cell office:value-type="float" office:value="246500" calcext:value-type="float">
            <text:p>246500</text:p>
          </table:table-cell>
          <table:table-cell office:value-type="float" office:value="11820056" calcext:value-type="float">
            <text:p>11820056</text:p>
          </table:table-cell>
          <table:table-cell office:value-type="float" office:value="246500" calcext:value-type="float">
            <text:p>246500</text:p>
          </table:table-cell>
          <table:table-cell office:value-type="float" office:value="8061373" calcext:value-type="float">
            <text:p>8061373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22766205" calcext:value-type="float">
            <text:p>22766205</text:p>
          </table:table-cell>
          <table:table-cell office:value-type="float" office:value="247000" calcext:value-type="float">
            <text:p>247000</text:p>
          </table:table-cell>
          <table:table-cell office:value-type="float" office:value="15369785" calcext:value-type="float">
            <text:p>15369785</text:p>
          </table:table-cell>
          <table:table-cell office:value-type="float" office:value="247000" calcext:value-type="float">
            <text:p>247000</text:p>
          </table:table-cell>
          <table:table-cell office:value-type="float" office:value="11136617" calcext:value-type="float">
            <text:p>11136617</text:p>
          </table:table-cell>
          <table:table-cell office:value-type="float" office:value="247000" calcext:value-type="float">
            <text:p>247000</text:p>
          </table:table-cell>
          <table:table-cell office:value-type="float" office:value="7615967" calcext:value-type="float">
            <text:p>7615967</text:p>
          </table:table-cell>
        </table:table-row>
        <table:table-row table:style-name="ro1">
          <table:table-cell office:value-type="float" office:value="247500" calcext:value-type="float">
            <text:p>247500</text:p>
          </table:table-cell>
          <table:table-cell office:value-type="float" office:value="23161891" calcext:value-type="float">
            <text:p>23161891</text:p>
          </table:table-cell>
          <table:table-cell office:value-type="float" office:value="247500" calcext:value-type="float">
            <text:p>247500</text:p>
          </table:table-cell>
          <table:table-cell office:value-type="float" office:value="14682846" calcext:value-type="float">
            <text:p>14682846</text:p>
          </table:table-cell>
          <table:table-cell office:value-type="float" office:value="247500" calcext:value-type="float">
            <text:p>247500</text:p>
          </table:table-cell>
          <table:table-cell office:value-type="float" office:value="11724175" calcext:value-type="float">
            <text:p>11724175</text:p>
          </table:table-cell>
          <table:table-cell office:value-type="float" office:value="247500" calcext:value-type="float">
            <text:p>247500</text:p>
          </table:table-cell>
          <table:table-cell office:value-type="float" office:value="8049975" calcext:value-type="float">
            <text:p>8049975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23343468" calcext:value-type="float">
            <text:p>23343468</text:p>
          </table:table-cell>
          <table:table-cell office:value-type="float" office:value="248000" calcext:value-type="float">
            <text:p>248000</text:p>
          </table:table-cell>
          <table:table-cell office:value-type="float" office:value="14598637" calcext:value-type="float">
            <text:p>14598637</text:p>
          </table:table-cell>
          <table:table-cell office:value-type="float" office:value="248000" calcext:value-type="float">
            <text:p>248000</text:p>
          </table:table-cell>
          <table:table-cell office:value-type="float" office:value="11387257" calcext:value-type="float">
            <text:p>11387257</text:p>
          </table:table-cell>
          <table:table-cell office:value-type="float" office:value="248000" calcext:value-type="float">
            <text:p>248000</text:p>
          </table:table-cell>
          <table:table-cell office:value-type="float" office:value="8466674" calcext:value-type="float">
            <text:p>8466674</text:p>
          </table:table-cell>
        </table:table-row>
        <table:table-row table:style-name="ro1">
          <table:table-cell office:value-type="float" office:value="248500" calcext:value-type="float">
            <text:p>248500</text:p>
          </table:table-cell>
          <table:table-cell office:value-type="float" office:value="23133803" calcext:value-type="float">
            <text:p>23133803</text:p>
          </table:table-cell>
          <table:table-cell office:value-type="float" office:value="248500" calcext:value-type="float">
            <text:p>248500</text:p>
          </table:table-cell>
          <table:table-cell office:value-type="float" office:value="15133373" calcext:value-type="float">
            <text:p>15133373</text:p>
          </table:table-cell>
          <table:table-cell office:value-type="float" office:value="248500" calcext:value-type="float">
            <text:p>248500</text:p>
          </table:table-cell>
          <table:table-cell office:value-type="float" office:value="11714431" calcext:value-type="float">
            <text:p>11714431</text:p>
          </table:table-cell>
          <table:table-cell office:value-type="float" office:value="248500" calcext:value-type="float">
            <text:p>248500</text:p>
          </table:table-cell>
          <table:table-cell office:value-type="float" office:value="7950070" calcext:value-type="float">
            <text:p>7950070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22724678" calcext:value-type="float">
            <text:p>22724678</text:p>
          </table:table-cell>
          <table:table-cell office:value-type="float" office:value="249000" calcext:value-type="float">
            <text:p>249000</text:p>
          </table:table-cell>
          <table:table-cell office:value-type="float" office:value="14505458" calcext:value-type="float">
            <text:p>14505458</text:p>
          </table:table-cell>
          <table:table-cell office:value-type="float" office:value="249000" calcext:value-type="float">
            <text:p>249000</text:p>
          </table:table-cell>
          <table:table-cell office:value-type="float" office:value="11492204" calcext:value-type="float">
            <text:p>11492204</text:p>
          </table:table-cell>
          <table:table-cell office:value-type="float" office:value="249000" calcext:value-type="float">
            <text:p>249000</text:p>
          </table:table-cell>
          <table:table-cell office:value-type="float" office:value="8130811" calcext:value-type="float">
            <text:p>8130811</text:p>
          </table:table-cell>
        </table:table-row>
        <table:table-row table:style-name="ro1">
          <table:table-cell office:value-type="float" office:value="249500" calcext:value-type="float">
            <text:p>249500</text:p>
          </table:table-cell>
          <table:table-cell office:value-type="float" office:value="22782651" calcext:value-type="float">
            <text:p>22782651</text:p>
          </table:table-cell>
          <table:table-cell office:value-type="float" office:value="249500" calcext:value-type="float">
            <text:p>249500</text:p>
          </table:table-cell>
          <table:table-cell office:value-type="float" office:value="16107131" calcext:value-type="float">
            <text:p>16107131</text:p>
          </table:table-cell>
          <table:table-cell office:value-type="float" office:value="249500" calcext:value-type="float">
            <text:p>249500</text:p>
          </table:table-cell>
          <table:table-cell office:value-type="float" office:value="11674581" calcext:value-type="float">
            <text:p>11674581</text:p>
          </table:table-cell>
          <table:table-cell office:value-type="float" office:value="249500" calcext:value-type="float">
            <text:p>249500</text:p>
          </table:table-cell>
          <table:table-cell office:value-type="float" office:value="9345057" calcext:value-type="float">
            <text:p>9345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3:20:16.014388978</meta:creation-date>
    <dc:date>2019-03-31T23:56:58.165596185</dc:date>
    <meta:editing-duration>PT36M42S</meta:editing-duration>
    <meta:editing-cycles>1</meta:editing-cycles>
    <meta:generator>LibreOffice/6.1.5.2$Linux_X86_64 LibreOffice_project/10$Build-2</meta:generator>
    <meta:document-statistic meta:table-count="1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8cm" svg:height="16.337cm" xlink:href=".." xlink:type="simple" chart:class="chart:scatter" chart:style-name="ch1">
        <chart:legend chart:legend-position="end" svg:x="20.616cm" svg:y="6.375cm" style:legend-expansion="high" chart:style-name="ch2"/>
        <chart:plot-area chart:style-name="ch3" table:cell-range-address="Hoja1.A3:Hoja1.H501" svg:x="0.473cm" svg:y="0.326cm" svg:width="19.67cm" svg:height="15.685cm">
          <chartooo:coordinate-region svg:x="2.206cm" svg:y="0.525cm" svg:width="17.38cm" svg:height="14.8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501" chart:class="chart:scatter">
            <chart:domain table:cell-range-address="Hoja1.A3:Hoja1.A501"/>
            <chart:data-point chart:repeated="499"/>
          </chart:series>
          <chart:series chart:style-name="ch7" chart:values-cell-range-address="Hoja1.C3:Hoja1.C501" chart:class="chart:scatter">
            <chart:data-point chart:repeated="499"/>
          </chart:series>
          <chart:series chart:style-name="ch8" chart:values-cell-range-address="Hoja1.D3:Hoja1.D501" chart:class="chart:scatter">
            <chart:data-point chart:repeated="499"/>
          </chart:series>
          <chart:series chart:style-name="ch9" chart:values-cell-range-address="Hoja1.E3:Hoja1.E501" chart:class="chart:scatter">
            <chart:data-point chart:repeated="499"/>
          </chart:series>
          <chart:series chart:style-name="ch10" chart:values-cell-range-address="Hoja1.F3:Hoja1.F501" chart:class="chart:scatter">
            <chart:data-point chart:repeated="499"/>
          </chart:series>
          <chart:series chart:style-name="ch11" chart:values-cell-range-address="Hoja1.G3:Hoja1.G501" chart:class="chart:scatter">
            <chart:data-point chart:repeated="499"/>
          </chart:series>
          <chart:series chart:style-name="ch12" chart:values-cell-range-address="Hoja1.H3:Hoja1.H501" chart:class="chart:scatter">
            <chart:data-point chart:repeated="4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3:Hoja1.A501</svg:desc>
                </draw:g>
              </table:table-cell>
              <table:table-cell office:value-type="float" office:value="170164">
                <text:p>170164</text:p>
                <draw:g>
                  <svg:desc>Hoja1.B3:Hoja1.B501</svg:desc>
                </draw:g>
              </table:table-cell>
              <table:table-cell office:value-type="float" office:value="500">
                <text:p>500</text:p>
                <draw:g>
                  <svg:desc>Hoja1.C3:Hoja1.C501</svg:desc>
                </draw:g>
              </table:table-cell>
              <table:table-cell office:value-type="float" office:value="371944">
                <text:p>371944</text:p>
                <draw:g>
                  <svg:desc>Hoja1.D3:Hoja1.D501</svg:desc>
                </draw:g>
              </table:table-cell>
              <table:table-cell office:value-type="float" office:value="500">
                <text:p>500</text:p>
                <draw:g>
                  <svg:desc>Hoja1.E3:Hoja1.E501</svg:desc>
                </draw:g>
              </table:table-cell>
              <table:table-cell office:value-type="float" office:value="403431">
                <text:p>403431</text:p>
                <draw:g>
                  <svg:desc>Hoja1.F3:Hoja1.F501</svg:desc>
                </draw:g>
              </table:table-cell>
              <table:table-cell office:value-type="float" office:value="500">
                <text:p>500</text:p>
                <draw:g>
                  <svg:desc>Hoja1.G3:Hoja1.G501</svg:desc>
                </draw:g>
              </table:table-cell>
              <table:table-cell office:value-type="float" office:value="3046422">
                <text:p>3046422</text:p>
                <draw:g>
                  <svg:desc>Hoja1.H3:Hoja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39998">
                <text:p>339998</text:p>
              </table:table-cell>
              <table:table-cell office:value-type="float" office:value="1000">
                <text:p>1000</text:p>
              </table:table-cell>
              <table:table-cell office:value-type="float" office:value="310243">
                <text:p>310243</text:p>
              </table:table-cell>
              <table:table-cell office:value-type="float" office:value="1000">
                <text:p>1000</text:p>
              </table:table-cell>
              <table:table-cell office:value-type="float" office:value="176279">
                <text:p>176279</text:p>
              </table:table-cell>
              <table:table-cell office:value-type="float" office:value="1000">
                <text:p>1000</text:p>
              </table:table-cell>
              <table:table-cell office:value-type="float" office:value="55685">
                <text:p>55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542872">
                <text:p>542872</text:p>
              </table:table-cell>
              <table:table-cell office:value-type="float" office:value="1500">
                <text:p>1500</text:p>
              </table:table-cell>
              <table:table-cell office:value-type="float" office:value="465118">
                <text:p>465118</text:p>
              </table:table-cell>
              <table:table-cell office:value-type="float" office:value="1500">
                <text:p>1500</text:p>
              </table:table-cell>
              <table:table-cell office:value-type="float" office:value="268665">
                <text:p>268665</text:p>
              </table:table-cell>
              <table:table-cell office:value-type="float" office:value="1500">
                <text:p>1500</text:p>
              </table:table-cell>
              <table:table-cell office:value-type="float" office:value="66272">
                <text:p>66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02376">
                <text:p>702376</text:p>
              </table:table-cell>
              <table:table-cell office:value-type="float" office:value="2000">
                <text:p>2000</text:p>
              </table:table-cell>
              <table:table-cell office:value-type="float" office:value="482957">
                <text:p>482957</text:p>
              </table:table-cell>
              <table:table-cell office:value-type="float" office:value="2000">
                <text:p>2000</text:p>
              </table:table-cell>
              <table:table-cell office:value-type="float" office:value="401148">
                <text:p>401148</text:p>
              </table:table-cell>
              <table:table-cell office:value-type="float" office:value="2000">
                <text:p>2000</text:p>
              </table:table-cell>
              <table:table-cell office:value-type="float" office:value="80761">
                <text:p>80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21971">
                <text:p>921971</text:p>
              </table:table-cell>
              <table:table-cell office:value-type="float" office:value="2500">
                <text:p>2500</text:p>
              </table:table-cell>
              <table:table-cell office:value-type="float" office:value="609051">
                <text:p>609051</text:p>
              </table:table-cell>
              <table:table-cell office:value-type="float" office:value="2500">
                <text:p>2500</text:p>
              </table:table-cell>
              <table:table-cell office:value-type="float" office:value="380978">
                <text:p>380978</text:p>
              </table:table-cell>
              <table:table-cell office:value-type="float" office:value="2500">
                <text:p>2500</text:p>
              </table:table-cell>
              <table:table-cell office:value-type="float" office:value="105684">
                <text:p>105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068920">
                <text:p>1068920</text:p>
              </table:table-cell>
              <table:table-cell office:value-type="float" office:value="3000">
                <text:p>3000</text:p>
              </table:table-cell>
              <table:table-cell office:value-type="float" office:value="678416">
                <text:p>678416</text:p>
              </table:table-cell>
              <table:table-cell office:value-type="float" office:value="3000">
                <text:p>3000</text:p>
              </table:table-cell>
              <table:table-cell office:value-type="float" office:value="448016">
                <text:p>448016</text:p>
              </table:table-cell>
              <table:table-cell office:value-type="float" office:value="3000">
                <text:p>3000</text:p>
              </table:table-cell>
              <table:table-cell office:value-type="float" office:value="108877">
                <text:p>108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739343">
                <text:p>739343</text:p>
              </table:table-cell>
              <table:table-cell office:value-type="float" office:value="3500">
                <text:p>3500</text:p>
              </table:table-cell>
              <table:table-cell office:value-type="float" office:value="517345">
                <text:p>517345</text:p>
              </table:table-cell>
              <table:table-cell office:value-type="float" office:value="3500">
                <text:p>3500</text:p>
              </table:table-cell>
              <table:table-cell office:value-type="float" office:value="439922">
                <text:p>439922</text:p>
              </table:table-cell>
              <table:table-cell office:value-type="float" office:value="3500">
                <text:p>3500</text:p>
              </table:table-cell>
              <table:table-cell office:value-type="float" office:value="109156">
                <text:p>109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71813">
                <text:p>271813</text:p>
              </table:table-cell>
              <table:table-cell office:value-type="float" office:value="4000">
                <text:p>4000</text:p>
              </table:table-cell>
              <table:table-cell office:value-type="float" office:value="200827">
                <text:p>200827</text:p>
              </table:table-cell>
              <table:table-cell office:value-type="float" office:value="4000">
                <text:p>4000</text:p>
              </table:table-cell>
              <table:table-cell office:value-type="float" office:value="597749">
                <text:p>597749</text:p>
              </table:table-cell>
              <table:table-cell office:value-type="float" office:value="4000">
                <text:p>4000</text:p>
              </table:table-cell>
              <table:table-cell office:value-type="float" office:value="143727">
                <text:p>143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15283">
                <text:p>315283</text:p>
              </table:table-cell>
              <table:table-cell office:value-type="float" office:value="4500">
                <text:p>4500</text:p>
              </table:table-cell>
              <table:table-cell office:value-type="float" office:value="223440">
                <text:p>223440</text:p>
              </table:table-cell>
              <table:table-cell office:value-type="float" office:value="4500">
                <text:p>4500</text:p>
              </table:table-cell>
              <table:table-cell office:value-type="float" office:value="554690">
                <text:p>554690</text:p>
              </table:table-cell>
              <table:table-cell office:value-type="float" office:value="4500">
                <text:p>4500</text:p>
              </table:table-cell>
              <table:table-cell office:value-type="float" office:value="160999">
                <text:p>160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339318">
                <text:p>339318</text:p>
              </table:table-cell>
              <table:table-cell office:value-type="float" office:value="5000">
                <text:p>5000</text:p>
              </table:table-cell>
              <table:table-cell office:value-type="float" office:value="237819">
                <text:p>237819</text:p>
              </table:table-cell>
              <table:table-cell office:value-type="float" office:value="5000">
                <text:p>5000</text:p>
              </table:table-cell>
              <table:table-cell office:value-type="float" office:value="198677">
                <text:p>198677</text:p>
              </table:table-cell>
              <table:table-cell office:value-type="float" office:value="5000">
                <text:p>5000</text:p>
              </table:table-cell>
              <table:table-cell office:value-type="float" office:value="171095">
                <text:p>17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375460">
                <text:p>375460</text:p>
              </table:table-cell>
              <table:table-cell office:value-type="float" office:value="5500">
                <text:p>5500</text:p>
              </table:table-cell>
              <table:table-cell office:value-type="float" office:value="254311">
                <text:p>254311</text:p>
              </table:table-cell>
              <table:table-cell office:value-type="float" office:value="5500">
                <text:p>5500</text:p>
              </table:table-cell>
              <table:table-cell office:value-type="float" office:value="217550">
                <text:p>217550</text:p>
              </table:table-cell>
              <table:table-cell office:value-type="float" office:value="5500">
                <text:p>5500</text:p>
              </table:table-cell>
              <table:table-cell office:value-type="float" office:value="172159">
                <text:p>172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406444">
                <text:p>406444</text:p>
              </table:table-cell>
              <table:table-cell office:value-type="float" office:value="6000">
                <text:p>6000</text:p>
              </table:table-cell>
              <table:table-cell office:value-type="float" office:value="275151">
                <text:p>275151</text:p>
              </table:table-cell>
              <table:table-cell office:value-type="float" office:value="6000">
                <text:p>6000</text:p>
              </table:table-cell>
              <table:table-cell office:value-type="float" office:value="239491">
                <text:p>239491</text:p>
              </table:table-cell>
              <table:table-cell office:value-type="float" office:value="6000">
                <text:p>6000</text:p>
              </table:table-cell>
              <table:table-cell office:value-type="float" office:value="196445">
                <text:p>196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449739">
                <text:p>449739</text:p>
              </table:table-cell>
              <table:table-cell office:value-type="float" office:value="6500">
                <text:p>6500</text:p>
              </table:table-cell>
              <table:table-cell office:value-type="float" office:value="302271">
                <text:p>302271</text:p>
              </table:table-cell>
              <table:table-cell office:value-type="float" office:value="6500">
                <text:p>6500</text:p>
              </table:table-cell>
              <table:table-cell office:value-type="float" office:value="240706">
                <text:p>240706</text:p>
              </table:table-cell>
              <table:table-cell office:value-type="float" office:value="6500">
                <text:p>6500</text:p>
              </table:table-cell>
              <table:table-cell office:value-type="float" office:value="197656">
                <text:p>197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89997">
                <text:p>489997</text:p>
              </table:table-cell>
              <table:table-cell office:value-type="float" office:value="7000">
                <text:p>7000</text:p>
              </table:table-cell>
              <table:table-cell office:value-type="float" office:value="322509">
                <text:p>322509</text:p>
              </table:table-cell>
              <table:table-cell office:value-type="float" office:value="7000">
                <text:p>7000</text:p>
              </table:table-cell>
              <table:table-cell office:value-type="float" office:value="252566">
                <text:p>252566</text:p>
              </table:table-cell>
              <table:table-cell office:value-type="float" office:value="7000">
                <text:p>7000</text:p>
              </table:table-cell>
              <table:table-cell office:value-type="float" office:value="195697">
                <text:p>195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523956">
                <text:p>523956</text:p>
              </table:table-cell>
              <table:table-cell office:value-type="float" office:value="7500">
                <text:p>7500</text:p>
              </table:table-cell>
              <table:table-cell office:value-type="float" office:value="326959">
                <text:p>326959</text:p>
              </table:table-cell>
              <table:table-cell office:value-type="float" office:value="7500">
                <text:p>7500</text:p>
              </table:table-cell>
              <table:table-cell office:value-type="float" office:value="259809">
                <text:p>259809</text:p>
              </table:table-cell>
              <table:table-cell office:value-type="float" office:value="7500">
                <text:p>7500</text:p>
              </table:table-cell>
              <table:table-cell office:value-type="float" office:value="208274">
                <text:p>208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581788">
                <text:p>581788</text:p>
              </table:table-cell>
              <table:table-cell office:value-type="float" office:value="8000">
                <text:p>8000</text:p>
              </table:table-cell>
              <table:table-cell office:value-type="float" office:value="405354">
                <text:p>405354</text:p>
              </table:table-cell>
              <table:table-cell office:value-type="float" office:value="8000">
                <text:p>8000</text:p>
              </table:table-cell>
              <table:table-cell office:value-type="float" office:value="324113">
                <text:p>324113</text:p>
              </table:table-cell>
              <table:table-cell office:value-type="float" office:value="8000">
                <text:p>8000</text:p>
              </table:table-cell>
              <table:table-cell office:value-type="float" office:value="272039">
                <text:p>272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683111">
                <text:p>683111</text:p>
              </table:table-cell>
              <table:table-cell office:value-type="float" office:value="8500">
                <text:p>8500</text:p>
              </table:table-cell>
              <table:table-cell office:value-type="float" office:value="452861">
                <text:p>452861</text:p>
              </table:table-cell>
              <table:table-cell office:value-type="float" office:value="8500">
                <text:p>8500</text:p>
              </table:table-cell>
              <table:table-cell office:value-type="float" office:value="406672">
                <text:p>406672</text:p>
              </table:table-cell>
              <table:table-cell office:value-type="float" office:value="8500">
                <text:p>8500</text:p>
              </table:table-cell>
              <table:table-cell office:value-type="float" office:value="273094">
                <text:p>273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664257">
                <text:p>664257</text:p>
              </table:table-cell>
              <table:table-cell office:value-type="float" office:value="9000">
                <text:p>9000</text:p>
              </table:table-cell>
              <table:table-cell office:value-type="float" office:value="473579">
                <text:p>473579</text:p>
              </table:table-cell>
              <table:table-cell office:value-type="float" office:value="9000">
                <text:p>9000</text:p>
              </table:table-cell>
              <table:table-cell office:value-type="float" office:value="346779">
                <text:p>346779</text:p>
              </table:table-cell>
              <table:table-cell office:value-type="float" office:value="9000">
                <text:p>9000</text:p>
              </table:table-cell>
              <table:table-cell office:value-type="float" office:value="294845">
                <text:p>294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705342">
                <text:p>705342</text:p>
              </table:table-cell>
              <table:table-cell office:value-type="float" office:value="9500">
                <text:p>9500</text:p>
              </table:table-cell>
              <table:table-cell office:value-type="float" office:value="474537">
                <text:p>474537</text:p>
              </table:table-cell>
              <table:table-cell office:value-type="float" office:value="9500">
                <text:p>9500</text:p>
              </table:table-cell>
              <table:table-cell office:value-type="float" office:value="462515">
                <text:p>462515</text:p>
              </table:table-cell>
              <table:table-cell office:value-type="float" office:value="9500">
                <text:p>9500</text:p>
              </table:table-cell>
              <table:table-cell office:value-type="float" office:value="295060">
                <text:p>2950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739816">
                <text:p>739816</text:p>
              </table:table-cell>
              <table:table-cell office:value-type="float" office:value="10000">
                <text:p>10000</text:p>
              </table:table-cell>
              <table:table-cell office:value-type="float" office:value="527383">
                <text:p>527383</text:p>
              </table:table-cell>
              <table:table-cell office:value-type="float" office:value="10000">
                <text:p>10000</text:p>
              </table:table-cell>
              <table:table-cell office:value-type="float" office:value="526478">
                <text:p>526478</text:p>
              </table:table-cell>
              <table:table-cell office:value-type="float" office:value="10000">
                <text:p>10000</text:p>
              </table:table-cell>
              <table:table-cell office:value-type="float" office:value="325733">
                <text:p>325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777919">
                <text:p>777919</text:p>
              </table:table-cell>
              <table:table-cell office:value-type="float" office:value="10500">
                <text:p>10500</text:p>
              </table:table-cell>
              <table:table-cell office:value-type="float" office:value="557401">
                <text:p>557401</text:p>
              </table:table-cell>
              <table:table-cell office:value-type="float" office:value="10500">
                <text:p>10500</text:p>
              </table:table-cell>
              <table:table-cell office:value-type="float" office:value="546387">
                <text:p>546387</text:p>
              </table:table-cell>
              <table:table-cell office:value-type="float" office:value="10500">
                <text:p>10500</text:p>
              </table:table-cell>
              <table:table-cell office:value-type="float" office:value="326540">
                <text:p>326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813845">
                <text:p>813845</text:p>
              </table:table-cell>
              <table:table-cell office:value-type="float" office:value="11000">
                <text:p>11000</text:p>
              </table:table-cell>
              <table:table-cell office:value-type="float" office:value="643328">
                <text:p>643328</text:p>
              </table:table-cell>
              <table:table-cell office:value-type="float" office:value="11000">
                <text:p>11000</text:p>
              </table:table-cell>
              <table:table-cell office:value-type="float" office:value="500942">
                <text:p>500942</text:p>
              </table:table-cell>
              <table:table-cell office:value-type="float" office:value="11000">
                <text:p>11000</text:p>
              </table:table-cell>
              <table:table-cell office:value-type="float" office:value="7892186">
                <text:p>7892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962193">
                <text:p>962193</text:p>
              </table:table-cell>
              <table:table-cell office:value-type="float" office:value="11500">
                <text:p>11500</text:p>
              </table:table-cell>
              <table:table-cell office:value-type="float" office:value="680389">
                <text:p>680389</text:p>
              </table:table-cell>
              <table:table-cell office:value-type="float" office:value="11500">
                <text:p>11500</text:p>
              </table:table-cell>
              <table:table-cell office:value-type="float" office:value="478509">
                <text:p>478509</text:p>
              </table:table-cell>
              <table:table-cell office:value-type="float" office:value="11500">
                <text:p>11500</text:p>
              </table:table-cell>
              <table:table-cell office:value-type="float" office:value="345878">
                <text:p>3458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1004073">
                <text:p>1004073</text:p>
              </table:table-cell>
              <table:table-cell office:value-type="float" office:value="12000">
                <text:p>12000</text:p>
              </table:table-cell>
              <table:table-cell office:value-type="float" office:value="700515">
                <text:p>700515</text:p>
              </table:table-cell>
              <table:table-cell office:value-type="float" office:value="12000">
                <text:p>12000</text:p>
              </table:table-cell>
              <table:table-cell office:value-type="float" office:value="501109">
                <text:p>501109</text:p>
              </table:table-cell>
              <table:table-cell office:value-type="float" office:value="12000">
                <text:p>12000</text:p>
              </table:table-cell>
              <table:table-cell office:value-type="float" office:value="374693">
                <text:p>374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931998">
                <text:p>931998</text:p>
              </table:table-cell>
              <table:table-cell office:value-type="float" office:value="12500">
                <text:p>12500</text:p>
              </table:table-cell>
              <table:table-cell office:value-type="float" office:value="626291">
                <text:p>626291</text:p>
              </table:table-cell>
              <table:table-cell office:value-type="float" office:value="12500">
                <text:p>12500</text:p>
              </table:table-cell>
              <table:table-cell office:value-type="float" office:value="506096">
                <text:p>506096</text:p>
              </table:table-cell>
              <table:table-cell office:value-type="float" office:value="12500">
                <text:p>12500</text:p>
              </table:table-cell>
              <table:table-cell office:value-type="float" office:value="380889">
                <text:p>380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998357">
                <text:p>998357</text:p>
              </table:table-cell>
              <table:table-cell office:value-type="float" office:value="13000">
                <text:p>13000</text:p>
              </table:table-cell>
              <table:table-cell office:value-type="float" office:value="801315">
                <text:p>801315</text:p>
              </table:table-cell>
              <table:table-cell office:value-type="float" office:value="13000">
                <text:p>13000</text:p>
              </table:table-cell>
              <table:table-cell office:value-type="float" office:value="541332">
                <text:p>541332</text:p>
              </table:table-cell>
              <table:table-cell office:value-type="float" office:value="13000">
                <text:p>13000</text:p>
              </table:table-cell>
              <table:table-cell office:value-type="float" office:value="403907">
                <text:p>403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989023">
                <text:p>989023</text:p>
              </table:table-cell>
              <table:table-cell office:value-type="float" office:value="13500">
                <text:p>13500</text:p>
              </table:table-cell>
              <table:table-cell office:value-type="float" office:value="665602">
                <text:p>665602</text:p>
              </table:table-cell>
              <table:table-cell office:value-type="float" office:value="13500">
                <text:p>13500</text:p>
              </table:table-cell>
              <table:table-cell office:value-type="float" office:value="555006">
                <text:p>555006</text:p>
              </table:table-cell>
              <table:table-cell office:value-type="float" office:value="13500">
                <text:p>13500</text:p>
              </table:table-cell>
              <table:table-cell office:value-type="float" office:value="588918">
                <text:p>588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1062617">
                <text:p>1062617</text:p>
              </table:table-cell>
              <table:table-cell office:value-type="float" office:value="14000">
                <text:p>14000</text:p>
              </table:table-cell>
              <table:table-cell office:value-type="float" office:value="692156">
                <text:p>692156</text:p>
              </table:table-cell>
              <table:table-cell office:value-type="float" office:value="14000">
                <text:p>14000</text:p>
              </table:table-cell>
              <table:table-cell office:value-type="float" office:value="572914">
                <text:p>572914</text:p>
              </table:table-cell>
              <table:table-cell office:value-type="float" office:value="14000">
                <text:p>14000</text:p>
              </table:table-cell>
              <table:table-cell office:value-type="float" office:value="407738">
                <text:p>407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1080746">
                <text:p>1080746</text:p>
              </table:table-cell>
              <table:table-cell office:value-type="float" office:value="14500">
                <text:p>14500</text:p>
              </table:table-cell>
              <table:table-cell office:value-type="float" office:value="697737">
                <text:p>697737</text:p>
              </table:table-cell>
              <table:table-cell office:value-type="float" office:value="14500">
                <text:p>14500</text:p>
              </table:table-cell>
              <table:table-cell office:value-type="float" office:value="650318">
                <text:p>650318</text:p>
              </table:table-cell>
              <table:table-cell office:value-type="float" office:value="14500">
                <text:p>14500</text:p>
              </table:table-cell>
              <table:table-cell office:value-type="float" office:value="437929">
                <text:p>437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1130112">
                <text:p>1130112</text:p>
              </table:table-cell>
              <table:table-cell office:value-type="float" office:value="15000">
                <text:p>15000</text:p>
              </table:table-cell>
              <table:table-cell office:value-type="float" office:value="720608">
                <text:p>720608</text:p>
              </table:table-cell>
              <table:table-cell office:value-type="float" office:value="15000">
                <text:p>15000</text:p>
              </table:table-cell>
              <table:table-cell office:value-type="float" office:value="601633">
                <text:p>601633</text:p>
              </table:table-cell>
              <table:table-cell office:value-type="float" office:value="15000">
                <text:p>15000</text:p>
              </table:table-cell>
              <table:table-cell office:value-type="float" office:value="412268">
                <text:p>412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">
                <text:p>15500</text:p>
              </table:table-cell>
              <table:table-cell office:value-type="float" office:value="1225282">
                <text:p>1225282</text:p>
              </table:table-cell>
              <table:table-cell office:value-type="float" office:value="15500">
                <text:p>15500</text:p>
              </table:table-cell>
              <table:table-cell office:value-type="float" office:value="836698">
                <text:p>836698</text:p>
              </table:table-cell>
              <table:table-cell office:value-type="float" office:value="15500">
                <text:p>15500</text:p>
              </table:table-cell>
              <table:table-cell office:value-type="float" office:value="693571">
                <text:p>693571</text:p>
              </table:table-cell>
              <table:table-cell office:value-type="float" office:value="15500">
                <text:p>15500</text:p>
              </table:table-cell>
              <table:table-cell office:value-type="float" office:value="508241">
                <text:p>508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">
                <text:p>16000</text:p>
              </table:table-cell>
              <table:table-cell office:value-type="float" office:value="1240106">
                <text:p>1240106</text:p>
              </table:table-cell>
              <table:table-cell office:value-type="float" office:value="16000">
                <text:p>16000</text:p>
              </table:table-cell>
              <table:table-cell office:value-type="float" office:value="864312">
                <text:p>864312</text:p>
              </table:table-cell>
              <table:table-cell office:value-type="float" office:value="16000">
                <text:p>16000</text:p>
              </table:table-cell>
              <table:table-cell office:value-type="float" office:value="705604">
                <text:p>705604</text:p>
              </table:table-cell>
              <table:table-cell office:value-type="float" office:value="16000">
                <text:p>16000</text:p>
              </table:table-cell>
              <table:table-cell office:value-type="float" office:value="519734">
                <text:p>519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">
                <text:p>16500</text:p>
              </table:table-cell>
              <table:table-cell office:value-type="float" office:value="1324649">
                <text:p>1324649</text:p>
              </table:table-cell>
              <table:table-cell office:value-type="float" office:value="16500">
                <text:p>16500</text:p>
              </table:table-cell>
              <table:table-cell office:value-type="float" office:value="907036">
                <text:p>907036</text:p>
              </table:table-cell>
              <table:table-cell office:value-type="float" office:value="16500">
                <text:p>16500</text:p>
              </table:table-cell>
              <table:table-cell office:value-type="float" office:value="778308">
                <text:p>778308</text:p>
              </table:table-cell>
              <table:table-cell office:value-type="float" office:value="16500">
                <text:p>16500</text:p>
              </table:table-cell>
              <table:table-cell office:value-type="float" office:value="572568">
                <text:p>572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1528455">
                <text:p>1528455</text:p>
              </table:table-cell>
              <table:table-cell office:value-type="float" office:value="17000">
                <text:p>17000</text:p>
              </table:table-cell>
              <table:table-cell office:value-type="float" office:value="899832">
                <text:p>899832</text:p>
              </table:table-cell>
              <table:table-cell office:value-type="float" office:value="17000">
                <text:p>17000</text:p>
              </table:table-cell>
              <table:table-cell office:value-type="float" office:value="732233">
                <text:p>732233</text:p>
              </table:table-cell>
              <table:table-cell office:value-type="float" office:value="17000">
                <text:p>17000</text:p>
              </table:table-cell>
              <table:table-cell office:value-type="float" office:value="557626">
                <text:p>557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">
                <text:p>17500</text:p>
              </table:table-cell>
              <table:table-cell office:value-type="float" office:value="1374104">
                <text:p>1374104</text:p>
              </table:table-cell>
              <table:table-cell office:value-type="float" office:value="17500">
                <text:p>17500</text:p>
              </table:table-cell>
              <table:table-cell office:value-type="float" office:value="958988">
                <text:p>958988</text:p>
              </table:table-cell>
              <table:table-cell office:value-type="float" office:value="17500">
                <text:p>17500</text:p>
              </table:table-cell>
              <table:table-cell office:value-type="float" office:value="731908">
                <text:p>731908</text:p>
              </table:table-cell>
              <table:table-cell office:value-type="float" office:value="17500">
                <text:p>17500</text:p>
              </table:table-cell>
              <table:table-cell office:value-type="float" office:value="517907">
                <text:p>517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">
                <text:p>18000</text:p>
              </table:table-cell>
              <table:table-cell office:value-type="float" office:value="1372435">
                <text:p>1372435</text:p>
              </table:table-cell>
              <table:table-cell office:value-type="float" office:value="18000">
                <text:p>18000</text:p>
              </table:table-cell>
              <table:table-cell office:value-type="float" office:value="947057">
                <text:p>947057</text:p>
              </table:table-cell>
              <table:table-cell office:value-type="float" office:value="18000">
                <text:p>18000</text:p>
              </table:table-cell>
              <table:table-cell office:value-type="float" office:value="755057">
                <text:p>755057</text:p>
              </table:table-cell>
              <table:table-cell office:value-type="float" office:value="18000">
                <text:p>18000</text:p>
              </table:table-cell>
              <table:table-cell office:value-type="float" office:value="539979">
                <text:p>53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">
                <text:p>18500</text:p>
              </table:table-cell>
              <table:table-cell office:value-type="float" office:value="1410687">
                <text:p>1410687</text:p>
              </table:table-cell>
              <table:table-cell office:value-type="float" office:value="18500">
                <text:p>18500</text:p>
              </table:table-cell>
              <table:table-cell office:value-type="float" office:value="1017378">
                <text:p>1017378</text:p>
              </table:table-cell>
              <table:table-cell office:value-type="float" office:value="18500">
                <text:p>18500</text:p>
              </table:table-cell>
              <table:table-cell office:value-type="float" office:value="758046">
                <text:p>758046</text:p>
              </table:table-cell>
              <table:table-cell office:value-type="float" office:value="18500">
                <text:p>18500</text:p>
              </table:table-cell>
              <table:table-cell office:value-type="float" office:value="544459">
                <text:p>544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">
                <text:p>19000</text:p>
              </table:table-cell>
              <table:table-cell office:value-type="float" office:value="1486806">
                <text:p>1486806</text:p>
              </table:table-cell>
              <table:table-cell office:value-type="float" office:value="19000">
                <text:p>19000</text:p>
              </table:table-cell>
              <table:table-cell office:value-type="float" office:value="987233">
                <text:p>987233</text:p>
              </table:table-cell>
              <table:table-cell office:value-type="float" office:value="19000">
                <text:p>19000</text:p>
              </table:table-cell>
              <table:table-cell office:value-type="float" office:value="818932">
                <text:p>818932</text:p>
              </table:table-cell>
              <table:table-cell office:value-type="float" office:value="19000">
                <text:p>19000</text:p>
              </table:table-cell>
              <table:table-cell office:value-type="float" office:value="559415">
                <text:p>559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">
                <text:p>19500</text:p>
              </table:table-cell>
              <table:table-cell office:value-type="float" office:value="1522965">
                <text:p>1522965</text:p>
              </table:table-cell>
              <table:table-cell office:value-type="float" office:value="19500">
                <text:p>19500</text:p>
              </table:table-cell>
              <table:table-cell office:value-type="float" office:value="1045971">
                <text:p>1045971</text:p>
              </table:table-cell>
              <table:table-cell office:value-type="float" office:value="19500">
                <text:p>19500</text:p>
              </table:table-cell>
              <table:table-cell office:value-type="float" office:value="809131">
                <text:p>809131</text:p>
              </table:table-cell>
              <table:table-cell office:value-type="float" office:value="19500">
                <text:p>19500</text:p>
              </table:table-cell>
              <table:table-cell office:value-type="float" office:value="596450">
                <text:p>5964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">
                <text:p>20000</text:p>
              </table:table-cell>
              <table:table-cell office:value-type="float" office:value="1552089">
                <text:p>1552089</text:p>
              </table:table-cell>
              <table:table-cell office:value-type="float" office:value="20000">
                <text:p>20000</text:p>
              </table:table-cell>
              <table:table-cell office:value-type="float" office:value="1020739">
                <text:p>1020739</text:p>
              </table:table-cell>
              <table:table-cell office:value-type="float" office:value="20000">
                <text:p>20000</text:p>
              </table:table-cell>
              <table:table-cell office:value-type="float" office:value="857485">
                <text:p>857485</text:p>
              </table:table-cell>
              <table:table-cell office:value-type="float" office:value="20000">
                <text:p>20000</text:p>
              </table:table-cell>
              <table:table-cell office:value-type="float" office:value="853281">
                <text:p>853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0">
                <text:p>20500</text:p>
              </table:table-cell>
              <table:table-cell office:value-type="float" office:value="1552700">
                <text:p>1552700</text:p>
              </table:table-cell>
              <table:table-cell office:value-type="float" office:value="20500">
                <text:p>20500</text:p>
              </table:table-cell>
              <table:table-cell office:value-type="float" office:value="1110230">
                <text:p>1110230</text:p>
              </table:table-cell>
              <table:table-cell office:value-type="float" office:value="20500">
                <text:p>20500</text:p>
              </table:table-cell>
              <table:table-cell office:value-type="float" office:value="871659">
                <text:p>871659</text:p>
              </table:table-cell>
              <table:table-cell office:value-type="float" office:value="20500">
                <text:p>20500</text:p>
              </table:table-cell>
              <table:table-cell office:value-type="float" office:value="613301">
                <text:p>613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0">
                <text:p>21000</text:p>
              </table:table-cell>
              <table:table-cell office:value-type="float" office:value="1632162">
                <text:p>1632162</text:p>
              </table:table-cell>
              <table:table-cell office:value-type="float" office:value="21000">
                <text:p>21000</text:p>
              </table:table-cell>
              <table:table-cell office:value-type="float" office:value="1133723">
                <text:p>1133723</text:p>
              </table:table-cell>
              <table:table-cell office:value-type="float" office:value="21000">
                <text:p>21000</text:p>
              </table:table-cell>
              <table:table-cell office:value-type="float" office:value="882408">
                <text:p>882408</text:p>
              </table:table-cell>
              <table:table-cell office:value-type="float" office:value="21000">
                <text:p>21000</text:p>
              </table:table-cell>
              <table:table-cell office:value-type="float" office:value="590806">
                <text:p>590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0">
                <text:p>21500</text:p>
              </table:table-cell>
              <table:table-cell office:value-type="float" office:value="1662298">
                <text:p>1662298</text:p>
              </table:table-cell>
              <table:table-cell office:value-type="float" office:value="21500">
                <text:p>21500</text:p>
              </table:table-cell>
              <table:table-cell office:value-type="float" office:value="1070471">
                <text:p>1070471</text:p>
              </table:table-cell>
              <table:table-cell office:value-type="float" office:value="21500">
                <text:p>21500</text:p>
              </table:table-cell>
              <table:table-cell office:value-type="float" office:value="937782">
                <text:p>937782</text:p>
              </table:table-cell>
              <table:table-cell office:value-type="float" office:value="21500">
                <text:p>21500</text:p>
              </table:table-cell>
              <table:table-cell office:value-type="float" office:value="604587">
                <text:p>604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0">
                <text:p>22000</text:p>
              </table:table-cell>
              <table:table-cell office:value-type="float" office:value="1730532">
                <text:p>1730532</text:p>
              </table:table-cell>
              <table:table-cell office:value-type="float" office:value="22000">
                <text:p>22000</text:p>
              </table:table-cell>
              <table:table-cell office:value-type="float" office:value="1181456">
                <text:p>1181456</text:p>
              </table:table-cell>
              <table:table-cell office:value-type="float" office:value="22000">
                <text:p>22000</text:p>
              </table:table-cell>
              <table:table-cell office:value-type="float" office:value="879437">
                <text:p>879437</text:p>
              </table:table-cell>
              <table:table-cell office:value-type="float" office:value="22000">
                <text:p>22000</text:p>
              </table:table-cell>
              <table:table-cell office:value-type="float" office:value="685678">
                <text:p>685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0">
                <text:p>22500</text:p>
              </table:table-cell>
              <table:table-cell office:value-type="float" office:value="1749065">
                <text:p>1749065</text:p>
              </table:table-cell>
              <table:table-cell office:value-type="float" office:value="22500">
                <text:p>22500</text:p>
              </table:table-cell>
              <table:table-cell office:value-type="float" office:value="1124142">
                <text:p>1124142</text:p>
              </table:table-cell>
              <table:table-cell office:value-type="float" office:value="22500">
                <text:p>22500</text:p>
              </table:table-cell>
              <table:table-cell office:value-type="float" office:value="919221">
                <text:p>919221</text:p>
              </table:table-cell>
              <table:table-cell office:value-type="float" office:value="22500">
                <text:p>22500</text:p>
              </table:table-cell>
              <table:table-cell office:value-type="float" office:value="662849">
                <text:p>662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0">
                <text:p>23000</text:p>
              </table:table-cell>
              <table:table-cell office:value-type="float" office:value="1774249">
                <text:p>1774249</text:p>
              </table:table-cell>
              <table:table-cell office:value-type="float" office:value="23000">
                <text:p>23000</text:p>
              </table:table-cell>
              <table:table-cell office:value-type="float" office:value="1178514">
                <text:p>1178514</text:p>
              </table:table-cell>
              <table:table-cell office:value-type="float" office:value="23000">
                <text:p>23000</text:p>
              </table:table-cell>
              <table:table-cell office:value-type="float" office:value="926705">
                <text:p>926705</text:p>
              </table:table-cell>
              <table:table-cell office:value-type="float" office:value="23000">
                <text:p>23000</text:p>
              </table:table-cell>
              <table:table-cell office:value-type="float" office:value="693030">
                <text:p>6930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0">
                <text:p>23500</text:p>
              </table:table-cell>
              <table:table-cell office:value-type="float" office:value="1812779">
                <text:p>1812779</text:p>
              </table:table-cell>
              <table:table-cell office:value-type="float" office:value="23500">
                <text:p>23500</text:p>
              </table:table-cell>
              <table:table-cell office:value-type="float" office:value="1209718">
                <text:p>1209718</text:p>
              </table:table-cell>
              <table:table-cell office:value-type="float" office:value="23500">
                <text:p>23500</text:p>
              </table:table-cell>
              <table:table-cell office:value-type="float" office:value="950842">
                <text:p>950842</text:p>
              </table:table-cell>
              <table:table-cell office:value-type="float" office:value="23500">
                <text:p>23500</text:p>
              </table:table-cell>
              <table:table-cell office:value-type="float" office:value="711304">
                <text:p>711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0">
                <text:p>24000</text:p>
              </table:table-cell>
              <table:table-cell office:value-type="float" office:value="1898111">
                <text:p>1898111</text:p>
              </table:table-cell>
              <table:table-cell office:value-type="float" office:value="24000">
                <text:p>24000</text:p>
              </table:table-cell>
              <table:table-cell office:value-type="float" office:value="1269609">
                <text:p>1269609</text:p>
              </table:table-cell>
              <table:table-cell office:value-type="float" office:value="24000">
                <text:p>24000</text:p>
              </table:table-cell>
              <table:table-cell office:value-type="float" office:value="963314">
                <text:p>963314</text:p>
              </table:table-cell>
              <table:table-cell office:value-type="float" office:value="24000">
                <text:p>24000</text:p>
              </table:table-cell>
              <table:table-cell office:value-type="float" office:value="846523">
                <text:p>846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0">
                <text:p>24500</text:p>
              </table:table-cell>
              <table:table-cell office:value-type="float" office:value="1909898">
                <text:p>1909898</text:p>
              </table:table-cell>
              <table:table-cell office:value-type="float" office:value="24500">
                <text:p>24500</text:p>
              </table:table-cell>
              <table:table-cell office:value-type="float" office:value="1295774">
                <text:p>1295774</text:p>
              </table:table-cell>
              <table:table-cell office:value-type="float" office:value="24500">
                <text:p>24500</text:p>
              </table:table-cell>
              <table:table-cell office:value-type="float" office:value="971242">
                <text:p>971242</text:p>
              </table:table-cell>
              <table:table-cell office:value-type="float" office:value="24500">
                <text:p>24500</text:p>
              </table:table-cell>
              <table:table-cell office:value-type="float" office:value="733447">
                <text:p>733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0">
                <text:p>25000</text:p>
              </table:table-cell>
              <table:table-cell office:value-type="float" office:value="1939070">
                <text:p>1939070</text:p>
              </table:table-cell>
              <table:table-cell office:value-type="float" office:value="25000">
                <text:p>25000</text:p>
              </table:table-cell>
              <table:table-cell office:value-type="float" office:value="1279486">
                <text:p>1279486</text:p>
              </table:table-cell>
              <table:table-cell office:value-type="float" office:value="25000">
                <text:p>25000</text:p>
              </table:table-cell>
              <table:table-cell office:value-type="float" office:value="1026634">
                <text:p>1026634</text:p>
              </table:table-cell>
              <table:table-cell office:value-type="float" office:value="25000">
                <text:p>25000</text:p>
              </table:table-cell>
              <table:table-cell office:value-type="float" office:value="722362">
                <text:p>722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0">
                <text:p>25500</text:p>
              </table:table-cell>
              <table:table-cell office:value-type="float" office:value="1975722">
                <text:p>1975722</text:p>
              </table:table-cell>
              <table:table-cell office:value-type="float" office:value="25500">
                <text:p>25500</text:p>
              </table:table-cell>
              <table:table-cell office:value-type="float" office:value="1275918">
                <text:p>1275918</text:p>
              </table:table-cell>
              <table:table-cell office:value-type="float" office:value="25500">
                <text:p>25500</text:p>
              </table:table-cell>
              <table:table-cell office:value-type="float" office:value="1051311">
                <text:p>1051311</text:p>
              </table:table-cell>
              <table:table-cell office:value-type="float" office:value="25500">
                <text:p>25500</text:p>
              </table:table-cell>
              <table:table-cell office:value-type="float" office:value="757305">
                <text:p>757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0">
                <text:p>26000</text:p>
              </table:table-cell>
              <table:table-cell office:value-type="float" office:value="2016058">
                <text:p>2016058</text:p>
              </table:table-cell>
              <table:table-cell office:value-type="float" office:value="26000">
                <text:p>26000</text:p>
              </table:table-cell>
              <table:table-cell office:value-type="float" office:value="1402638">
                <text:p>1402638</text:p>
              </table:table-cell>
              <table:table-cell office:value-type="float" office:value="26000">
                <text:p>26000</text:p>
              </table:table-cell>
              <table:table-cell office:value-type="float" office:value="1107914">
                <text:p>1107914</text:p>
              </table:table-cell>
              <table:table-cell office:value-type="float" office:value="26000">
                <text:p>26000</text:p>
              </table:table-cell>
              <table:table-cell office:value-type="float" office:value="1036950">
                <text:p>10369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0">
                <text:p>26500</text:p>
              </table:table-cell>
              <table:table-cell office:value-type="float" office:value="2095998">
                <text:p>2095998</text:p>
              </table:table-cell>
              <table:table-cell office:value-type="float" office:value="26500">
                <text:p>26500</text:p>
              </table:table-cell>
              <table:table-cell office:value-type="float" office:value="1346136">
                <text:p>1346136</text:p>
              </table:table-cell>
              <table:table-cell office:value-type="float" office:value="26500">
                <text:p>26500</text:p>
              </table:table-cell>
              <table:table-cell office:value-type="float" office:value="1103905">
                <text:p>1103905</text:p>
              </table:table-cell>
              <table:table-cell office:value-type="float" office:value="26500">
                <text:p>26500</text:p>
              </table:table-cell>
              <table:table-cell office:value-type="float" office:value="752306">
                <text:p>752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0">
                <text:p>27000</text:p>
              </table:table-cell>
              <table:table-cell office:value-type="float" office:value="2097291">
                <text:p>2097291</text:p>
              </table:table-cell>
              <table:table-cell office:value-type="float" office:value="27000">
                <text:p>27000</text:p>
              </table:table-cell>
              <table:table-cell office:value-type="float" office:value="1367385">
                <text:p>1367385</text:p>
              </table:table-cell>
              <table:table-cell office:value-type="float" office:value="27000">
                <text:p>27000</text:p>
              </table:table-cell>
              <table:table-cell office:value-type="float" office:value="1138536">
                <text:p>1138536</text:p>
              </table:table-cell>
              <table:table-cell office:value-type="float" office:value="27000">
                <text:p>27000</text:p>
              </table:table-cell>
              <table:table-cell office:value-type="float" office:value="780133">
                <text:p>780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0">
                <text:p>27500</text:p>
              </table:table-cell>
              <table:table-cell office:value-type="float" office:value="2304227">
                <text:p>2304227</text:p>
              </table:table-cell>
              <table:table-cell office:value-type="float" office:value="27500">
                <text:p>27500</text:p>
              </table:table-cell>
              <table:table-cell office:value-type="float" office:value="1374368">
                <text:p>1374368</text:p>
              </table:table-cell>
              <table:table-cell office:value-type="float" office:value="27500">
                <text:p>27500</text:p>
              </table:table-cell>
              <table:table-cell office:value-type="float" office:value="1137825">
                <text:p>1137825</text:p>
              </table:table-cell>
              <table:table-cell office:value-type="float" office:value="27500">
                <text:p>27500</text:p>
              </table:table-cell>
              <table:table-cell office:value-type="float" office:value="788898">
                <text:p>788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0">
                <text:p>28000</text:p>
              </table:table-cell>
              <table:table-cell office:value-type="float" office:value="2189169">
                <text:p>2189169</text:p>
              </table:table-cell>
              <table:table-cell office:value-type="float" office:value="28000">
                <text:p>28000</text:p>
              </table:table-cell>
              <table:table-cell office:value-type="float" office:value="1445331">
                <text:p>1445331</text:p>
              </table:table-cell>
              <table:table-cell office:value-type="float" office:value="28000">
                <text:p>28000</text:p>
              </table:table-cell>
              <table:table-cell office:value-type="float" office:value="1173221">
                <text:p>1173221</text:p>
              </table:table-cell>
              <table:table-cell office:value-type="float" office:value="28000">
                <text:p>28000</text:p>
              </table:table-cell>
              <table:table-cell office:value-type="float" office:value="793771">
                <text:p>7937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0">
                <text:p>28500</text:p>
              </table:table-cell>
              <table:table-cell office:value-type="float" office:value="2235643">
                <text:p>2235643</text:p>
              </table:table-cell>
              <table:table-cell office:value-type="float" office:value="28500">
                <text:p>28500</text:p>
              </table:table-cell>
              <table:table-cell office:value-type="float" office:value="1468221">
                <text:p>1468221</text:p>
              </table:table-cell>
              <table:table-cell office:value-type="float" office:value="28500">
                <text:p>28500</text:p>
              </table:table-cell>
              <table:table-cell office:value-type="float" office:value="1196871">
                <text:p>1196871</text:p>
              </table:table-cell>
              <table:table-cell office:value-type="float" office:value="28500">
                <text:p>285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0">
                <text:p>29000</text:p>
              </table:table-cell>
              <table:table-cell office:value-type="float" office:value="2383908">
                <text:p>2383908</text:p>
              </table:table-cell>
              <table:table-cell office:value-type="float" office:value="29000">
                <text:p>29000</text:p>
              </table:table-cell>
              <table:table-cell office:value-type="float" office:value="1476882">
                <text:p>1476882</text:p>
              </table:table-cell>
              <table:table-cell office:value-type="float" office:value="29000">
                <text:p>29000</text:p>
              </table:table-cell>
              <table:table-cell office:value-type="float" office:value="1165234">
                <text:p>1165234</text:p>
              </table:table-cell>
              <table:table-cell office:value-type="float" office:value="29000">
                <text:p>29000</text:p>
              </table:table-cell>
              <table:table-cell office:value-type="float" office:value="834774">
                <text:p>834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0">
                <text:p>29500</text:p>
              </table:table-cell>
              <table:table-cell office:value-type="float" office:value="2309326">
                <text:p>2309326</text:p>
              </table:table-cell>
              <table:table-cell office:value-type="float" office:value="29500">
                <text:p>29500</text:p>
              </table:table-cell>
              <table:table-cell office:value-type="float" office:value="1490891">
                <text:p>1490891</text:p>
              </table:table-cell>
              <table:table-cell office:value-type="float" office:value="29500">
                <text:p>29500</text:p>
              </table:table-cell>
              <table:table-cell office:value-type="float" office:value="1218306">
                <text:p>1218306</text:p>
              </table:table-cell>
              <table:table-cell office:value-type="float" office:value="29500">
                <text:p>29500</text:p>
              </table:table-cell>
              <table:table-cell office:value-type="float" office:value="1181793">
                <text:p>1181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0">
                <text:p>30000</text:p>
              </table:table-cell>
              <table:table-cell office:value-type="float" office:value="2377361">
                <text:p>2377361</text:p>
              </table:table-cell>
              <table:table-cell office:value-type="float" office:value="30000">
                <text:p>30000</text:p>
              </table:table-cell>
              <table:table-cell office:value-type="float" office:value="1525511">
                <text:p>1525511</text:p>
              </table:table-cell>
              <table:table-cell office:value-type="float" office:value="30000">
                <text:p>30000</text:p>
              </table:table-cell>
              <table:table-cell office:value-type="float" office:value="1242291">
                <text:p>1242291</text:p>
              </table:table-cell>
              <table:table-cell office:value-type="float" office:value="30000">
                <text:p>30000</text:p>
              </table:table-cell>
              <table:table-cell office:value-type="float" office:value="850229">
                <text:p>850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0">
                <text:p>30500</text:p>
              </table:table-cell>
              <table:table-cell office:value-type="float" office:value="2434736">
                <text:p>2434736</text:p>
              </table:table-cell>
              <table:table-cell office:value-type="float" office:value="30500">
                <text:p>30500</text:p>
              </table:table-cell>
              <table:table-cell office:value-type="float" office:value="1509403">
                <text:p>1509403</text:p>
              </table:table-cell>
              <table:table-cell office:value-type="float" office:value="30500">
                <text:p>30500</text:p>
              </table:table-cell>
              <table:table-cell office:value-type="float" office:value="1239084">
                <text:p>1239084</text:p>
              </table:table-cell>
              <table:table-cell office:value-type="float" office:value="30500">
                <text:p>30500</text:p>
              </table:table-cell>
              <table:table-cell office:value-type="float" office:value="866265">
                <text:p>8662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0">
                <text:p>31000</text:p>
              </table:table-cell>
              <table:table-cell office:value-type="float" office:value="2485707">
                <text:p>2485707</text:p>
              </table:table-cell>
              <table:table-cell office:value-type="float" office:value="31000">
                <text:p>31000</text:p>
              </table:table-cell>
              <table:table-cell office:value-type="float" office:value="1805745">
                <text:p>1805745</text:p>
              </table:table-cell>
              <table:table-cell office:value-type="float" office:value="31000">
                <text:p>31000</text:p>
              </table:table-cell>
              <table:table-cell office:value-type="float" office:value="1490136">
                <text:p>1490136</text:p>
              </table:table-cell>
              <table:table-cell office:value-type="float" office:value="31000">
                <text:p>31000</text:p>
              </table:table-cell>
              <table:table-cell office:value-type="float" office:value="1107869">
                <text:p>1107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0">
                <text:p>31500</text:p>
              </table:table-cell>
              <table:table-cell office:value-type="float" office:value="2512373">
                <text:p>2512373</text:p>
              </table:table-cell>
              <table:table-cell office:value-type="float" office:value="31500">
                <text:p>31500</text:p>
              </table:table-cell>
              <table:table-cell office:value-type="float" office:value="1686394">
                <text:p>1686394</text:p>
              </table:table-cell>
              <table:table-cell office:value-type="float" office:value="31500">
                <text:p>31500</text:p>
              </table:table-cell>
              <table:table-cell office:value-type="float" office:value="1396793">
                <text:p>1396793</text:p>
              </table:table-cell>
              <table:table-cell office:value-type="float" office:value="31500">
                <text:p>31500</text:p>
              </table:table-cell>
              <table:table-cell office:value-type="float" office:value="1018930">
                <text:p>10189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0">
                <text:p>32000</text:p>
              </table:table-cell>
              <table:table-cell office:value-type="float" office:value="2585211">
                <text:p>2585211</text:p>
              </table:table-cell>
              <table:table-cell office:value-type="float" office:value="32000">
                <text:p>32000</text:p>
              </table:table-cell>
              <table:table-cell office:value-type="float" office:value="1818077">
                <text:p>1818077</text:p>
              </table:table-cell>
              <table:table-cell office:value-type="float" office:value="32000">
                <text:p>32000</text:p>
              </table:table-cell>
              <table:table-cell office:value-type="float" office:value="1480358">
                <text:p>1480358</text:p>
              </table:table-cell>
              <table:table-cell office:value-type="float" office:value="32000">
                <text:p>32000</text:p>
              </table:table-cell>
              <table:table-cell office:value-type="float" office:value="1049703">
                <text:p>1049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0">
                <text:p>32500</text:p>
              </table:table-cell>
              <table:table-cell office:value-type="float" office:value="2628241">
                <text:p>2628241</text:p>
              </table:table-cell>
              <table:table-cell office:value-type="float" office:value="32500">
                <text:p>32500</text:p>
              </table:table-cell>
              <table:table-cell office:value-type="float" office:value="1863467">
                <text:p>1863467</text:p>
              </table:table-cell>
              <table:table-cell office:value-type="float" office:value="32500">
                <text:p>32500</text:p>
              </table:table-cell>
              <table:table-cell office:value-type="float" office:value="1455276">
                <text:p>1455276</text:p>
              </table:table-cell>
              <table:table-cell office:value-type="float" office:value="32500">
                <text:p>32500</text:p>
              </table:table-cell>
              <table:table-cell office:value-type="float" office:value="1189345">
                <text:p>1189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0">
                <text:p>33000</text:p>
              </table:table-cell>
              <table:table-cell office:value-type="float" office:value="2694801">
                <text:p>2694801</text:p>
              </table:table-cell>
              <table:table-cell office:value-type="float" office:value="33000">
                <text:p>33000</text:p>
              </table:table-cell>
              <table:table-cell office:value-type="float" office:value="1851799">
                <text:p>1851799</text:p>
              </table:table-cell>
              <table:table-cell office:value-type="float" office:value="33000">
                <text:p>33000</text:p>
              </table:table-cell>
              <table:table-cell office:value-type="float" office:value="1512429">
                <text:p>1512429</text:p>
              </table:table-cell>
              <table:table-cell office:value-type="float" office:value="33000">
                <text:p>33000</text:p>
              </table:table-cell>
              <table:table-cell office:value-type="float" office:value="1152545">
                <text:p>1152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0">
                <text:p>33500</text:p>
              </table:table-cell>
              <table:table-cell office:value-type="float" office:value="2703648">
                <text:p>2703648</text:p>
              </table:table-cell>
              <table:table-cell office:value-type="float" office:value="33500">
                <text:p>33500</text:p>
              </table:table-cell>
              <table:table-cell office:value-type="float" office:value="1850146">
                <text:p>1850146</text:p>
              </table:table-cell>
              <table:table-cell office:value-type="float" office:value="33500">
                <text:p>33500</text:p>
              </table:table-cell>
              <table:table-cell office:value-type="float" office:value="1388904">
                <text:p>1388904</text:p>
              </table:table-cell>
              <table:table-cell office:value-type="float" office:value="33500">
                <text:p>33500</text:p>
              </table:table-cell>
              <table:table-cell office:value-type="float" office:value="1222590">
                <text:p>12225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0">
                <text:p>34000</text:p>
              </table:table-cell>
              <table:table-cell office:value-type="float" office:value="2775581">
                <text:p>2775581</text:p>
              </table:table-cell>
              <table:table-cell office:value-type="float" office:value="34000">
                <text:p>34000</text:p>
              </table:table-cell>
              <table:table-cell office:value-type="float" office:value="1849750">
                <text:p>1849750</text:p>
              </table:table-cell>
              <table:table-cell office:value-type="float" office:value="34000">
                <text:p>34000</text:p>
              </table:table-cell>
              <table:table-cell office:value-type="float" office:value="1456515">
                <text:p>1456515</text:p>
              </table:table-cell>
              <table:table-cell office:value-type="float" office:value="34000">
                <text:p>34000</text:p>
              </table:table-cell>
              <table:table-cell office:value-type="float" office:value="1072246">
                <text:p>1072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0">
                <text:p>34500</text:p>
              </table:table-cell>
              <table:table-cell office:value-type="float" office:value="2765743">
                <text:p>2765743</text:p>
              </table:table-cell>
              <table:table-cell office:value-type="float" office:value="34500">
                <text:p>34500</text:p>
              </table:table-cell>
              <table:table-cell office:value-type="float" office:value="1934531">
                <text:p>1934531</text:p>
              </table:table-cell>
              <table:table-cell office:value-type="float" office:value="34500">
                <text:p>34500</text:p>
              </table:table-cell>
              <table:table-cell office:value-type="float" office:value="1093972">
                <text:p>1093972</text:p>
              </table:table-cell>
              <table:table-cell office:value-type="float" office:value="34500">
                <text:p>34500</text:p>
              </table:table-cell>
              <table:table-cell office:value-type="float" office:value="1123143">
                <text:p>1123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0">
                <text:p>35000</text:p>
              </table:table-cell>
              <table:table-cell office:value-type="float" office:value="2835179">
                <text:p>2835179</text:p>
              </table:table-cell>
              <table:table-cell office:value-type="float" office:value="35000">
                <text:p>35000</text:p>
              </table:table-cell>
              <table:table-cell office:value-type="float" office:value="1959077">
                <text:p>1959077</text:p>
              </table:table-cell>
              <table:table-cell office:value-type="float" office:value="35000">
                <text:p>35000</text:p>
              </table:table-cell>
              <table:table-cell office:value-type="float" office:value="1159556">
                <text:p>1159556</text:p>
              </table:table-cell>
              <table:table-cell office:value-type="float" office:value="35000">
                <text:p>35000</text:p>
              </table:table-cell>
              <table:table-cell office:value-type="float" office:value="1039277">
                <text:p>10392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0">
                <text:p>35500</text:p>
              </table:table-cell>
              <table:table-cell office:value-type="float" office:value="2870624">
                <text:p>2870624</text:p>
              </table:table-cell>
              <table:table-cell office:value-type="float" office:value="35500">
                <text:p>35500</text:p>
              </table:table-cell>
              <table:table-cell office:value-type="float" office:value="1875389">
                <text:p>1875389</text:p>
              </table:table-cell>
              <table:table-cell office:value-type="float" office:value="35500">
                <text:p>35500</text:p>
              </table:table-cell>
              <table:table-cell office:value-type="float" office:value="1148193">
                <text:p>1148193</text:p>
              </table:table-cell>
              <table:table-cell office:value-type="float" office:value="35500">
                <text:p>35500</text:p>
              </table:table-cell>
              <table:table-cell office:value-type="float" office:value="1056886">
                <text:p>10568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0">
                <text:p>36000</text:p>
              </table:table-cell>
              <table:table-cell office:value-type="float" office:value="2999757">
                <text:p>2999757</text:p>
              </table:table-cell>
              <table:table-cell office:value-type="float" office:value="36000">
                <text:p>36000</text:p>
              </table:table-cell>
              <table:table-cell office:value-type="float" office:value="1950851">
                <text:p>1950851</text:p>
              </table:table-cell>
              <table:table-cell office:value-type="float" office:value="36000">
                <text:p>36000</text:p>
              </table:table-cell>
              <table:table-cell office:value-type="float" office:value="1140958">
                <text:p>1140958</text:p>
              </table:table-cell>
              <table:table-cell office:value-type="float" office:value="36000">
                <text:p>36000</text:p>
              </table:table-cell>
              <table:table-cell office:value-type="float" office:value="1071742">
                <text:p>1071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0">
                <text:p>36500</text:p>
              </table:table-cell>
              <table:table-cell office:value-type="float" office:value="2964505">
                <text:p>2964505</text:p>
              </table:table-cell>
              <table:table-cell office:value-type="float" office:value="36500">
                <text:p>36500</text:p>
              </table:table-cell>
              <table:table-cell office:value-type="float" office:value="2013421">
                <text:p>2013421</text:p>
              </table:table-cell>
              <table:table-cell office:value-type="float" office:value="36500">
                <text:p>36500</text:p>
              </table:table-cell>
              <table:table-cell office:value-type="float" office:value="1154924">
                <text:p>1154924</text:p>
              </table:table-cell>
              <table:table-cell office:value-type="float" office:value="36500">
                <text:p>36500</text:p>
              </table:table-cell>
              <table:table-cell office:value-type="float" office:value="1116929">
                <text:p>11169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0">
                <text:p>37000</text:p>
              </table:table-cell>
              <table:table-cell office:value-type="float" office:value="3104828">
                <text:p>3104828</text:p>
              </table:table-cell>
              <table:table-cell office:value-type="float" office:value="37000">
                <text:p>37000</text:p>
              </table:table-cell>
              <table:table-cell office:value-type="float" office:value="1951992">
                <text:p>1951992</text:p>
              </table:table-cell>
              <table:table-cell office:value-type="float" office:value="37000">
                <text:p>37000</text:p>
              </table:table-cell>
              <table:table-cell office:value-type="float" office:value="1242007">
                <text:p>1242007</text:p>
              </table:table-cell>
              <table:table-cell office:value-type="float" office:value="37000">
                <text:p>37000</text:p>
              </table:table-cell>
              <table:table-cell office:value-type="float" office:value="1137682">
                <text:p>1137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0">
                <text:p>37500</text:p>
              </table:table-cell>
              <table:table-cell office:value-type="float" office:value="3023113">
                <text:p>3023113</text:p>
              </table:table-cell>
              <table:table-cell office:value-type="float" office:value="37500">
                <text:p>37500</text:p>
              </table:table-cell>
              <table:table-cell office:value-type="float" office:value="2009379">
                <text:p>2009379</text:p>
              </table:table-cell>
              <table:table-cell office:value-type="float" office:value="37500">
                <text:p>37500</text:p>
              </table:table-cell>
              <table:table-cell office:value-type="float" office:value="1286242">
                <text:p>1286242</text:p>
              </table:table-cell>
              <table:table-cell office:value-type="float" office:value="37500">
                <text:p>37500</text:p>
              </table:table-cell>
              <table:table-cell office:value-type="float" office:value="1116807">
                <text:p>1116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0">
                <text:p>38000</text:p>
              </table:table-cell>
              <table:table-cell office:value-type="float" office:value="3015528">
                <text:p>3015528</text:p>
              </table:table-cell>
              <table:table-cell office:value-type="float" office:value="38000">
                <text:p>38000</text:p>
              </table:table-cell>
              <table:table-cell office:value-type="float" office:value="2042500">
                <text:p>2042500</text:p>
              </table:table-cell>
              <table:table-cell office:value-type="float" office:value="38000">
                <text:p>38000</text:p>
              </table:table-cell>
              <table:table-cell office:value-type="float" office:value="1189196">
                <text:p>1189196</text:p>
              </table:table-cell>
              <table:table-cell office:value-type="float" office:value="38000">
                <text:p>38000</text:p>
              </table:table-cell>
              <table:table-cell office:value-type="float" office:value="1126768">
                <text:p>1126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0">
                <text:p>38500</text:p>
              </table:table-cell>
              <table:table-cell office:value-type="float" office:value="3130555">
                <text:p>3130555</text:p>
              </table:table-cell>
              <table:table-cell office:value-type="float" office:value="38500">
                <text:p>38500</text:p>
              </table:table-cell>
              <table:table-cell office:value-type="float" office:value="2134640">
                <text:p>2134640</text:p>
              </table:table-cell>
              <table:table-cell office:value-type="float" office:value="38500">
                <text:p>38500</text:p>
              </table:table-cell>
              <table:table-cell office:value-type="float" office:value="1212556">
                <text:p>1212556</text:p>
              </table:table-cell>
              <table:table-cell office:value-type="float" office:value="38500">
                <text:p>38500</text:p>
              </table:table-cell>
              <table:table-cell office:value-type="float" office:value="1297451">
                <text:p>1297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0">
                <text:p>39000</text:p>
              </table:table-cell>
              <table:table-cell office:value-type="float" office:value="3148023">
                <text:p>3148023</text:p>
              </table:table-cell>
              <table:table-cell office:value-type="float" office:value="39000">
                <text:p>39000</text:p>
              </table:table-cell>
              <table:table-cell office:value-type="float" office:value="2190366">
                <text:p>2190366</text:p>
              </table:table-cell>
              <table:table-cell office:value-type="float" office:value="39000">
                <text:p>39000</text:p>
              </table:table-cell>
              <table:table-cell office:value-type="float" office:value="1256689">
                <text:p>1256689</text:p>
              </table:table-cell>
              <table:table-cell office:value-type="float" office:value="39000">
                <text:p>39000</text:p>
              </table:table-cell>
              <table:table-cell office:value-type="float" office:value="1114177">
                <text:p>1114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0">
                <text:p>39500</text:p>
              </table:table-cell>
              <table:table-cell office:value-type="float" office:value="3224667">
                <text:p>3224667</text:p>
              </table:table-cell>
              <table:table-cell office:value-type="float" office:value="39500">
                <text:p>39500</text:p>
              </table:table-cell>
              <table:table-cell office:value-type="float" office:value="2174198">
                <text:p>2174198</text:p>
              </table:table-cell>
              <table:table-cell office:value-type="float" office:value="39500">
                <text:p>39500</text:p>
              </table:table-cell>
              <table:table-cell office:value-type="float" office:value="1314670">
                <text:p>1314670</text:p>
              </table:table-cell>
              <table:table-cell office:value-type="float" office:value="39500">
                <text:p>39500</text:p>
              </table:table-cell>
              <table:table-cell office:value-type="float" office:value="1156791">
                <text:p>1156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0">
                <text:p>40000</text:p>
              </table:table-cell>
              <table:table-cell office:value-type="float" office:value="3224264">
                <text:p>3224264</text:p>
              </table:table-cell>
              <table:table-cell office:value-type="float" office:value="40000">
                <text:p>40000</text:p>
              </table:table-cell>
              <table:table-cell office:value-type="float" office:value="2123832">
                <text:p>2123832</text:p>
              </table:table-cell>
              <table:table-cell office:value-type="float" office:value="40000">
                <text:p>40000</text:p>
              </table:table-cell>
              <table:table-cell office:value-type="float" office:value="1238565">
                <text:p>1238565</text:p>
              </table:table-cell>
              <table:table-cell office:value-type="float" office:value="40000">
                <text:p>40000</text:p>
              </table:table-cell>
              <table:table-cell office:value-type="float" office:value="1154456">
                <text:p>1154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0">
                <text:p>40500</text:p>
              </table:table-cell>
              <table:table-cell office:value-type="float" office:value="3281035">
                <text:p>3281035</text:p>
              </table:table-cell>
              <table:table-cell office:value-type="float" office:value="40500">
                <text:p>40500</text:p>
              </table:table-cell>
              <table:table-cell office:value-type="float" office:value="2142342">
                <text:p>2142342</text:p>
              </table:table-cell>
              <table:table-cell office:value-type="float" office:value="40500">
                <text:p>40500</text:p>
              </table:table-cell>
              <table:table-cell office:value-type="float" office:value="1256864">
                <text:p>1256864</text:p>
              </table:table-cell>
              <table:table-cell office:value-type="float" office:value="40500">
                <text:p>40500</text:p>
              </table:table-cell>
              <table:table-cell office:value-type="float" office:value="1128204">
                <text:p>1128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0">
                <text:p>41000</text:p>
              </table:table-cell>
              <table:table-cell office:value-type="float" office:value="3239605">
                <text:p>3239605</text:p>
              </table:table-cell>
              <table:table-cell office:value-type="float" office:value="41000">
                <text:p>41000</text:p>
              </table:table-cell>
              <table:table-cell office:value-type="float" office:value="2141573">
                <text:p>2141573</text:p>
              </table:table-cell>
              <table:table-cell office:value-type="float" office:value="41000">
                <text:p>41000</text:p>
              </table:table-cell>
              <table:table-cell office:value-type="float" office:value="1324689">
                <text:p>1324689</text:p>
              </table:table-cell>
              <table:table-cell office:value-type="float" office:value="41000">
                <text:p>41000</text:p>
              </table:table-cell>
              <table:table-cell office:value-type="float" office:value="1177918">
                <text:p>11779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0">
                <text:p>41500</text:p>
              </table:table-cell>
              <table:table-cell office:value-type="float" office:value="3361574">
                <text:p>3361574</text:p>
              </table:table-cell>
              <table:table-cell office:value-type="float" office:value="41500">
                <text:p>41500</text:p>
              </table:table-cell>
              <table:table-cell office:value-type="float" office:value="2220783">
                <text:p>2220783</text:p>
              </table:table-cell>
              <table:table-cell office:value-type="float" office:value="41500">
                <text:p>41500</text:p>
              </table:table-cell>
              <table:table-cell office:value-type="float" office:value="1397529">
                <text:p>1397529</text:p>
              </table:table-cell>
              <table:table-cell office:value-type="float" office:value="41500">
                <text:p>41500</text:p>
              </table:table-cell>
              <table:table-cell office:value-type="float" office:value="1157822">
                <text:p>11578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0">
                <text:p>42000</text:p>
              </table:table-cell>
              <table:table-cell office:value-type="float" office:value="3402205">
                <text:p>3402205</text:p>
              </table:table-cell>
              <table:table-cell office:value-type="float" office:value="42000">
                <text:p>42000</text:p>
              </table:table-cell>
              <table:table-cell office:value-type="float" office:value="2234517">
                <text:p>2234517</text:p>
              </table:table-cell>
              <table:table-cell office:value-type="float" office:value="42000">
                <text:p>42000</text:p>
              </table:table-cell>
              <table:table-cell office:value-type="float" office:value="1661137">
                <text:p>1661137</text:p>
              </table:table-cell>
              <table:table-cell office:value-type="float" office:value="42000">
                <text:p>42000</text:p>
              </table:table-cell>
              <table:table-cell office:value-type="float" office:value="1172966">
                <text:p>1172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0">
                <text:p>42500</text:p>
              </table:table-cell>
              <table:table-cell office:value-type="float" office:value="3438983">
                <text:p>3438983</text:p>
              </table:table-cell>
              <table:table-cell office:value-type="float" office:value="42500">
                <text:p>42500</text:p>
              </table:table-cell>
              <table:table-cell office:value-type="float" office:value="2254866">
                <text:p>2254866</text:p>
              </table:table-cell>
              <table:table-cell office:value-type="float" office:value="42500">
                <text:p>42500</text:p>
              </table:table-cell>
              <table:table-cell office:value-type="float" office:value="1715935">
                <text:p>1715935</text:p>
              </table:table-cell>
              <table:table-cell office:value-type="float" office:value="42500">
                <text:p>42500</text:p>
              </table:table-cell>
              <table:table-cell office:value-type="float" office:value="1202533">
                <text:p>1202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0">
                <text:p>43000</text:p>
              </table:table-cell>
              <table:table-cell office:value-type="float" office:value="3490699">
                <text:p>3490699</text:p>
              </table:table-cell>
              <table:table-cell office:value-type="float" office:value="43000">
                <text:p>43000</text:p>
              </table:table-cell>
              <table:table-cell office:value-type="float" office:value="2302086">
                <text:p>2302086</text:p>
              </table:table-cell>
              <table:table-cell office:value-type="float" office:value="43000">
                <text:p>43000</text:p>
              </table:table-cell>
              <table:table-cell office:value-type="float" office:value="1670948">
                <text:p>1670948</text:p>
              </table:table-cell>
              <table:table-cell office:value-type="float" office:value="43000">
                <text:p>43000</text:p>
              </table:table-cell>
              <table:table-cell office:value-type="float" office:value="1285282">
                <text:p>12852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0">
                <text:p>43500</text:p>
              </table:table-cell>
              <table:table-cell office:value-type="float" office:value="3472207">
                <text:p>3472207</text:p>
              </table:table-cell>
              <table:table-cell office:value-type="float" office:value="43500">
                <text:p>43500</text:p>
              </table:table-cell>
              <table:table-cell office:value-type="float" office:value="2295853">
                <text:p>2295853</text:p>
              </table:table-cell>
              <table:table-cell office:value-type="float" office:value="43500">
                <text:p>43500</text:p>
              </table:table-cell>
              <table:table-cell office:value-type="float" office:value="1696402">
                <text:p>1696402</text:p>
              </table:table-cell>
              <table:table-cell office:value-type="float" office:value="43500">
                <text:p>43500</text:p>
              </table:table-cell>
              <table:table-cell office:value-type="float" office:value="1269277">
                <text:p>126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0">
                <text:p>44000</text:p>
              </table:table-cell>
              <table:table-cell office:value-type="float" office:value="3551065">
                <text:p>3551065</text:p>
              </table:table-cell>
              <table:table-cell office:value-type="float" office:value="44000">
                <text:p>44000</text:p>
              </table:table-cell>
              <table:table-cell office:value-type="float" office:value="2287609">
                <text:p>2287609</text:p>
              </table:table-cell>
              <table:table-cell office:value-type="float" office:value="44000">
                <text:p>44000</text:p>
              </table:table-cell>
              <table:table-cell office:value-type="float" office:value="1713621">
                <text:p>1713621</text:p>
              </table:table-cell>
              <table:table-cell office:value-type="float" office:value="44000">
                <text:p>44000</text:p>
              </table:table-cell>
              <table:table-cell office:value-type="float" office:value="1227712">
                <text:p>1227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0">
                <text:p>44500</text:p>
              </table:table-cell>
              <table:table-cell office:value-type="float" office:value="3582612">
                <text:p>3582612</text:p>
              </table:table-cell>
              <table:table-cell office:value-type="float" office:value="44500">
                <text:p>44500</text:p>
              </table:table-cell>
              <table:table-cell office:value-type="float" office:value="2315959">
                <text:p>2315959</text:p>
              </table:table-cell>
              <table:table-cell office:value-type="float" office:value="44500">
                <text:p>44500</text:p>
              </table:table-cell>
              <table:table-cell office:value-type="float" office:value="1742685">
                <text:p>1742685</text:p>
              </table:table-cell>
              <table:table-cell office:value-type="float" office:value="44500">
                <text:p>44500</text:p>
              </table:table-cell>
              <table:table-cell office:value-type="float" office:value="1204412">
                <text:p>12044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0">
                <text:p>45000</text:p>
              </table:table-cell>
              <table:table-cell office:value-type="float" office:value="3635086">
                <text:p>3635086</text:p>
              </table:table-cell>
              <table:table-cell office:value-type="float" office:value="45000">
                <text:p>45000</text:p>
              </table:table-cell>
              <table:table-cell office:value-type="float" office:value="2486914">
                <text:p>2486914</text:p>
              </table:table-cell>
              <table:table-cell office:value-type="float" office:value="45000">
                <text:p>45000</text:p>
              </table:table-cell>
              <table:table-cell office:value-type="float" office:value="1746058">
                <text:p>1746058</text:p>
              </table:table-cell>
              <table:table-cell office:value-type="float" office:value="45000">
                <text:p>45000</text:p>
              </table:table-cell>
              <table:table-cell office:value-type="float" office:value="1270076">
                <text:p>1270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0">
                <text:p>45500</text:p>
              </table:table-cell>
              <table:table-cell office:value-type="float" office:value="3675214">
                <text:p>3675214</text:p>
              </table:table-cell>
              <table:table-cell office:value-type="float" office:value="45500">
                <text:p>45500</text:p>
              </table:table-cell>
              <table:table-cell office:value-type="float" office:value="2429386">
                <text:p>2429386</text:p>
              </table:table-cell>
              <table:table-cell office:value-type="float" office:value="45500">
                <text:p>45500</text:p>
              </table:table-cell>
              <table:table-cell office:value-type="float" office:value="1811677">
                <text:p>1811677</text:p>
              </table:table-cell>
              <table:table-cell office:value-type="float" office:value="45500">
                <text:p>45500</text:p>
              </table:table-cell>
              <table:table-cell office:value-type="float" office:value="1288668">
                <text:p>1288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0">
                <text:p>46000</text:p>
              </table:table-cell>
              <table:table-cell office:value-type="float" office:value="3758085">
                <text:p>3758085</text:p>
              </table:table-cell>
              <table:table-cell office:value-type="float" office:value="46000">
                <text:p>46000</text:p>
              </table:table-cell>
              <table:table-cell office:value-type="float" office:value="2357138">
                <text:p>2357138</text:p>
              </table:table-cell>
              <table:table-cell office:value-type="float" office:value="46000">
                <text:p>46000</text:p>
              </table:table-cell>
              <table:table-cell office:value-type="float" office:value="1838306">
                <text:p>1838306</text:p>
              </table:table-cell>
              <table:table-cell office:value-type="float" office:value="46000">
                <text:p>46000</text:p>
              </table:table-cell>
              <table:table-cell office:value-type="float" office:value="1466243">
                <text:p>1466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0">
                <text:p>46500</text:p>
              </table:table-cell>
              <table:table-cell office:value-type="float" office:value="3742098">
                <text:p>3742098</text:p>
              </table:table-cell>
              <table:table-cell office:value-type="float" office:value="46500">
                <text:p>46500</text:p>
              </table:table-cell>
              <table:table-cell office:value-type="float" office:value="2438165">
                <text:p>2438165</text:p>
              </table:table-cell>
              <table:table-cell office:value-type="float" office:value="46500">
                <text:p>46500</text:p>
              </table:table-cell>
              <table:table-cell office:value-type="float" office:value="1893446">
                <text:p>1893446</text:p>
              </table:table-cell>
              <table:table-cell office:value-type="float" office:value="46500">
                <text:p>46500</text:p>
              </table:table-cell>
              <table:table-cell office:value-type="float" office:value="1317749">
                <text:p>13177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0">
                <text:p>47000</text:p>
              </table:table-cell>
              <table:table-cell office:value-type="float" office:value="3832105">
                <text:p>3832105</text:p>
              </table:table-cell>
              <table:table-cell office:value-type="float" office:value="47000">
                <text:p>47000</text:p>
              </table:table-cell>
              <table:table-cell office:value-type="float" office:value="2517763">
                <text:p>2517763</text:p>
              </table:table-cell>
              <table:table-cell office:value-type="float" office:value="47000">
                <text:p>47000</text:p>
              </table:table-cell>
              <table:table-cell office:value-type="float" office:value="1840097">
                <text:p>1840097</text:p>
              </table:table-cell>
              <table:table-cell office:value-type="float" office:value="47000">
                <text:p>47000</text:p>
              </table:table-cell>
              <table:table-cell office:value-type="float" office:value="1301684">
                <text:p>13016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0">
                <text:p>47500</text:p>
              </table:table-cell>
              <table:table-cell office:value-type="float" office:value="3861089">
                <text:p>3861089</text:p>
              </table:table-cell>
              <table:table-cell office:value-type="float" office:value="47500">
                <text:p>47500</text:p>
              </table:table-cell>
              <table:table-cell office:value-type="float" office:value="2532018">
                <text:p>2532018</text:p>
              </table:table-cell>
              <table:table-cell office:value-type="float" office:value="47500">
                <text:p>47500</text:p>
              </table:table-cell>
              <table:table-cell office:value-type="float" office:value="1782037">
                <text:p>1782037</text:p>
              </table:table-cell>
              <table:table-cell office:value-type="float" office:value="47500">
                <text:p>47500</text:p>
              </table:table-cell>
              <table:table-cell office:value-type="float" office:value="1358883">
                <text:p>1358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0">
                <text:p>48000</text:p>
              </table:table-cell>
              <table:table-cell office:value-type="float" office:value="3900781">
                <text:p>3900781</text:p>
              </table:table-cell>
              <table:table-cell office:value-type="float" office:value="48000">
                <text:p>48000</text:p>
              </table:table-cell>
              <table:table-cell office:value-type="float" office:value="2565690">
                <text:p>2565690</text:p>
              </table:table-cell>
              <table:table-cell office:value-type="float" office:value="48000">
                <text:p>48000</text:p>
              </table:table-cell>
              <table:table-cell office:value-type="float" office:value="1730850">
                <text:p>1730850</text:p>
              </table:table-cell>
              <table:table-cell office:value-type="float" office:value="48000">
                <text:p>48000</text:p>
              </table:table-cell>
              <table:table-cell office:value-type="float" office:value="1326616">
                <text:p>1326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0">
                <text:p>48500</text:p>
              </table:table-cell>
              <table:table-cell office:value-type="float" office:value="3924035">
                <text:p>3924035</text:p>
              </table:table-cell>
              <table:table-cell office:value-type="float" office:value="48500">
                <text:p>48500</text:p>
              </table:table-cell>
              <table:table-cell office:value-type="float" office:value="2566273">
                <text:p>2566273</text:p>
              </table:table-cell>
              <table:table-cell office:value-type="float" office:value="48500">
                <text:p>48500</text:p>
              </table:table-cell>
              <table:table-cell office:value-type="float" office:value="1571689">
                <text:p>1571689</text:p>
              </table:table-cell>
              <table:table-cell office:value-type="float" office:value="48500">
                <text:p>48500</text:p>
              </table:table-cell>
              <table:table-cell office:value-type="float" office:value="1320694">
                <text:p>1320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0">
                <text:p>49000</text:p>
              </table:table-cell>
              <table:table-cell office:value-type="float" office:value="4086250">
                <text:p>4086250</text:p>
              </table:table-cell>
              <table:table-cell office:value-type="float" office:value="49000">
                <text:p>49000</text:p>
              </table:table-cell>
              <table:table-cell office:value-type="float" office:value="2566284">
                <text:p>2566284</text:p>
              </table:table-cell>
              <table:table-cell office:value-type="float" office:value="49000">
                <text:p>49000</text:p>
              </table:table-cell>
              <table:table-cell office:value-type="float" office:value="1512385">
                <text:p>1512385</text:p>
              </table:table-cell>
              <table:table-cell office:value-type="float" office:value="49000">
                <text:p>49000</text:p>
              </table:table-cell>
              <table:table-cell office:value-type="float" office:value="1324770">
                <text:p>13247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0">
                <text:p>49500</text:p>
              </table:table-cell>
              <table:table-cell office:value-type="float" office:value="3986073">
                <text:p>3986073</text:p>
              </table:table-cell>
              <table:table-cell office:value-type="float" office:value="49500">
                <text:p>49500</text:p>
              </table:table-cell>
              <table:table-cell office:value-type="float" office:value="2545612">
                <text:p>2545612</text:p>
              </table:table-cell>
              <table:table-cell office:value-type="float" office:value="49500">
                <text:p>49500</text:p>
              </table:table-cell>
              <table:table-cell office:value-type="float" office:value="1611295">
                <text:p>1611295</text:p>
              </table:table-cell>
              <table:table-cell office:value-type="float" office:value="49500">
                <text:p>49500</text:p>
              </table:table-cell>
              <table:table-cell office:value-type="float" office:value="1400627">
                <text:p>14006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0">
                <text:p>50000</text:p>
              </table:table-cell>
              <table:table-cell office:value-type="float" office:value="4115009">
                <text:p>4115009</text:p>
              </table:table-cell>
              <table:table-cell office:value-type="float" office:value="50000">
                <text:p>50000</text:p>
              </table:table-cell>
              <table:table-cell office:value-type="float" office:value="2618308">
                <text:p>2618308</text:p>
              </table:table-cell>
              <table:table-cell office:value-type="float" office:value="50000">
                <text:p>50000</text:p>
              </table:table-cell>
              <table:table-cell office:value-type="float" office:value="1759621">
                <text:p>1759621</text:p>
              </table:table-cell>
              <table:table-cell office:value-type="float" office:value="50000">
                <text:p>50000</text:p>
              </table:table-cell>
              <table:table-cell office:value-type="float" office:value="1503752">
                <text:p>15037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0">
                <text:p>50500</text:p>
              </table:table-cell>
              <table:table-cell office:value-type="float" office:value="4076215">
                <text:p>4076215</text:p>
              </table:table-cell>
              <table:table-cell office:value-type="float" office:value="50500">
                <text:p>50500</text:p>
              </table:table-cell>
              <table:table-cell office:value-type="float" office:value="2612236">
                <text:p>2612236</text:p>
              </table:table-cell>
              <table:table-cell office:value-type="float" office:value="50500">
                <text:p>50500</text:p>
              </table:table-cell>
              <table:table-cell office:value-type="float" office:value="1633936">
                <text:p>1633936</text:p>
              </table:table-cell>
              <table:table-cell office:value-type="float" office:value="50500">
                <text:p>50500</text:p>
              </table:table-cell>
              <table:table-cell office:value-type="float" office:value="1427394">
                <text:p>14273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0">
                <text:p>51000</text:p>
              </table:table-cell>
              <table:table-cell office:value-type="float" office:value="4149146">
                <text:p>4149146</text:p>
              </table:table-cell>
              <table:table-cell office:value-type="float" office:value="51000">
                <text:p>51000</text:p>
              </table:table-cell>
              <table:table-cell office:value-type="float" office:value="2689392">
                <text:p>2689392</text:p>
              </table:table-cell>
              <table:table-cell office:value-type="float" office:value="51000">
                <text:p>51000</text:p>
              </table:table-cell>
              <table:table-cell office:value-type="float" office:value="1600032">
                <text:p>1600032</text:p>
              </table:table-cell>
              <table:table-cell office:value-type="float" office:value="51000">
                <text:p>51000</text:p>
              </table:table-cell>
              <table:table-cell office:value-type="float" office:value="1799586">
                <text:p>1799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0">
                <text:p>51500</text:p>
              </table:table-cell>
              <table:table-cell office:value-type="float" office:value="4186471">
                <text:p>4186471</text:p>
              </table:table-cell>
              <table:table-cell office:value-type="float" office:value="51500">
                <text:p>51500</text:p>
              </table:table-cell>
              <table:table-cell office:value-type="float" office:value="2714066">
                <text:p>2714066</text:p>
              </table:table-cell>
              <table:table-cell office:value-type="float" office:value="51500">
                <text:p>51500</text:p>
              </table:table-cell>
              <table:table-cell office:value-type="float" office:value="1692637">
                <text:p>1692637</text:p>
              </table:table-cell>
              <table:table-cell office:value-type="float" office:value="51500">
                <text:p>51500</text:p>
              </table:table-cell>
              <table:table-cell office:value-type="float" office:value="1469819">
                <text:p>1469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0">
                <text:p>52000</text:p>
              </table:table-cell>
              <table:table-cell office:value-type="float" office:value="4212108">
                <text:p>4212108</text:p>
              </table:table-cell>
              <table:table-cell office:value-type="float" office:value="52000">
                <text:p>52000</text:p>
              </table:table-cell>
              <table:table-cell office:value-type="float" office:value="2801422">
                <text:p>2801422</text:p>
              </table:table-cell>
              <table:table-cell office:value-type="float" office:value="52000">
                <text:p>52000</text:p>
              </table:table-cell>
              <table:table-cell office:value-type="float" office:value="1621259">
                <text:p>1621259</text:p>
              </table:table-cell>
              <table:table-cell office:value-type="float" office:value="52000">
                <text:p>52000</text:p>
              </table:table-cell>
              <table:table-cell office:value-type="float" office:value="1430792">
                <text:p>1430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0">
                <text:p>52500</text:p>
              </table:table-cell>
              <table:table-cell office:value-type="float" office:value="4222304">
                <text:p>4222304</text:p>
              </table:table-cell>
              <table:table-cell office:value-type="float" office:value="52500">
                <text:p>52500</text:p>
              </table:table-cell>
              <table:table-cell office:value-type="float" office:value="2746504">
                <text:p>2746504</text:p>
              </table:table-cell>
              <table:table-cell office:value-type="float" office:value="52500">
                <text:p>52500</text:p>
              </table:table-cell>
              <table:table-cell office:value-type="float" office:value="1602892">
                <text:p>1602892</text:p>
              </table:table-cell>
              <table:table-cell office:value-type="float" office:value="52500">
                <text:p>52500</text:p>
              </table:table-cell>
              <table:table-cell office:value-type="float" office:value="1569008">
                <text:p>1569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0">
                <text:p>53000</text:p>
              </table:table-cell>
              <table:table-cell office:value-type="float" office:value="4301717">
                <text:p>4301717</text:p>
              </table:table-cell>
              <table:table-cell office:value-type="float" office:value="53000">
                <text:p>53000</text:p>
              </table:table-cell>
              <table:table-cell office:value-type="float" office:value="2721407">
                <text:p>2721407</text:p>
              </table:table-cell>
              <table:table-cell office:value-type="float" office:value="53000">
                <text:p>53000</text:p>
              </table:table-cell>
              <table:table-cell office:value-type="float" office:value="1686662">
                <text:p>1686662</text:p>
              </table:table-cell>
              <table:table-cell office:value-type="float" office:value="53000">
                <text:p>53000</text:p>
              </table:table-cell>
              <table:table-cell office:value-type="float" office:value="1491190">
                <text:p>14911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0">
                <text:p>53500</text:p>
              </table:table-cell>
              <table:table-cell office:value-type="float" office:value="4335786">
                <text:p>4335786</text:p>
              </table:table-cell>
              <table:table-cell office:value-type="float" office:value="53500">
                <text:p>53500</text:p>
              </table:table-cell>
              <table:table-cell office:value-type="float" office:value="2757057">
                <text:p>2757057</text:p>
              </table:table-cell>
              <table:table-cell office:value-type="float" office:value="53500">
                <text:p>53500</text:p>
              </table:table-cell>
              <table:table-cell office:value-type="float" office:value="1694056">
                <text:p>1694056</text:p>
              </table:table-cell>
              <table:table-cell office:value-type="float" office:value="53500">
                <text:p>53500</text:p>
              </table:table-cell>
              <table:table-cell office:value-type="float" office:value="1439959">
                <text:p>1439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0">
                <text:p>54000</text:p>
              </table:table-cell>
              <table:table-cell office:value-type="float" office:value="4432037">
                <text:p>4432037</text:p>
              </table:table-cell>
              <table:table-cell office:value-type="float" office:value="54000">
                <text:p>54000</text:p>
              </table:table-cell>
              <table:table-cell office:value-type="float" office:value="2833904">
                <text:p>2833904</text:p>
              </table:table-cell>
              <table:table-cell office:value-type="float" office:value="54000">
                <text:p>54000</text:p>
              </table:table-cell>
              <table:table-cell office:value-type="float" office:value="1801120">
                <text:p>1801120</text:p>
              </table:table-cell>
              <table:table-cell office:value-type="float" office:value="54000">
                <text:p>54000</text:p>
              </table:table-cell>
              <table:table-cell office:value-type="float" office:value="1695629">
                <text:p>16956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0">
                <text:p>54500</text:p>
              </table:table-cell>
              <table:table-cell office:value-type="float" office:value="4411419">
                <text:p>4411419</text:p>
              </table:table-cell>
              <table:table-cell office:value-type="float" office:value="54500">
                <text:p>54500</text:p>
              </table:table-cell>
              <table:table-cell office:value-type="float" office:value="2859724">
                <text:p>2859724</text:p>
              </table:table-cell>
              <table:table-cell office:value-type="float" office:value="54500">
                <text:p>54500</text:p>
              </table:table-cell>
              <table:table-cell office:value-type="float" office:value="1761952">
                <text:p>1761952</text:p>
              </table:table-cell>
              <table:table-cell office:value-type="float" office:value="54500">
                <text:p>54500</text:p>
              </table:table-cell>
              <table:table-cell office:value-type="float" office:value="1510433">
                <text:p>15104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0">
                <text:p>55000</text:p>
              </table:table-cell>
              <table:table-cell office:value-type="float" office:value="4499484">
                <text:p>4499484</text:p>
              </table:table-cell>
              <table:table-cell office:value-type="float" office:value="55000">
                <text:p>55000</text:p>
              </table:table-cell>
              <table:table-cell office:value-type="float" office:value="2874417">
                <text:p>2874417</text:p>
              </table:table-cell>
              <table:table-cell office:value-type="float" office:value="55000">
                <text:p>55000</text:p>
              </table:table-cell>
              <table:table-cell office:value-type="float" office:value="1712065">
                <text:p>1712065</text:p>
              </table:table-cell>
              <table:table-cell office:value-type="float" office:value="55000">
                <text:p>55000</text:p>
              </table:table-cell>
              <table:table-cell office:value-type="float" office:value="3169037">
                <text:p>3169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0">
                <text:p>55500</text:p>
              </table:table-cell>
              <table:table-cell office:value-type="float" office:value="4512828">
                <text:p>4512828</text:p>
              </table:table-cell>
              <table:table-cell office:value-type="float" office:value="55500">
                <text:p>55500</text:p>
              </table:table-cell>
              <table:table-cell office:value-type="float" office:value="2869678">
                <text:p>2869678</text:p>
              </table:table-cell>
              <table:table-cell office:value-type="float" office:value="55500">
                <text:p>55500</text:p>
              </table:table-cell>
              <table:table-cell office:value-type="float" office:value="1731212">
                <text:p>1731212</text:p>
              </table:table-cell>
              <table:table-cell office:value-type="float" office:value="55500">
                <text:p>55500</text:p>
              </table:table-cell>
              <table:table-cell office:value-type="float" office:value="1541586">
                <text:p>1541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0">
                <text:p>56000</text:p>
              </table:table-cell>
              <table:table-cell office:value-type="float" office:value="4507485">
                <text:p>4507485</text:p>
              </table:table-cell>
              <table:table-cell office:value-type="float" office:value="56000">
                <text:p>56000</text:p>
              </table:table-cell>
              <table:table-cell office:value-type="float" office:value="2951496">
                <text:p>2951496</text:p>
              </table:table-cell>
              <table:table-cell office:value-type="float" office:value="56000">
                <text:p>56000</text:p>
              </table:table-cell>
              <table:table-cell office:value-type="float" office:value="1904749">
                <text:p>1904749</text:p>
              </table:table-cell>
              <table:table-cell office:value-type="float" office:value="56000">
                <text:p>56000</text:p>
              </table:table-cell>
              <table:table-cell office:value-type="float" office:value="1578413">
                <text:p>1578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0">
                <text:p>56500</text:p>
              </table:table-cell>
              <table:table-cell office:value-type="float" office:value="4550093">
                <text:p>4550093</text:p>
              </table:table-cell>
              <table:table-cell office:value-type="float" office:value="56500">
                <text:p>56500</text:p>
              </table:table-cell>
              <table:table-cell office:value-type="float" office:value="2919037">
                <text:p>2919037</text:p>
              </table:table-cell>
              <table:table-cell office:value-type="float" office:value="56500">
                <text:p>56500</text:p>
              </table:table-cell>
              <table:table-cell office:value-type="float" office:value="1796103">
                <text:p>1796103</text:p>
              </table:table-cell>
              <table:table-cell office:value-type="float" office:value="56500">
                <text:p>56500</text:p>
              </table:table-cell>
              <table:table-cell office:value-type="float" office:value="1622416">
                <text:p>1622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0">
                <text:p>57000</text:p>
              </table:table-cell>
              <table:table-cell office:value-type="float" office:value="4562455">
                <text:p>4562455</text:p>
              </table:table-cell>
              <table:table-cell office:value-type="float" office:value="57000">
                <text:p>57000</text:p>
              </table:table-cell>
              <table:table-cell office:value-type="float" office:value="2972795">
                <text:p>2972795</text:p>
              </table:table-cell>
              <table:table-cell office:value-type="float" office:value="57000">
                <text:p>57000</text:p>
              </table:table-cell>
              <table:table-cell office:value-type="float" office:value="1814381">
                <text:p>1814381</text:p>
              </table:table-cell>
              <table:table-cell office:value-type="float" office:value="57000">
                <text:p>57000</text:p>
              </table:table-cell>
              <table:table-cell office:value-type="float" office:value="1629273">
                <text:p>1629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0">
                <text:p>57500</text:p>
              </table:table-cell>
              <table:table-cell office:value-type="float" office:value="4668948">
                <text:p>4668948</text:p>
              </table:table-cell>
              <table:table-cell office:value-type="float" office:value="57500">
                <text:p>57500</text:p>
              </table:table-cell>
              <table:table-cell office:value-type="float" office:value="2992910">
                <text:p>2992910</text:p>
              </table:table-cell>
              <table:table-cell office:value-type="float" office:value="57500">
                <text:p>57500</text:p>
              </table:table-cell>
              <table:table-cell office:value-type="float" office:value="1882980">
                <text:p>1882980</text:p>
              </table:table-cell>
              <table:table-cell office:value-type="float" office:value="57500">
                <text:p>57500</text:p>
              </table:table-cell>
              <table:table-cell office:value-type="float" office:value="1664239">
                <text:p>16642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0">
                <text:p>58000</text:p>
              </table:table-cell>
              <table:table-cell office:value-type="float" office:value="5906235">
                <text:p>5906235</text:p>
              </table:table-cell>
              <table:table-cell office:value-type="float" office:value="58000">
                <text:p>58000</text:p>
              </table:table-cell>
              <table:table-cell office:value-type="float" office:value="3037059">
                <text:p>3037059</text:p>
              </table:table-cell>
              <table:table-cell office:value-type="float" office:value="58000">
                <text:p>58000</text:p>
              </table:table-cell>
              <table:table-cell office:value-type="float" office:value="1871507">
                <text:p>1871507</text:p>
              </table:table-cell>
              <table:table-cell office:value-type="float" office:value="58000">
                <text:p>58000</text:p>
              </table:table-cell>
              <table:table-cell office:value-type="float" office:value="2518350">
                <text:p>25183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0">
                <text:p>58500</text:p>
              </table:table-cell>
              <table:table-cell office:value-type="float" office:value="6111758">
                <text:p>6111758</text:p>
              </table:table-cell>
              <table:table-cell office:value-type="float" office:value="58500">
                <text:p>58500</text:p>
              </table:table-cell>
              <table:table-cell office:value-type="float" office:value="3045788">
                <text:p>3045788</text:p>
              </table:table-cell>
              <table:table-cell office:value-type="float" office:value="58500">
                <text:p>58500</text:p>
              </table:table-cell>
              <table:table-cell office:value-type="float" office:value="1880812">
                <text:p>1880812</text:p>
              </table:table-cell>
              <table:table-cell office:value-type="float" office:value="58500">
                <text:p>58500</text:p>
              </table:table-cell>
              <table:table-cell office:value-type="float" office:value="1668763">
                <text:p>1668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0">
                <text:p>59000</text:p>
              </table:table-cell>
              <table:table-cell office:value-type="float" office:value="4963424">
                <text:p>4963424</text:p>
              </table:table-cell>
              <table:table-cell office:value-type="float" office:value="59000">
                <text:p>59000</text:p>
              </table:table-cell>
              <table:table-cell office:value-type="float" office:value="3016771">
                <text:p>3016771</text:p>
              </table:table-cell>
              <table:table-cell office:value-type="float" office:value="59000">
                <text:p>59000</text:p>
              </table:table-cell>
              <table:table-cell office:value-type="float" office:value="1992920">
                <text:p>1992920</text:p>
              </table:table-cell>
              <table:table-cell office:value-type="float" office:value="59000">
                <text:p>59000</text:p>
              </table:table-cell>
              <table:table-cell office:value-type="float" office:value="1613704">
                <text:p>16137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0">
                <text:p>59500</text:p>
              </table:table-cell>
              <table:table-cell office:value-type="float" office:value="4785475">
                <text:p>4785475</text:p>
              </table:table-cell>
              <table:table-cell office:value-type="float" office:value="59500">
                <text:p>59500</text:p>
              </table:table-cell>
              <table:table-cell office:value-type="float" office:value="3092343">
                <text:p>3092343</text:p>
              </table:table-cell>
              <table:table-cell office:value-type="float" office:value="59500">
                <text:p>59500</text:p>
              </table:table-cell>
              <table:table-cell office:value-type="float" office:value="1902414">
                <text:p>1902414</text:p>
              </table:table-cell>
              <table:table-cell office:value-type="float" office:value="59500">
                <text:p>59500</text:p>
              </table:table-cell>
              <table:table-cell office:value-type="float" office:value="1697178">
                <text:p>16971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0">
                <text:p>60000</text:p>
              </table:table-cell>
              <table:table-cell office:value-type="float" office:value="4830463">
                <text:p>4830463</text:p>
              </table:table-cell>
              <table:table-cell office:value-type="float" office:value="60000">
                <text:p>60000</text:p>
              </table:table-cell>
              <table:table-cell office:value-type="float" office:value="3057075">
                <text:p>3057075</text:p>
              </table:table-cell>
              <table:table-cell office:value-type="float" office:value="60000">
                <text:p>60000</text:p>
              </table:table-cell>
              <table:table-cell office:value-type="float" office:value="1944949">
                <text:p>1944949</text:p>
              </table:table-cell>
              <table:table-cell office:value-type="float" office:value="60000">
                <text:p>60000</text:p>
              </table:table-cell>
              <table:table-cell office:value-type="float" office:value="1666448">
                <text:p>1666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0">
                <text:p>60500</text:p>
              </table:table-cell>
              <table:table-cell office:value-type="float" office:value="5040513">
                <text:p>5040513</text:p>
              </table:table-cell>
              <table:table-cell office:value-type="float" office:value="60500">
                <text:p>60500</text:p>
              </table:table-cell>
              <table:table-cell office:value-type="float" office:value="3202306">
                <text:p>3202306</text:p>
              </table:table-cell>
              <table:table-cell office:value-type="float" office:value="60500">
                <text:p>60500</text:p>
              </table:table-cell>
              <table:table-cell office:value-type="float" office:value="2063999">
                <text:p>2063999</text:p>
              </table:table-cell>
              <table:table-cell office:value-type="float" office:value="60500">
                <text:p>60500</text:p>
              </table:table-cell>
              <table:table-cell office:value-type="float" office:value="1758511">
                <text:p>17585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0">
                <text:p>61000</text:p>
              </table:table-cell>
              <table:table-cell office:value-type="float" office:value="4890193">
                <text:p>4890193</text:p>
              </table:table-cell>
              <table:table-cell office:value-type="float" office:value="61000">
                <text:p>61000</text:p>
              </table:table-cell>
              <table:table-cell office:value-type="float" office:value="3102459">
                <text:p>3102459</text:p>
              </table:table-cell>
              <table:table-cell office:value-type="float" office:value="61000">
                <text:p>61000</text:p>
              </table:table-cell>
              <table:table-cell office:value-type="float" office:value="1935435">
                <text:p>1935435</text:p>
              </table:table-cell>
              <table:table-cell office:value-type="float" office:value="61000">
                <text:p>61000</text:p>
              </table:table-cell>
              <table:table-cell office:value-type="float" office:value="1682633">
                <text:p>1682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0">
                <text:p>61500</text:p>
              </table:table-cell>
              <table:table-cell office:value-type="float" office:value="5143999">
                <text:p>5143999</text:p>
              </table:table-cell>
              <table:table-cell office:value-type="float" office:value="61500">
                <text:p>61500</text:p>
              </table:table-cell>
              <table:table-cell office:value-type="float" office:value="3492676">
                <text:p>3492676</text:p>
              </table:table-cell>
              <table:table-cell office:value-type="float" office:value="61500">
                <text:p>61500</text:p>
              </table:table-cell>
              <table:table-cell office:value-type="float" office:value="2210151">
                <text:p>2210151</text:p>
              </table:table-cell>
              <table:table-cell office:value-type="float" office:value="61500">
                <text:p>61500</text:p>
              </table:table-cell>
              <table:table-cell office:value-type="float" office:value="1885105">
                <text:p>18851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0">
                <text:p>62000</text:p>
              </table:table-cell>
              <table:table-cell office:value-type="float" office:value="5226118">
                <text:p>5226118</text:p>
              </table:table-cell>
              <table:table-cell office:value-type="float" office:value="62000">
                <text:p>62000</text:p>
              </table:table-cell>
              <table:table-cell office:value-type="float" office:value="3672524">
                <text:p>3672524</text:p>
              </table:table-cell>
              <table:table-cell office:value-type="float" office:value="62000">
                <text:p>62000</text:p>
              </table:table-cell>
              <table:table-cell office:value-type="float" office:value="2295734">
                <text:p>2295734</text:p>
              </table:table-cell>
              <table:table-cell office:value-type="float" office:value="62000">
                <text:p>62000</text:p>
              </table:table-cell>
              <table:table-cell office:value-type="float" office:value="1869769">
                <text:p>18697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0">
                <text:p>62500</text:p>
              </table:table-cell>
              <table:table-cell office:value-type="float" office:value="5235064">
                <text:p>5235064</text:p>
              </table:table-cell>
              <table:table-cell office:value-type="float" office:value="62500">
                <text:p>62500</text:p>
              </table:table-cell>
              <table:table-cell office:value-type="float" office:value="3519339">
                <text:p>3519339</text:p>
              </table:table-cell>
              <table:table-cell office:value-type="float" office:value="62500">
                <text:p>62500</text:p>
              </table:table-cell>
              <table:table-cell office:value-type="float" office:value="2272082">
                <text:p>2272082</text:p>
              </table:table-cell>
              <table:table-cell office:value-type="float" office:value="62500">
                <text:p>62500</text:p>
              </table:table-cell>
              <table:table-cell office:value-type="float" office:value="1867490">
                <text:p>18674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0">
                <text:p>63000</text:p>
              </table:table-cell>
              <table:table-cell office:value-type="float" office:value="5242245">
                <text:p>5242245</text:p>
              </table:table-cell>
              <table:table-cell office:value-type="float" office:value="63000">
                <text:p>63000</text:p>
              </table:table-cell>
              <table:table-cell office:value-type="float" office:value="3590563">
                <text:p>3590563</text:p>
              </table:table-cell>
              <table:table-cell office:value-type="float" office:value="63000">
                <text:p>63000</text:p>
              </table:table-cell>
              <table:table-cell office:value-type="float" office:value="2281054">
                <text:p>2281054</text:p>
              </table:table-cell>
              <table:table-cell office:value-type="float" office:value="63000">
                <text:p>63000</text:p>
              </table:table-cell>
              <table:table-cell office:value-type="float" office:value="2109963">
                <text:p>21099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0">
                <text:p>63500</text:p>
              </table:table-cell>
              <table:table-cell office:value-type="float" office:value="5309080">
                <text:p>5309080</text:p>
              </table:table-cell>
              <table:table-cell office:value-type="float" office:value="63500">
                <text:p>63500</text:p>
              </table:table-cell>
              <table:table-cell office:value-type="float" office:value="3520925">
                <text:p>3520925</text:p>
              </table:table-cell>
              <table:table-cell office:value-type="float" office:value="63500">
                <text:p>63500</text:p>
              </table:table-cell>
              <table:table-cell office:value-type="float" office:value="2364824">
                <text:p>2364824</text:p>
              </table:table-cell>
              <table:table-cell office:value-type="float" office:value="63500">
                <text:p>63500</text:p>
              </table:table-cell>
              <table:table-cell office:value-type="float" office:value="1833378">
                <text:p>18333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0">
                <text:p>64000</text:p>
              </table:table-cell>
              <table:table-cell office:value-type="float" office:value="5355514">
                <text:p>5355514</text:p>
              </table:table-cell>
              <table:table-cell office:value-type="float" office:value="64000">
                <text:p>64000</text:p>
              </table:table-cell>
              <table:table-cell office:value-type="float" office:value="3586515">
                <text:p>3586515</text:p>
              </table:table-cell>
              <table:table-cell office:value-type="float" office:value="64000">
                <text:p>64000</text:p>
              </table:table-cell>
              <table:table-cell office:value-type="float" office:value="2258023">
                <text:p>2258023</text:p>
              </table:table-cell>
              <table:table-cell office:value-type="float" office:value="64000">
                <text:p>64000</text:p>
              </table:table-cell>
              <table:table-cell office:value-type="float" office:value="2371875">
                <text:p>23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0">
                <text:p>64500</text:p>
              </table:table-cell>
              <table:table-cell office:value-type="float" office:value="5376427">
                <text:p>5376427</text:p>
              </table:table-cell>
              <table:table-cell office:value-type="float" office:value="64500">
                <text:p>64500</text:p>
              </table:table-cell>
              <table:table-cell office:value-type="float" office:value="3528756">
                <text:p>3528756</text:p>
              </table:table-cell>
              <table:table-cell office:value-type="float" office:value="64500">
                <text:p>64500</text:p>
              </table:table-cell>
              <table:table-cell office:value-type="float" office:value="2397052">
                <text:p>2397052</text:p>
              </table:table-cell>
              <table:table-cell office:value-type="float" office:value="64500">
                <text:p>64500</text:p>
              </table:table-cell>
              <table:table-cell office:value-type="float" office:value="1907102">
                <text:p>1907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0">
                <text:p>65000</text:p>
              </table:table-cell>
              <table:table-cell office:value-type="float" office:value="5437328">
                <text:p>5437328</text:p>
              </table:table-cell>
              <table:table-cell office:value-type="float" office:value="65000">
                <text:p>65000</text:p>
              </table:table-cell>
              <table:table-cell office:value-type="float" office:value="3711407">
                <text:p>3711407</text:p>
              </table:table-cell>
              <table:table-cell office:value-type="float" office:value="65000">
                <text:p>65000</text:p>
              </table:table-cell>
              <table:table-cell office:value-type="float" office:value="2386209">
                <text:p>2386209</text:p>
              </table:table-cell>
              <table:table-cell office:value-type="float" office:value="65000">
                <text:p>65000</text:p>
              </table:table-cell>
              <table:table-cell office:value-type="float" office:value="1925731">
                <text:p>19257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0">
                <text:p>65500</text:p>
              </table:table-cell>
              <table:table-cell office:value-type="float" office:value="5550405">
                <text:p>5550405</text:p>
              </table:table-cell>
              <table:table-cell office:value-type="float" office:value="65500">
                <text:p>65500</text:p>
              </table:table-cell>
              <table:table-cell office:value-type="float" office:value="3709632">
                <text:p>3709632</text:p>
              </table:table-cell>
              <table:table-cell office:value-type="float" office:value="65500">
                <text:p>65500</text:p>
              </table:table-cell>
              <table:table-cell office:value-type="float" office:value="2327222">
                <text:p>2327222</text:p>
              </table:table-cell>
              <table:table-cell office:value-type="float" office:value="65500">
                <text:p>65500</text:p>
              </table:table-cell>
              <table:table-cell office:value-type="float" office:value="2490233">
                <text:p>24902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0">
                <text:p>66000</text:p>
              </table:table-cell>
              <table:table-cell office:value-type="float" office:value="5526420">
                <text:p>5526420</text:p>
              </table:table-cell>
              <table:table-cell office:value-type="float" office:value="66000">
                <text:p>66000</text:p>
              </table:table-cell>
              <table:table-cell office:value-type="float" office:value="3833420">
                <text:p>3833420</text:p>
              </table:table-cell>
              <table:table-cell office:value-type="float" office:value="66000">
                <text:p>66000</text:p>
              </table:table-cell>
              <table:table-cell office:value-type="float" office:value="2560446">
                <text:p>2560446</text:p>
              </table:table-cell>
              <table:table-cell office:value-type="float" office:value="66000">
                <text:p>66000</text:p>
              </table:table-cell>
              <table:table-cell office:value-type="float" office:value="2151277">
                <text:p>2151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0">
                <text:p>66500</text:p>
              </table:table-cell>
              <table:table-cell office:value-type="float" office:value="5596452">
                <text:p>5596452</text:p>
              </table:table-cell>
              <table:table-cell office:value-type="float" office:value="66500">
                <text:p>66500</text:p>
              </table:table-cell>
              <table:table-cell office:value-type="float" office:value="3569660">
                <text:p>3569660</text:p>
              </table:table-cell>
              <table:table-cell office:value-type="float" office:value="66500">
                <text:p>66500</text:p>
              </table:table-cell>
              <table:table-cell office:value-type="float" office:value="2247286">
                <text:p>2247286</text:p>
              </table:table-cell>
              <table:table-cell office:value-type="float" office:value="66500">
                <text:p>66500</text:p>
              </table:table-cell>
              <table:table-cell office:value-type="float" office:value="3168854">
                <text:p>3168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0">
                <text:p>67000</text:p>
              </table:table-cell>
              <table:table-cell office:value-type="float" office:value="5649056">
                <text:p>5649056</text:p>
              </table:table-cell>
              <table:table-cell office:value-type="float" office:value="67000">
                <text:p>67000</text:p>
              </table:table-cell>
              <table:table-cell office:value-type="float" office:value="3714701">
                <text:p>3714701</text:p>
              </table:table-cell>
              <table:table-cell office:value-type="float" office:value="67000">
                <text:p>67000</text:p>
              </table:table-cell>
              <table:table-cell office:value-type="float" office:value="2313097">
                <text:p>2313097</text:p>
              </table:table-cell>
              <table:table-cell office:value-type="float" office:value="67000">
                <text:p>67000</text:p>
              </table:table-cell>
              <table:table-cell office:value-type="float" office:value="1998839">
                <text:p>19988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0">
                <text:p>67500</text:p>
              </table:table-cell>
              <table:table-cell office:value-type="float" office:value="5683022">
                <text:p>5683022</text:p>
              </table:table-cell>
              <table:table-cell office:value-type="float" office:value="67500">
                <text:p>67500</text:p>
              </table:table-cell>
              <table:table-cell office:value-type="float" office:value="3810793">
                <text:p>3810793</text:p>
              </table:table-cell>
              <table:table-cell office:value-type="float" office:value="67500">
                <text:p>67500</text:p>
              </table:table-cell>
              <table:table-cell office:value-type="float" office:value="2176970">
                <text:p>2176970</text:p>
              </table:table-cell>
              <table:table-cell office:value-type="float" office:value="67500">
                <text:p>67500</text:p>
              </table:table-cell>
              <table:table-cell office:value-type="float" office:value="2183231">
                <text:p>21832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0">
                <text:p>68000</text:p>
              </table:table-cell>
              <table:table-cell office:value-type="float" office:value="5703350">
                <text:p>5703350</text:p>
              </table:table-cell>
              <table:table-cell office:value-type="float" office:value="68000">
                <text:p>68000</text:p>
              </table:table-cell>
              <table:table-cell office:value-type="float" office:value="3830747">
                <text:p>3830747</text:p>
              </table:table-cell>
              <table:table-cell office:value-type="float" office:value="68000">
                <text:p>68000</text:p>
              </table:table-cell>
              <table:table-cell office:value-type="float" office:value="2261435">
                <text:p>2261435</text:p>
              </table:table-cell>
              <table:table-cell office:value-type="float" office:value="68000">
                <text:p>68000</text:p>
              </table:table-cell>
              <table:table-cell office:value-type="float" office:value="1991275">
                <text:p>19912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0">
                <text:p>68500</text:p>
              </table:table-cell>
              <table:table-cell office:value-type="float" office:value="5816250">
                <text:p>5816250</text:p>
              </table:table-cell>
              <table:table-cell office:value-type="float" office:value="68500">
                <text:p>68500</text:p>
              </table:table-cell>
              <table:table-cell office:value-type="float" office:value="3717916">
                <text:p>3717916</text:p>
              </table:table-cell>
              <table:table-cell office:value-type="float" office:value="68500">
                <text:p>68500</text:p>
              </table:table-cell>
              <table:table-cell office:value-type="float" office:value="2209015">
                <text:p>2209015</text:p>
              </table:table-cell>
              <table:table-cell office:value-type="float" office:value="68500">
                <text:p>68500</text:p>
              </table:table-cell>
              <table:table-cell office:value-type="float" office:value="1976666">
                <text:p>1976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0">
                <text:p>69000</text:p>
              </table:table-cell>
              <table:table-cell office:value-type="float" office:value="5730375">
                <text:p>5730375</text:p>
              </table:table-cell>
              <table:table-cell office:value-type="float" office:value="69000">
                <text:p>69000</text:p>
              </table:table-cell>
              <table:table-cell office:value-type="float" office:value="3958473">
                <text:p>3958473</text:p>
              </table:table-cell>
              <table:table-cell office:value-type="float" office:value="69000">
                <text:p>69000</text:p>
              </table:table-cell>
              <table:table-cell office:value-type="float" office:value="2376812">
                <text:p>2376812</text:p>
              </table:table-cell>
              <table:table-cell office:value-type="float" office:value="69000">
                <text:p>69000</text:p>
              </table:table-cell>
              <table:table-cell office:value-type="float" office:value="2151136">
                <text:p>2151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0">
                <text:p>69500</text:p>
              </table:table-cell>
              <table:table-cell office:value-type="float" office:value="5831908">
                <text:p>5831908</text:p>
              </table:table-cell>
              <table:table-cell office:value-type="float" office:value="69500">
                <text:p>69500</text:p>
              </table:table-cell>
              <table:table-cell office:value-type="float" office:value="3923306">
                <text:p>3923306</text:p>
              </table:table-cell>
              <table:table-cell office:value-type="float" office:value="69500">
                <text:p>69500</text:p>
              </table:table-cell>
              <table:table-cell office:value-type="float" office:value="2309978">
                <text:p>2309978</text:p>
              </table:table-cell>
              <table:table-cell office:value-type="float" office:value="69500">
                <text:p>69500</text:p>
              </table:table-cell>
              <table:table-cell office:value-type="float" office:value="2335637">
                <text:p>23356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0">
                <text:p>70000</text:p>
              </table:table-cell>
              <table:table-cell office:value-type="float" office:value="6074260">
                <text:p>6074260</text:p>
              </table:table-cell>
              <table:table-cell office:value-type="float" office:value="70000">
                <text:p>70000</text:p>
              </table:table-cell>
              <table:table-cell office:value-type="float" office:value="3909923">
                <text:p>3909923</text:p>
              </table:table-cell>
              <table:table-cell office:value-type="float" office:value="70000">
                <text:p>70000</text:p>
              </table:table-cell>
              <table:table-cell office:value-type="float" office:value="2218159">
                <text:p>2218159</text:p>
              </table:table-cell>
              <table:table-cell office:value-type="float" office:value="70000">
                <text:p>70000</text:p>
              </table:table-cell>
              <table:table-cell office:value-type="float" office:value="2132398">
                <text:p>21323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0">
                <text:p>70500</text:p>
              </table:table-cell>
              <table:table-cell office:value-type="float" office:value="6051352">
                <text:p>6051352</text:p>
              </table:table-cell>
              <table:table-cell office:value-type="float" office:value="70500">
                <text:p>70500</text:p>
              </table:table-cell>
              <table:table-cell office:value-type="float" office:value="3927866">
                <text:p>3927866</text:p>
              </table:table-cell>
              <table:table-cell office:value-type="float" office:value="70500">
                <text:p>70500</text:p>
              </table:table-cell>
              <table:table-cell office:value-type="float" office:value="2363173">
                <text:p>2363173</text:p>
              </table:table-cell>
              <table:table-cell office:value-type="float" office:value="70500">
                <text:p>70500</text:p>
              </table:table-cell>
              <table:table-cell office:value-type="float" office:value="2061571">
                <text:p>20615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0">
                <text:p>71000</text:p>
              </table:table-cell>
              <table:table-cell office:value-type="float" office:value="6076377">
                <text:p>6076377</text:p>
              </table:table-cell>
              <table:table-cell office:value-type="float" office:value="71000">
                <text:p>71000</text:p>
              </table:table-cell>
              <table:table-cell office:value-type="float" office:value="3872616">
                <text:p>3872616</text:p>
              </table:table-cell>
              <table:table-cell office:value-type="float" office:value="71000">
                <text:p>71000</text:p>
              </table:table-cell>
              <table:table-cell office:value-type="float" office:value="2288196">
                <text:p>2288196</text:p>
              </table:table-cell>
              <table:table-cell office:value-type="float" office:value="71000">
                <text:p>71000</text:p>
              </table:table-cell>
              <table:table-cell office:value-type="float" office:value="2044252">
                <text:p>20442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0">
                <text:p>71500</text:p>
              </table:table-cell>
              <table:table-cell office:value-type="float" office:value="5979486">
                <text:p>5979486</text:p>
              </table:table-cell>
              <table:table-cell office:value-type="float" office:value="71500">
                <text:p>71500</text:p>
              </table:table-cell>
              <table:table-cell office:value-type="float" office:value="3837894">
                <text:p>3837894</text:p>
              </table:table-cell>
              <table:table-cell office:value-type="float" office:value="71500">
                <text:p>71500</text:p>
              </table:table-cell>
              <table:table-cell office:value-type="float" office:value="2302429">
                <text:p>2302429</text:p>
              </table:table-cell>
              <table:table-cell office:value-type="float" office:value="71500">
                <text:p>71500</text:p>
              </table:table-cell>
              <table:table-cell office:value-type="float" office:value="2505085">
                <text:p>25050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0">
                <text:p>72000</text:p>
              </table:table-cell>
              <table:table-cell office:value-type="float" office:value="5951227">
                <text:p>5951227</text:p>
              </table:table-cell>
              <table:table-cell office:value-type="float" office:value="72000">
                <text:p>72000</text:p>
              </table:table-cell>
              <table:table-cell office:value-type="float" office:value="3985541">
                <text:p>3985541</text:p>
              </table:table-cell>
              <table:table-cell office:value-type="float" office:value="72000">
                <text:p>72000</text:p>
              </table:table-cell>
              <table:table-cell office:value-type="float" office:value="2435878">
                <text:p>2435878</text:p>
              </table:table-cell>
              <table:table-cell office:value-type="float" office:value="72000">
                <text:p>72000</text:p>
              </table:table-cell>
              <table:table-cell office:value-type="float" office:value="2353404">
                <text:p>2353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0">
                <text:p>72500</text:p>
              </table:table-cell>
              <table:table-cell office:value-type="float" office:value="6094489">
                <text:p>6094489</text:p>
              </table:table-cell>
              <table:table-cell office:value-type="float" office:value="72500">
                <text:p>72500</text:p>
              </table:table-cell>
              <table:table-cell office:value-type="float" office:value="4048854">
                <text:p>4048854</text:p>
              </table:table-cell>
              <table:table-cell office:value-type="float" office:value="72500">
                <text:p>72500</text:p>
              </table:table-cell>
              <table:table-cell office:value-type="float" office:value="2353932">
                <text:p>2353932</text:p>
              </table:table-cell>
              <table:table-cell office:value-type="float" office:value="72500">
                <text:p>72500</text:p>
              </table:table-cell>
              <table:table-cell office:value-type="float" office:value="2098929">
                <text:p>20989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0">
                <text:p>73000</text:p>
              </table:table-cell>
              <table:table-cell office:value-type="float" office:value="6101535">
                <text:p>6101535</text:p>
              </table:table-cell>
              <table:table-cell office:value-type="float" office:value="73000">
                <text:p>73000</text:p>
              </table:table-cell>
              <table:table-cell office:value-type="float" office:value="4128413">
                <text:p>4128413</text:p>
              </table:table-cell>
              <table:table-cell office:value-type="float" office:value="73000">
                <text:p>73000</text:p>
              </table:table-cell>
              <table:table-cell office:value-type="float" office:value="2278062">
                <text:p>2278062</text:p>
              </table:table-cell>
              <table:table-cell office:value-type="float" office:value="73000">
                <text:p>73000</text:p>
              </table:table-cell>
              <table:table-cell office:value-type="float" office:value="2134569">
                <text:p>21345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0">
                <text:p>73500</text:p>
              </table:table-cell>
              <table:table-cell office:value-type="float" office:value="6231875">
                <text:p>6231875</text:p>
              </table:table-cell>
              <table:table-cell office:value-type="float" office:value="73500">
                <text:p>73500</text:p>
              </table:table-cell>
              <table:table-cell office:value-type="float" office:value="4050501">
                <text:p>4050501</text:p>
              </table:table-cell>
              <table:table-cell office:value-type="float" office:value="73500">
                <text:p>73500</text:p>
              </table:table-cell>
              <table:table-cell office:value-type="float" office:value="2401624">
                <text:p>2401624</text:p>
              </table:table-cell>
              <table:table-cell office:value-type="float" office:value="73500">
                <text:p>73500</text:p>
              </table:table-cell>
              <table:table-cell office:value-type="float" office:value="2093926">
                <text:p>2093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0">
                <text:p>74000</text:p>
              </table:table-cell>
              <table:table-cell office:value-type="float" office:value="6231495">
                <text:p>6231495</text:p>
              </table:table-cell>
              <table:table-cell office:value-type="float" office:value="74000">
                <text:p>74000</text:p>
              </table:table-cell>
              <table:table-cell office:value-type="float" office:value="4039746">
                <text:p>4039746</text:p>
              </table:table-cell>
              <table:table-cell office:value-type="float" office:value="74000">
                <text:p>74000</text:p>
              </table:table-cell>
              <table:table-cell office:value-type="float" office:value="2458227">
                <text:p>2458227</text:p>
              </table:table-cell>
              <table:table-cell office:value-type="float" office:value="74000">
                <text:p>74000</text:p>
              </table:table-cell>
              <table:table-cell office:value-type="float" office:value="2652737">
                <text:p>26527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0">
                <text:p>74500</text:p>
              </table:table-cell>
              <table:table-cell office:value-type="float" office:value="6258658">
                <text:p>6258658</text:p>
              </table:table-cell>
              <table:table-cell office:value-type="float" office:value="74500">
                <text:p>74500</text:p>
              </table:table-cell>
              <table:table-cell office:value-type="float" office:value="4130420">
                <text:p>4130420</text:p>
              </table:table-cell>
              <table:table-cell office:value-type="float" office:value="74500">
                <text:p>74500</text:p>
              </table:table-cell>
              <table:table-cell office:value-type="float" office:value="2410944">
                <text:p>2410944</text:p>
              </table:table-cell>
              <table:table-cell office:value-type="float" office:value="74500">
                <text:p>74500</text:p>
              </table:table-cell>
              <table:table-cell office:value-type="float" office:value="2152541">
                <text:p>21525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0">
                <text:p>75000</text:p>
              </table:table-cell>
              <table:table-cell office:value-type="float" office:value="6246515">
                <text:p>6246515</text:p>
              </table:table-cell>
              <table:table-cell office:value-type="float" office:value="75000">
                <text:p>75000</text:p>
              </table:table-cell>
              <table:table-cell office:value-type="float" office:value="4106044">
                <text:p>4106044</text:p>
              </table:table-cell>
              <table:table-cell office:value-type="float" office:value="75000">
                <text:p>75000</text:p>
              </table:table-cell>
              <table:table-cell office:value-type="float" office:value="2429707">
                <text:p>2429707</text:p>
              </table:table-cell>
              <table:table-cell office:value-type="float" office:value="75000">
                <text:p>75000</text:p>
              </table:table-cell>
              <table:table-cell office:value-type="float" office:value="2219612">
                <text:p>22196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0">
                <text:p>75500</text:p>
              </table:table-cell>
              <table:table-cell office:value-type="float" office:value="6337039">
                <text:p>6337039</text:p>
              </table:table-cell>
              <table:table-cell office:value-type="float" office:value="75500">
                <text:p>75500</text:p>
              </table:table-cell>
              <table:table-cell office:value-type="float" office:value="4082008">
                <text:p>4082008</text:p>
              </table:table-cell>
              <table:table-cell office:value-type="float" office:value="75500">
                <text:p>75500</text:p>
              </table:table-cell>
              <table:table-cell office:value-type="float" office:value="2437139">
                <text:p>2437139</text:p>
              </table:table-cell>
              <table:table-cell office:value-type="float" office:value="75500">
                <text:p>75500</text:p>
              </table:table-cell>
              <table:table-cell office:value-type="float" office:value="2224953">
                <text:p>22249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0">
                <text:p>76000</text:p>
              </table:table-cell>
              <table:table-cell office:value-type="float" office:value="6369252">
                <text:p>6369252</text:p>
              </table:table-cell>
              <table:table-cell office:value-type="float" office:value="76000">
                <text:p>76000</text:p>
              </table:table-cell>
              <table:table-cell office:value-type="float" office:value="4180755">
                <text:p>4180755</text:p>
              </table:table-cell>
              <table:table-cell office:value-type="float" office:value="76000">
                <text:p>76000</text:p>
              </table:table-cell>
              <table:table-cell office:value-type="float" office:value="2406405">
                <text:p>2406405</text:p>
              </table:table-cell>
              <table:table-cell office:value-type="float" office:value="76000">
                <text:p>76000</text:p>
              </table:table-cell>
              <table:table-cell office:value-type="float" office:value="2220152">
                <text:p>2220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0">
                <text:p>76500</text:p>
              </table:table-cell>
              <table:table-cell office:value-type="float" office:value="6443299">
                <text:p>6443299</text:p>
              </table:table-cell>
              <table:table-cell office:value-type="float" office:value="76500">
                <text:p>76500</text:p>
              </table:table-cell>
              <table:table-cell office:value-type="float" office:value="4233222">
                <text:p>4233222</text:p>
              </table:table-cell>
              <table:table-cell office:value-type="float" office:value="76500">
                <text:p>76500</text:p>
              </table:table-cell>
              <table:table-cell office:value-type="float" office:value="2527395">
                <text:p>2527395</text:p>
              </table:table-cell>
              <table:table-cell office:value-type="float" office:value="76500">
                <text:p>76500</text:p>
              </table:table-cell>
              <table:table-cell office:value-type="float" office:value="2259359">
                <text:p>22593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0">
                <text:p>77000</text:p>
              </table:table-cell>
              <table:table-cell office:value-type="float" office:value="6549594">
                <text:p>6549594</text:p>
              </table:table-cell>
              <table:table-cell office:value-type="float" office:value="77000">
                <text:p>77000</text:p>
              </table:table-cell>
              <table:table-cell office:value-type="float" office:value="4082652">
                <text:p>4082652</text:p>
              </table:table-cell>
              <table:table-cell office:value-type="float" office:value="77000">
                <text:p>77000</text:p>
              </table:table-cell>
              <table:table-cell office:value-type="float" office:value="2395345">
                <text:p>2395345</text:p>
              </table:table-cell>
              <table:table-cell office:value-type="float" office:value="77000">
                <text:p>77000</text:p>
              </table:table-cell>
              <table:table-cell office:value-type="float" office:value="2382770">
                <text:p>23827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0">
                <text:p>77500</text:p>
              </table:table-cell>
              <table:table-cell office:value-type="float" office:value="6550606">
                <text:p>6550606</text:p>
              </table:table-cell>
              <table:table-cell office:value-type="float" office:value="77500">
                <text:p>77500</text:p>
              </table:table-cell>
              <table:table-cell office:value-type="float" office:value="4311805">
                <text:p>4311805</text:p>
              </table:table-cell>
              <table:table-cell office:value-type="float" office:value="77500">
                <text:p>77500</text:p>
              </table:table-cell>
              <table:table-cell office:value-type="float" office:value="2629184">
                <text:p>2629184</text:p>
              </table:table-cell>
              <table:table-cell office:value-type="float" office:value="77500">
                <text:p>77500</text:p>
              </table:table-cell>
              <table:table-cell office:value-type="float" office:value="2415154">
                <text:p>24151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0">
                <text:p>78000</text:p>
              </table:table-cell>
              <table:table-cell office:value-type="float" office:value="6425788">
                <text:p>6425788</text:p>
              </table:table-cell>
              <table:table-cell office:value-type="float" office:value="78000">
                <text:p>78000</text:p>
              </table:table-cell>
              <table:table-cell office:value-type="float" office:value="4267546">
                <text:p>4267546</text:p>
              </table:table-cell>
              <table:table-cell office:value-type="float" office:value="78000">
                <text:p>78000</text:p>
              </table:table-cell>
              <table:table-cell office:value-type="float" office:value="2513804">
                <text:p>2513804</text:p>
              </table:table-cell>
              <table:table-cell office:value-type="float" office:value="78000">
                <text:p>78000</text:p>
              </table:table-cell>
              <table:table-cell office:value-type="float" office:value="2266023">
                <text:p>22660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0">
                <text:p>78500</text:p>
              </table:table-cell>
              <table:table-cell office:value-type="float" office:value="6549995">
                <text:p>6549995</text:p>
              </table:table-cell>
              <table:table-cell office:value-type="float" office:value="78500">
                <text:p>78500</text:p>
              </table:table-cell>
              <table:table-cell office:value-type="float" office:value="4378837">
                <text:p>4378837</text:p>
              </table:table-cell>
              <table:table-cell office:value-type="float" office:value="78500">
                <text:p>78500</text:p>
              </table:table-cell>
              <table:table-cell office:value-type="float" office:value="2473264">
                <text:p>2473264</text:p>
              </table:table-cell>
              <table:table-cell office:value-type="float" office:value="78500">
                <text:p>78500</text:p>
              </table:table-cell>
              <table:table-cell office:value-type="float" office:value="2402474">
                <text:p>24024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0">
                <text:p>79000</text:p>
              </table:table-cell>
              <table:table-cell office:value-type="float" office:value="6636408">
                <text:p>6636408</text:p>
              </table:table-cell>
              <table:table-cell office:value-type="float" office:value="79000">
                <text:p>79000</text:p>
              </table:table-cell>
              <table:table-cell office:value-type="float" office:value="4442339">
                <text:p>4442339</text:p>
              </table:table-cell>
              <table:table-cell office:value-type="float" office:value="79000">
                <text:p>79000</text:p>
              </table:table-cell>
              <table:table-cell office:value-type="float" office:value="2501308">
                <text:p>2501308</text:p>
              </table:table-cell>
              <table:table-cell office:value-type="float" office:value="79000">
                <text:p>79000</text:p>
              </table:table-cell>
              <table:table-cell office:value-type="float" office:value="3517658">
                <text:p>3517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0">
                <text:p>79500</text:p>
              </table:table-cell>
              <table:table-cell office:value-type="float" office:value="6735940">
                <text:p>6735940</text:p>
              </table:table-cell>
              <table:table-cell office:value-type="float" office:value="79500">
                <text:p>79500</text:p>
              </table:table-cell>
              <table:table-cell office:value-type="float" office:value="4225847">
                <text:p>4225847</text:p>
              </table:table-cell>
              <table:table-cell office:value-type="float" office:value="79500">
                <text:p>79500</text:p>
              </table:table-cell>
              <table:table-cell office:value-type="float" office:value="3548936">
                <text:p>3548936</text:p>
              </table:table-cell>
              <table:table-cell office:value-type="float" office:value="79500">
                <text:p>79500</text:p>
              </table:table-cell>
              <table:table-cell office:value-type="float" office:value="2778297">
                <text:p>27782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0">
                <text:p>80000</text:p>
              </table:table-cell>
              <table:table-cell office:value-type="float" office:value="6770246">
                <text:p>6770246</text:p>
              </table:table-cell>
              <table:table-cell office:value-type="float" office:value="80000">
                <text:p>80000</text:p>
              </table:table-cell>
              <table:table-cell office:value-type="float" office:value="4374518">
                <text:p>4374518</text:p>
              </table:table-cell>
              <table:table-cell office:value-type="float" office:value="80000">
                <text:p>80000</text:p>
              </table:table-cell>
              <table:table-cell office:value-type="float" office:value="3556027">
                <text:p>3556027</text:p>
              </table:table-cell>
              <table:table-cell office:value-type="float" office:value="80000">
                <text:p>80000</text:p>
              </table:table-cell>
              <table:table-cell office:value-type="float" office:value="2257502">
                <text:p>22575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0">
                <text:p>80500</text:p>
              </table:table-cell>
              <table:table-cell office:value-type="float" office:value="6731642">
                <text:p>6731642</text:p>
              </table:table-cell>
              <table:table-cell office:value-type="float" office:value="80500">
                <text:p>80500</text:p>
              </table:table-cell>
              <table:table-cell office:value-type="float" office:value="4358080">
                <text:p>4358080</text:p>
              </table:table-cell>
              <table:table-cell office:value-type="float" office:value="80500">
                <text:p>80500</text:p>
              </table:table-cell>
              <table:table-cell office:value-type="float" office:value="3536866">
                <text:p>3536866</text:p>
              </table:table-cell>
              <table:table-cell office:value-type="float" office:value="80500">
                <text:p>80500</text:p>
              </table:table-cell>
              <table:table-cell office:value-type="float" office:value="2303486">
                <text:p>23034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0">
                <text:p>81000</text:p>
              </table:table-cell>
              <table:table-cell office:value-type="float" office:value="6831344">
                <text:p>6831344</text:p>
              </table:table-cell>
              <table:table-cell office:value-type="float" office:value="81000">
                <text:p>81000</text:p>
              </table:table-cell>
              <table:table-cell office:value-type="float" office:value="4387746">
                <text:p>4387746</text:p>
              </table:table-cell>
              <table:table-cell office:value-type="float" office:value="81000">
                <text:p>81000</text:p>
              </table:table-cell>
              <table:table-cell office:value-type="float" office:value="3564701">
                <text:p>3564701</text:p>
              </table:table-cell>
              <table:table-cell office:value-type="float" office:value="81000">
                <text:p>81000</text:p>
              </table:table-cell>
              <table:table-cell office:value-type="float" office:value="2330510">
                <text:p>23305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0">
                <text:p>81500</text:p>
              </table:table-cell>
              <table:table-cell office:value-type="float" office:value="6839679">
                <text:p>6839679</text:p>
              </table:table-cell>
              <table:table-cell office:value-type="float" office:value="81500">
                <text:p>81500</text:p>
              </table:table-cell>
              <table:table-cell office:value-type="float" office:value="4409924">
                <text:p>4409924</text:p>
              </table:table-cell>
              <table:table-cell office:value-type="float" office:value="81500">
                <text:p>81500</text:p>
              </table:table-cell>
              <table:table-cell office:value-type="float" office:value="3529491">
                <text:p>3529491</text:p>
              </table:table-cell>
              <table:table-cell office:value-type="float" office:value="81500">
                <text:p>81500</text:p>
              </table:table-cell>
              <table:table-cell office:value-type="float" office:value="2598719">
                <text:p>25987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0">
                <text:p>82000</text:p>
              </table:table-cell>
              <table:table-cell office:value-type="float" office:value="6874838">
                <text:p>6874838</text:p>
              </table:table-cell>
              <table:table-cell office:value-type="float" office:value="82000">
                <text:p>82000</text:p>
              </table:table-cell>
              <table:table-cell office:value-type="float" office:value="4350960">
                <text:p>4350960</text:p>
              </table:table-cell>
              <table:table-cell office:value-type="float" office:value="82000">
                <text:p>82000</text:p>
              </table:table-cell>
              <table:table-cell office:value-type="float" office:value="3551577">
                <text:p>3551577</text:p>
              </table:table-cell>
              <table:table-cell office:value-type="float" office:value="82000">
                <text:p>82000</text:p>
              </table:table-cell>
              <table:table-cell office:value-type="float" office:value="2386541">
                <text:p>23865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0">
                <text:p>82500</text:p>
              </table:table-cell>
              <table:table-cell office:value-type="float" office:value="6955432">
                <text:p>6955432</text:p>
              </table:table-cell>
              <table:table-cell office:value-type="float" office:value="82500">
                <text:p>82500</text:p>
              </table:table-cell>
              <table:table-cell office:value-type="float" office:value="4459416">
                <text:p>4459416</text:p>
              </table:table-cell>
              <table:table-cell office:value-type="float" office:value="82500">
                <text:p>82500</text:p>
              </table:table-cell>
              <table:table-cell office:value-type="float" office:value="3621394">
                <text:p>3621394</text:p>
              </table:table-cell>
              <table:table-cell office:value-type="float" office:value="82500">
                <text:p>82500</text:p>
              </table:table-cell>
              <table:table-cell office:value-type="float" office:value="2381979">
                <text:p>23819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0">
                <text:p>83000</text:p>
              </table:table-cell>
              <table:table-cell office:value-type="float" office:value="6962100">
                <text:p>6962100</text:p>
              </table:table-cell>
              <table:table-cell office:value-type="float" office:value="83000">
                <text:p>83000</text:p>
              </table:table-cell>
              <table:table-cell office:value-type="float" office:value="4529304">
                <text:p>4529304</text:p>
              </table:table-cell>
              <table:table-cell office:value-type="float" office:value="83000">
                <text:p>83000</text:p>
              </table:table-cell>
              <table:table-cell office:value-type="float" office:value="3651117">
                <text:p>3651117</text:p>
              </table:table-cell>
              <table:table-cell office:value-type="float" office:value="83000">
                <text:p>83000</text:p>
              </table:table-cell>
              <table:table-cell office:value-type="float" office:value="2327280">
                <text:p>23272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0">
                <text:p>83500</text:p>
              </table:table-cell>
              <table:table-cell office:value-type="float" office:value="6986229">
                <text:p>6986229</text:p>
              </table:table-cell>
              <table:table-cell office:value-type="float" office:value="83500">
                <text:p>83500</text:p>
              </table:table-cell>
              <table:table-cell office:value-type="float" office:value="4591575">
                <text:p>4591575</text:p>
              </table:table-cell>
              <table:table-cell office:value-type="float" office:value="83500">
                <text:p>83500</text:p>
              </table:table-cell>
              <table:table-cell office:value-type="float" office:value="3586887">
                <text:p>3586887</text:p>
              </table:table-cell>
              <table:table-cell office:value-type="float" office:value="83500">
                <text:p>83500</text:p>
              </table:table-cell>
              <table:table-cell office:value-type="float" office:value="2454133">
                <text:p>24541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0">
                <text:p>84000</text:p>
              </table:table-cell>
              <table:table-cell office:value-type="float" office:value="7033559">
                <text:p>7033559</text:p>
              </table:table-cell>
              <table:table-cell office:value-type="float" office:value="84000">
                <text:p>84000</text:p>
              </table:table-cell>
              <table:table-cell office:value-type="float" office:value="4435832">
                <text:p>4435832</text:p>
              </table:table-cell>
              <table:table-cell office:value-type="float" office:value="84000">
                <text:p>84000</text:p>
              </table:table-cell>
              <table:table-cell office:value-type="float" office:value="3374140">
                <text:p>3374140</text:p>
              </table:table-cell>
              <table:table-cell office:value-type="float" office:value="84000">
                <text:p>84000</text:p>
              </table:table-cell>
              <table:table-cell office:value-type="float" office:value="2384049">
                <text:p>238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0">
                <text:p>84500</text:p>
              </table:table-cell>
              <table:table-cell office:value-type="float" office:value="7115581">
                <text:p>7115581</text:p>
              </table:table-cell>
              <table:table-cell office:value-type="float" office:value="84500">
                <text:p>84500</text:p>
              </table:table-cell>
              <table:table-cell office:value-type="float" office:value="4871799">
                <text:p>4871799</text:p>
              </table:table-cell>
              <table:table-cell office:value-type="float" office:value="84500">
                <text:p>84500</text:p>
              </table:table-cell>
              <table:table-cell office:value-type="float" office:value="2762531">
                <text:p>2762531</text:p>
              </table:table-cell>
              <table:table-cell office:value-type="float" office:value="84500">
                <text:p>84500</text:p>
              </table:table-cell>
              <table:table-cell office:value-type="float" office:value="2410178">
                <text:p>2410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0">
                <text:p>85000</text:p>
              </table:table-cell>
              <table:table-cell office:value-type="float" office:value="7163016">
                <text:p>7163016</text:p>
              </table:table-cell>
              <table:table-cell office:value-type="float" office:value="85000">
                <text:p>85000</text:p>
              </table:table-cell>
              <table:table-cell office:value-type="float" office:value="4484168">
                <text:p>4484168</text:p>
              </table:table-cell>
              <table:table-cell office:value-type="float" office:value="85000">
                <text:p>85000</text:p>
              </table:table-cell>
              <table:table-cell office:value-type="float" office:value="2769935">
                <text:p>2769935</text:p>
              </table:table-cell>
              <table:table-cell office:value-type="float" office:value="85000">
                <text:p>85000</text:p>
              </table:table-cell>
              <table:table-cell office:value-type="float" office:value="2388083">
                <text:p>23880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0">
                <text:p>85500</text:p>
              </table:table-cell>
              <table:table-cell office:value-type="float" office:value="7048192">
                <text:p>7048192</text:p>
              </table:table-cell>
              <table:table-cell office:value-type="float" office:value="85500">
                <text:p>85500</text:p>
              </table:table-cell>
              <table:table-cell office:value-type="float" office:value="4854289">
                <text:p>4854289</text:p>
              </table:table-cell>
              <table:table-cell office:value-type="float" office:value="85500">
                <text:p>85500</text:p>
              </table:table-cell>
              <table:table-cell office:value-type="float" office:value="2684785">
                <text:p>2684785</text:p>
              </table:table-cell>
              <table:table-cell office:value-type="float" office:value="85500">
                <text:p>85500</text:p>
              </table:table-cell>
              <table:table-cell office:value-type="float" office:value="2465876">
                <text:p>2465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0">
                <text:p>86000</text:p>
              </table:table-cell>
              <table:table-cell office:value-type="float" office:value="7079396">
                <text:p>7079396</text:p>
              </table:table-cell>
              <table:table-cell office:value-type="float" office:value="86000">
                <text:p>86000</text:p>
              </table:table-cell>
              <table:table-cell office:value-type="float" office:value="5354361">
                <text:p>5354361</text:p>
              </table:table-cell>
              <table:table-cell office:value-type="float" office:value="86000">
                <text:p>86000</text:p>
              </table:table-cell>
              <table:table-cell office:value-type="float" office:value="2745692">
                <text:p>2745692</text:p>
              </table:table-cell>
              <table:table-cell office:value-type="float" office:value="86000">
                <text:p>86000</text:p>
              </table:table-cell>
              <table:table-cell office:value-type="float" office:value="2404887">
                <text:p>24048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0">
                <text:p>86500</text:p>
              </table:table-cell>
              <table:table-cell office:value-type="float" office:value="7165582">
                <text:p>7165582</text:p>
              </table:table-cell>
              <table:table-cell office:value-type="float" office:value="86500">
                <text:p>86500</text:p>
              </table:table-cell>
              <table:table-cell office:value-type="float" office:value="4924278">
                <text:p>4924278</text:p>
              </table:table-cell>
              <table:table-cell office:value-type="float" office:value="86500">
                <text:p>86500</text:p>
              </table:table-cell>
              <table:table-cell office:value-type="float" office:value="2664695">
                <text:p>2664695</text:p>
              </table:table-cell>
              <table:table-cell office:value-type="float" office:value="86500">
                <text:p>86500</text:p>
              </table:table-cell>
              <table:table-cell office:value-type="float" office:value="2426917">
                <text:p>24269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0">
                <text:p>87000</text:p>
              </table:table-cell>
              <table:table-cell office:value-type="float" office:value="7383464">
                <text:p>7383464</text:p>
              </table:table-cell>
              <table:table-cell office:value-type="float" office:value="87000">
                <text:p>87000</text:p>
              </table:table-cell>
              <table:table-cell office:value-type="float" office:value="5423972">
                <text:p>5423972</text:p>
              </table:table-cell>
              <table:table-cell office:value-type="float" office:value="87000">
                <text:p>87000</text:p>
              </table:table-cell>
              <table:table-cell office:value-type="float" office:value="2775935">
                <text:p>2775935</text:p>
              </table:table-cell>
              <table:table-cell office:value-type="float" office:value="87000">
                <text:p>87000</text:p>
              </table:table-cell>
              <table:table-cell office:value-type="float" office:value="2468454">
                <text:p>2468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0">
                <text:p>87500</text:p>
              </table:table-cell>
              <table:table-cell office:value-type="float" office:value="7281475">
                <text:p>7281475</text:p>
              </table:table-cell>
              <table:table-cell office:value-type="float" office:value="87500">
                <text:p>87500</text:p>
              </table:table-cell>
              <table:table-cell office:value-type="float" office:value="5949331">
                <text:p>5949331</text:p>
              </table:table-cell>
              <table:table-cell office:value-type="float" office:value="87500">
                <text:p>87500</text:p>
              </table:table-cell>
              <table:table-cell office:value-type="float" office:value="2624999">
                <text:p>2624999</text:p>
              </table:table-cell>
              <table:table-cell office:value-type="float" office:value="87500">
                <text:p>87500</text:p>
              </table:table-cell>
              <table:table-cell office:value-type="float" office:value="2476508">
                <text:p>2476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0">
                <text:p>88000</text:p>
              </table:table-cell>
              <table:table-cell office:value-type="float" office:value="7376290">
                <text:p>7376290</text:p>
              </table:table-cell>
              <table:table-cell office:value-type="float" office:value="88000">
                <text:p>88000</text:p>
              </table:table-cell>
              <table:table-cell office:value-type="float" office:value="5392344">
                <text:p>5392344</text:p>
              </table:table-cell>
              <table:table-cell office:value-type="float" office:value="88000">
                <text:p>88000</text:p>
              </table:table-cell>
              <table:table-cell office:value-type="float" office:value="2713501">
                <text:p>2713501</text:p>
              </table:table-cell>
              <table:table-cell office:value-type="float" office:value="88000">
                <text:p>88000</text:p>
              </table:table-cell>
              <table:table-cell office:value-type="float" office:value="2481247">
                <text:p>24812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0">
                <text:p>88500</text:p>
              </table:table-cell>
              <table:table-cell office:value-type="float" office:value="7384497">
                <text:p>7384497</text:p>
              </table:table-cell>
              <table:table-cell office:value-type="float" office:value="88500">
                <text:p>88500</text:p>
              </table:table-cell>
              <table:table-cell office:value-type="float" office:value="6188449">
                <text:p>6188449</text:p>
              </table:table-cell>
              <table:table-cell office:value-type="float" office:value="88500">
                <text:p>88500</text:p>
              </table:table-cell>
              <table:table-cell office:value-type="float" office:value="2993173">
                <text:p>2993173</text:p>
              </table:table-cell>
              <table:table-cell office:value-type="float" office:value="88500">
                <text:p>88500</text:p>
              </table:table-cell>
              <table:table-cell office:value-type="float" office:value="2455714">
                <text:p>2455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0">
                <text:p>89000</text:p>
              </table:table-cell>
              <table:table-cell office:value-type="float" office:value="7547938">
                <text:p>7547938</text:p>
              </table:table-cell>
              <table:table-cell office:value-type="float" office:value="89000">
                <text:p>89000</text:p>
              </table:table-cell>
              <table:table-cell office:value-type="float" office:value="5052922">
                <text:p>5052922</text:p>
              </table:table-cell>
              <table:table-cell office:value-type="float" office:value="89000">
                <text:p>89000</text:p>
              </table:table-cell>
              <table:table-cell office:value-type="float" office:value="3004547">
                <text:p>3004547</text:p>
              </table:table-cell>
              <table:table-cell office:value-type="float" office:value="89000">
                <text:p>89000</text:p>
              </table:table-cell>
              <table:table-cell office:value-type="float" office:value="2683927">
                <text:p>26839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0">
                <text:p>89500</text:p>
              </table:table-cell>
              <table:table-cell office:value-type="float" office:value="7537852">
                <text:p>7537852</text:p>
              </table:table-cell>
              <table:table-cell office:value-type="float" office:value="89500">
                <text:p>89500</text:p>
              </table:table-cell>
              <table:table-cell office:value-type="float" office:value="5103554">
                <text:p>5103554</text:p>
              </table:table-cell>
              <table:table-cell office:value-type="float" office:value="89500">
                <text:p>89500</text:p>
              </table:table-cell>
              <table:table-cell office:value-type="float" office:value="3705081">
                <text:p>3705081</text:p>
              </table:table-cell>
              <table:table-cell office:value-type="float" office:value="89500">
                <text:p>89500</text:p>
              </table:table-cell>
              <table:table-cell office:value-type="float" office:value="2484777">
                <text:p>24847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0">
                <text:p>90000</text:p>
              </table:table-cell>
              <table:table-cell office:value-type="float" office:value="7543251">
                <text:p>7543251</text:p>
              </table:table-cell>
              <table:table-cell office:value-type="float" office:value="90000">
                <text:p>90000</text:p>
              </table:table-cell>
              <table:table-cell office:value-type="float" office:value="4989294">
                <text:p>4989294</text:p>
              </table:table-cell>
              <table:table-cell office:value-type="float" office:value="90000">
                <text:p>90000</text:p>
              </table:table-cell>
              <table:table-cell office:value-type="float" office:value="3473970">
                <text:p>3473970</text:p>
              </table:table-cell>
              <table:table-cell office:value-type="float" office:value="90000">
                <text:p>90000</text:p>
              </table:table-cell>
              <table:table-cell office:value-type="float" office:value="2754673">
                <text:p>27546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0">
                <text:p>90500</text:p>
              </table:table-cell>
              <table:table-cell office:value-type="float" office:value="7590788">
                <text:p>7590788</text:p>
              </table:table-cell>
              <table:table-cell office:value-type="float" office:value="90500">
                <text:p>90500</text:p>
              </table:table-cell>
              <table:table-cell office:value-type="float" office:value="5159498">
                <text:p>5159498</text:p>
              </table:table-cell>
              <table:table-cell office:value-type="float" office:value="90500">
                <text:p>90500</text:p>
              </table:table-cell>
              <table:table-cell office:value-type="float" office:value="3722708">
                <text:p>3722708</text:p>
              </table:table-cell>
              <table:table-cell office:value-type="float" office:value="90500">
                <text:p>90500</text:p>
              </table:table-cell>
              <table:table-cell office:value-type="float" office:value="2528361">
                <text:p>25283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0">
                <text:p>91000</text:p>
              </table:table-cell>
              <table:table-cell office:value-type="float" office:value="7622294">
                <text:p>7622294</text:p>
              </table:table-cell>
              <table:table-cell office:value-type="float" office:value="91000">
                <text:p>91000</text:p>
              </table:table-cell>
              <table:table-cell office:value-type="float" office:value="4892159">
                <text:p>4892159</text:p>
              </table:table-cell>
              <table:table-cell office:value-type="float" office:value="91000">
                <text:p>91000</text:p>
              </table:table-cell>
              <table:table-cell office:value-type="float" office:value="3760400">
                <text:p>3760400</text:p>
              </table:table-cell>
              <table:table-cell office:value-type="float" office:value="91000">
                <text:p>91000</text:p>
              </table:table-cell>
              <table:table-cell office:value-type="float" office:value="2554039">
                <text:p>25540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0">
                <text:p>91500</text:p>
              </table:table-cell>
              <table:table-cell office:value-type="float" office:value="7753405">
                <text:p>7753405</text:p>
              </table:table-cell>
              <table:table-cell office:value-type="float" office:value="91500">
                <text:p>91500</text:p>
              </table:table-cell>
              <table:table-cell office:value-type="float" office:value="4950681">
                <text:p>4950681</text:p>
              </table:table-cell>
              <table:table-cell office:value-type="float" office:value="91500">
                <text:p>91500</text:p>
              </table:table-cell>
              <table:table-cell office:value-type="float" office:value="3839339">
                <text:p>3839339</text:p>
              </table:table-cell>
              <table:table-cell office:value-type="float" office:value="91500">
                <text:p>91500</text:p>
              </table:table-cell>
              <table:table-cell office:value-type="float" office:value="2534870">
                <text:p>25348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0">
                <text:p>92000</text:p>
              </table:table-cell>
              <table:table-cell office:value-type="float" office:value="7698884">
                <text:p>7698884</text:p>
              </table:table-cell>
              <table:table-cell office:value-type="float" office:value="92000">
                <text:p>92000</text:p>
              </table:table-cell>
              <table:table-cell office:value-type="float" office:value="5172416">
                <text:p>5172416</text:p>
              </table:table-cell>
              <table:table-cell office:value-type="float" office:value="92000">
                <text:p>92000</text:p>
              </table:table-cell>
              <table:table-cell office:value-type="float" office:value="3734833">
                <text:p>3734833</text:p>
              </table:table-cell>
              <table:table-cell office:value-type="float" office:value="92000">
                <text:p>92000</text:p>
              </table:table-cell>
              <table:table-cell office:value-type="float" office:value="3008169">
                <text:p>30081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0">
                <text:p>92500</text:p>
              </table:table-cell>
              <table:table-cell office:value-type="float" office:value="7769952">
                <text:p>7769952</text:p>
              </table:table-cell>
              <table:table-cell office:value-type="float" office:value="92500">
                <text:p>92500</text:p>
              </table:table-cell>
              <table:table-cell office:value-type="float" office:value="5037106">
                <text:p>5037106</text:p>
              </table:table-cell>
              <table:table-cell office:value-type="float" office:value="92500">
                <text:p>92500</text:p>
              </table:table-cell>
              <table:table-cell office:value-type="float" office:value="4188715">
                <text:p>4188715</text:p>
              </table:table-cell>
              <table:table-cell office:value-type="float" office:value="92500">
                <text:p>92500</text:p>
              </table:table-cell>
              <table:table-cell office:value-type="float" office:value="2745566">
                <text:p>27455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0">
                <text:p>93000</text:p>
              </table:table-cell>
              <table:table-cell office:value-type="float" office:value="7767532">
                <text:p>7767532</text:p>
              </table:table-cell>
              <table:table-cell office:value-type="float" office:value="93000">
                <text:p>93000</text:p>
              </table:table-cell>
              <table:table-cell office:value-type="float" office:value="5268474">
                <text:p>5268474</text:p>
              </table:table-cell>
              <table:table-cell office:value-type="float" office:value="93000">
                <text:p>93000</text:p>
              </table:table-cell>
              <table:table-cell office:value-type="float" office:value="4649694">
                <text:p>4649694</text:p>
              </table:table-cell>
              <table:table-cell office:value-type="float" office:value="93000">
                <text:p>93000</text:p>
              </table:table-cell>
              <table:table-cell office:value-type="float" office:value="2866657">
                <text:p>2866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0">
                <text:p>93500</text:p>
              </table:table-cell>
              <table:table-cell office:value-type="float" office:value="7785707">
                <text:p>7785707</text:p>
              </table:table-cell>
              <table:table-cell office:value-type="float" office:value="93500">
                <text:p>93500</text:p>
              </table:table-cell>
              <table:table-cell office:value-type="float" office:value="5031088">
                <text:p>5031088</text:p>
              </table:table-cell>
              <table:table-cell office:value-type="float" office:value="93500">
                <text:p>93500</text:p>
              </table:table-cell>
              <table:table-cell office:value-type="float" office:value="4251661">
                <text:p>4251661</text:p>
              </table:table-cell>
              <table:table-cell office:value-type="float" office:value="93500">
                <text:p>93500</text:p>
              </table:table-cell>
              <table:table-cell office:value-type="float" office:value="2520012">
                <text:p>25200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0">
                <text:p>94000</text:p>
              </table:table-cell>
              <table:table-cell office:value-type="float" office:value="7995169">
                <text:p>7995169</text:p>
              </table:table-cell>
              <table:table-cell office:value-type="float" office:value="94000">
                <text:p>94000</text:p>
              </table:table-cell>
              <table:table-cell office:value-type="float" office:value="5234737">
                <text:p>5234737</text:p>
              </table:table-cell>
              <table:table-cell office:value-type="float" office:value="94000">
                <text:p>94000</text:p>
              </table:table-cell>
              <table:table-cell office:value-type="float" office:value="4177836">
                <text:p>4177836</text:p>
              </table:table-cell>
              <table:table-cell office:value-type="float" office:value="94000">
                <text:p>94000</text:p>
              </table:table-cell>
              <table:table-cell office:value-type="float" office:value="2648726">
                <text:p>26487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0">
                <text:p>94500</text:p>
              </table:table-cell>
              <table:table-cell office:value-type="float" office:value="7942754">
                <text:p>7942754</text:p>
              </table:table-cell>
              <table:table-cell office:value-type="float" office:value="94500">
                <text:p>94500</text:p>
              </table:table-cell>
              <table:table-cell office:value-type="float" office:value="4997539">
                <text:p>4997539</text:p>
              </table:table-cell>
              <table:table-cell office:value-type="float" office:value="94500">
                <text:p>94500</text:p>
              </table:table-cell>
              <table:table-cell office:value-type="float" office:value="4541071">
                <text:p>4541071</text:p>
              </table:table-cell>
              <table:table-cell office:value-type="float" office:value="94500">
                <text:p>94500</text:p>
              </table:table-cell>
              <table:table-cell office:value-type="float" office:value="2652531">
                <text:p>26525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0">
                <text:p>95000</text:p>
              </table:table-cell>
              <table:table-cell office:value-type="float" office:value="7940059">
                <text:p>7940059</text:p>
              </table:table-cell>
              <table:table-cell office:value-type="float" office:value="95000">
                <text:p>95000</text:p>
              </table:table-cell>
              <table:table-cell office:value-type="float" office:value="5189484">
                <text:p>5189484</text:p>
              </table:table-cell>
              <table:table-cell office:value-type="float" office:value="95000">
                <text:p>95000</text:p>
              </table:table-cell>
              <table:table-cell office:value-type="float" office:value="4425034">
                <text:p>4425034</text:p>
              </table:table-cell>
              <table:table-cell office:value-type="float" office:value="95000">
                <text:p>95000</text:p>
              </table:table-cell>
              <table:table-cell office:value-type="float" office:value="2590139">
                <text:p>25901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0">
                <text:p>95500</text:p>
              </table:table-cell>
              <table:table-cell office:value-type="float" office:value="8150763">
                <text:p>8150763</text:p>
              </table:table-cell>
              <table:table-cell office:value-type="float" office:value="95500">
                <text:p>95500</text:p>
              </table:table-cell>
              <table:table-cell office:value-type="float" office:value="5253316">
                <text:p>5253316</text:p>
              </table:table-cell>
              <table:table-cell office:value-type="float" office:value="95500">
                <text:p>95500</text:p>
              </table:table-cell>
              <table:table-cell office:value-type="float" office:value="4178906">
                <text:p>4178906</text:p>
              </table:table-cell>
              <table:table-cell office:value-type="float" office:value="95500">
                <text:p>95500</text:p>
              </table:table-cell>
              <table:table-cell office:value-type="float" office:value="2901328">
                <text:p>2901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0">
                <text:p>96000</text:p>
              </table:table-cell>
              <table:table-cell office:value-type="float" office:value="8130815">
                <text:p>8130815</text:p>
              </table:table-cell>
              <table:table-cell office:value-type="float" office:value="96000">
                <text:p>96000</text:p>
              </table:table-cell>
              <table:table-cell office:value-type="float" office:value="5271030">
                <text:p>5271030</text:p>
              </table:table-cell>
              <table:table-cell office:value-type="float" office:value="96000">
                <text:p>96000</text:p>
              </table:table-cell>
              <table:table-cell office:value-type="float" office:value="4316910">
                <text:p>4316910</text:p>
              </table:table-cell>
              <table:table-cell office:value-type="float" office:value="96000">
                <text:p>96000</text:p>
              </table:table-cell>
              <table:table-cell office:value-type="float" office:value="3107177">
                <text:p>3107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0">
                <text:p>96500</text:p>
              </table:table-cell>
              <table:table-cell office:value-type="float" office:value="8172783">
                <text:p>8172783</text:p>
              </table:table-cell>
              <table:table-cell office:value-type="float" office:value="96500">
                <text:p>96500</text:p>
              </table:table-cell>
              <table:table-cell office:value-type="float" office:value="5338849">
                <text:p>5338849</text:p>
              </table:table-cell>
              <table:table-cell office:value-type="float" office:value="96500">
                <text:p>96500</text:p>
              </table:table-cell>
              <table:table-cell office:value-type="float" office:value="4064086">
                <text:p>4064086</text:p>
              </table:table-cell>
              <table:table-cell office:value-type="float" office:value="96500">
                <text:p>96500</text:p>
              </table:table-cell>
              <table:table-cell office:value-type="float" office:value="2665915">
                <text:p>2665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0">
                <text:p>97000</text:p>
              </table:table-cell>
              <table:table-cell office:value-type="float" office:value="8191852">
                <text:p>8191852</text:p>
              </table:table-cell>
              <table:table-cell office:value-type="float" office:value="97000">
                <text:p>97000</text:p>
              </table:table-cell>
              <table:table-cell office:value-type="float" office:value="5197326">
                <text:p>5197326</text:p>
              </table:table-cell>
              <table:table-cell office:value-type="float" office:value="97000">
                <text:p>97000</text:p>
              </table:table-cell>
              <table:table-cell office:value-type="float" office:value="4385894">
                <text:p>4385894</text:p>
              </table:table-cell>
              <table:table-cell office:value-type="float" office:value="97000">
                <text:p>97000</text:p>
              </table:table-cell>
              <table:table-cell office:value-type="float" office:value="2554201">
                <text:p>2554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0">
                <text:p>97500</text:p>
              </table:table-cell>
              <table:table-cell office:value-type="float" office:value="8247886">
                <text:p>8247886</text:p>
              </table:table-cell>
              <table:table-cell office:value-type="float" office:value="97500">
                <text:p>97500</text:p>
              </table:table-cell>
              <table:table-cell office:value-type="float" office:value="5056155">
                <text:p>5056155</text:p>
              </table:table-cell>
              <table:table-cell office:value-type="float" office:value="97500">
                <text:p>97500</text:p>
              </table:table-cell>
              <table:table-cell office:value-type="float" office:value="4244528">
                <text:p>4244528</text:p>
              </table:table-cell>
              <table:table-cell office:value-type="float" office:value="97500">
                <text:p>97500</text:p>
              </table:table-cell>
              <table:table-cell office:value-type="float" office:value="2827572">
                <text:p>2827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0">
                <text:p>98000</text:p>
              </table:table-cell>
              <table:table-cell office:value-type="float" office:value="8302981">
                <text:p>8302981</text:p>
              </table:table-cell>
              <table:table-cell office:value-type="float" office:value="98000">
                <text:p>98000</text:p>
              </table:table-cell>
              <table:table-cell office:value-type="float" office:value="5414003">
                <text:p>5414003</text:p>
              </table:table-cell>
              <table:table-cell office:value-type="float" office:value="98000">
                <text:p>98000</text:p>
              </table:table-cell>
              <table:table-cell office:value-type="float" office:value="4250072">
                <text:p>4250072</text:p>
              </table:table-cell>
              <table:table-cell office:value-type="float" office:value="98000">
                <text:p>98000</text:p>
              </table:table-cell>
              <table:table-cell office:value-type="float" office:value="2594909">
                <text:p>25949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0">
                <text:p>98500</text:p>
              </table:table-cell>
              <table:table-cell office:value-type="float" office:value="8371413">
                <text:p>8371413</text:p>
              </table:table-cell>
              <table:table-cell office:value-type="float" office:value="98500">
                <text:p>98500</text:p>
              </table:table-cell>
              <table:table-cell office:value-type="float" office:value="5387767">
                <text:p>5387767</text:p>
              </table:table-cell>
              <table:table-cell office:value-type="float" office:value="98500">
                <text:p>98500</text:p>
              </table:table-cell>
              <table:table-cell office:value-type="float" office:value="4128652">
                <text:p>4128652</text:p>
              </table:table-cell>
              <table:table-cell office:value-type="float" office:value="98500">
                <text:p>98500</text:p>
              </table:table-cell>
              <table:table-cell office:value-type="float" office:value="2870817">
                <text:p>2870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0">
                <text:p>99000</text:p>
              </table:table-cell>
              <table:table-cell office:value-type="float" office:value="8277546">
                <text:p>8277546</text:p>
              </table:table-cell>
              <table:table-cell office:value-type="float" office:value="99000">
                <text:p>99000</text:p>
              </table:table-cell>
              <table:table-cell office:value-type="float" office:value="5419881">
                <text:p>5419881</text:p>
              </table:table-cell>
              <table:table-cell office:value-type="float" office:value="99000">
                <text:p>99000</text:p>
              </table:table-cell>
              <table:table-cell office:value-type="float" office:value="3809033">
                <text:p>3809033</text:p>
              </table:table-cell>
              <table:table-cell office:value-type="float" office:value="99000">
                <text:p>99000</text:p>
              </table:table-cell>
              <table:table-cell office:value-type="float" office:value="10935664">
                <text:p>109356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0">
                <text:p>99500</text:p>
              </table:table-cell>
              <table:table-cell office:value-type="float" office:value="8410910">
                <text:p>8410910</text:p>
              </table:table-cell>
              <table:table-cell office:value-type="float" office:value="99500">
                <text:p>99500</text:p>
              </table:table-cell>
              <table:table-cell office:value-type="float" office:value="5436788">
                <text:p>5436788</text:p>
              </table:table-cell>
              <table:table-cell office:value-type="float" office:value="99500">
                <text:p>99500</text:p>
              </table:table-cell>
              <table:table-cell office:value-type="float" office:value="3617343">
                <text:p>3617343</text:p>
              </table:table-cell>
              <table:table-cell office:value-type="float" office:value="99500">
                <text:p>99500</text:p>
              </table:table-cell>
              <table:table-cell office:value-type="float" office:value="2879601">
                <text:p>28796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0">
                <text:p>100000</text:p>
              </table:table-cell>
              <table:table-cell office:value-type="float" office:value="8447233">
                <text:p>8447233</text:p>
              </table:table-cell>
              <table:table-cell office:value-type="float" office:value="100000">
                <text:p>100000</text:p>
              </table:table-cell>
              <table:table-cell office:value-type="float" office:value="5338297">
                <text:p>5338297</text:p>
              </table:table-cell>
              <table:table-cell office:value-type="float" office:value="100000">
                <text:p>100000</text:p>
              </table:table-cell>
              <table:table-cell office:value-type="float" office:value="3481514">
                <text:p>3481514</text:p>
              </table:table-cell>
              <table:table-cell office:value-type="float" office:value="100000">
                <text:p>100000</text:p>
              </table:table-cell>
              <table:table-cell office:value-type="float" office:value="4093222">
                <text:p>40932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00">
                <text:p>100500</text:p>
              </table:table-cell>
              <table:table-cell office:value-type="float" office:value="8551790">
                <text:p>8551790</text:p>
              </table:table-cell>
              <table:table-cell office:value-type="float" office:value="100500">
                <text:p>100500</text:p>
              </table:table-cell>
              <table:table-cell office:value-type="float" office:value="5459352">
                <text:p>5459352</text:p>
              </table:table-cell>
              <table:table-cell office:value-type="float" office:value="100500">
                <text:p>100500</text:p>
              </table:table-cell>
              <table:table-cell office:value-type="float" office:value="3307679">
                <text:p>3307679</text:p>
              </table:table-cell>
              <table:table-cell office:value-type="float" office:value="100500">
                <text:p>100500</text:p>
              </table:table-cell>
              <table:table-cell office:value-type="float" office:value="2833139">
                <text:p>2833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00">
                <text:p>101000</text:p>
              </table:table-cell>
              <table:table-cell office:value-type="float" office:value="8447485">
                <text:p>8447485</text:p>
              </table:table-cell>
              <table:table-cell office:value-type="float" office:value="101000">
                <text:p>101000</text:p>
              </table:table-cell>
              <table:table-cell office:value-type="float" office:value="5395310">
                <text:p>5395310</text:p>
              </table:table-cell>
              <table:table-cell office:value-type="float" office:value="101000">
                <text:p>101000</text:p>
              </table:table-cell>
              <table:table-cell office:value-type="float" office:value="3501891">
                <text:p>3501891</text:p>
              </table:table-cell>
              <table:table-cell office:value-type="float" office:value="101000">
                <text:p>101000</text:p>
              </table:table-cell>
              <table:table-cell office:value-type="float" office:value="3080520">
                <text:p>30805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00">
                <text:p>101500</text:p>
              </table:table-cell>
              <table:table-cell office:value-type="float" office:value="8530273">
                <text:p>8530273</text:p>
              </table:table-cell>
              <table:table-cell office:value-type="float" office:value="101500">
                <text:p>101500</text:p>
              </table:table-cell>
              <table:table-cell office:value-type="float" office:value="5494279">
                <text:p>5494279</text:p>
              </table:table-cell>
              <table:table-cell office:value-type="float" office:value="101500">
                <text:p>101500</text:p>
              </table:table-cell>
              <table:table-cell office:value-type="float" office:value="3540351">
                <text:p>3540351</text:p>
              </table:table-cell>
              <table:table-cell office:value-type="float" office:value="101500">
                <text:p>101500</text:p>
              </table:table-cell>
              <table:table-cell office:value-type="float" office:value="3021939">
                <text:p>30219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00">
                <text:p>102000</text:p>
              </table:table-cell>
              <table:table-cell office:value-type="float" office:value="8484889">
                <text:p>8484889</text:p>
              </table:table-cell>
              <table:table-cell office:value-type="float" office:value="102000">
                <text:p>102000</text:p>
              </table:table-cell>
              <table:table-cell office:value-type="float" office:value="5316028">
                <text:p>5316028</text:p>
              </table:table-cell>
              <table:table-cell office:value-type="float" office:value="102000">
                <text:p>102000</text:p>
              </table:table-cell>
              <table:table-cell office:value-type="float" office:value="3482167">
                <text:p>3482167</text:p>
              </table:table-cell>
              <table:table-cell office:value-type="float" office:value="102000">
                <text:p>102000</text:p>
              </table:table-cell>
              <table:table-cell office:value-type="float" office:value="2796826">
                <text:p>2796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00">
                <text:p>102500</text:p>
              </table:table-cell>
              <table:table-cell office:value-type="float" office:value="8682985">
                <text:p>8682985</text:p>
              </table:table-cell>
              <table:table-cell office:value-type="float" office:value="102500">
                <text:p>102500</text:p>
              </table:table-cell>
              <table:table-cell office:value-type="float" office:value="5549180">
                <text:p>5549180</text:p>
              </table:table-cell>
              <table:table-cell office:value-type="float" office:value="102500">
                <text:p>102500</text:p>
              </table:table-cell>
              <table:table-cell office:value-type="float" office:value="3558687">
                <text:p>3558687</text:p>
              </table:table-cell>
              <table:table-cell office:value-type="float" office:value="102500">
                <text:p>102500</text:p>
              </table:table-cell>
              <table:table-cell office:value-type="float" office:value="3152569">
                <text:p>31525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00">
                <text:p>103000</text:p>
              </table:table-cell>
              <table:table-cell office:value-type="float" office:value="8680036">
                <text:p>8680036</text:p>
              </table:table-cell>
              <table:table-cell office:value-type="float" office:value="103000">
                <text:p>103000</text:p>
              </table:table-cell>
              <table:table-cell office:value-type="float" office:value="5556209">
                <text:p>5556209</text:p>
              </table:table-cell>
              <table:table-cell office:value-type="float" office:value="103000">
                <text:p>103000</text:p>
              </table:table-cell>
              <table:table-cell office:value-type="float" office:value="3518174">
                <text:p>3518174</text:p>
              </table:table-cell>
              <table:table-cell office:value-type="float" office:value="103000">
                <text:p>103000</text:p>
              </table:table-cell>
              <table:table-cell office:value-type="float" office:value="9941422">
                <text:p>99414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00">
                <text:p>103500</text:p>
              </table:table-cell>
              <table:table-cell office:value-type="float" office:value="8627103">
                <text:p>8627103</text:p>
              </table:table-cell>
              <table:table-cell office:value-type="float" office:value="103500">
                <text:p>103500</text:p>
              </table:table-cell>
              <table:table-cell office:value-type="float" office:value="5521564">
                <text:p>5521564</text:p>
              </table:table-cell>
              <table:table-cell office:value-type="float" office:value="103500">
                <text:p>103500</text:p>
              </table:table-cell>
              <table:table-cell office:value-type="float" office:value="3365024">
                <text:p>3365024</text:p>
              </table:table-cell>
              <table:table-cell office:value-type="float" office:value="103500">
                <text:p>103500</text:p>
              </table:table-cell>
              <table:table-cell office:value-type="float" office:value="9785627">
                <text:p>97856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00">
                <text:p>104000</text:p>
              </table:table-cell>
              <table:table-cell office:value-type="float" office:value="8812733">
                <text:p>8812733</text:p>
              </table:table-cell>
              <table:table-cell office:value-type="float" office:value="104000">
                <text:p>104000</text:p>
              </table:table-cell>
              <table:table-cell office:value-type="float" office:value="5675689">
                <text:p>5675689</text:p>
              </table:table-cell>
              <table:table-cell office:value-type="float" office:value="104000">
                <text:p>104000</text:p>
              </table:table-cell>
              <table:table-cell office:value-type="float" office:value="3435590">
                <text:p>3435590</text:p>
              </table:table-cell>
              <table:table-cell office:value-type="float" office:value="104000">
                <text:p>104000</text:p>
              </table:table-cell>
              <table:table-cell office:value-type="float" office:value="2961022">
                <text:p>29610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00">
                <text:p>104500</text:p>
              </table:table-cell>
              <table:table-cell office:value-type="float" office:value="8834093">
                <text:p>8834093</text:p>
              </table:table-cell>
              <table:table-cell office:value-type="float" office:value="104500">
                <text:p>104500</text:p>
              </table:table-cell>
              <table:table-cell office:value-type="float" office:value="5654135">
                <text:p>5654135</text:p>
              </table:table-cell>
              <table:table-cell office:value-type="float" office:value="104500">
                <text:p>104500</text:p>
              </table:table-cell>
              <table:table-cell office:value-type="float" office:value="3506483">
                <text:p>3506483</text:p>
              </table:table-cell>
              <table:table-cell office:value-type="float" office:value="104500">
                <text:p>104500</text:p>
              </table:table-cell>
              <table:table-cell office:value-type="float" office:value="2962835">
                <text:p>29628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00">
                <text:p>105000</text:p>
              </table:table-cell>
              <table:table-cell office:value-type="float" office:value="8795714">
                <text:p>8795714</text:p>
              </table:table-cell>
              <table:table-cell office:value-type="float" office:value="105000">
                <text:p>105000</text:p>
              </table:table-cell>
              <table:table-cell office:value-type="float" office:value="5904515">
                <text:p>5904515</text:p>
              </table:table-cell>
              <table:table-cell office:value-type="float" office:value="105000">
                <text:p>105000</text:p>
              </table:table-cell>
              <table:table-cell office:value-type="float" office:value="3721740">
                <text:p>3721740</text:p>
              </table:table-cell>
              <table:table-cell office:value-type="float" office:value="105000">
                <text:p>105000</text:p>
              </table:table-cell>
              <table:table-cell office:value-type="float" office:value="3174376">
                <text:p>31743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00">
                <text:p>105500</text:p>
              </table:table-cell>
              <table:table-cell office:value-type="float" office:value="8847860">
                <text:p>8847860</text:p>
              </table:table-cell>
              <table:table-cell office:value-type="float" office:value="105500">
                <text:p>105500</text:p>
              </table:table-cell>
              <table:table-cell office:value-type="float" office:value="5652923">
                <text:p>5652923</text:p>
              </table:table-cell>
              <table:table-cell office:value-type="float" office:value="105500">
                <text:p>105500</text:p>
              </table:table-cell>
              <table:table-cell office:value-type="float" office:value="3571359">
                <text:p>3571359</text:p>
              </table:table-cell>
              <table:table-cell office:value-type="float" office:value="105500">
                <text:p>105500</text:p>
              </table:table-cell>
              <table:table-cell office:value-type="float" office:value="2918967">
                <text:p>29189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00">
                <text:p>106000</text:p>
              </table:table-cell>
              <table:table-cell office:value-type="float" office:value="8882773">
                <text:p>8882773</text:p>
              </table:table-cell>
              <table:table-cell office:value-type="float" office:value="106000">
                <text:p>106000</text:p>
              </table:table-cell>
              <table:table-cell office:value-type="float" office:value="5508454">
                <text:p>5508454</text:p>
              </table:table-cell>
              <table:table-cell office:value-type="float" office:value="106000">
                <text:p>106000</text:p>
              </table:table-cell>
              <table:table-cell office:value-type="float" office:value="3756550">
                <text:p>3756550</text:p>
              </table:table-cell>
              <table:table-cell office:value-type="float" office:value="106000">
                <text:p>106000</text:p>
              </table:table-cell>
              <table:table-cell office:value-type="float" office:value="3081656">
                <text:p>30816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00">
                <text:p>106500</text:p>
              </table:table-cell>
              <table:table-cell office:value-type="float" office:value="8859154">
                <text:p>8859154</text:p>
              </table:table-cell>
              <table:table-cell office:value-type="float" office:value="106500">
                <text:p>106500</text:p>
              </table:table-cell>
              <table:table-cell office:value-type="float" office:value="5731275">
                <text:p>5731275</text:p>
              </table:table-cell>
              <table:table-cell office:value-type="float" office:value="106500">
                <text:p>106500</text:p>
              </table:table-cell>
              <table:table-cell office:value-type="float" office:value="3717318">
                <text:p>3717318</text:p>
              </table:table-cell>
              <table:table-cell office:value-type="float" office:value="106500">
                <text:p>106500</text:p>
              </table:table-cell>
              <table:table-cell office:value-type="float" office:value="3274542">
                <text:p>3274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00">
                <text:p>107000</text:p>
              </table:table-cell>
              <table:table-cell office:value-type="float" office:value="8933249">
                <text:p>8933249</text:p>
              </table:table-cell>
              <table:table-cell office:value-type="float" office:value="107000">
                <text:p>107000</text:p>
              </table:table-cell>
              <table:table-cell office:value-type="float" office:value="5773760">
                <text:p>5773760</text:p>
              </table:table-cell>
              <table:table-cell office:value-type="float" office:value="107000">
                <text:p>107000</text:p>
              </table:table-cell>
              <table:table-cell office:value-type="float" office:value="3619774">
                <text:p>3619774</text:p>
              </table:table-cell>
              <table:table-cell office:value-type="float" office:value="107000">
                <text:p>107000</text:p>
              </table:table-cell>
              <table:table-cell office:value-type="float" office:value="3102546">
                <text:p>31025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00">
                <text:p>107500</text:p>
              </table:table-cell>
              <table:table-cell office:value-type="float" office:value="9117846">
                <text:p>9117846</text:p>
              </table:table-cell>
              <table:table-cell office:value-type="float" office:value="107500">
                <text:p>107500</text:p>
              </table:table-cell>
              <table:table-cell office:value-type="float" office:value="5793930">
                <text:p>5793930</text:p>
              </table:table-cell>
              <table:table-cell office:value-type="float" office:value="107500">
                <text:p>107500</text:p>
              </table:table-cell>
              <table:table-cell office:value-type="float" office:value="3747464">
                <text:p>3747464</text:p>
              </table:table-cell>
              <table:table-cell office:value-type="float" office:value="107500">
                <text:p>107500</text:p>
              </table:table-cell>
              <table:table-cell office:value-type="float" office:value="3036738">
                <text:p>30367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00">
                <text:p>108000</text:p>
              </table:table-cell>
              <table:table-cell office:value-type="float" office:value="9130921">
                <text:p>9130921</text:p>
              </table:table-cell>
              <table:table-cell office:value-type="float" office:value="108000">
                <text:p>108000</text:p>
              </table:table-cell>
              <table:table-cell office:value-type="float" office:value="5857988">
                <text:p>5857988</text:p>
              </table:table-cell>
              <table:table-cell office:value-type="float" office:value="108000">
                <text:p>108000</text:p>
              </table:table-cell>
              <table:table-cell office:value-type="float" office:value="3619955">
                <text:p>3619955</text:p>
              </table:table-cell>
              <table:table-cell office:value-type="float" office:value="108000">
                <text:p>108000</text:p>
              </table:table-cell>
              <table:table-cell office:value-type="float" office:value="3321945">
                <text:p>33219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00">
                <text:p>108500</text:p>
              </table:table-cell>
              <table:table-cell office:value-type="float" office:value="9080178">
                <text:p>9080178</text:p>
              </table:table-cell>
              <table:table-cell office:value-type="float" office:value="108500">
                <text:p>108500</text:p>
              </table:table-cell>
              <table:table-cell office:value-type="float" office:value="5869127">
                <text:p>5869127</text:p>
              </table:table-cell>
              <table:table-cell office:value-type="float" office:value="108500">
                <text:p>108500</text:p>
              </table:table-cell>
              <table:table-cell office:value-type="float" office:value="3682693">
                <text:p>3682693</text:p>
              </table:table-cell>
              <table:table-cell office:value-type="float" office:value="108500">
                <text:p>108500</text:p>
              </table:table-cell>
              <table:table-cell office:value-type="float" office:value="3038279">
                <text:p>30382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00">
                <text:p>109000</text:p>
              </table:table-cell>
              <table:table-cell office:value-type="float" office:value="9295942">
                <text:p>9295942</text:p>
              </table:table-cell>
              <table:table-cell office:value-type="float" office:value="109000">
                <text:p>109000</text:p>
              </table:table-cell>
              <table:table-cell office:value-type="float" office:value="5783337">
                <text:p>5783337</text:p>
              </table:table-cell>
              <table:table-cell office:value-type="float" office:value="109000">
                <text:p>109000</text:p>
              </table:table-cell>
              <table:table-cell office:value-type="float" office:value="3855394">
                <text:p>3855394</text:p>
              </table:table-cell>
              <table:table-cell office:value-type="float" office:value="109000">
                <text:p>109000</text:p>
              </table:table-cell>
              <table:table-cell office:value-type="float" office:value="3158097">
                <text:p>31580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00">
                <text:p>109500</text:p>
              </table:table-cell>
              <table:table-cell office:value-type="float" office:value="9307070">
                <text:p>9307070</text:p>
              </table:table-cell>
              <table:table-cell office:value-type="float" office:value="109500">
                <text:p>109500</text:p>
              </table:table-cell>
              <table:table-cell office:value-type="float" office:value="5938486">
                <text:p>5938486</text:p>
              </table:table-cell>
              <table:table-cell office:value-type="float" office:value="109500">
                <text:p>109500</text:p>
              </table:table-cell>
              <table:table-cell office:value-type="float" office:value="3762863">
                <text:p>3762863</text:p>
              </table:table-cell>
              <table:table-cell office:value-type="float" office:value="109500">
                <text:p>109500</text:p>
              </table:table-cell>
              <table:table-cell office:value-type="float" office:value="3241106">
                <text:p>32411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00">
                <text:p>110000</text:p>
              </table:table-cell>
              <table:table-cell office:value-type="float" office:value="9224743">
                <text:p>9224743</text:p>
              </table:table-cell>
              <table:table-cell office:value-type="float" office:value="110000">
                <text:p>110000</text:p>
              </table:table-cell>
              <table:table-cell office:value-type="float" office:value="5954346">
                <text:p>5954346</text:p>
              </table:table-cell>
              <table:table-cell office:value-type="float" office:value="110000">
                <text:p>110000</text:p>
              </table:table-cell>
              <table:table-cell office:value-type="float" office:value="3549606">
                <text:p>3549606</text:p>
              </table:table-cell>
              <table:table-cell office:value-type="float" office:value="110000">
                <text:p>110000</text:p>
              </table:table-cell>
              <table:table-cell office:value-type="float" office:value="3535162">
                <text:p>35351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00">
                <text:p>110500</text:p>
              </table:table-cell>
              <table:table-cell office:value-type="float" office:value="9362014">
                <text:p>9362014</text:p>
              </table:table-cell>
              <table:table-cell office:value-type="float" office:value="110500">
                <text:p>110500</text:p>
              </table:table-cell>
              <table:table-cell office:value-type="float" office:value="6106532">
                <text:p>6106532</text:p>
              </table:table-cell>
              <table:table-cell office:value-type="float" office:value="110500">
                <text:p>110500</text:p>
              </table:table-cell>
              <table:table-cell office:value-type="float" office:value="3636415">
                <text:p>3636415</text:p>
              </table:table-cell>
              <table:table-cell office:value-type="float" office:value="110500">
                <text:p>110500</text:p>
              </table:table-cell>
              <table:table-cell office:value-type="float" office:value="3336751">
                <text:p>33367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00">
                <text:p>111000</text:p>
              </table:table-cell>
              <table:table-cell office:value-type="float" office:value="9278298">
                <text:p>9278298</text:p>
              </table:table-cell>
              <table:table-cell office:value-type="float" office:value="111000">
                <text:p>111000</text:p>
              </table:table-cell>
              <table:table-cell office:value-type="float" office:value="5997279">
                <text:p>5997279</text:p>
              </table:table-cell>
              <table:table-cell office:value-type="float" office:value="111000">
                <text:p>111000</text:p>
              </table:table-cell>
              <table:table-cell office:value-type="float" office:value="3799763">
                <text:p>3799763</text:p>
              </table:table-cell>
              <table:table-cell office:value-type="float" office:value="111000">
                <text:p>111000</text:p>
              </table:table-cell>
              <table:table-cell office:value-type="float" office:value="3265347">
                <text:p>32653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00">
                <text:p>111500</text:p>
              </table:table-cell>
              <table:table-cell office:value-type="float" office:value="9415490">
                <text:p>9415490</text:p>
              </table:table-cell>
              <table:table-cell office:value-type="float" office:value="111500">
                <text:p>111500</text:p>
              </table:table-cell>
              <table:table-cell office:value-type="float" office:value="5900138">
                <text:p>5900138</text:p>
              </table:table-cell>
              <table:table-cell office:value-type="float" office:value="111500">
                <text:p>111500</text:p>
              </table:table-cell>
              <table:table-cell office:value-type="float" office:value="3764107">
                <text:p>3764107</text:p>
              </table:table-cell>
              <table:table-cell office:value-type="float" office:value="111500">
                <text:p>111500</text:p>
              </table:table-cell>
              <table:table-cell office:value-type="float" office:value="3243980">
                <text:p>3243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00">
                <text:p>112000</text:p>
              </table:table-cell>
              <table:table-cell office:value-type="float" office:value="9387242">
                <text:p>9387242</text:p>
              </table:table-cell>
              <table:table-cell office:value-type="float" office:value="112000">
                <text:p>112000</text:p>
              </table:table-cell>
              <table:table-cell office:value-type="float" office:value="6062194">
                <text:p>6062194</text:p>
              </table:table-cell>
              <table:table-cell office:value-type="float" office:value="112000">
                <text:p>112000</text:p>
              </table:table-cell>
              <table:table-cell office:value-type="float" office:value="3876244">
                <text:p>3876244</text:p>
              </table:table-cell>
              <table:table-cell office:value-type="float" office:value="112000">
                <text:p>112000</text:p>
              </table:table-cell>
              <table:table-cell office:value-type="float" office:value="3195995">
                <text:p>31959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00">
                <text:p>112500</text:p>
              </table:table-cell>
              <table:table-cell office:value-type="float" office:value="9476458">
                <text:p>9476458</text:p>
              </table:table-cell>
              <table:table-cell office:value-type="float" office:value="112500">
                <text:p>112500</text:p>
              </table:table-cell>
              <table:table-cell office:value-type="float" office:value="6146266">
                <text:p>6146266</text:p>
              </table:table-cell>
              <table:table-cell office:value-type="float" office:value="112500">
                <text:p>112500</text:p>
              </table:table-cell>
              <table:table-cell office:value-type="float" office:value="3812912">
                <text:p>3812912</text:p>
              </table:table-cell>
              <table:table-cell office:value-type="float" office:value="112500">
                <text:p>112500</text:p>
              </table:table-cell>
              <table:table-cell office:value-type="float" office:value="3383438">
                <text:p>33834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00">
                <text:p>113000</text:p>
              </table:table-cell>
              <table:table-cell office:value-type="float" office:value="9578146">
                <text:p>9578146</text:p>
              </table:table-cell>
              <table:table-cell office:value-type="float" office:value="113000">
                <text:p>113000</text:p>
              </table:table-cell>
              <table:table-cell office:value-type="float" office:value="6052530">
                <text:p>6052530</text:p>
              </table:table-cell>
              <table:table-cell office:value-type="float" office:value="113000">
                <text:p>113000</text:p>
              </table:table-cell>
              <table:table-cell office:value-type="float" office:value="3754797">
                <text:p>3754797</text:p>
              </table:table-cell>
              <table:table-cell office:value-type="float" office:value="113000">
                <text:p>113000</text:p>
              </table:table-cell>
              <table:table-cell office:value-type="float" office:value="3286706">
                <text:p>32867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00">
                <text:p>113500</text:p>
              </table:table-cell>
              <table:table-cell office:value-type="float" office:value="9467467">
                <text:p>9467467</text:p>
              </table:table-cell>
              <table:table-cell office:value-type="float" office:value="113500">
                <text:p>113500</text:p>
              </table:table-cell>
              <table:table-cell office:value-type="float" office:value="6035285">
                <text:p>6035285</text:p>
              </table:table-cell>
              <table:table-cell office:value-type="float" office:value="113500">
                <text:p>113500</text:p>
              </table:table-cell>
              <table:table-cell office:value-type="float" office:value="3967987">
                <text:p>3967987</text:p>
              </table:table-cell>
              <table:table-cell office:value-type="float" office:value="113500">
                <text:p>113500</text:p>
              </table:table-cell>
              <table:table-cell office:value-type="float" office:value="3187369">
                <text:p>31873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00">
                <text:p>114000</text:p>
              </table:table-cell>
              <table:table-cell office:value-type="float" office:value="9591485">
                <text:p>9591485</text:p>
              </table:table-cell>
              <table:table-cell office:value-type="float" office:value="114000">
                <text:p>114000</text:p>
              </table:table-cell>
              <table:table-cell office:value-type="float" office:value="6130508">
                <text:p>6130508</text:p>
              </table:table-cell>
              <table:table-cell office:value-type="float" office:value="114000">
                <text:p>114000</text:p>
              </table:table-cell>
              <table:table-cell office:value-type="float" office:value="3922480">
                <text:p>3922480</text:p>
              </table:table-cell>
              <table:table-cell office:value-type="float" office:value="114000">
                <text:p>114000</text:p>
              </table:table-cell>
              <table:table-cell office:value-type="float" office:value="3260668">
                <text:p>32606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00">
                <text:p>114500</text:p>
              </table:table-cell>
              <table:table-cell office:value-type="float" office:value="9577048">
                <text:p>9577048</text:p>
              </table:table-cell>
              <table:table-cell office:value-type="float" office:value="114500">
                <text:p>114500</text:p>
              </table:table-cell>
              <table:table-cell office:value-type="float" office:value="6219498">
                <text:p>6219498</text:p>
              </table:table-cell>
              <table:table-cell office:value-type="float" office:value="114500">
                <text:p>114500</text:p>
              </table:table-cell>
              <table:table-cell office:value-type="float" office:value="4010823">
                <text:p>4010823</text:p>
              </table:table-cell>
              <table:table-cell office:value-type="float" office:value="114500">
                <text:p>114500</text:p>
              </table:table-cell>
              <table:table-cell office:value-type="float" office:value="3477367">
                <text:p>34773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00">
                <text:p>115000</text:p>
              </table:table-cell>
              <table:table-cell office:value-type="float" office:value="9687168">
                <text:p>9687168</text:p>
              </table:table-cell>
              <table:table-cell office:value-type="float" office:value="115000">
                <text:p>115000</text:p>
              </table:table-cell>
              <table:table-cell office:value-type="float" office:value="6213960">
                <text:p>6213960</text:p>
              </table:table-cell>
              <table:table-cell office:value-type="float" office:value="115000">
                <text:p>115000</text:p>
              </table:table-cell>
              <table:table-cell office:value-type="float" office:value="3956183">
                <text:p>3956183</text:p>
              </table:table-cell>
              <table:table-cell office:value-type="float" office:value="115000">
                <text:p>115000</text:p>
              </table:table-cell>
              <table:table-cell office:value-type="float" office:value="3265256">
                <text:p>32652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00">
                <text:p>115500</text:p>
              </table:table-cell>
              <table:table-cell office:value-type="float" office:value="9635329">
                <text:p>9635329</text:p>
              </table:table-cell>
              <table:table-cell office:value-type="float" office:value="115500">
                <text:p>115500</text:p>
              </table:table-cell>
              <table:table-cell office:value-type="float" office:value="6223366">
                <text:p>6223366</text:p>
              </table:table-cell>
              <table:table-cell office:value-type="float" office:value="115500">
                <text:p>115500</text:p>
              </table:table-cell>
              <table:table-cell office:value-type="float" office:value="3796976">
                <text:p>3796976</text:p>
              </table:table-cell>
              <table:table-cell office:value-type="float" office:value="115500">
                <text:p>115500</text:p>
              </table:table-cell>
              <table:table-cell office:value-type="float" office:value="3228202">
                <text:p>3228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00">
                <text:p>116000</text:p>
              </table:table-cell>
              <table:table-cell office:value-type="float" office:value="9958181">
                <text:p>9958181</text:p>
              </table:table-cell>
              <table:table-cell office:value-type="float" office:value="116000">
                <text:p>116000</text:p>
              </table:table-cell>
              <table:table-cell office:value-type="float" office:value="6252643">
                <text:p>6252643</text:p>
              </table:table-cell>
              <table:table-cell office:value-type="float" office:value="116000">
                <text:p>116000</text:p>
              </table:table-cell>
              <table:table-cell office:value-type="float" office:value="3878560">
                <text:p>3878560</text:p>
              </table:table-cell>
              <table:table-cell office:value-type="float" office:value="116000">
                <text:p>116000</text:p>
              </table:table-cell>
              <table:table-cell office:value-type="float" office:value="3179975">
                <text:p>31799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00">
                <text:p>116500</text:p>
              </table:table-cell>
              <table:table-cell office:value-type="float" office:value="9912820">
                <text:p>9912820</text:p>
              </table:table-cell>
              <table:table-cell office:value-type="float" office:value="116500">
                <text:p>116500</text:p>
              </table:table-cell>
              <table:table-cell office:value-type="float" office:value="6286629">
                <text:p>6286629</text:p>
              </table:table-cell>
              <table:table-cell office:value-type="float" office:value="116500">
                <text:p>116500</text:p>
              </table:table-cell>
              <table:table-cell office:value-type="float" office:value="3857814">
                <text:p>3857814</text:p>
              </table:table-cell>
              <table:table-cell office:value-type="float" office:value="116500">
                <text:p>116500</text:p>
              </table:table-cell>
              <table:table-cell office:value-type="float" office:value="3377130">
                <text:p>33771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00">
                <text:p>117000</text:p>
              </table:table-cell>
              <table:table-cell office:value-type="float" office:value="9830390">
                <text:p>9830390</text:p>
              </table:table-cell>
              <table:table-cell office:value-type="float" office:value="117000">
                <text:p>117000</text:p>
              </table:table-cell>
              <table:table-cell office:value-type="float" office:value="6440694">
                <text:p>6440694</text:p>
              </table:table-cell>
              <table:table-cell office:value-type="float" office:value="117000">
                <text:p>117000</text:p>
              </table:table-cell>
              <table:table-cell office:value-type="float" office:value="3843640">
                <text:p>3843640</text:p>
              </table:table-cell>
              <table:table-cell office:value-type="float" office:value="117000">
                <text:p>117000</text:p>
              </table:table-cell>
              <table:table-cell office:value-type="float" office:value="3455378">
                <text:p>34553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00">
                <text:p>117500</text:p>
              </table:table-cell>
              <table:table-cell office:value-type="float" office:value="10027230">
                <text:p>10027230</text:p>
              </table:table-cell>
              <table:table-cell office:value-type="float" office:value="117500">
                <text:p>117500</text:p>
              </table:table-cell>
              <table:table-cell office:value-type="float" office:value="6452764">
                <text:p>6452764</text:p>
              </table:table-cell>
              <table:table-cell office:value-type="float" office:value="117500">
                <text:p>117500</text:p>
              </table:table-cell>
              <table:table-cell office:value-type="float" office:value="4192169">
                <text:p>4192169</text:p>
              </table:table-cell>
              <table:table-cell office:value-type="float" office:value="117500">
                <text:p>117500</text:p>
              </table:table-cell>
              <table:table-cell office:value-type="float" office:value="3424473">
                <text:p>34244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00">
                <text:p>118000</text:p>
              </table:table-cell>
              <table:table-cell office:value-type="float" office:value="10241515">
                <text:p>10241515</text:p>
              </table:table-cell>
              <table:table-cell office:value-type="float" office:value="118000">
                <text:p>118000</text:p>
              </table:table-cell>
              <table:table-cell office:value-type="float" office:value="6203919">
                <text:p>6203919</text:p>
              </table:table-cell>
              <table:table-cell office:value-type="float" office:value="118000">
                <text:p>118000</text:p>
              </table:table-cell>
              <table:table-cell office:value-type="float" office:value="4045003">
                <text:p>4045003</text:p>
              </table:table-cell>
              <table:table-cell office:value-type="float" office:value="118000">
                <text:p>118000</text:p>
              </table:table-cell>
              <table:table-cell office:value-type="float" office:value="3374359">
                <text:p>33743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00">
                <text:p>118500</text:p>
              </table:table-cell>
              <table:table-cell office:value-type="float" office:value="9996688">
                <text:p>9996688</text:p>
              </table:table-cell>
              <table:table-cell office:value-type="float" office:value="118500">
                <text:p>118500</text:p>
              </table:table-cell>
              <table:table-cell office:value-type="float" office:value="6517907">
                <text:p>6517907</text:p>
              </table:table-cell>
              <table:table-cell office:value-type="float" office:value="118500">
                <text:p>118500</text:p>
              </table:table-cell>
              <table:table-cell office:value-type="float" office:value="3887586">
                <text:p>3887586</text:p>
              </table:table-cell>
              <table:table-cell office:value-type="float" office:value="118500">
                <text:p>118500</text:p>
              </table:table-cell>
              <table:table-cell office:value-type="float" office:value="3460991">
                <text:p>3460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00">
                <text:p>119000</text:p>
              </table:table-cell>
              <table:table-cell office:value-type="float" office:value="10019097">
                <text:p>10019097</text:p>
              </table:table-cell>
              <table:table-cell office:value-type="float" office:value="119000">
                <text:p>119000</text:p>
              </table:table-cell>
              <table:table-cell office:value-type="float" office:value="6426501">
                <text:p>6426501</text:p>
              </table:table-cell>
              <table:table-cell office:value-type="float" office:value="119000">
                <text:p>119000</text:p>
              </table:table-cell>
              <table:table-cell office:value-type="float" office:value="3967150">
                <text:p>3967150</text:p>
              </table:table-cell>
              <table:table-cell office:value-type="float" office:value="119000">
                <text:p>119000</text:p>
              </table:table-cell>
              <table:table-cell office:value-type="float" office:value="3282536">
                <text:p>32825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00">
                <text:p>119500</text:p>
              </table:table-cell>
              <table:table-cell office:value-type="float" office:value="9995833">
                <text:p>9995833</text:p>
              </table:table-cell>
              <table:table-cell office:value-type="float" office:value="119500">
                <text:p>119500</text:p>
              </table:table-cell>
              <table:table-cell office:value-type="float" office:value="6325127">
                <text:p>6325127</text:p>
              </table:table-cell>
              <table:table-cell office:value-type="float" office:value="119500">
                <text:p>119500</text:p>
              </table:table-cell>
              <table:table-cell office:value-type="float" office:value="4010185">
                <text:p>4010185</text:p>
              </table:table-cell>
              <table:table-cell office:value-type="float" office:value="119500">
                <text:p>119500</text:p>
              </table:table-cell>
              <table:table-cell office:value-type="float" office:value="3850843">
                <text:p>38508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00">
                <text:p>120000</text:p>
              </table:table-cell>
              <table:table-cell office:value-type="float" office:value="10318299">
                <text:p>10318299</text:p>
              </table:table-cell>
              <table:table-cell office:value-type="float" office:value="120000">
                <text:p>120000</text:p>
              </table:table-cell>
              <table:table-cell office:value-type="float" office:value="6462461">
                <text:p>6462461</text:p>
              </table:table-cell>
              <table:table-cell office:value-type="float" office:value="120000">
                <text:p>120000</text:p>
              </table:table-cell>
              <table:table-cell office:value-type="float" office:value="4000278">
                <text:p>4000278</text:p>
              </table:table-cell>
              <table:table-cell office:value-type="float" office:value="120000">
                <text:p>120000</text:p>
              </table:table-cell>
              <table:table-cell office:value-type="float" office:value="3447821">
                <text:p>34478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00">
                <text:p>120500</text:p>
              </table:table-cell>
              <table:table-cell office:value-type="float" office:value="10270752">
                <text:p>10270752</text:p>
              </table:table-cell>
              <table:table-cell office:value-type="float" office:value="120500">
                <text:p>120500</text:p>
              </table:table-cell>
              <table:table-cell office:value-type="float" office:value="6546841">
                <text:p>6546841</text:p>
              </table:table-cell>
              <table:table-cell office:value-type="float" office:value="120500">
                <text:p>120500</text:p>
              </table:table-cell>
              <table:table-cell office:value-type="float" office:value="4110858">
                <text:p>4110858</text:p>
              </table:table-cell>
              <table:table-cell office:value-type="float" office:value="120500">
                <text:p>120500</text:p>
              </table:table-cell>
              <table:table-cell office:value-type="float" office:value="3414945">
                <text:p>34149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00">
                <text:p>121000</text:p>
              </table:table-cell>
              <table:table-cell office:value-type="float" office:value="10154191">
                <text:p>10154191</text:p>
              </table:table-cell>
              <table:table-cell office:value-type="float" office:value="121000">
                <text:p>121000</text:p>
              </table:table-cell>
              <table:table-cell office:value-type="float" office:value="6517043">
                <text:p>6517043</text:p>
              </table:table-cell>
              <table:table-cell office:value-type="float" office:value="121000">
                <text:p>121000</text:p>
              </table:table-cell>
              <table:table-cell office:value-type="float" office:value="4079912">
                <text:p>4079912</text:p>
              </table:table-cell>
              <table:table-cell office:value-type="float" office:value="121000">
                <text:p>121000</text:p>
              </table:table-cell>
              <table:table-cell office:value-type="float" office:value="3847199">
                <text:p>38471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00">
                <text:p>121500</text:p>
              </table:table-cell>
              <table:table-cell office:value-type="float" office:value="10295893">
                <text:p>10295893</text:p>
              </table:table-cell>
              <table:table-cell office:value-type="float" office:value="121500">
                <text:p>121500</text:p>
              </table:table-cell>
              <table:table-cell office:value-type="float" office:value="6405068">
                <text:p>6405068</text:p>
              </table:table-cell>
              <table:table-cell office:value-type="float" office:value="121500">
                <text:p>121500</text:p>
              </table:table-cell>
              <table:table-cell office:value-type="float" office:value="4151152">
                <text:p>4151152</text:p>
              </table:table-cell>
              <table:table-cell office:value-type="float" office:value="121500">
                <text:p>121500</text:p>
              </table:table-cell>
              <table:table-cell office:value-type="float" office:value="3401704">
                <text:p>34017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00">
                <text:p>122000</text:p>
              </table:table-cell>
              <table:table-cell office:value-type="float" office:value="10317875">
                <text:p>10317875</text:p>
              </table:table-cell>
              <table:table-cell office:value-type="float" office:value="122000">
                <text:p>122000</text:p>
              </table:table-cell>
              <table:table-cell office:value-type="float" office:value="6423037">
                <text:p>6423037</text:p>
              </table:table-cell>
              <table:table-cell office:value-type="float" office:value="122000">
                <text:p>122000</text:p>
              </table:table-cell>
              <table:table-cell office:value-type="float" office:value="4025708">
                <text:p>4025708</text:p>
              </table:table-cell>
              <table:table-cell office:value-type="float" office:value="122000">
                <text:p>122000</text:p>
              </table:table-cell>
              <table:table-cell office:value-type="float" office:value="3379394">
                <text:p>33793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00">
                <text:p>122500</text:p>
              </table:table-cell>
              <table:table-cell office:value-type="float" office:value="10323505">
                <text:p>10323505</text:p>
              </table:table-cell>
              <table:table-cell office:value-type="float" office:value="122500">
                <text:p>122500</text:p>
              </table:table-cell>
              <table:table-cell office:value-type="float" office:value="6719256">
                <text:p>6719256</text:p>
              </table:table-cell>
              <table:table-cell office:value-type="float" office:value="122500">
                <text:p>122500</text:p>
              </table:table-cell>
              <table:table-cell office:value-type="float" office:value="4069493">
                <text:p>4069493</text:p>
              </table:table-cell>
              <table:table-cell office:value-type="float" office:value="122500">
                <text:p>122500</text:p>
              </table:table-cell>
              <table:table-cell office:value-type="float" office:value="3309719">
                <text:p>33097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00">
                <text:p>123000</text:p>
              </table:table-cell>
              <table:table-cell office:value-type="float" office:value="10899885">
                <text:p>10899885</text:p>
              </table:table-cell>
              <table:table-cell office:value-type="float" office:value="123000">
                <text:p>123000</text:p>
              </table:table-cell>
              <table:table-cell office:value-type="float" office:value="7203594">
                <text:p>7203594</text:p>
              </table:table-cell>
              <table:table-cell office:value-type="float" office:value="123000">
                <text:p>123000</text:p>
              </table:table-cell>
              <table:table-cell office:value-type="float" office:value="4878604">
                <text:p>4878604</text:p>
              </table:table-cell>
              <table:table-cell office:value-type="float" office:value="123000">
                <text:p>123000</text:p>
              </table:table-cell>
              <table:table-cell office:value-type="float" office:value="4177026">
                <text:p>41770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00">
                <text:p>123500</text:p>
              </table:table-cell>
              <table:table-cell office:value-type="float" office:value="11344945">
                <text:p>11344945</text:p>
              </table:table-cell>
              <table:table-cell office:value-type="float" office:value="123500">
                <text:p>123500</text:p>
              </table:table-cell>
              <table:table-cell office:value-type="float" office:value="7235806">
                <text:p>7235806</text:p>
              </table:table-cell>
              <table:table-cell office:value-type="float" office:value="123500">
                <text:p>123500</text:p>
              </table:table-cell>
              <table:table-cell office:value-type="float" office:value="5176435">
                <text:p>5176435</text:p>
              </table:table-cell>
              <table:table-cell office:value-type="float" office:value="123500">
                <text:p>123500</text:p>
              </table:table-cell>
              <table:table-cell office:value-type="float" office:value="3853035">
                <text:p>38530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00">
                <text:p>124000</text:p>
              </table:table-cell>
              <table:table-cell office:value-type="float" office:value="10953260">
                <text:p>10953260</text:p>
              </table:table-cell>
              <table:table-cell office:value-type="float" office:value="124000">
                <text:p>124000</text:p>
              </table:table-cell>
              <table:table-cell office:value-type="float" office:value="6943354">
                <text:p>6943354</text:p>
              </table:table-cell>
              <table:table-cell office:value-type="float" office:value="124000">
                <text:p>124000</text:p>
              </table:table-cell>
              <table:table-cell office:value-type="float" office:value="5574212">
                <text:p>5574212</text:p>
              </table:table-cell>
              <table:table-cell office:value-type="float" office:value="124000">
                <text:p>124000</text:p>
              </table:table-cell>
              <table:table-cell office:value-type="float" office:value="4364887">
                <text:p>43648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00">
                <text:p>124500</text:p>
              </table:table-cell>
              <table:table-cell office:value-type="float" office:value="11169502">
                <text:p>11169502</text:p>
              </table:table-cell>
              <table:table-cell office:value-type="float" office:value="124500">
                <text:p>124500</text:p>
              </table:table-cell>
              <table:table-cell office:value-type="float" office:value="7512104">
                <text:p>7512104</text:p>
              </table:table-cell>
              <table:table-cell office:value-type="float" office:value="124500">
                <text:p>124500</text:p>
              </table:table-cell>
              <table:table-cell office:value-type="float" office:value="4578701">
                <text:p>4578701</text:p>
              </table:table-cell>
              <table:table-cell office:value-type="float" office:value="124500">
                <text:p>124500</text:p>
              </table:table-cell>
              <table:table-cell office:value-type="float" office:value="4218583">
                <text:p>42185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00">
                <text:p>125000</text:p>
              </table:table-cell>
              <table:table-cell office:value-type="float" office:value="11226831">
                <text:p>11226831</text:p>
              </table:table-cell>
              <table:table-cell office:value-type="float" office:value="125000">
                <text:p>125000</text:p>
              </table:table-cell>
              <table:table-cell office:value-type="float" office:value="7383253">
                <text:p>7383253</text:p>
              </table:table-cell>
              <table:table-cell office:value-type="float" office:value="125000">
                <text:p>125000</text:p>
              </table:table-cell>
              <table:table-cell office:value-type="float" office:value="4846187">
                <text:p>4846187</text:p>
              </table:table-cell>
              <table:table-cell office:value-type="float" office:value="125000">
                <text:p>125000</text:p>
              </table:table-cell>
              <table:table-cell office:value-type="float" office:value="3940140">
                <text:p>39401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00">
                <text:p>125500</text:p>
              </table:table-cell>
              <table:table-cell office:value-type="float" office:value="11335847">
                <text:p>11335847</text:p>
              </table:table-cell>
              <table:table-cell office:value-type="float" office:value="125500">
                <text:p>125500</text:p>
              </table:table-cell>
              <table:table-cell office:value-type="float" office:value="7460902">
                <text:p>7460902</text:p>
              </table:table-cell>
              <table:table-cell office:value-type="float" office:value="125500">
                <text:p>125500</text:p>
              </table:table-cell>
              <table:table-cell office:value-type="float" office:value="4753697">
                <text:p>4753697</text:p>
              </table:table-cell>
              <table:table-cell office:value-type="float" office:value="125500">
                <text:p>125500</text:p>
              </table:table-cell>
              <table:table-cell office:value-type="float" office:value="3726773">
                <text:p>37267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00">
                <text:p>126000</text:p>
              </table:table-cell>
              <table:table-cell office:value-type="float" office:value="11461056">
                <text:p>11461056</text:p>
              </table:table-cell>
              <table:table-cell office:value-type="float" office:value="126000">
                <text:p>126000</text:p>
              </table:table-cell>
              <table:table-cell office:value-type="float" office:value="7415707">
                <text:p>7415707</text:p>
              </table:table-cell>
              <table:table-cell office:value-type="float" office:value="126000">
                <text:p>126000</text:p>
              </table:table-cell>
              <table:table-cell office:value-type="float" office:value="4478677">
                <text:p>4478677</text:p>
              </table:table-cell>
              <table:table-cell office:value-type="float" office:value="126000">
                <text:p>126000</text:p>
              </table:table-cell>
              <table:table-cell office:value-type="float" office:value="3779141">
                <text:p>37791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00">
                <text:p>126500</text:p>
              </table:table-cell>
              <table:table-cell office:value-type="float" office:value="11248884">
                <text:p>11248884</text:p>
              </table:table-cell>
              <table:table-cell office:value-type="float" office:value="126500">
                <text:p>126500</text:p>
              </table:table-cell>
              <table:table-cell office:value-type="float" office:value="7557739">
                <text:p>7557739</text:p>
              </table:table-cell>
              <table:table-cell office:value-type="float" office:value="126500">
                <text:p>126500</text:p>
              </table:table-cell>
              <table:table-cell office:value-type="float" office:value="4942070">
                <text:p>4942070</text:p>
              </table:table-cell>
              <table:table-cell office:value-type="float" office:value="126500">
                <text:p>126500</text:p>
              </table:table-cell>
              <table:table-cell office:value-type="float" office:value="3893303">
                <text:p>3893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00">
                <text:p>127000</text:p>
              </table:table-cell>
              <table:table-cell office:value-type="float" office:value="11128764">
                <text:p>11128764</text:p>
              </table:table-cell>
              <table:table-cell office:value-type="float" office:value="127000">
                <text:p>127000</text:p>
              </table:table-cell>
              <table:table-cell office:value-type="float" office:value="7501376">
                <text:p>7501376</text:p>
              </table:table-cell>
              <table:table-cell office:value-type="float" office:value="127000">
                <text:p>127000</text:p>
              </table:table-cell>
              <table:table-cell office:value-type="float" office:value="4874057">
                <text:p>4874057</text:p>
              </table:table-cell>
              <table:table-cell office:value-type="float" office:value="127000">
                <text:p>127000</text:p>
              </table:table-cell>
              <table:table-cell office:value-type="float" office:value="4251861">
                <text:p>42518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00">
                <text:p>127500</text:p>
              </table:table-cell>
              <table:table-cell office:value-type="float" office:value="11404049">
                <text:p>11404049</text:p>
              </table:table-cell>
              <table:table-cell office:value-type="float" office:value="127500">
                <text:p>127500</text:p>
              </table:table-cell>
              <table:table-cell office:value-type="float" office:value="7433265">
                <text:p>7433265</text:p>
              </table:table-cell>
              <table:table-cell office:value-type="float" office:value="127500">
                <text:p>127500</text:p>
              </table:table-cell>
              <table:table-cell office:value-type="float" office:value="5286021">
                <text:p>5286021</text:p>
              </table:table-cell>
              <table:table-cell office:value-type="float" office:value="127500">
                <text:p>127500</text:p>
              </table:table-cell>
              <table:table-cell office:value-type="float" office:value="6021540">
                <text:p>60215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00">
                <text:p>128000</text:p>
              </table:table-cell>
              <table:table-cell office:value-type="float" office:value="11256366">
                <text:p>11256366</text:p>
              </table:table-cell>
              <table:table-cell office:value-type="float" office:value="128000">
                <text:p>128000</text:p>
              </table:table-cell>
              <table:table-cell office:value-type="float" office:value="7615044">
                <text:p>7615044</text:p>
              </table:table-cell>
              <table:table-cell office:value-type="float" office:value="128000">
                <text:p>128000</text:p>
              </table:table-cell>
              <table:table-cell office:value-type="float" office:value="4704440">
                <text:p>4704440</text:p>
              </table:table-cell>
              <table:table-cell office:value-type="float" office:value="128000">
                <text:p>128000</text:p>
              </table:table-cell>
              <table:table-cell office:value-type="float" office:value="4310279">
                <text:p>43102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00">
                <text:p>128500</text:p>
              </table:table-cell>
              <table:table-cell office:value-type="float" office:value="11391167">
                <text:p>11391167</text:p>
              </table:table-cell>
              <table:table-cell office:value-type="float" office:value="128500">
                <text:p>128500</text:p>
              </table:table-cell>
              <table:table-cell office:value-type="float" office:value="7297040">
                <text:p>7297040</text:p>
              </table:table-cell>
              <table:table-cell office:value-type="float" office:value="128500">
                <text:p>128500</text:p>
              </table:table-cell>
              <table:table-cell office:value-type="float" office:value="4937775">
                <text:p>4937775</text:p>
              </table:table-cell>
              <table:table-cell office:value-type="float" office:value="128500">
                <text:p>128500</text:p>
              </table:table-cell>
              <table:table-cell office:value-type="float" office:value="3631515">
                <text:p>36315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00">
                <text:p>129000</text:p>
              </table:table-cell>
              <table:table-cell office:value-type="float" office:value="11293065">
                <text:p>11293065</text:p>
              </table:table-cell>
              <table:table-cell office:value-type="float" office:value="129000">
                <text:p>129000</text:p>
              </table:table-cell>
              <table:table-cell office:value-type="float" office:value="7648997">
                <text:p>7648997</text:p>
              </table:table-cell>
              <table:table-cell office:value-type="float" office:value="129000">
                <text:p>129000</text:p>
              </table:table-cell>
              <table:table-cell office:value-type="float" office:value="4987586">
                <text:p>4987586</text:p>
              </table:table-cell>
              <table:table-cell office:value-type="float" office:value="129000">
                <text:p>129000</text:p>
              </table:table-cell>
              <table:table-cell office:value-type="float" office:value="4509860">
                <text:p>45098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00">
                <text:p>129500</text:p>
              </table:table-cell>
              <table:table-cell office:value-type="float" office:value="11398754">
                <text:p>11398754</text:p>
              </table:table-cell>
              <table:table-cell office:value-type="float" office:value="129500">
                <text:p>129500</text:p>
              </table:table-cell>
              <table:table-cell office:value-type="float" office:value="7538144">
                <text:p>7538144</text:p>
              </table:table-cell>
              <table:table-cell office:value-type="float" office:value="129500">
                <text:p>129500</text:p>
              </table:table-cell>
              <table:table-cell office:value-type="float" office:value="5074597">
                <text:p>5074597</text:p>
              </table:table-cell>
              <table:table-cell office:value-type="float" office:value="129500">
                <text:p>129500</text:p>
              </table:table-cell>
              <table:table-cell office:value-type="float" office:value="4057268">
                <text:p>4057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00">
                <text:p>130000</text:p>
              </table:table-cell>
              <table:table-cell office:value-type="float" office:value="11977815">
                <text:p>11977815</text:p>
              </table:table-cell>
              <table:table-cell office:value-type="float" office:value="130000">
                <text:p>130000</text:p>
              </table:table-cell>
              <table:table-cell office:value-type="float" office:value="7549165">
                <text:p>7549165</text:p>
              </table:table-cell>
              <table:table-cell office:value-type="float" office:value="130000">
                <text:p>130000</text:p>
              </table:table-cell>
              <table:table-cell office:value-type="float" office:value="5323984">
                <text:p>5323984</text:p>
              </table:table-cell>
              <table:table-cell office:value-type="float" office:value="130000">
                <text:p>130000</text:p>
              </table:table-cell>
              <table:table-cell office:value-type="float" office:value="3998437">
                <text:p>39984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00">
                <text:p>130500</text:p>
              </table:table-cell>
              <table:table-cell office:value-type="float" office:value="11651671">
                <text:p>11651671</text:p>
              </table:table-cell>
              <table:table-cell office:value-type="float" office:value="130500">
                <text:p>130500</text:p>
              </table:table-cell>
              <table:table-cell office:value-type="float" office:value="7774119">
                <text:p>7774119</text:p>
              </table:table-cell>
              <table:table-cell office:value-type="float" office:value="130500">
                <text:p>130500</text:p>
              </table:table-cell>
              <table:table-cell office:value-type="float" office:value="4780273">
                <text:p>4780273</text:p>
              </table:table-cell>
              <table:table-cell office:value-type="float" office:value="130500">
                <text:p>130500</text:p>
              </table:table-cell>
              <table:table-cell office:value-type="float" office:value="4430282">
                <text:p>44302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00">
                <text:p>131000</text:p>
              </table:table-cell>
              <table:table-cell office:value-type="float" office:value="11555682">
                <text:p>11555682</text:p>
              </table:table-cell>
              <table:table-cell office:value-type="float" office:value="131000">
                <text:p>131000</text:p>
              </table:table-cell>
              <table:table-cell office:value-type="float" office:value="7773447">
                <text:p>7773447</text:p>
              </table:table-cell>
              <table:table-cell office:value-type="float" office:value="131000">
                <text:p>131000</text:p>
              </table:table-cell>
              <table:table-cell office:value-type="float" office:value="5145173">
                <text:p>5145173</text:p>
              </table:table-cell>
              <table:table-cell office:value-type="float" office:value="131000">
                <text:p>131000</text:p>
              </table:table-cell>
              <table:table-cell office:value-type="float" office:value="4291419">
                <text:p>42914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00">
                <text:p>131500</text:p>
              </table:table-cell>
              <table:table-cell office:value-type="float" office:value="11808302">
                <text:p>11808302</text:p>
              </table:table-cell>
              <table:table-cell office:value-type="float" office:value="131500">
                <text:p>131500</text:p>
              </table:table-cell>
              <table:table-cell office:value-type="float" office:value="7746967">
                <text:p>7746967</text:p>
              </table:table-cell>
              <table:table-cell office:value-type="float" office:value="131500">
                <text:p>131500</text:p>
              </table:table-cell>
              <table:table-cell office:value-type="float" office:value="4922686">
                <text:p>4922686</text:p>
              </table:table-cell>
              <table:table-cell office:value-type="float" office:value="131500">
                <text:p>131500</text:p>
              </table:table-cell>
              <table:table-cell office:value-type="float" office:value="5871026">
                <text:p>58710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00">
                <text:p>132000</text:p>
              </table:table-cell>
              <table:table-cell office:value-type="float" office:value="11869786">
                <text:p>11869786</text:p>
              </table:table-cell>
              <table:table-cell office:value-type="float" office:value="132000">
                <text:p>132000</text:p>
              </table:table-cell>
              <table:table-cell office:value-type="float" office:value="7382960">
                <text:p>7382960</text:p>
              </table:table-cell>
              <table:table-cell office:value-type="float" office:value="132000">
                <text:p>132000</text:p>
              </table:table-cell>
              <table:table-cell office:value-type="float" office:value="4154371">
                <text:p>4154371</text:p>
              </table:table-cell>
              <table:table-cell office:value-type="float" office:value="132000">
                <text:p>132000</text:p>
              </table:table-cell>
              <table:table-cell office:value-type="float" office:value="3865441">
                <text:p>38654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00">
                <text:p>132500</text:p>
              </table:table-cell>
              <table:table-cell office:value-type="float" office:value="11803204">
                <text:p>11803204</text:p>
              </table:table-cell>
              <table:table-cell office:value-type="float" office:value="132500">
                <text:p>132500</text:p>
              </table:table-cell>
              <table:table-cell office:value-type="float" office:value="7756076">
                <text:p>7756076</text:p>
              </table:table-cell>
              <table:table-cell office:value-type="float" office:value="132500">
                <text:p>132500</text:p>
              </table:table-cell>
              <table:table-cell office:value-type="float" office:value="4582227">
                <text:p>4582227</text:p>
              </table:table-cell>
              <table:table-cell office:value-type="float" office:value="132500">
                <text:p>132500</text:p>
              </table:table-cell>
              <table:table-cell office:value-type="float" office:value="5547078">
                <text:p>55470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00">
                <text:p>133000</text:p>
              </table:table-cell>
              <table:table-cell office:value-type="float" office:value="11746090">
                <text:p>11746090</text:p>
              </table:table-cell>
              <table:table-cell office:value-type="float" office:value="133000">
                <text:p>133000</text:p>
              </table:table-cell>
              <table:table-cell office:value-type="float" office:value="7475476">
                <text:p>7475476</text:p>
              </table:table-cell>
              <table:table-cell office:value-type="float" office:value="133000">
                <text:p>133000</text:p>
              </table:table-cell>
              <table:table-cell office:value-type="float" office:value="4689180">
                <text:p>4689180</text:p>
              </table:table-cell>
              <table:table-cell office:value-type="float" office:value="133000">
                <text:p>133000</text:p>
              </table:table-cell>
              <table:table-cell office:value-type="float" office:value="4167005">
                <text:p>41670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00">
                <text:p>133500</text:p>
              </table:table-cell>
              <table:table-cell office:value-type="float" office:value="12018806">
                <text:p>12018806</text:p>
              </table:table-cell>
              <table:table-cell office:value-type="float" office:value="133500">
                <text:p>133500</text:p>
              </table:table-cell>
              <table:table-cell office:value-type="float" office:value="7520419">
                <text:p>7520419</text:p>
              </table:table-cell>
              <table:table-cell office:value-type="float" office:value="133500">
                <text:p>133500</text:p>
              </table:table-cell>
              <table:table-cell office:value-type="float" office:value="4894604">
                <text:p>4894604</text:p>
              </table:table-cell>
              <table:table-cell office:value-type="float" office:value="133500">
                <text:p>133500</text:p>
              </table:table-cell>
              <table:table-cell office:value-type="float" office:value="4100579">
                <text:p>41005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00">
                <text:p>134000</text:p>
              </table:table-cell>
              <table:table-cell office:value-type="float" office:value="11900065">
                <text:p>11900065</text:p>
              </table:table-cell>
              <table:table-cell office:value-type="float" office:value="134000">
                <text:p>134000</text:p>
              </table:table-cell>
              <table:table-cell office:value-type="float" office:value="7773597">
                <text:p>7773597</text:p>
              </table:table-cell>
              <table:table-cell office:value-type="float" office:value="134000">
                <text:p>134000</text:p>
              </table:table-cell>
              <table:table-cell office:value-type="float" office:value="4530052">
                <text:p>4530052</text:p>
              </table:table-cell>
              <table:table-cell office:value-type="float" office:value="134000">
                <text:p>134000</text:p>
              </table:table-cell>
              <table:table-cell office:value-type="float" office:value="4182455">
                <text:p>4182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00">
                <text:p>134500</text:p>
              </table:table-cell>
              <table:table-cell office:value-type="float" office:value="11921340">
                <text:p>11921340</text:p>
              </table:table-cell>
              <table:table-cell office:value-type="float" office:value="134500">
                <text:p>134500</text:p>
              </table:table-cell>
              <table:table-cell office:value-type="float" office:value="7774935">
                <text:p>7774935</text:p>
              </table:table-cell>
              <table:table-cell office:value-type="float" office:value="134500">
                <text:p>134500</text:p>
              </table:table-cell>
              <table:table-cell office:value-type="float" office:value="4973533">
                <text:p>4973533</text:p>
              </table:table-cell>
              <table:table-cell office:value-type="float" office:value="134500">
                <text:p>134500</text:p>
              </table:table-cell>
              <table:table-cell office:value-type="float" office:value="4246123">
                <text:p>42461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00">
                <text:p>135000</text:p>
              </table:table-cell>
              <table:table-cell office:value-type="float" office:value="12415206">
                <text:p>12415206</text:p>
              </table:table-cell>
              <table:table-cell office:value-type="float" office:value="135000">
                <text:p>135000</text:p>
              </table:table-cell>
              <table:table-cell office:value-type="float" office:value="7585597">
                <text:p>7585597</text:p>
              </table:table-cell>
              <table:table-cell office:value-type="float" office:value="135000">
                <text:p>135000</text:p>
              </table:table-cell>
              <table:table-cell office:value-type="float" office:value="4548040">
                <text:p>4548040</text:p>
              </table:table-cell>
              <table:table-cell office:value-type="float" office:value="135000">
                <text:p>135000</text:p>
              </table:table-cell>
              <table:table-cell office:value-type="float" office:value="4566292">
                <text:p>45662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00">
                <text:p>135500</text:p>
              </table:table-cell>
              <table:table-cell office:value-type="float" office:value="12067673">
                <text:p>12067673</text:p>
              </table:table-cell>
              <table:table-cell office:value-type="float" office:value="135500">
                <text:p>135500</text:p>
              </table:table-cell>
              <table:table-cell office:value-type="float" office:value="7745778">
                <text:p>7745778</text:p>
              </table:table-cell>
              <table:table-cell office:value-type="float" office:value="135500">
                <text:p>135500</text:p>
              </table:table-cell>
              <table:table-cell office:value-type="float" office:value="5850858">
                <text:p>5850858</text:p>
              </table:table-cell>
              <table:table-cell office:value-type="float" office:value="135500">
                <text:p>135500</text:p>
              </table:table-cell>
              <table:table-cell office:value-type="float" office:value="4276017">
                <text:p>42760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00">
                <text:p>136000</text:p>
              </table:table-cell>
              <table:table-cell office:value-type="float" office:value="11971666">
                <text:p>11971666</text:p>
              </table:table-cell>
              <table:table-cell office:value-type="float" office:value="136000">
                <text:p>136000</text:p>
              </table:table-cell>
              <table:table-cell office:value-type="float" office:value="7780753">
                <text:p>7780753</text:p>
              </table:table-cell>
              <table:table-cell office:value-type="float" office:value="136000">
                <text:p>136000</text:p>
              </table:table-cell>
              <table:table-cell office:value-type="float" office:value="6635945">
                <text:p>6635945</text:p>
              </table:table-cell>
              <table:table-cell office:value-type="float" office:value="136000">
                <text:p>136000</text:p>
              </table:table-cell>
              <table:table-cell office:value-type="float" office:value="4818502">
                <text:p>48185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00">
                <text:p>136500</text:p>
              </table:table-cell>
              <table:table-cell office:value-type="float" office:value="12088187">
                <text:p>12088187</text:p>
              </table:table-cell>
              <table:table-cell office:value-type="float" office:value="136500">
                <text:p>136500</text:p>
              </table:table-cell>
              <table:table-cell office:value-type="float" office:value="7926442">
                <text:p>7926442</text:p>
              </table:table-cell>
              <table:table-cell office:value-type="float" office:value="136500">
                <text:p>136500</text:p>
              </table:table-cell>
              <table:table-cell office:value-type="float" office:value="6734685">
                <text:p>6734685</text:p>
              </table:table-cell>
              <table:table-cell office:value-type="float" office:value="136500">
                <text:p>136500</text:p>
              </table:table-cell>
              <table:table-cell office:value-type="float" office:value="4613630">
                <text:p>46136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00">
                <text:p>137000</text:p>
              </table:table-cell>
              <table:table-cell office:value-type="float" office:value="12396388">
                <text:p>12396388</text:p>
              </table:table-cell>
              <table:table-cell office:value-type="float" office:value="137000">
                <text:p>137000</text:p>
              </table:table-cell>
              <table:table-cell office:value-type="float" office:value="7719648">
                <text:p>7719648</text:p>
              </table:table-cell>
              <table:table-cell office:value-type="float" office:value="137000">
                <text:p>137000</text:p>
              </table:table-cell>
              <table:table-cell office:value-type="float" office:value="6375649">
                <text:p>6375649</text:p>
              </table:table-cell>
              <table:table-cell office:value-type="float" office:value="137000">
                <text:p>137000</text:p>
              </table:table-cell>
              <table:table-cell office:value-type="float" office:value="4166000">
                <text:p>4166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00">
                <text:p>137500</text:p>
              </table:table-cell>
              <table:table-cell office:value-type="float" office:value="12180960">
                <text:p>12180960</text:p>
              </table:table-cell>
              <table:table-cell office:value-type="float" office:value="137500">
                <text:p>137500</text:p>
              </table:table-cell>
              <table:table-cell office:value-type="float" office:value="8038749">
                <text:p>8038749</text:p>
              </table:table-cell>
              <table:table-cell office:value-type="float" office:value="137500">
                <text:p>137500</text:p>
              </table:table-cell>
              <table:table-cell office:value-type="float" office:value="6008923">
                <text:p>6008923</text:p>
              </table:table-cell>
              <table:table-cell office:value-type="float" office:value="137500">
                <text:p>137500</text:p>
              </table:table-cell>
              <table:table-cell office:value-type="float" office:value="4260993">
                <text:p>42609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00">
                <text:p>138000</text:p>
              </table:table-cell>
              <table:table-cell office:value-type="float" office:value="12168530">
                <text:p>12168530</text:p>
              </table:table-cell>
              <table:table-cell office:value-type="float" office:value="138000">
                <text:p>138000</text:p>
              </table:table-cell>
              <table:table-cell office:value-type="float" office:value="7796105">
                <text:p>7796105</text:p>
              </table:table-cell>
              <table:table-cell office:value-type="float" office:value="138000">
                <text:p>138000</text:p>
              </table:table-cell>
              <table:table-cell office:value-type="float" office:value="5500052">
                <text:p>5500052</text:p>
              </table:table-cell>
              <table:table-cell office:value-type="float" office:value="138000">
                <text:p>138000</text:p>
              </table:table-cell>
              <table:table-cell office:value-type="float" office:value="4146334">
                <text:p>41463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00">
                <text:p>138500</text:p>
              </table:table-cell>
              <table:table-cell office:value-type="float" office:value="12265516">
                <text:p>12265516</text:p>
              </table:table-cell>
              <table:table-cell office:value-type="float" office:value="138500">
                <text:p>138500</text:p>
              </table:table-cell>
              <table:table-cell office:value-type="float" office:value="7993466">
                <text:p>7993466</text:p>
              </table:table-cell>
              <table:table-cell office:value-type="float" office:value="138500">
                <text:p>138500</text:p>
              </table:table-cell>
              <table:table-cell office:value-type="float" office:value="5904792">
                <text:p>5904792</text:p>
              </table:table-cell>
              <table:table-cell office:value-type="float" office:value="138500">
                <text:p>138500</text:p>
              </table:table-cell>
              <table:table-cell office:value-type="float" office:value="4546698">
                <text:p>45466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00">
                <text:p>139000</text:p>
              </table:table-cell>
              <table:table-cell office:value-type="float" office:value="12367420">
                <text:p>12367420</text:p>
              </table:table-cell>
              <table:table-cell office:value-type="float" office:value="139000">
                <text:p>139000</text:p>
              </table:table-cell>
              <table:table-cell office:value-type="float" office:value="7839645">
                <text:p>7839645</text:p>
              </table:table-cell>
              <table:table-cell office:value-type="float" office:value="139000">
                <text:p>139000</text:p>
              </table:table-cell>
              <table:table-cell office:value-type="float" office:value="5748144">
                <text:p>5748144</text:p>
              </table:table-cell>
              <table:table-cell office:value-type="float" office:value="139000">
                <text:p>139000</text:p>
              </table:table-cell>
              <table:table-cell office:value-type="float" office:value="4223908">
                <text:p>42239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00">
                <text:p>139500</text:p>
              </table:table-cell>
              <table:table-cell office:value-type="float" office:value="12387697">
                <text:p>12387697</text:p>
              </table:table-cell>
              <table:table-cell office:value-type="float" office:value="139500">
                <text:p>139500</text:p>
              </table:table-cell>
              <table:table-cell office:value-type="float" office:value="8314888">
                <text:p>8314888</text:p>
              </table:table-cell>
              <table:table-cell office:value-type="float" office:value="139500">
                <text:p>139500</text:p>
              </table:table-cell>
              <table:table-cell office:value-type="float" office:value="5958816">
                <text:p>5958816</text:p>
              </table:table-cell>
              <table:table-cell office:value-type="float" office:value="139500">
                <text:p>139500</text:p>
              </table:table-cell>
              <table:table-cell office:value-type="float" office:value="4537044">
                <text:p>45370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00">
                <text:p>140000</text:p>
              </table:table-cell>
              <table:table-cell office:value-type="float" office:value="12394719">
                <text:p>12394719</text:p>
              </table:table-cell>
              <table:table-cell office:value-type="float" office:value="140000">
                <text:p>140000</text:p>
              </table:table-cell>
              <table:table-cell office:value-type="float" office:value="7949731">
                <text:p>7949731</text:p>
              </table:table-cell>
              <table:table-cell office:value-type="float" office:value="140000">
                <text:p>140000</text:p>
              </table:table-cell>
              <table:table-cell office:value-type="float" office:value="5655780">
                <text:p>5655780</text:p>
              </table:table-cell>
              <table:table-cell office:value-type="float" office:value="140000">
                <text:p>140000</text:p>
              </table:table-cell>
              <table:table-cell office:value-type="float" office:value="4553401">
                <text:p>45534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00">
                <text:p>140500</text:p>
              </table:table-cell>
              <table:table-cell office:value-type="float" office:value="12604678">
                <text:p>12604678</text:p>
              </table:table-cell>
              <table:table-cell office:value-type="float" office:value="140500">
                <text:p>140500</text:p>
              </table:table-cell>
              <table:table-cell office:value-type="float" office:value="7778026">
                <text:p>7778026</text:p>
              </table:table-cell>
              <table:table-cell office:value-type="float" office:value="140500">
                <text:p>140500</text:p>
              </table:table-cell>
              <table:table-cell office:value-type="float" office:value="5862356">
                <text:p>5862356</text:p>
              </table:table-cell>
              <table:table-cell office:value-type="float" office:value="140500">
                <text:p>140500</text:p>
              </table:table-cell>
              <table:table-cell office:value-type="float" office:value="4420254">
                <text:p>44202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00">
                <text:p>141000</text:p>
              </table:table-cell>
              <table:table-cell office:value-type="float" office:value="12618409">
                <text:p>12618409</text:p>
              </table:table-cell>
              <table:table-cell office:value-type="float" office:value="141000">
                <text:p>141000</text:p>
              </table:table-cell>
              <table:table-cell office:value-type="float" office:value="8224771">
                <text:p>8224771</text:p>
              </table:table-cell>
              <table:table-cell office:value-type="float" office:value="141000">
                <text:p>141000</text:p>
              </table:table-cell>
              <table:table-cell office:value-type="float" office:value="5875632">
                <text:p>5875632</text:p>
              </table:table-cell>
              <table:table-cell office:value-type="float" office:value="141000">
                <text:p>141000</text:p>
              </table:table-cell>
              <table:table-cell office:value-type="float" office:value="4505829">
                <text:p>45058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00">
                <text:p>141500</text:p>
              </table:table-cell>
              <table:table-cell office:value-type="float" office:value="12441812">
                <text:p>12441812</text:p>
              </table:table-cell>
              <table:table-cell office:value-type="float" office:value="141500">
                <text:p>141500</text:p>
              </table:table-cell>
              <table:table-cell office:value-type="float" office:value="7866986">
                <text:p>7866986</text:p>
              </table:table-cell>
              <table:table-cell office:value-type="float" office:value="141500">
                <text:p>141500</text:p>
              </table:table-cell>
              <table:table-cell office:value-type="float" office:value="6016208">
                <text:p>6016208</text:p>
              </table:table-cell>
              <table:table-cell office:value-type="float" office:value="141500">
                <text:p>141500</text:p>
              </table:table-cell>
              <table:table-cell office:value-type="float" office:value="4713863">
                <text:p>47138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00">
                <text:p>142000</text:p>
              </table:table-cell>
              <table:table-cell office:value-type="float" office:value="12771744">
                <text:p>12771744</text:p>
              </table:table-cell>
              <table:table-cell office:value-type="float" office:value="142000">
                <text:p>142000</text:p>
              </table:table-cell>
              <table:table-cell office:value-type="float" office:value="8018341">
                <text:p>8018341</text:p>
              </table:table-cell>
              <table:table-cell office:value-type="float" office:value="142000">
                <text:p>142000</text:p>
              </table:table-cell>
              <table:table-cell office:value-type="float" office:value="6113752">
                <text:p>6113752</text:p>
              </table:table-cell>
              <table:table-cell office:value-type="float" office:value="142000">
                <text:p>142000</text:p>
              </table:table-cell>
              <table:table-cell office:value-type="float" office:value="5726477">
                <text:p>57264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00">
                <text:p>142500</text:p>
              </table:table-cell>
              <table:table-cell office:value-type="float" office:value="12616649">
                <text:p>12616649</text:p>
              </table:table-cell>
              <table:table-cell office:value-type="float" office:value="142500">
                <text:p>142500</text:p>
              </table:table-cell>
              <table:table-cell office:value-type="float" office:value="8087198">
                <text:p>8087198</text:p>
              </table:table-cell>
              <table:table-cell office:value-type="float" office:value="142500">
                <text:p>142500</text:p>
              </table:table-cell>
              <table:table-cell office:value-type="float" office:value="5719085">
                <text:p>5719085</text:p>
              </table:table-cell>
              <table:table-cell office:value-type="float" office:value="142500">
                <text:p>142500</text:p>
              </table:table-cell>
              <table:table-cell office:value-type="float" office:value="4328007">
                <text:p>4328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00">
                <text:p>143000</text:p>
              </table:table-cell>
              <table:table-cell office:value-type="float" office:value="12380220">
                <text:p>12380220</text:p>
              </table:table-cell>
              <table:table-cell office:value-type="float" office:value="143000">
                <text:p>143000</text:p>
              </table:table-cell>
              <table:table-cell office:value-type="float" office:value="8175699">
                <text:p>8175699</text:p>
              </table:table-cell>
              <table:table-cell office:value-type="float" office:value="143000">
                <text:p>143000</text:p>
              </table:table-cell>
              <table:table-cell office:value-type="float" office:value="6044296">
                <text:p>6044296</text:p>
              </table:table-cell>
              <table:table-cell office:value-type="float" office:value="143000">
                <text:p>143000</text:p>
              </table:table-cell>
              <table:table-cell office:value-type="float" office:value="4956118">
                <text:p>4956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00">
                <text:p>143500</text:p>
              </table:table-cell>
              <table:table-cell office:value-type="float" office:value="12856952">
                <text:p>12856952</text:p>
              </table:table-cell>
              <table:table-cell office:value-type="float" office:value="143500">
                <text:p>143500</text:p>
              </table:table-cell>
              <table:table-cell office:value-type="float" office:value="8158159">
                <text:p>8158159</text:p>
              </table:table-cell>
              <table:table-cell office:value-type="float" office:value="143500">
                <text:p>143500</text:p>
              </table:table-cell>
              <table:table-cell office:value-type="float" office:value="6007513">
                <text:p>6007513</text:p>
              </table:table-cell>
              <table:table-cell office:value-type="float" office:value="143500">
                <text:p>143500</text:p>
              </table:table-cell>
              <table:table-cell office:value-type="float" office:value="4335182">
                <text:p>4335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00">
                <text:p>144000</text:p>
              </table:table-cell>
              <table:table-cell office:value-type="float" office:value="12859666">
                <text:p>12859666</text:p>
              </table:table-cell>
              <table:table-cell office:value-type="float" office:value="144000">
                <text:p>144000</text:p>
              </table:table-cell>
              <table:table-cell office:value-type="float" office:value="8145571">
                <text:p>8145571</text:p>
              </table:table-cell>
              <table:table-cell office:value-type="float" office:value="144000">
                <text:p>144000</text:p>
              </table:table-cell>
              <table:table-cell office:value-type="float" office:value="4688957">
                <text:p>4688957</text:p>
              </table:table-cell>
              <table:table-cell office:value-type="float" office:value="144000">
                <text:p>144000</text:p>
              </table:table-cell>
              <table:table-cell office:value-type="float" office:value="4639099">
                <text:p>46390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00">
                <text:p>144500</text:p>
              </table:table-cell>
              <table:table-cell office:value-type="float" office:value="12852349">
                <text:p>12852349</text:p>
              </table:table-cell>
              <table:table-cell office:value-type="float" office:value="144500">
                <text:p>144500</text:p>
              </table:table-cell>
              <table:table-cell office:value-type="float" office:value="8172476">
                <text:p>8172476</text:p>
              </table:table-cell>
              <table:table-cell office:value-type="float" office:value="144500">
                <text:p>144500</text:p>
              </table:table-cell>
              <table:table-cell office:value-type="float" office:value="5532405">
                <text:p>5532405</text:p>
              </table:table-cell>
              <table:table-cell office:value-type="float" office:value="144500">
                <text:p>144500</text:p>
              </table:table-cell>
              <table:table-cell office:value-type="float" office:value="4362219">
                <text:p>4362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00">
                <text:p>145000</text:p>
              </table:table-cell>
              <table:table-cell office:value-type="float" office:value="12937542">
                <text:p>12937542</text:p>
              </table:table-cell>
              <table:table-cell office:value-type="float" office:value="145000">
                <text:p>145000</text:p>
              </table:table-cell>
              <table:table-cell office:value-type="float" office:value="8171194">
                <text:p>8171194</text:p>
              </table:table-cell>
              <table:table-cell office:value-type="float" office:value="145000">
                <text:p>145000</text:p>
              </table:table-cell>
              <table:table-cell office:value-type="float" office:value="4748429">
                <text:p>4748429</text:p>
              </table:table-cell>
              <table:table-cell office:value-type="float" office:value="145000">
                <text:p>145000</text:p>
              </table:table-cell>
              <table:table-cell office:value-type="float" office:value="4699867">
                <text:p>46998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00">
                <text:p>145500</text:p>
              </table:table-cell>
              <table:table-cell office:value-type="float" office:value="12964000">
                <text:p>12964000</text:p>
              </table:table-cell>
              <table:table-cell office:value-type="float" office:value="145500">
                <text:p>145500</text:p>
              </table:table-cell>
              <table:table-cell office:value-type="float" office:value="8307186">
                <text:p>8307186</text:p>
              </table:table-cell>
              <table:table-cell office:value-type="float" office:value="145500">
                <text:p>145500</text:p>
              </table:table-cell>
              <table:table-cell office:value-type="float" office:value="5035709">
                <text:p>5035709</text:p>
              </table:table-cell>
              <table:table-cell office:value-type="float" office:value="145500">
                <text:p>145500</text:p>
              </table:table-cell>
              <table:table-cell office:value-type="float" office:value="4691697">
                <text:p>46916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00">
                <text:p>146000</text:p>
              </table:table-cell>
              <table:table-cell office:value-type="float" office:value="13014049">
                <text:p>13014049</text:p>
              </table:table-cell>
              <table:table-cell office:value-type="float" office:value="146000">
                <text:p>146000</text:p>
              </table:table-cell>
              <table:table-cell office:value-type="float" office:value="8414652">
                <text:p>8414652</text:p>
              </table:table-cell>
              <table:table-cell office:value-type="float" office:value="146000">
                <text:p>146000</text:p>
              </table:table-cell>
              <table:table-cell office:value-type="float" office:value="4728261">
                <text:p>4728261</text:p>
              </table:table-cell>
              <table:table-cell office:value-type="float" office:value="146000">
                <text:p>146000</text:p>
              </table:table-cell>
              <table:table-cell office:value-type="float" office:value="4431231">
                <text:p>44312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00">
                <text:p>146500</text:p>
              </table:table-cell>
              <table:table-cell office:value-type="float" office:value="13009044">
                <text:p>13009044</text:p>
              </table:table-cell>
              <table:table-cell office:value-type="float" office:value="146500">
                <text:p>146500</text:p>
              </table:table-cell>
              <table:table-cell office:value-type="float" office:value="8499523">
                <text:p>8499523</text:p>
              </table:table-cell>
              <table:table-cell office:value-type="float" office:value="146500">
                <text:p>146500</text:p>
              </table:table-cell>
              <table:table-cell office:value-type="float" office:value="4870038">
                <text:p>4870038</text:p>
              </table:table-cell>
              <table:table-cell office:value-type="float" office:value="146500">
                <text:p>146500</text:p>
              </table:table-cell>
              <table:table-cell office:value-type="float" office:value="4298830">
                <text:p>42988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00">
                <text:p>147000</text:p>
              </table:table-cell>
              <table:table-cell office:value-type="float" office:value="13030015">
                <text:p>13030015</text:p>
              </table:table-cell>
              <table:table-cell office:value-type="float" office:value="147000">
                <text:p>147000</text:p>
              </table:table-cell>
              <table:table-cell office:value-type="float" office:value="8171770">
                <text:p>8171770</text:p>
              </table:table-cell>
              <table:table-cell office:value-type="float" office:value="147000">
                <text:p>147000</text:p>
              </table:table-cell>
              <table:table-cell office:value-type="float" office:value="5197093">
                <text:p>5197093</text:p>
              </table:table-cell>
              <table:table-cell office:value-type="float" office:value="147000">
                <text:p>147000</text:p>
              </table:table-cell>
              <table:table-cell office:value-type="float" office:value="4513872">
                <text:p>45138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00">
                <text:p>147500</text:p>
              </table:table-cell>
              <table:table-cell office:value-type="float" office:value="13093829">
                <text:p>13093829</text:p>
              </table:table-cell>
              <table:table-cell office:value-type="float" office:value="147500">
                <text:p>147500</text:p>
              </table:table-cell>
              <table:table-cell office:value-type="float" office:value="8592144">
                <text:p>8592144</text:p>
              </table:table-cell>
              <table:table-cell office:value-type="float" office:value="147500">
                <text:p>147500</text:p>
              </table:table-cell>
              <table:table-cell office:value-type="float" office:value="4754341">
                <text:p>4754341</text:p>
              </table:table-cell>
              <table:table-cell office:value-type="float" office:value="147500">
                <text:p>147500</text:p>
              </table:table-cell>
              <table:table-cell office:value-type="float" office:value="6083053">
                <text:p>60830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00">
                <text:p>148000</text:p>
              </table:table-cell>
              <table:table-cell office:value-type="float" office:value="12988779">
                <text:p>12988779</text:p>
              </table:table-cell>
              <table:table-cell office:value-type="float" office:value="148000">
                <text:p>148000</text:p>
              </table:table-cell>
              <table:table-cell office:value-type="float" office:value="8350462">
                <text:p>8350462</text:p>
              </table:table-cell>
              <table:table-cell office:value-type="float" office:value="148000">
                <text:p>148000</text:p>
              </table:table-cell>
              <table:table-cell office:value-type="float" office:value="5068618">
                <text:p>5068618</text:p>
              </table:table-cell>
              <table:table-cell office:value-type="float" office:value="148000">
                <text:p>148000</text:p>
              </table:table-cell>
              <table:table-cell office:value-type="float" office:value="4835012">
                <text:p>48350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00">
                <text:p>148500</text:p>
              </table:table-cell>
              <table:table-cell office:value-type="float" office:value="13181938">
                <text:p>13181938</text:p>
              </table:table-cell>
              <table:table-cell office:value-type="float" office:value="148500">
                <text:p>148500</text:p>
              </table:table-cell>
              <table:table-cell office:value-type="float" office:value="8624382">
                <text:p>8624382</text:p>
              </table:table-cell>
              <table:table-cell office:value-type="float" office:value="148500">
                <text:p>148500</text:p>
              </table:table-cell>
              <table:table-cell office:value-type="float" office:value="4833680">
                <text:p>4833680</text:p>
              </table:table-cell>
              <table:table-cell office:value-type="float" office:value="148500">
                <text:p>148500</text:p>
              </table:table-cell>
              <table:table-cell office:value-type="float" office:value="5623586">
                <text:p>56235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00">
                <text:p>149000</text:p>
              </table:table-cell>
              <table:table-cell office:value-type="float" office:value="13217847">
                <text:p>13217847</text:p>
              </table:table-cell>
              <table:table-cell office:value-type="float" office:value="149000">
                <text:p>149000</text:p>
              </table:table-cell>
              <table:table-cell office:value-type="float" office:value="8235992">
                <text:p>8235992</text:p>
              </table:table-cell>
              <table:table-cell office:value-type="float" office:value="149000">
                <text:p>149000</text:p>
              </table:table-cell>
              <table:table-cell office:value-type="float" office:value="5213922">
                <text:p>5213922</text:p>
              </table:table-cell>
              <table:table-cell office:value-type="float" office:value="149000">
                <text:p>149000</text:p>
              </table:table-cell>
              <table:table-cell office:value-type="float" office:value="6229982">
                <text:p>62299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00">
                <text:p>149500</text:p>
              </table:table-cell>
              <table:table-cell office:value-type="float" office:value="13285216">
                <text:p>13285216</text:p>
              </table:table-cell>
              <table:table-cell office:value-type="float" office:value="149500">
                <text:p>149500</text:p>
              </table:table-cell>
              <table:table-cell office:value-type="float" office:value="8445100">
                <text:p>8445100</text:p>
              </table:table-cell>
              <table:table-cell office:value-type="float" office:value="149500">
                <text:p>149500</text:p>
              </table:table-cell>
              <table:table-cell office:value-type="float" office:value="4989417">
                <text:p>4989417</text:p>
              </table:table-cell>
              <table:table-cell office:value-type="float" office:value="149500">
                <text:p>149500</text:p>
              </table:table-cell>
              <table:table-cell office:value-type="float" office:value="4464016">
                <text:p>4464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00">
                <text:p>150000</text:p>
              </table:table-cell>
              <table:table-cell office:value-type="float" office:value="13314236">
                <text:p>13314236</text:p>
              </table:table-cell>
              <table:table-cell office:value-type="float" office:value="150000">
                <text:p>150000</text:p>
              </table:table-cell>
              <table:table-cell office:value-type="float" office:value="8843269">
                <text:p>8843269</text:p>
              </table:table-cell>
              <table:table-cell office:value-type="float" office:value="150000">
                <text:p>150000</text:p>
              </table:table-cell>
              <table:table-cell office:value-type="float" office:value="5218232">
                <text:p>5218232</text:p>
              </table:table-cell>
              <table:table-cell office:value-type="float" office:value="150000">
                <text:p>150000</text:p>
              </table:table-cell>
              <table:table-cell office:value-type="float" office:value="5941900">
                <text:p>59419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00">
                <text:p>150500</text:p>
              </table:table-cell>
              <table:table-cell office:value-type="float" office:value="13322708">
                <text:p>13322708</text:p>
              </table:table-cell>
              <table:table-cell office:value-type="float" office:value="150500">
                <text:p>150500</text:p>
              </table:table-cell>
              <table:table-cell office:value-type="float" office:value="8550616">
                <text:p>8550616</text:p>
              </table:table-cell>
              <table:table-cell office:value-type="float" office:value="150500">
                <text:p>150500</text:p>
              </table:table-cell>
              <table:table-cell office:value-type="float" office:value="5186847">
                <text:p>5186847</text:p>
              </table:table-cell>
              <table:table-cell office:value-type="float" office:value="150500">
                <text:p>150500</text:p>
              </table:table-cell>
              <table:table-cell office:value-type="float" office:value="4441754">
                <text:p>44417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00">
                <text:p>151000</text:p>
              </table:table-cell>
              <table:table-cell office:value-type="float" office:value="13428712">
                <text:p>13428712</text:p>
              </table:table-cell>
              <table:table-cell office:value-type="float" office:value="151000">
                <text:p>151000</text:p>
              </table:table-cell>
              <table:table-cell office:value-type="float" office:value="8687512">
                <text:p>8687512</text:p>
              </table:table-cell>
              <table:table-cell office:value-type="float" office:value="151000">
                <text:p>151000</text:p>
              </table:table-cell>
              <table:table-cell office:value-type="float" office:value="5291660">
                <text:p>5291660</text:p>
              </table:table-cell>
              <table:table-cell office:value-type="float" office:value="151000">
                <text:p>151000</text:p>
              </table:table-cell>
              <table:table-cell office:value-type="float" office:value="4892012">
                <text:p>48920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00">
                <text:p>151500</text:p>
              </table:table-cell>
              <table:table-cell office:value-type="float" office:value="13349687">
                <text:p>13349687</text:p>
              </table:table-cell>
              <table:table-cell office:value-type="float" office:value="151500">
                <text:p>151500</text:p>
              </table:table-cell>
              <table:table-cell office:value-type="float" office:value="8464015">
                <text:p>8464015</text:p>
              </table:table-cell>
              <table:table-cell office:value-type="float" office:value="151500">
                <text:p>151500</text:p>
              </table:table-cell>
              <table:table-cell office:value-type="float" office:value="5012293">
                <text:p>5012293</text:p>
              </table:table-cell>
              <table:table-cell office:value-type="float" office:value="151500">
                <text:p>151500</text:p>
              </table:table-cell>
              <table:table-cell office:value-type="float" office:value="5875124">
                <text:p>58751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00">
                <text:p>152000</text:p>
              </table:table-cell>
              <table:table-cell office:value-type="float" office:value="13635065">
                <text:p>13635065</text:p>
              </table:table-cell>
              <table:table-cell office:value-type="float" office:value="152000">
                <text:p>152000</text:p>
              </table:table-cell>
              <table:table-cell office:value-type="float" office:value="8757408">
                <text:p>8757408</text:p>
              </table:table-cell>
              <table:table-cell office:value-type="float" office:value="152000">
                <text:p>152000</text:p>
              </table:table-cell>
              <table:table-cell office:value-type="float" office:value="5478187">
                <text:p>5478187</text:p>
              </table:table-cell>
              <table:table-cell office:value-type="float" office:value="152000">
                <text:p>152000</text:p>
              </table:table-cell>
              <table:table-cell office:value-type="float" office:value="4821221">
                <text:p>48212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00">
                <text:p>152500</text:p>
              </table:table-cell>
              <table:table-cell office:value-type="float" office:value="13594554">
                <text:p>13594554</text:p>
              </table:table-cell>
              <table:table-cell office:value-type="float" office:value="152500">
                <text:p>152500</text:p>
              </table:table-cell>
              <table:table-cell office:value-type="float" office:value="8804638">
                <text:p>8804638</text:p>
              </table:table-cell>
              <table:table-cell office:value-type="float" office:value="152500">
                <text:p>152500</text:p>
              </table:table-cell>
              <table:table-cell office:value-type="float" office:value="5130235">
                <text:p>5130235</text:p>
              </table:table-cell>
              <table:table-cell office:value-type="float" office:value="152500">
                <text:p>152500</text:p>
              </table:table-cell>
              <table:table-cell office:value-type="float" office:value="6134989">
                <text:p>61349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00">
                <text:p>153000</text:p>
              </table:table-cell>
              <table:table-cell office:value-type="float" office:value="13706147">
                <text:p>13706147</text:p>
              </table:table-cell>
              <table:table-cell office:value-type="float" office:value="153000">
                <text:p>153000</text:p>
              </table:table-cell>
              <table:table-cell office:value-type="float" office:value="8536593">
                <text:p>8536593</text:p>
              </table:table-cell>
              <table:table-cell office:value-type="float" office:value="153000">
                <text:p>153000</text:p>
              </table:table-cell>
              <table:table-cell office:value-type="float" office:value="5155991">
                <text:p>5155991</text:p>
              </table:table-cell>
              <table:table-cell office:value-type="float" office:value="153000">
                <text:p>153000</text:p>
              </table:table-cell>
              <table:table-cell office:value-type="float" office:value="4553176">
                <text:p>45531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00">
                <text:p>153500</text:p>
              </table:table-cell>
              <table:table-cell office:value-type="float" office:value="13392929">
                <text:p>13392929</text:p>
              </table:table-cell>
              <table:table-cell office:value-type="float" office:value="153500">
                <text:p>153500</text:p>
              </table:table-cell>
              <table:table-cell office:value-type="float" office:value="8860628">
                <text:p>8860628</text:p>
              </table:table-cell>
              <table:table-cell office:value-type="float" office:value="153500">
                <text:p>153500</text:p>
              </table:table-cell>
              <table:table-cell office:value-type="float" office:value="4962722">
                <text:p>4962722</text:p>
              </table:table-cell>
              <table:table-cell office:value-type="float" office:value="153500">
                <text:p>153500</text:p>
              </table:table-cell>
              <table:table-cell office:value-type="float" office:value="5697350">
                <text:p>56973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00">
                <text:p>154000</text:p>
              </table:table-cell>
              <table:table-cell office:value-type="float" office:value="13491164">
                <text:p>13491164</text:p>
              </table:table-cell>
              <table:table-cell office:value-type="float" office:value="154000">
                <text:p>154000</text:p>
              </table:table-cell>
              <table:table-cell office:value-type="float" office:value="8580117">
                <text:p>8580117</text:p>
              </table:table-cell>
              <table:table-cell office:value-type="float" office:value="154000">
                <text:p>154000</text:p>
              </table:table-cell>
              <table:table-cell office:value-type="float" office:value="5251375">
                <text:p>5251375</text:p>
              </table:table-cell>
              <table:table-cell office:value-type="float" office:value="154000">
                <text:p>154000</text:p>
              </table:table-cell>
              <table:table-cell office:value-type="float" office:value="5021705">
                <text:p>50217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00">
                <text:p>154500</text:p>
              </table:table-cell>
              <table:table-cell office:value-type="float" office:value="13560229">
                <text:p>13560229</text:p>
              </table:table-cell>
              <table:table-cell office:value-type="float" office:value="154500">
                <text:p>154500</text:p>
              </table:table-cell>
              <table:table-cell office:value-type="float" office:value="8805499">
                <text:p>8805499</text:p>
              </table:table-cell>
              <table:table-cell office:value-type="float" office:value="154500">
                <text:p>154500</text:p>
              </table:table-cell>
              <table:table-cell office:value-type="float" office:value="5610384">
                <text:p>5610384</text:p>
              </table:table-cell>
              <table:table-cell office:value-type="float" office:value="154500">
                <text:p>154500</text:p>
              </table:table-cell>
              <table:table-cell office:value-type="float" office:value="5860542">
                <text:p>58605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00">
                <text:p>155000</text:p>
              </table:table-cell>
              <table:table-cell office:value-type="float" office:value="13738875">
                <text:p>13738875</text:p>
              </table:table-cell>
              <table:table-cell office:value-type="float" office:value="155000">
                <text:p>155000</text:p>
              </table:table-cell>
              <table:table-cell office:value-type="float" office:value="8651840">
                <text:p>8651840</text:p>
              </table:table-cell>
              <table:table-cell office:value-type="float" office:value="155000">
                <text:p>155000</text:p>
              </table:table-cell>
              <table:table-cell office:value-type="float" office:value="5590957">
                <text:p>5590957</text:p>
              </table:table-cell>
              <table:table-cell office:value-type="float" office:value="155000">
                <text:p>155000</text:p>
              </table:table-cell>
              <table:table-cell office:value-type="float" office:value="6028467">
                <text:p>60284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00">
                <text:p>155500</text:p>
              </table:table-cell>
              <table:table-cell office:value-type="float" office:value="13484417">
                <text:p>13484417</text:p>
              </table:table-cell>
              <table:table-cell office:value-type="float" office:value="155500">
                <text:p>155500</text:p>
              </table:table-cell>
              <table:table-cell office:value-type="float" office:value="9002846">
                <text:p>9002846</text:p>
              </table:table-cell>
              <table:table-cell office:value-type="float" office:value="155500">
                <text:p>155500</text:p>
              </table:table-cell>
              <table:table-cell office:value-type="float" office:value="5479321">
                <text:p>5479321</text:p>
              </table:table-cell>
              <table:table-cell office:value-type="float" office:value="155500">
                <text:p>155500</text:p>
              </table:table-cell>
              <table:table-cell office:value-type="float" office:value="4916015">
                <text:p>4916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00">
                <text:p>156000</text:p>
              </table:table-cell>
              <table:table-cell office:value-type="float" office:value="13861341">
                <text:p>13861341</text:p>
              </table:table-cell>
              <table:table-cell office:value-type="float" office:value="156000">
                <text:p>156000</text:p>
              </table:table-cell>
              <table:table-cell office:value-type="float" office:value="8609013">
                <text:p>8609013</text:p>
              </table:table-cell>
              <table:table-cell office:value-type="float" office:value="156000">
                <text:p>156000</text:p>
              </table:table-cell>
              <table:table-cell office:value-type="float" office:value="5551124">
                <text:p>5551124</text:p>
              </table:table-cell>
              <table:table-cell office:value-type="float" office:value="156000">
                <text:p>156000</text:p>
              </table:table-cell>
              <table:table-cell office:value-type="float" office:value="5611891">
                <text:p>56118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00">
                <text:p>156500</text:p>
              </table:table-cell>
              <table:table-cell office:value-type="float" office:value="13682690">
                <text:p>13682690</text:p>
              </table:table-cell>
              <table:table-cell office:value-type="float" office:value="156500">
                <text:p>156500</text:p>
              </table:table-cell>
              <table:table-cell office:value-type="float" office:value="8948217">
                <text:p>8948217</text:p>
              </table:table-cell>
              <table:table-cell office:value-type="float" office:value="156500">
                <text:p>156500</text:p>
              </table:table-cell>
              <table:table-cell office:value-type="float" office:value="5376922">
                <text:p>5376922</text:p>
              </table:table-cell>
              <table:table-cell office:value-type="float" office:value="156500">
                <text:p>156500</text:p>
              </table:table-cell>
              <table:table-cell office:value-type="float" office:value="4973877">
                <text:p>49738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00">
                <text:p>157000</text:p>
              </table:table-cell>
              <table:table-cell office:value-type="float" office:value="13605538">
                <text:p>13605538</text:p>
              </table:table-cell>
              <table:table-cell office:value-type="float" office:value="157000">
                <text:p>157000</text:p>
              </table:table-cell>
              <table:table-cell office:value-type="float" office:value="9076298">
                <text:p>9076298</text:p>
              </table:table-cell>
              <table:table-cell office:value-type="float" office:value="157000">
                <text:p>157000</text:p>
              </table:table-cell>
              <table:table-cell office:value-type="float" office:value="5506357">
                <text:p>5506357</text:p>
              </table:table-cell>
              <table:table-cell office:value-type="float" office:value="157000">
                <text:p>157000</text:p>
              </table:table-cell>
              <table:table-cell office:value-type="float" office:value="4972021">
                <text:p>49720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00">
                <text:p>157500</text:p>
              </table:table-cell>
              <table:table-cell office:value-type="float" office:value="13943425">
                <text:p>13943425</text:p>
              </table:table-cell>
              <table:table-cell office:value-type="float" office:value="157500">
                <text:p>157500</text:p>
              </table:table-cell>
              <table:table-cell office:value-type="float" office:value="8929636">
                <text:p>8929636</text:p>
              </table:table-cell>
              <table:table-cell office:value-type="float" office:value="157500">
                <text:p>157500</text:p>
              </table:table-cell>
              <table:table-cell office:value-type="float" office:value="5674398">
                <text:p>5674398</text:p>
              </table:table-cell>
              <table:table-cell office:value-type="float" office:value="157500">
                <text:p>157500</text:p>
              </table:table-cell>
              <table:table-cell office:value-type="float" office:value="5276968">
                <text:p>52769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00">
                <text:p>158000</text:p>
              </table:table-cell>
              <table:table-cell office:value-type="float" office:value="14425134">
                <text:p>14425134</text:p>
              </table:table-cell>
              <table:table-cell office:value-type="float" office:value="158000">
                <text:p>158000</text:p>
              </table:table-cell>
              <table:table-cell office:value-type="float" office:value="8774909">
                <text:p>8774909</text:p>
              </table:table-cell>
              <table:table-cell office:value-type="float" office:value="158000">
                <text:p>158000</text:p>
              </table:table-cell>
              <table:table-cell office:value-type="float" office:value="5834075">
                <text:p>5834075</text:p>
              </table:table-cell>
              <table:table-cell office:value-type="float" office:value="158000">
                <text:p>158000</text:p>
              </table:table-cell>
              <table:table-cell office:value-type="float" office:value="4921845">
                <text:p>49218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00">
                <text:p>158500</text:p>
              </table:table-cell>
              <table:table-cell office:value-type="float" office:value="14871942">
                <text:p>14871942</text:p>
              </table:table-cell>
              <table:table-cell office:value-type="float" office:value="158500">
                <text:p>158500</text:p>
              </table:table-cell>
              <table:table-cell office:value-type="float" office:value="9416177">
                <text:p>9416177</text:p>
              </table:table-cell>
              <table:table-cell office:value-type="float" office:value="158500">
                <text:p>158500</text:p>
              </table:table-cell>
              <table:table-cell office:value-type="float" office:value="5484012">
                <text:p>5484012</text:p>
              </table:table-cell>
              <table:table-cell office:value-type="float" office:value="158500">
                <text:p>158500</text:p>
              </table:table-cell>
              <table:table-cell office:value-type="float" office:value="4678602">
                <text:p>46786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00">
                <text:p>159000</text:p>
              </table:table-cell>
              <table:table-cell office:value-type="float" office:value="15002731">
                <text:p>15002731</text:p>
              </table:table-cell>
              <table:table-cell office:value-type="float" office:value="159000">
                <text:p>159000</text:p>
              </table:table-cell>
              <table:table-cell office:value-type="float" office:value="9120607">
                <text:p>9120607</text:p>
              </table:table-cell>
              <table:table-cell office:value-type="float" office:value="159000">
                <text:p>159000</text:p>
              </table:table-cell>
              <table:table-cell office:value-type="float" office:value="5600281">
                <text:p>5600281</text:p>
              </table:table-cell>
              <table:table-cell office:value-type="float" office:value="159000">
                <text:p>159000</text:p>
              </table:table-cell>
              <table:table-cell office:value-type="float" office:value="5935831">
                <text:p>59358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00">
                <text:p>159500</text:p>
              </table:table-cell>
              <table:table-cell office:value-type="float" office:value="14193706">
                <text:p>14193706</text:p>
              </table:table-cell>
              <table:table-cell office:value-type="float" office:value="159500">
                <text:p>159500</text:p>
              </table:table-cell>
              <table:table-cell office:value-type="float" office:value="9052725">
                <text:p>9052725</text:p>
              </table:table-cell>
              <table:table-cell office:value-type="float" office:value="159500">
                <text:p>159500</text:p>
              </table:table-cell>
              <table:table-cell office:value-type="float" office:value="5829386">
                <text:p>5829386</text:p>
              </table:table-cell>
              <table:table-cell office:value-type="float" office:value="159500">
                <text:p>159500</text:p>
              </table:table-cell>
              <table:table-cell office:value-type="float" office:value="5087787">
                <text:p>50877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00">
                <text:p>160000</text:p>
              </table:table-cell>
              <table:table-cell office:value-type="float" office:value="14129339">
                <text:p>14129339</text:p>
              </table:table-cell>
              <table:table-cell office:value-type="float" office:value="160000">
                <text:p>160000</text:p>
              </table:table-cell>
              <table:table-cell office:value-type="float" office:value="9025330">
                <text:p>9025330</text:p>
              </table:table-cell>
              <table:table-cell office:value-type="float" office:value="160000">
                <text:p>160000</text:p>
              </table:table-cell>
              <table:table-cell office:value-type="float" office:value="6105416">
                <text:p>6105416</text:p>
              </table:table-cell>
              <table:table-cell office:value-type="float" office:value="160000">
                <text:p>160000</text:p>
              </table:table-cell>
              <table:table-cell office:value-type="float" office:value="4877365">
                <text:p>48773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00">
                <text:p>160500</text:p>
              </table:table-cell>
              <table:table-cell office:value-type="float" office:value="14298972">
                <text:p>14298972</text:p>
              </table:table-cell>
              <table:table-cell office:value-type="float" office:value="160500">
                <text:p>160500</text:p>
              </table:table-cell>
              <table:table-cell office:value-type="float" office:value="9143889">
                <text:p>9143889</text:p>
              </table:table-cell>
              <table:table-cell office:value-type="float" office:value="160500">
                <text:p>160500</text:p>
              </table:table-cell>
              <table:table-cell office:value-type="float" office:value="5734929">
                <text:p>5734929</text:p>
              </table:table-cell>
              <table:table-cell office:value-type="float" office:value="160500">
                <text:p>160500</text:p>
              </table:table-cell>
              <table:table-cell office:value-type="float" office:value="4774768">
                <text:p>47747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00">
                <text:p>161000</text:p>
              </table:table-cell>
              <table:table-cell office:value-type="float" office:value="14631319">
                <text:p>14631319</text:p>
              </table:table-cell>
              <table:table-cell office:value-type="float" office:value="161000">
                <text:p>161000</text:p>
              </table:table-cell>
              <table:table-cell office:value-type="float" office:value="9031340">
                <text:p>9031340</text:p>
              </table:table-cell>
              <table:table-cell office:value-type="float" office:value="161000">
                <text:p>161000</text:p>
              </table:table-cell>
              <table:table-cell office:value-type="float" office:value="5736699">
                <text:p>5736699</text:p>
              </table:table-cell>
              <table:table-cell office:value-type="float" office:value="161000">
                <text:p>161000</text:p>
              </table:table-cell>
              <table:table-cell office:value-type="float" office:value="4737125">
                <text:p>4737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00">
                <text:p>161500</text:p>
              </table:table-cell>
              <table:table-cell office:value-type="float" office:value="14379475">
                <text:p>14379475</text:p>
              </table:table-cell>
              <table:table-cell office:value-type="float" office:value="161500">
                <text:p>161500</text:p>
              </table:table-cell>
              <table:table-cell office:value-type="float" office:value="9259039">
                <text:p>9259039</text:p>
              </table:table-cell>
              <table:table-cell office:value-type="float" office:value="161500">
                <text:p>161500</text:p>
              </table:table-cell>
              <table:table-cell office:value-type="float" office:value="5572220">
                <text:p>5572220</text:p>
              </table:table-cell>
              <table:table-cell office:value-type="float" office:value="161500">
                <text:p>161500</text:p>
              </table:table-cell>
              <table:table-cell office:value-type="float" office:value="11035212">
                <text:p>110352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00">
                <text:p>162000</text:p>
              </table:table-cell>
              <table:table-cell office:value-type="float" office:value="14491029">
                <text:p>14491029</text:p>
              </table:table-cell>
              <table:table-cell office:value-type="float" office:value="162000">
                <text:p>162000</text:p>
              </table:table-cell>
              <table:table-cell office:value-type="float" office:value="9328986">
                <text:p>9328986</text:p>
              </table:table-cell>
              <table:table-cell office:value-type="float" office:value="162000">
                <text:p>162000</text:p>
              </table:table-cell>
              <table:table-cell office:value-type="float" office:value="6180393">
                <text:p>6180393</text:p>
              </table:table-cell>
              <table:table-cell office:value-type="float" office:value="162000">
                <text:p>162000</text:p>
              </table:table-cell>
              <table:table-cell office:value-type="float" office:value="5087976">
                <text:p>50879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00">
                <text:p>162500</text:p>
              </table:table-cell>
              <table:table-cell office:value-type="float" office:value="14415468">
                <text:p>14415468</text:p>
              </table:table-cell>
              <table:table-cell office:value-type="float" office:value="162500">
                <text:p>162500</text:p>
              </table:table-cell>
              <table:table-cell office:value-type="float" office:value="8989955">
                <text:p>8989955</text:p>
              </table:table-cell>
              <table:table-cell office:value-type="float" office:value="162500">
                <text:p>162500</text:p>
              </table:table-cell>
              <table:table-cell office:value-type="float" office:value="5569789">
                <text:p>5569789</text:p>
              </table:table-cell>
              <table:table-cell office:value-type="float" office:value="162500">
                <text:p>162500</text:p>
              </table:table-cell>
              <table:table-cell office:value-type="float" office:value="4848384">
                <text:p>48483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00">
                <text:p>163000</text:p>
              </table:table-cell>
              <table:table-cell office:value-type="float" office:value="14579399">
                <text:p>14579399</text:p>
              </table:table-cell>
              <table:table-cell office:value-type="float" office:value="163000">
                <text:p>163000</text:p>
              </table:table-cell>
              <table:table-cell office:value-type="float" office:value="9210894">
                <text:p>9210894</text:p>
              </table:table-cell>
              <table:table-cell office:value-type="float" office:value="163000">
                <text:p>163000</text:p>
              </table:table-cell>
              <table:table-cell office:value-type="float" office:value="5970314">
                <text:p>5970314</text:p>
              </table:table-cell>
              <table:table-cell office:value-type="float" office:value="163000">
                <text:p>163000</text:p>
              </table:table-cell>
              <table:table-cell office:value-type="float" office:value="5065319">
                <text:p>50653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00">
                <text:p>163500</text:p>
              </table:table-cell>
              <table:table-cell office:value-type="float" office:value="14613894">
                <text:p>14613894</text:p>
              </table:table-cell>
              <table:table-cell office:value-type="float" office:value="163500">
                <text:p>163500</text:p>
              </table:table-cell>
              <table:table-cell office:value-type="float" office:value="9525029">
                <text:p>9525029</text:p>
              </table:table-cell>
              <table:table-cell office:value-type="float" office:value="163500">
                <text:p>163500</text:p>
              </table:table-cell>
              <table:table-cell office:value-type="float" office:value="5830923">
                <text:p>5830923</text:p>
              </table:table-cell>
              <table:table-cell office:value-type="float" office:value="163500">
                <text:p>163500</text:p>
              </table:table-cell>
              <table:table-cell office:value-type="float" office:value="6031401">
                <text:p>60314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00">
                <text:p>164000</text:p>
              </table:table-cell>
              <table:table-cell office:value-type="float" office:value="14635456">
                <text:p>14635456</text:p>
              </table:table-cell>
              <table:table-cell office:value-type="float" office:value="164000">
                <text:p>164000</text:p>
              </table:table-cell>
              <table:table-cell office:value-type="float" office:value="8974011">
                <text:p>8974011</text:p>
              </table:table-cell>
              <table:table-cell office:value-type="float" office:value="164000">
                <text:p>164000</text:p>
              </table:table-cell>
              <table:table-cell office:value-type="float" office:value="6368209">
                <text:p>6368209</text:p>
              </table:table-cell>
              <table:table-cell office:value-type="float" office:value="164000">
                <text:p>164000</text:p>
              </table:table-cell>
              <table:table-cell office:value-type="float" office:value="5083472">
                <text:p>50834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00">
                <text:p>164500</text:p>
              </table:table-cell>
              <table:table-cell office:value-type="float" office:value="14770269">
                <text:p>14770269</text:p>
              </table:table-cell>
              <table:table-cell office:value-type="float" office:value="164500">
                <text:p>164500</text:p>
              </table:table-cell>
              <table:table-cell office:value-type="float" office:value="9399732">
                <text:p>9399732</text:p>
              </table:table-cell>
              <table:table-cell office:value-type="float" office:value="164500">
                <text:p>164500</text:p>
              </table:table-cell>
              <table:table-cell office:value-type="float" office:value="5860748">
                <text:p>5860748</text:p>
              </table:table-cell>
              <table:table-cell office:value-type="float" office:value="164500">
                <text:p>164500</text:p>
              </table:table-cell>
              <table:table-cell office:value-type="float" office:value="4709700">
                <text:p>47097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00">
                <text:p>165000</text:p>
              </table:table-cell>
              <table:table-cell office:value-type="float" office:value="14730855">
                <text:p>14730855</text:p>
              </table:table-cell>
              <table:table-cell office:value-type="float" office:value="165000">
                <text:p>165000</text:p>
              </table:table-cell>
              <table:table-cell office:value-type="float" office:value="9387316">
                <text:p>9387316</text:p>
              </table:table-cell>
              <table:table-cell office:value-type="float" office:value="165000">
                <text:p>165000</text:p>
              </table:table-cell>
              <table:table-cell office:value-type="float" office:value="5987998">
                <text:p>5987998</text:p>
              </table:table-cell>
              <table:table-cell office:value-type="float" office:value="165000">
                <text:p>165000</text:p>
              </table:table-cell>
              <table:table-cell office:value-type="float" office:value="6150014">
                <text:p>61500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00">
                <text:p>165500</text:p>
              </table:table-cell>
              <table:table-cell office:value-type="float" office:value="14753178">
                <text:p>14753178</text:p>
              </table:table-cell>
              <table:table-cell office:value-type="float" office:value="165500">
                <text:p>165500</text:p>
              </table:table-cell>
              <table:table-cell office:value-type="float" office:value="9108818">
                <text:p>9108818</text:p>
              </table:table-cell>
              <table:table-cell office:value-type="float" office:value="165500">
                <text:p>165500</text:p>
              </table:table-cell>
              <table:table-cell office:value-type="float" office:value="5927706">
                <text:p>5927706</text:p>
              </table:table-cell>
              <table:table-cell office:value-type="float" office:value="165500">
                <text:p>165500</text:p>
              </table:table-cell>
              <table:table-cell office:value-type="float" office:value="4725385">
                <text:p>47253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00">
                <text:p>166000</text:p>
              </table:table-cell>
              <table:table-cell office:value-type="float" office:value="14715317">
                <text:p>14715317</text:p>
              </table:table-cell>
              <table:table-cell office:value-type="float" office:value="166000">
                <text:p>166000</text:p>
              </table:table-cell>
              <table:table-cell office:value-type="float" office:value="9290682">
                <text:p>9290682</text:p>
              </table:table-cell>
              <table:table-cell office:value-type="float" office:value="166000">
                <text:p>166000</text:p>
              </table:table-cell>
              <table:table-cell office:value-type="float" office:value="6263582">
                <text:p>6263582</text:p>
              </table:table-cell>
              <table:table-cell office:value-type="float" office:value="166000">
                <text:p>166000</text:p>
              </table:table-cell>
              <table:table-cell office:value-type="float" office:value="5409885">
                <text:p>54098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00">
                <text:p>166500</text:p>
              </table:table-cell>
              <table:table-cell office:value-type="float" office:value="14938339">
                <text:p>14938339</text:p>
              </table:table-cell>
              <table:table-cell office:value-type="float" office:value="166500">
                <text:p>166500</text:p>
              </table:table-cell>
              <table:table-cell office:value-type="float" office:value="9409946">
                <text:p>9409946</text:p>
              </table:table-cell>
              <table:table-cell office:value-type="float" office:value="166500">
                <text:p>166500</text:p>
              </table:table-cell>
              <table:table-cell office:value-type="float" office:value="6363763">
                <text:p>6363763</text:p>
              </table:table-cell>
              <table:table-cell office:value-type="float" office:value="166500">
                <text:p>166500</text:p>
              </table:table-cell>
              <table:table-cell office:value-type="float" office:value="4800903">
                <text:p>48009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00">
                <text:p>167000</text:p>
              </table:table-cell>
              <table:table-cell office:value-type="float" office:value="14973898">
                <text:p>14973898</text:p>
              </table:table-cell>
              <table:table-cell office:value-type="float" office:value="167000">
                <text:p>167000</text:p>
              </table:table-cell>
              <table:table-cell office:value-type="float" office:value="9268580">
                <text:p>9268580</text:p>
              </table:table-cell>
              <table:table-cell office:value-type="float" office:value="167000">
                <text:p>167000</text:p>
              </table:table-cell>
              <table:table-cell office:value-type="float" office:value="5708868">
                <text:p>5708868</text:p>
              </table:table-cell>
              <table:table-cell office:value-type="float" office:value="167000">
                <text:p>167000</text:p>
              </table:table-cell>
              <table:table-cell office:value-type="float" office:value="6414026">
                <text:p>64140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00">
                <text:p>167500</text:p>
              </table:table-cell>
              <table:table-cell office:value-type="float" office:value="14887888">
                <text:p>14887888</text:p>
              </table:table-cell>
              <table:table-cell office:value-type="float" office:value="167500">
                <text:p>167500</text:p>
              </table:table-cell>
              <table:table-cell office:value-type="float" office:value="9252935">
                <text:p>9252935</text:p>
              </table:table-cell>
              <table:table-cell office:value-type="float" office:value="167500">
                <text:p>167500</text:p>
              </table:table-cell>
              <table:table-cell office:value-type="float" office:value="6420994">
                <text:p>6420994</text:p>
              </table:table-cell>
              <table:table-cell office:value-type="float" office:value="167500">
                <text:p>167500</text:p>
              </table:table-cell>
              <table:table-cell office:value-type="float" office:value="4851939">
                <text:p>48519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00">
                <text:p>168000</text:p>
              </table:table-cell>
              <table:table-cell office:value-type="float" office:value="15070855">
                <text:p>15070855</text:p>
              </table:table-cell>
              <table:table-cell office:value-type="float" office:value="168000">
                <text:p>168000</text:p>
              </table:table-cell>
              <table:table-cell office:value-type="float" office:value="9189678">
                <text:p>9189678</text:p>
              </table:table-cell>
              <table:table-cell office:value-type="float" office:value="168000">
                <text:p>168000</text:p>
              </table:table-cell>
              <table:table-cell office:value-type="float" office:value="6008183">
                <text:p>6008183</text:p>
              </table:table-cell>
              <table:table-cell office:value-type="float" office:value="168000">
                <text:p>168000</text:p>
              </table:table-cell>
              <table:table-cell office:value-type="float" office:value="6172623">
                <text:p>61726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00">
                <text:p>168500</text:p>
              </table:table-cell>
              <table:table-cell office:value-type="float" office:value="15064972">
                <text:p>15064972</text:p>
              </table:table-cell>
              <table:table-cell office:value-type="float" office:value="168500">
                <text:p>168500</text:p>
              </table:table-cell>
              <table:table-cell office:value-type="float" office:value="9590349">
                <text:p>9590349</text:p>
              </table:table-cell>
              <table:table-cell office:value-type="float" office:value="168500">
                <text:p>168500</text:p>
              </table:table-cell>
              <table:table-cell office:value-type="float" office:value="6450555">
                <text:p>6450555</text:p>
              </table:table-cell>
              <table:table-cell office:value-type="float" office:value="168500">
                <text:p>168500</text:p>
              </table:table-cell>
              <table:table-cell office:value-type="float" office:value="4866673">
                <text:p>48666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00">
                <text:p>169000</text:p>
              </table:table-cell>
              <table:table-cell office:value-type="float" office:value="14884191">
                <text:p>14884191</text:p>
              </table:table-cell>
              <table:table-cell office:value-type="float" office:value="169000">
                <text:p>169000</text:p>
              </table:table-cell>
              <table:table-cell office:value-type="float" office:value="9704682">
                <text:p>9704682</text:p>
              </table:table-cell>
              <table:table-cell office:value-type="float" office:value="169000">
                <text:p>169000</text:p>
              </table:table-cell>
              <table:table-cell office:value-type="float" office:value="5751473">
                <text:p>5751473</text:p>
              </table:table-cell>
              <table:table-cell office:value-type="float" office:value="169000">
                <text:p>169000</text:p>
              </table:table-cell>
              <table:table-cell office:value-type="float" office:value="4844808">
                <text:p>48448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00">
                <text:p>169500</text:p>
              </table:table-cell>
              <table:table-cell office:value-type="float" office:value="14791649">
                <text:p>14791649</text:p>
              </table:table-cell>
              <table:table-cell office:value-type="float" office:value="169500">
                <text:p>169500</text:p>
              </table:table-cell>
              <table:table-cell office:value-type="float" office:value="9345484">
                <text:p>9345484</text:p>
              </table:table-cell>
              <table:table-cell office:value-type="float" office:value="169500">
                <text:p>169500</text:p>
              </table:table-cell>
              <table:table-cell office:value-type="float" office:value="5796264">
                <text:p>5796264</text:p>
              </table:table-cell>
              <table:table-cell office:value-type="float" office:value="169500">
                <text:p>169500</text:p>
              </table:table-cell>
              <table:table-cell office:value-type="float" office:value="5381779">
                <text:p>53817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00">
                <text:p>170000</text:p>
              </table:table-cell>
              <table:table-cell office:value-type="float" office:value="15209618">
                <text:p>15209618</text:p>
              </table:table-cell>
              <table:table-cell office:value-type="float" office:value="170000">
                <text:p>170000</text:p>
              </table:table-cell>
              <table:table-cell office:value-type="float" office:value="9454753">
                <text:p>9454753</text:p>
              </table:table-cell>
              <table:table-cell office:value-type="float" office:value="170000">
                <text:p>170000</text:p>
              </table:table-cell>
              <table:table-cell office:value-type="float" office:value="5785479">
                <text:p>5785479</text:p>
              </table:table-cell>
              <table:table-cell office:value-type="float" office:value="170000">
                <text:p>170000</text:p>
              </table:table-cell>
              <table:table-cell office:value-type="float" office:value="4846582">
                <text:p>48465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00">
                <text:p>170500</text:p>
              </table:table-cell>
              <table:table-cell office:value-type="float" office:value="15281051">
                <text:p>15281051</text:p>
              </table:table-cell>
              <table:table-cell office:value-type="float" office:value="170500">
                <text:p>170500</text:p>
              </table:table-cell>
              <table:table-cell office:value-type="float" office:value="9862946">
                <text:p>9862946</text:p>
              </table:table-cell>
              <table:table-cell office:value-type="float" office:value="170500">
                <text:p>170500</text:p>
              </table:table-cell>
              <table:table-cell office:value-type="float" office:value="6063735">
                <text:p>6063735</text:p>
              </table:table-cell>
              <table:table-cell office:value-type="float" office:value="170500">
                <text:p>170500</text:p>
              </table:table-cell>
              <table:table-cell office:value-type="float" office:value="5222941">
                <text:p>52229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00">
                <text:p>171000</text:p>
              </table:table-cell>
              <table:table-cell office:value-type="float" office:value="14918739">
                <text:p>14918739</text:p>
              </table:table-cell>
              <table:table-cell office:value-type="float" office:value="171000">
                <text:p>171000</text:p>
              </table:table-cell>
              <table:table-cell office:value-type="float" office:value="9709772">
                <text:p>9709772</text:p>
              </table:table-cell>
              <table:table-cell office:value-type="float" office:value="171000">
                <text:p>171000</text:p>
              </table:table-cell>
              <table:table-cell office:value-type="float" office:value="6167760">
                <text:p>6167760</text:p>
              </table:table-cell>
              <table:table-cell office:value-type="float" office:value="171000">
                <text:p>171000</text:p>
              </table:table-cell>
              <table:table-cell office:value-type="float" office:value="4931149">
                <text:p>49311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00">
                <text:p>171500</text:p>
              </table:table-cell>
              <table:table-cell office:value-type="float" office:value="15010528">
                <text:p>15010528</text:p>
              </table:table-cell>
              <table:table-cell office:value-type="float" office:value="171500">
                <text:p>171500</text:p>
              </table:table-cell>
              <table:table-cell office:value-type="float" office:value="9886296">
                <text:p>9886296</text:p>
              </table:table-cell>
              <table:table-cell office:value-type="float" office:value="171500">
                <text:p>171500</text:p>
              </table:table-cell>
              <table:table-cell office:value-type="float" office:value="5743854">
                <text:p>5743854</text:p>
              </table:table-cell>
              <table:table-cell office:value-type="float" office:value="171500">
                <text:p>171500</text:p>
              </table:table-cell>
              <table:table-cell office:value-type="float" office:value="5240886">
                <text:p>52408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00">
                <text:p>172000</text:p>
              </table:table-cell>
              <table:table-cell office:value-type="float" office:value="15498085">
                <text:p>15498085</text:p>
              </table:table-cell>
              <table:table-cell office:value-type="float" office:value="172000">
                <text:p>172000</text:p>
              </table:table-cell>
              <table:table-cell office:value-type="float" office:value="9462853">
                <text:p>9462853</text:p>
              </table:table-cell>
              <table:table-cell office:value-type="float" office:value="172000">
                <text:p>172000</text:p>
              </table:table-cell>
              <table:table-cell office:value-type="float" office:value="7862511">
                <text:p>7862511</text:p>
              </table:table-cell>
              <table:table-cell office:value-type="float" office:value="172000">
                <text:p>172000</text:p>
              </table:table-cell>
              <table:table-cell office:value-type="float" office:value="6223576">
                <text:p>62235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00">
                <text:p>172500</text:p>
              </table:table-cell>
              <table:table-cell office:value-type="float" office:value="16615471">
                <text:p>16615471</text:p>
              </table:table-cell>
              <table:table-cell office:value-type="float" office:value="172500">
                <text:p>172500</text:p>
              </table:table-cell>
              <table:table-cell office:value-type="float" office:value="9768967">
                <text:p>9768967</text:p>
              </table:table-cell>
              <table:table-cell office:value-type="float" office:value="172500">
                <text:p>172500</text:p>
              </table:table-cell>
              <table:table-cell office:value-type="float" office:value="7375418">
                <text:p>7375418</text:p>
              </table:table-cell>
              <table:table-cell office:value-type="float" office:value="172500">
                <text:p>172500</text:p>
              </table:table-cell>
              <table:table-cell office:value-type="float" office:value="4999472">
                <text:p>49994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00">
                <text:p>173000</text:p>
              </table:table-cell>
              <table:table-cell office:value-type="float" office:value="15530127">
                <text:p>15530127</text:p>
              </table:table-cell>
              <table:table-cell office:value-type="float" office:value="173000">
                <text:p>173000</text:p>
              </table:table-cell>
              <table:table-cell office:value-type="float" office:value="9712966">
                <text:p>9712966</text:p>
              </table:table-cell>
              <table:table-cell office:value-type="float" office:value="173000">
                <text:p>173000</text:p>
              </table:table-cell>
              <table:table-cell office:value-type="float" office:value="7743200">
                <text:p>7743200</text:p>
              </table:table-cell>
              <table:table-cell office:value-type="float" office:value="173000">
                <text:p>173000</text:p>
              </table:table-cell>
              <table:table-cell office:value-type="float" office:value="4908572">
                <text:p>49085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00">
                <text:p>173500</text:p>
              </table:table-cell>
              <table:table-cell office:value-type="float" office:value="15669386">
                <text:p>15669386</text:p>
              </table:table-cell>
              <table:table-cell office:value-type="float" office:value="173500">
                <text:p>173500</text:p>
              </table:table-cell>
              <table:table-cell office:value-type="float" office:value="10085423">
                <text:p>10085423</text:p>
              </table:table-cell>
              <table:table-cell office:value-type="float" office:value="173500">
                <text:p>173500</text:p>
              </table:table-cell>
              <table:table-cell office:value-type="float" office:value="7242284">
                <text:p>7242284</text:p>
              </table:table-cell>
              <table:table-cell office:value-type="float" office:value="173500">
                <text:p>173500</text:p>
              </table:table-cell>
              <table:table-cell office:value-type="float" office:value="4919522">
                <text:p>49195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00">
                <text:p>174000</text:p>
              </table:table-cell>
              <table:table-cell office:value-type="float" office:value="15704696">
                <text:p>15704696</text:p>
              </table:table-cell>
              <table:table-cell office:value-type="float" office:value="174000">
                <text:p>174000</text:p>
              </table:table-cell>
              <table:table-cell office:value-type="float" office:value="9703096">
                <text:p>9703096</text:p>
              </table:table-cell>
              <table:table-cell office:value-type="float" office:value="174000">
                <text:p>174000</text:p>
              </table:table-cell>
              <table:table-cell office:value-type="float" office:value="7729135">
                <text:p>7729135</text:p>
              </table:table-cell>
              <table:table-cell office:value-type="float" office:value="174000">
                <text:p>174000</text:p>
              </table:table-cell>
              <table:table-cell office:value-type="float" office:value="5476941">
                <text:p>54769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00">
                <text:p>174500</text:p>
              </table:table-cell>
              <table:table-cell office:value-type="float" office:value="15520968">
                <text:p>15520968</text:p>
              </table:table-cell>
              <table:table-cell office:value-type="float" office:value="174500">
                <text:p>174500</text:p>
              </table:table-cell>
              <table:table-cell office:value-type="float" office:value="9851678">
                <text:p>9851678</text:p>
              </table:table-cell>
              <table:table-cell office:value-type="float" office:value="174500">
                <text:p>174500</text:p>
              </table:table-cell>
              <table:table-cell office:value-type="float" office:value="7489825">
                <text:p>7489825</text:p>
              </table:table-cell>
              <table:table-cell office:value-type="float" office:value="174500">
                <text:p>174500</text:p>
              </table:table-cell>
              <table:table-cell office:value-type="float" office:value="4993470">
                <text:p>49934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00">
                <text:p>175000</text:p>
              </table:table-cell>
              <table:table-cell office:value-type="float" office:value="15558829">
                <text:p>15558829</text:p>
              </table:table-cell>
              <table:table-cell office:value-type="float" office:value="175000">
                <text:p>175000</text:p>
              </table:table-cell>
              <table:table-cell office:value-type="float" office:value="9798883">
                <text:p>9798883</text:p>
              </table:table-cell>
              <table:table-cell office:value-type="float" office:value="175000">
                <text:p>175000</text:p>
              </table:table-cell>
              <table:table-cell office:value-type="float" office:value="7824239">
                <text:p>7824239</text:p>
              </table:table-cell>
              <table:table-cell office:value-type="float" office:value="175000">
                <text:p>175000</text:p>
              </table:table-cell>
              <table:table-cell office:value-type="float" office:value="5452920">
                <text:p>54529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00">
                <text:p>175500</text:p>
              </table:table-cell>
              <table:table-cell office:value-type="float" office:value="15921431">
                <text:p>15921431</text:p>
              </table:table-cell>
              <table:table-cell office:value-type="float" office:value="175500">
                <text:p>175500</text:p>
              </table:table-cell>
              <table:table-cell office:value-type="float" office:value="9756934">
                <text:p>9756934</text:p>
              </table:table-cell>
              <table:table-cell office:value-type="float" office:value="175500">
                <text:p>175500</text:p>
              </table:table-cell>
              <table:table-cell office:value-type="float" office:value="6671105">
                <text:p>6671105</text:p>
              </table:table-cell>
              <table:table-cell office:value-type="float" office:value="175500">
                <text:p>175500</text:p>
              </table:table-cell>
              <table:table-cell office:value-type="float" office:value="5089069">
                <text:p>50890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00">
                <text:p>176000</text:p>
              </table:table-cell>
              <table:table-cell office:value-type="float" office:value="16258356">
                <text:p>16258356</text:p>
              </table:table-cell>
              <table:table-cell office:value-type="float" office:value="176000">
                <text:p>176000</text:p>
              </table:table-cell>
              <table:table-cell office:value-type="float" office:value="9982568">
                <text:p>9982568</text:p>
              </table:table-cell>
              <table:table-cell office:value-type="float" office:value="176000">
                <text:p>176000</text:p>
              </table:table-cell>
              <table:table-cell office:value-type="float" office:value="6545314">
                <text:p>6545314</text:p>
              </table:table-cell>
              <table:table-cell office:value-type="float" office:value="176000">
                <text:p>176000</text:p>
              </table:table-cell>
              <table:table-cell office:value-type="float" office:value="5288891">
                <text:p>52888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00">
                <text:p>176500</text:p>
              </table:table-cell>
              <table:table-cell office:value-type="float" office:value="16203271">
                <text:p>16203271</text:p>
              </table:table-cell>
              <table:table-cell office:value-type="float" office:value="176500">
                <text:p>176500</text:p>
              </table:table-cell>
              <table:table-cell office:value-type="float" office:value="9632848">
                <text:p>9632848</text:p>
              </table:table-cell>
              <table:table-cell office:value-type="float" office:value="176500">
                <text:p>176500</text:p>
              </table:table-cell>
              <table:table-cell office:value-type="float" office:value="6371911">
                <text:p>6371911</text:p>
              </table:table-cell>
              <table:table-cell office:value-type="float" office:value="176500">
                <text:p>176500</text:p>
              </table:table-cell>
              <table:table-cell office:value-type="float" office:value="5255747">
                <text:p>52557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00">
                <text:p>177000</text:p>
              </table:table-cell>
              <table:table-cell office:value-type="float" office:value="16000249">
                <text:p>16000249</text:p>
              </table:table-cell>
              <table:table-cell office:value-type="float" office:value="177000">
                <text:p>177000</text:p>
              </table:table-cell>
              <table:table-cell office:value-type="float" office:value="9828543">
                <text:p>9828543</text:p>
              </table:table-cell>
              <table:table-cell office:value-type="float" office:value="177000">
                <text:p>177000</text:p>
              </table:table-cell>
              <table:table-cell office:value-type="float" office:value="6429966">
                <text:p>6429966</text:p>
              </table:table-cell>
              <table:table-cell office:value-type="float" office:value="177000">
                <text:p>177000</text:p>
              </table:table-cell>
              <table:table-cell office:value-type="float" office:value="5045853">
                <text:p>50458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00">
                <text:p>177500</text:p>
              </table:table-cell>
              <table:table-cell office:value-type="float" office:value="15945536">
                <text:p>15945536</text:p>
              </table:table-cell>
              <table:table-cell office:value-type="float" office:value="177500">
                <text:p>177500</text:p>
              </table:table-cell>
              <table:table-cell office:value-type="float" office:value="10112821">
                <text:p>10112821</text:p>
              </table:table-cell>
              <table:table-cell office:value-type="float" office:value="177500">
                <text:p>177500</text:p>
              </table:table-cell>
              <table:table-cell office:value-type="float" office:value="6679585">
                <text:p>6679585</text:p>
              </table:table-cell>
              <table:table-cell office:value-type="float" office:value="177500">
                <text:p>177500</text:p>
              </table:table-cell>
              <table:table-cell office:value-type="float" office:value="5686429">
                <text:p>5686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00">
                <text:p>178000</text:p>
              </table:table-cell>
              <table:table-cell office:value-type="float" office:value="16147274">
                <text:p>16147274</text:p>
              </table:table-cell>
              <table:table-cell office:value-type="float" office:value="178000">
                <text:p>178000</text:p>
              </table:table-cell>
              <table:table-cell office:value-type="float" office:value="9934226">
                <text:p>9934226</text:p>
              </table:table-cell>
              <table:table-cell office:value-type="float" office:value="178000">
                <text:p>178000</text:p>
              </table:table-cell>
              <table:table-cell office:value-type="float" office:value="6225318">
                <text:p>6225318</text:p>
              </table:table-cell>
              <table:table-cell office:value-type="float" office:value="178000">
                <text:p>178000</text:p>
              </table:table-cell>
              <table:table-cell office:value-type="float" office:value="5053171">
                <text:p>50531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00">
                <text:p>178500</text:p>
              </table:table-cell>
              <table:table-cell office:value-type="float" office:value="16005337">
                <text:p>16005337</text:p>
              </table:table-cell>
              <table:table-cell office:value-type="float" office:value="178500">
                <text:p>178500</text:p>
              </table:table-cell>
              <table:table-cell office:value-type="float" office:value="10231990">
                <text:p>10231990</text:p>
              </table:table-cell>
              <table:table-cell office:value-type="float" office:value="178500">
                <text:p>178500</text:p>
              </table:table-cell>
              <table:table-cell office:value-type="float" office:value="6845164">
                <text:p>6845164</text:p>
              </table:table-cell>
              <table:table-cell office:value-type="float" office:value="178500">
                <text:p>178500</text:p>
              </table:table-cell>
              <table:table-cell office:value-type="float" office:value="5395765">
                <text:p>53957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00">
                <text:p>179000</text:p>
              </table:table-cell>
              <table:table-cell office:value-type="float" office:value="16341790">
                <text:p>16341790</text:p>
              </table:table-cell>
              <table:table-cell office:value-type="float" office:value="179000">
                <text:p>179000</text:p>
              </table:table-cell>
              <table:table-cell office:value-type="float" office:value="9973329">
                <text:p>9973329</text:p>
              </table:table-cell>
              <table:table-cell office:value-type="float" office:value="179000">
                <text:p>179000</text:p>
              </table:table-cell>
              <table:table-cell office:value-type="float" office:value="6324526">
                <text:p>6324526</text:p>
              </table:table-cell>
              <table:table-cell office:value-type="float" office:value="179000">
                <text:p>179000</text:p>
              </table:table-cell>
              <table:table-cell office:value-type="float" office:value="5289133">
                <text:p>52891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00">
                <text:p>179500</text:p>
              </table:table-cell>
              <table:table-cell office:value-type="float" office:value="16230044">
                <text:p>16230044</text:p>
              </table:table-cell>
              <table:table-cell office:value-type="float" office:value="179500">
                <text:p>179500</text:p>
              </table:table-cell>
              <table:table-cell office:value-type="float" office:value="10215842">
                <text:p>10215842</text:p>
              </table:table-cell>
              <table:table-cell office:value-type="float" office:value="179500">
                <text:p>179500</text:p>
              </table:table-cell>
              <table:table-cell office:value-type="float" office:value="6306756">
                <text:p>6306756</text:p>
              </table:table-cell>
              <table:table-cell office:value-type="float" office:value="179500">
                <text:p>179500</text:p>
              </table:table-cell>
              <table:table-cell office:value-type="float" office:value="5698742">
                <text:p>56987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00">
                <text:p>180000</text:p>
              </table:table-cell>
              <table:table-cell office:value-type="float" office:value="16143161">
                <text:p>16143161</text:p>
              </table:table-cell>
              <table:table-cell office:value-type="float" office:value="180000">
                <text:p>180000</text:p>
              </table:table-cell>
              <table:table-cell office:value-type="float" office:value="9951815">
                <text:p>9951815</text:p>
              </table:table-cell>
              <table:table-cell office:value-type="float" office:value="180000">
                <text:p>180000</text:p>
              </table:table-cell>
              <table:table-cell office:value-type="float" office:value="6429758">
                <text:p>6429758</text:p>
              </table:table-cell>
              <table:table-cell office:value-type="float" office:value="180000">
                <text:p>180000</text:p>
              </table:table-cell>
              <table:table-cell office:value-type="float" office:value="5425208">
                <text:p>54252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00">
                <text:p>180500</text:p>
              </table:table-cell>
              <table:table-cell office:value-type="float" office:value="16193980">
                <text:p>16193980</text:p>
              </table:table-cell>
              <table:table-cell office:value-type="float" office:value="180500">
                <text:p>180500</text:p>
              </table:table-cell>
              <table:table-cell office:value-type="float" office:value="10254724">
                <text:p>10254724</text:p>
              </table:table-cell>
              <table:table-cell office:value-type="float" office:value="180500">
                <text:p>180500</text:p>
              </table:table-cell>
              <table:table-cell office:value-type="float" office:value="6313762">
                <text:p>6313762</text:p>
              </table:table-cell>
              <table:table-cell office:value-type="float" office:value="180500">
                <text:p>180500</text:p>
              </table:table-cell>
              <table:table-cell office:value-type="float" office:value="7022503">
                <text:p>70225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00">
                <text:p>181000</text:p>
              </table:table-cell>
              <table:table-cell office:value-type="float" office:value="16260857">
                <text:p>16260857</text:p>
              </table:table-cell>
              <table:table-cell office:value-type="float" office:value="181000">
                <text:p>181000</text:p>
              </table:table-cell>
              <table:table-cell office:value-type="float" office:value="10094154">
                <text:p>10094154</text:p>
              </table:table-cell>
              <table:table-cell office:value-type="float" office:value="181000">
                <text:p>181000</text:p>
              </table:table-cell>
              <table:table-cell office:value-type="float" office:value="6574109">
                <text:p>6574109</text:p>
              </table:table-cell>
              <table:table-cell office:value-type="float" office:value="181000">
                <text:p>181000</text:p>
              </table:table-cell>
              <table:table-cell office:value-type="float" office:value="5575334">
                <text:p>55753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00">
                <text:p>181500</text:p>
              </table:table-cell>
              <table:table-cell office:value-type="float" office:value="16255686">
                <text:p>16255686</text:p>
              </table:table-cell>
              <table:table-cell office:value-type="float" office:value="181500">
                <text:p>181500</text:p>
              </table:table-cell>
              <table:table-cell office:value-type="float" office:value="10404775">
                <text:p>10404775</text:p>
              </table:table-cell>
              <table:table-cell office:value-type="float" office:value="181500">
                <text:p>181500</text:p>
              </table:table-cell>
              <table:table-cell office:value-type="float" office:value="6357351">
                <text:p>6357351</text:p>
              </table:table-cell>
              <table:table-cell office:value-type="float" office:value="181500">
                <text:p>181500</text:p>
              </table:table-cell>
              <table:table-cell office:value-type="float" office:value="5241496">
                <text:p>52414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00">
                <text:p>182000</text:p>
              </table:table-cell>
              <table:table-cell office:value-type="float" office:value="16287939">
                <text:p>16287939</text:p>
              </table:table-cell>
              <table:table-cell office:value-type="float" office:value="182000">
                <text:p>182000</text:p>
              </table:table-cell>
              <table:table-cell office:value-type="float" office:value="10179253">
                <text:p>10179253</text:p>
              </table:table-cell>
              <table:table-cell office:value-type="float" office:value="182000">
                <text:p>182000</text:p>
              </table:table-cell>
              <table:table-cell office:value-type="float" office:value="6372266">
                <text:p>6372266</text:p>
              </table:table-cell>
              <table:table-cell office:value-type="float" office:value="182000">
                <text:p>182000</text:p>
              </table:table-cell>
              <table:table-cell office:value-type="float" office:value="5280666">
                <text:p>52806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00">
                <text:p>182500</text:p>
              </table:table-cell>
              <table:table-cell office:value-type="float" office:value="16125998">
                <text:p>16125998</text:p>
              </table:table-cell>
              <table:table-cell office:value-type="float" office:value="182500">
                <text:p>182500</text:p>
              </table:table-cell>
              <table:table-cell office:value-type="float" office:value="10196395">
                <text:p>10196395</text:p>
              </table:table-cell>
              <table:table-cell office:value-type="float" office:value="182500">
                <text:p>182500</text:p>
              </table:table-cell>
              <table:table-cell office:value-type="float" office:value="6210453">
                <text:p>6210453</text:p>
              </table:table-cell>
              <table:table-cell office:value-type="float" office:value="182500">
                <text:p>182500</text:p>
              </table:table-cell>
              <table:table-cell office:value-type="float" office:value="5325309">
                <text:p>53253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00">
                <text:p>183000</text:p>
              </table:table-cell>
              <table:table-cell office:value-type="float" office:value="16328904">
                <text:p>16328904</text:p>
              </table:table-cell>
              <table:table-cell office:value-type="float" office:value="183000">
                <text:p>183000</text:p>
              </table:table-cell>
              <table:table-cell office:value-type="float" office:value="10231382">
                <text:p>10231382</text:p>
              </table:table-cell>
              <table:table-cell office:value-type="float" office:value="183000">
                <text:p>183000</text:p>
              </table:table-cell>
              <table:table-cell office:value-type="float" office:value="6290857">
                <text:p>6290857</text:p>
              </table:table-cell>
              <table:table-cell office:value-type="float" office:value="183000">
                <text:p>183000</text:p>
              </table:table-cell>
              <table:table-cell office:value-type="float" office:value="6475500">
                <text:p>64755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00">
                <text:p>183500</text:p>
              </table:table-cell>
              <table:table-cell office:value-type="float" office:value="16202363">
                <text:p>16202363</text:p>
              </table:table-cell>
              <table:table-cell office:value-type="float" office:value="183500">
                <text:p>183500</text:p>
              </table:table-cell>
              <table:table-cell office:value-type="float" office:value="10309789">
                <text:p>10309789</text:p>
              </table:table-cell>
              <table:table-cell office:value-type="float" office:value="183500">
                <text:p>183500</text:p>
              </table:table-cell>
              <table:table-cell office:value-type="float" office:value="6194525">
                <text:p>6194525</text:p>
              </table:table-cell>
              <table:table-cell office:value-type="float" office:value="183500">
                <text:p>183500</text:p>
              </table:table-cell>
              <table:table-cell office:value-type="float" office:value="5204740">
                <text:p>52047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00">
                <text:p>184000</text:p>
              </table:table-cell>
              <table:table-cell office:value-type="float" office:value="16436525">
                <text:p>16436525</text:p>
              </table:table-cell>
              <table:table-cell office:value-type="float" office:value="184000">
                <text:p>184000</text:p>
              </table:table-cell>
              <table:table-cell office:value-type="float" office:value="10172165">
                <text:p>10172165</text:p>
              </table:table-cell>
              <table:table-cell office:value-type="float" office:value="184000">
                <text:p>184000</text:p>
              </table:table-cell>
              <table:table-cell office:value-type="float" office:value="6250378">
                <text:p>6250378</text:p>
              </table:table-cell>
              <table:table-cell office:value-type="float" office:value="184000">
                <text:p>184000</text:p>
              </table:table-cell>
              <table:table-cell office:value-type="float" office:value="5837836">
                <text:p>58378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00">
                <text:p>184500</text:p>
              </table:table-cell>
              <table:table-cell office:value-type="float" office:value="16259886">
                <text:p>16259886</text:p>
              </table:table-cell>
              <table:table-cell office:value-type="float" office:value="184500">
                <text:p>184500</text:p>
              </table:table-cell>
              <table:table-cell office:value-type="float" office:value="10623834">
                <text:p>10623834</text:p>
              </table:table-cell>
              <table:table-cell office:value-type="float" office:value="184500">
                <text:p>184500</text:p>
              </table:table-cell>
              <table:table-cell office:value-type="float" office:value="6717298">
                <text:p>6717298</text:p>
              </table:table-cell>
              <table:table-cell office:value-type="float" office:value="184500">
                <text:p>184500</text:p>
              </table:table-cell>
              <table:table-cell office:value-type="float" office:value="14418303">
                <text:p>144183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00">
                <text:p>185000</text:p>
              </table:table-cell>
              <table:table-cell office:value-type="float" office:value="16377424">
                <text:p>16377424</text:p>
              </table:table-cell>
              <table:table-cell office:value-type="float" office:value="185000">
                <text:p>185000</text:p>
              </table:table-cell>
              <table:table-cell office:value-type="float" office:value="10116950">
                <text:p>10116950</text:p>
              </table:table-cell>
              <table:table-cell office:value-type="float" office:value="185000">
                <text:p>185000</text:p>
              </table:table-cell>
              <table:table-cell office:value-type="float" office:value="6799232">
                <text:p>6799232</text:p>
              </table:table-cell>
              <table:table-cell office:value-type="float" office:value="185000">
                <text:p>185000</text:p>
              </table:table-cell>
              <table:table-cell office:value-type="float" office:value="7621725">
                <text:p>76217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00">
                <text:p>185500</text:p>
              </table:table-cell>
              <table:table-cell office:value-type="float" office:value="16551130">
                <text:p>16551130</text:p>
              </table:table-cell>
              <table:table-cell office:value-type="float" office:value="185500">
                <text:p>185500</text:p>
              </table:table-cell>
              <table:table-cell office:value-type="float" office:value="10318491">
                <text:p>10318491</text:p>
              </table:table-cell>
              <table:table-cell office:value-type="float" office:value="185500">
                <text:p>185500</text:p>
              </table:table-cell>
              <table:table-cell office:value-type="float" office:value="6269613">
                <text:p>6269613</text:p>
              </table:table-cell>
              <table:table-cell office:value-type="float" office:value="185500">
                <text:p>185500</text:p>
              </table:table-cell>
              <table:table-cell office:value-type="float" office:value="40554038">
                <text:p>405540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00">
                <text:p>186000</text:p>
              </table:table-cell>
              <table:table-cell office:value-type="float" office:value="16429277">
                <text:p>16429277</text:p>
              </table:table-cell>
              <table:table-cell office:value-type="float" office:value="186000">
                <text:p>186000</text:p>
              </table:table-cell>
              <table:table-cell office:value-type="float" office:value="10649221">
                <text:p>10649221</text:p>
              </table:table-cell>
              <table:table-cell office:value-type="float" office:value="186000">
                <text:p>186000</text:p>
              </table:table-cell>
              <table:table-cell office:value-type="float" office:value="6828018">
                <text:p>6828018</text:p>
              </table:table-cell>
              <table:table-cell office:value-type="float" office:value="186000">
                <text:p>186000</text:p>
              </table:table-cell>
              <table:table-cell office:value-type="float" office:value="31488306">
                <text:p>314883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00">
                <text:p>186500</text:p>
              </table:table-cell>
              <table:table-cell office:value-type="float" office:value="16610086">
                <text:p>16610086</text:p>
              </table:table-cell>
              <table:table-cell office:value-type="float" office:value="186500">
                <text:p>186500</text:p>
              </table:table-cell>
              <table:table-cell office:value-type="float" office:value="10667097">
                <text:p>10667097</text:p>
              </table:table-cell>
              <table:table-cell office:value-type="float" office:value="186500">
                <text:p>186500</text:p>
              </table:table-cell>
              <table:table-cell office:value-type="float" office:value="6716989">
                <text:p>6716989</text:p>
              </table:table-cell>
              <table:table-cell office:value-type="float" office:value="186500">
                <text:p>186500</text:p>
              </table:table-cell>
              <table:table-cell office:value-type="float" office:value="29619085">
                <text:p>296190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00">
                <text:p>187000</text:p>
              </table:table-cell>
              <table:table-cell office:value-type="float" office:value="16526890">
                <text:p>16526890</text:p>
              </table:table-cell>
              <table:table-cell office:value-type="float" office:value="187000">
                <text:p>187000</text:p>
              </table:table-cell>
              <table:table-cell office:value-type="float" office:value="10700140">
                <text:p>10700140</text:p>
              </table:table-cell>
              <table:table-cell office:value-type="float" office:value="187000">
                <text:p>187000</text:p>
              </table:table-cell>
              <table:table-cell office:value-type="float" office:value="6721344">
                <text:p>6721344</text:p>
              </table:table-cell>
              <table:table-cell office:value-type="float" office:value="187000">
                <text:p>187000</text:p>
              </table:table-cell>
              <table:table-cell office:value-type="float" office:value="29366070">
                <text:p>293660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00">
                <text:p>187500</text:p>
              </table:table-cell>
              <table:table-cell office:value-type="float" office:value="16571862">
                <text:p>16571862</text:p>
              </table:table-cell>
              <table:table-cell office:value-type="float" office:value="187500">
                <text:p>187500</text:p>
              </table:table-cell>
              <table:table-cell office:value-type="float" office:value="10399605">
                <text:p>10399605</text:p>
              </table:table-cell>
              <table:table-cell office:value-type="float" office:value="187500">
                <text:p>187500</text:p>
              </table:table-cell>
              <table:table-cell office:value-type="float" office:value="6681199">
                <text:p>6681199</text:p>
              </table:table-cell>
              <table:table-cell office:value-type="float" office:value="187500">
                <text:p>187500</text:p>
              </table:table-cell>
              <table:table-cell office:value-type="float" office:value="30543049">
                <text:p>305430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00">
                <text:p>188000</text:p>
              </table:table-cell>
              <table:table-cell office:value-type="float" office:value="16556303">
                <text:p>16556303</text:p>
              </table:table-cell>
              <table:table-cell office:value-type="float" office:value="188000">
                <text:p>188000</text:p>
              </table:table-cell>
              <table:table-cell office:value-type="float" office:value="10702311">
                <text:p>10702311</text:p>
              </table:table-cell>
              <table:table-cell office:value-type="float" office:value="188000">
                <text:p>188000</text:p>
              </table:table-cell>
              <table:table-cell office:value-type="float" office:value="6373817">
                <text:p>6373817</text:p>
              </table:table-cell>
              <table:table-cell office:value-type="float" office:value="188000">
                <text:p>188000</text:p>
              </table:table-cell>
              <table:table-cell office:value-type="float" office:value="29307854">
                <text:p>293078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00">
                <text:p>188500</text:p>
              </table:table-cell>
              <table:table-cell office:value-type="float" office:value="16632376">
                <text:p>16632376</text:p>
              </table:table-cell>
              <table:table-cell office:value-type="float" office:value="188500">
                <text:p>188500</text:p>
              </table:table-cell>
              <table:table-cell office:value-type="float" office:value="10484163">
                <text:p>10484163</text:p>
              </table:table-cell>
              <table:table-cell office:value-type="float" office:value="188500">
                <text:p>188500</text:p>
              </table:table-cell>
              <table:table-cell office:value-type="float" office:value="6818976">
                <text:p>6818976</text:p>
              </table:table-cell>
              <table:table-cell office:value-type="float" office:value="188500">
                <text:p>188500</text:p>
              </table:table-cell>
              <table:table-cell office:value-type="float" office:value="30584834">
                <text:p>30584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00">
                <text:p>189000</text:p>
              </table:table-cell>
              <table:table-cell office:value-type="float" office:value="16926685">
                <text:p>16926685</text:p>
              </table:table-cell>
              <table:table-cell office:value-type="float" office:value="189000">
                <text:p>189000</text:p>
              </table:table-cell>
              <table:table-cell office:value-type="float" office:value="11867239">
                <text:p>11867239</text:p>
              </table:table-cell>
              <table:table-cell office:value-type="float" office:value="189000">
                <text:p>189000</text:p>
              </table:table-cell>
              <table:table-cell office:value-type="float" office:value="6735017">
                <text:p>6735017</text:p>
              </table:table-cell>
              <table:table-cell office:value-type="float" office:value="189000">
                <text:p>189000</text:p>
              </table:table-cell>
              <table:table-cell office:value-type="float" office:value="7822358">
                <text:p>78223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00">
                <text:p>189500</text:p>
              </table:table-cell>
              <table:table-cell office:value-type="float" office:value="16766932">
                <text:p>16766932</text:p>
              </table:table-cell>
              <table:table-cell office:value-type="float" office:value="189500">
                <text:p>189500</text:p>
              </table:table-cell>
              <table:table-cell office:value-type="float" office:value="10838457">
                <text:p>10838457</text:p>
              </table:table-cell>
              <table:table-cell office:value-type="float" office:value="189500">
                <text:p>189500</text:p>
              </table:table-cell>
              <table:table-cell office:value-type="float" office:value="7085036">
                <text:p>7085036</text:p>
              </table:table-cell>
              <table:table-cell office:value-type="float" office:value="189500">
                <text:p>189500</text:p>
              </table:table-cell>
              <table:table-cell office:value-type="float" office:value="6631959">
                <text:p>66319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00">
                <text:p>190000</text:p>
              </table:table-cell>
              <table:table-cell office:value-type="float" office:value="17028084">
                <text:p>17028084</text:p>
              </table:table-cell>
              <table:table-cell office:value-type="float" office:value="190000">
                <text:p>190000</text:p>
              </table:table-cell>
              <table:table-cell office:value-type="float" office:value="10497636">
                <text:p>10497636</text:p>
              </table:table-cell>
              <table:table-cell office:value-type="float" office:value="190000">
                <text:p>190000</text:p>
              </table:table-cell>
              <table:table-cell office:value-type="float" office:value="6549468">
                <text:p>6549468</text:p>
              </table:table-cell>
              <table:table-cell office:value-type="float" office:value="190000">
                <text:p>190000</text:p>
              </table:table-cell>
              <table:table-cell office:value-type="float" office:value="27965566">
                <text:p>279655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00">
                <text:p>190500</text:p>
              </table:table-cell>
              <table:table-cell office:value-type="float" office:value="16972428">
                <text:p>16972428</text:p>
              </table:table-cell>
              <table:table-cell office:value-type="float" office:value="190500">
                <text:p>190500</text:p>
              </table:table-cell>
              <table:table-cell office:value-type="float" office:value="11001751">
                <text:p>11001751</text:p>
              </table:table-cell>
              <table:table-cell office:value-type="float" office:value="190500">
                <text:p>190500</text:p>
              </table:table-cell>
              <table:table-cell office:value-type="float" office:value="6641541">
                <text:p>6641541</text:p>
              </table:table-cell>
              <table:table-cell office:value-type="float" office:value="190500">
                <text:p>190500</text:p>
              </table:table-cell>
              <table:table-cell office:value-type="float" office:value="12602247">
                <text:p>126022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00">
                <text:p>191000</text:p>
              </table:table-cell>
              <table:table-cell office:value-type="float" office:value="17014726">
                <text:p>17014726</text:p>
              </table:table-cell>
              <table:table-cell office:value-type="float" office:value="191000">
                <text:p>191000</text:p>
              </table:table-cell>
              <table:table-cell office:value-type="float" office:value="11984490">
                <text:p>11984490</text:p>
              </table:table-cell>
              <table:table-cell office:value-type="float" office:value="191000">
                <text:p>191000</text:p>
              </table:table-cell>
              <table:table-cell office:value-type="float" office:value="6902019">
                <text:p>6902019</text:p>
              </table:table-cell>
              <table:table-cell office:value-type="float" office:value="191000">
                <text:p>191000</text:p>
              </table:table-cell>
              <table:table-cell office:value-type="float" office:value="14577365">
                <text:p>145773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00">
                <text:p>191500</text:p>
              </table:table-cell>
              <table:table-cell office:value-type="float" office:value="16788536">
                <text:p>16788536</text:p>
              </table:table-cell>
              <table:table-cell office:value-type="float" office:value="191500">
                <text:p>191500</text:p>
              </table:table-cell>
              <table:table-cell office:value-type="float" office:value="13143518">
                <text:p>13143518</text:p>
              </table:table-cell>
              <table:table-cell office:value-type="float" office:value="191500">
                <text:p>191500</text:p>
              </table:table-cell>
              <table:table-cell office:value-type="float" office:value="6778602">
                <text:p>6778602</text:p>
              </table:table-cell>
              <table:table-cell office:value-type="float" office:value="191500">
                <text:p>191500</text:p>
              </table:table-cell>
              <table:table-cell office:value-type="float" office:value="5839280">
                <text:p>58392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00">
                <text:p>192000</text:p>
              </table:table-cell>
              <table:table-cell office:value-type="float" office:value="17175011">
                <text:p>17175011</text:p>
              </table:table-cell>
              <table:table-cell office:value-type="float" office:value="192000">
                <text:p>192000</text:p>
              </table:table-cell>
              <table:table-cell office:value-type="float" office:value="14123941">
                <text:p>14123941</text:p>
              </table:table-cell>
              <table:table-cell office:value-type="float" office:value="192000">
                <text:p>192000</text:p>
              </table:table-cell>
              <table:table-cell office:value-type="float" office:value="6936669">
                <text:p>6936669</text:p>
              </table:table-cell>
              <table:table-cell office:value-type="float" office:value="192000">
                <text:p>192000</text:p>
              </table:table-cell>
              <table:table-cell office:value-type="float" office:value="15930484">
                <text:p>159304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00">
                <text:p>192500</text:p>
              </table:table-cell>
              <table:table-cell office:value-type="float" office:value="17488101">
                <text:p>17488101</text:p>
              </table:table-cell>
              <table:table-cell office:value-type="float" office:value="192500">
                <text:p>192500</text:p>
              </table:table-cell>
              <table:table-cell office:value-type="float" office:value="13754604">
                <text:p>13754604</text:p>
              </table:table-cell>
              <table:table-cell office:value-type="float" office:value="192500">
                <text:p>192500</text:p>
              </table:table-cell>
              <table:table-cell office:value-type="float" office:value="6954306">
                <text:p>6954306</text:p>
              </table:table-cell>
              <table:table-cell office:value-type="float" office:value="192500">
                <text:p>192500</text:p>
              </table:table-cell>
              <table:table-cell office:value-type="float" office:value="7963700">
                <text:p>79637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00">
                <text:p>193000</text:p>
              </table:table-cell>
              <table:table-cell office:value-type="float" office:value="18391344">
                <text:p>18391344</text:p>
              </table:table-cell>
              <table:table-cell office:value-type="float" office:value="193000">
                <text:p>193000</text:p>
              </table:table-cell>
              <table:table-cell office:value-type="float" office:value="12909740">
                <text:p>12909740</text:p>
              </table:table-cell>
              <table:table-cell office:value-type="float" office:value="193000">
                <text:p>193000</text:p>
              </table:table-cell>
              <table:table-cell office:value-type="float" office:value="6910199">
                <text:p>6910199</text:p>
              </table:table-cell>
              <table:table-cell office:value-type="float" office:value="193000">
                <text:p>193000</text:p>
              </table:table-cell>
              <table:table-cell office:value-type="float" office:value="15795706">
                <text:p>157957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00">
                <text:p>193500</text:p>
              </table:table-cell>
              <table:table-cell office:value-type="float" office:value="16870474">
                <text:p>16870474</text:p>
              </table:table-cell>
              <table:table-cell office:value-type="float" office:value="193500">
                <text:p>193500</text:p>
              </table:table-cell>
              <table:table-cell office:value-type="float" office:value="14360444">
                <text:p>14360444</text:p>
              </table:table-cell>
              <table:table-cell office:value-type="float" office:value="193500">
                <text:p>193500</text:p>
              </table:table-cell>
              <table:table-cell office:value-type="float" office:value="6650169">
                <text:p>6650169</text:p>
              </table:table-cell>
              <table:table-cell office:value-type="float" office:value="193500">
                <text:p>193500</text:p>
              </table:table-cell>
              <table:table-cell office:value-type="float" office:value="7016489">
                <text:p>70164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00">
                <text:p>194000</text:p>
              </table:table-cell>
              <table:table-cell office:value-type="float" office:value="17315598">
                <text:p>17315598</text:p>
              </table:table-cell>
              <table:table-cell office:value-type="float" office:value="194000">
                <text:p>194000</text:p>
              </table:table-cell>
              <table:table-cell office:value-type="float" office:value="12563662">
                <text:p>12563662</text:p>
              </table:table-cell>
              <table:table-cell office:value-type="float" office:value="194000">
                <text:p>194000</text:p>
              </table:table-cell>
              <table:table-cell office:value-type="float" office:value="6752580">
                <text:p>6752580</text:p>
              </table:table-cell>
              <table:table-cell office:value-type="float" office:value="194000">
                <text:p>194000</text:p>
              </table:table-cell>
              <table:table-cell office:value-type="float" office:value="5677243">
                <text:p>56772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00">
                <text:p>194500</text:p>
              </table:table-cell>
              <table:table-cell office:value-type="float" office:value="17150933">
                <text:p>17150933</text:p>
              </table:table-cell>
              <table:table-cell office:value-type="float" office:value="194500">
                <text:p>194500</text:p>
              </table:table-cell>
              <table:table-cell office:value-type="float" office:value="11424718">
                <text:p>11424718</text:p>
              </table:table-cell>
              <table:table-cell office:value-type="float" office:value="194500">
                <text:p>194500</text:p>
              </table:table-cell>
              <table:table-cell office:value-type="float" office:value="6929199">
                <text:p>6929199</text:p>
              </table:table-cell>
              <table:table-cell office:value-type="float" office:value="194500">
                <text:p>194500</text:p>
              </table:table-cell>
              <table:table-cell office:value-type="float" office:value="6552940">
                <text:p>65529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00">
                <text:p>195000</text:p>
              </table:table-cell>
              <table:table-cell office:value-type="float" office:value="17098944">
                <text:p>17098944</text:p>
              </table:table-cell>
              <table:table-cell office:value-type="float" office:value="195000">
                <text:p>195000</text:p>
              </table:table-cell>
              <table:table-cell office:value-type="float" office:value="11035117">
                <text:p>11035117</text:p>
              </table:table-cell>
              <table:table-cell office:value-type="float" office:value="195000">
                <text:p>195000</text:p>
              </table:table-cell>
              <table:table-cell office:value-type="float" office:value="7329009">
                <text:p>7329009</text:p>
              </table:table-cell>
              <table:table-cell office:value-type="float" office:value="195000">
                <text:p>195000</text:p>
              </table:table-cell>
              <table:table-cell office:value-type="float" office:value="6058047">
                <text:p>60580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00">
                <text:p>195500</text:p>
              </table:table-cell>
              <table:table-cell office:value-type="float" office:value="17014945">
                <text:p>17014945</text:p>
              </table:table-cell>
              <table:table-cell office:value-type="float" office:value="195500">
                <text:p>195500</text:p>
              </table:table-cell>
              <table:table-cell office:value-type="float" office:value="11229591">
                <text:p>11229591</text:p>
              </table:table-cell>
              <table:table-cell office:value-type="float" office:value="195500">
                <text:p>195500</text:p>
              </table:table-cell>
              <table:table-cell office:value-type="float" office:value="9154510">
                <text:p>9154510</text:p>
              </table:table-cell>
              <table:table-cell office:value-type="float" office:value="195500">
                <text:p>195500</text:p>
              </table:table-cell>
              <table:table-cell office:value-type="float" office:value="8271040">
                <text:p>82710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00">
                <text:p>196000</text:p>
              </table:table-cell>
              <table:table-cell office:value-type="float" office:value="17300475">
                <text:p>17300475</text:p>
              </table:table-cell>
              <table:table-cell office:value-type="float" office:value="196000">
                <text:p>196000</text:p>
              </table:table-cell>
              <table:table-cell office:value-type="float" office:value="11208743">
                <text:p>11208743</text:p>
              </table:table-cell>
              <table:table-cell office:value-type="float" office:value="196000">
                <text:p>196000</text:p>
              </table:table-cell>
              <table:table-cell office:value-type="float" office:value="8709321">
                <text:p>8709321</text:p>
              </table:table-cell>
              <table:table-cell office:value-type="float" office:value="196000">
                <text:p>196000</text:p>
              </table:table-cell>
              <table:table-cell office:value-type="float" office:value="10755530">
                <text:p>107555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00">
                <text:p>196500</text:p>
              </table:table-cell>
              <table:table-cell office:value-type="float" office:value="17310892">
                <text:p>17310892</text:p>
              </table:table-cell>
              <table:table-cell office:value-type="float" office:value="196500">
                <text:p>196500</text:p>
              </table:table-cell>
              <table:table-cell office:value-type="float" office:value="11115362">
                <text:p>11115362</text:p>
              </table:table-cell>
              <table:table-cell office:value-type="float" office:value="196500">
                <text:p>196500</text:p>
              </table:table-cell>
              <table:table-cell office:value-type="float" office:value="6674159">
                <text:p>6674159</text:p>
              </table:table-cell>
              <table:table-cell office:value-type="float" office:value="196500">
                <text:p>196500</text:p>
              </table:table-cell>
              <table:table-cell office:value-type="float" office:value="7165426">
                <text:p>71654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00">
                <text:p>197000</text:p>
              </table:table-cell>
              <table:table-cell office:value-type="float" office:value="17387711">
                <text:p>17387711</text:p>
              </table:table-cell>
              <table:table-cell office:value-type="float" office:value="197000">
                <text:p>197000</text:p>
              </table:table-cell>
              <table:table-cell office:value-type="float" office:value="11590814">
                <text:p>11590814</text:p>
              </table:table-cell>
              <table:table-cell office:value-type="float" office:value="197000">
                <text:p>197000</text:p>
              </table:table-cell>
              <table:table-cell office:value-type="float" office:value="7115306">
                <text:p>7115306</text:p>
              </table:table-cell>
              <table:table-cell office:value-type="float" office:value="197000">
                <text:p>197000</text:p>
              </table:table-cell>
              <table:table-cell office:value-type="float" office:value="16278257">
                <text:p>162782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00">
                <text:p>197500</text:p>
              </table:table-cell>
              <table:table-cell office:value-type="float" office:value="17273332">
                <text:p>17273332</text:p>
              </table:table-cell>
              <table:table-cell office:value-type="float" office:value="197500">
                <text:p>197500</text:p>
              </table:table-cell>
              <table:table-cell office:value-type="float" office:value="11605858">
                <text:p>11605858</text:p>
              </table:table-cell>
              <table:table-cell office:value-type="float" office:value="197500">
                <text:p>197500</text:p>
              </table:table-cell>
              <table:table-cell office:value-type="float" office:value="7119721">
                <text:p>7119721</text:p>
              </table:table-cell>
              <table:table-cell office:value-type="float" office:value="197500">
                <text:p>197500</text:p>
              </table:table-cell>
              <table:table-cell office:value-type="float" office:value="6548948">
                <text:p>65489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00">
                <text:p>198000</text:p>
              </table:table-cell>
              <table:table-cell office:value-type="float" office:value="17516992">
                <text:p>17516992</text:p>
              </table:table-cell>
              <table:table-cell office:value-type="float" office:value="198000">
                <text:p>198000</text:p>
              </table:table-cell>
              <table:table-cell office:value-type="float" office:value="11522617">
                <text:p>11522617</text:p>
              </table:table-cell>
              <table:table-cell office:value-type="float" office:value="198000">
                <text:p>198000</text:p>
              </table:table-cell>
              <table:table-cell office:value-type="float" office:value="7270370">
                <text:p>7270370</text:p>
              </table:table-cell>
              <table:table-cell office:value-type="float" office:value="198000">
                <text:p>198000</text:p>
              </table:table-cell>
              <table:table-cell office:value-type="float" office:value="6019773">
                <text:p>60197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00">
                <text:p>198500</text:p>
              </table:table-cell>
              <table:table-cell office:value-type="float" office:value="17464890">
                <text:p>17464890</text:p>
              </table:table-cell>
              <table:table-cell office:value-type="float" office:value="198500">
                <text:p>198500</text:p>
              </table:table-cell>
              <table:table-cell office:value-type="float" office:value="11852149">
                <text:p>11852149</text:p>
              </table:table-cell>
              <table:table-cell office:value-type="float" office:value="198500">
                <text:p>198500</text:p>
              </table:table-cell>
              <table:table-cell office:value-type="float" office:value="7314683">
                <text:p>7314683</text:p>
              </table:table-cell>
              <table:table-cell office:value-type="float" office:value="198500">
                <text:p>198500</text:p>
              </table:table-cell>
              <table:table-cell office:value-type="float" office:value="6664109">
                <text:p>66641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00">
                <text:p>199000</text:p>
              </table:table-cell>
              <table:table-cell office:value-type="float" office:value="17568810">
                <text:p>17568810</text:p>
              </table:table-cell>
              <table:table-cell office:value-type="float" office:value="199000">
                <text:p>199000</text:p>
              </table:table-cell>
              <table:table-cell office:value-type="float" office:value="11174795">
                <text:p>11174795</text:p>
              </table:table-cell>
              <table:table-cell office:value-type="float" office:value="199000">
                <text:p>199000</text:p>
              </table:table-cell>
              <table:table-cell office:value-type="float" office:value="7211629">
                <text:p>7211629</text:p>
              </table:table-cell>
              <table:table-cell office:value-type="float" office:value="199000">
                <text:p>199000</text:p>
              </table:table-cell>
              <table:table-cell office:value-type="float" office:value="7047662">
                <text:p>70476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00">
                <text:p>199500</text:p>
              </table:table-cell>
              <table:table-cell office:value-type="float" office:value="17482102">
                <text:p>17482102</text:p>
              </table:table-cell>
              <table:table-cell office:value-type="float" office:value="199500">
                <text:p>199500</text:p>
              </table:table-cell>
              <table:table-cell office:value-type="float" office:value="11104938">
                <text:p>11104938</text:p>
              </table:table-cell>
              <table:table-cell office:value-type="float" office:value="199500">
                <text:p>199500</text:p>
              </table:table-cell>
              <table:table-cell office:value-type="float" office:value="7443102">
                <text:p>7443102</text:p>
              </table:table-cell>
              <table:table-cell office:value-type="float" office:value="199500">
                <text:p>199500</text:p>
              </table:table-cell>
              <table:table-cell office:value-type="float" office:value="5785178">
                <text:p>57851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00">
                <text:p>200000</text:p>
              </table:table-cell>
              <table:table-cell office:value-type="float" office:value="17651543">
                <text:p>17651543</text:p>
              </table:table-cell>
              <table:table-cell office:value-type="float" office:value="200000">
                <text:p>200000</text:p>
              </table:table-cell>
              <table:table-cell office:value-type="float" office:value="11879666">
                <text:p>11879666</text:p>
              </table:table-cell>
              <table:table-cell office:value-type="float" office:value="200000">
                <text:p>200000</text:p>
              </table:table-cell>
              <table:table-cell office:value-type="float" office:value="7109686">
                <text:p>7109686</text:p>
              </table:table-cell>
              <table:table-cell office:value-type="float" office:value="200000">
                <text:p>200000</text:p>
              </table:table-cell>
              <table:table-cell office:value-type="float" office:value="7050981">
                <text:p>70509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00">
                <text:p>200500</text:p>
              </table:table-cell>
              <table:table-cell office:value-type="float" office:value="17754980">
                <text:p>17754980</text:p>
              </table:table-cell>
              <table:table-cell office:value-type="float" office:value="200500">
                <text:p>200500</text:p>
              </table:table-cell>
              <table:table-cell office:value-type="float" office:value="11121233">
                <text:p>11121233</text:p>
              </table:table-cell>
              <table:table-cell office:value-type="float" office:value="200500">
                <text:p>200500</text:p>
              </table:table-cell>
              <table:table-cell office:value-type="float" office:value="7472606">
                <text:p>7472606</text:p>
              </table:table-cell>
              <table:table-cell office:value-type="float" office:value="200500">
                <text:p>200500</text:p>
              </table:table-cell>
              <table:table-cell office:value-type="float" office:value="14155293">
                <text:p>141552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00">
                <text:p>201000</text:p>
              </table:table-cell>
              <table:table-cell office:value-type="float" office:value="17903942">
                <text:p>17903942</text:p>
              </table:table-cell>
              <table:table-cell office:value-type="float" office:value="201000">
                <text:p>201000</text:p>
              </table:table-cell>
              <table:table-cell office:value-type="float" office:value="11939123">
                <text:p>11939123</text:p>
              </table:table-cell>
              <table:table-cell office:value-type="float" office:value="201000">
                <text:p>201000</text:p>
              </table:table-cell>
              <table:table-cell office:value-type="float" office:value="7701816">
                <text:p>7701816</text:p>
              </table:table-cell>
              <table:table-cell office:value-type="float" office:value="201000">
                <text:p>201000</text:p>
              </table:table-cell>
              <table:table-cell office:value-type="float" office:value="5866696">
                <text:p>58666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00">
                <text:p>201500</text:p>
              </table:table-cell>
              <table:table-cell office:value-type="float" office:value="17913554">
                <text:p>17913554</text:p>
              </table:table-cell>
              <table:table-cell office:value-type="float" office:value="201500">
                <text:p>201500</text:p>
              </table:table-cell>
              <table:table-cell office:value-type="float" office:value="11354448">
                <text:p>11354448</text:p>
              </table:table-cell>
              <table:table-cell office:value-type="float" office:value="201500">
                <text:p>201500</text:p>
              </table:table-cell>
              <table:table-cell office:value-type="float" office:value="7459725">
                <text:p>7459725</text:p>
              </table:table-cell>
              <table:table-cell office:value-type="float" office:value="201500">
                <text:p>201500</text:p>
              </table:table-cell>
              <table:table-cell office:value-type="float" office:value="13257400">
                <text:p>132574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00">
                <text:p>202000</text:p>
              </table:table-cell>
              <table:table-cell office:value-type="float" office:value="17853062">
                <text:p>17853062</text:p>
              </table:table-cell>
              <table:table-cell office:value-type="float" office:value="202000">
                <text:p>202000</text:p>
              </table:table-cell>
              <table:table-cell office:value-type="float" office:value="11625508">
                <text:p>11625508</text:p>
              </table:table-cell>
              <table:table-cell office:value-type="float" office:value="202000">
                <text:p>202000</text:p>
              </table:table-cell>
              <table:table-cell office:value-type="float" office:value="7211030">
                <text:p>7211030</text:p>
              </table:table-cell>
              <table:table-cell office:value-type="float" office:value="202000">
                <text:p>202000</text:p>
              </table:table-cell>
              <table:table-cell office:value-type="float" office:value="6656544">
                <text:p>66565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00">
                <text:p>202500</text:p>
              </table:table-cell>
              <table:table-cell office:value-type="float" office:value="17701522">
                <text:p>17701522</text:p>
              </table:table-cell>
              <table:table-cell office:value-type="float" office:value="202500">
                <text:p>202500</text:p>
              </table:table-cell>
              <table:table-cell office:value-type="float" office:value="11897547">
                <text:p>11897547</text:p>
              </table:table-cell>
              <table:table-cell office:value-type="float" office:value="202500">
                <text:p>202500</text:p>
              </table:table-cell>
              <table:table-cell office:value-type="float" office:value="7298796">
                <text:p>7298796</text:p>
              </table:table-cell>
              <table:table-cell office:value-type="float" office:value="202500">
                <text:p>202500</text:p>
              </table:table-cell>
              <table:table-cell office:value-type="float" office:value="6249959">
                <text:p>62499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00">
                <text:p>203000</text:p>
              </table:table-cell>
              <table:table-cell office:value-type="float" office:value="17819674">
                <text:p>17819674</text:p>
              </table:table-cell>
              <table:table-cell office:value-type="float" office:value="203000">
                <text:p>203000</text:p>
              </table:table-cell>
              <table:table-cell office:value-type="float" office:value="11842291">
                <text:p>11842291</text:p>
              </table:table-cell>
              <table:table-cell office:value-type="float" office:value="203000">
                <text:p>203000</text:p>
              </table:table-cell>
              <table:table-cell office:value-type="float" office:value="7133320">
                <text:p>7133320</text:p>
              </table:table-cell>
              <table:table-cell office:value-type="float" office:value="203000">
                <text:p>203000</text:p>
              </table:table-cell>
              <table:table-cell office:value-type="float" office:value="5990971">
                <text:p>59909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00">
                <text:p>203500</text:p>
              </table:table-cell>
              <table:table-cell office:value-type="float" office:value="17905360">
                <text:p>17905360</text:p>
              </table:table-cell>
              <table:table-cell office:value-type="float" office:value="203500">
                <text:p>203500</text:p>
              </table:table-cell>
              <table:table-cell office:value-type="float" office:value="12046267">
                <text:p>12046267</text:p>
              </table:table-cell>
              <table:table-cell office:value-type="float" office:value="203500">
                <text:p>203500</text:p>
              </table:table-cell>
              <table:table-cell office:value-type="float" office:value="7335433">
                <text:p>7335433</text:p>
              </table:table-cell>
              <table:table-cell office:value-type="float" office:value="203500">
                <text:p>203500</text:p>
              </table:table-cell>
              <table:table-cell office:value-type="float" office:value="6104010">
                <text:p>61040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00">
                <text:p>204000</text:p>
              </table:table-cell>
              <table:table-cell office:value-type="float" office:value="18084324">
                <text:p>18084324</text:p>
              </table:table-cell>
              <table:table-cell office:value-type="float" office:value="204000">
                <text:p>204000</text:p>
              </table:table-cell>
              <table:table-cell office:value-type="float" office:value="11571646">
                <text:p>11571646</text:p>
              </table:table-cell>
              <table:table-cell office:value-type="float" office:value="204000">
                <text:p>204000</text:p>
              </table:table-cell>
              <table:table-cell office:value-type="float" office:value="7289452">
                <text:p>7289452</text:p>
              </table:table-cell>
              <table:table-cell office:value-type="float" office:value="204000">
                <text:p>204000</text:p>
              </table:table-cell>
              <table:table-cell office:value-type="float" office:value="6873621">
                <text:p>68736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00">
                <text:p>204500</text:p>
              </table:table-cell>
              <table:table-cell office:value-type="float" office:value="17880383">
                <text:p>17880383</text:p>
              </table:table-cell>
              <table:table-cell office:value-type="float" office:value="204500">
                <text:p>204500</text:p>
              </table:table-cell>
              <table:table-cell office:value-type="float" office:value="11551818">
                <text:p>11551818</text:p>
              </table:table-cell>
              <table:table-cell office:value-type="float" office:value="204500">
                <text:p>204500</text:p>
              </table:table-cell>
              <table:table-cell office:value-type="float" office:value="7408024">
                <text:p>7408024</text:p>
              </table:table-cell>
              <table:table-cell office:value-type="float" office:value="204500">
                <text:p>204500</text:p>
              </table:table-cell>
              <table:table-cell office:value-type="float" office:value="6969376">
                <text:p>69693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00">
                <text:p>205000</text:p>
              </table:table-cell>
              <table:table-cell office:value-type="float" office:value="18039959">
                <text:p>18039959</text:p>
              </table:table-cell>
              <table:table-cell office:value-type="float" office:value="205000">
                <text:p>205000</text:p>
              </table:table-cell>
              <table:table-cell office:value-type="float" office:value="11593747">
                <text:p>11593747</text:p>
              </table:table-cell>
              <table:table-cell office:value-type="float" office:value="205000">
                <text:p>205000</text:p>
              </table:table-cell>
              <table:table-cell office:value-type="float" office:value="7581672">
                <text:p>7581672</text:p>
              </table:table-cell>
              <table:table-cell office:value-type="float" office:value="205000">
                <text:p>205000</text:p>
              </table:table-cell>
              <table:table-cell office:value-type="float" office:value="10486267">
                <text:p>104862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00">
                <text:p>205500</text:p>
              </table:table-cell>
              <table:table-cell office:value-type="float" office:value="18947891">
                <text:p>18947891</text:p>
              </table:table-cell>
              <table:table-cell office:value-type="float" office:value="205500">
                <text:p>205500</text:p>
              </table:table-cell>
              <table:table-cell office:value-type="float" office:value="11588986">
                <text:p>11588986</text:p>
              </table:table-cell>
              <table:table-cell office:value-type="float" office:value="205500">
                <text:p>205500</text:p>
              </table:table-cell>
              <table:table-cell office:value-type="float" office:value="8294209">
                <text:p>8294209</text:p>
              </table:table-cell>
              <table:table-cell office:value-type="float" office:value="205500">
                <text:p>205500</text:p>
              </table:table-cell>
              <table:table-cell office:value-type="float" office:value="6128724">
                <text:p>61287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00">
                <text:p>206000</text:p>
              </table:table-cell>
              <table:table-cell office:value-type="float" office:value="18334846">
                <text:p>18334846</text:p>
              </table:table-cell>
              <table:table-cell office:value-type="float" office:value="206000">
                <text:p>206000</text:p>
              </table:table-cell>
              <table:table-cell office:value-type="float" office:value="11728561">
                <text:p>11728561</text:p>
              </table:table-cell>
              <table:table-cell office:value-type="float" office:value="206000">
                <text:p>206000</text:p>
              </table:table-cell>
              <table:table-cell office:value-type="float" office:value="8316006">
                <text:p>8316006</text:p>
              </table:table-cell>
              <table:table-cell office:value-type="float" office:value="206000">
                <text:p>206000</text:p>
              </table:table-cell>
              <table:table-cell office:value-type="float" office:value="6500615">
                <text:p>65006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00">
                <text:p>206500</text:p>
              </table:table-cell>
              <table:table-cell office:value-type="float" office:value="18190134">
                <text:p>18190134</text:p>
              </table:table-cell>
              <table:table-cell office:value-type="float" office:value="206500">
                <text:p>206500</text:p>
              </table:table-cell>
              <table:table-cell office:value-type="float" office:value="11729967">
                <text:p>11729967</text:p>
              </table:table-cell>
              <table:table-cell office:value-type="float" office:value="206500">
                <text:p>206500</text:p>
              </table:table-cell>
              <table:table-cell office:value-type="float" office:value="7548142">
                <text:p>7548142</text:p>
              </table:table-cell>
              <table:table-cell office:value-type="float" office:value="206500">
                <text:p>206500</text:p>
              </table:table-cell>
              <table:table-cell office:value-type="float" office:value="6446177">
                <text:p>64461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00">
                <text:p>207000</text:p>
              </table:table-cell>
              <table:table-cell office:value-type="float" office:value="18220399">
                <text:p>18220399</text:p>
              </table:table-cell>
              <table:table-cell office:value-type="float" office:value="207000">
                <text:p>207000</text:p>
              </table:table-cell>
              <table:table-cell office:value-type="float" office:value="12221875">
                <text:p>12221875</text:p>
              </table:table-cell>
              <table:table-cell office:value-type="float" office:value="207000">
                <text:p>207000</text:p>
              </table:table-cell>
              <table:table-cell office:value-type="float" office:value="7829721">
                <text:p>7829721</text:p>
              </table:table-cell>
              <table:table-cell office:value-type="float" office:value="207000">
                <text:p>207000</text:p>
              </table:table-cell>
              <table:table-cell office:value-type="float" office:value="6142650">
                <text:p>61426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00">
                <text:p>207500</text:p>
              </table:table-cell>
              <table:table-cell office:value-type="float" office:value="18596230">
                <text:p>18596230</text:p>
              </table:table-cell>
              <table:table-cell office:value-type="float" office:value="207500">
                <text:p>207500</text:p>
              </table:table-cell>
              <table:table-cell office:value-type="float" office:value="12110485">
                <text:p>12110485</text:p>
              </table:table-cell>
              <table:table-cell office:value-type="float" office:value="207500">
                <text:p>207500</text:p>
              </table:table-cell>
              <table:table-cell office:value-type="float" office:value="8008763">
                <text:p>8008763</text:p>
              </table:table-cell>
              <table:table-cell office:value-type="float" office:value="207500">
                <text:p>207500</text:p>
              </table:table-cell>
              <table:table-cell office:value-type="float" office:value="6270758">
                <text:p>62707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00">
                <text:p>208000</text:p>
              </table:table-cell>
              <table:table-cell office:value-type="float" office:value="18332123">
                <text:p>18332123</text:p>
              </table:table-cell>
              <table:table-cell office:value-type="float" office:value="208000">
                <text:p>208000</text:p>
              </table:table-cell>
              <table:table-cell office:value-type="float" office:value="11406559">
                <text:p>11406559</text:p>
              </table:table-cell>
              <table:table-cell office:value-type="float" office:value="208000">
                <text:p>208000</text:p>
              </table:table-cell>
              <table:table-cell office:value-type="float" office:value="7666825">
                <text:p>7666825</text:p>
              </table:table-cell>
              <table:table-cell office:value-type="float" office:value="208000">
                <text:p>208000</text:p>
              </table:table-cell>
              <table:table-cell office:value-type="float" office:value="7111687">
                <text:p>71116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00">
                <text:p>208500</text:p>
              </table:table-cell>
              <table:table-cell office:value-type="float" office:value="18561623">
                <text:p>18561623</text:p>
              </table:table-cell>
              <table:table-cell office:value-type="float" office:value="208500">
                <text:p>208500</text:p>
              </table:table-cell>
              <table:table-cell office:value-type="float" office:value="11948617">
                <text:p>11948617</text:p>
              </table:table-cell>
              <table:table-cell office:value-type="float" office:value="208500">
                <text:p>208500</text:p>
              </table:table-cell>
              <table:table-cell office:value-type="float" office:value="8288394">
                <text:p>8288394</text:p>
              </table:table-cell>
              <table:table-cell office:value-type="float" office:value="208500">
                <text:p>208500</text:p>
              </table:table-cell>
              <table:table-cell office:value-type="float" office:value="16971344">
                <text:p>169713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00">
                <text:p>209000</text:p>
              </table:table-cell>
              <table:table-cell office:value-type="float" office:value="18520496">
                <text:p>18520496</text:p>
              </table:table-cell>
              <table:table-cell office:value-type="float" office:value="209000">
                <text:p>209000</text:p>
              </table:table-cell>
              <table:table-cell office:value-type="float" office:value="11676883">
                <text:p>11676883</text:p>
              </table:table-cell>
              <table:table-cell office:value-type="float" office:value="209000">
                <text:p>209000</text:p>
              </table:table-cell>
              <table:table-cell office:value-type="float" office:value="7580964">
                <text:p>7580964</text:p>
              </table:table-cell>
              <table:table-cell office:value-type="float" office:value="209000">
                <text:p>209000</text:p>
              </table:table-cell>
              <table:table-cell office:value-type="float" office:value="15762266">
                <text:p>157622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00">
                <text:p>209500</text:p>
              </table:table-cell>
              <table:table-cell office:value-type="float" office:value="18370781">
                <text:p>18370781</text:p>
              </table:table-cell>
              <table:table-cell office:value-type="float" office:value="209500">
                <text:p>209500</text:p>
              </table:table-cell>
              <table:table-cell office:value-type="float" office:value="11884852">
                <text:p>11884852</text:p>
              </table:table-cell>
              <table:table-cell office:value-type="float" office:value="209500">
                <text:p>209500</text:p>
              </table:table-cell>
              <table:table-cell office:value-type="float" office:value="7905625">
                <text:p>7905625</text:p>
              </table:table-cell>
              <table:table-cell office:value-type="float" office:value="209500">
                <text:p>209500</text:p>
              </table:table-cell>
              <table:table-cell office:value-type="float" office:value="7028923">
                <text:p>70289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00">
                <text:p>210000</text:p>
              </table:table-cell>
              <table:table-cell office:value-type="float" office:value="18629276">
                <text:p>18629276</text:p>
              </table:table-cell>
              <table:table-cell office:value-type="float" office:value="210000">
                <text:p>210000</text:p>
              </table:table-cell>
              <table:table-cell office:value-type="float" office:value="11803609">
                <text:p>11803609</text:p>
              </table:table-cell>
              <table:table-cell office:value-type="float" office:value="210000">
                <text:p>210000</text:p>
              </table:table-cell>
              <table:table-cell office:value-type="float" office:value="7707507">
                <text:p>7707507</text:p>
              </table:table-cell>
              <table:table-cell office:value-type="float" office:value="210000">
                <text:p>210000</text:p>
              </table:table-cell>
              <table:table-cell office:value-type="float" office:value="6868445">
                <text:p>68684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00">
                <text:p>210500</text:p>
              </table:table-cell>
              <table:table-cell office:value-type="float" office:value="18582178">
                <text:p>18582178</text:p>
              </table:table-cell>
              <table:table-cell office:value-type="float" office:value="210500">
                <text:p>210500</text:p>
              </table:table-cell>
              <table:table-cell office:value-type="float" office:value="11455660">
                <text:p>11455660</text:p>
              </table:table-cell>
              <table:table-cell office:value-type="float" office:value="210500">
                <text:p>210500</text:p>
              </table:table-cell>
              <table:table-cell office:value-type="float" office:value="7914169">
                <text:p>7914169</text:p>
              </table:table-cell>
              <table:table-cell office:value-type="float" office:value="210500">
                <text:p>210500</text:p>
              </table:table-cell>
              <table:table-cell office:value-type="float" office:value="6477463">
                <text:p>64774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00">
                <text:p>211000</text:p>
              </table:table-cell>
              <table:table-cell office:value-type="float" office:value="18512263">
                <text:p>18512263</text:p>
              </table:table-cell>
              <table:table-cell office:value-type="float" office:value="211000">
                <text:p>211000</text:p>
              </table:table-cell>
              <table:table-cell office:value-type="float" office:value="11880279">
                <text:p>11880279</text:p>
              </table:table-cell>
              <table:table-cell office:value-type="float" office:value="211000">
                <text:p>211000</text:p>
              </table:table-cell>
              <table:table-cell office:value-type="float" office:value="7822736">
                <text:p>7822736</text:p>
              </table:table-cell>
              <table:table-cell office:value-type="float" office:value="211000">
                <text:p>211000</text:p>
              </table:table-cell>
              <table:table-cell office:value-type="float" office:value="6363694">
                <text:p>63636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00">
                <text:p>211500</text:p>
              </table:table-cell>
              <table:table-cell office:value-type="float" office:value="18671468">
                <text:p>18671468</text:p>
              </table:table-cell>
              <table:table-cell office:value-type="float" office:value="211500">
                <text:p>211500</text:p>
              </table:table-cell>
              <table:table-cell office:value-type="float" office:value="11944891">
                <text:p>11944891</text:p>
              </table:table-cell>
              <table:table-cell office:value-type="float" office:value="211500">
                <text:p>211500</text:p>
              </table:table-cell>
              <table:table-cell office:value-type="float" office:value="7522831">
                <text:p>7522831</text:p>
              </table:table-cell>
              <table:table-cell office:value-type="float" office:value="211500">
                <text:p>211500</text:p>
              </table:table-cell>
              <table:table-cell office:value-type="float" office:value="6334993">
                <text:p>63349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00">
                <text:p>212000</text:p>
              </table:table-cell>
              <table:table-cell office:value-type="float" office:value="18780518">
                <text:p>18780518</text:p>
              </table:table-cell>
              <table:table-cell office:value-type="float" office:value="212000">
                <text:p>212000</text:p>
              </table:table-cell>
              <table:table-cell office:value-type="float" office:value="11926585">
                <text:p>11926585</text:p>
              </table:table-cell>
              <table:table-cell office:value-type="float" office:value="212000">
                <text:p>212000</text:p>
              </table:table-cell>
              <table:table-cell office:value-type="float" office:value="8072749">
                <text:p>8072749</text:p>
              </table:table-cell>
              <table:table-cell office:value-type="float" office:value="212000">
                <text:p>212000</text:p>
              </table:table-cell>
              <table:table-cell office:value-type="float" office:value="6629938">
                <text:p>66299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00">
                <text:p>212500</text:p>
              </table:table-cell>
              <table:table-cell office:value-type="float" office:value="18843752">
                <text:p>18843752</text:p>
              </table:table-cell>
              <table:table-cell office:value-type="float" office:value="212500">
                <text:p>212500</text:p>
              </table:table-cell>
              <table:table-cell office:value-type="float" office:value="12149178">
                <text:p>12149178</text:p>
              </table:table-cell>
              <table:table-cell office:value-type="float" office:value="212500">
                <text:p>212500</text:p>
              </table:table-cell>
              <table:table-cell office:value-type="float" office:value="7844404">
                <text:p>7844404</text:p>
              </table:table-cell>
              <table:table-cell office:value-type="float" office:value="212500">
                <text:p>212500</text:p>
              </table:table-cell>
              <table:table-cell office:value-type="float" office:value="6462210">
                <text:p>64622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00">
                <text:p>213000</text:p>
              </table:table-cell>
              <table:table-cell office:value-type="float" office:value="18881806">
                <text:p>18881806</text:p>
              </table:table-cell>
              <table:table-cell office:value-type="float" office:value="213000">
                <text:p>213000</text:p>
              </table:table-cell>
              <table:table-cell office:value-type="float" office:value="12355267">
                <text:p>12355267</text:p>
              </table:table-cell>
              <table:table-cell office:value-type="float" office:value="213000">
                <text:p>213000</text:p>
              </table:table-cell>
              <table:table-cell office:value-type="float" office:value="7608234">
                <text:p>7608234</text:p>
              </table:table-cell>
              <table:table-cell office:value-type="float" office:value="213000">
                <text:p>213000</text:p>
              </table:table-cell>
              <table:table-cell office:value-type="float" office:value="6006000">
                <text:p>6006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00">
                <text:p>213500</text:p>
              </table:table-cell>
              <table:table-cell office:value-type="float" office:value="18745017">
                <text:p>18745017</text:p>
              </table:table-cell>
              <table:table-cell office:value-type="float" office:value="213500">
                <text:p>213500</text:p>
              </table:table-cell>
              <table:table-cell office:value-type="float" office:value="12009273">
                <text:p>12009273</text:p>
              </table:table-cell>
              <table:table-cell office:value-type="float" office:value="213500">
                <text:p>213500</text:p>
              </table:table-cell>
              <table:table-cell office:value-type="float" office:value="7732327">
                <text:p>7732327</text:p>
              </table:table-cell>
              <table:table-cell office:value-type="float" office:value="213500">
                <text:p>213500</text:p>
              </table:table-cell>
              <table:table-cell office:value-type="float" office:value="6638964">
                <text:p>66389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00">
                <text:p>214000</text:p>
              </table:table-cell>
              <table:table-cell office:value-type="float" office:value="18838598">
                <text:p>18838598</text:p>
              </table:table-cell>
              <table:table-cell office:value-type="float" office:value="214000">
                <text:p>214000</text:p>
              </table:table-cell>
              <table:table-cell office:value-type="float" office:value="12033827">
                <text:p>12033827</text:p>
              </table:table-cell>
              <table:table-cell office:value-type="float" office:value="214000">
                <text:p>214000</text:p>
              </table:table-cell>
              <table:table-cell office:value-type="float" office:value="7870201">
                <text:p>7870201</text:p>
              </table:table-cell>
              <table:table-cell office:value-type="float" office:value="214000">
                <text:p>214000</text:p>
              </table:table-cell>
              <table:table-cell office:value-type="float" office:value="7399731">
                <text:p>73997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00">
                <text:p>214500</text:p>
              </table:table-cell>
              <table:table-cell office:value-type="float" office:value="18813335">
                <text:p>18813335</text:p>
              </table:table-cell>
              <table:table-cell office:value-type="float" office:value="214500">
                <text:p>214500</text:p>
              </table:table-cell>
              <table:table-cell office:value-type="float" office:value="12239706">
                <text:p>12239706</text:p>
              </table:table-cell>
              <table:table-cell office:value-type="float" office:value="214500">
                <text:p>214500</text:p>
              </table:table-cell>
              <table:table-cell office:value-type="float" office:value="7698369">
                <text:p>7698369</text:p>
              </table:table-cell>
              <table:table-cell office:value-type="float" office:value="214500">
                <text:p>214500</text:p>
              </table:table-cell>
              <table:table-cell office:value-type="float" office:value="6562452">
                <text:p>65624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00">
                <text:p>215000</text:p>
              </table:table-cell>
              <table:table-cell office:value-type="float" office:value="18939493">
                <text:p>18939493</text:p>
              </table:table-cell>
              <table:table-cell office:value-type="float" office:value="215000">
                <text:p>215000</text:p>
              </table:table-cell>
              <table:table-cell office:value-type="float" office:value="12209760">
                <text:p>12209760</text:p>
              </table:table-cell>
              <table:table-cell office:value-type="float" office:value="215000">
                <text:p>215000</text:p>
              </table:table-cell>
              <table:table-cell office:value-type="float" office:value="7653921">
                <text:p>7653921</text:p>
              </table:table-cell>
              <table:table-cell office:value-type="float" office:value="215000">
                <text:p>215000</text:p>
              </table:table-cell>
              <table:table-cell office:value-type="float" office:value="6723253">
                <text:p>67232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00">
                <text:p>215500</text:p>
              </table:table-cell>
              <table:table-cell office:value-type="float" office:value="19153915">
                <text:p>19153915</text:p>
              </table:table-cell>
              <table:table-cell office:value-type="float" office:value="215500">
                <text:p>215500</text:p>
              </table:table-cell>
              <table:table-cell office:value-type="float" office:value="12306673">
                <text:p>12306673</text:p>
              </table:table-cell>
              <table:table-cell office:value-type="float" office:value="215500">
                <text:p>215500</text:p>
              </table:table-cell>
              <table:table-cell office:value-type="float" office:value="7972220">
                <text:p>7972220</text:p>
              </table:table-cell>
              <table:table-cell office:value-type="float" office:value="215500">
                <text:p>215500</text:p>
              </table:table-cell>
              <table:table-cell office:value-type="float" office:value="6318550">
                <text:p>63185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00">
                <text:p>216000</text:p>
              </table:table-cell>
              <table:table-cell office:value-type="float" office:value="19226206">
                <text:p>19226206</text:p>
              </table:table-cell>
              <table:table-cell office:value-type="float" office:value="216000">
                <text:p>216000</text:p>
              </table:table-cell>
              <table:table-cell office:value-type="float" office:value="12355162">
                <text:p>12355162</text:p>
              </table:table-cell>
              <table:table-cell office:value-type="float" office:value="216000">
                <text:p>216000</text:p>
              </table:table-cell>
              <table:table-cell office:value-type="float" office:value="7752005">
                <text:p>7752005</text:p>
              </table:table-cell>
              <table:table-cell office:value-type="float" office:value="216000">
                <text:p>216000</text:p>
              </table:table-cell>
              <table:table-cell office:value-type="float" office:value="6754091">
                <text:p>67540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00">
                <text:p>216500</text:p>
              </table:table-cell>
              <table:table-cell office:value-type="float" office:value="19427242">
                <text:p>19427242</text:p>
              </table:table-cell>
              <table:table-cell office:value-type="float" office:value="216500">
                <text:p>216500</text:p>
              </table:table-cell>
              <table:table-cell office:value-type="float" office:value="12423795">
                <text:p>12423795</text:p>
              </table:table-cell>
              <table:table-cell office:value-type="float" office:value="216500">
                <text:p>216500</text:p>
              </table:table-cell>
              <table:table-cell office:value-type="float" office:value="7623573">
                <text:p>7623573</text:p>
              </table:table-cell>
              <table:table-cell office:value-type="float" office:value="216500">
                <text:p>216500</text:p>
              </table:table-cell>
              <table:table-cell office:value-type="float" office:value="7821055">
                <text:p>78210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00">
                <text:p>217000</text:p>
              </table:table-cell>
              <table:table-cell office:value-type="float" office:value="19514898">
                <text:p>19514898</text:p>
              </table:table-cell>
              <table:table-cell office:value-type="float" office:value="217000">
                <text:p>217000</text:p>
              </table:table-cell>
              <table:table-cell office:value-type="float" office:value="12253282">
                <text:p>12253282</text:p>
              </table:table-cell>
              <table:table-cell office:value-type="float" office:value="217000">
                <text:p>217000</text:p>
              </table:table-cell>
              <table:table-cell office:value-type="float" office:value="7816976">
                <text:p>7816976</text:p>
              </table:table-cell>
              <table:table-cell office:value-type="float" office:value="217000">
                <text:p>217000</text:p>
              </table:table-cell>
              <table:table-cell office:value-type="float" office:value="6775239">
                <text:p>67752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00">
                <text:p>217500</text:p>
              </table:table-cell>
              <table:table-cell office:value-type="float" office:value="19476728">
                <text:p>19476728</text:p>
              </table:table-cell>
              <table:table-cell office:value-type="float" office:value="217500">
                <text:p>217500</text:p>
              </table:table-cell>
              <table:table-cell office:value-type="float" office:value="12408901">
                <text:p>12408901</text:p>
              </table:table-cell>
              <table:table-cell office:value-type="float" office:value="217500">
                <text:p>217500</text:p>
              </table:table-cell>
              <table:table-cell office:value-type="float" office:value="12168721">
                <text:p>12168721</text:p>
              </table:table-cell>
              <table:table-cell office:value-type="float" office:value="217500">
                <text:p>217500</text:p>
              </table:table-cell>
              <table:table-cell office:value-type="float" office:value="6815362">
                <text:p>68153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00">
                <text:p>218000</text:p>
              </table:table-cell>
              <table:table-cell office:value-type="float" office:value="19451557">
                <text:p>19451557</text:p>
              </table:table-cell>
              <table:table-cell office:value-type="float" office:value="218000">
                <text:p>218000</text:p>
              </table:table-cell>
              <table:table-cell office:value-type="float" office:value="12435585">
                <text:p>12435585</text:p>
              </table:table-cell>
              <table:table-cell office:value-type="float" office:value="218000">
                <text:p>218000</text:p>
              </table:table-cell>
              <table:table-cell office:value-type="float" office:value="8597902">
                <text:p>8597902</text:p>
              </table:table-cell>
              <table:table-cell office:value-type="float" office:value="218000">
                <text:p>218000</text:p>
              </table:table-cell>
              <table:table-cell office:value-type="float" office:value="6699371">
                <text:p>66993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00">
                <text:p>218500</text:p>
              </table:table-cell>
              <table:table-cell office:value-type="float" office:value="19382403">
                <text:p>19382403</text:p>
              </table:table-cell>
              <table:table-cell office:value-type="float" office:value="218500">
                <text:p>218500</text:p>
              </table:table-cell>
              <table:table-cell office:value-type="float" office:value="12245937">
                <text:p>12245937</text:p>
              </table:table-cell>
              <table:table-cell office:value-type="float" office:value="218500">
                <text:p>218500</text:p>
              </table:table-cell>
              <table:table-cell office:value-type="float" office:value="9973685">
                <text:p>9973685</text:p>
              </table:table-cell>
              <table:table-cell office:value-type="float" office:value="218500">
                <text:p>218500</text:p>
              </table:table-cell>
              <table:table-cell office:value-type="float" office:value="22679429">
                <text:p>226794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00">
                <text:p>219000</text:p>
              </table:table-cell>
              <table:table-cell office:value-type="float" office:value="19436491">
                <text:p>19436491</text:p>
              </table:table-cell>
              <table:table-cell office:value-type="float" office:value="219000">
                <text:p>219000</text:p>
              </table:table-cell>
              <table:table-cell office:value-type="float" office:value="12458493">
                <text:p>12458493</text:p>
              </table:table-cell>
              <table:table-cell office:value-type="float" office:value="219000">
                <text:p>219000</text:p>
              </table:table-cell>
              <table:table-cell office:value-type="float" office:value="7896118">
                <text:p>7896118</text:p>
              </table:table-cell>
              <table:table-cell office:value-type="float" office:value="219000">
                <text:p>219000</text:p>
              </table:table-cell>
              <table:table-cell office:value-type="float" office:value="8268399">
                <text:p>82683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00">
                <text:p>219500</text:p>
              </table:table-cell>
              <table:table-cell office:value-type="float" office:value="19311880">
                <text:p>19311880</text:p>
              </table:table-cell>
              <table:table-cell office:value-type="float" office:value="219500">
                <text:p>219500</text:p>
              </table:table-cell>
              <table:table-cell office:value-type="float" office:value="12719528">
                <text:p>12719528</text:p>
              </table:table-cell>
              <table:table-cell office:value-type="float" office:value="219500">
                <text:p>219500</text:p>
              </table:table-cell>
              <table:table-cell office:value-type="float" office:value="8798732">
                <text:p>8798732</text:p>
              </table:table-cell>
              <table:table-cell office:value-type="float" office:value="219500">
                <text:p>219500</text:p>
              </table:table-cell>
              <table:table-cell office:value-type="float" office:value="6672959">
                <text:p>66729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00">
                <text:p>220000</text:p>
              </table:table-cell>
              <table:table-cell office:value-type="float" office:value="19417520">
                <text:p>19417520</text:p>
              </table:table-cell>
              <table:table-cell office:value-type="float" office:value="220000">
                <text:p>220000</text:p>
              </table:table-cell>
              <table:table-cell office:value-type="float" office:value="12673275">
                <text:p>12673275</text:p>
              </table:table-cell>
              <table:table-cell office:value-type="float" office:value="220000">
                <text:p>220000</text:p>
              </table:table-cell>
              <table:table-cell office:value-type="float" office:value="8665805">
                <text:p>8665805</text:p>
              </table:table-cell>
              <table:table-cell office:value-type="float" office:value="220000">
                <text:p>220000</text:p>
              </table:table-cell>
              <table:table-cell office:value-type="float" office:value="6685929">
                <text:p>66859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00">
                <text:p>220500</text:p>
              </table:table-cell>
              <table:table-cell office:value-type="float" office:value="19058741">
                <text:p>19058741</text:p>
              </table:table-cell>
              <table:table-cell office:value-type="float" office:value="220500">
                <text:p>220500</text:p>
              </table:table-cell>
              <table:table-cell office:value-type="float" office:value="12453582">
                <text:p>12453582</text:p>
              </table:table-cell>
              <table:table-cell office:value-type="float" office:value="220500">
                <text:p>220500</text:p>
              </table:table-cell>
              <table:table-cell office:value-type="float" office:value="9206739">
                <text:p>9206739</text:p>
              </table:table-cell>
              <table:table-cell office:value-type="float" office:value="220500">
                <text:p>220500</text:p>
              </table:table-cell>
              <table:table-cell office:value-type="float" office:value="6831782">
                <text:p>68317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00">
                <text:p>221000</text:p>
              </table:table-cell>
              <table:table-cell office:value-type="float" office:value="19508246">
                <text:p>19508246</text:p>
              </table:table-cell>
              <table:table-cell office:value-type="float" office:value="221000">
                <text:p>221000</text:p>
              </table:table-cell>
              <table:table-cell office:value-type="float" office:value="13318735">
                <text:p>13318735</text:p>
              </table:table-cell>
              <table:table-cell office:value-type="float" office:value="221000">
                <text:p>221000</text:p>
              </table:table-cell>
              <table:table-cell office:value-type="float" office:value="8977048">
                <text:p>8977048</text:p>
              </table:table-cell>
              <table:table-cell office:value-type="float" office:value="221000">
                <text:p>221000</text:p>
              </table:table-cell>
              <table:table-cell office:value-type="float" office:value="8198667">
                <text:p>8198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00">
                <text:p>221500</text:p>
              </table:table-cell>
              <table:table-cell office:value-type="float" office:value="19484177">
                <text:p>19484177</text:p>
              </table:table-cell>
              <table:table-cell office:value-type="float" office:value="221500">
                <text:p>221500</text:p>
              </table:table-cell>
              <table:table-cell office:value-type="float" office:value="12355371">
                <text:p>12355371</text:p>
              </table:table-cell>
              <table:table-cell office:value-type="float" office:value="221500">
                <text:p>221500</text:p>
              </table:table-cell>
              <table:table-cell office:value-type="float" office:value="7872303">
                <text:p>7872303</text:p>
              </table:table-cell>
              <table:table-cell office:value-type="float" office:value="221500">
                <text:p>221500</text:p>
              </table:table-cell>
              <table:table-cell office:value-type="float" office:value="6650572">
                <text:p>66505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00">
                <text:p>222000</text:p>
              </table:table-cell>
              <table:table-cell office:value-type="float" office:value="19598903">
                <text:p>19598903</text:p>
              </table:table-cell>
              <table:table-cell office:value-type="float" office:value="222000">
                <text:p>222000</text:p>
              </table:table-cell>
              <table:table-cell office:value-type="float" office:value="12533276">
                <text:p>12533276</text:p>
              </table:table-cell>
              <table:table-cell office:value-type="float" office:value="222000">
                <text:p>222000</text:p>
              </table:table-cell>
              <table:table-cell office:value-type="float" office:value="9013443">
                <text:p>9013443</text:p>
              </table:table-cell>
              <table:table-cell office:value-type="float" office:value="222000">
                <text:p>222000</text:p>
              </table:table-cell>
              <table:table-cell office:value-type="float" office:value="6587806">
                <text:p>65878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00">
                <text:p>222500</text:p>
              </table:table-cell>
              <table:table-cell office:value-type="float" office:value="19550540">
                <text:p>19550540</text:p>
              </table:table-cell>
              <table:table-cell office:value-type="float" office:value="222500">
                <text:p>222500</text:p>
              </table:table-cell>
              <table:table-cell office:value-type="float" office:value="13026036">
                <text:p>13026036</text:p>
              </table:table-cell>
              <table:table-cell office:value-type="float" office:value="222500">
                <text:p>222500</text:p>
              </table:table-cell>
              <table:table-cell office:value-type="float" office:value="9325728">
                <text:p>9325728</text:p>
              </table:table-cell>
              <table:table-cell office:value-type="float" office:value="222500">
                <text:p>222500</text:p>
              </table:table-cell>
              <table:table-cell office:value-type="float" office:value="6964636">
                <text:p>69646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00">
                <text:p>223000</text:p>
              </table:table-cell>
              <table:table-cell office:value-type="float" office:value="19658304">
                <text:p>19658304</text:p>
              </table:table-cell>
              <table:table-cell office:value-type="float" office:value="223000">
                <text:p>223000</text:p>
              </table:table-cell>
              <table:table-cell office:value-type="float" office:value="13079009">
                <text:p>13079009</text:p>
              </table:table-cell>
              <table:table-cell office:value-type="float" office:value="223000">
                <text:p>223000</text:p>
              </table:table-cell>
              <table:table-cell office:value-type="float" office:value="8127128">
                <text:p>8127128</text:p>
              </table:table-cell>
              <table:table-cell office:value-type="float" office:value="223000">
                <text:p>223000</text:p>
              </table:table-cell>
              <table:table-cell office:value-type="float" office:value="6605215">
                <text:p>66052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00">
                <text:p>223500</text:p>
              </table:table-cell>
              <table:table-cell office:value-type="float" office:value="19789917">
                <text:p>19789917</text:p>
              </table:table-cell>
              <table:table-cell office:value-type="float" office:value="223500">
                <text:p>223500</text:p>
              </table:table-cell>
              <table:table-cell office:value-type="float" office:value="12776289">
                <text:p>12776289</text:p>
              </table:table-cell>
              <table:table-cell office:value-type="float" office:value="223500">
                <text:p>223500</text:p>
              </table:table-cell>
              <table:table-cell office:value-type="float" office:value="9603282">
                <text:p>9603282</text:p>
              </table:table-cell>
              <table:table-cell office:value-type="float" office:value="223500">
                <text:p>223500</text:p>
              </table:table-cell>
              <table:table-cell office:value-type="float" office:value="6393721">
                <text:p>63937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00">
                <text:p>224000</text:p>
              </table:table-cell>
              <table:table-cell office:value-type="float" office:value="19824660">
                <text:p>19824660</text:p>
              </table:table-cell>
              <table:table-cell office:value-type="float" office:value="224000">
                <text:p>224000</text:p>
              </table:table-cell>
              <table:table-cell office:value-type="float" office:value="12954690">
                <text:p>12954690</text:p>
              </table:table-cell>
              <table:table-cell office:value-type="float" office:value="224000">
                <text:p>224000</text:p>
              </table:table-cell>
              <table:table-cell office:value-type="float" office:value="9124839">
                <text:p>9124839</text:p>
              </table:table-cell>
              <table:table-cell office:value-type="float" office:value="224000">
                <text:p>224000</text:p>
              </table:table-cell>
              <table:table-cell office:value-type="float" office:value="6941687">
                <text:p>69416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00">
                <text:p>224500</text:p>
              </table:table-cell>
              <table:table-cell office:value-type="float" office:value="19905862">
                <text:p>19905862</text:p>
              </table:table-cell>
              <table:table-cell office:value-type="float" office:value="224500">
                <text:p>224500</text:p>
              </table:table-cell>
              <table:table-cell office:value-type="float" office:value="12922403">
                <text:p>12922403</text:p>
              </table:table-cell>
              <table:table-cell office:value-type="float" office:value="224500">
                <text:p>224500</text:p>
              </table:table-cell>
              <table:table-cell office:value-type="float" office:value="9496420">
                <text:p>9496420</text:p>
              </table:table-cell>
              <table:table-cell office:value-type="float" office:value="224500">
                <text:p>224500</text:p>
              </table:table-cell>
              <table:table-cell office:value-type="float" office:value="8022979">
                <text:p>80229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00">
                <text:p>225000</text:p>
              </table:table-cell>
              <table:table-cell office:value-type="float" office:value="19879537">
                <text:p>19879537</text:p>
              </table:table-cell>
              <table:table-cell office:value-type="float" office:value="225000">
                <text:p>225000</text:p>
              </table:table-cell>
              <table:table-cell office:value-type="float" office:value="13306116">
                <text:p>13306116</text:p>
              </table:table-cell>
              <table:table-cell office:value-type="float" office:value="225000">
                <text:p>225000</text:p>
              </table:table-cell>
              <table:table-cell office:value-type="float" office:value="9405690">
                <text:p>9405690</text:p>
              </table:table-cell>
              <table:table-cell office:value-type="float" office:value="225000">
                <text:p>225000</text:p>
              </table:table-cell>
              <table:table-cell office:value-type="float" office:value="6381410">
                <text:p>63814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00">
                <text:p>225500</text:p>
              </table:table-cell>
              <table:table-cell office:value-type="float" office:value="19808850">
                <text:p>19808850</text:p>
              </table:table-cell>
              <table:table-cell office:value-type="float" office:value="225500">
                <text:p>225500</text:p>
              </table:table-cell>
              <table:table-cell office:value-type="float" office:value="13338077">
                <text:p>13338077</text:p>
              </table:table-cell>
              <table:table-cell office:value-type="float" office:value="225500">
                <text:p>225500</text:p>
              </table:table-cell>
              <table:table-cell office:value-type="float" office:value="8119435">
                <text:p>8119435</text:p>
              </table:table-cell>
              <table:table-cell office:value-type="float" office:value="225500">
                <text:p>225500</text:p>
              </table:table-cell>
              <table:table-cell office:value-type="float" office:value="6869838">
                <text:p>68698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00">
                <text:p>226000</text:p>
              </table:table-cell>
              <table:table-cell office:value-type="float" office:value="19969966">
                <text:p>19969966</text:p>
              </table:table-cell>
              <table:table-cell office:value-type="float" office:value="226000">
                <text:p>226000</text:p>
              </table:table-cell>
              <table:table-cell office:value-type="float" office:value="13429613">
                <text:p>13429613</text:p>
              </table:table-cell>
              <table:table-cell office:value-type="float" office:value="226000">
                <text:p>226000</text:p>
              </table:table-cell>
              <table:table-cell office:value-type="float" office:value="9901999">
                <text:p>9901999</text:p>
              </table:table-cell>
              <table:table-cell office:value-type="float" office:value="226000">
                <text:p>226000</text:p>
              </table:table-cell>
              <table:table-cell office:value-type="float" office:value="6778535">
                <text:p>67785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00">
                <text:p>226500</text:p>
              </table:table-cell>
              <table:table-cell office:value-type="float" office:value="19960424">
                <text:p>19960424</text:p>
              </table:table-cell>
              <table:table-cell office:value-type="float" office:value="226500">
                <text:p>226500</text:p>
              </table:table-cell>
              <table:table-cell office:value-type="float" office:value="14088242">
                <text:p>14088242</text:p>
              </table:table-cell>
              <table:table-cell office:value-type="float" office:value="226500">
                <text:p>226500</text:p>
              </table:table-cell>
              <table:table-cell office:value-type="float" office:value="10739516">
                <text:p>10739516</text:p>
              </table:table-cell>
              <table:table-cell office:value-type="float" office:value="226500">
                <text:p>226500</text:p>
              </table:table-cell>
              <table:table-cell office:value-type="float" office:value="6715666">
                <text:p>67156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00">
                <text:p>227000</text:p>
              </table:table-cell>
              <table:table-cell office:value-type="float" office:value="19963977">
                <text:p>19963977</text:p>
              </table:table-cell>
              <table:table-cell office:value-type="float" office:value="227000">
                <text:p>227000</text:p>
              </table:table-cell>
              <table:table-cell office:value-type="float" office:value="12895446">
                <text:p>12895446</text:p>
              </table:table-cell>
              <table:table-cell office:value-type="float" office:value="227000">
                <text:p>227000</text:p>
              </table:table-cell>
              <table:table-cell office:value-type="float" office:value="11313537">
                <text:p>11313537</text:p>
              </table:table-cell>
              <table:table-cell office:value-type="float" office:value="227000">
                <text:p>227000</text:p>
              </table:table-cell>
              <table:table-cell office:value-type="float" office:value="6721399">
                <text:p>67213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00">
                <text:p>227500</text:p>
              </table:table-cell>
              <table:table-cell office:value-type="float" office:value="20066542">
                <text:p>20066542</text:p>
              </table:table-cell>
              <table:table-cell office:value-type="float" office:value="227500">
                <text:p>227500</text:p>
              </table:table-cell>
              <table:table-cell office:value-type="float" office:value="13229120">
                <text:p>13229120</text:p>
              </table:table-cell>
              <table:table-cell office:value-type="float" office:value="227500">
                <text:p>227500</text:p>
              </table:table-cell>
              <table:table-cell office:value-type="float" office:value="10657222">
                <text:p>10657222</text:p>
              </table:table-cell>
              <table:table-cell office:value-type="float" office:value="227500">
                <text:p>227500</text:p>
              </table:table-cell>
              <table:table-cell office:value-type="float" office:value="6625301">
                <text:p>66253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00">
                <text:p>228000</text:p>
              </table:table-cell>
              <table:table-cell office:value-type="float" office:value="20105652">
                <text:p>20105652</text:p>
              </table:table-cell>
              <table:table-cell office:value-type="float" office:value="228000">
                <text:p>228000</text:p>
              </table:table-cell>
              <table:table-cell office:value-type="float" office:value="13223620">
                <text:p>13223620</text:p>
              </table:table-cell>
              <table:table-cell office:value-type="float" office:value="228000">
                <text:p>228000</text:p>
              </table:table-cell>
              <table:table-cell office:value-type="float" office:value="11013278">
                <text:p>11013278</text:p>
              </table:table-cell>
              <table:table-cell office:value-type="float" office:value="228000">
                <text:p>228000</text:p>
              </table:table-cell>
              <table:table-cell office:value-type="float" office:value="7120449">
                <text:p>71204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00">
                <text:p>228500</text:p>
              </table:table-cell>
              <table:table-cell office:value-type="float" office:value="20005076">
                <text:p>20005076</text:p>
              </table:table-cell>
              <table:table-cell office:value-type="float" office:value="228500">
                <text:p>228500</text:p>
              </table:table-cell>
              <table:table-cell office:value-type="float" office:value="13005785">
                <text:p>13005785</text:p>
              </table:table-cell>
              <table:table-cell office:value-type="float" office:value="228500">
                <text:p>228500</text:p>
              </table:table-cell>
              <table:table-cell office:value-type="float" office:value="10701642">
                <text:p>10701642</text:p>
              </table:table-cell>
              <table:table-cell office:value-type="float" office:value="228500">
                <text:p>228500</text:p>
              </table:table-cell>
              <table:table-cell office:value-type="float" office:value="6511417">
                <text:p>65114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00">
                <text:p>229000</text:p>
              </table:table-cell>
              <table:table-cell office:value-type="float" office:value="20210134">
                <text:p>20210134</text:p>
              </table:table-cell>
              <table:table-cell office:value-type="float" office:value="229000">
                <text:p>229000</text:p>
              </table:table-cell>
              <table:table-cell office:value-type="float" office:value="13077911">
                <text:p>13077911</text:p>
              </table:table-cell>
              <table:table-cell office:value-type="float" office:value="229000">
                <text:p>229000</text:p>
              </table:table-cell>
              <table:table-cell office:value-type="float" office:value="10776491">
                <text:p>10776491</text:p>
              </table:table-cell>
              <table:table-cell office:value-type="float" office:value="229000">
                <text:p>229000</text:p>
              </table:table-cell>
              <table:table-cell office:value-type="float" office:value="6868689">
                <text:p>68686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00">
                <text:p>229500</text:p>
              </table:table-cell>
              <table:table-cell office:value-type="float" office:value="20106580">
                <text:p>20106580</text:p>
              </table:table-cell>
              <table:table-cell office:value-type="float" office:value="229500">
                <text:p>229500</text:p>
              </table:table-cell>
              <table:table-cell office:value-type="float" office:value="12997982">
                <text:p>12997982</text:p>
              </table:table-cell>
              <table:table-cell office:value-type="float" office:value="229500">
                <text:p>229500</text:p>
              </table:table-cell>
              <table:table-cell office:value-type="float" office:value="10894546">
                <text:p>10894546</text:p>
              </table:table-cell>
              <table:table-cell office:value-type="float" office:value="229500">
                <text:p>229500</text:p>
              </table:table-cell>
              <table:table-cell office:value-type="float" office:value="8111223">
                <text:p>81112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00">
                <text:p>230000</text:p>
              </table:table-cell>
              <table:table-cell office:value-type="float" office:value="20245682">
                <text:p>20245682</text:p>
              </table:table-cell>
              <table:table-cell office:value-type="float" office:value="230000">
                <text:p>230000</text:p>
              </table:table-cell>
              <table:table-cell office:value-type="float" office:value="13320658">
                <text:p>13320658</text:p>
              </table:table-cell>
              <table:table-cell office:value-type="float" office:value="230000">
                <text:p>230000</text:p>
              </table:table-cell>
              <table:table-cell office:value-type="float" office:value="10973951">
                <text:p>10973951</text:p>
              </table:table-cell>
              <table:table-cell office:value-type="float" office:value="230000">
                <text:p>230000</text:p>
              </table:table-cell>
              <table:table-cell office:value-type="float" office:value="7112001">
                <text:p>71120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00">
                <text:p>230500</text:p>
              </table:table-cell>
              <table:table-cell office:value-type="float" office:value="20272861">
                <text:p>20272861</text:p>
              </table:table-cell>
              <table:table-cell office:value-type="float" office:value="230500">
                <text:p>230500</text:p>
              </table:table-cell>
              <table:table-cell office:value-type="float" office:value="13336358">
                <text:p>13336358</text:p>
              </table:table-cell>
              <table:table-cell office:value-type="float" office:value="230500">
                <text:p>230500</text:p>
              </table:table-cell>
              <table:table-cell office:value-type="float" office:value="11113698">
                <text:p>11113698</text:p>
              </table:table-cell>
              <table:table-cell office:value-type="float" office:value="230500">
                <text:p>230500</text:p>
              </table:table-cell>
              <table:table-cell office:value-type="float" office:value="10924389">
                <text:p>109243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00">
                <text:p>231000</text:p>
              </table:table-cell>
              <table:table-cell office:value-type="float" office:value="20385624">
                <text:p>20385624</text:p>
              </table:table-cell>
              <table:table-cell office:value-type="float" office:value="231000">
                <text:p>231000</text:p>
              </table:table-cell>
              <table:table-cell office:value-type="float" office:value="13210231">
                <text:p>13210231</text:p>
              </table:table-cell>
              <table:table-cell office:value-type="float" office:value="231000">
                <text:p>231000</text:p>
              </table:table-cell>
              <table:table-cell office:value-type="float" office:value="11303462">
                <text:p>11303462</text:p>
              </table:table-cell>
              <table:table-cell office:value-type="float" office:value="231000">
                <text:p>231000</text:p>
              </table:table-cell>
              <table:table-cell office:value-type="float" office:value="15610017">
                <text:p>156100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00">
                <text:p>231500</text:p>
              </table:table-cell>
              <table:table-cell office:value-type="float" office:value="20362117">
                <text:p>20362117</text:p>
              </table:table-cell>
              <table:table-cell office:value-type="float" office:value="231500">
                <text:p>231500</text:p>
              </table:table-cell>
              <table:table-cell office:value-type="float" office:value="12800300">
                <text:p>12800300</text:p>
              </table:table-cell>
              <table:table-cell office:value-type="float" office:value="231500">
                <text:p>231500</text:p>
              </table:table-cell>
              <table:table-cell office:value-type="float" office:value="10894802">
                <text:p>10894802</text:p>
              </table:table-cell>
              <table:table-cell office:value-type="float" office:value="231500">
                <text:p>231500</text:p>
              </table:table-cell>
              <table:table-cell office:value-type="float" office:value="8821721">
                <text:p>88217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00">
                <text:p>232000</text:p>
              </table:table-cell>
              <table:table-cell office:value-type="float" office:value="20467736">
                <text:p>20467736</text:p>
              </table:table-cell>
              <table:table-cell office:value-type="float" office:value="232000">
                <text:p>232000</text:p>
              </table:table-cell>
              <table:table-cell office:value-type="float" office:value="13097910">
                <text:p>13097910</text:p>
              </table:table-cell>
              <table:table-cell office:value-type="float" office:value="232000">
                <text:p>232000</text:p>
              </table:table-cell>
              <table:table-cell office:value-type="float" office:value="11065435">
                <text:p>11065435</text:p>
              </table:table-cell>
              <table:table-cell office:value-type="float" office:value="232000">
                <text:p>232000</text:p>
              </table:table-cell>
              <table:table-cell office:value-type="float" office:value="16820221">
                <text:p>168202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00">
                <text:p>232500</text:p>
              </table:table-cell>
              <table:table-cell office:value-type="float" office:value="20377144">
                <text:p>20377144</text:p>
              </table:table-cell>
              <table:table-cell office:value-type="float" office:value="232500">
                <text:p>232500</text:p>
              </table:table-cell>
              <table:table-cell office:value-type="float" office:value="13238016">
                <text:p>13238016</text:p>
              </table:table-cell>
              <table:table-cell office:value-type="float" office:value="232500">
                <text:p>232500</text:p>
              </table:table-cell>
              <table:table-cell office:value-type="float" office:value="11005703">
                <text:p>11005703</text:p>
              </table:table-cell>
              <table:table-cell office:value-type="float" office:value="232500">
                <text:p>232500</text:p>
              </table:table-cell>
              <table:table-cell office:value-type="float" office:value="20477925">
                <text:p>204779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00">
                <text:p>233000</text:p>
              </table:table-cell>
              <table:table-cell office:value-type="float" office:value="20524079">
                <text:p>20524079</text:p>
              </table:table-cell>
              <table:table-cell office:value-type="float" office:value="233000">
                <text:p>233000</text:p>
              </table:table-cell>
              <table:table-cell office:value-type="float" office:value="13265280">
                <text:p>13265280</text:p>
              </table:table-cell>
              <table:table-cell office:value-type="float" office:value="233000">
                <text:p>233000</text:p>
              </table:table-cell>
              <table:table-cell office:value-type="float" office:value="11254295">
                <text:p>11254295</text:p>
              </table:table-cell>
              <table:table-cell office:value-type="float" office:value="233000">
                <text:p>233000</text:p>
              </table:table-cell>
              <table:table-cell office:value-type="float" office:value="10621393">
                <text:p>106213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00">
                <text:p>233500</text:p>
              </table:table-cell>
              <table:table-cell office:value-type="float" office:value="20549276">
                <text:p>20549276</text:p>
              </table:table-cell>
              <table:table-cell office:value-type="float" office:value="233500">
                <text:p>233500</text:p>
              </table:table-cell>
              <table:table-cell office:value-type="float" office:value="12900498">
                <text:p>12900498</text:p>
              </table:table-cell>
              <table:table-cell office:value-type="float" office:value="233500">
                <text:p>233500</text:p>
              </table:table-cell>
              <table:table-cell office:value-type="float" office:value="11000036">
                <text:p>11000036</text:p>
              </table:table-cell>
              <table:table-cell office:value-type="float" office:value="233500">
                <text:p>233500</text:p>
              </table:table-cell>
              <table:table-cell office:value-type="float" office:value="8547759">
                <text:p>85477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00">
                <text:p>234000</text:p>
              </table:table-cell>
              <table:table-cell office:value-type="float" office:value="20731324">
                <text:p>20731324</text:p>
              </table:table-cell>
              <table:table-cell office:value-type="float" office:value="234000">
                <text:p>234000</text:p>
              </table:table-cell>
              <table:table-cell office:value-type="float" office:value="13576854">
                <text:p>13576854</text:p>
              </table:table-cell>
              <table:table-cell office:value-type="float" office:value="234000">
                <text:p>234000</text:p>
              </table:table-cell>
              <table:table-cell office:value-type="float" office:value="10915730">
                <text:p>10915730</text:p>
              </table:table-cell>
              <table:table-cell office:value-type="float" office:value="234000">
                <text:p>234000</text:p>
              </table:table-cell>
              <table:table-cell office:value-type="float" office:value="6764969">
                <text:p>67649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00">
                <text:p>234500</text:p>
              </table:table-cell>
              <table:table-cell office:value-type="float" office:value="20675215">
                <text:p>20675215</text:p>
              </table:table-cell>
              <table:table-cell office:value-type="float" office:value="234500">
                <text:p>234500</text:p>
              </table:table-cell>
              <table:table-cell office:value-type="float" office:value="17435935">
                <text:p>17435935</text:p>
              </table:table-cell>
              <table:table-cell office:value-type="float" office:value="234500">
                <text:p>234500</text:p>
              </table:table-cell>
              <table:table-cell office:value-type="float" office:value="10557489">
                <text:p>10557489</text:p>
              </table:table-cell>
              <table:table-cell office:value-type="float" office:value="234500">
                <text:p>234500</text:p>
              </table:table-cell>
              <table:table-cell office:value-type="float" office:value="7793411">
                <text:p>77934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00">
                <text:p>235000</text:p>
              </table:table-cell>
              <table:table-cell office:value-type="float" office:value="20703882">
                <text:p>20703882</text:p>
              </table:table-cell>
              <table:table-cell office:value-type="float" office:value="235000">
                <text:p>235000</text:p>
              </table:table-cell>
              <table:table-cell office:value-type="float" office:value="16060375">
                <text:p>16060375</text:p>
              </table:table-cell>
              <table:table-cell office:value-type="float" office:value="235000">
                <text:p>235000</text:p>
              </table:table-cell>
              <table:table-cell office:value-type="float" office:value="10338953">
                <text:p>10338953</text:p>
              </table:table-cell>
              <table:table-cell office:value-type="float" office:value="235000">
                <text:p>235000</text:p>
              </table:table-cell>
              <table:table-cell office:value-type="float" office:value="6869323">
                <text:p>68693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00">
                <text:p>235500</text:p>
              </table:table-cell>
              <table:table-cell office:value-type="float" office:value="20917753">
                <text:p>20917753</text:p>
              </table:table-cell>
              <table:table-cell office:value-type="float" office:value="235500">
                <text:p>235500</text:p>
              </table:table-cell>
              <table:table-cell office:value-type="float" office:value="13360842">
                <text:p>13360842</text:p>
              </table:table-cell>
              <table:table-cell office:value-type="float" office:value="235500">
                <text:p>235500</text:p>
              </table:table-cell>
              <table:table-cell office:value-type="float" office:value="10426924">
                <text:p>10426924</text:p>
              </table:table-cell>
              <table:table-cell office:value-type="float" office:value="235500">
                <text:p>235500</text:p>
              </table:table-cell>
              <table:table-cell office:value-type="float" office:value="7162203">
                <text:p>71622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00">
                <text:p>236000</text:p>
              </table:table-cell>
              <table:table-cell office:value-type="float" office:value="20902765">
                <text:p>20902765</text:p>
              </table:table-cell>
              <table:table-cell office:value-type="float" office:value="236000">
                <text:p>236000</text:p>
              </table:table-cell>
              <table:table-cell office:value-type="float" office:value="13294475">
                <text:p>13294475</text:p>
              </table:table-cell>
              <table:table-cell office:value-type="float" office:value="236000">
                <text:p>236000</text:p>
              </table:table-cell>
              <table:table-cell office:value-type="float" office:value="10404161">
                <text:p>10404161</text:p>
              </table:table-cell>
              <table:table-cell office:value-type="float" office:value="236000">
                <text:p>236000</text:p>
              </table:table-cell>
              <table:table-cell office:value-type="float" office:value="6808580">
                <text:p>68085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00">
                <text:p>236500</text:p>
              </table:table-cell>
              <table:table-cell office:value-type="float" office:value="20893825">
                <text:p>20893825</text:p>
              </table:table-cell>
              <table:table-cell office:value-type="float" office:value="236500">
                <text:p>236500</text:p>
              </table:table-cell>
              <table:table-cell office:value-type="float" office:value="13584907">
                <text:p>13584907</text:p>
              </table:table-cell>
              <table:table-cell office:value-type="float" office:value="236500">
                <text:p>236500</text:p>
              </table:table-cell>
              <table:table-cell office:value-type="float" office:value="10163559">
                <text:p>10163559</text:p>
              </table:table-cell>
              <table:table-cell office:value-type="float" office:value="236500">
                <text:p>236500</text:p>
              </table:table-cell>
              <table:table-cell office:value-type="float" office:value="7503125">
                <text:p>75031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00">
                <text:p>237000</text:p>
              </table:table-cell>
              <table:table-cell office:value-type="float" office:value="21345567">
                <text:p>21345567</text:p>
              </table:table-cell>
              <table:table-cell office:value-type="float" office:value="237000">
                <text:p>237000</text:p>
              </table:table-cell>
              <table:table-cell office:value-type="float" office:value="13432043">
                <text:p>13432043</text:p>
              </table:table-cell>
              <table:table-cell office:value-type="float" office:value="237000">
                <text:p>237000</text:p>
              </table:table-cell>
              <table:table-cell office:value-type="float" office:value="11020054">
                <text:p>11020054</text:p>
              </table:table-cell>
              <table:table-cell office:value-type="float" office:value="237000">
                <text:p>237000</text:p>
              </table:table-cell>
              <table:table-cell office:value-type="float" office:value="7110991">
                <text:p>71109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00">
                <text:p>237500</text:p>
              </table:table-cell>
              <table:table-cell office:value-type="float" office:value="21220308">
                <text:p>21220308</text:p>
              </table:table-cell>
              <table:table-cell office:value-type="float" office:value="237500">
                <text:p>237500</text:p>
              </table:table-cell>
              <table:table-cell office:value-type="float" office:value="13211029">
                <text:p>13211029</text:p>
              </table:table-cell>
              <table:table-cell office:value-type="float" office:value="237500">
                <text:p>237500</text:p>
              </table:table-cell>
              <table:table-cell office:value-type="float" office:value="10088523">
                <text:p>10088523</text:p>
              </table:table-cell>
              <table:table-cell office:value-type="float" office:value="237500">
                <text:p>237500</text:p>
              </table:table-cell>
              <table:table-cell office:value-type="float" office:value="7502313">
                <text:p>7502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00">
                <text:p>238000</text:p>
              </table:table-cell>
              <table:table-cell office:value-type="float" office:value="21357772">
                <text:p>21357772</text:p>
              </table:table-cell>
              <table:table-cell office:value-type="float" office:value="238000">
                <text:p>238000</text:p>
              </table:table-cell>
              <table:table-cell office:value-type="float" office:value="13937610">
                <text:p>13937610</text:p>
              </table:table-cell>
              <table:table-cell office:value-type="float" office:value="238000">
                <text:p>238000</text:p>
              </table:table-cell>
              <table:table-cell office:value-type="float" office:value="9275357">
                <text:p>9275357</text:p>
              </table:table-cell>
              <table:table-cell office:value-type="float" office:value="238000">
                <text:p>238000</text:p>
              </table:table-cell>
              <table:table-cell office:value-type="float" office:value="7777802">
                <text:p>77778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00">
                <text:p>238500</text:p>
              </table:table-cell>
              <table:table-cell office:value-type="float" office:value="21220805">
                <text:p>21220805</text:p>
              </table:table-cell>
              <table:table-cell office:value-type="float" office:value="238500">
                <text:p>238500</text:p>
              </table:table-cell>
              <table:table-cell office:value-type="float" office:value="17967558">
                <text:p>17967558</text:p>
              </table:table-cell>
              <table:table-cell office:value-type="float" office:value="238500">
                <text:p>238500</text:p>
              </table:table-cell>
              <table:table-cell office:value-type="float" office:value="10345552">
                <text:p>10345552</text:p>
              </table:table-cell>
              <table:table-cell office:value-type="float" office:value="238500">
                <text:p>238500</text:p>
              </table:table-cell>
              <table:table-cell office:value-type="float" office:value="7708394">
                <text:p>77083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00">
                <text:p>239000</text:p>
              </table:table-cell>
              <table:table-cell office:value-type="float" office:value="21083043">
                <text:p>21083043</text:p>
              </table:table-cell>
              <table:table-cell office:value-type="float" office:value="239000">
                <text:p>239000</text:p>
              </table:table-cell>
              <table:table-cell office:value-type="float" office:value="14108487">
                <text:p>14108487</text:p>
              </table:table-cell>
              <table:table-cell office:value-type="float" office:value="239000">
                <text:p>239000</text:p>
              </table:table-cell>
              <table:table-cell office:value-type="float" office:value="10321342">
                <text:p>10321342</text:p>
              </table:table-cell>
              <table:table-cell office:value-type="float" office:value="239000">
                <text:p>239000</text:p>
              </table:table-cell>
              <table:table-cell office:value-type="float" office:value="6999457">
                <text:p>69994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00">
                <text:p>239500</text:p>
              </table:table-cell>
              <table:table-cell office:value-type="float" office:value="21278330">
                <text:p>21278330</text:p>
              </table:table-cell>
              <table:table-cell office:value-type="float" office:value="239500">
                <text:p>239500</text:p>
              </table:table-cell>
              <table:table-cell office:value-type="float" office:value="14110585">
                <text:p>14110585</text:p>
              </table:table-cell>
              <table:table-cell office:value-type="float" office:value="239500">
                <text:p>239500</text:p>
              </table:table-cell>
              <table:table-cell office:value-type="float" office:value="10437171">
                <text:p>10437171</text:p>
              </table:table-cell>
              <table:table-cell office:value-type="float" office:value="239500">
                <text:p>239500</text:p>
              </table:table-cell>
              <table:table-cell office:value-type="float" office:value="7487721">
                <text:p>74877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00">
                <text:p>240000</text:p>
              </table:table-cell>
              <table:table-cell office:value-type="float" office:value="21399297">
                <text:p>21399297</text:p>
              </table:table-cell>
              <table:table-cell office:value-type="float" office:value="240000">
                <text:p>240000</text:p>
              </table:table-cell>
              <table:table-cell office:value-type="float" office:value="13546271">
                <text:p>13546271</text:p>
              </table:table-cell>
              <table:table-cell office:value-type="float" office:value="240000">
                <text:p>240000</text:p>
              </table:table-cell>
              <table:table-cell office:value-type="float" office:value="10233253">
                <text:p>10233253</text:p>
              </table:table-cell>
              <table:table-cell office:value-type="float" office:value="240000">
                <text:p>240000</text:p>
              </table:table-cell>
              <table:table-cell office:value-type="float" office:value="7337608">
                <text:p>73376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00">
                <text:p>240500</text:p>
              </table:table-cell>
              <table:table-cell office:value-type="float" office:value="21420128">
                <text:p>21420128</text:p>
              </table:table-cell>
              <table:table-cell office:value-type="float" office:value="240500">
                <text:p>240500</text:p>
              </table:table-cell>
              <table:table-cell office:value-type="float" office:value="13719935">
                <text:p>13719935</text:p>
              </table:table-cell>
              <table:table-cell office:value-type="float" office:value="240500">
                <text:p>240500</text:p>
              </table:table-cell>
              <table:table-cell office:value-type="float" office:value="9376325">
                <text:p>9376325</text:p>
              </table:table-cell>
              <table:table-cell office:value-type="float" office:value="240500">
                <text:p>240500</text:p>
              </table:table-cell>
              <table:table-cell office:value-type="float" office:value="7463181">
                <text:p>74631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00">
                <text:p>241000</text:p>
              </table:table-cell>
              <table:table-cell office:value-type="float" office:value="21485364">
                <text:p>21485364</text:p>
              </table:table-cell>
              <table:table-cell office:value-type="float" office:value="241000">
                <text:p>241000</text:p>
              </table:table-cell>
              <table:table-cell office:value-type="float" office:value="14046277">
                <text:p>14046277</text:p>
              </table:table-cell>
              <table:table-cell office:value-type="float" office:value="241000">
                <text:p>241000</text:p>
              </table:table-cell>
              <table:table-cell office:value-type="float" office:value="9850165">
                <text:p>9850165</text:p>
              </table:table-cell>
              <table:table-cell office:value-type="float" office:value="241000">
                <text:p>241000</text:p>
              </table:table-cell>
              <table:table-cell office:value-type="float" office:value="7408345">
                <text:p>74083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00">
                <text:p>241500</text:p>
              </table:table-cell>
              <table:table-cell office:value-type="float" office:value="21561775">
                <text:p>21561775</text:p>
              </table:table-cell>
              <table:table-cell office:value-type="float" office:value="241500">
                <text:p>241500</text:p>
              </table:table-cell>
              <table:table-cell office:value-type="float" office:value="16649195">
                <text:p>16649195</text:p>
              </table:table-cell>
              <table:table-cell office:value-type="float" office:value="241500">
                <text:p>241500</text:p>
              </table:table-cell>
              <table:table-cell office:value-type="float" office:value="8896259">
                <text:p>8896259</text:p>
              </table:table-cell>
              <table:table-cell office:value-type="float" office:value="241500">
                <text:p>241500</text:p>
              </table:table-cell>
              <table:table-cell office:value-type="float" office:value="7707812">
                <text:p>77078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00">
                <text:p>242000</text:p>
              </table:table-cell>
              <table:table-cell office:value-type="float" office:value="21485242">
                <text:p>21485242</text:p>
              </table:table-cell>
              <table:table-cell office:value-type="float" office:value="242000">
                <text:p>242000</text:p>
              </table:table-cell>
              <table:table-cell office:value-type="float" office:value="17097354">
                <text:p>17097354</text:p>
              </table:table-cell>
              <table:table-cell office:value-type="float" office:value="242000">
                <text:p>242000</text:p>
              </table:table-cell>
              <table:table-cell office:value-type="float" office:value="9787387">
                <text:p>9787387</text:p>
              </table:table-cell>
              <table:table-cell office:value-type="float" office:value="242000">
                <text:p>242000</text:p>
              </table:table-cell>
              <table:table-cell office:value-type="float" office:value="9054119">
                <text:p>90541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00">
                <text:p>242500</text:p>
              </table:table-cell>
              <table:table-cell office:value-type="float" office:value="21788986">
                <text:p>21788986</text:p>
              </table:table-cell>
              <table:table-cell office:value-type="float" office:value="242500">
                <text:p>242500</text:p>
              </table:table-cell>
              <table:table-cell office:value-type="float" office:value="17431518">
                <text:p>17431518</text:p>
              </table:table-cell>
              <table:table-cell office:value-type="float" office:value="242500">
                <text:p>242500</text:p>
              </table:table-cell>
              <table:table-cell office:value-type="float" office:value="9903164">
                <text:p>9903164</text:p>
              </table:table-cell>
              <table:table-cell office:value-type="float" office:value="242500">
                <text:p>242500</text:p>
              </table:table-cell>
              <table:table-cell office:value-type="float" office:value="7769234">
                <text:p>77692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00">
                <text:p>243000</text:p>
              </table:table-cell>
              <table:table-cell office:value-type="float" office:value="21662606">
                <text:p>21662606</text:p>
              </table:table-cell>
              <table:table-cell office:value-type="float" office:value="243000">
                <text:p>243000</text:p>
              </table:table-cell>
              <table:table-cell office:value-type="float" office:value="14020186">
                <text:p>14020186</text:p>
              </table:table-cell>
              <table:table-cell office:value-type="float" office:value="243000">
                <text:p>243000</text:p>
              </table:table-cell>
              <table:table-cell office:value-type="float" office:value="9694829">
                <text:p>9694829</text:p>
              </table:table-cell>
              <table:table-cell office:value-type="float" office:value="243000">
                <text:p>243000</text:p>
              </table:table-cell>
              <table:table-cell office:value-type="float" office:value="7717595">
                <text:p>77175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00">
                <text:p>243500</text:p>
              </table:table-cell>
              <table:table-cell office:value-type="float" office:value="21674485">
                <text:p>21674485</text:p>
              </table:table-cell>
              <table:table-cell office:value-type="float" office:value="243500">
                <text:p>243500</text:p>
              </table:table-cell>
              <table:table-cell office:value-type="float" office:value="13570062">
                <text:p>13570062</text:p>
              </table:table-cell>
              <table:table-cell office:value-type="float" office:value="243500">
                <text:p>243500</text:p>
              </table:table-cell>
              <table:table-cell office:value-type="float" office:value="10508310">
                <text:p>10508310</text:p>
              </table:table-cell>
              <table:table-cell office:value-type="float" office:value="243500">
                <text:p>243500</text:p>
              </table:table-cell>
              <table:table-cell office:value-type="float" office:value="13934200">
                <text:p>139342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00">
                <text:p>244000</text:p>
              </table:table-cell>
              <table:table-cell office:value-type="float" office:value="21856074">
                <text:p>21856074</text:p>
              </table:table-cell>
              <table:table-cell office:value-type="float" office:value="244000">
                <text:p>244000</text:p>
              </table:table-cell>
              <table:table-cell office:value-type="float" office:value="13940473">
                <text:p>13940473</text:p>
              </table:table-cell>
              <table:table-cell office:value-type="float" office:value="244000">
                <text:p>244000</text:p>
              </table:table-cell>
              <table:table-cell office:value-type="float" office:value="9319645">
                <text:p>9319645</text:p>
              </table:table-cell>
              <table:table-cell office:value-type="float" office:value="244000">
                <text:p>244000</text:p>
              </table:table-cell>
              <table:table-cell office:value-type="float" office:value="8557855">
                <text:p>85578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00">
                <text:p>244500</text:p>
              </table:table-cell>
              <table:table-cell office:value-type="float" office:value="21732426">
                <text:p>21732426</text:p>
              </table:table-cell>
              <table:table-cell office:value-type="float" office:value="244500">
                <text:p>244500</text:p>
              </table:table-cell>
              <table:table-cell office:value-type="float" office:value="13646955">
                <text:p>13646955</text:p>
              </table:table-cell>
              <table:table-cell office:value-type="float" office:value="244500">
                <text:p>244500</text:p>
              </table:table-cell>
              <table:table-cell office:value-type="float" office:value="10125721">
                <text:p>10125721</text:p>
              </table:table-cell>
              <table:table-cell office:value-type="float" office:value="244500">
                <text:p>244500</text:p>
              </table:table-cell>
              <table:table-cell office:value-type="float" office:value="7812775">
                <text:p>7812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00">
                <text:p>245000</text:p>
              </table:table-cell>
              <table:table-cell office:value-type="float" office:value="21876908">
                <text:p>21876908</text:p>
              </table:table-cell>
              <table:table-cell office:value-type="float" office:value="245000">
                <text:p>245000</text:p>
              </table:table-cell>
              <table:table-cell office:value-type="float" office:value="13950942">
                <text:p>13950942</text:p>
              </table:table-cell>
              <table:table-cell office:value-type="float" office:value="245000">
                <text:p>245000</text:p>
              </table:table-cell>
              <table:table-cell office:value-type="float" office:value="8956538">
                <text:p>8956538</text:p>
              </table:table-cell>
              <table:table-cell office:value-type="float" office:value="245000">
                <text:p>245000</text:p>
              </table:table-cell>
              <table:table-cell office:value-type="float" office:value="7009890">
                <text:p>70098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00">
                <text:p>245500</text:p>
              </table:table-cell>
              <table:table-cell office:value-type="float" office:value="21884543">
                <text:p>21884543</text:p>
              </table:table-cell>
              <table:table-cell office:value-type="float" office:value="245500">
                <text:p>245500</text:p>
              </table:table-cell>
              <table:table-cell office:value-type="float" office:value="13852598">
                <text:p>13852598</text:p>
              </table:table-cell>
              <table:table-cell office:value-type="float" office:value="245500">
                <text:p>245500</text:p>
              </table:table-cell>
              <table:table-cell office:value-type="float" office:value="9865611">
                <text:p>9865611</text:p>
              </table:table-cell>
              <table:table-cell office:value-type="float" office:value="245500">
                <text:p>245500</text:p>
              </table:table-cell>
              <table:table-cell office:value-type="float" office:value="7177267">
                <text:p>71772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00">
                <text:p>246000</text:p>
              </table:table-cell>
              <table:table-cell office:value-type="float" office:value="22691314">
                <text:p>22691314</text:p>
              </table:table-cell>
              <table:table-cell office:value-type="float" office:value="246000">
                <text:p>246000</text:p>
              </table:table-cell>
              <table:table-cell office:value-type="float" office:value="15246654">
                <text:p>15246654</text:p>
              </table:table-cell>
              <table:table-cell office:value-type="float" office:value="246000">
                <text:p>246000</text:p>
              </table:table-cell>
              <table:table-cell office:value-type="float" office:value="10533154">
                <text:p>10533154</text:p>
              </table:table-cell>
              <table:table-cell office:value-type="float" office:value="246000">
                <text:p>246000</text:p>
              </table:table-cell>
              <table:table-cell office:value-type="float" office:value="8559746">
                <text:p>85597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00">
                <text:p>246500</text:p>
              </table:table-cell>
              <table:table-cell office:value-type="float" office:value="22729643">
                <text:p>22729643</text:p>
              </table:table-cell>
              <table:table-cell office:value-type="float" office:value="246500">
                <text:p>246500</text:p>
              </table:table-cell>
              <table:table-cell office:value-type="float" office:value="15196510">
                <text:p>15196510</text:p>
              </table:table-cell>
              <table:table-cell office:value-type="float" office:value="246500">
                <text:p>246500</text:p>
              </table:table-cell>
              <table:table-cell office:value-type="float" office:value="11820056">
                <text:p>11820056</text:p>
              </table:table-cell>
              <table:table-cell office:value-type="float" office:value="246500">
                <text:p>246500</text:p>
              </table:table-cell>
              <table:table-cell office:value-type="float" office:value="8061373">
                <text:p>80613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00">
                <text:p>247000</text:p>
              </table:table-cell>
              <table:table-cell office:value-type="float" office:value="22766205">
                <text:p>22766205</text:p>
              </table:table-cell>
              <table:table-cell office:value-type="float" office:value="247000">
                <text:p>247000</text:p>
              </table:table-cell>
              <table:table-cell office:value-type="float" office:value="15369785">
                <text:p>15369785</text:p>
              </table:table-cell>
              <table:table-cell office:value-type="float" office:value="247000">
                <text:p>247000</text:p>
              </table:table-cell>
              <table:table-cell office:value-type="float" office:value="11136617">
                <text:p>11136617</text:p>
              </table:table-cell>
              <table:table-cell office:value-type="float" office:value="247000">
                <text:p>247000</text:p>
              </table:table-cell>
              <table:table-cell office:value-type="float" office:value="7615967">
                <text:p>76159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00">
                <text:p>247500</text:p>
              </table:table-cell>
              <table:table-cell office:value-type="float" office:value="23161891">
                <text:p>23161891</text:p>
              </table:table-cell>
              <table:table-cell office:value-type="float" office:value="247500">
                <text:p>247500</text:p>
              </table:table-cell>
              <table:table-cell office:value-type="float" office:value="14682846">
                <text:p>14682846</text:p>
              </table:table-cell>
              <table:table-cell office:value-type="float" office:value="247500">
                <text:p>247500</text:p>
              </table:table-cell>
              <table:table-cell office:value-type="float" office:value="11724175">
                <text:p>11724175</text:p>
              </table:table-cell>
              <table:table-cell office:value-type="float" office:value="247500">
                <text:p>247500</text:p>
              </table:table-cell>
              <table:table-cell office:value-type="float" office:value="8049975">
                <text:p>80499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00">
                <text:p>248000</text:p>
              </table:table-cell>
              <table:table-cell office:value-type="float" office:value="23343468">
                <text:p>23343468</text:p>
              </table:table-cell>
              <table:table-cell office:value-type="float" office:value="248000">
                <text:p>248000</text:p>
              </table:table-cell>
              <table:table-cell office:value-type="float" office:value="14598637">
                <text:p>14598637</text:p>
              </table:table-cell>
              <table:table-cell office:value-type="float" office:value="248000">
                <text:p>248000</text:p>
              </table:table-cell>
              <table:table-cell office:value-type="float" office:value="11387257">
                <text:p>11387257</text:p>
              </table:table-cell>
              <table:table-cell office:value-type="float" office:value="248000">
                <text:p>248000</text:p>
              </table:table-cell>
              <table:table-cell office:value-type="float" office:value="8466674">
                <text:p>84666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00">
                <text:p>248500</text:p>
              </table:table-cell>
              <table:table-cell office:value-type="float" office:value="23133803">
                <text:p>23133803</text:p>
              </table:table-cell>
              <table:table-cell office:value-type="float" office:value="248500">
                <text:p>248500</text:p>
              </table:table-cell>
              <table:table-cell office:value-type="float" office:value="15133373">
                <text:p>15133373</text:p>
              </table:table-cell>
              <table:table-cell office:value-type="float" office:value="248500">
                <text:p>248500</text:p>
              </table:table-cell>
              <table:table-cell office:value-type="float" office:value="11714431">
                <text:p>11714431</text:p>
              </table:table-cell>
              <table:table-cell office:value-type="float" office:value="248500">
                <text:p>248500</text:p>
              </table:table-cell>
              <table:table-cell office:value-type="float" office:value="7950070">
                <text:p>79500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00">
                <text:p>249000</text:p>
              </table:table-cell>
              <table:table-cell office:value-type="float" office:value="22724678">
                <text:p>22724678</text:p>
              </table:table-cell>
              <table:table-cell office:value-type="float" office:value="249000">
                <text:p>249000</text:p>
              </table:table-cell>
              <table:table-cell office:value-type="float" office:value="14505458">
                <text:p>14505458</text:p>
              </table:table-cell>
              <table:table-cell office:value-type="float" office:value="249000">
                <text:p>249000</text:p>
              </table:table-cell>
              <table:table-cell office:value-type="float" office:value="11492204">
                <text:p>11492204</text:p>
              </table:table-cell>
              <table:table-cell office:value-type="float" office:value="249000">
                <text:p>249000</text:p>
              </table:table-cell>
              <table:table-cell office:value-type="float" office:value="8130811">
                <text:p>81308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00">
                <text:p>249500</text:p>
              </table:table-cell>
              <table:table-cell office:value-type="float" office:value="22782651">
                <text:p>22782651</text:p>
              </table:table-cell>
              <table:table-cell office:value-type="float" office:value="249500">
                <text:p>249500</text:p>
              </table:table-cell>
              <table:table-cell office:value-type="float" office:value="16107131">
                <text:p>16107131</text:p>
              </table:table-cell>
              <table:table-cell office:value-type="float" office:value="249500">
                <text:p>249500</text:p>
              </table:table-cell>
              <table:table-cell office:value-type="float" office:value="11674581">
                <text:p>11674581</text:p>
              </table:table-cell>
              <table:table-cell office:value-type="float" office:value="249500">
                <text:p>249500</text:p>
              </table:table-cell>
              <table:table-cell office:value-type="float" office:value="9345057">
                <text:p>9345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